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language="de" fo:country="DE"/>
    </style:style>
    <style:style style:name="P4" style:family="paragraph" style:parent-style-name="Standard">
      <style:text-properties fo:language="de" fo:country="DE" fo:font-style="normal" style:font-style-asian="normal" style:font-style-complex="normal"/>
    </style:style>
    <style:style style:name="P5"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fo:language="de" fo:country="DE"/>
    </style:style>
    <style:style style:name="T5" style:family="text">
      <style:text-properties fo:language="de" fo:country="DE" fo:font-style="normal" style:font-style-asian="normal" style:font-style-complex="normal"/>
    </style:style>
    <style:style style:name="T6" style:family="text">
      <style:text-properties fo:language="de" fo:country="DE"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edi Assassin 3 – The Return of the Queen </text:p>
      <text:p text:style-name="Standard"/>
      <text:p text:style-name="Standard">(Preface) </text:p>
      <text:p text:style-name="Standard"/>
      <text:p text:style-name="Standard">Hey everyone, were back again for another ass-whoopin epic from the chronicals of our favorite heroine. <text:s/>This story will be written more like a book, however the dialogue will be the same format to make sure you all can follow the story better, but all the actions will be in book format and not as it was previously written (video game style). <text:s/>So strap in and get ready since I know you are ready for more action and blood, get ready for one wild ride. <text:s/></text:p>
      <text:p text:style-name="Standard"/>
      <text:p text:style-name="Standard">- Introduction -</text:p>
      <text:p text:style-name="Standard"/>
      <text:p text:style-name="Standard">The Republic has fallen and the Galactic Empire has all but irradicated the Jedi and soon, will sieze control of the entire galaxy ushering in a new era of evil and darkness. <text:s/>In a frantic effort to save themselves from certain doom Clone War veteran Lawrence Typhon and Jedi Knight Ahsoka Tano defeated their would be assassins and escaped to the outer rims to form a resistance force. <text:s/>This force challenged Imperial armies and soon gained the notice of the maniacal Praetor Tiberius Flavius Lobo, Lobo sent an army after this rebellion and Tano and Typhon prevailed. <text:s/>The Rebels defeated the Imperial army and thus began the Great Servile War, the Imperial Senate then sent general after general to defeat this rebel army, with no luck. <text:s/>The Senate then tasked Grand Inquisitor Marcus Crassus to lead an army of worth against the rebellion and kill the leaders who have evaded capture for two years, after several skirmishes Marcus Crassus trapped the rebel army on the planet Cylipso. <text:s/>The rebel army would escape not without the loss of many soldiers and the disapearance of Ahsoka Tano, in the next months Typhon and the rebellion would duck and dodge the armies of Crassus. <text:s/>Tano returned to the rebel army, and they would gather the help of many additional leaders, until the rebels learned of an Imperial plot called the Lazarus Experiments, this required Ahsoka Tano to leave the rebel army in search of additional answers. <text:s/>The rebels would then be trapped once again by the armies of Crassus and this time it would cost the life of the rebels and their leader Typhon, with several leaders evading capture the Empire has given task to three new inquisitors to hunt down the rebels and squash their hopes of freedom. <text:s/>Ahsoka Tano yet lives and she has not heard the news of Typhon's death and will soon be faced with the same dialema, to save the galaxy from evil or to stand by and watch the world burn. <text:s/>Ahsoka Tano is the last hope for a galaxy at wa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CHAPTER 1 – The Call of Duty </text:p>
      <text:p text:style-name="Standard"/>
      <text:p text:style-name="Standard">- LOTHAL - </text:p>
      <text:p text:style-name="Standard"/>
      <text:p text:style-name="Standard">Ahsoka Tano has been away from the war for a few months now and she cannot sleep, she constantly sees the death of Spartacus playing over and over again in her head, she wakes up violently and draws a knife as she awakens. <text:s/>Ahsoka is sweating and gripping her knife and she says one word</text:p>
      <text:p text:style-name="Standard"/>
      <text:p text:style-name="Standard">Ahsoka: Spartacus</text:p>
      <text:p text:style-name="Standard"/>
      <text:p text:style-name="Standard">Ahsoka then throws off the sheets and sits on the side of her bed, she puts her hands in her head and then gets up and walks out onto a balcony, she watches the sun rise. <text:s/>Her hand begins to shake then she pulls out a blunt from her pajama pants pocket and pulls out a lighter, she fires up the blunt and then she takes a deep breath of the blunt, as she exhales the smoke, her hand stops convolsing and then Ahsoka walks over to a set of chairs and a table and sits down. <text:s/>Hera Syndulla walks out onto the balcony and walks over to Ahsoka</text:p>
      <text:p text:style-name="Standard"/>
      <text:p text:style-name="Standard">Hera: can't sleep?</text:p>
      <text:p text:style-name="Standard">Ahsoka: (shakes her head) no, (hits her blunt)</text:p>
      <text:p text:style-name="Standard">Hera: you had a nightmare?</text:p>
      <text:p text:style-name="Standard">Ahsoka: Jedi don't have nightmares, </text:p>
      <text:p text:style-name="Standard">Hera: I heard you crying</text:p>
      <text:p text:style-name="Standard"/>
      <text:p text:style-name="Standard">Ahsoka sighs and closes her eyes and then she hits her blunt again </text:p>
      <text:p text:style-name="Standard"/>
      <text:p text:style-name="Standard">Ahsoka: ok, look it's about....him</text:p>
      <text:p text:style-name="Standard">Hera: Spartacus</text:p>
      <text:p text:style-name="Standard">Ahsoka: yeah, every night I see the same thing, Spartacus in battle with Crassus, Spartacus is about to strike final blow and then just blood and he dies</text:p>
      <text:p text:style-name="Standard">Hera: the force has given you the gift of forsight</text:p>
      <text:p text:style-name="Standard">Ahsoka: it's not what I desire</text:p>
      <text:p text:style-name="Standard">Hera: We do not have that choice</text:p>
      <text:p text:style-name="Standard">Ahsoka: (stands up and tosses her roach) there is always a choice </text:p>
      <text:p text:style-name="Standard"/>
      <text:p text:style-name="Standard">Ahsoka walks away and goes back inside, she takes a shower and then she goes into the control room of this house and she meets with Kanan Jarrus and Hera, they are drinking coffee and Kanan has his hand on Hera's ass</text:p>
      <text:p text:style-name="Standard"/>
      <text:p text:style-name="Standard">Ahsoka: am I inturrupting something </text:p>
      <text:p text:style-name="Standard">Kanan: (quickly moves his hand away) shit, I didn't know you were there</text:p>
      <text:p text:style-name="Standard">Ahsoka: i'm sure, what's the plan</text:p>
      <text:p text:style-name="Standard">Hera: you tell me, with the Inquisitor defeated we do not have any current enemies</text:p>
      <text:p text:style-name="Standard">Ahsoka: so were done?</text:p>
      <text:p text:style-name="Standard">Kanan: no, we are not done until the galaxy is free</text:p>
      <text:p text:style-name="Standard">Ahsoka: well yeah, but what of Spartacus and his rebels, I must return to them</text:p>
      <text:p text:style-name="Standard">Hera: they can wait, they have faired fine without your presence</text:p>
      <text:p text:style-name="Standard">Ahsoka: my dreams say otherwise </text:p>
      <text:p text:style-name="Standard"><text:soft-page-break/>Kanan: their just dreams Ahsoka, you cannot think them reality</text:p>
      <text:p text:style-name="Standard">Ahsoka: they are as clear as see you</text:p>
      <text:p text:style-name="Standard">Kanan: I heard your Dominus had such visions,</text:p>
      <text:p text:style-name="Standard">Ahsoka: you have no idea Kanan</text:p>
      <text:p text:style-name="Standard">Hera: let us cool our heads </text:p>
      <text:p text:style-name="Standard">Ahsoka: I must know the truth, and see if he yet lives </text:p>
      <text:p text:style-name="Standard">Kanan: I cannot keep you from someone you love, it would not be right </text:p>
      <text:p text:style-name="Standard">Hera: go, find the answers you seek and return to us soon</text:p>
      <text:p text:style-name="Standard">Ahsoka: I will not be long </text:p>
      <text:p text:style-name="Standard"/>
      <text:p text:style-name="Standard">Ahsoka leaves the room and heads for her starship Kanan and Hera watch on as Ahsoka leaves the villa in search of Spartacus and his rebels</text:p>
      <text:p text:style-name="Standard"/>
      <text:p text:style-name="Standard">Kanan: what the hell is up with her </text:p>
      <text:p text:style-name="Standard">Hera: im sure its the drug, she's still coming to terms with it </text:p>
      <text:p text:style-name="Standard">Kanan: she should lay off the weed, it clouds the mind </text:p>
      <text:p text:style-name="Standard">Hera: she will be back soon, then we can pull intervention</text:p>
      <text:p text:style-name="Standard">Kanan: let her take her time, I would like all the time in the world with you alone </text:p>
      <text:p text:style-name="Standard"/>
      <text:p text:style-name="Standard">Kanan and Hera then go back to their room for.....yeah. <text:s text:c="2"/></text:p>
      <text:p text:style-name="Standard"/>
      <text:p text:style-name="Standard"/>
      <text:p text:style-name="Standard"><text:s/>- KIROS – IMPERIAL BLOCKADE – SPACE - </text:p>
      <text:p text:style-name="Standard"/>
      <text:p text:style-name="Standard"/>
      <text:p text:style-name="Standard">Ahsoka is traveling through space in her green painted A-wing fighter, she flies past a few planets and then she soon reaches a blockade. <text:s/>Two star destroyers lined up blocking off the trade route that Ahsoka was following, she takes a deep breath and heads for the nearest star destroyer and then she gets attacked by a few TIE fighters. <text:s/>Ahsoka evades the attacks and then she does a barrel roll and then lands in the Star destroyer's hangar, she leaps out of her cockpit and then draws two white lightsabers. <text:s/>She then kills the two troopers closest to her with one strike each, then she dives under the next trooper's legs and then grabs his arm controlling his gun, she uses the trooper as a human shield. <text:s/>Ahsoka kills three more troopers, then she throws the dead trooper down and the stormtrooper goes down like a rag-doll. <text:s/>With the stormtroopers dead, Ahsoka turns her sabers off and then moves up the ramp at the back of the room. <text:s/>She goes through the door and two stormtroopers run to face her, the troopers shoot at her. <text:s/>Ahsoka draws her lightsabers and she blocks their shots killing them both, then Ahsoka runs forward down towards the elevator. <text:s/>Then a Dark Trooper walks up behind Ahsoka and then draws a darksaber, Ahsoka turns around the gets into a fighting stance, the trooper attacks and swings at Ahsoka, she dodge all the attacks, after three swings, Ahsoka ducks and then slashes the trooper in the gut. <text:s/>The Dark trooper falls to his knees then Ahsoka turns around and rams her lightsaber into the troopers neck, killing him. <text:s/>She then enters the elevator then hits the button to go to the top floor, one the elevator hits the top floor, Ahsoka senses that there are two troopers outside the door, she turns off her weapons and waits for the doors to open. <text:s/>Once they open Ahsoka walks in between the two troopers and puts her sabers on the troopers heads and turns them on, killing them both, she then walks through the next set of doors and she sees all the officers, they do not notice her, she then turns on one saber and throws it across the room killing every officer excpet the highest ranking one. <text:s/></text:p>
      <text:p text:style-name="Standard"><text:soft-page-break/></text:p>
      <text:p text:style-name="Standard">Officer: Shit, how did you get past the fucking guards</text:p>
      <text:p text:style-name="Standard">Ahsoka: I flew in, killed your guards and now we stand here</text:p>
      <text:p text:style-name="Standard">Officer: this will not stand Jedi, Lord Vader will have you killed </text:p>
      <text:p text:style-name="Standard">Ahsoka: Lord Vader does not even know I'm alive, </text:p>
      <text:p text:style-name="Standard">Officer: if you let me live, I will be sure not to speek of our encounter</text:p>
      <text:p text:style-name="Standard">Ahsoka: what stands your name </text:p>
      <text:p text:style-name="Standard">Officer: Sejanus Castor</text:p>
      <text:p text:style-name="Standard">Ahsoka: Sejanus, were you present on Kiros </text:p>
      <text:p text:style-name="Standard">Sejanus: I was, in the battle </text:p>
      <text:p text:style-name="Standard">Ahsoka: (laughs) yeah </text:p>
      <text:p text:style-name="Standard"/>
      <text:p text:style-name="Standard">Ahsoka draws her pistol and shoots Sejanus in the head, she then walks out of the bridge room and then she enters her A-wing and then flys under the star destroyer and moves past the blockade. <text:s/></text:p>
      <text:p text:style-name="Standard"/>
      <text:p text:style-name="Standard"/>
      <text:p text:style-name="Standard"><text:s/>- KIROS – FIELD OF THE DAMNED – DAY - </text:p>
      <text:p text:style-name="Standard"/>
      <text:p text:style-name="Standard"/>
      <text:p text:style-name="Standard">Soon she reaches Kiros and then she enters the atmosphere and lands on an open plain of land, she travels through a forest and sees a few spears and wooden shields on the forest floor. <text:s/>Ahsoka exits the forest by walking up a hill to the edge of the tree line, this hill she climbs produces an open look over a large dirt field with a red tint to the ground. <text:s/>She walks down to this dirt field and then she looks and sees another hill, she climbs up on this hill and it is the same hill in which Spartacus and Crassus fought their final battle. <text:s/>Ahsoka then kneels on the ground and grabs a handfull of dirt, she lets the dirt slip through her fingers, then she turns around and sees the horrors of war. <text:s/>She witnesses the hundreds of crucified rebels lining the road leading up to the capital city the bodies are rotting and are being picked at by the birds. <text:s/>Ahsoka follows the road, covering her nose and mouth due to the stench of dead bodies, this road leads to a fork one path leads to the capital city the other to a large grave sight with a large stone at the back, both roads are lined with the cricufied rebels. <text:s/>Ahsoka goes to the grave yard and then she walks to the largest stone, then she sees what name lies on the grave stone</text:p>
      <text:p text:style-name="Standard"/>
      <text:p text:style-name="Standard">HIC QUIESCVS SPARTACVS</text:p>
      <text:p text:style-name="Standard"/>
      <text:p text:style-name="Standard">DEUS INTER HOMINIS</text:p>
      <text:p text:style-name="Standard"/>
      <text:p text:style-name="Standard">D. XXXIII</text:p>
      <text:p text:style-name="Standard"/>
      <text:p text:style-name="Standard">Ahsoka drops to her knees at the sight of Spartacus' grave she begins to weep, she begins to smack the stone with the bottom of her fists and it begins to crack from her strength, then she stops and is continuing to cry. <text:s/>As she is lost in an emotional rage, a squad of stormtroopers walks up behind her but none of them do anything they just stand and watch Ahsoka mourning Spartacus' death. <text:s/>Then one trooper takes off his helmet, it's Troy Kalmowicz</text:p>
      <text:p text:style-name="Standard"/>
      <text:p text:style-name="Standard">Kalmowicz: Ahsoka? </text:p>
      <text:p text:style-name="Standard">Ahsoka: (stands up and turns around, she wipes her eyes) Kal-Kalmowicz</text:p>
      <text:p text:style-name="Standard">Kalmowicz: damn glad to see you alive (they do the Spartacus handshake)</text:p>
      <text:p text:style-name="Standard"><text:soft-page-break/>Ahsoka: your a man of the empire now?</text:p>
      <text:p text:style-name="Standard">Kalmowicz: nah, I stole these from troopers we killed, </text:p>
      <text:p text:style-name="Standard">Ahsoka: you survived the battle against Crassus?</text:p>
      <text:p text:style-name="Standard">Kalmowicz: barely but yes, we escaped with our lives, me and Renner are the last of us left</text:p>
      <text:p text:style-name="Standard">Ahsoka: where is Renner?</text:p>
      <text:p text:style-name="Standard"/>
      <text:p text:style-name="Standard">A Rylothian male in classic rebel garb walks up holding a darksaber and he sees Ahsoka</text:p>
      <text:p text:style-name="Standard"/>
      <text:p text:style-name="Standard">Renner: Ahsoka fucking Tano</text:p>
      <text:p text:style-name="Standard">Ahsoka: hello Renner, it lifts spirit to see you two still alive </text:p>
      <text:p text:style-name="Standard">Kalmowicz: come with us, we have a lot to talk about</text:p>
      <text:p text:style-name="Standard"/>
      <text:p text:style-name="Standard"/>
      <text:p text:style-name="Standard"><text:s/>- KIROS – REBEL BASE – DAY - </text:p>
      <text:p text:style-name="Standard"/>
      <text:p text:style-name="Standard"/>
      <text:p text:style-name="Standard">The rebels go into the mountains and into a network of caves, then they get to the main hall, this room is decked out with all prime technology, and top grade weapons</text:p>
      <text:p text:style-name="Standard"/>
      <text:p text:style-name="Standard">Ahsoka: you two have been busy</text:p>
      <text:p text:style-name="Standard">Renner: yeah getting busy with the sluts of this planet, it's the best feeling on my cock (1)</text:p>
      <text:p text:style-name="Standard">Ahsoka: and yep, were back </text:p>
      <text:p text:style-name="Standard">Renner: oh, I never left, ya see me and Kalmo have been experiencing the nightlife here in Kiros</text:p>
      <text:p text:style-name="Standard">Kalmowicz: Renner what the shit, </text:p>
      <text:p text:style-name="Standard">Ahsoka: we can talk whore stories later, how many men to you have under you</text:p>
      <text:p text:style-name="Standard">Kalmowicz: none only women (Renner and Kalmowicz high five while laughing)</text:p>
      <text:p text:style-name="Standard">Ahsoka: ok, (laughs) that was good, but no seriously</text:p>
      <text:p text:style-name="Standard">Renner: we have about 20 soldiers from Spartacus army, maybe more are scattered, but the Imperial's partols are threatening to cut off our supplies</text:p>
      <text:p text:style-name="Standard">Ahsoka: I knocked off half the blockade on the way onto the planet, im sure we can take out the rest</text:p>
      <text:p text:style-name="Standard">Kalmowicz: it's not that simple </text:p>
      <text:p text:style-name="Standard">Ahsoka: what's the complication</text:p>
      <text:p text:style-name="Standard">Kalmowicz: well your starship is the only one we have,</text:p>
      <text:p text:style-name="Standard">Renner: and were not squishing in there, the last time I was packed into a small space, it was an orgy</text:p>
      <text:p text:style-name="Standard">Ahsoka: when were you in an orgy</text:p>
      <text:p text:style-name="Standard">Kalmowicz: last week, these hoes are ridiculous</text:p>
      <text:p text:style-name="Standard">Ahsoka: enough about the whores, if you guys don't have a plan, then I have to do all the work</text:p>
      <text:p text:style-name="Standard">Renner: sounds good to me </text:p>
      <text:p text:style-name="Standard">Ahsoka: (under her breath) fuck</text:p>
      <text:p text:style-name="Standard">Kalmowicz: hey, Sokes you got any blunts </text:p>
      <text:p text:style-name="Standard">Ahsoka: yeah (tosses Kalmowicz a blunt) </text:p>
      <text:p text:style-name="Standard">Kalmowicz: awe yeah (he breaks open the blunt and begins to roll up, but he fucks it up)</text:p>
      <text:p text:style-name="Standard">Ahsoka: damn it Kalmo, </text:p>
      <text:p text:style-name="Standard"/>
      <text:p text:style-name="Standard">Ahsoka takes the blunt out of Kalmowicz' hand and rolls the blunt herself, she finishes the blunt and then lights it up. <text:s/>Ahsoka removes her gauntlets and rubs her hands. <text:s/></text:p>
      <text:p text:style-name="Standard"/>
      <text:p text:style-name="Standard"><text:soft-page-break/>Kalmowicz: (looks at Ahsoka's hand as she is smoking, her hand has white streaks on it) the fuck happened to you</text:p>
      <text:p text:style-name="Standard">Ahsoka: well if you must know, the Lazarus has it's side effects</text:p>
      <text:p text:style-name="Standard">Renner: you mean that fucked up drug the Empire has, I thought they gave up on it</text:p>
      <text:p text:style-name="Standard">Ahsoka: I found all the information we need, if only <text:span text:style-name="T1">he</text:span> was still among us </text:p>
      <text:p text:style-name="Standard">Renner: we all wish that, yet it cannot be so</text:p>
      <text:p text:style-name="Standard">Ahsoka: do you guys have anything that would be useful?</text:p>
      <text:p text:style-name="Standard">Kalmowicz: we have the names of the three men who killed Spartacus</text:p>
      <text:p text:style-name="Standard">Ahsoka: and their names?</text:p>
      <text:p text:style-name="Standard">Kalmowicz: Sejanus, Lakatos, and Secundus </text:p>
      <text:p text:style-name="Standard">Ahsoka: Sejanus is dead</text:p>
      <text:p text:style-name="Standard">Renner: are you sure</text:p>
      <text:p text:style-name="Standard">Ahsoka: he was heading the blockade, I severed that claim</text:p>
      <text:p text:style-name="Standard">Renner: well good looks then, we have Lakatos and Secundus to deal with</text:p>
      <text:p text:style-name="Standard">Ahsoka: they remain on this planet?</text:p>
      <text:p text:style-name="Standard">Kalmowicz: they have been here as long as we have, they're hunting us </text:p>
      <text:p text:style-name="Standard">Ahsoka: i'll deal with them </text:p>
      <text:p text:style-name="Standard">Renner: you, alone, are you sure you want to do this, for us?</text:p>
      <text:p text:style-name="Standard">Ahsoka: you mistake intent, you two are higher than Snoop Dogg on 4/20, i'll take down these inquisitors and get us off this planet </text:p>
      <text:p text:style-name="Standard">Kalmowicz: im all for it </text:p>
      <text:p text:style-name="Standard">Ahsoka: just don't smoke all my weed while I'm gone </text:p>
      <text:p text:style-name="Standard">Renner: the thought never crossed mind </text:p>
      <text:p text:style-name="Standard">Ahsok: yeah, I bet</text:p>
      <text:p text:style-name="Standard"/>
      <text:p text:style-name="Standard">Ahsoka puts her gauntlets back on and exits the caves. <text:s/>She then is greeted by a ghost, it is the ghost of Spartacus.</text:p>
      <text:p text:style-name="Standard"/>
      <text:p text:style-name="Standard">Spartacus: I see you fair well</text:p>
      <text:p text:style-name="Standard">Ahsoka: not without you, it's been hard these last few days, </text:p>
      <text:p text:style-name="Standard">Spartacus: you did what needed to be done, to survive</text:p>
      <text:p text:style-name="Standard">Ahsoka: at the cost of your life, I failed you Spartacus</text:p>
      <text:p text:style-name="Standard">Spartacus: you did nothing of the sort, you survived, something I would wish that you continue</text:p>
      <text:p text:style-name="Standard">Ahsoka: I have a chance to avenge your death, I found the imperial fucks who took your life</text:p>
      <text:p text:style-name="Standard">Spartacus: such are the ways of the Jedi?</text:p>
      <text:p text:style-name="Standard">Ahsoka: you know those rules no longer apply </text:p>
      <text:p text:style-name="Standard">Spartacus: I know that first hand </text:p>
      <text:p text:style-name="Standard">Ahsoka: this is my fight now, they started it when they took your life</text:p>
      <text:p text:style-name="Standard">Spartacus: I can hardley contest that belief</text:p>
      <text:p text:style-name="Standard">Ahsoka: you need to help me, you defeated Vader once, you can teach me how to beat him</text:p>
      <text:p text:style-name="Standard">Spartacus: I used a power, I did not know how to control, now it is able to be passed down, I will teach you how to harness the Wrath of the Gods </text:p>
      <text:p text:style-name="Standard">Ahsoka: and with it we shall see an end to the empire, once and for all</text:p>
      <text:p text:style-name="Standard">Spartacus: happy hunting </text:p>
      <text:p text:style-name="Standard"/>
      <text:p text:style-name="Standard"/>
      <text:p text:style-name="Standard">- KIROS – FIELD OF THE DAMNED – DUSK - </text:p>
      <text:p text:style-name="Standard"><text:soft-page-break/></text:p>
      <text:p text:style-name="Standard"/>
      <text:p text:style-name="Standard">Spartacus' ghost disappears and Ahsoka runs out into the fields of Kiros and looks around for Imperial Patrols, there is one that catches her eyes, a squad of ten troopers being led by a leader in Roman style armor. <text:s/>Ahsoka runs down the him and takes on this paltoon of troopers, the first two are cut down by her sabers and then Ahsoka blocks two more shots killing two more troopers, then she spins around and hacks a trooper's head off. <text:s/>With half the platoon gone, the officer sends the five men after Ahsoka and she takes tham all out with ease, she ducks under two of the stormtroopers and cuts of their legs, she then stabs them while these troopers are on the ground. <text:s/>Then the remaining three run away in fear, then the officer draws a red lightsaber </text:p>
      <text:p text:style-name="Standard"/>
      <text:p text:style-name="Standard">Officer: JEDI!</text:p>
      <text:p text:style-name="Standard"/>
      <text:p text:style-name="Standard">Ahsoka and this offcer clash weapons for a moment and then the officer breaks the scilence </text:p>
      <text:p text:style-name="Standard"/>
      <text:p text:style-name="Standard">Lakatos: they call me Lakatos the Lucky, seems to me im getting lucky right now </text:p>
      <text:p text:style-name="Standard"/>
      <text:p text:style-name="Standard">Ahsoka breaks out of the clash and the two begin to fight, Ahsoka blocks all of Lakatos' attacks and then she elbows him in the jaw backing him up. <text:s/>Lakatos checks his lip for blood, he is bleeding Lakatos laughs and charges at Ahsoka, Ahsoka dodges the first two attacks and blocks the third, then she strikes Lakatos with a slash to the arm and he jumps back. <text:s/>Lakatos screams and then he runs at Ahsoka yet again, this time Ahsoka jumps into the air, hurdleing Lakatos and stabing her lightsaber into his shoulder. <text:s/>Ahsoka hits the ground, rolls, and gets back on her feet, Lakatos takes a few steps and then he falls to his knees and then he dies. <text:s/>Ahsoka walks over to the Lakatos' body and takes his lightsaber, she holsters her weapons and puts the red lightsaber in her pocket, then Ahsoka opens up a little red book and she crosses off a name, only one name remains, Secudus. <text:s/>Ahsoka closes her book and then she walks back to the caves where the rebels are hiding, the cave is hotboxed and Ahsoka's weed bag is open on the table, there is one nug left, she then sits down on the only couch of the caves and begins to roll a blunt, Kalmowicz walks into the room</text:p>
      <text:p text:style-name="Standard"/>
      <text:p text:style-name="Standard"/>
      <text:p text:style-name="Standard"><text:s/>- KIROS – REBEL BASE – NIGHT - </text:p>
      <text:p text:style-name="Standard"/>
      <text:p text:style-name="Standard"/>
      <text:p text:style-name="Standard">Kalmowicz: can I smoke with you?</text:p>
      <text:p text:style-name="Standard">Ahsoka: what happened to the rest of it</text:p>
      <text:p text:style-name="Standard">Kalmowicz: you know Renner</text:p>
      <text:p text:style-name="Standard">Ahsoka: I know Renner will say the same thing (mocking Renner) “you know Kalmo”</text:p>
      <text:p text:style-name="Standard">Kalmowicz: (laughs) yeah, he would say that, hey I have a question </text:p>
      <text:p text:style-name="Standard">Ahsoka: and I have an answer</text:p>
      <text:p text:style-name="Standard">Kalmowicz: can me and Renner get our cocks (2) wet tonight, we really deserve it </text:p>
      <text:p text:style-name="Standard">Ahsoka: (puts her head in her hands) ok first off, gross, and second I'm not sucking you off Kalmowicz, how long must you know me to see that i'm not that type of girl</text:p>
      <text:p text:style-name="Standard">Kalmowicz: it was worth a try</text:p>
      <text:p text:style-name="Standard">Ahsoka: your so full of shit</text:p>
      <text:p text:style-name="Standard">Kalmowicz: and don't flatter yourself sister, me and Renner are for wine and Whores</text:p>
      <text:p text:style-name="Standard">Ahsoka: the classic combination</text:p>
      <text:p text:style-name="Standard"><text:soft-page-break/>Kalmowicz: so what do you say, can we have some shore leave</text:p>
      <text:p text:style-name="Standard">Ahsoka: stick to the shadows, and stay out of sight </text:p>
      <text:p text:style-name="Standard">Kalmowicz: I got it, I got it</text:p>
      <text:p text:style-name="Standard">Ahsoka: here (tosses him Lakatos' Lightsaber)</text:p>
      <text:p text:style-name="Standard">Kalmowicz: the fuck is this</text:p>
      <text:p text:style-name="Standard">Ahsoka: a new weapon, so I don't have to rescue you guys </text:p>
      <text:p text:style-name="Standard">Kalmowicz: that wont be necessary</text:p>
      <text:p text:style-name="Standard">Ahsoka: have fun</text:p>
      <text:p text:style-name="Standard"/>
      <text:p text:style-name="Standard">Kalmowicz leave the caves with Renner for a night on the town, Ahsoka then continues to sit down and work on the next plan, finding Secundus, she is looking through papers and smoking a blunt. <text:s/>Then a random rebel walks up to Ahsoka</text:p>
      <text:p text:style-name="Standard"/>
      <text:p text:style-name="Standard">Rebel: were going to get some food from the market, what should we pick you up</text:p>
      <text:p text:style-name="Standard">Ahsoka: i'm ok, i'm not hungry (hits the blunt)</text:p>
      <text:p text:style-name="Standard">Rebel: are you sure?</text:p>
      <text:p text:style-name="Standard">Ahsoka: yeah im good, I need to get back to work, it seems i'm the only one trying to stay alive </text:p>
      <text:p text:style-name="Standard"/>
      <text:p text:style-name="Standard">The rebel soldier leaves Ahsoka alone and Ahsoka continues to look over maps and other documents pretaining to the imperial presence on the planet, as soon as Ahsoka closes a file, Kalmowicz and Renner come in drunk as fuck and rowdy, they both have two Togruta women on their arms and they instantly begin their antics</text:p>
      <text:p text:style-name="Standard"/>
      <text:p text:style-name="Standard">Renner: hey Ahsoka! Clear out the room were having a party</text:p>
      <text:p text:style-name="Standard">Ahsoka: what am I not invited </text:p>
      <text:p text:style-name="Standard">Kalmowicz: we didn't get you a man whore, but you can always join in</text:p>
      <text:p text:style-name="Standard">Ahsoka: you two are disgusting, im going to get some rest, try not to be too loud </text:p>
      <text:p text:style-name="Standard">Renner: that's not up to me </text:p>
      <text:p text:style-name="Standard"/>
      <text:p text:style-name="Standard">Ahsoka goes into another room in this cave complex and she soon finds a guest room and then goes to sleep, she puts a knife under her pillow here too, all she hears is disgusting gutteral noises from Renner and Kalmowicz, Ahsoka struggles to sleep in this enviroment and then she hears one hooker scream and then Renner scream out as well</text:p>
      <text:p text:style-name="Standard"/>
      <text:p text:style-name="Standard">Renner: im gonna nut!</text:p>
      <text:p text:style-name="Standard"/>
      <text:p text:style-name="Standard">Ahsoka rolls her eyes, puts in headphones and goes to sleep</text:p>
      <text:p text:style-name="Standard"/>
      <text:p text:style-name="Standard">The next morning Ahsoka walks out into the main room and sees Kalmowicz and Renner passed out with their whores gone, Ahsoka walks up to the two guys and she kicks them awake</text:p>
      <text:p text:style-name="Standard"/>
      <text:p text:style-name="Standard">Ahsoka: rise and shine boys</text:p>
      <text:p text:style-name="Standard">Kalmowicz: (rubs his eyes) shit, what did we do last night</text:p>
      <text:p text:style-name="Standard">Renner: hookers man, a bunch of fucking hookers </text:p>
      <text:p text:style-name="Standard">Kalmowicz: oh yeah</text:p>
      <text:p text:style-name="Standard">Ahsoka: so I read through the papers you had scattered on the table and I was able to find three possible locations we could find Secundus </text:p>
      <text:p text:style-name="Standard"><text:soft-page-break/>Kalmowicz: we always give these guys code names to keep the imperials guessing</text:p>
      <text:p text:style-name="Standard">Ahsoka: so what do you got</text:p>
      <text:p text:style-name="Standard">Renner: legend has it Secundus cut one of our soldiers in half</text:p>
      <text:p text:style-name="Standard">Kalmowicz: so Secundus the Splitter </text:p>
      <text:p text:style-name="Standard">Ahsoka: nice, there are a few possible places we could find him, first he is said to frequent the market at noon</text:p>
      <text:p text:style-name="Standard">Renner: the market is too crowded this time of year, it's when the traders come into town </text:p>
      <text:p text:style-name="Standard">Ahsoka: the second place is attacking his villa at the edge of the city</text:p>
      <text:p text:style-name="Standard">Kalmowicz: I like that idea</text:p>
      <text:p text:style-name="Standard">Renner: we do not have the man power to storm the city and the villa</text:p>
      <text:p text:style-name="Standard">Ahsoka: I thought the city safe, you two were there last night</text:p>
      <text:p text:style-name="Standard">Renner: the city is packed with imperial troops </text:p>
      <text:p text:style-name="Standard">Ahsoka: well I guess the only other place he goes is the brothel</text:p>
      <text:p text:style-name="Standard">Kalmowicz: (immediately stands up) we've go no time to waist, we have to get to that brothel and find this bastard </text:p>
      <text:p text:style-name="Standard">Renner: stop, you had me at brothel</text:p>
      <text:p text:style-name="Standard">Ahsoka: ok guys, how'd you sneak into the city last night</text:p>
      <text:p text:style-name="Standard">Kalmowicz: we hopped over the wall, the brothel is near the western wall</text:p>
      <text:p text:style-name="Standard">Ahsoka: ok then, we move out tonight </text:p>
      <text:p text:style-name="Standard"/>
      <text:p text:style-name="Standard">Ahsoka, Kalmowicz and Renner take five soldiers with them, they run out of the caves and through the mountains. <text:s/>Then they arrive at the capital city of Kiros and Renner pulls out a grappling hook and he throws it over the wall, the hook then latches on to the wall and Renner climbs up the wall and then the rest of the rebels scale the wall and get inside the city, the rebels are dressed like merchants and they blend in with the crowded streets, they the rebels arrive at a wooden house and with large pimps walking in and out of the building, Renner then stands before the rebel spies</text:p>
      <text:p text:style-name="Standard"/>
      <text:p text:style-name="Standard">Renner: here we are guys, the Poon Palace </text:p>
      <text:p text:style-name="Standard">Ahsoka: how can you stand that smell</text:p>
      <text:p text:style-name="Standard">Kalmowicz: (steps to the front of the rebels) I was born in it</text:p>
      <text:p text:style-name="Standard"/>
      <text:p text:style-name="Standard">The rebels enter the brothel and they see really greasy shit happen inside this place, they see all kinds of devious sexual acts happening in this house and then Ahsoka spots Secundus on the top floor getting fucked by a man whore and this guy is loving it. <text:s/>Ahsoka sends two rebels to either side of the first floor and then heads up to the second floor, here Kalmowicz is banging a whore from the back, smacking this woman's ass as he is hitting that shit. <text:s/>Ahsoka looks on in disgust and then moves to the third floor where Renner is sharpening a knife sitting down watching a woman strip for him, he points with his knife that Secundus is in the next booth over. <text:s/>Ahsoka then reaches onto the back of her belt and draws her knife then Secundus, laying on his stomach, hears Ahsoka walk in but does not look at her. <text:s/></text:p>
      <text:p text:style-name="Standard"/>
      <text:p text:style-name="Standard">Secundus: ah, good you have arrived, Massage fucking back slave </text:p>
      <text:p text:style-name="Standard">Ahsoka: (smirks) ok, </text:p>
      <text:p text:style-name="Standard"/>
      <text:p text:style-name="Standard">Ahsoka spits on Secundus' back and then Secundus turns over to see Ahsoka, she then jumps on the couch and puts her knee to Secundus' throat</text:p>
      <text:p text:style-name="Standard"/>
      <text:p text:style-name="Standard"><text:soft-page-break/>Ahsoka: this one's for Spartacus</text:p>
      <text:p text:style-name="Standard"/>
      <text:p text:style-name="Standard">Ahsoka then slashes Secundus' neck covering the floor with his blood and the man whore near him screams out and then all the troopers in the building gather their guns and head for the third floor. <text:s/>Ahsoka then draws her lightsabers and then Kalmowicz draws his new weapon as well, Ahsoka tosses Secundus' lightsaber to Renner and he turns it on. <text:s/>The stormtroopers reach the top floor only to see that the rebels have reached the bottom floor. <text:s/>The rebels run out of the brothel and are stopped by imperial troopers</text:p>
      <text:p text:style-name="Standard"/>
      <text:p text:style-name="Standard">Stormtrooper: HALT!</text:p>
      <text:p text:style-name="Standard"/>
      <text:p text:style-name="Standard">Ahsoka shoots one stormtrooper and then she and the rebels run to the wall, Ahsoka jumps to the top of the walls and kills two troopers that step up. <text:s/>She throws a rope down and the rebels climb the rope and down the walls with the grappeling hook, as they are climbing down the troopers begin to gain on them and shoot at the rebels and as Kalmowicz is climbing up the first rope a trooper shoots at him and the shot skims him and it lights his pants on fire, </text:p>
      <text:p text:style-name="Standard"/>
      <text:p text:style-name="Standard">Kalmowicz: Shit!!, my ass is on fire man</text:p>
      <text:p text:style-name="Standard"/>
      <text:p text:style-name="Standard">Ahsoka jumps up on to the top of the walls and then shoots at the troopers giving the remaining rebels a way to escape then she jumps off the wall, Kalmowicz is running around with his pants on fire and he finds a puddle and he sits in it. <text:s/>Ahsoka grabs Kalmowicz, then troopers start to fire from the walls and the rebels run into the woods escaping the imperials. <text:s/></text:p>
      <text:p text:style-name="Standard"/>
      <text:p text:style-name="Standard">Once the rebels return to their base, Kalmowicz is rushed to the only doctor around and Ahsoka then goes to the couch and grabs her red book from the table and crosses off the name SECUNDUS. <text:s/>Then Renner sits down next to her</text:p>
      <text:p text:style-name="Standard"/>
      <text:p text:style-name="Standard">Renner: whats that book</text:p>
      <text:p text:style-name="Standard">Ahsoka: it's something I used to do back during the war, keep a journal of all the marks </text:p>
      <text:p text:style-name="Standard">Renner: that's some deep shit (cracks open a beer)</text:p>
      <text:p text:style-name="Standard">Ahsoka: it was brutal, fighting for eight years straight </text:p>
      <text:p text:style-name="Standard">Renner: but hey, we're damn good at it</text:p>
      <text:p text:style-name="Standard">Ahsoka: yet I wish we could just stop, go back to the way things were before the war</text:p>
      <text:p text:style-name="Standard">Renner: when the Jedi still existed </text:p>
      <text:p text:style-name="Standard">Ahsoka: when Typhon was still alive </text:p>
      <text:p text:style-name="Standard">Renner: I do miss him, it's been lonely without you two around</text:p>
      <text:p text:style-name="Standard">Ahsoka: well im back, and if your still looking for a fight </text:p>
      <text:p text:style-name="Standard">Renner: i'm always looking to fight the Empire</text:p>
      <text:p text:style-name="Standard">Ahsoka: good, because those men I killed, they were all imperial inquisitors </text:p>
      <text:p text:style-name="Standard">Renner: get the fuck out of here, your serious</text:p>
      <text:p text:style-name="Standard">Ahsoka: I wouldn't lie about this, no doubt the Empire has heard of the things happening on this planet, we have a chance to show them we yet live and have the strength to fight </text:p>
      <text:p text:style-name="Standard">Renner: I wish we did but we don't have enough men, most of them are former slaves and farmers, their no soldiers, never fought in a war </text:p>
      <text:p text:style-name="Standard">Ahsoka: they fought with Spartacus</text:p>
      <text:p text:style-name="Standard">Renner: they did </text:p>
      <text:p text:style-name="Standard"><text:soft-page-break/>Ahsoka: it's all the training they will need, you still have that saber I gave you </text:p>
      <text:p text:style-name="Standard">Renner: yeah this one (turns on the red lightsaber) </text:p>
      <text:p text:style-name="Standard">Ahsoka: give that to one of the soldiers, ill make you a better one </text:p>
      <text:p text:style-name="Standard">Renner: how, I dont see any extra force crystals laying around</text:p>
      <text:p text:style-name="Standard">Ahsoka: there's a crystal in the Kiros Temple </text:p>
      <text:p text:style-name="Standard"/>
      <text:p text:style-name="Standard">Kalmowicz walks into the room with the doctor rebel</text:p>
      <text:p text:style-name="Standard"/>
      <text:p text:style-name="Standard">Ahsoka: how's he looking Doc</text:p>
      <text:p text:style-name="Standard">Doc: the bullet missed him, but he has some burns on his rectum </text:p>
      <text:p text:style-name="Standard">Kalmowicz: speak english, it set my pants on fire and it burned my ass</text:p>
      <text:p text:style-name="Standard">Ahsoka: sit down, we have a new plan to come up with </text:p>
      <text:p text:style-name="Standard">Renner: if you fucking can </text:p>
      <text:p text:style-name="Standard">Kalmowciz: I dont need this shit Renner </text:p>
      <text:p text:style-name="Standard">Ahsoka: we have a plan that may get us better equipt to deal with the imperials </text:p>
      <text:p text:style-name="Standard"/>
      <text:p text:style-name="Standard">The Rebels begin to discuss their plans of war </text:p>
      <text:p text:style-name="Standard"/>
      <text:p text:style-name="Standard"/>
      <text:p text:style-name="Standard"/>
      <text:p text:style-name="Standard"/>
      <text:p text:style-name="Standard"/>
      <text:p text:style-name="Standard">- IMPERIAL SENATE CHAMBER - </text:p>
      <text:p text:style-name="Standard"/>
      <text:p text:style-name="Standard"/>
      <text:p text:style-name="Standard">The Imperial Senate is convening and they all gather we have all the big names Marcus Licinius Crassus, Kaleb Claudius Cassius, Diodorus Scipio Germanicus, Gaius Simpronius Metellus, Gnaeus Lentulus Strabo, Titus Pompeius Magnus, and the head of the Senate Moff Tarken, Senator Cassius walks to the front of the room. <text:s/></text:p>
      <text:p text:style-name="Standard"/>
      <text:p text:style-name="Standard">Cassius: distinguished men of the senate I come to you with news that could shake the foundations of our Empire</text:p>
      <text:p text:style-name="Standard">Tarken: speak it </text:p>
      <text:p text:style-name="Standard">Cassius: Imperitor Crassus, </text:p>
      <text:p text:style-name="Standard"/>
      <text:p text:style-name="Standard">Crassus looks at Cassius</text:p>
      <text:p text:style-name="Standard"/>
      <text:p text:style-name="Standard">Cassius: you men, Sejanus, Lakatos and Secundus are all MIA on the Kiros System, some of our scouts are claiming that this was the work of a rebel cell</text:p>
      <text:p text:style-name="Standard">Crassus: Kiros, you mean to tell me that these men are the remender of the rebel shits my men could not capture</text:p>
      <text:p text:style-name="Standard">Cassius: it seems so</text:p>
      <text:p text:style-name="Standard">Crassus: those shit-fucks will have some explaining to do</text:p>
      <text:p text:style-name="Standard">Pompeius: word is all these men have fallen, against an enemy you failed to crush</text:p>
      <text:p text:style-name="Standard">Crassus: I would choose words carfully Pompey, let us not forget that I gave you Mygeeto </text:p>
      <text:p text:style-name="Standard">Pompeius: your point?</text:p>
      <text:p text:style-name="Standard">Crassus: (stands up) my point gentlemen, is that these rebels are not to be taken lightly </text:p>
      <text:p text:style-name="Standard"><text:soft-page-break/>Strabo: what do you suggest we do Kaleb</text:p>
      <text:p text:style-name="Standard">Cassius: if Senator Crassus (points to Crassus) wishes to take up charge to defeat these rebels, I think we as the senate should support him</text:p>
      <text:p text:style-name="Standard">Pompeius: why him and not me, </text:p>
      <text:p text:style-name="Standard">Crassus: I have dealt with these rebels before, if you wish to join me, you need but ask</text:p>
      <text:p text:style-name="Standard">Tarken: (stands up) SILENCE!, none of you will do such a thing I have taken care of this situation</text:p>
      <text:p text:style-name="Standard">Germanicus: and may we fucking ask how?</text:p>
      <text:p text:style-name="Standard">Tarken: I have tasked a Grand Inquisitior to deal with these rebel, from the Iberian System, (calls out) Enter my friend!</text:p>
      <text:p text:style-name="Standard"/>
      <text:p text:style-name="Standard">(a man in a red coat (see monty python) enters the room he has a red hat with spikes at the end of the brim, he has a symbol of a man getting crucified and flayed on his coat, he walks in to the room, elegantly removes his hat to revile that he has semi long hair slicked back and a thin mustache and small beard, this man is carrying a red lightsaber with a spanish style hand guard)</text:p>
      <text:p text:style-name="Standard"/>
      <text:p text:style-name="Standard">Tarken: senators may I introduce you to the sith's answer for the rebels</text:p>
      <text:p text:style-name="Standard">Crassus: (inturupts) Diego De Torquemada</text:p>
      <text:p text:style-name="Standard">Diego: Chinga mi (Fuck me) Marcus Crassus</text:p>
      <text:p text:style-name="Standard"/>
      <text:p text:style-name="Standard">the two laugh and perform the roman handshake</text:p>
      <text:p text:style-name="Standard"/>
      <text:p text:style-name="Standard">Crassus: the years were kind to you</text:p>
      <text:p text:style-name="Standard">Diego: not so much to you</text:p>
      <text:p text:style-name="Standard">Crassus: (laughs) how does your father, Tomas fair</text:p>
      <text:p text:style-name="Standard">Diego: dead, he past two months ago, and with it I assumed his title</text:p>
      <text:p text:style-name="Standard">Tarken: what is this mockery?</text:p>
      <text:p text:style-name="Standard">Diego: Crassus and I are Grand Inquisitors </text:p>
      <text:p text:style-name="Standard">Crassus: only the select few hold such a title, (they laugh and Crassus sits down)</text:p>
      <text:p text:style-name="Standard">Cassius: Torquemada, are you able to carry out the charges asked of you</text:p>
      <text:p text:style-name="Standard">Diego: (begins to pace) my father ran a successful campaign on Iberian, he taught me that to win a war of the cross, one must be brutal in their tactics. <text:s/>The Emperor has taught me in the ways of swordplay and I have a personal army, funds provided by your own Marcus Crassus (Crassus nods). <text:s/>These rebels will be no match for me</text:p>
      <text:p text:style-name="Standard">Tarken: very well, depart for Kiros, wipe out the rebels and restore order to the system</text:p>
      <text:p text:style-name="Standard">Diego: it will be done </text:p>
      <text:p text:style-name="Standard"/>
      <text:p text:style-name="Standard">Diego de Torquemada leaves the senate room</text:p>
      <text:p text:style-name="Standard"/>
      <text:p text:style-name="Standard">Tarken: rest assured, this issue will be solved</text:p>
      <text:p text:style-name="Standard">Crassus: Torquemada has no idea who he is fighting, if it is who I think it is, Diego will be in a body bag</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CHAPTER 2 – A Spanish Inquisition</text:p>
      <text:p text:style-name="Standard"/>
      <text:p text:style-name="Standard">- KIROS - </text:p>
      <text:p text:style-name="Standard"/>
      <text:p text:style-name="Standard">Ahsoka wakes up, this time she walks out in an A shirt and sweat pants to see the rebels all sleeping on the ground, she goes back to her room and gets a cup of water and sits down on the main couch, she rolls up a blunt and as soon as she takes the first pull Kalmowicz runs out of his room</text:p>
      <text:p text:style-name="Standard"/>
      <text:p text:style-name="Standard">Kalmowicz: you smoking a blunt </text:p>
      <text:p text:style-name="Standard">Ahsoka: yeah, (motions to the couch) sit down</text:p>
      <text:p text:style-name="Standard">Kalmowicz: whats the next plan?</text:p>
      <text:p text:style-name="Standard">Ahsoka: I though you were in charge </text:p>
      <text:p text:style-name="Standard">Kalmowicz: I think we should do a big three deal, me, you and Renner, running shit like the good old days </text:p>
      <text:p text:style-name="Standard">Ahsoka: is Renner on board with this?</text:p>
      <text:p text:style-name="Standard">Kalmowicz: he's the one who suggested it </text:p>
      <text:p text:style-name="Standard">Ahsoka: if you want to do this I need access to every portion of this hideout, and a cave, c'mon guys, you can do better</text:p>
      <text:p text:style-name="Standard">Kalmowicz: what do you suggest?</text:p>
      <text:p text:style-name="Standard">Ahsoka: get me a map of the surrounding areas, any maps with private villas on them </text:p>
      <text:p text:style-name="Standard">Kalmowicz: you would set upon the wealthy?</text:p>
      <text:p text:style-name="Standard">Ahsoka: it's imperials in those houses, most likely holding slaves, if you want more than 20 men in “your cause” you'll listen to me </text:p>
      <text:p text:style-name="Standard"/>
      <text:p text:style-name="Standard">Renner walks into the room with a whore on him, he smacks the whores ass and the hooker leaves the cave</text:p>
      <text:p text:style-name="Standard"/>
      <text:p text:style-name="Standard">Ahsoka: if every whore in the system went to the empire we would be up to our tits in Imperial troops</text:p>
      <text:p text:style-name="Standard">Renner: I bang the ones who dont speak the common tounge</text:p>
      <text:p text:style-name="Standard">Ahsoka: ok, look we have a chance to move our location and at the same time add soldiers to our ranks </text:p>
      <text:p text:style-name="Standard">Renner: i'm all ears </text:p>
      <text:p text:style-name="Standard">Ahsoka: if we raid these three villas (points it out on the map) we can gain massive numbers in a few days </text:p>
      <text:p text:style-name="Standard">Renner: villas, you said soldiers, not shit fucking slaves!</text:p>
      <text:p text:style-name="Standard">Ahsoka: everyone has equal worth</text:p>
      <text:p text:style-name="Standard">Kalmowicz: not any more</text:p>
      <text:p text:style-name="Standard">Ahsoka: what do you mean?</text:p>
      <text:p text:style-name="Standard">Kalmowicz: after you and Spartacus raided every villa and slave colony from here to the outer rims, the Empire has been very selective with their slaves</text:p>
      <text:p text:style-name="Standard">Renner: now most of them are old men and small children, to young and weak to pick up sword</text:p>
      <text:p text:style-name="Standard">Ahsoka: are you sure of this</text:p>
      <text:p text:style-name="Standard">Renner: positive, every man of fighting age is killed on the spot, of course if they are slaves </text:p>
      <text:p text:style-name="Standard">Ahsoka: there must be some way we can free them </text:p>
      <text:p text:style-name="Standard"><text:soft-page-break/>Renner: sometimes villas restock on slaves they kill all those they have no use for </text:p>
      <text:p text:style-name="Standard">Ahsoka: then we strike tonight, and take the nearest villa, </text:p>
      <text:p text:style-name="Standard">Kalmowicz: i'll gather the men </text:p>
      <text:p text:style-name="Standard"/>
      <text:p text:style-name="Standard">The soldiers all prepare to leave the cave and then they head for a villa,</text:p>
      <text:p text:style-name="Standard"/>
      <text:p text:style-name="Standard"/>
      <text:p text:style-name="Standard"><text:s/>- KIROS – IMPERIAL VILLA – NIGHT - </text:p>
      <text:p text:style-name="Standard"/>
      <text:p text:style-name="Standard"/>
      <text:p text:style-name="Standard"><text:s/>this villa is a walled house with a iron gate, there are Impeiral troops guarding the gates on the inside and atop the walls, the rebels get to the base of the east wall and Ahsoka jumps up to the walls, she sneaks up behind a trooper and draws her knife and stabs the trooper in the back of the neck. <text:s/>With this trooper dead, Ahsoka throws down a rope and the rest of the rebels get on to the walls, then Ahsoka, throws her knife at a trooper on the northern wall, killing him. <text:s/>Then the rebels get to a staircase and head down the wall, they see slaves crucified in the main courtyard, they head up to the doors and all the rebels gather at the door and Ahsoka counts off on her hand 1, 2, 3 and then Renner kicks the door open and the rebels see an Impeiral aristocrat pissing on a Togrutan slave, he is laughing and other slaves in the room are forced to watch, Ahsoka taps the aristocrat on the shoulder and he turns around. <text:s/>Ahsoka punches the aristocrat in the face and the Imperial hits the ground, then the rest of the rebels brutally stab the aristocrat while they are on the ground. <text:s/>These slaves are of multiple races of people, most of them are men there are two women. <text:s/>Ahsoka walks over to the Imperial's corpse and grabs a set of keys off of the body. <text:s/></text:p>
      <text:p text:style-name="Standard"/>
      <text:p text:style-name="Standard">Ahsoka: (tosses keys to slaves) see yourselves free </text:p>
      <text:p text:style-name="Standard">Renner: are there any more of you</text:p>
      <text:p text:style-name="Standard"/>
      <text:p text:style-name="Standard">(the slaves shake their heads)</text:p>
      <text:p text:style-name="Standard"/>
      <text:p text:style-name="Standard">Kalmowicz: are there any more imperials?</text:p>
      <text:p text:style-name="Standard"/>
      <text:p text:style-name="Standard">(the slaves shake their heads again)</text:p>
      <text:p text:style-name="Standard"/>
      <text:p text:style-name="Standard">Ahsoka: find the armory, (to Kalmowicz) get to the kitchen, get a number on the supplies we have, </text:p>
      <text:p text:style-name="Standard">Renner: i'll check the barracks </text:p>
      <text:p text:style-name="Standard">Ahsoka: (to the slaves) you are no longer slaves of the empire, you are free, free to choose your own life </text:p>
      <text:p text:style-name="Standard">Slave: you are not here to claim us?</text:p>
      <text:p text:style-name="Standard">Ahsoka: far from it </text:p>
      <text:p text:style-name="Standard"/>
      <text:p text:style-name="Standard">Ahsoka waves her hand and all the slaves shackles fall off </text:p>
      <text:p text:style-name="Standard"/>
      <text:p text:style-name="Standard">Ahsoka: you have the freedom to leave, or join with us and together we shall see the Emperor TREMBLE!</text:p>
      <text:p text:style-name="Standard"/>
      <text:p text:style-name="Standard">All the rebels cheer and the slaves are excited as well, Ahsoka then walks the new soldiers to the tablinum in the villa, she sits down in the chair here and she gets out a scroll, this scroll has the title at <text:soft-page-break/>the top “New Recruits” and takes a pen from the table</text:p>
      <text:p text:style-name="Standard"/>
      <text:p text:style-name="Standard">Ahsoka: if you wish to join the rebel army, sign on </text:p>
      <text:p text:style-name="Standard">Slave: what is the purpose</text:p>
      <text:p text:style-name="Standard">Ahsoka: if this rebellion is going to last we need to be a professional army, with order, rules and of course a salary, plus I don't know your names </text:p>
      <text:p text:style-name="Standard">Slave 2: our dominus had not yet granted us with any </text:p>
      <text:p text:style-name="Standard">Ahsoka: your real names, not the ones the Empire forced upon you </text:p>
      <text:p text:style-name="Standard"/>
      <text:p text:style-name="Standard">a young male slave, no more than 18 years of age, walks up to the table </text:p>
      <text:p text:style-name="Standard"/>
      <text:p text:style-name="Standard">Slave: my name is Malachi, im in </text:p>
      <text:p text:style-name="Standard"/>
      <text:p text:style-name="Standard">Malachi signs the paper and then the rese of the slaves one by one sign their names on this document, once the all the new rebels sign on, all of them are handed weapons. <text:s/></text:p>
      <text:p text:style-name="Standard"/>
      <text:p text:style-name="Standard">Ahsoka: we will begin training tomorrow, until then, eat, rest </text:p>
      <text:p text:style-name="Standard"/>
      <text:p text:style-name="Standard">Ahsoka walks out of the office and goes into the Atrium, this room has a pool in the middle, with rooms to the left and to the right, with couches. <text:s/>All these separate rooms have a curtain for a bit of privacy, the room behind Ahsoka has a large garden with hanging plants and fountain at the middle. <text:s/>Ahsoka ventures into this garden and reaches the fountain, there is a ring at the bottom of the fountain, Ahsoka grabs the ring out of the water and looks at it. <text:s/>The ring does not have the normal imperial symbol, this ring has a the symbol of Diego de Torquemada, Ahsoka looks at it and does not recognize the mark. <text:s/>She then goes behind the garden to see a stair case that leads down, Ahsoka runs back to the remainder of the rebel army, they are drinking and smoking. <text:s/></text:p>
      <text:p text:style-name="Standard"/>
      <text:p text:style-name="Standard">Ahsoka: hey I found something, a ring</text:p>
      <text:p text:style-name="Standard">Renner: no way! Give it here </text:p>
      <text:p text:style-name="Standard"/>
      <text:p text:style-name="Standard">Renner takes the ring and looks at the symbol on it </text:p>
      <text:p text:style-name="Standard"/>
      <text:p text:style-name="Standard">Renner: is that what I think it is?</text:p>
      <text:p text:style-name="Standard">Kalmowicz: (takes the ring) if you think thats a guy getting crucified and flayed, your right </text:p>
      <text:p text:style-name="Standard">Renner: have you seen this symbol before?</text:p>
      <text:p text:style-name="Standard">Ahsoka: no, let's run it in the scanner</text:p>
      <text:p text:style-name="Standard"/>
      <text:p text:style-name="Standard">The rebels go to the control room of the villa and place the ring under a scanning device, once the ring is scanned a picture of the symbol goes up on the screen as does a photo of Diego de Torquemada. <text:s/></text:p>
      <text:p text:style-name="Standard"/>
      <text:p text:style-name="Standard">Ahsoka: Torquemada, grand inquisitor, this guy is responsible for the thousands of deaths that fell upon Mandalore, he exterminated anyone who stood in his path</text:p>
      <text:p text:style-name="Standard">Renner: and your getting all this from a ring</text:p>
      <text:p text:style-name="Standard">Ahsoka: well all it takes is a little extra work</text:p>
      <text:p text:style-name="Standard">Kalmowicz: what else does it say </text:p>
      <text:p text:style-name="Standard">Ahsoka: this dominus was given the ring by Torquemada himself, we could have walked into something bigger boys </text:p>
      <text:p text:style-name="Standard"><text:soft-page-break/>Renner: they guy looks like a prick</text:p>
      <text:p text:style-name="Standard">Ahsoka: and he acts like one, that symbol, he does that to prisoners, </text:p>
      <text:p text:style-name="Standard">Kalmowicz: im fucked, he'll most likely start out with those who hold a different faith </text:p>
      <text:p text:style-name="Standard">Ahsoka: what like the Jedi</text:p>
      <text:p text:style-name="Standard">Kalmowicz: no like the people from the Judea system </text:p>
      <text:p text:style-name="Standard">Renner: your Judean</text:p>
      <text:p text:style-name="Standard">Ahsoka: what's the big deal </text:p>
      <text:p text:style-name="Standard">Kalmowicz: any from the Judean system will be in danger, we must find their colony before Torquemada does</text:p>
      <text:p text:style-name="Standard">Renner: (to Ahsoka) you really want to waist time on the Judeans </text:p>
      <text:p text:style-name="Standard">Ahsoka: Renner, I did not get shot, tortured, stabbed and shot again for an innocent people to fall into darkness, we will save your people Kalmowicz, and in doing so, draw out the inquisitor</text:p>
      <text:p text:style-name="Standard">Kalmowicz: thank you Ahsoka, ill gather what information I can </text:p>
      <text:p text:style-name="Standard"/>
      <text:p text:style-name="Standard">Kalmowicz leaves the control room </text:p>
      <text:p text:style-name="Standard"/>
      <text:p text:style-name="Standard">Renner: Fuck (sits down)</text:p>
      <text:p text:style-name="Standard">Ahsoka: if you have an issue, you have to let me know </text:p>
      <text:p text:style-name="Standard">Renner: (sighs) you being back in charge, it's a welcome change im not disputing that </text:p>
      <text:p text:style-name="Standard">Ahsoka: then what is the problem?</text:p>
      <text:p text:style-name="Standard">Renner: I had a bad run-in with the Judeans back during the years of the Republic</text:p>
      <text:p text:style-name="Standard">Ahsoka: tell of it, help me understand your views</text:p>
      <text:p text:style-name="Standard">Renner: when I was 16, my brother was foolishly selling dope to everyone in town, our father payed the ultimate price, my brother became successful and the mob came after him</text:p>
      <text:p text:style-name="Standard">Ahsoka: you told me the Empire killed your father </text:p>
      <text:p text:style-name="Standard">Renner: I lied, to gain your loyalty, I always was planning on returning to Ryloth, when my brother died, those dreams died with him</text:p>
      <text:p text:style-name="Standard">Ahsoka: I witnessed your brother's passing, it was a blessing you did not see the exicution</text:p>
      <text:p text:style-name="Standard">Renner: you have never told me how he died</text:p>
      <text:p text:style-name="Standard">Ahsoka: (pauses) continue your story Renner</text:p>
      <text:p text:style-name="Standard">Renner: oh yeah, well anyway, the mob was led by a ruthless crime boss, this guy makes Jabba the Hutt look like a pussy</text:p>
      <text:p text:style-name="Standard">Ahsoka: ok continue </text:p>
      <text:p text:style-name="Standard">Renner: the guy was named Suetonius Roth, this guy came to Ryloth from Judea and opened up a brothel, since it was during the Clone Wars, guy's gotta get his cock (3) sucked </text:p>
      <text:p text:style-name="Standard">Ahsoka: this man killed your father</text:p>
      <text:p text:style-name="Standard">Renner: my brother an I escaped to Mos Eiesly and we created a story to ensure our safety </text:p>
      <text:p text:style-name="Standard">Ahsoka: this man you speak of, are you sure he is the man Kalmowicz speaks of </text:p>
      <text:p text:style-name="Standard">Renner: yeah im sure </text:p>
      <text:p text:style-name="Standard">Ahsoka: then we will await Kalmo, and see what the terms are </text:p>
      <text:p text:style-name="Standard">Renner: they will be outragious as they always are </text:p>
      <text:p text:style-name="Standard"/>
      <text:p text:style-name="Standard">The next day comes and then Kalmowicz enters the villa, looking like shit, he looks to have been Drinking all night and he brings with him two of the colonists that he found. <text:s/>These men have a ragged look and they both have dark hair and are tall and built, one of them has a small beard and long hair, wearing a tan army uniform. <text:s/>The other is wearing the same clothes but has an army haircut and a lumberjack beard. <text:s/>Ahsoka is sitting on a lawn chair in the court yard smoking a blunt, a rebel hands <text:soft-page-break/>her a cup of water she thanks them and then Kalmowicz walks up to her and his friend says the first word</text:p>
      <text:p text:style-name="Standard"/>
      <text:p text:style-name="Standard">Man: Hey Kalmo, is this her </text:p>
      <text:p text:style-name="Standard">Kalmowicz: yeah, the Rebel Queen herself</text:p>
      <text:p text:style-name="Standard">Ahsoka: (stands up and hands Kalmowicz the blunt) and your name is </text:p>
      <text:p text:style-name="Standard">Man: the name is Moses </text:p>
      <text:p text:style-name="Standard">Ahsoka: your Judean</text:p>
      <text:p text:style-name="Standard">Moses: as many of us are, </text:p>
      <text:p text:style-name="Standard">Man: and we know what threatens this planet </text:p>
      <text:p text:style-name="Standard">Kalmowicz: this is Alexopolis, he is another friend</text:p>
      <text:p text:style-name="Standard">Ahsoka: What do you know of the Inquisitor?</text:p>
      <text:p text:style-name="Standard">Alexopolis: he is a ruthless killer, he made his name by terrorizing the Judean system (takes the blunt)</text:p>
      <text:p text:style-name="Standard">Ahsoka: I sense that the Empire is sending him to this system </text:p>
      <text:p text:style-name="Standard">Alexopolis: Sense?, what are you some kinda Jedi?</text:p>
      <text:p text:style-name="Standard"/>
      <text:p text:style-name="Standard">Ahsoka gives Alexopolis a look of doubt and then she draws her lightsabers and turns on the weapons, Alexopolis gets excited </text:p>
      <text:p text:style-name="Standard"/>
      <text:p text:style-name="Standard">Alexopolis: think fast </text:p>
      <text:p text:style-name="Standard"/>
      <text:p text:style-name="Standard">Alexopolis throws a projectile at Ahsoka and she cuts it in half, then she pushes Alexopolis away and he falls to the ground, then Ahsoka twirls her weapons and then runs over to attack and holds her saber right to Alexopolis' neck</text:p>
      <text:p text:style-name="Standard"/>
      <text:p text:style-name="Standard">Ahsoka: satisfied</text:p>
      <text:p text:style-name="Standard">Alexopolis: (sweating) yeah, just take it easy put the sword away </text:p>
      <text:p text:style-name="Standard">Ahsoka: As you wish</text:p>
      <text:p text:style-name="Standard"/>
      <text:p text:style-name="Standard">Ahsoka backs up and puts her sabers away</text:p>
      <text:p text:style-name="Standard"/>
      <text:p text:style-name="Standard">Kalmowicz: Yeah so I forgot to mention, don't vex her</text:p>
      <text:p text:style-name="Standard">Alexopolis: why?</text:p>
      <text:p text:style-name="Standard">Kalmowicz: she'll fucking kill you, and feed your cock (4) to the Rancor</text:p>
      <text:p text:style-name="Standard"/>
      <text:p text:style-name="Standard">Ahsoka crosses her arms and her eyes begin to gleem red, then she shakes her head and her eyes return to their normal blue color, she then sits down on the lawn chair, her hand shaking, she then grabs the blunt from Alexopolis' hand and hits the blunt a few times and then she takes a deep breath and she stops shaking. <text:s/></text:p>
      <text:p text:style-name="Standard"/>
      <text:p text:style-name="Standard">Alexopolis: I guess she's additcted to weed</text:p>
      <text:p text:style-name="Standard">Ahsoka: no, it's the Lazarus, it still has lasting effects on me, </text:p>
      <text:p text:style-name="Standard"/>
      <text:p text:style-name="Standard">Renner walks outside to see the Kalmowicz's two friends</text:p>
      <text:p text:style-name="Standard"/>
      <text:p text:style-name="Standard">Renner: so which on of you works for Roth</text:p>
      <text:p text:style-name="Standard">Alexopolis: how do you know Roth, he's like family </text:p>
      <text:p text:style-name="Standard"><text:soft-page-break/>Renner: where is he?</text:p>
      <text:p text:style-name="Standard">Alexopolis: he is at our camp, he is the leader of our tribe here</text:p>
      <text:p text:style-name="Standard">Ahsoka: I would have words with him then, if we are to stop Torquemada</text:p>
      <text:p text:style-name="Standard">Moses: he will be hard to convince, Roth does not like to venture far from his compound</text:p>
      <text:p text:style-name="Standard">Ahsoka: then I guess I have to go to the belly of the beast to see it tamed</text:p>
      <text:p text:style-name="Standard">Kalmowicz: i'll lead the way</text:p>
      <text:p text:style-name="Standard">Ahsoka: Renner, stay at the villa, report in if anything may happen</text:p>
      <text:p text:style-name="Standard">Renner: you got it Sokes</text:p>
      <text:p text:style-name="Standard">Ahsoka: good, (to Alexopolis) take me to your leader Judean </text:p>
      <text:p text:style-name="Standard"/>
      <text:p text:style-name="Standard">Kalmowicz, Moses and Alexopolis lead Ahsoka out of the villa and then travel on speeder bikes, Alexopolis and Kalmowicz hop on the two speeder bikes and Moses jumps on the back of Kalmowicz's bike</text:p>
      <text:p text:style-name="Standard"/>
      <text:p text:style-name="Standard">Alexopolis: hop on this chopper baby</text:p>
      <text:p text:style-name="Standard">Ahsoka: in your dreams fuck boy, (she has a rebel bring her another bike and she then mounts her own speeder bike)</text:p>
      <text:p text:style-name="Standard">Alexopolis: damn it (he then leads the way)</text:p>
      <text:p text:style-name="Standard"/>
      <text:p text:style-name="Standard">The rebels then speed past a few cities and villas on the way and the rebels soon come up to a large compound with a six pointed star on all of the flags, two armed guards begin to shoot at the speeder bikes and then Alexopolis jumps off and yells at the guards</text:p>
      <text:p text:style-name="Standard"/>
      <text:p text:style-name="Standard">Alexopolis: stop fucking firing, were allies for fucks sake</text:p>
      <text:p text:style-name="Standard">Guard: state business in our region</text:p>
      <text:p text:style-name="Standard">Alexopolis: I live here (he shows a yellow star patch on his arm, same as the one on the flags)</text:p>
      <text:p text:style-name="Standard">Guard: enter </text:p>
      <text:p text:style-name="Standard"/>
      <text:p text:style-name="Standard"/>
      <text:p text:style-name="Standard"><text:s/>- KIROS – JUDEAN COMPOUND – NOON - </text:p>
      <text:p text:style-name="Standard"/>
      <text:p text:style-name="Standard"/>
      <text:p text:style-name="Standard">The gates open and Ahsoka dismounts her bike and walks in with Kalmowicz and the others. <text:s/>This compound looks great, it has a thriving community, they have soldiers training and they have priests preaching to a large audience, Ahsoka looks around the compound and then sees a large manison at the back of the complex, Alexopolis begins to lead the rebels to this house where there are more armed guards, Alexopolis then whispers into on of the guards ears and the guard nods his head and waves his hand. <text:s/>Alexopolis leads the rebels into the mansion and then they head up a staircase in front of them, there is a big set of doors, Alexopolis knocks on the doors three times and the doors open. <text:s/>Ahsoka walks in first and she sees this throne room with long blue carpets, with gold trim, columns, and a man dressed like a king with sattin robes and a crown of gold with the people's symbol making up the spikes, this king is sitting on a golden throne the rebels walks up to the throne</text:p>
      <text:p text:style-name="Standard"/>
      <text:p text:style-name="Standard">Ahsoka: let me guess, you must be Seutonius Roth</text:p>
      <text:p text:style-name="Standard">Roth: (Stands up) the same, your the famed Jedi </text:p>
      <text:p text:style-name="Standard">Ahsoka: Ahsoka Tano, Jedi Knight </text:p>
      <text:p text:style-name="Standard">Roth: I could use someone like you in my colony, im sure you are here to join</text:p>
      <text:p text:style-name="Standard"><text:soft-page-break/>Ahsoka: apologies, I have not </text:p>
      <text:p text:style-name="Standard">Roth: then state the meaning of your business (sits back down)</text:p>
      <text:p text:style-name="Standard">Ahsoka: I am the leader of a small rebel faction, I have come to warn you of a great threat </text:p>
      <text:p text:style-name="Standard">Roth: and what is this terrible threat that comes our way </text:p>
      <text:p text:style-name="Standard">Ashoka: a Sith Inquisitor, Diego de Torquemada</text:p>
      <text:p text:style-name="Standard"/>
      <text:p text:style-name="Standard">The throne room is full of whispers, the guards begin to get scared </text:p>
      <text:p text:style-name="Standard"/>
      <text:p text:style-name="Standard">Ahsoka: I can defeat him, but to do that I am going to need your army to fight him</text:p>
      <text:p text:style-name="Standard">Roth: where do I fit in, where is my place in your glorious plan</text:p>
      <text:p text:style-name="Standard">Ahsoka: a place of standing, under my command as well as my two generals </text:p>
      <text:p text:style-name="Standard">Roth: (laughs and eats a peanut) I dont like it, Seutonius Roth does not take orders</text:p>
      <text:p text:style-name="Standard">Ahsoka: look that's my offer, </text:p>
      <text:p text:style-name="Standard">Roth: and what if I refuse </text:p>
      <text:p text:style-name="Standard">Ahsoka: then I will take my leave, and Torquemada will destroy your colony leaving none alive </text:p>
      <text:p text:style-name="Standard">Roth: we have held off invaders before</text:p>
      <text:p text:style-name="Standard">Ahsoka: You haven't face an Imperial Legion, my men and I have, take our help and join a cause that matters, not just your own</text:p>
      <text:p text:style-name="Standard">Roth: the Judean struggle matters to the world, our planet was taken and thus we have no home </text:p>
      <text:p text:style-name="Standard">Ahsoka: we can take it back, just give up your power, exit this fort and return to my villa, if we move as I command we can easily take the Inquisitor down</text:p>
      <text:p text:style-name="Standard">Roth: (swiftly rises) I DO NOT TAKE COMMANDS FROM YOU!</text:p>
      <text:p text:style-name="Standard"/>
      <text:p text:style-name="Standard">Roth draws his sword and Ahsoka does a backflip and lands on her feet with her lightsaber drawn</text:p>
      <text:p text:style-name="Standard"/>
      <text:p text:style-name="Standard">Ahsoka: look I tried to be nice, if you want a fight that's your choice</text:p>
      <text:p text:style-name="Standard">Roth: I am a king here, you are nothing </text:p>
      <text:p text:style-name="Standard"/>
      <text:p text:style-name="Standard">Roth charges at Ahsoka, she turns on her weapon and begins to dodge Roth's attacks, the guards are standing their watching as their leader is in battle. <text:s/>Ahsoka then advances and cuts Roth's sword in half and then kicks him to the ground</text:p>
      <text:p text:style-name="Standard"/>
      <text:p text:style-name="Standard">Ahsoka: yield Seutonius!</text:p>
      <text:p text:style-name="Standard">Roth: Guards!! deal with this rebel bitch!</text:p>
      <text:p text:style-name="Standard"/>
      <text:p text:style-name="Standard">Ahsoka then draws her other lightsaber and begins to take on four guards, the first guard swings at her feet, she jumps onto the halberd blade and slashes the guards neck killing him, then she turn to see two guards running towards her. <text:s/>Ahsoka then slides under the guards weapon attacks and gets behind them, she slashes their heads off with two swings, then she throws her saber at the last guard knocking him down to the ground. Roth then brings a slave close to him</text:p>
      <text:p text:style-name="Standard"/>
      <text:p text:style-name="Standard">Roth: bring fucking sword </text:p>
      <text:p text:style-name="Standard"/>
      <text:p text:style-name="Standard">The slave brings in a lightsaber, Roth takes the weapon and turns it on it has a gold color </text:p>
      <text:p text:style-name="Standard"/>
      <text:p text:style-name="Standard">Ahsoka: where did you get that?</text:p>
      <text:p text:style-name="Standard">Roth: a reward for loyal service, a gift from the empire</text:p>
      <text:p text:style-name="Standard"><text:soft-page-break/></text:p>
      <text:p text:style-name="Standard">Ahsoka instantly becomes angry and charges at Roth, he blocks two of her attacks before going on the offensive. <text:s/>Roth is swinging his saber around and Ahsoka is easily dodging the attacks and then the guards stand still watching the fight, no matter how many times Roth calls out, the guards continue to stand still. <text:s/>Ahsoka then blocks Roth's attack and then she spins and slashes him in the chest. <text:s/>Roth backs up and he then screams and runs at Ahsoka, she jumps over him and then slashes his back with both of her sabers, Roth falls to the ground. <text:s/></text:p>
      <text:p text:style-name="Standard"/>
      <text:p text:style-name="Standard">Ahsoka: Yield!, Please I beg you!</text:p>
      <text:p text:style-name="Standard">Roth: (heavily breathing) Fuck You!!</text:p>
      <text:p text:style-name="Standard"/>
      <text:p text:style-name="Standard">Then Alexopolis grabs Roth from behind and he cuts Roth's neck spraying blood all over the floor some of which getting on Ahsoka, Ahsoka then turns off her weapons and holsters them, she then begins to yell at Alexopolis</text:p>
      <text:p text:style-name="Standard"/>
      <text:p text:style-name="Standard">Ahsoka: what the fuck was that!</text:p>
      <text:p text:style-name="Standard">Alexopolis: oh, im sorry I just won the battle for you </text:p>
      <text:p text:style-name="Standard">Ahsoka: he was going to stop, he didn't have to die</text:p>
      <text:p text:style-name="Standard">Alexopolis: the man was a cock-fuck (5) </text:p>
      <text:p text:style-name="Standard">Ahsoka: you did not have the right to kill him</text:p>
      <text:p text:style-name="Standard">Alexopolis: and you did?</text:p>
      <text:p text:style-name="Standard">Ahsoka: (grabs Alexopolis by his shirt) move against my commands again,</text:p>
      <text:p text:style-name="Standard">Alexopolis: and what, you'll punish me?</text:p>
      <text:p text:style-name="Standard">Ahsoka: (drops Alexopolis) no, i'll have Renner cut your cock (6) off </text:p>
      <text:p text:style-name="Standard">Alexopolis: (to Kalmowicz) he wouldn't </text:p>
      <text:p text:style-name="Standard">Kalmowicz: i've seen him do it </text:p>
      <text:p text:style-name="Standard">Alexopolis: apologies for my outburst, I thought you would like it if I had taken his life </text:p>
      <text:p text:style-name="Standard">Ahsoka: apology accepted, my response was wrong, look, are your people willing to follow my command?</text:p>
      <text:p text:style-name="Standard">Alexopolis: why don't you ask them?</text:p>
      <text:p text:style-name="Standard">Ahsoka: (begins to walk out of the throne room) grab his weapon </text:p>
      <text:p text:style-name="Standard"/>
      <text:p text:style-name="Standard">Alexopolis grabs the gold lightsaber and puts it on his belt, Ahsoka then walks out of the throne room and then down the stairs to exit the mansion. <text:s/>When she opens the large double doors, the entire colony of people and guards are there cheering and welcoming Ahsoka as a savior, many villagers come up and kiss her hands, then another villager places a wolf skin over Ahsoka's shoulders, the villagers are screaming <text:s/>word in their language, Ahsoka cannot understand what they are saying</text:p>
      <text:p text:style-name="Standard"/>
      <text:p text:style-name="Standard">Ahsoka: what are the villagers saying</text:p>
      <text:p text:style-name="Standard">Alexopolis: they are declaring you their Queen</text:p>
      <text:p text:style-name="Standard">Kalmowicz: I guess they are with us</text:p>
      <text:p text:style-name="Standard"/>
      <text:p text:style-name="Standard">Ahsoka raises her hands and the crowd noise dies down </text:p>
      <text:p text:style-name="Standard"/>
      <text:p text:style-name="Standard">Ahsoka: (to Alexopolis) translate for me </text:p>
      <text:p text:style-name="Standard">Alexopolis: you got it </text:p>
      <text:p text:style-name="Standard">Ahsoka: Suetonius Roth is dead (Alexopolis translates), If you wish it so I will lead you to a safer <text:soft-page-break/>place, you will live freely to practice what ever you please, all I ask is that you all follow my orders, no questions asked, no problems given</text:p>
      <text:p text:style-name="Standard"/>
      <text:p text:style-name="Standard">The crowd is silent, Alexopolis finishes the translation and the citizens begin to kneel, then the entire colony kneels to Ahsoka</text:p>
      <text:p text:style-name="Standard"/>
      <text:p text:style-name="Standard">Ahsoka: ok, first we need to teach you our language </text:p>
      <text:p text:style-name="Standard"/>
      <text:p text:style-name="Standard"/>
      <text:p text:style-name="Standard"><text:s/>- KIROS – FIELD OF THE DAMNED – DUSK - </text:p>
      <text:p text:style-name="Standard"/>
      <text:p text:style-name="Standard"/>
      <text:p text:style-name="Standard">Ahsoka then leads the entire colony out of the fortress and this fortress is burning behind them and the rebels then are crossing the plains of Kiros and then they see an imperial patrol at the bottom of the hill and Ahsoka raises her hand and the group stops and hides</text:p>
      <text:p text:style-name="Standard"/>
      <text:p text:style-name="Standard">Ahsoka: soldiers to the front</text:p>
      <text:p text:style-name="Standard"/>
      <text:p text:style-name="Standard">The Judean guards move forward with Ahsoka and they head down the ridge, Alexopolis, Moses and Kalmowicz all are leading the charge as well. <text:s/>The rebels hide behind rocks and wait for the Impeiral platoon to approach, then as soon as they get close Ahsoka nods and then her, Kalmowicz, and Alexopolis jump from behind the rocks and begin to attack the trooper squad, Ahsoka instantly kills one of the troopers by the time her feet hit the ground, and then she evades a few shots from another trooper and then throws her saber at the trooper, killing him. <text:s/>Kalmowicz and Alexopolis are fighting well, yet we can see that niether are as skilled as Ahsoka, the Judean Guards are shooting from the rock formation and picking off any troopers that were not killed by the lightsabers. <text:s/>Ahsoka takes out another trooper by side-stepping, then cutting the trooper's weapon in half, then spinning around to bury both her lightsabers into the trooper's chest. <text:s/>Then Ahsoka locks eyes with the commander who is dressed in a unique military uniform, this officer has the sleeves of his uniform shirt cut off, he has the look of a meat-head and on his belt he has a lightsaber, a pistol and steroids, he points out Ahsoka and calls her out </text:p>
      <text:p text:style-name="Standard"/>
      <text:p text:style-name="Standard">Officer: JEDI!!</text:p>
      <text:p text:style-name="Standard"/>
      <text:p text:style-name="Standard">Ahsoka runs over to this giant officer and begins to attack him, he dodges on attack and turns on his saber and he clashes with Ahsoka</text:p>
      <text:p text:style-name="Standard"/>
      <text:p text:style-name="Standard">Brutus: the name's Brutus, and when im done with you, im going to bench press your corpse</text:p>
      <text:p text:style-name="Standard"/>
      <text:p text:style-name="Standard">Ahsoka breaks out of the clash and kicks Brutus away from her, Brutus then runs forward and tries to tackle Ahsoka, he knocks her on the ground and attempts to pin her arms down. <text:s/>Ahsoka wrestles one arm free and punches Brutus in the face, he is not fazed, and he tries to head but Ahsoka but Ahsoka dodges this attack and Brutus slams his head into the ground. <text:s/>Brutus then grabs his head and Ahsoka gets up off the ground and then uses the force to grab her lightsabers, she then runs at Brutus and she slashes him to the ground. <text:s/>He tries to go for his lightsaber which is close but Ahsoka slashes at his arm, rendering it useless. <text:s/>Brutus then turns over on his back and then Ahsoka raises her lightsaber and stabs Brutus in the chest, then she cuts of his head. <text:s/>The rest of the Judeans run over to Ahsoka and <text:soft-page-break/>check on her </text:p>
      <text:p text:style-name="Standard"/>
      <text:p text:style-name="Standard">Kalmowicz: you good?</text:p>
      <text:p text:style-name="Standard">Ahsoka: yeah, (heavy breathing) I got him, this guy was a real dick (she holsters her sabers)</text:p>
      <text:p text:style-name="Standard">Alexopolis: you really kicked his ass in<text:line-break/>Ahsoka: (picks up Brutus' lightsaber and turns it on, it is red again) strange, (turns it off) this is the fourth officer that has carried a Jedi weapon</text:p>
      <text:p text:style-name="Standard">Kalmowicz: maybe their not normal officers</text:p>
      <text:p text:style-name="Standard">Ahsoka: what are you thinking?</text:p>
      <text:p text:style-name="Standard">Kalmowicz: they could be sith </text:p>
      <text:p text:style-name="Standard">Ahsoka: the sith do not have an army, they haven't since the ancient times </text:p>
      <text:p text:style-name="Standard">Alexopolis: these officers, can they use those powers</text:p>
      <text:p text:style-name="Standard">Ahsoka: not that I know of, they have never used them in combat </text:p>
      <text:p text:style-name="Standard">Kalmowicz: Well let's not wait around to find out</text:p>
      <text:p text:style-name="Standard">Ahsoka: (into com-link) Renner, come in</text:p>
      <text:p text:style-name="Standard">Renner: I copy, go ahead Ahsoka</text:p>
      <text:p text:style-name="Standard">Ahsoka: i'm bringing back the Judeans</text:p>
      <text:p text:style-name="Standard">Renner: was Roth among them</text:p>
      <text:p text:style-name="Standard">Ahsoka: he was, yet he is gone from this world</text:p>
      <text:p text:style-name="Standard">Renner: thank fuck thats the case, we'll await your arrival</text:p>
      <text:p text:style-name="Standard">Ahsoka: copy that, over and out</text:p>
      <text:p text:style-name="Standard"/>
      <text:p text:style-name="Standard">Ahsoka and company move across the plains and head for the villa, </text:p>
      <text:p text:style-name="Standard"/>
      <text:p text:style-name="Standard"/>
      <text:p text:style-name="Standard"><text:s/>- KIROS – IMPERIAL VILLA – NIGHT - </text:p>
      <text:p text:style-name="Standard"/>
      <text:p text:style-name="Standard"/>
      <text:p text:style-name="Standard">This villa they can hear from a mile away with the sounds of debauchery and they can smell the chronic in the air, as it would through the hills of California. <text:s/>Ahsoka sniffs and then puts her head in her hand, she knows what her army is doing. <text:s/></text:p>
      <text:p text:style-name="Standard"/>
      <text:p text:style-name="Standard">Ahsoka: damn it, Renner's smoking again </text:p>
      <text:p text:style-name="Standard">Kalmowicz: (sniffs) of thats that shit right there, hope there's some left for us</text:p>
      <text:p text:style-name="Standard">Alexopolis: if not I brought a few ounces with me, from Roth's personal stash</text:p>
      <text:p text:style-name="Standard">Ahsoka: eyes open guys, there could be troopers in the area </text:p>
      <text:p text:style-name="Standard"/>
      <text:p text:style-name="Standard">Ahsoka leads the Judeans to the gates of the villa, Ahsoka knocks on the door three times and a Rebel soldier opens the door. <text:s/>He shakes Ahsoka's hand and She leads the Judeans into the villa, the Judeans can see the billowing clouds of smoke coming from the inside of the house, Renner emerges from the smoke, coughing and drinking a jug of wine. <text:s/></text:p>
      <text:p text:style-name="Standard"/>
      <text:p text:style-name="Standard">Ahsoka: you seem to be keeping busy </text:p>
      <text:p text:style-name="Standard">Renner: if by busy you mean drunk, stoned, getting my cock (7) sucked </text:p>
      <text:p text:style-name="Standard">Ahsoka: no, I don't (laughs) these are the Judeans</text:p>
      <text:p text:style-name="Standard">Renner: you trust these guys</text:p>
      <text:p text:style-name="Standard">Ahsoka: you know the rules, we never turn from a people that wish for freedom </text:p>
      <text:p text:style-name="Standard"><text:soft-page-break/>Renner: spoken like Spartacus himself</text:p>
      <text:p text:style-name="Standard">Ahsoka: I do what I can </text:p>
      <text:p text:style-name="Standard"/>
      <text:p text:style-name="Standard">Ahsoka walks past Renner and goes inside the villa she goes to her designated room and then she sits down at the desk in the room. <text:s/>She rumages through papers until she finds her red book, she opens it and writes the name BRUTUS THE BRO-SHARK in the book and crosses off the name. <text:s/>Then she closes the book and leans back in the chair. <text:s/>She takes a deep breath and begins to dose off.....</text:p>
      <text:p text:style-name="Standard"/>
      <text:p text:style-name="Standard">DREAM</text:p>
      <text:p text:style-name="Standard"/>
      <text:p text:style-name="Standard">Ahsoka begins to dream, she dreams that she is walking around the Jedi temple, it is in ruins and there are clones shooting and killing anyone in their paths, Ahsoka is unable to intervene she is a spectator to the horrors. <text:s/>She then sees a hooded man with a blue lightsaber drawn backing down a young kid who is on the ground. <text:s/>The man stabs the kid killing him and then the clones shoot the living shit out of the body. <text:s/>Ahsoka screams and the hooded man looks at her as do all the clones, who are bathed in blood. <text:s/>The man is the severly burned Anakin Skywalker, Ahsoka gasps and begins to back up as the villians are marching towards her. <text:s/>Then Ahsoka backs up into a person, she turns around and this man is the Emperor, he smiles and Ahsoka screams, she then violently wakes up at her desk and she sees that she stabbed her knife into the desk. <text:s/>Ahsoka is sweating and then we see a rebel soldier run into the room</text:p>
      <text:p text:style-name="Standard"/>
      <text:p text:style-name="Standard">Soldier: my Queen, are you alright</text:p>
      <text:p text:style-name="Standard">Ahsoka: i'm fine, return to your charge </text:p>
      <text:p text:style-name="Standard">Soldier: right away ma'm</text:p>
      <text:p text:style-name="Standard"/>
      <text:p text:style-name="Standard">Ahsoka then sighs and she stands up and walks outside the office she then feels a cold wind rush through the villa as if the seasons are changing right as she has woken up. <text:s/>Ahsoka then walks outside to see the Judean soldiers getting dressed into rebel uniforms and learning the common language, Renner is seen teaching the new soldiers how to shoot and reload weapons under fire, Ahsoka then walks past the soldiers training and sees Alexopolis and Kalmowicz fighting each other with their sabers and we see here that Alexopolis has two lightsabers one from Roth the other from Brutus, Ahsoka watches the two fight for a minute and then passes them on her way to the front gates of the villa, she looks into the sky and sees a ship in the distance. <text:s/>Ahsoka closes her eyes and raises her hand to the sky, she sees an imperial star destroyer and a squad of TIE fighters accompanying the cruiser, she looks closer with her powers and sees that the fleet has two high ranking officers and a red cloaked man, Diego de Torquemada himself. <text:s/>Ahsoka quickly regains her senses and runs back to the rebels training </text:p>
      <text:p text:style-name="Standard"/>
      <text:p text:style-name="Standard">Ahsoka: The Imperials, I saw them </text:p>
      <text:p text:style-name="Standard">Renner: what are you talking about?</text:p>
      <text:p text:style-name="Standard">Ahsoka: the grand inquisitor will be here shortly, I sensed his presence</text:p>
      <text:p text:style-name="Standard">Kalmowicz: shit, what do we do now?</text:p>
      <text:p text:style-name="Standard">Ahsoka: Renner, Kalmo come to my office, the rest of you take defensive positions </text:p>
      <text:p text:style-name="Standard"/>
      <text:p text:style-name="Standard">Ahsoka, Renner and Kalmowicz run into Ahsoka's room as the rest of the rebel army prepares for a ground assault, Ahsoka, once inside her room, grabs a map of the province and sets it on the table in a back room. <text:s/></text:p>
      <text:p text:style-name="Standard"/>
      <text:p text:style-name="Standard"><text:soft-page-break/>Ahsoka: the Imperials will most likey land in the capital here (points it out on the map), we are here (points their location as well), this means that he will have to travel through some rough terrain if he wants to face us here</text:p>
      <text:p text:style-name="Standard">Kalmowicz: that is if he knows were here</text:p>
      <text:p text:style-name="Standard">Renner: which is still yet to be determined</text:p>
      <text:p text:style-name="Standard">Ahsoka: if what I have sensed is true, Torquemada will have knowledge of the force and be trained to use the powers of the dark side </text:p>
      <text:p text:style-name="Standard">Kalmowicz: this shit keeps getting worse</text:p>
      <text:p text:style-name="Standard">Ahsoka: I think we should keep the army mobile until we know what we are really dealing with</text:p>
      <text:p text:style-name="Standard">Renner: so what are you thinking, we leave tonight?</text:p>
      <text:p text:style-name="Standard">Ahsoka: I was thinking we leave now, and take another villa </text:p>
      <text:p text:style-name="Standard">Kalmowicz: that's cool with me</text:p>
      <text:p text:style-name="Standard">Renner: where's the closest target?</text:p>
      <text:p text:style-name="Standard">Ahsoka: (looks at the maps for a minute) here (points it out) the house of the Vareens </text:p>
      <text:p text:style-name="Standard">Kalmowicz: I'll tell the men to lock and load</text:p>
      <text:p text:style-name="Standard">Ahsoka: hold up, i'll tell them, we need to fight as one in this, not Judeans and rebels </text:p>
      <text:p text:style-name="Standard">Renner: try getting the exclusionites to follow your orders</text:p>
      <text:p text:style-name="Standard">Ahsoka: they have done so in the past</text:p>
      <text:p text:style-name="Standard">Renner: (sighs) go outside and see if your plans are as well heard as they are here </text:p>
      <text:p text:style-name="Standard"/>
      <text:p text:style-name="Standard">Ahsoka exits the office and heads for the main courtyard of the villa, the rebel soldiers are set up jere awaiting the imminant attack from the imperials. <text:s/>Ahsoka calls out to the soldiers and hey all turn around and attend Ahsoka</text:p>
      <text:p text:style-name="Standard"/>
      <text:p text:style-name="Standard">Ahsoka: my soldiers, (all the rebels quiet down) the Imperial army has arrived, to ensure our safety in these coming days I suggest we relocate and move to the next villa</text:p>
      <text:p text:style-name="Standard"/>
      <text:p text:style-name="Standard">The soldiers are whining and bitching, then Alexopolis steps up to the front</text:p>
      <text:p text:style-name="Standard"/>
      <text:p text:style-name="Standard">Alexopolis: you want us to give up our villa without even fighting for it, just like you had us abandon our last fort</text:p>
      <text:p text:style-name="Standard">Ahsoka: trust me on this, Torquemada knows were here and he will not come with a rabble of common troopers, he'll have Crassus' men with advanced rifles and large shields </text:p>
      <text:p text:style-name="Standard">Alexopolis: we have faced all the empire has to offer </text:p>
      <text:p text:style-name="Standard">Ahsoka: look Alex, i'm really trying to work with you, your not making this easy</text:p>
      <text:p text:style-name="Standard">Alexopolis: in Judean culture only the strongest should take hold of the army, face me and if you win, I will fall to command, if I win...your under me, in every sense </text:p>
      <text:p text:style-name="Standard">Ahsoka: shit-bird </text:p>
      <text:p text:style-name="Standard"/>
      <text:p text:style-name="Standard">Ahsoka raises her hand and begins to use force choke on Alexopolis, she then raises him up in the air and her eyes begin to gleem red</text:p>
      <text:p text:style-name="Standard"/>
      <text:p text:style-name="Standard">Ahsoka: I have had my fill of poor words from piss-ants like you </text:p>
      <text:p text:style-name="Standard">Alexopolis: (gasping for air) p..please, le, le, let me go</text:p>
      <text:p text:style-name="Standard">Ahsoka: (releases Alexopolis, he falls to the ground) listen to me, and you listen good, I command this army, and if you attempt to wrest it from hands.... (looks around) I will accrue your fucking head</text:p>
      <text:p text:style-name="Standard"/>
      <text:p text:style-name="Standard"><text:soft-page-break/>Ahsoka walks away and screams out to the army</text:p>
      <text:p text:style-name="Standard"/>
      <text:p text:style-name="Standard">Ahsoka: gather your belongings, we leave in three hours! </text:p>
      <text:p text:style-name="Standard"/>
      <text:p text:style-name="Standard">All the rebels soldiers rush to gather their items and Alexopolis is helped up by two Judeans, Alexopolis wrestles the two men away and storms off to grab his weapons and his gear, Ahsoka walks back into the Tablinum and she sees that Renner and Kalmowicz have packed up everything in this room, and Renner has his bag packed, Kalmowicz is still grabbing things from Ahsoka's room, he stored his things here for proximity. <text:s/>Ahsoka then runs into her room and grabs a large duffle bag from under the bed here, she then runs to the desk in her room and grabs all the papers and her red book, she then runs back into the office and then she motions Renner and Kalmowicz to follow her, they all get to the villa court yard to see the soldiers ready to march Alexopolis in front, Ahsoka looks at Alexopolis and he bows his head</text:p>
      <text:p text:style-name="Standard"/>
      <text:p text:style-name="Standard">Ahsoka: alright everyone, let's move out!</text:p>
      <text:p text:style-name="Standard"/>
      <text:p text:style-name="Standard"/>
      <text:p text:style-name="Standard"><text:s/>- KIROS – FIELD OF THE DAMNED – CRACK OF DAWN - </text:p>
      <text:p text:style-name="Standard"/>
      <text:p text:style-name="Standard"/>
      <text:p text:style-name="Standard">The entire army standing with about 70 strong with the addition of the whole Judean colony, they move to the south and pass by many different hills and rock formations as they pass through the plains of Kiros, Ahsoka is marching at the front and Renner is walking by her side. <text:s/>Kalmowicz and Alexopolis are marching at the back, the army continues to move south and towards the next villa to take..............</text:p>
      <text:p text:style-name="Standard"/>
      <text:p text:style-name="Standard"/>
      <text:p text:style-name="Standard"/>
      <text:p text:style-name="Standard">- KIROS – <text:s/>URBUS CRASSUS – CAPITAL CITY OF KIROS – DAY - </text:p>
      <text:p text:style-name="Standard"/>
      <text:p text:style-name="Standard"/>
      <text:p text:style-name="Standard"/>
      <text:p text:style-name="Standard">An Imperial star destroyer lands at the newly built naval base in the capital, the governor a stern, older man wearing a white toga and a golden laurel crown, walks over to the Imperial crusier and awaits the arrival of his guests. <text:s/>The Star Destroyer opens it's large ramp and as soon as the governor can see what is exiting this huge star ship, there are hundreds of imperial soldiers marching in with large shields, these shield bear the mark of an ealge on the top and the troopers all have dark sabers on their belts as well as blaster rifles. <text:s/>At last a tall man in a red coat is seen walking down the ramp he is wearing a wide brimmed red hat with spikes at the end of it, he walks down and he goes right up to the governor and removes his hat, It is Diego de Torquemada himself, he fixes his hair and has his soldiers remove his cloak, under the red cloak he wears a black satin shirt with a red sash as a belt, he has black pants and black boots, he has a lightsaber with a skull at the end of the hilt, and then his two soldier dress him in a red cape with his symbol large on the back of it. <text:s/>Torquemada then breaks his silence</text:p>
      <text:p text:style-name="Standard"/>
      <text:p text:style-name="Standard">Diego: you must be the governor of this fair town</text:p>
      <text:p text:style-name="Standard">Governor: yes sir, Lucius Aemellianus Rufus </text:p>
      <text:p text:style-name="Standard">Diego: Governor Rufus I have orders from the senate to secure your system and bring the errent rebels to justice</text:p>
      <text:p text:style-name="Standard"><text:soft-page-break/>Rufus: the senate does not have the authority to command such a thing, only the emperor can remove me from my post </text:p>
      <text:p text:style-name="Standard">Diego: (laughs) funny, Lord Sidious has given me a message for you, </text:p>
      <text:p text:style-name="Standard"/>
      <text:p text:style-name="Standard">Diego then raises his hand and uses Force lightning to fry Governor Rufus, killing him all the governor's men are shocked and cannot do anything.</text:p>
      <text:p text:style-name="Standard"/>
      <text:p text:style-name="Standard">Diego: the Emperor has issued me total control of the system! Any who wish to challenge my authority shall be arrested and put to death, Cervantes, Salvador</text:p>
      <text:p text:style-name="Standard"/>
      <text:p text:style-name="Standard">Torquemada's two rough looking soldiers step forward, both of them are dressed like colonial spanish conquistodors, the armor and everything, their swords are replaced with lightsabers, yet one carries a sniper rifle, the other a halberd. <text:s/></text:p>
      <text:p text:style-name="Standard"/>
      <text:p text:style-name="Standard">Diego: these are my personal troops, Cervantes, my word, and Salvador, my will. <text:s/>These men are your new governors now, these troopers are the city's personal guard, and from this day forth, there shall be marshall law instituted. </text:p>
      <text:p text:style-name="Standard"/>
      <text:p text:style-name="Standard">The Crassus' Troopers begin to march into the city with tanks, AT-ST walkers and morter trucks, the troopers begin to run into the city ushering people into their houses and barricading them in their houses, there are guards set on every street and on the top of the walls, then the troopers close the city gates and lock any civilians outside the gate out of the city for good. <text:s/>Diego de Torquemada then goes to the governor's villa ands begins to take over, placing his flags in the house, setting up his documents here, he garrisons his troops here, the Villa has become the base of the Grand Inquisitor. <text:s/>The Troopers are in full control of the city and Cervantes walks into the main office of the villa.</text:p>
      <text:p text:style-name="Standard"/>
      <text:p text:style-name="Standard">Cervantes: sir, the city is secure, there is no one in the city that can challenge our control.</text:p>
      <text:p text:style-name="Standard">Diego: good, good....first things first, we must teach these peoples the ways of the cross, </text:p>
      <text:p text:style-name="Standard">Cervantes: what stands the plan?</text:p>
      <text:p text:style-name="Standard">Diego: set up the cathedral in the center of the forum,</text:p>
      <text:p text:style-name="Standard">Cervantes: business as usual then</text:p>
      <text:p text:style-name="Standard">Diego: oh Cervantes, think of it (puts his arm around Cervantes) pitcure this, a city abiding our laws and faith, </text:p>
      <text:p text:style-name="Standard">Cervantes: it would be quite the sight </text:p>
      <text:p text:style-name="Standard">Diego: that is why we must control these people, any sign of rebellion should be dealt with</text:p>
      <text:p text:style-name="Standard">Cervantes: I will see to it that our cathedral is built</text:p>
      <text:p text:style-name="Standard"/>
      <text:p text:style-name="Standard">Cervantes leaves the office and Diego looks at the maps of the city, outside the villa, the imperials are torturing citzens and crucifying them, the stormtroopers laugh as they nail civilians to the cross........</text:p>
      <text:p text:style-name="Standard"/>
      <text:p text:style-name="Standard"/>
      <text:p text:style-name="Standard">- KIROS – <text:s/>VILLAE VAREENI – AFTERNOON - </text:p>
      <text:p text:style-name="Standard"/>
      <text:p text:style-name="Standard"/>
      <text:p text:style-name="Standard"/>
      <text:p text:style-name="Standard">The Rebels come upon a villa, this one is bigger than the last villa the rebels were camped in. <text:s/>Ahsoka leads the way for the rebel army to the back walls of the villa and they hear the crack of a whip, Ahsoka <text:soft-page-break/>then jumps up to the top of the walls and witnesses what is happening in the villa. <text:s/>An Imperial aristocrat wearing a bright white toga is whiping a male slave, this Imperial is going to town on the slave and there is blood all over the sand on the ground. <text:s/>Ahsoka than jumps to into the villa and lands on the sand right next to the aristocrat</text:p>
      <text:p text:style-name="Standard"/>
      <text:p text:style-name="Standard">Ahsoka: Tyderian Vareen!!</text:p>
      <text:p text:style-name="Standard"/>
      <text:p text:style-name="Standard">the Aristorcrat turns around</text:p>
      <text:p text:style-name="Standard"/>
      <text:p text:style-name="Standard">Tyderian: Ah, what do we have here, the gods have sent me another whore for my cock (8)</text:p>
      <text:p text:style-name="Standard">Ahsoka: (draws her lightsabers) I don't think so</text:p>
      <text:p text:style-name="Standard"/>
      <text:p text:style-name="Standard">Ahsoka and Tyderian square off and then Tyderian raises his whip to strike Ahsoka and she dodges the attack, then Ahsoka draws her knife and throws it at Vareen. <text:s/>The knife hits Varren in the leg and Tyderian then shreaks in pain, Vareen rips out the knife, then he hurls the knife at Ahsoka. <text:s/>Ahsoka does a backflip and evades the knife attack, then Tyderian runs at Ahsoka yet Ahsoka is ready, she ducks under his right hook and she punches him three times in the stomach and then delivers a right hook to Tyderian's face. <text:s/>Ahsoka is now standing over Tyderian Vareen, then she points her lightsaber at his neck. <text:s/></text:p>
      <text:p text:style-name="Standard"/>
      <text:p text:style-name="Standard">Ahsoka: yeald </text:p>
      <text:p text:style-name="Standard">Tyderian: what are your terms</text:p>
      <text:p text:style-name="Standard">Ahsoka: the villa...ours, your slaves...freed, your life.....taken</text:p>
      <text:p text:style-name="Standard"/>
      <text:p text:style-name="Standard">Ahsoka then proceeds to slash Tyderian's throat killing him, then Ahsoka runs to the gates of the villa and opens the doors, the rest of the rebels pile into the villa and begin to set up their camp in the court yards and the many rooms of this villa. <text:s/>Ahsoka heads to the back office to check on the supplies and she hears the sound of flies buzzing from the back of the house, Ahsoka whistles and two rebel soldiers walk to her side, Ahsoka and the soldiers head into this back corridor that leads down stairs into a room that is pitch black, Ahsoka looks around for a light and finds a chain in the middle of the room, she pulls down the chain and a large light turns on in the room. <text:s/>The rebels have walked into Tyderian Vareen's torture chamber, there is blood all over the floor and tables, in fact there is a disemboweled person laying on the table dead with bow flies eating at their dead flesh. <text:s/>Ahsoka covers her face to avoid the horrific smell as the other rebel soldiers look around the room and see torture devices and knives used for devious purposes. <text:s/>Ahsoka then walks over to the back of the room to see another door, this one is rusted and has bars on the top of the door so you can look into the cell. <text:s/>Ahsoka looks to only see the decomposing body of a woman clutching a dead child, Ahsoka breaks open the door and the rebel soldiers cannot believe their eyes. <text:s/></text:p>
      <text:p text:style-name="Standard"/>
      <text:p text:style-name="Standard">Soldier: what savagry </text:p>
      <text:p text:style-name="Standard">Ahsoka: see this one to a proper burial</text:p>
      <text:p text:style-name="Standard">Soldier: yes m'am</text:p>
      <text:p text:style-name="Standard"/>
      <text:p text:style-name="Standard">The two soldiers grab the body and leave this room, Ahsoka still scans the room over and she see different carpenter's tools and saw blades, giving this room the look of a torture tool-shed, she then looks again at the man on the table and she covers her mouth. <text:s/>Then Ahsoka leaves the room and sees the rebels setting up their base in this villa and then Alexopolis is seen trying to set his gear up in the <text:soft-page-break/>largest room possible. <text:s/></text:p>
      <text:p text:style-name="Standard"/>
      <text:p text:style-name="Standard">Alexopolis: Ahsoka Tano</text:p>
      <text:p text:style-name="Standard">Ahsoka: Alexopolis, seems to me your out of place</text:p>
      <text:p text:style-name="Standard">Alexopolis: well this is the Dominus' room, thus im here </text:p>
      <text:p text:style-name="Standard">Ahsoka: well, im going to find another place to sleep</text:p>
      <text:p text:style-name="Standard">Alexopolis: ya know you could always share the room with me (winks at Ahsoka) </text:p>
      <text:p text:style-name="Standard">Ahsoka: I think i'll pass </text:p>
      <text:p text:style-name="Standard"/>
      <text:p text:style-name="Standard">Ahsoka walks out of the room and goes into another smaller room in the hall it has a small bed and a desk with a lamp on it, Ahsoka sits down on the bed and a rebel soldier comes into the room with a large duffle bag</text:p>
      <text:p text:style-name="Standard"/>
      <text:p text:style-name="Standard">Rebel: your gear my Queen</text:p>
      <text:p text:style-name="Standard">Ahsoka: thank you </text:p>
      <text:p text:style-name="Standard"/>
      <text:p text:style-name="Standard">The rebel leaves and Ahsoka just pushes the duffle bag under her bed and gets her red book and puts it on the desk in the room, she opens a map of the province and looks at the location of the capital city and grabs a white chess piece from her duffle bag and places it on the map, then she finds on the map VILLAE VAREENI and places a black chess piece on their position, she then grabs measuring tools out of her duffle bag and begins to write down distances on from the capital city to their villa, the other from the villa to the famed Kiros Temple, at the edge of a cliff. <text:s/>Ahsoka then measures and writes two numbers down, 27 km and 40 km, with these numbers written down, she grabs the paper she wrote this on and takes it outside her room, she then sees the rebels setting up their sleeping arrangments, people drinking the villa's wine and cracking jokes, Ahsoka then finds three Judean soldiers ordering a woman who appears to be a former slave</text:p>
      <text:p text:style-name="Standard"/>
      <text:p text:style-name="Standard">Judean: cunt!, see my wine jug filled hmm?</text:p>
      <text:p text:style-name="Standard">Ahsoka: Norm!, fetch drink yourself</text:p>
      <text:p text:style-name="Standard"/>
      <text:p text:style-name="Standard">Norm laughs and then stands up to get his own drink, the slave is a Togrutan she has her head down</text:p>
      <text:p text:style-name="Standard"/>
      <text:p text:style-name="Standard">Ahsoka: you don't need to take shit from them, you are free now</text:p>
      <text:p text:style-name="Standard">Slave: am I? Your men order me around like I yet have shackles on my hands, the only difference stands the owners</text:p>
      <text:p text:style-name="Standard">Ahsoka: that is your decision, </text:p>
      <text:p text:style-name="Standard"/>
      <text:p text:style-name="Standard">Ahsoka draws her handgun and hands it to the slave</text:p>
      <text:p text:style-name="Standard"/>
      <text:p text:style-name="Standard">Ahsoka: no one should enslave you again, you have my word</text:p>
      <text:p text:style-name="Standard">Slave: (grabs the pistol) if only you had such power</text:p>
      <text:p text:style-name="Standard">Ahsoka: what is your name</text:p>
      <text:p text:style-name="Standard">Slave: I was not given one, the only name I remember was given to me as a child</text:p>
      <text:p text:style-name="Standard">Ahsoka: and that name</text:p>
      <text:p text:style-name="Standard">Slave: Ramona</text:p>
      <text:p text:style-name="Standard">Ahsoka: Ramona, you are free, and if you need anything you come talk to me</text:p>
      <text:p text:style-name="Standard">Ramona: you are kind, are you the....Jedi Assassin</text:p>
      <text:p text:style-name="Standard"><text:soft-page-break/>Ahsoka: I am Ahsoka Tano</text:p>
      <text:p text:style-name="Standard">Ramona: I have heard your name, only in legend</text:p>
      <text:p text:style-name="Standard">Ahsoka: then the legends stand true</text:p>
      <text:p text:style-name="Standard">Ramona: they also say you cannot die</text:p>
      <text:p text:style-name="Standard">Ahsoka: (sighs) where did you hear that</text:p>
      <text:p text:style-name="Standard">Ramona: from one of the Judeans, Alexopolis</text:p>
      <text:p text:style-name="Standard">Ahsoka: im no more mortal than you are, I wouldn't believe stories from him</text:p>
      <text:p text:style-name="Standard">Ramona: I will be sure to take his words with grain of salt</text:p>
      <text:p text:style-name="Standard"/>
      <text:p text:style-name="Standard">Ramona walks away and holsters the weapon, the Ahsoka goes to the outside court yard of the villa and she sees the rebels burying slaves in the dirt. <text:s/>Ahsoka walks up to Renner and tosses him a water cantine, he nods and drinks it, then he throws it to Kalmowicz who takes a sip. <text:s/></text:p>
      <text:p text:style-name="Standard"/>
      <text:p text:style-name="Standard">Ahsoka: thanks for doing this guys</text:p>
      <text:p text:style-name="Standard">Renner: it's a pity we couldn't save them all</text:p>
      <text:p text:style-name="Standard">Ahsoka: well we got one out of it, i'd say we still have a good amount of soldiers </text:p>
      <text:p text:style-name="Standard">Kalmowicz: and what of the Inquisitor he's not just going to hurl his forces at our walls is he?</text:p>
      <text:p text:style-name="Standard">Ahsoka: he will attack, once Vareen does not show up in town, but we have to get to the Kiros Temple before Torquemada does</text:p>
      <text:p text:style-name="Standard">Renner: what's this obesssion with the Temple, this isn't the legend of …</text:p>
      <text:p text:style-name="Standard">Kalmowicz: whoa, Copyright</text:p>
      <text:p text:style-name="Standard">Renner: oh yeah shit, almost blew it there </text:p>
      <text:p text:style-name="Standard">Ahsoka: if Torquemada takes that, we will have more trouble stopping his efforts to defeat us</text:p>
      <text:p text:style-name="Standard">Kalmowicz: what's so important about that place</text:p>
      <text:p text:style-name="Standard">Ahsoka: (sighs) not only is there a force crystal at the Temple, there is also an old fleet of republic ships, the temple is our way off this planet </text:p>
      <text:p text:style-name="Standard">Renner: are you sure those ships work</text:p>
      <text:p text:style-name="Standard">Ahsoka: I was the last one to use them, and we cant all use my fighter </text:p>
      <text:p text:style-name="Standard">Kalmowicz: so what is your plan Sokes,</text:p>
      <text:p text:style-name="Standard">Ahsoka: well, I will go to the temple with some soldiers secure the area and fly the ships here, then to the forest to get my A-wing and were off this rock</text:p>
      <text:p text:style-name="Standard">Renner: you intend to leave the people to Torquemada</text:p>
      <text:p text:style-name="Standard">Ahsoka: no, that's where you two come in, you will lay a distraction by attacking the capital</text:p>
      <text:p text:style-name="Standard">Kalmowicz: with a handful of men, we cannot win</text:p>
      <text:p text:style-name="Standard">Ahsoka: you wont have to, come to my room </text:p>
      <text:p text:style-name="Standard"/>
      <text:p text:style-name="Standard">Ahsoka runs to her room at the villa with Renner and Kalmowicz running behind her. <text:s/>Then get to her desk and she has the map set up with the rebel and Imperial positions on the map, she then sits down, grabs a coin and places it on the map where the temple is located. <text:s/></text:p>
      <text:p text:style-name="Standard"/>
      <text:p text:style-name="Standard">Ahsoka: ok guys look here (she moves the black chess piece to the city) if you take the army and hold Torquemada at the city, he will have no choice but to defend his position, with this time I will take three of the best pilots to get to the temple, secure the crystal and get the republic ships and give you guys air support before Torquemada can call for reinforcements. <text:s/></text:p>
      <text:p text:style-name="Standard">Renner: a plan well thought</text:p>
      <text:p text:style-name="Standard">Kalmowicz: I like it, only one thing, we dont know how many men Torquemada has</text:p>
      <text:p text:style-name="Standard">Ahsoka: true, maybe you can get your buddy Alexopolis to scout the city</text:p>
      <text:p text:style-name="Standard"><text:soft-page-break/>Kalmowicz: i'll ask him </text:p>
      <text:p text:style-name="Standard"/>
      <text:p text:style-name="Standard">Kalmowicz leaves the room</text:p>
      <text:p text:style-name="Standard"/>
      <text:p text:style-name="Standard">Ahsoka: gather the men, i'll need the best pilots you have left</text:p>
      <text:p text:style-name="Standard">Renner: i'll see what I can do</text:p>
      <text:p text:style-name="Standard"/>
      <text:p text:style-name="Standard">They both walk out of the room and then Renner runs to the court yard and Ahsoka gets a pistol and holsters the weapon, she draws her knife and checks the blade. <text:s/>She then sheaths the weapon and then she walks over to the rest of the rebels and then she waits for Renner to pick out the pilots, he points out three soldier and they step forward and Renner turns around and walks them over to Ahsoka</text:p>
      <text:p text:style-name="Standard"/>
      <text:p text:style-name="Standard">Renner: this is Sailus Mack, Greg Combern, Blumberg </text:p>
      <text:p text:style-name="Standard">Ahsoka: these are the pilots </text:p>
      <text:p text:style-name="Standard">Mack: were the best of the rebs</text:p>
      <text:p text:style-name="Standard">Ahsoka: follow me, we haven't much time </text:p>
      <text:p text:style-name="Standard"/>
      <text:p text:style-name="Standard">The pilots follow Ahsoka to the back of the villa and they get to the back walls</text:p>
      <text:p text:style-name="Standard"/>
      <text:p text:style-name="Standard"/>
      <text:p text:style-name="Standard"><text:s/>- KIROS – SACRED FOREST – DUSK - </text:p>
      <text:p text:style-name="Standard"/>
      <text:p text:style-name="Standard"/>
      <text:p text:style-name="Standard">Ahsoka: you three are our best chance to get off this planet </text:p>
      <text:p text:style-name="Standard">Blumberg: what of the rest of the army</text:p>
      <text:p text:style-name="Standard">Ahsoka: their setting up a diversion </text:p>
      <text:p text:style-name="Standard">Combern: whats the load</text:p>
      <text:p text:style-name="Standard">Ahsoka: a set of old republic ships, gunships and 180's </text:p>
      <text:p text:style-name="Standard">Blumberg: those shitty things, are you sure they still start</text:p>
      <text:p text:style-name="Standard">Ahsoka: they may need some fuel but they'll get the job done</text:p>
      <text:p text:style-name="Standard">Mack: ok then let's move</text:p>
      <text:p text:style-name="Standard"/>
      <text:p text:style-name="Standard">Ahsoka jumps to the top of the wall and then she tosses a rope down and the pilots climb the rope and get to the top of the walls, they see the rebels heading towards the city. <text:s/>Ahsoka then tosses the rope down the other side of the walls and motions the pilots to scale down the wall, Ahsoka then jumps down and rejoins the pilots, she leads them forward and they are for the Kiros Temple. <text:s/>The rebel pilots and Ahsoka are walking through the plains and they are puzzeled that they see no one around them just empty plains. <text:s/>Ahsoka then leads the pilots through a forest and over a few rivers and around a giant lake, then the rebels reach a stone pillar written in a foreign language, Ahsoka walks up to the pillar and places her hand on it. <text:s/>She brushes her hand along the words to read the text and she closes her eyes. <text:s/>She then opens her eyes and then she turns to the pilots</text:p>
      <text:p text:style-name="Standard"/>
      <text:p text:style-name="Standard">Ahsoka: were close </text:p>
      <text:p text:style-name="Standard">Mack: you can read that shit </text:p>
      <text:p text:style-name="Standard">Ahsoka: I was born here, this is my original home, before Tribius took my old life</text:p>
      <text:p text:style-name="Standard">Blumberg: Tribius?</text:p>
      <text:p text:style-name="Standard">Ahsoka: that's a story for another time, follow me </text:p>
      <text:p text:style-name="Standard"><text:soft-page-break/></text:p>
      <text:p text:style-name="Standard">The pilots draw their weapons and move through the trees following Ahsoka's lead, the rebels move a past some big trees with vines creating a canopy over our heroes, Ahsoka's eyes then widen and she raises her hand to hold the pilots in their tracks, she turns around and put her finger to her mouth </text:p>
      <text:p text:style-name="Standard"/>
      <text:p text:style-name="Standard">Ahsoka: shh, (whipsers) toopers 2 o clock</text:p>
      <text:p text:style-name="Standard"/>
      <text:p text:style-name="Standard">The rebels then crouch and begin to slowly move behind Ahsoka, she motions her hand to the ground, ordeing the pilots to hold their position. <text:s/>Ahsoka then draws her knife from the back of her belt and sneaks over to the lower ground where the troopers are standing, Ahsoka gets closer and then grabs a rock from the ground and tosses it over the trooper's heads to create a rustling in the bushes in front of the stormtroopers</text:p>
      <text:p text:style-name="Standard"/>
      <text:p text:style-name="Standard">Stormtrooper: what the hell was that?</text:p>
      <text:p text:style-name="Standard">Stormtrooper 2: check it out</text:p>
      <text:p text:style-name="Standard"/>
      <text:p text:style-name="Standard">One of the two troopers moves away from his friend and then Ahsoka runs from the brush and jumps on the closest trooper's back and stabs them in the neck three times, then Ahsoka jumps off the trooper back onto the ground. <text:s/>The Trooper's white armor is covered in thick red blood giving the armor a new color. <text:s/>The other trooper turns around and Ahsoka hurls her knife into the other trooper's neck causing them to hit the ground, Ahsoka runs over to the trooper and finishes them off by ripping the knife out of his neck cutting it in the process. <text:s/>Ahsoka motions the pilots to leave their hiding spot and rejoin her, the pilots move from their cover and then continue to follow Ahsoka, the rebels soon reach a cobble stone road and this road is really overgrown with vines and moss all over the stones. <text:s/>Ahsoka leads the rebel pilots to a set of stairs, the rebels climb the stairs then then they all see in the distance a large stone structure with vines hanging off of it, trees covering the structure with a stone road leading up a few more stairs and eventually to a huge set of stone doors, broken open. <text:s/></text:p>
      <text:p text:style-name="Standard"/>
      <text:p text:style-name="Standard"/>
      <text:p text:style-name="Standard"><text:s/>- KIROS – KIROS TEMPLE – DUSK - </text:p>
      <text:p text:style-name="Standard"/>
      <text:p text:style-name="Standard"/>
      <text:p text:style-name="Standard">Ahsoka then walks into a clearing where the setting sun is shining on the rebels, the temple is not far away from them but the rebel pilots can see why Ahsoka wanted to travel there. <text:s/>The Temple has the look of an ancient Inca Temple of the Sun, there are viles hanging off of it with tropical birds flying around the structure. <text:s/>The Temple stands a monument hidden by a large forest, yet the rebels have finally made their way into it's presence. <text:s/>Ahsoka then hears a beeping sound, she looks at her com-link and sees she has a message, she presses a button on the com-link. <text:s/></text:p>
      <text:p text:style-name="Standard"/>
      <text:p text:style-name="Standard">Ahsoka: Tano here</text:p>
      <text:p text:style-name="Standard">Renner: hey Ahsoka, bit of a problem here </text:p>
      <text:p text:style-name="Standard">Ahsoka: what do you mean, I hear no gunfire</text:p>
      <text:p text:style-name="Standard">Renner: yeah thats the problem, theres no guards in the city, there all gone</text:p>
      <text:p text:style-name="Standard">Ahsoka: wait, the Imperials have left the capital</text:p>
      <text:p text:style-name="Standard">Renner: looks like it, they left in a hurry, the fires are still somking </text:p>
      <text:p text:style-name="Standard">Ahsoka: if the impeirals are not in the capital then where the hell are they?</text:p>
      <text:p text:style-name="Standard"/>
      <text:p text:style-name="Standard"><text:soft-page-break/>Ahsoka sees a red laser in the distance and she then realizes the situation at hand</text:p>
      <text:p text:style-name="Standard"/>
      <text:p text:style-name="Standard">Ahsoka: GET <text:s/>DOWN!!</text:p>
      <text:p text:style-name="Standard"/>
      <text:p text:style-name="Standard">Ahsoka dives on the ground and pushes Blumberg over on the ground, Mack and Combern both are killed from sniper shots, and Ahsoka instantly grabs on of their rifies and begins to blind fire from the rock placement where they are hiding. <text:s/></text:p>
      <text:p text:style-name="Standard"/>
      <text:p text:style-name="Standard">Blumberg: shit, were gonna die </text:p>
      <text:p text:style-name="Standard">Ahsoka: shut up and grab their gun, we need to get to the forest </text:p>
      <text:p text:style-name="Standard">Renner: (over com-link) the fuck's going on over there?</text:p>
      <text:p text:style-name="Standard">Ahsoka: the Imperial's are at the temple, i'm pinned down, i'm going to try to fight through </text:p>
      <text:p text:style-name="Standard">Renner: Shit, were on our way, sit tight</text:p>
      <text:p text:style-name="Standard">Ahsoka: copy that</text:p>
      <text:p text:style-name="Standard"/>
      <text:p text:style-name="Standard">Ahsoka then fires off a few more shots and then she reloads and looks a Blumberg</text:p>
      <text:p text:style-name="Standard"/>
      <text:p text:style-name="Standard">Ahsoka: when I shoot run to the trees, find cover and wait for the rebels</text:p>
      <text:p text:style-name="Standard">Blumberg: what are you gonna do</text:p>
      <text:p text:style-name="Standard">Ahsoka: (laugh) just watch</text:p>
      <text:p text:style-name="Standard"/>
      <text:p text:style-name="Standard">Ahsoka stands up and fires at the sniper nests and Blumberg runs to the trees and finds a safe spot to hide, then Ahsoka gets back behind cover and then she drops her rifle and grabs her lightsabers, she then stand up from behind the rock and turns on her lightsabers, then the snipers fire at her only to have their shots deflected. <text:s/>Ahsoka runs forward blocking all the sniper shots and soon the snipers throw down their guns and draw dark sabers, the two snipers, who are scout troopers, run out with dark sabers drawn and they start swinging at Ahsoka. <text:s/>Ahsoka dodges the initial attacks and then she kicks one trooper away and this puts the remaining scout trooper in a one-on-one fight with Ahsoka. <text:s/>The trooper attacks and Ahsoka blocks the trooper's strike and then she slashes the trooper twice with her other lightsaber killing him, the other trooper gets up and runs at Ahsoka. <text:s/>Ahsoka jumps in the air and jumps over the trooper, as she is coming down, she slashes both of the trooper's arms off, the trooper falls to the ground screaming in pain and then Ahsoka finishes the trooper off by stabbing her lightsaber in his back. <text:s/>Then she runs into the doors of the temple and she is instantly aimed at by every trooper in the army, Ahsoka still with her saber's draws looks around to she she has no way out, a man walks out of the shadows on the second floor and looks down at Ahsoka. <text:s/>It's Torquemada, he removes his hat and then looks at Ahsoka</text:p>
      <text:p text:style-name="Standard"/>
      <text:p text:style-name="Standard">Diego: Ahsoka Tano, the Jedi Assassin we meet at last </text:p>
      <text:p text:style-name="Standard">Ahsoka: you must be the Inquisitor </text:p>
      <text:p text:style-name="Standard">Diego: indeed, my name is Diego de Torquemada, son of the great Tomas de Torquemda</text:p>
      <text:p text:style-name="Standard">Ahsoka: only in your mind psycho</text:p>
      <text:p text:style-name="Standard">Diego: im surprised you chose to come in here alone, not a very bright Jedi, not many are, they fell prey to such a devious plan</text:p>
      <text:p text:style-name="Standard">Ahsoka: I grow tired of your words</text:p>
      <text:p text:style-name="Standard">Diego: then let me fill ears with offer, join me and we could rule this system, you wish to be a queen, you will be the Queen of Kiros</text:p>
      <text:p text:style-name="Standard">Ahsoka: a fine offer, one only a traitor would take</text:p>
      <text:p text:style-name="Standard"><text:soft-page-break/>Diego: you fool, I have dealt with zealots like you, and nailed them to a cross, (motions to his men) kill her </text:p>
      <text:p text:style-name="Standard"/>
      <text:p text:style-name="Standard">Ahsoka throws a smoke grenade and then she backflips outside the temple and climbs up onto the roof, she waits for the troopes to go to the door, once they do she throws a frag grenade killing all but three of the troopers, these three troopers are now missing limbs and then Ahsoka goes to the ground and kills all three, then Ahsoka enters the temple again and runs up to the second floor dodging all the gunfire that the troopers are supplying, Ahsoka deflects a few more shots killing two more troopers, then she runs into the main door on the second floor and closes it. Then she uses her power to move a piece of wood to lock the door, the Ahsoka turns around and then walks forward into this dark room. <text:s/>This room has a dim blood red light with a great deal of fog, clouding the Ahsoka's sight, and thus she closes her eyes and uses her powers to see through the mist. <text:s/>Ahsoka senses someone, then she opens her eyes and walks forward. <text:s text:c="2"/>Ahsoka's lightsabers are producing most of the light in this room then as she is walking in this scary hall, Ahsoka hears a whipsering voice. <text:s/></text:p>
      <text:p text:style-name="Standard"/>
      <text:p text:style-name="Standard">Voice: kill, kill, kill, kill, kill</text:p>
      <text:p text:style-name="Standard"/>
      <text:p text:style-name="Standard">The voice going in and out, then she hears another voice </text:p>
      <text:p text:style-name="Standard"/>
      <text:p text:style-name="Standard">Voice: i'll.....skin you alive.....</text:p>
      <text:p text:style-name="Standard"/>
      <text:p text:style-name="Standard">Ahsoka then is looking around in this room she stops and then she hears the voice getting closer </text:p>
      <text:p text:style-name="Standard"/>
      <text:p text:style-name="Standard">Voice: murder...... murder......MURDER!!!</text:p>
      <text:p text:style-name="Standard"/>
      <text:p text:style-name="Standard">Cervantes the Cruel jumps out of the darkness and Ahsoka blocks his attack and they clash for a short time</text:p>
      <text:p text:style-name="Standard"/>
      <text:p text:style-name="Standard">Cervantes: your the Jedi everyone's been pissing about, how bout I piss in your mouth!</text:p>
      <text:p text:style-name="Standard"/>
      <text:p text:style-name="Standard">Ahsoka breaks the clash and punchs Cervantes in the face and then Cervantes returns to the darkness, then Ahsoka continuees to walk down this dark corridor, the Cervantes again tries to scare Ahsoka</text:p>
      <text:p text:style-name="Standard"/>
      <text:p text:style-name="Standard">Cervantes: i'll.....bathe, <text:s/>in your blood!</text:p>
      <text:p text:style-name="Standard"/>
      <text:p text:style-name="Standard">Cervantes comes out of the darkeness and Ahsoka blocks his attack and they clash for a minute, Ahsoka then breaks the clash again and she slashes Cervantes across the legs and he begins to limp away into the darkness. <text:s/>Ahsoka then reaches the end of the hall and sees a door that is locked, she then turns around and ducks, Cervantes comes flying in missing his strike, Ahsoka then elbows the back of Cervantes' head and the he falls to the ground. <text:s/>Ahsoka then steps on Cervantes' hand disarming him, then she cuts his neck killing the inquisitor's man. <text:s/>She then loots Cervantes' body to find a key, she uses the key on the door in front of her. <text:s/>She opens the door to see Diego de Torquemada making jokes with Salvador, his other captian. <text:s/></text:p>
      <text:p text:style-name="Standard"/>
      <text:p text:style-name="Standard">Ahsoka: what seems to be so funny?</text:p>
      <text:p text:style-name="Standard"/>
      <text:p text:style-name="Standard">Both Torquemada and Salvador look at Ahsoka and they are instantly pissed, Torquemada then taps <text:soft-page-break/>Slavador on the shoulder</text:p>
      <text:p text:style-name="Standard"/>
      <text:p text:style-name="Standard">Torquemada: be a doll and flay that fucking bitch</text:p>
      <text:p text:style-name="Standard">Salvador: it would be my pleasure </text:p>
      <text:p text:style-name="Standard"/>
      <text:p text:style-name="Standard">Salvador jumps down from the steps and he draws a claw glove like the one Freddy Kruger uses, and he waves at Ahsoka. <text:s/>Ahsoka then runs at Slavador and slides under him, slashing his legs, then while she is on the ground she slams her saber into the back of Salvador's head, killing him. <text:s/>Ahsoka then gets up off the ground and points her lightsaber at Torquemada. <text:s/></text:p>
      <text:p text:style-name="Standard"/>
      <text:p text:style-name="Standard">Ahsoka: now it's just you and me shithead </text:p>
      <text:p text:style-name="Standard">Diego: (laughs and he eats a date) you mistake intent, I have another surprise for you, you see Marcus Crassus gave me this army, you remember Crassus don't you?</text:p>
      <text:p text:style-name="Standard"/>
      <text:p text:style-name="Standard">Ahsoka gives Torquemada a death stare </text:p>
      <text:p text:style-name="Standard"/>
      <text:p text:style-name="Standard">Diego: well, he granted me with a very generous gift one I am sure you will not come back alive from (calls over to the side of the room) OH REGINOLD!!</text:p>
      <text:p text:style-name="Standard"/>
      <text:p text:style-name="Standard">A roar comes from the darkness to the left of Ahsoka, she then turns to the sounds and sees a monster emerge from a cage, it is a huge armored Mythosaur. <text:s/>It walks out and stares at the humans in the rooma and roars, Torquemada laughs and then leaves the room to the next chamber over. <text:s/>Ahsoka stares down the monster and then she runs at the Mythosaur and tries to attack it, the mythosaur tries to crush Ahsoka with it's tusks, however Ahsoka blocks this attack and she is struggling to stand her ground against the huge beast. <text:s/>Then Ahsoka uses her powers to push the monster away and she jumps on the Mythosaur's back and starts hacking away at the back of the monster's neck. <text:s/>The Mythosaur roars and violently throws Ahsoka off it's back and then Ahsoka regains her ground and is standing ready for the next attack. <text:s/>The Mythosaur then charges at Ahsoka and she rolls out of the way whlie slashing two of the mythosaur's legs, then the monster hits the ground producing it's belly. <text:s/>Ahsoka then runs over to the creature and starts to slash the mythosaur's belly until the monster gets back up and then tries to charge at Ahsoka again but she jumps over the beast and the monster rams it's head into the wall and the ceiling collapses on the Mythosaur, then Ahsoka runs over to the monster and then she uses her powers to collapse more rocks on the Mythosaur's head. <text:s/>The Mythosaur then breaks out of this and destroys the rocks around them then it gives out a big roar. <text:s/>Ahsoka gives the monster a look of disbelief, then she jumps on top of the beast again and strikes the back of the monster's neck, then she slams both sabers into the back of the mythosaur's neck and she moves the sabers around to try and kill this beast, soon the monster falls to it's knees and then Ahsoka leaps off the Mythosaur's back and starts to attack the creature's face, after seven strikes, Ahsoka rams her saber into the mythosaur's mouth, the beast knocks Ahsoka to the ground and begins to writhe on the ground. <text:s/>Ahsoka gets back up and she throws her saber into the mythosaur's neck, finally putting the creature down, Ahsoka picks up her other lightsaber and she keeps them on whle she moves to the next door, the same door Torquemada went into. <text:s/>Ahsoka sees Torquemada marveling the blue force crystal being held in this room, Ahsoka walks into the room and points her saber at Torquemada</text:p>
      <text:p text:style-name="Standard"/>
      <text:p text:style-name="Standard">Ahsoka: inquisitor!!</text:p>
      <text:p text:style-name="Standard">Diego: (shocked) how the fuck did you survive!</text:p>
      <text:p text:style-name="Standard"/>
      <text:p text:style-name="Standard"><text:soft-page-break/>Ahsoka's eyes begin to gleem a red color and she starts to walk up to Torquemada</text:p>
      <text:p text:style-name="Standard"/>
      <text:p text:style-name="Standard">Diego: now hold on one moment (he raises his hand to stop Ahsoka)</text:p>
      <text:p text:style-name="Standard"/>
      <text:p text:style-name="Standard">Ahsoka cuts off Torquemada's arm and he falls to the ground in pain</text:p>
      <text:p text:style-name="Standard"/>
      <text:p text:style-name="Standard">Diego: what the fuck!!</text:p>
      <text:p text:style-name="Standard"/>
      <text:p text:style-name="Standard">Ahsoka then slashes Torquemada, and she grabs him with force choke, Torquemada is stuggling for air as he is still shit talking.</text:p>
      <text:p text:style-name="Standard"/>
      <text:p text:style-name="Standard">Diego: you think you have won, there is not a place the Empire cannot find you (gasping) your dead!</text:p>
      <text:p text:style-name="Standard">Ahsoka: no Diego, your dead</text:p>
      <text:p text:style-name="Standard"/>
      <text:p text:style-name="Standard">Ahsoka then pulls Torquemada closer to her and she swings one of her lightsabers and cuts Torquemada's head clean off. <text:s/>Ahsoka takes a deep breath and here eyes return to their normal color, she pulls out the red book and crosses off the names SALVADOR SKIN-FLAYER, CERVANTES THE CRUEL, and DIEGO DE TORQUEMADA. <text:s/>Then Ahsoka walks over to the force crystal and takes the item from it's vault, she exits the back of the temple to find three republic gunships waiting for the rebels, Ahsoka then tries to call Renner </text:p>
      <text:p text:style-name="Standard"/>
      <text:p text:style-name="Standard"/>
      <text:p text:style-name="Standard">- KIROS – SACRED FOREST – NIGHT - </text:p>
      <text:p text:style-name="Standard"/>
      <text:p text:style-name="Standard"/>
      <text:p text:style-name="Standard">Ahsoka: (into com-link) Renner, do you copy </text:p>
      <text:p text:style-name="Standard">Renner: loud and clear Ahsoka, we've defeated the imperial army outside were moving to your location</text:p>
      <text:p text:style-name="Standard"/>
      <text:p text:style-name="Standard">The rebels move to the same platform that Ahsoka is, they all then greet Ahsoka and the rebels begin to pile into the gunships that are still remaining from the clone war. <text:s/>The ships start up almost immediately and the rebels take off from the Kiros Temple, then the rebels fly over the forest and they see Ahsoka's A-wing. <text:s/>The gunships land and Ahsoka jumps onto the ground and she hops into her ship and takes off, Ahsoka leads the rebel ships out of the atmosphere and they then head for Lothal the place in which they will rejoin the rest of the rebels.............</text:p>
      <text:p text:style-name="Standard"/>
      <text:p text:style-name="Standard"/>
      <text:p text:style-name="Standard">- COURISCANT – <text:s/>IMPERIAL SENATE CHAMBER – NIGHT - </text:p>
      <text:p text:style-name="Standard"/>
      <text:p text:style-name="Standard">The same crowd has returned for another meeting of the senate Tarkem breaks the squabbling.</text:p>
      <text:p text:style-name="Standard"/>
      <text:p text:style-name="Standard">Tarken: lower fucking voices!, the inquisitor has not responded to any of our messages and transmissions, we expect the worst has happened </text:p>
      <text:p text:style-name="Standard">Cassius: you mean to tell me that Torquemada is dead </text:p>
      <text:p text:style-name="Standard">Pompeius: seems the sith have failed yet again</text:p>
      <text:p text:style-name="Standard">Tarken: it was under my understanding that the senate was responsible for dispatching Torquemada upon the rebels, now he stand's the latest casualty </text:p>
      <text:p text:style-name="Standard">Crassus: Diego knew the risks, we must devise a new plan</text:p>
      <text:p text:style-name="Standard"><text:soft-page-break/>Tarken: that won't be nessicary, Lord Vader is displeased with how you have handled the situation, he is heading for Lothal to deal with the rebel shits that plauge the system </text:p>
      <text:p text:style-name="Standard">Germanicus: Lord Vader himself, what stands the purpose the senate can handle this issue</text:p>
      <text:p text:style-name="Standard">Tarken: it seems they cannot, when Lord Vader returns successful he will deal with your little rebellion</text:p>
      <text:p text:style-name="Standard">Crassus: then I will take my leave, I return to Naboo and I will prepare the system for it's inevitable attack</text:p>
      <text:p text:style-name="Standard"/>
      <text:p text:style-name="Standard">Crassus leaves the room and two shielded troopers follow him out as his personal guard </text:p>
      <text:p text:style-name="Standard"/>
      <text:p text:style-name="Standard">Metellus: what should we do, what can we do?</text:p>
      <text:p text:style-name="Standard">Tarken: relax and enjoy retirement, fuck knows you old men need it </text:p>
      <text:p text:style-name="Standard">Germanicus: never! The senate will stand forever </text:p>
      <text:p text:style-name="Standard">Tarken: in due time you will learn that there is no need for one </text:p>
      <text:p text:style-name="Standard">Cassius: gentlemen, I have an option in which we can pursue</text:p>
      <text:p text:style-name="Standard">Pompeius: and what might that be?</text:p>
      <text:p text:style-name="Standard">Cassius: I know of another Grand Inquisitor </text:p>
      <text:p text:style-name="Standard">Tarken: you will no longer speak about this, the situation is being dealt with I suggest you all go home, meeting ajurned</text:p>
      <text:p text:style-name="Standard"/>
      <text:p text:style-name="Standard">Tarken slams a gavel on the table and he leaves the seante chamber, Cassius and the other senators remain </text:p>
      <text:p text:style-name="Standard"/>
      <text:p text:style-name="Standard">Cassius: there is another, we can outsource our problem to, a warlord, in the Katar system</text:p>
      <text:p text:style-name="Standard">Germanicus: what are you saying here Cassius, you would grant full senatorial power to a Moor</text:p>
      <text:p text:style-name="Standard">Cassius: this man knows a whole new branch of violence and he is inexpensive to influence</text:p>
      <text:p text:style-name="Standard">Metellus: barbarian mercinaries, this is what we are reduced to</text:p>
      <text:p text:style-name="Standard">Cassius: it's either that or the sith gentlemen, and those fucks wish to disolve the senate</text:p>
      <text:p text:style-name="Standard">Pompeius: I vote to bring in the Moor</text:p>
      <text:p text:style-name="Standard">Strabo: as do I</text:p>
      <text:p text:style-name="Standard">Cassius: are you two in or out</text:p>
      <text:p text:style-name="Standard"/>
      <text:p text:style-name="Standard">Metellus and Germanicus looka at each other, Metellus nods and Germanicus sighs</text:p>
      <text:p text:style-name="Standard"/>
      <text:p text:style-name="Standard">Germanicus: bring in this Warlord, and let us gauge his true intentions</text:p>
      <text:p text:style-name="Standard">Cassius: I will see it done</text:p>
      <text:p text:style-name="Standard"/>
      <text:p text:style-name="Standard">The senators leave the chamb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CHAPTER 3 – Pheonix Squadron </text:p>
      <text:p text:style-name="Standard"/>
      <text:p text:style-name="Standard">- LOTHAL – SPACE - </text:p>
      <text:p text:style-name="Standard"/>
      <text:p text:style-name="Standard"/>
      <text:p text:style-name="Standard">Ahsoka and company are flying their small convoy of three republic gunships, she leads the ships with her Green A-Wing, Ahsoka contiues to fly to the atmosphere of Lothal and she then messages the rest of the team. <text:s/></text:p>
      <text:p text:style-name="Standard"/>
      <text:p text:style-name="Standard">Ahsoka: ok guys, were about to reach the Lothal System, be on your guard</text:p>
      <text:p text:style-name="Standard">Renner: what is the empire here too?</text:p>
      <text:p text:style-name="Standard">Ahsoka: last time I looked, no, but you know the bastards </text:p>
      <text:p text:style-name="Standard">Kalmowicz: ill scan the surface, see what were up against </text:p>
      <text:p text:style-name="Standard">Ahsoka: copy that, follow me, i'll lead you to a safe airstrip </text:p>
      <text:p text:style-name="Standard"/>
      <text:p text:style-name="Standard">Ahsoka and her squad flys into the atmosphere of Lothal and they begin to fly over many different towns, all of them are run down and the people are dirt poor, Ahsoka then flys over to the outskirts of the planet, towards a large estate. <text:s/>The rebels see a mansion in the distance and instantly the boys are hollering about the size and the actions they will partake in once touched down. Then the team begins to talk amonst themselves. <text:s text:c="2"/></text:p>
      <text:p text:style-name="Standard"/>
      <text:p text:style-name="Standard">Renner: Im going to fuck so many sluts in this house</text:p>
      <text:p text:style-name="Standard">Kalmowicz: think about the words, “i have a mansion” </text:p>
      <text:p text:style-name="Standard">Ahsoka: cut the chatter boys, this base is not your personal cat house </text:p>
      <text:p text:style-name="Standard">Renner: why, is there anyone else here?</text:p>
      <text:p text:style-name="Standard">Ahsoka: yeah, the ghosts have this house as their base </text:p>
      <text:p text:style-name="Standard">Kalmowicz: wait that means, Renner your crush is here </text:p>
      <text:p text:style-name="Standard">Renner: fuck off Kalmo, Ahsoka?</text:p>
      <text:p text:style-name="Standard">Ahsoka: Hera is here, and she's still with Kanan</text:p>
      <text:p text:style-name="Standard">Renner: not for long </text:p>
      <text:p text:style-name="Standard">Kalmowicz: they have such a cool name, The Ghosts</text:p>
      <text:p text:style-name="Standard">Ahsoka: their called Ghost Squadron, I just call them The Ghosts for short</text:p>
      <text:p text:style-name="Standard">Renner: we should have a nick name like that</text:p>
      <text:p text:style-name="Standard">Ahsoka: what did you have in mind</text:p>
      <text:p text:style-name="Standard">Kalmowicz: think about it, the generals of the old rebellion rising from the ashes of Kiros to return to battle against the Empire, we're like the Pheonix </text:p>
      <text:p text:style-name="Standard">Ahsoka: so Pheonix Squadron </text:p>
      <text:p text:style-name="Standard">Renner: yo, that's badass </text:p>
      <text:p text:style-name="Standard">Kalmowicz: that is badass </text:p>
      <text:p text:style-name="Standard">Ahsoka: return to your posts, and prepare to move the troops</text:p>
      <text:p text:style-name="Standard">Renner: copy that, next stop the Lot Lizards of Lothal!</text:p>
      <text:p text:style-name="Standard"/>
      <text:p text:style-name="Standard">The rebels laugh at the joke and then Ahsoka lands her A-Wing on a platfrom outside the mansion and the rebels see two people waiting for them, once all the rebels leave their ships, Ahsoka is leading a <text:soft-page-break/>group of about 50 people, all of them wearing armor, have tattered clothing, carrying guns and look battle hardened, Ahsoka is greeted by Kanan and Ezra</text:p>
      <text:p text:style-name="Standard"/>
      <text:p text:style-name="Standard">Ezra Bridger: Ahsoka! (He runs over and hugs her) I knew you'd be back</text:p>
      <text:p text:style-name="Standard">Ahsoka: (pats Ezra on the head) there there, you didn't think I was leaving for good </text:p>
      <text:p text:style-name="Standard">Ezra: I waited every day</text:p>
      <text:p text:style-name="Standard">Renner: ooooh, someone's got a boner</text:p>
      <text:p text:style-name="Standard">Ahsoka: calm off it Renner, do you have someone to find </text:p>
      <text:p text:style-name="Standard">Renner: yeah, i'll be right back</text:p>
      <text:p text:style-name="Standard">Kanan: so you brought back the circus, where is Spartacus?</text:p>
      <text:p text:style-name="Standard">Ahsoka: dead, I located his body on Kiros</text:p>
      <text:p text:style-name="Standard">Kanan: I am sorry Ahsoka, he loved you very much </text:p>
      <text:p text:style-name="Standard">Ahsoka: I know, yet I still question if I can continue to do this alone </text:p>
      <text:p text:style-name="Standard">Kanan: I know what you mean, </text:p>
      <text:p text:style-name="Standard">Ahsoka: without Spartacus I have difficulty controlling these soldiers</text:p>
      <text:p text:style-name="Standard"/>
      <text:p text:style-name="Standard">Malachi walks by them and salutes Ahsoka</text:p>
      <text:p text:style-name="Standard"/>
      <text:p text:style-name="Standard">Malachi: My Queen</text:p>
      <text:p text:style-name="Standard">Ahsoka: (salutes) carry on soldier</text:p>
      <text:p text:style-name="Standard"/>
      <text:p text:style-name="Standard">Malachi nods and continues to walk with the rest of the army</text:p>
      <text:p text:style-name="Standard"/>
      <text:p text:style-name="Standard">Kanan: did I hear him call you his Queen </text:p>
      <text:p text:style-name="Standard">Ahsoka: yeah, it's a new nick-name, one more welcoming </text:p>
      <text:p text:style-name="Standard">Kanan: (joking) ever thought about choosing a new king </text:p>
      <text:p text:style-name="Standard">Ahsoka: victory against the Empire, is my only concern </text:p>
      <text:p text:style-name="Standard">Kanan: but you haven't thought about it?</text:p>
      <text:p text:style-name="Standard">Ahsoka: honestly, no I have been focusing my time on keeping everyone safe and alive </text:p>
      <text:p text:style-name="Standard">Kanan: I understand that, plus the sutors you have are all dick bags</text:p>
      <text:p text:style-name="Standard">Ahsoka: with minds only centered around their cocks (9) </text:p>
      <text:p text:style-name="Standard">Kanan: (laughs) not many people get it </text:p>
      <text:p text:style-name="Standard">Ahsoka: (changing the subject) see to it that my soldiers are provided for </text:p>
      <text:p text:style-name="Standard">Kanan: ill put Zeb and Sabine to task</text:p>
      <text:p text:style-name="Standard">Ahsoka: thanks buddy, now I need to get some rest </text:p>
      <text:p text:style-name="Standard"/>
      <text:p text:style-name="Standard">Ahsoka heads for her old room that is still empty, she goes into the room and sits down on the bed, she then lays down and begins to close her eyes. <text:s/>After three hours of rest Ahsoka hears screaming in the halls and so she whips off the covers and storms outside to see the commotion Kalmowicz and Renner are screaming at each other while having large drink in their hands. <text:s/>These two men are stumbling and smell of fresh marijuana smoke. <text:s/></text:p>
      <text:p text:style-name="Standard"/>
      <text:p text:style-name="Standard">Ahsoka: what the hell are you guys hollering about!</text:p>
      <text:p text:style-name="Standard">Kalmowicz: Sokes we found the best little place in town, they have lot lizards </text:p>
      <text:p text:style-name="Standard">Ahsoka: (places head in hands) pretend like I don't know what those are </text:p>
      <text:p text:style-name="Standard">Renner: well, their like gas station whores</text:p>
      <text:p text:style-name="Standard">Kalmowicz: and I heard their suck your cock (10) for one credit, ONE CREDIT!!</text:p>
      <text:p text:style-name="Standard"><text:soft-page-break/>Ahsoka: why do I even ask, ok (pauses) do your thing and be ready by 0900 tomorrow </text:p>
      <text:p text:style-name="Standard">Renner: you got it (bows)</text:p>
      <text:p text:style-name="Standard">Kalmowciz: we'll get you something from the store </text:p>
      <text:p text:style-name="Standard">Ahsoka: (calls out) have fun</text:p>
      <text:p text:style-name="Standard"/>
      <text:p text:style-name="Standard">Ahsoka returns to her bed only to see Alexopolis sitting there waiting for Ahsoka </text:p>
      <text:p text:style-name="Standard"/>
      <text:p text:style-name="Standard">Alexopolis: room for two?</text:p>
      <text:p text:style-name="Standard">Ahsoka: (who is now in total disbelief) ok, i'm going to nip this in the bud right now, Alex,</text:p>
      <text:p text:style-name="Standard">Alexopolis: (listens attentively) yes?</text:p>
      <text:p text:style-name="Standard">Ahsoka: you have three seconds, exactly three fucking seconds to leave this room </text:p>
      <text:p text:style-name="Standard">Alexopolis: and if I don't want to?</text:p>
      <text:p text:style-name="Standard">Ahsoka: why are you giving me a hard time, haven't I been through enough already?</text:p>
      <text:p text:style-name="Standard">Alexopolis: it's your reaction, it's funny </text:p>
      <text:p text:style-name="Standard">Ahsoka: then i'm asking you please leave my room</text:p>
      <text:p text:style-name="Standard">Alexopolis: i'll be back later </text:p>
      <text:p text:style-name="Standard"/>
      <text:p text:style-name="Standard">Alexopolis leaves the room and Ahsoka returns to her sleep, but she slips a knife under her pillow, then she seems at peace. <text:s/>A few hours later Ahsoka is still sleeping and someone enters her room, and tries to wake her up, then this person taps Ahsoka, then shakes them a little. <text:s/>Ahsoka then quickly opens her eyes grabs her knife and tackles the person in the room, putting her knife to their neck, Ahsoka then sees that the person is Ezra, Ahsoka immediately stands up, drops the knife and sits down on the side of her bed. <text:s/>Her eyes water and she begins to get upset. <text:s/></text:p>
      <text:p text:style-name="Standard"/>
      <text:p text:style-name="Standard">Ahsoka: i'm so sorry Ezra, i'm sorry it's just....</text:p>
      <text:p text:style-name="Standard">Ezra: look Ahsoka, you don't need to apologize, I know what you have been through, it's a miracle you even draw breath </text:p>
      <text:p text:style-name="Standard">Ahsoka: thank you for understanding but this guy Alexopolis is really bothering me, he's sneaking into my room, I think he's trying to have sex with me </text:p>
      <text:p text:style-name="Standard">Ezra: (his eyes widen) wow, uh, disgusting......</text:p>
      <text:p text:style-name="Standard">Ahsoka: I know right, I really have nobody to talk to, not since (pauses) he died </text:p>
      <text:p text:style-name="Standard">Ezra: if you need anyone, i'm here</text:p>
      <text:p text:style-name="Standard">Ahsoka: thanks but this is something I have to conquer on my own</text:p>
      <text:p text:style-name="Standard">Ezra: I have a message from Kanan, we have to get moving </text:p>
      <text:p text:style-name="Standard">Ahsoka: the Empire?</text:p>
      <text:p text:style-name="Standard">Ezra: they have a few crusiers and word is....there is another Inquisitor </text:p>
      <text:p text:style-name="Standard"/>
      <text:p text:style-name="Standard">Ahsoka quickly grabs her weapons and her duffle bag</text:p>
      <text:p text:style-name="Standard"/>
      <text:p text:style-name="Standard">Ahsoka: i'll meet you on the bridge</text:p>
      <text:p text:style-name="Standard"/>
      <text:p text:style-name="Standard">Ezra leaves the room and then Ahsoka walks out wearing her normal clothing, then she runs to the ghosts main ship, The Phantom, and she heads for the cockpit, she sits down in a seat in the back of the room, and the rebels lift off and head for the main city of Lothal. <text:s/></text:p>
      <text:p text:style-name="Standard"/>
      <text:p text:style-name="Standard"/>
      <text:p text:style-name="Standard"/>
      <text:p text:style-name="Standard"><text:soft-page-break/></text:p>
      <text:p text:style-name="Standard"><text:s/>- LOTHAL – URBUS LOHALUS (Capital City of Lothal) – NIGHT - </text:p>
      <text:p text:style-name="Standard"/>
      <text:p text:style-name="Standard"/>
      <text:p text:style-name="Standard">Ahsoka realizes that two of her men are in the city at the local brothel, yet she keeps the information to herself, all she does is send a message to Renner, and hope that he gets it in time. <text:s/>The ghosts then land outside the city walls and prepare to sneak in and acquire food and ammunition for the upcoming battle, Kanan, Zeb, Ezra and Ahsoka all head into the city and Ahsoka then takes point. <text:s/></text:p>
      <text:p text:style-name="Standard"/>
      <text:p text:style-name="Standard">Ahsoka: i'll deal with any troopers, you guys just focus on grabbing the prize</text:p>
      <text:p text:style-name="Standard">Kanan: we'll be quick</text:p>
      <text:p text:style-name="Standard">Ahsoka: as will I</text:p>
      <text:p text:style-name="Standard"/>
      <text:p text:style-name="Standard">Ahsoka puts on her cloak and then breaks off from the group. <text:s/>She then heads through the city streets, <text:s/>she sees a Stormtrooper hastling a local and Ahsoka walks up to the trooper and bumps into him, the trooper quickly moves his arm away</text:p>
      <text:p text:style-name="Standard"/>
      <text:p text:style-name="Standard">Stormtrooper: discern from fucking eyes begger </text:p>
      <text:p text:style-name="Standard">Ahsoka: I come bearing a gift </text:p>
      <text:p text:style-name="Standard">Stormtrooper: produce gift, then be gone</text:p>
      <text:p text:style-name="Standard"/>
      <text:p text:style-name="Standard">Ahsoka whips off her cloak and jams her knife into the trooper's neck, causing the imperial to hit the ground where he will bleed out and die, the merchant is shocked and Ahsoka tosses the merchant a coin and gives him the motion to be quiet. <text:s/>Ahsoka then moves forward and sees the rebels trying to steal arms from a military base, Ahsoka then gets close to an imperial tank over looking the base and she plants a charge on the take, she sets up the timer and then runs and finds cover. <text:s/>After a few seconds the tank explodes and all the troopers head for the explosion sight leaving their hangar undefended, the rebels then move out of the hanagr and they motion to Ahsoka that the mission has been completed. <text:s/>The Ahsoka moves back to the walls of the city and she jumps out of the city and she gets back into the ship.</text:p>
      <text:p text:style-name="Standard"/>
      <text:p text:style-name="Standard">Ahsoka: take me back to the main ship, I would have words with my commanders</text:p>
      <text:p text:style-name="Standard">Hera: will do, then I have to get back </text:p>
      <text:p text:style-name="Standard"/>
      <text:p text:style-name="Standard"/>
      <text:p text:style-name="Standard">- LOTHAL – SPACE - </text:p>
      <text:p text:style-name="Standard"/>
      <text:p text:style-name="Standard"/>
      <text:p text:style-name="Standard">Hera flies the ship back and Ahsoka jumps off, she runs to the shield generator and presses a few of the controls to charge the shields, she then witnesses a flash of a dark power. <text:s/>Ahsoka closes her eyes and she sees a man in the darkness. <text:s/>She opens her eyes and she sees nothing, she then sees the rest of the rebel crew runs into the bridge. <text:s/>Once she gets there she sees the rebel squad return from the mission Kanan and Ezra look like hammered shit and Hera is helping Sabine, who has taken a few shots to her armor. <text:s/>Ahsoka then looks at her com-link and then Renner and Kalmowicz enter the room, Kalmowicz is not wearing a shirt and Renner smells like booze. <text:s/>Ahsoka then walks over the to the other rebels</text:p>
      <text:p text:style-name="Standard"/>
      <text:p text:style-name="Standard">Ahsoka: what the hell happened out there </text:p>
      <text:p text:style-name="Standard"><text:soft-page-break/>Sabine: I got fucking shot</text:p>
      <text:p text:style-name="Standard">Kanan: there was something out there, it was dark, cold, pure evil</text:p>
      <text:p text:style-name="Standard">Ezra: we tried everything, the man wouldn't die</text:p>
      <text:p text:style-name="Standard">Kanan: (panting) that was no man</text:p>
      <text:p text:style-name="Standard"/>
      <text:p text:style-name="Standard">Ahsoka then walks up to the ships captian and looks over the map then the scanners sound off and a soldier notices something out of the ordinary </text:p>
      <text:p text:style-name="Standard"/>
      <text:p text:style-name="Standard">Soldier: sir, there's a ship entering our sector, it's one target</text:p>
      <text:p text:style-name="Standard">Soldier 2: one fucking target thats impossible </text:p>
      <text:p text:style-name="Standard"/>
      <text:p text:style-name="Standard">one of the soldiers walks up to the main map in the middle of the room and shows the ship's captain the report</text:p>
      <text:p text:style-name="Standard"/>
      <text:p text:style-name="Standard">Soldier: we're tracking one target, no other ships have entered the system</text:p>
      <text:p text:style-name="Standard">Commander Santo: Phoenix Squadron, your up </text:p>
      <text:p text:style-name="Standard">Renner: shit yeah, Kalmo</text:p>
      <text:p text:style-name="Standard">Kalmowicz: I'll tell Alex to gear up </text:p>
      <text:p text:style-name="Standard"/>
      <text:p text:style-name="Standard">Renner and Kalmowicz head to the set of fighters and they head out to fight this one ship. <text:s/>The ship is a modified TIE fighter with curved wings and missiles, It's Vader's TIE fighter, this fighter then flies forward and knocks out two rebel ships with two shots. <text:s/></text:p>
      <text:p text:style-name="Standard"/>
      <text:p text:style-name="Standard">Renner: what the fuck was that?</text:p>
      <text:p text:style-name="Standard">Kalmowicz: that fighter just killed two of our men!, he's mine</text:p>
      <text:p text:style-name="Standard"/>
      <text:p text:style-name="Standard">Kalmowicz tries to get behind this TIE fighter and he fires two missiles and the fighter spins around and dodges both shots, then the fighter shoots at Kalmowicz's ship, yet is does not kill him. <text:s/>Renner comes to his aid and shoots at this ship and the fighter flies away, towards the main rebel corvette</text:p>
      <text:p text:style-name="Standard"/>
      <text:p text:style-name="Standard">Ezra: he's heading right for us</text:p>
      <text:p text:style-name="Standard">Rebel: the cock (11) on him!</text:p>
      <text:p text:style-name="Standard"/>
      <text:p text:style-name="Standard">The fighter fires another two shots at the corvette's bridge and the ship is more damaged than the rebels have expected. <text:s/>Red lights begin to go off and an alarm sounds off. <text:s/>We hear soldiers shout that fires have started and these men struggle to put out the fires and maintain control of the ship. <text:s/></text:p>
      <text:p text:style-name="Standard"/>
      <text:p text:style-name="Standard">Santo: how the fuck is this possible, how can one fighter best our entire squadron!</text:p>
      <text:p text:style-name="Standard">Hera: Commander, your pilots are out matched, you need to withdraw</text:p>
      <text:p text:style-name="Standard">Santo: to shit with that, we need more time </text:p>
      <text:p text:style-name="Standard">Ahsoka: Commander!, listen to her</text:p>
      <text:p text:style-name="Standard"/>
      <text:p text:style-name="Standard">the commander stands attentively and waits for his orders, Hera begins to head of the door of the bridge </text:p>
      <text:p text:style-name="Standard"/>
      <text:p text:style-name="Standard">Kanan: what the hell are you doing?</text:p>
      <text:p text:style-name="Standard">Hera: getting involved (she exits the bridge)</text:p>
      <text:p text:style-name="Standard">Kanan: Not without me, your not (he follows Hera)</text:p>
      <text:p text:style-name="Standard"><text:soft-page-break/>Sabine: c'mon lets move, Ezra you too</text:p>
      <text:p text:style-name="Standard"/>
      <text:p text:style-name="Standard">Ahsoka walks up to Ezra</text:p>
      <text:p text:style-name="Standard"/>
      <text:p text:style-name="Standard">Ahsoka: hey kid, mind if I tag along?</text:p>
      <text:p text:style-name="Standard">Ezra: the more the merrier, wouldn't you agree</text:p>
      <text:p text:style-name="Standard">Ahsoka: lets move, (to com-link) Renner, get the hell out of there</text:p>
      <text:p text:style-name="Standard">Renner: copy that were heading back in, Shit! Two more fighters just went down, see you soon</text:p>
      <text:p text:style-name="Standard"/>
      <text:p text:style-name="Standard">The rebels then head for their ship, Hera jumps into the driver's seat while Ahsoka rides shotgun, Kanan sits behind Ahsoka, while Ezra, Sabine and Zeb all taking gunner positions</text:p>
      <text:p text:style-name="Standard"/>
      <text:p text:style-name="Standard">Sabine: left gun check</text:p>
      <text:p text:style-name="Standard">Zeb: right gun check</text:p>
      <text:p text:style-name="Standard">Ezra: nose gun ready</text:p>
      <text:p text:style-name="Standard">Hera: ok you little shits, make mom, dad and aunt Ahsoka proud</text:p>
      <text:p text:style-name="Standard">Ahsoka: (to com-link) Renner scratch that last order I need you with us </text:p>
      <text:p text:style-name="Standard">Renner: copy that, Kalmo and I have your back </text:p>
      <text:p text:style-name="Standard"/>
      <text:p text:style-name="Standard">The rebel ship attempts to fire off a few shots at this fighter, with no success. <text:s/>Ahsoka than gets a flash of the dark power once again, her hand begins to shake, then she closes her eyes and sees the cloaked man once again, only this time the man is closer to her and she can hear the breathing of Darth Vader. <text:s/>Ahsoka shakes her head and opens her eyes, she then turns around and looks at Kanan. <text:s/></text:p>
      <text:p text:style-name="Standard"/>
      <text:p text:style-name="Standard">Ahsoka: that pilot, the force is unbelievably strong with him, lets find out how strong</text:p>
      <text:p text:style-name="Standard">Kanan: how the can I help, I cant channel that power</text:p>
      <text:p text:style-name="Standard">Ahsoka: calm yourself, and remember your training, you can do this </text:p>
      <text:p text:style-name="Standard"/>
      <text:p text:style-name="Standard">Ahsoka raises her hand and closers her eyes, Kanan puts his hand on her shoulder and raises his hand as well, with both of their eyes closed Ahsoka can see more clearly this figure in the darkness. <text:s/>The fighter is continuing to evade shot after shot like it's on a routine training mission, then Ezra finally gets his shots close to the fighter with no luck. <text:s/></text:p>
      <text:p text:style-name="Standard"/>
      <text:p text:style-name="Standard">Ezra: I feel something familiar, I feel cold, I know who this pilot is you guys </text:p>
      <text:p text:style-name="Standard">Ahsoka: go ahead Ezra</text:p>
      <text:p text:style-name="Standard">Ezra: back on Lothal, before we escaped I felt something, something evil, Kanan did too</text:p>
      <text:p text:style-name="Standard">Ahsoka: (with her eyes closed she sees the man almost clearly) keep going....</text:p>
      <text:p text:style-name="Standard">Ezra: The fear, the anger, the hate, it was a nightmare </text:p>
      <text:p text:style-name="Standard"/>
      <text:p text:style-name="Standard">Ahsoka begins to frown at this new information and she begins to decloak the man in her visions, she sees herself on the fields of Cylipso with soldiers around her, Ahsoka grips her side, the same spot of her wound from this battle, and Ahsoka then sees the man standing above her with a red lightsaber drawn over her neck, it is Darth Vader, only this time he takes off his mask</text:p>
      <text:p text:style-name="Standard"/>
      <text:p text:style-name="Standard">Ezra: it's the sith lord, it has to be </text:p>
      <text:p text:style-name="Standard"/>
      <text:p text:style-name="Standard">Ahsoka then sees Anakin in Vader's armor smiling at her with red eyes, then he slashes down and <text:soft-page-break/>Ahsoka immediately opens her eyes and screams out, she then passes out and falls to the ground, yet Kanan catches her. <text:s/></text:p>
      <text:p text:style-name="Standard"/>
      <text:p text:style-name="Standard">Kanan: Ahsoka! Are you ok</text:p>
      <text:p text:style-name="Standard">Ahsoka: (mumbling)</text:p>
      <text:p text:style-name="Standard">Kanan: See her to the medicus quickly!</text:p>
      <text:p text:style-name="Standard"/>
      <text:p text:style-name="Standard">The fighter breaks off it's attack and then flies back to the planet, then the rebel fleet heads back to their ships and the ships move out of the range of the planet in hopes of fixing their damaged ship. <text:s/>Ahsoka wakes up in the Medical wing with I.V.'s in her arm, she rips out the needles and sits up on the side of the bed. <text:s/>Ahsoka puts her head in her hands and then she gets back up and grabs her sabers and her knife which are on the table next to her. <text:s/>She exits the medical wing and returns to the bridge were she sees Hera working with some of the mechanics. </text:p>
      <text:p text:style-name="Standard"/>
      <text:p text:style-name="Standard">Hera: Ahsoka are you ok, we've all been asking about you</text:p>
      <text:p text:style-name="Standard">Ahsoka: yeah i'll be fine, it's just...</text:p>
      <text:p text:style-name="Standard">Hera: what is it?</text:p>
      <text:p text:style-name="Standard">Ahsoka: nothing, ill be in the cockpit, send Kanan and Ezra to see me when you have a chance</text:p>
      <text:p text:style-name="Standard">Hera: you got it </text:p>
      <text:p text:style-name="Standard"/>
      <text:p text:style-name="Standard">Ahsoka then walks to the cockpit of the ghost's ship and then she begins to think about what she witnessed during the battle, she tries to think about it but she keeps seeing Anakin cutting her down at the battle of Cylipso, Ahsoka opens her eyes and Kanan and Ezra walk into the cockpit. <text:s/></text:p>
      <text:p text:style-name="Standard"/>
      <text:p text:style-name="Standard">Ezra: Ahsoka, Hera said you wanted to see us</text:p>
      <text:p text:style-name="Standard">Ahsoka: yes, please come in, I wanted to know more about this Sith Lord you encountered on Lothal</text:p>
      <text:p text:style-name="Standard">Kanan: you know about the Inquisitor we battled</text:p>
      <text:p text:style-name="Standard">Ahsoka: yeah I remember that dick weed </text:p>
      <text:p text:style-name="Standard">Kanan: this guy was different, the Anger, the hate, I haven't felt something that powerful since....</text:p>
      <text:p text:style-name="Standard">Ahsoka: the Clone Wars</text:p>
      <text:p text:style-name="Standard">Ezra: do you know what that thing was </text:p>
      <text:p text:style-name="Standard">Ahsoka: (pauses) no, I do not, but something tells me we will be seeing them again </text:p>
      <text:p text:style-name="Standard">Kanan: we have to check on the rest of the fleet, are your sure your ok?</text:p>
      <text:p text:style-name="Standard">Ahsoka: no, but there are more important things at this moment</text:p>
      <text:p text:style-name="Standard"/>
      <text:p text:style-name="Standard">Ahsoka leaves the cockpit</text:p>
      <text:p text:style-name="Standard"/>
      <text:p text:style-name="Standard">Kanan: strange</text:p>
      <text:p text:style-name="Standard">Ezra: what do you mean?</text:p>
      <text:p text:style-name="Standard">Kanan: I get the feeling she's lying to us </text:p>
      <text:p text:style-name="Standard">Ezra: why, why would she do that </text:p>
      <text:p text:style-name="Standard">Kanan: that's my fucking question </text:p>
      <text:p text:style-name="Standard"/>
      <text:p text:style-name="Standard">Ahsoka moves to the barracks section of the ship, there she sees Renner and Kalmowicz sitting down discussing their plans. <text:s/></text:p>
      <text:p text:style-name="Standard"/>
      <text:p text:style-name="Standard">Ahsoka: how'd you guys fair</text:p>
      <text:p text:style-name="Standard"><text:soft-page-break/>Renner: as far as the Whores, very well, but this battle </text:p>
      <text:p text:style-name="Standard">Kalmowicz: Sokes, im not gonna lie, we got our asses kicked </text:p>
      <text:p text:style-name="Standard">Ahsoka: it's what I wanted to talk about, if we could speak in private </text:p>
      <text:p text:style-name="Standard">Renner: yeah</text:p>
      <text:p text:style-name="Standard"/>
      <text:p text:style-name="Standard">Renner leads the big three into a private room with a computor inside, the rebels stand near the giant desk, holding this computor. <text:s/></text:p>
      <text:p text:style-name="Standard"/>
      <text:p text:style-name="Standard">Ahsoka: the sith Lord, that these kids are fighting.....It's Vader</text:p>
      <text:p text:style-name="Standard">Renner: wait, are your serious </text:p>
      <text:p text:style-name="Standard">Ahsoka: yeah, i'm sure, it's him alright</text:p>
      <text:p text:style-name="Standard">Kalmowicz: and he knows your alive</text:p>
      <text:p text:style-name="Standard">Ahsoka: he does now, that being said the Ghosts are no longer safe </text:p>
      <text:p text:style-name="Standard">Renner: like they ever fucking were </text:p>
      <text:p text:style-name="Standard">Ahsoka: more so now that Vader is aware of my presence</text:p>
      <text:p text:style-name="Standard">Kalmowicz: what the hell do we do now?!</text:p>
      <text:p text:style-name="Standard">Ahsoka: I'm working on a plan, but it would be pretty risky </text:p>
      <text:p text:style-name="Standard">Renner: how many men do we have left to take risks Tano?</text:p>
      <text:p text:style-name="Standard">Ahsoka: I was going to ask you that question</text:p>
      <text:p text:style-name="Standard">Renner: fuck me, well we lost five pilots to Vader himself, and the rest are the Judeans, and they have been some cheeky shits of late </text:p>
      <text:p text:style-name="Standard">Kalmowicz: I can get them to follow your orders, it may take some time</text:p>
      <text:p text:style-name="Standard">Ahsoka: we don't have a lot of time left, see to it that the men are prepared, we have work to do</text:p>
      <text:p text:style-name="Standard">Renner: and what work is that </text:p>
      <text:p text:style-name="Standard">Ahsoka: the apprehension of Darth Vader </text:p>
      <text:p text:style-name="Standard">Kalmowicz: I'll talk to the men, see where we are in supplies (he leaves the room)</text:p>
      <text:p text:style-name="Standard">Renner: be real with me Ahsoka, are we fucked </text:p>
      <text:p text:style-name="Standard">Ahsoka: if I yet draw breath, we won't be, however the Ghosts are not ready to face him, only I can do that </text:p>
      <text:p text:style-name="Standard">Renner: then we have to find out what the hell he's looking for </text:p>
      <text:p text:style-name="Standard">Ahsoka: right, i'll inform the other rebels of what the plan is</text:p>
      <text:p text:style-name="Standard">Renner: what are you going to tell them </text:p>
      <text:p text:style-name="Standard">Ahsoka: i'm telling them nothing, I just want you to make a few more calls to any allies we have</text:p>
      <text:p text:style-name="Standard">Renner: still holding out hope for Rex are we</text:p>
      <text:p text:style-name="Standard">Ahsoka: he has knowledge of bases that are still armed, and ones not guarded by the Imperials </text:p>
      <text:p text:style-name="Standard">Renner: i'll keep trying</text:p>
      <text:p text:style-name="Standard">Ahsoka: I gotta go, i'll be back within the hour</text:p>
      <text:p text:style-name="Standard"/>
      <text:p text:style-name="Standard">Ahsoka then leaves this room and walks down the hall Ezra the creeps behind a corner and tries to spy on what Renner is trying to do, The doors close before Ezra can spy on them, then he returns to the other rebels to hear the next mission. <text:s/></text:p>
      <text:p text:style-name="Standard"/>
      <text:p text:style-name="Standard"/>
      <text:p text:style-name="Standard">- SPACE – IMPERIAL STARDESTROYER – EXECUTOR - </text:p>
      <text:p text:style-name="Standard"/>
      <text:p text:style-name="Standard">Darth Vader enters a small chamber and he presses a few buttons and then he drops to his knee and a hologram of the emperor shows up. <text:s/></text:p>
      <text:p text:style-name="Standard"><text:soft-page-break/></text:p>
      <text:p text:style-name="Standard">Darth Vader: what is thy bidding my Master?</text:p>
      <text:p text:style-name="Standard">Emperor: Lord Vader, the Apprentice of Anakin Skywalker is yet alive </text:p>
      <text:p text:style-name="Standard">Vader: I have sensed this too master, she is dangerous, and more powerful than when we last encountered her</text:p>
      <text:p text:style-name="Standard">Emperor: do not lack faith my old firend, she is a rebel nusence, who in due time shall be wiped out along with the rest of the remaining Jedi</text:p>
      <text:p text:style-name="Standard">Vader: perhaps she could be of use to us</text:p>
      <text:p text:style-name="Standard">Emperor: go on</text:p>
      <text:p text:style-name="Standard">Vader: she can lead us to the remaining Jedi in the Galaxy, in the efforts to crush them and render them extinct</text:p>
      <text:p text:style-name="Standard">Emperor: yes....Tano is the last line of defense for the Jedi, if she is killed the rest will soon fall </text:p>
      <text:p text:style-name="Standard">Vader: I will see it done, my lord</text:p>
      <text:p text:style-name="Standard">Emperor: in time Lord Vader, you will be free from your past, and this Jedi scum along with it </text:p>
      <text:p text:style-name="Standard">Vader: I take my leave, and I will have her beg for her life before this is over </text:p>
      <text:p text:style-name="Standard">Emperor: good, until then dispatch another Inquisitor, no make it two, there will be no mistakes this time</text:p>
      <text:p text:style-name="Standard"/>
      <text:p text:style-name="Standard">the message ends and Vader leaves the room he walks through the corridors of his cruiser, passing by several roman style shops as he heads for the bridge. <text:s/>Once there Vader presses a few buttons and a female inquisitor shows up on his screen, wearing a mask dressed in a black cloak. <text:s/></text:p>
      <text:p text:style-name="Standard"/>
      <text:p text:style-name="Standard">Vader: Captain</text:p>
      <text:p text:style-name="Standard">Seventh Sister: yes, my Lord</text:p>
      <text:p text:style-name="Standard">Vader: Gather your brother and hunt down the Jedi, specifically Ahsoka Tano </text:p>
      <text:p text:style-name="Standard">Seventh Sister: the Jedi Assassin, with pleasure my lord</text:p>
      <text:p text:style-name="Standard">Vader: proceed with caution, she has already defeated Kallous and Torquemada</text:p>
      <text:p text:style-name="Standard">Seventh Sister: this will not be a problem, I have my own tricks</text:p>
      <text:p text:style-name="Standard">Vader: let us hope it is enough to fool her </text:p>
      <text:p text:style-name="Standard">Seventh Sister: leave that to me </text:p>
      <text:p text:style-name="Standard"/>
      <text:p text:style-name="Standard">The video call ends and Vader then looks down to the ground, in a way showing that he yet cares about the one he used to train. <text:s/>Yet he walks out of the room and heads to the bridge and then looks out onto the stars, then Vader gets another message from an unknown caller, Vader takes the call and a man appears on his screen, this man is dark of skin, he is wearing a decorated army jacket, wearing a tiger's head over his head. <text:s/>The man pulls down the tiger pelt and he has sunglasses on. <text:s/></text:p>
      <text:p text:style-name="Standard"/>
      <text:p text:style-name="Standard">Vader: well, General Jaakko Abioye, what do I owe the displeasure </text:p>
      <text:p text:style-name="Standard">Jaakko Abioye: Darth Vader, you ought to know, your senate has told me of your little rebel problem, im here to offer my services</text:p>
      <text:p text:style-name="Standard">Vader: I have no need for the tidings of a tyranical warlord</text:p>
      <text:p text:style-name="Standard">Abioye: look who is talking</text:p>
      <text:p text:style-name="Standard">Vader: you obviously lack manners General </text:p>
      <text:p text:style-name="Standard"/>
      <text:p text:style-name="Standard">Vader raises his hand and begins to use force choke through the video call, Abioye begins to gasp for air, Abioye then tries to use his own powers to evade his own demise, yet Vader is only slightly pushed back from Abioye's attack and he releases his grip of death and Abioye falls to the ground coughing. <text:s/></text:p>
      <text:p text:style-name="Standard"><text:soft-page-break/></text:p>
      <text:p text:style-name="Standard">Vader: I see you have a short knowledge of the force, perhaps I would have a use for a man of your....Talents</text:p>
      <text:p text:style-name="Standard">Abioye: (still coughing, he stands up) what are my orders, Lord Vader </text:p>
      <text:p text:style-name="Standard">Vader: Head to the lothal system, and gain information on the rebel group called Pheonix Squadron</text:p>
      <text:p text:style-name="Standard">Abioye: I have an army</text:p>
      <text:p text:style-name="Standard">Vader: bring them, that way I do not have to pay for proper Imperial troops</text:p>
      <text:p text:style-name="Standard">Abioye: make no mistake my lord, my men may be savage, yet the do what is asked of them </text:p>
      <text:p text:style-name="Standard">Vader: good, and if you fail, you better make damn sure the rebels kill you </text:p>
      <text:p text:style-name="Standard">Abioye: Jaakko Abioye does not fail!</text:p>
      <text:p text:style-name="Standard">Vader: head to the Lothal system, and await further instructions</text:p>
      <text:p text:style-name="Standard"/>
      <text:p text:style-name="Standard">Vader hangs up the call and returns to his private study and he looks through the files gathered on the rebel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CHAPTER 4 – Lot Lizards of Lothal</text:p>
      <text:p text:style-name="Standard"/>
      <text:p text:style-name="Standard"/>
      <text:p text:style-name="Standard">- REBEL FLEET – MAIN CORVETTE – SPACE - </text:p>
      <text:p text:style-name="Standard"/>
      <text:p text:style-name="Standard"/>
      <text:p text:style-name="Standard">The rebel fleet is flying through the stars, no one is following them at the moment, Ahsoka is in the common room and she has the TV on and she is watching the Imperial news channel. <text:s/>On this new channel they report on the news that they are allowed to and thus Ahsoka witness the report on Lothal</text:p>
      <text:p text:style-name="Standard"/>
      <text:p text:style-name="Standard">Reporter: trouble has hit the Lothal system as rebels have stolen weapons from imperial troops, this is said to be the work of the ghosts, some sources say they are being led by a war veteran from the clone wars </text:p>
      <text:p text:style-name="Standard">Ahsoka: here we go </text:p>
      <text:p text:style-name="Standard">Reporter: the identity of this criminal is being withheld by Imperial authorities and they are unwilling to release the information at this moment, </text:p>
      <text:p text:style-name="Standard"/>
      <text:p text:style-name="Standard">The reporter is then handed papers by another anchor</text:p>
      <text:p text:style-name="Standard"/>
      <text:p text:style-name="Standard">Reporter: this just in, Imperial authorities have just appointed a new governor last night, the new leader will be Jakko Abioye, this man was the former governor of the Katar system and he had a press conference early this morning we will show you some of that now </text:p>
      <text:p text:style-name="Standard"/>
      <text:p text:style-name="Standard">The screen gives the viewer a view from the crowd, Jakko Abioye walks out of his transport and the people applaud him and cheer his name, Abioye then walks up to a podium and begins a speech.</text:p>
      <text:p text:style-name="Standard"/>
      <text:p text:style-name="Standard">Abioye: citizens of Lothal, have no fear, your beloved Empire has given me full authority to protect this system from the rebel shits who would steal from your children to feed themselves. <text:s/>These rebels called Ghost Squadron, I have a message for you, your terrorist actions will not stand, I will let you understand what it means to suffer a defeat, you will not pick on these people any longer!</text:p>
      <text:p text:style-name="Standard">Ahsoka: (watching this on TV) shit, </text:p>
      <text:p text:style-name="Standard"/>
      <text:p text:style-name="Standard">Ahsoka runs to another room and accesses a computor and looks up the name JAKKO ABIOYE, Ahsoka finds documents that dictate how Abioye governed the Katar system and Ahsoka is shocked, and she continues to gather intel she then writes down three names JAKKO ABIOYE, RENALD THE BUTCHER, and AKACHI THE HUNTER. <text:s/>She then prints out the documents that she read and she grabs them and puts them in a tan folder. <text:s/>Ahsoka then walks over to the baracks of the ship and she sees Renner walking around, for the first time in a while Renner is sober and he looks attentive and ready for a battle. <text:s/></text:p>
      <text:p text:style-name="Standard"/>
      <text:p text:style-name="Standard">Ahsoka: Captain Landow</text:p>
      <text:p text:style-name="Standard">Renner: Ahsoka, your up early </text:p>
      <text:p text:style-name="Standard">Ahsoka: as are you, I must say im more surpised to see you sober </text:p>
      <text:p text:style-name="Standard">Renner: oh yeah, I haven't had the time to party</text:p>
      <text:p text:style-name="Standard">Ahsoka: hold off for the moment, I have some troubling news</text:p>
      <text:p text:style-name="Standard">Renner: talk to me</text:p>
      <text:p text:style-name="Standard">Ahsoka: the Sith have sent another fanatical Inquisitor to govern Lothal</text:p>
      <text:p text:style-name="Standard"><text:soft-page-break/>Renner: but we just left Lothal, why would we go back</text:p>
      <text:p text:style-name="Standard">Ahsoka: those people will suffer </text:p>
      <text:p text:style-name="Standard">Renner: from actions that we did not partake in, we were fighting off Darth fucking Vader </text:p>
      <text:p text:style-name="Standard">Ahsoka: keep it down, I don't want them to know that </text:p>
      <text:p text:style-name="Standard">Renner: when are you going to tell them </text:p>
      <text:p text:style-name="Standard">Ahsoka: in time, first we have to find Kalmowicz and brief him on this information</text:p>
      <text:p text:style-name="Standard">Renner: ok, follow me </text:p>
      <text:p text:style-name="Standard"/>
      <text:p text:style-name="Standard">Renner leads Ahsoka to another room in the rebel ship here Kalmowicz is playing a game with friends online, Ahsoka taps Kalmowicz on the shoulder and he looks up at his rebel comrades and then he turns off the game and looks at them </text:p>
      <text:p text:style-name="Standard"/>
      <text:p text:style-name="Standard">Kalmowicz: you got news</text:p>
      <text:p text:style-name="Standard">Ahsoka: yeah, it's about the Lothal system</text:p>
      <text:p text:style-name="Standard">Renner: looks like another warlord has taken control </text:p>
      <text:p text:style-name="Standard">Kalmowicz: what's the mission</text:p>
      <text:p text:style-name="Standard">Ahsoka: we head back to Lothal and we get back to the mansion, we can use it as a base, then we gather all the intel we can from local inquisitors and common troopers about where this guy is located </text:p>
      <text:p text:style-name="Standard">Kalmowicz: what's his name</text:p>
      <text:p text:style-name="Standard">Renner: Jakko Abioye</text:p>
      <text:p text:style-name="Standard">Kalmowicz: from Katar </text:p>
      <text:p text:style-name="Standard">Ahsoka: you know of him</text:p>
      <text:p text:style-name="Standard">Kalmowicz: I read about this guy all the time, he brought a campaign of blood across the system and call it controlled </text:p>
      <text:p text:style-name="Standard">Ahsoka: that's why we need to help the people of Lothal, they do not deserve to suffer </text:p>
      <text:p text:style-name="Standard">Renner: so whats the plan, we knock this fucker off?</text:p>
      <text:p text:style-name="Standard">Ahsoka: once we have taken over the mansion, we will set up our tracking systems, get spies in the Capital city, we will gain intel first</text:p>
      <text:p text:style-name="Standard">Kalmowicz: what about the Ghosts, they will not just leave us</text:p>
      <text:p text:style-name="Standard">Ahsoka: i've got them covered, remember Captain Rex</text:p>
      <text:p text:style-name="Standard">Renner: yeah, your Dominus' man in the Clone Wars</text:p>
      <text:p text:style-name="Standard">Ahsoka: something tells me he's still alive, i'll send the Ghosts to find him</text:p>
      <text:p text:style-name="Standard">Kalmowicz: using what, you have no idea where they are </text:p>
      <text:p text:style-name="Standard">Ahsoka: (points to a crate) Renner pass me that box, i've been saving this for some time</text:p>
      <text:p text:style-name="Standard"/>
      <text:p text:style-name="Standard">Ahsoka pulls out the severed head of a Commodore droid, the leaders of starships</text:p>
      <text:p text:style-name="Standard"/>
      <text:p text:style-name="Standard">Ahsoka: this fucking thing can track down anything, I just send them to their last known location and this clanker will do the rest of the work</text:p>
      <text:p text:style-name="Standard">Renner: a plan well considered, so while the kids are busy, we head back to Lothal, defeat Jakko Abioye and be back in time for lots of crazy demented sex with 50 lot lizards</text:p>
      <text:p text:style-name="Standard">Kalmowicz: lovely Lothal here we come baby, yeah!</text:p>
      <text:p text:style-name="Standard">Ahsoka: ok, easy Austin Powers, we have a lot of work to do, let me give the ghosts their assignment, prepare the ship to leave</text:p>
      <text:p text:style-name="Standard">Renner: yes M'am</text:p>
      <text:p text:style-name="Standard"/>
      <text:p text:style-name="Standard">Ahsoka leaves the room with the Droid head and she heads to the ghosts, they are sitting on their ship <text:soft-page-break/>waiting to depart for another mission, Ezra sees Ahsoka walk in with a the severed head of a droid</text:p>
      <text:p text:style-name="Standard"/>
      <text:p text:style-name="Standard">Ezra: what the hell is that </text:p>
      <text:p text:style-name="Standard">Ahsoka: oh, this (holds up head) this is a present from My Master </text:p>
      <text:p text:style-name="Standard">Kanan: you told me he had fallen</text:p>
      <text:p text:style-name="Standard">Ahsoka: he has, but when we were fighting back during the war, these droids gave us vital intel that led to their commanders</text:p>
      <text:p text:style-name="Standard">Hera: and what do you expect it to do?</text:p>
      <text:p text:style-name="Standard">Ahsoka: well, these things found my Dominus and I when we didn't want to be found, I think it can help you find Rex</text:p>
      <text:p text:style-name="Standard">Kanan: Rex?</text:p>
      <text:p text:style-name="Standard">Ahsoka: an ally of mine during the war, we were comrades back in Nam</text:p>
      <text:p text:style-name="Standard">Kanan: and what makes you think he's still alive</text:p>
      <text:p text:style-name="Standard">Ahsoka: i've tried to contact him for some time now but all the trails have gone cold, I think this droid might be able to find him</text:p>
      <text:p text:style-name="Standard">Ezra: your not coming with us?</text:p>
      <text:p text:style-name="Standard">Ahsoka: I have some business to take care of, questions... that need answering </text:p>
      <text:p text:style-name="Standard">Kanan: and if we find this guy, what race is he, is he a clone?</text:p>
      <text:p text:style-name="Standard">Ahsoka: look find captian Rex, tell him I sent you, use my name, and please trust him</text:p>
      <text:p text:style-name="Standard">Kanan: why whats the issue</text:p>
      <text:p text:style-name="Standard">Ahsoka: (gives Kanan a stern look) just trust him</text:p>
      <text:p text:style-name="Standard"/>
      <text:p text:style-name="Standard">the metal door slams in front of Ahsoka and she leaves the ship in order for them to leave to find Rex. <text:s/>Ahsoka returns to Renner and Kalmowicz who are getting stoned, Ahsoka walks in and gets through the hazy room and sits down on the chair near the couch where Renner and Kalmowicz are smoking, they cough and pass the blunt to Ahsoka, who takes a hit and blows out the smoke without coughing. <text:s/></text:p>
      <text:p text:style-name="Standard"/>
      <text:p text:style-name="Standard">Ahsoka: the kids are set to task</text:p>
      <text:p text:style-name="Standard">Renner: (coughs) good, so what's the plan, surely the Empire has taken the mansion </text:p>
      <text:p text:style-name="Standard">Kalmowicz: then we'll take it back, and don't call me shirley </text:p>
      <text:p text:style-name="Standard">Ahsoka: i'll ready the troops, were gonna need all the help we can get</text:p>
      <text:p text:style-name="Standard"/>
      <text:p text:style-name="Standard">Ahsoka leaves the room and walks over to the barracks, the soldiers are playing card games and drinking liquor, Ahsoka walks into the room and calls out to the soldiers</text:p>
      <text:p text:style-name="Standard"/>
      <text:p text:style-name="Standard">Ahsoka: ATTENTION!</text:p>
      <text:p text:style-name="Standard"/>
      <text:p text:style-name="Standard">All the soldiers stand in the position of attention and await their commands, Alexopolis is smirking and he gets bumped by another soldier.</text:p>
      <text:p text:style-name="Standard"/>
      <text:p text:style-name="Standard">Ahsoka: gentlemen, ladies, we are not going with the rest of the rebel fleet </text:p>
      <text:p text:style-name="Standard">Soldier: where the fuck are we going?</text:p>
      <text:p text:style-name="Standard">Ahsoka: back to Lothal, for blood</text:p>
      <text:p text:style-name="Standard"/>
      <text:p text:style-name="Standard">The soldiers begin to get happy about the situation their in</text:p>
      <text:p text:style-name="Standard"/>
      <text:p text:style-name="Standard">Ahsoka: we will have to clear out a base of operations, the Ghosts had been using this mansion, I <text:soft-page-break/>would do the same thing. <text:s/></text:p>
      <text:p text:style-name="Standard">Malachi: I will be on your strike force</text:p>
      <text:p text:style-name="Standard">Ahsoka: much appreciated, anyone else</text:p>
      <text:p text:style-name="Standard"/>
      <text:p text:style-name="Standard">Two more soldiers step up and then everyone else steps up and salutes Ahsoka</text:p>
      <text:p text:style-name="Standard"/>
      <text:p text:style-name="Standard">Ahsoka: ok then, I need to make sure you all know what to do when the time comes</text:p>
      <text:p text:style-name="Standard">Malachi: when do we depart?</text:p>
      <text:p text:style-name="Standard">Ahsoka: as soon as we can, the Ghosts have their assignment, we have ours </text:p>
      <text:p text:style-name="Standard">Alexopolis: what's the mission</text:p>
      <text:p text:style-name="Standard">Ahsoka: our mission is to secure the Lothal system and locate and apprehend Warlord Jakko Abioye</text:p>
      <text:p text:style-name="Standard">Alexopolis: Abioye, you mean the guy from Katar</text:p>
      <text:p text:style-name="Standard">Ahsoka: the same</text:p>
      <text:p text:style-name="Standard">Alexopolis: I have dealt with men like this before, they are not to be trusted</text:p>
      <text:p text:style-name="Standard">Ahsoka: then you would have hated his speech </text:p>
      <text:p text:style-name="Standard">Alexopolis: who's in command of the men, our squad leader?</text:p>
      <text:p text:style-name="Standard">Ahsoka: Alex, are you sure you can put your libido aside for the rest of your time here</text:p>
      <text:p text:style-name="Standard">Alexopolis: I will try as hard as possible</text:p>
      <text:p text:style-name="Standard">Ahsoka: very well, i'm giving you a squad, do not disappoint me </text:p>
      <text:p text:style-name="Standard">Alexopolis: (salutes) Yes M'am!, (turns around) you heard the Queen, lets move it out, grab fucking gear and leave nothing behind</text:p>
      <text:p text:style-name="Standard"/>
      <text:p text:style-name="Standard">Ahsoka leaves the room while Alexopolis is commanding the men, she then goes to her room and grabs her gear, and of course she goes to the desk and grabs her red book and writes the three names in the book to make sure they are not forgotten, she then looks into the mirror, she does not look upon herself with a happy face. <text:s/>Ahsoka is unhappy, she then sighs and lowers her head, she then sits down on her bed and begins to get more and more emotional, till soon she begins to cry. <text:s/>Ahsoka than puts her head in her hands and begins to sob, she realizes that this will be the first real mission that she will be embarking on without Spartacus, without any of her old friends. <text:s/>She then wipes her eyes and takes a deep breath, she then returns to the rebel army who is ready to move and she walks up to Renner and Kalmowicz to begin the next mission, Ahsoka looks distraught, here eyes are weary and she is wiping her eyes to remove the evidence of tears, but the rebel army, at least the leaders can tell that there is something wrong with Ahsoka. <text:s/>Ahsoka then walks up in front of the rebel army and begins to pace in front of them, she is still trying to dry off her eyes, when she does, Ahsoka breaks her silence and speaks to the soldiers.</text:p>
      <text:p text:style-name="Standard"/>
      <text:p text:style-name="Standard">Ahsoka: soldiers of the rebellion, do not fear, I am there for you, I have never been more proud of you all, you defeated the armies of the Diego de Torquemada, and you will crush all those that follow in his wake. <text:s/>We are more than just common citizens, we are gods, let us act like them and prove to those oppressors in the capital that we will not roll over and die, that we will fight, for honor, for love, for glory, but most of all we fight for freedom. <text:s/>Raise your arms and be prepared to fight for your lives as free men, free women, and free children, honor us all, honor us with VICTORY!</text:p>
      <text:p text:style-name="Standard"/>
      <text:p text:style-name="Standard">The rebel army cheers out in approval of this speech, the rebels get riled up from this motivational speech and Ahsoka looks out on the soldiers that are prepared to fight for their freedom and their lives. <text:s/>Then Ahsoka motions the men into several drop ships including the old Republic gunships that were captured from Kiros. <text:s/>The rebel ships then begin to head for the mansion but as soon as they get there <text:soft-page-break/>they see the place is crawling with imperial troopers, they are seen breaking down the main doors and shooting at the windows of the place, Ahsoka gives the pilot a hand signal and the pilot begins to push for a landing. <text:s/></text:p>
      <text:p text:style-name="Standard"/>
      <text:p text:style-name="Standard"/>
      <text:p text:style-name="Standard"/>
      <text:p text:style-name="Standard"><text:s/>- LOTHAL – MANSION – LATE DAY - </text:p>
      <text:p text:style-name="Standard"/>
      <text:p text:style-name="Standard"/>
      <text:p text:style-name="Standard"/>
      <text:p text:style-name="Standard">Pilot: brace for impact, its gonna be a hot LZ</text:p>
      <text:p text:style-name="Standard">Ahsoka: when we hit the ground find cover, you get lost, look for me</text:p>
      <text:p text:style-name="Standard"/>
      <text:p text:style-name="Standard">the Gunship takes a few shots from stormtroopers, but it lands at the back side of the mansion and Ahsoka exits the gunship, lightsabers drawn she blocks two shots, killing the shooters. <text:s/>Then the rest of the platoon exits the gunship and the soldiers find cover as Ahsoka is standing outside of cover blocking shots from the stormtroopers, killing a good many of them before the rebel platoon finishes off the last three. <text:s/>Ahsoka motions the rebels to leave their cover and follow her into the back door of the mansion. <text:s/>Ahsoka kicks open the door, and they enter the structure and inside is more wonderful than anyone had ever thought. <text:s/>The walls are covered with fine art and gold molding, there are purple carpets on the ground but the place is trashed, there are vases shattered on the floor there is blood on the walls, the plants are on the floor with the dirt spread on the purple carpets. </text:p>
      <text:p text:style-name="Standard"/>
      <text:p text:style-name="Standard">Ahsoka: (motions to three soldiers) Malachi you take the left staircase, you guys can give us cover from the floor above</text:p>
      <text:p text:style-name="Standard">Malachi: affermative (to the other soldiers) you two with me </text:p>
      <text:p text:style-name="Standard"/>
      <text:p text:style-name="Standard">Malachi take two of the rebel soldiers and moves upstairs to the second floor, Ahsoka takes the remainder of the platoon and moves into the next room this room is the great hall with a second floor over looking the first, this room has a long table with a large candle placement at the center, there are silver plates scattered all over the table, with wine stains all over the white sattin table cloth. <text:s/>The doors at the opposite end of the room blast open and stormtroopers run out guns blazing and throwing smoke grenades. <text:s/>Ahsoka rolls to the side of the room to avoid the grenades, then she she runs back into the smoke and stabs two troopers close to each other, then she throws her saber to a trooper across the room, stabbing this trooper in the neck. <text:s/>A stormtrooper close to her tries to shoot Ahsoka but she ducks and she throws a knife into the chest of the trooper who shot at her. <text:s/>She then grabs the knife and she pulls it up and then rips the blade out of the troopers body, the stormtrooper bleeds out on the ground dying. <text:s/>Then the Troopers begin to retreat and the rebels are not letting them leave the room, Ahsoka then lets the smoke clear and she sees the remaining five troopers so she runs up and takes them all on at once. <text:s/>Ahsoka runs at the troopers, one takes a shot, Ahsoka deflects it killing the shooter, two then step up and begin to swing at Ahsoka. <text:s/>She ducks under the first punch and slashes the gut of one of the troopers with her lightsaber, then she grabs the other and slashes the trooper's neck, the last two then point their guns at Ahsoka and yell at her. </text:p>
      <text:p text:style-name="Standard"/>
      <text:p text:style-name="Standard">Trooper: drop your weapons!!</text:p>
      <text:p text:style-name="Standard"/>
      <text:p text:style-name="Standard">Ahsoka looks at them with gleaming red eyes and the troopers take a few steps back, Ahsoka holsters <text:soft-page-break/>her lightsabers, raises her hand and she fires off force lightning at the troopers electrocuting them both the death. <text:s/>Then Ahsoka's eyes return to their normal color and she draws her sabers once again, Ahsoka then motions the rebels to march to then next room, Malachi and the two soldiers rapel from the second floor and rejoin the rest of the strike force. <text:s/>Ahsoka then kicks open the doors of the next room to enter the foyer and this room is glorious, with a fountain in the middle of the room, however this stone fountain is destroyed with no water flowing, the purple carpets still stained with blood and burn marks. <text:s/>Ahsoka then contacts the next platoon through her com-link. <text:s/></text:p>
      <text:p text:style-name="Standard"/>
      <text:p text:style-name="Standard">Ahsoka: Renner, where the hell are you guys?</text:p>
      <text:p text:style-name="Standard">Renner: my men have secured the LZ, Kalmo where are we on the front yard </text:p>
      <text:p text:style-name="Standard">Kalmowicz: it's all clear the first floor is secured </text:p>
      <text:p text:style-name="Standard">Ahsoka: copy that, im marching onto the second floor</text:p>
      <text:p text:style-name="Standard"/>
      <text:p text:style-name="Standard">Ahsoka then leads her squad to the next floor and there the get to a large set of doors, this room is a main chamber of the mansion, Ahsoka then motions two men towards the door. <text:s/>These men walk up with breaching equiptment, the ment are dressed like classic Rebel Vanguards, with tan uniforms and white helmets with a bill at the back. <text:s/>The Vanguards then set up a charge on the door and then the rebels stand back from the door, then Ahsoka counts off on her hand 1, 2, 3. <text:s/>When Ahsoka puts up three fingers, the door explodes and the rebels rush into the door and then Ahsoka walks in and sees the rebels are in a standoff with Imperial troopers protecting a man wearing a black cloak with half of their face a machine, they are a cyborg. <text:s/>The cyborg then turns to the rebels and then looks right at Ahsoka</text:p>
      <text:p text:style-name="Standard"/>
      <text:p text:style-name="Standard">Cyborg: well look who has come for me, the Jedi Assassin herself </text:p>
      <text:p text:style-name="Standard">Ahsoka: and you are?</text:p>
      <text:p text:style-name="Standard">Cyborg: Darth Nox, sith inquisitor </text:p>
      <text:p text:style-name="Standard">Ahsoka: what are you doing here sith?</text:p>
      <text:p text:style-name="Standard">Nox: Lord Vader had a feeling you would return here (whips off his cloak to reveal that he has two metal arms) and thus he asked me to wait for you </text:p>
      <text:p text:style-name="Standard"/>
      <text:p text:style-name="Standard">Ahsoka draws her lightsabers and turns them on, Nox then turns his red lightsaber on and then the two run at each other and lock into a clash for a minute, the rest of the soldiers begin to shoot at each other. </text:p>
      <text:p text:style-name="Standard"/>
      <text:p text:style-name="Standard">Nox the Cyborg: it's woman vs machine, (laughs) lets see how you can handle me</text:p>
      <text:p text:style-name="Standard"/>
      <text:p text:style-name="Standard">Ahsoka breaks the clash and uses force push to push Nox onto the ground, Nox quickly jumps up and then throws his saber, Ahsoka ducks and dodges the attack, but then Nox's arm turns into a grenade launcher and then he fires his weapon at Ahsoka. <text:s/>Ahsoka jumps out of the way and then runs at Nox and the two begin a saber fight right in the middle of a fire fight, the laser shots flying by their bodies as they fight each other. <text:s/>Ahsoka takes three quick strikes at Nox landing the latter two, then she kicks Nox onto the ground but he gets back up. <text:s/></text:p>
      <text:p text:style-name="Standard"/>
      <text:p text:style-name="Standard">Nox: (laughs) you cannot out last me, I have more energy than you mortals will ever have</text:p>
      <text:p text:style-name="Standard">Ahsoka: (eyes begin to turn red) I am far from mortal</text:p>
      <text:p text:style-name="Standard"/>
      <text:p text:style-name="Standard">Ahsoka then runs at Nox and slashes at him, Nox is only able to block two of the strikes and he gets hit a few times by Ahsoka's lightsabers. <text:s/>Nox then backs up and uses force choke on Ahsoka, raising her up into the air, Ahsoka quickly holsters one lightsaber and draws her pistol, she shoots Nox in the body <text:soft-page-break/>and he drops her to the ground. <text:s/>Ahsoka then holsters both sabers and she clenches her hand into a fist </text:p>
      <text:p text:style-name="Standard"/>
      <text:p text:style-name="Standard">Ahsoka: how about a power surge, shit for brains</text:p>
      <text:p text:style-name="Standard"/>
      <text:p text:style-name="Standard">Ahsoka then fires off force lightning at Nox while the cyborg is still on the ground, Nox then begins to find that all his systems are malfunctioning and soon Nox jumps up and begins running around like a chicken without its head around the entire room, soon Nox holds in one place and then he says one thing </text:p>
      <text:p text:style-name="Standard"/>
      <text:p text:style-name="Standard">Nox: fuck me </text:p>
      <text:p text:style-name="Standard"/>
      <text:p text:style-name="Standard">Nox the Cyborg then has his head explode and his body hits the ground and the sith had been defeated, Ahsoka then turns to the remaining troopers, standing about 5 to 7, these troopers then high-tail it out the back of the room, then they are confronted by Renner's platoon and the troopers are mowed down and all of them are killed, displaying a flowing river of their blood. <text:s/>Then Renner walks up to Ahsoka and soon Kalmowicz runs up into the room. <text:s/></text:p>
      <text:p text:style-name="Standard"/>
      <text:p text:style-name="Standard">Ahsoka: everything secured?</text:p>
      <text:p text:style-name="Standard">Renner: the back of the house is all good, we killed the last troopers there didn't we </text:p>
      <text:p text:style-name="Standard">Ahsoka: it appears so</text:p>
      <text:p text:style-name="Standard">Kalmowicz: so who's the burn victim </text:p>
      <text:p text:style-name="Standard">Ahsoka: Nox the Cyborg, he's one of Vaders flunkies</text:p>
      <text:p text:style-name="Standard">Renner: add another to the scrap pile</text:p>
      <text:p text:style-name="Standard">Ahsoka: Vader will know we are here, he will send more against us</text:p>
      <text:p text:style-name="Standard">Kalmowicz: let them come, I grow tired of waiting </text:p>
      <text:p text:style-name="Standard">Ahsoka: we need more soldiers, and I think if we can rally the system, they will side with our cause </text:p>
      <text:p text:style-name="Standard">Renner: what about Abioye?</text:p>
      <text:p text:style-name="Standard">Ahsoka: leave him to me</text:p>
      <text:p text:style-name="Standard">Kalmowicz: what ever works, I think we are going to have a lot of trouble here </text:p>
      <text:p text:style-name="Standard">Ahsoka: what now?</text:p>
      <text:p text:style-name="Standard">Kalmowicz: no one is going to want to come to this shit house, Sokes, order the men to fix this place up</text:p>
      <text:p text:style-name="Standard">Ahsoka: this is not a hotel, this is a base of operations, I will have the men rebuild it, but to fit our needs as an army</text:p>
      <text:p text:style-name="Standard">Renner: what about the whores upon cock (12)?</text:p>
      <text:p text:style-name="Standard">Ahsoka: seriously you guys, ok look, set up the base and then you can do your thing</text:p>
      <text:p text:style-name="Standard">Kalmowicz: i'll make sure this place is up to code, </text:p>
      <text:p text:style-name="Standard">Ahsoka: ok, pick a room, i'm doing that now</text:p>
      <text:p text:style-name="Standard"/>
      <text:p text:style-name="Standard">Ahsoka then grabs her duffle bag and and goes to the second floor and goes down a hallway to the left, down this hall way there are a few rooms some of them are being inhabited by the rebel soldiers, but Ahsoka walks to the end of the hall and she opens the two doors into a large room. <text:s/>This room has a large table in the middle with a wall dividing the bed from the rest of the room with an open doorway. <text:s/>The room has a balcony as well, with a table and chairs out there as well, Ahsoka enters this room that smells of lavender and she sits down at the table and gets out a few papers. <text:s/>She pulls out a map of the city with near by buildings, her red book, and then she brings out a bag of weed and two blunt cigars. <text:s/>Ahsoka then opens her red book and writes down the name NOX THE CYBORG, then she crosses of <text:soft-page-break/>the name, she then sighs and closes the book. <text:s/>Then some one knocks on her door, Ahsoka then walks to the door and opens it to see Renner and Kalmowicz waiting at the door. <text:s/></text:p>
      <text:p text:style-name="Standard"/>
      <text:p text:style-name="Standard">Renner: Ahsoka, The men want to see you</text:p>
      <text:p text:style-name="Standard">Ahsoka: what are you talking about</text:p>
      <text:p text:style-name="Standard">Kalmowicz: we have a surprise for you</text:p>
      <text:p text:style-name="Standard">Ahsoka: guys stop messing with me</text:p>
      <text:p text:style-name="Standard">Renner: were not, we got you a gift</text:p>
      <text:p text:style-name="Standard">Ahsoka: very well.</text:p>
      <text:p text:style-name="Standard"/>
      <text:p text:style-name="Standard">Ahsoka grabs her lightsabers and her pistol and follow Renner and Kalmowicz outside the door then they lead her downstairs to the rest of the army, the soldiers have their weapons in their hands then Alexopolis is standing in front of the men with his hands on his hips. <text:s/>Ahsoka quickly draws her pistol and grabs Kalmowicz and puts the gun to his head, the rest of the army just stands there puzzled, Alexopolis breaks the silence. <text:s/></text:p>
      <text:p text:style-name="Standard"/>
      <text:p text:style-name="Standard">Alexopolis: what the hell is wrong with you </text:p>
      <text:p text:style-name="Standard">Ahsoka: what is this some kind of trap </text:p>
      <text:p text:style-name="Standard">Kalmowicz: just take it easy Sokes (sweating)</text:p>
      <text:p text:style-name="Standard">Malachi: you have given us our freedom, we would never betray you </text:p>
      <text:p text:style-name="Standard">Ahsoka: (lets Kalmowicz go) apologies, I have many reasons for my paranoia, I have been betrayed before</text:p>
      <text:p text:style-name="Standard">Renner: I heard that</text:p>
      <text:p text:style-name="Standard">Ahsoka: fuck off Renner, whats this gift</text:p>
      <text:p text:style-name="Standard"/>
      <text:p text:style-name="Standard">Alexopolis grabs a box from another soldier, and presents it to Ahsoka, Ahsoka takes the box and opens it, inside the box is a machine that mounts onto one's wirst, on this item there is a knife. <text:s/>Ahsoka grabs the item and places it on her right wrist. <text:s/></text:p>
      <text:p text:style-name="Standard"/>
      <text:p text:style-name="Standard">Alexopolis: this weapon is one that is held by Assassins all over the galaxy, it is only fitting that you should have one</text:p>
      <text:p text:style-name="Standard">Ahsoka: (draws the wrist knife) stealthy, I will use it in any way I can, I have work to take care of, until then carry on soldiers, report back </text:p>
      <text:p text:style-name="Standard"/>
      <text:p text:style-name="Standard">Ahsoka then returns upstairs and back to her room where she closes the door and locks it, she has locked herself in her room. <text:s/>She then walks over to the bed and sits down on the side, she then stands up and grabs her weed bag and cigars, she brings them outside to her balcony. <text:s/>Ahsoka then takes a deep breath and removes both sleeves from her arms and her gloves as well, one arm, her right arm is a dead white color with streaks going down her hand. <text:s/>She removes her boots and socks, then she puts her feet up on the chair next to her, then she begins to roll up a blunt and she finishes it within 30 seconds. <text:s/>Ahsoka then begins to smoke and then a set of wind blows and the ghost of Spartacus appears in front of Ahsoka. <text:s/></text:p>
      <text:p text:style-name="Standard"/>
      <text:p text:style-name="Standard">Spartacus: nice place you have here</text:p>
      <text:p text:style-name="Standard">Ahsoka: it would be better if you were here </text:p>
      <text:p text:style-name="Standard">Spartacus: you next challenge, it will not be easy </text:p>
      <text:p text:style-name="Standard">Ahsoka: the warlord Abioye, you know of him</text:p>
      <text:p text:style-name="Standard"><text:soft-page-break/>Spartacus: he's a shifty one, bent on terror to instill law</text:p>
      <text:p text:style-name="Standard">Ahsoka: you know I can beat him </text:p>
      <text:p text:style-name="Standard">Spartacus: of course you can, and you will, if you heed my instructions</text:p>
      <text:p text:style-name="Standard">Ahsoka: i'm all ears </text:p>
      <text:p text:style-name="Standard">Spartacus: Abioye is know for his craftiness, he will not face you head on </text:p>
      <text:p text:style-name="Standard">Ahsoka: I had to battle a mithosaur to defeat Torquemada, does this warlord have a monster as well</text:p>
      <text:p text:style-name="Standard">Spartacus: He does, what I am not sure, yet it lies within the deep waters</text:p>
      <text:p text:style-name="Standard">Ahsoka: i'll watch out for trechery, what more can you teach me </text:p>
      <text:p text:style-name="Standard">Spartacus: your powers grow every day, you've become stronger than I last saw you</text:p>
      <text:p text:style-name="Standard">Ahsoka: what about Vader, he knows I live, it's only a matter of time before I have to fight him again</text:p>
      <text:p text:style-name="Standard">Spartacus: I thing I have noticed, there is a place on Lothal that can help, seek out the ancient Jedi Temple</text:p>
      <text:p text:style-name="Standard">Ahsoka: where can I find this Temple</text:p>
      <text:p text:style-name="Standard">Spartacus: the force will guide you there</text:p>
      <text:p text:style-name="Standard"/>
      <text:p text:style-name="Standard">Spartacus' ghost disappears and Ahsoka is left alone on the balcony. <text:s/>Ahsoka then finishes smoking and walks back inside her room, she goes into her duffle bag and pulls out a laptop and tries to contact the Ghosts by sending them a message. <text:s/>This has no luck and thus she closes the laptop and walks away from the table. <text:s/>Ahsoka then leaves her room and walks down stairs, then she walks around the mansion and she sees the rebel army cleaning the floors and the walls. <text:s/>Ahsoka then goes into the great hall to see the rebels setting up their main control room, Renner is ordering the soldiers around to get the place fixed up, there are soldiers on scaffolding repainting the walls and a few soldier vaccuming the floor then Ahsoka goes to the table and presses a few buttons to put something on the screen in front of her. <text:s/>On this screen she places a picture of the Warlord Jakko Abioye and the rebels start to convine around the table in which Ahsoka is at. <text:s/></text:p>
      <text:p text:style-name="Standard"/>
      <text:p text:style-name="Standard">Renner: so this is the gold-bricking shit zipper?</text:p>
      <text:p text:style-name="Standard">Ahsoka: Jakko Abioye, wanted for the murder of Silas Ainge, the governor of Katar, his record has been expunged in order for him to gain his title</text:p>
      <text:p text:style-name="Standard">Kalmowciz: so the plan is to take him down, we need to know where he frequents </text:p>
      <text:p text:style-name="Standard"/>
      <text:p text:style-name="Standard">Ahsoka types a few things into the keyboard in front of her and she finds a few spots on the screen</text:p>
      <text:p text:style-name="Standard"/>
      <text:p text:style-name="Standard">Ahsoka: Abioye does not seem to ever leave his compounds, so in order to get to him would have to storm his base,</text:p>
      <text:p text:style-name="Standard">Renner: no chance he goes to the brothels right?</text:p>
      <text:p text:style-name="Standard">Ahsoka: not that I see</text:p>
      <text:p text:style-name="Standard">Kalmowicz: asshole probably prefers cock (13)</text:p>
      <text:p text:style-name="Standard">Ahsoka: so Im taking a group of people to scout the region, who's with me?</text:p>
      <text:p text:style-name="Standard">Renner: count me in</text:p>
      <text:p text:style-name="Standard">Kalmowicz: ill stay back and secure the base, last thing I want is to lose the mansion </text:p>
      <text:p text:style-name="Standard">Ahsoka: Renner get a small squad and meet me by the door, I have to get my things</text:p>
      <text:p text:style-name="Standard">Renner: copy that Sokes </text:p>
      <text:p text:style-name="Standard"/>
      <text:p text:style-name="Standard">Renner then exits the room as does Ahsoka, Ahsoka heads to her room and grabs her wrist knife dismantles the item allowing the blade to retract from her gauntlets she gained from Plo Koon, then Ahsoka grabs her pistol and holders the weapon, she has her lightsabers on her already. <text:s/>She pats <text:soft-page-break/>herself down to see if she has everything she will need then Ahsoka opens up a drawer in her room and pulls out a box of Cigarillos and her stash bag filled with weed. <text:s/>Then Ahsoka heads down stairs to see Renner waiting with a small team of about 10 soldiers waiting to get the intel, Renner walks up to Ahsoka they do a handshake and then Ahsoka leads the men out of the mansion and out to the city of Lothal. <text:s/>Ahsoka leads the soldiers to the gates of the city. <text:s/>This city has the look of a modern desert town with large sandstone walls with a large set of gates, guarded by a platoon of stormtroopers, on the way Ahsoka tells the soldiers........</text:p>
      <text:p text:style-name="Standard"/>
      <text:p text:style-name="Standard">Ahsoka: do not expose any brand, or a type of rebel demonination, one more thing leave the talking to me</text:p>
      <text:p text:style-name="Standard">Renner: that sounds good</text:p>
      <text:p text:style-name="Standard">Ahsoka: alright we closing on the city, cut the chatter boys </text:p>
      <text:p text:style-name="Standard"/>
      <text:p text:style-name="Standard">The soldiers put on raggad cloaks and some of them stumble to the city, Renner and Ahsoka walk up to the guards at the gate, they too are dressed in rags. <text:s/></text:p>
      <text:p text:style-name="Standard"/>
      <text:p text:style-name="Standard">Soldier: state fucking business</text:p>
      <text:p text:style-name="Standard"/>
      <text:p text:style-name="Standard">Ahsoka opens her mouth, but Renner jumps in and speaks aloud.</text:p>
      <text:p text:style-name="Standard"/>
      <text:p text:style-name="Standard">Renner: we come for wine and whores</text:p>
      <text:p text:style-name="Standard"/>
      <text:p text:style-name="Standard">Ahsoka looks at Renner with an angry face, and she bites her hand</text:p>
      <text:p text:style-name="Standard"/>
      <text:p text:style-name="Standard">Soldier: there are none within your price range beggar</text:p>
      <text:p text:style-name="Standard">Renner: oh I <text:span text:style-name="T1">beg</text:span> to differ, (pulls out sack full of gold coins, and lays a few in the guard's hand)</text:p>
      <text:p text:style-name="Standard">Soldier: well, I can see your quite the high roller, enter the city and be quick about your visit</text:p>
      <text:p text:style-name="Standard">Renner: not to worry, I finish in 45 seconds </text:p>
      <text:p text:style-name="Standard"/>
      <text:p text:style-name="Standard">The soldier laughs and the rebel spies enter the city, as soon as the gates close behind them Ahsoka punches Renner in the arm</text:p>
      <text:p text:style-name="Standard"/>
      <text:p text:style-name="Standard">Ahsoka: what did I say Renner, i'll do the talking</text:p>
      <text:p text:style-name="Standard">Renner: I went with the flow Sokes, you do it all the time</text:p>
      <text:p text:style-name="Standard">Ahsoka: yeah, because im good at it </text:p>
      <text:p text:style-name="Standard">Renner: well were in the city right</text:p>
      <text:p text:style-name="Standard">Ahsoka: yes, (puts her hood up) try not to blow your cover</text:p>
      <text:p text:style-name="Standard">Renner: well, (grabs his belt) time to get my pole jocked</text:p>
      <text:p text:style-name="Standard"/>
      <text:p text:style-name="Standard">Ahsoka then heads down the streets to the left and she sees Abioye's guards all over the city, these men are dressed in bullet proof vests, wearing red Khafias over their heads carrying AR-47 blaster rifles, and they all have machetes on their belts. <text:s/>Ahsoka passes by one of them and the guards say nothing while they see what they think is a beggar pass by. <text:s/>Ahsoka then moves to the middle of the city and she places a small camera on a wall near the center of the city, in the middle of the city Ahsoka sees Jakko Abioye speaking before the people and the citizens are cheering for him. <text:s/>Abioye is dressed in a general's uniform with medals decorating the left brest of his coat, Abioye then waves his hands in a downward motion in order to quiet the crowd down, Abioye then gets in front of the microphone. </text:p>
      <text:p text:style-name="Standard"><text:soft-page-break/></text:p>
      <text:p text:style-name="Standard">Abioye: citizens of Lothal, distinguished guests </text:p>
      <text:p text:style-name="Standard"/>
      <text:p text:style-name="Standard">Ahsoka sees that Kaleb Cassius is present during this speech</text:p>
      <text:p text:style-name="Standard"/>
      <text:p text:style-name="Standard">Abioye: this city has been very hospitable during our control, yet there are decsenters to my control </text:p>
      <text:p text:style-name="Standard"/>
      <text:p text:style-name="Standard">The Crowd boos</text:p>
      <text:p text:style-name="Standard"/>
      <text:p text:style-name="Standard">Abioye: and this man has been a traitor for years, bring the fool forward</text:p>
      <text:p text:style-name="Standard"/>
      <text:p text:style-name="Standard">Two Katar Insurgents drag in a prisoner covered in dirt and blood, its a familiar face Republic Senator Jar-Jar Binks. <text:s/>The The Katar Insurgents lift him up and punch him in the stomach, and the two walk next to Abioye. <text:s/></text:p>
      <text:p text:style-name="Standard"/>
      <text:p text:style-name="Standard">Abioye: this gungan shit was responsible for hundreds of claims against my rule in this city, how do you people respond</text:p>
      <text:p text:style-name="Standard"/>
      <text:p text:style-name="Standard">The crowd jeers Jar-Jar and the citizens begin to throw rocks at the prisoner, one hits Jar-Jar in the face and we see him go to the ground. <text:s/>Then one of the Insurgents grabs the prisoner and lifts him to his feet. <text:s/></text:p>
      <text:p text:style-name="Standard"/>
      <text:p text:style-name="Standard">Abioye: that being said, I sentince this sorry shit soul to death, are all agreeable?</text:p>
      <text:p text:style-name="Standard"/>
      <text:p text:style-name="Standard">The crowd cheers and throws rotten food at Jar-Jar and then Ahsoka moves through the crowd and gets to the front right in the front where Jakko Abioye is speaking, she is very close to the speaker at this point then Jar-Jar looks into the crowd and sees Ahsoka Tano, red eyes gleaming out of her cloak, Jar-Jar then smiles and Abioye looks at the prisoner and then sees Jar-Jar</text:p>
      <text:p text:style-name="Standard"/>
      <text:p text:style-name="Standard">Abioye: you smirk, Soldiers! Tear his fucking eyes off </text:p>
      <text:p text:style-name="Standard"/>
      <text:p text:style-name="Standard">Two Katar Insurgents grab Binks, and they grab is eyes trying to pull them off, the Ahsoka rips her cloak off and hurls her knife into one of the Insurgents' head killing them, then Ahsoka jumps up onto the stage and grabs Jar-Jar. <text:s/>Ahsoka then jumps off the stage and runs through the crowd pushing aside the citizens as she is running away from Abioye. <text:s/></text:p>
      <text:p text:style-name="Standard"/>
      <text:p text:style-name="Standard">Abioye: sieze her!!</text:p>
      <text:p text:style-name="Standard"/>
      <text:p text:style-name="Standard">Then Ahsoka turns around and pulls out her pistol and she shoots at the assailents following her and Binks, Ahsoka then fires off a few shots and hits Abioye in the arm causing him to halt his persuit, then Abioye screams out at the Rebels </text:p>
      <text:p text:style-name="Standard"/>
      <text:p text:style-name="Standard">Abioye: you better run you fucking cunts!</text:p>
      <text:p text:style-name="Standard"/>
      <text:p text:style-name="Standard">Ahsoka stops before she exits the gate, she turns around and looks Abioye dead in the eyes, her red eyes looking right at him. <text:s/>Abioye then is instantly shocked at this, seeing that she has been injected with Lazarus, and Abioye then steps up and goads Ahsoka some more.</text:p>
      <text:p text:style-name="Standard"><text:soft-page-break/></text:p>
      <text:p text:style-name="Standard">Abioye: c'mon Lazarus bitch, you and me</text:p>
      <text:p text:style-name="Standard"/>
      <text:p text:style-name="Standard">Ahsoka then draws both of her lightsabers and then Renner grabs Ahsoka by the shoulder and she looks at him and he shakes his head, then Ahsoka turns her lightsabers off and runs out of the city then they escape with speederbikes and Abioye punches the stone wall breaking it as his fist goes through the concrete. <text:s/>The rebels reach their mansion quickly, and soldiers park their bikes. <text:s/>Renner jumps off his bike and walks up to Ahsoka, he begins to yell at her </text:p>
      <text:p text:style-name="Standard"/>
      <text:p text:style-name="Standard">Renner: and what the fuck was that Sokes!?</text:p>
      <text:p text:style-name="Standard">Ahsoka: the Gungan needed my help what would you have me do</text:p>
      <text:p text:style-name="Standard">Jar-Jar: mesah muy greatful for actions</text:p>
      <text:p text:style-name="Standard">Ahsoka: (points at Jar-Jar) shut the fuck up traitor, the grown-ups are talking</text:p>
      <text:p text:style-name="Standard">Renner: going after Abioye in front of the crowd, that was fucking stupid </text:p>
      <text:p text:style-name="Standard">Ahsoka: I can take him, you know I can</text:p>
      <text:p text:style-name="Standard">Renner: thats not the issue, I thought you were trying to get the people on their side</text:p>
      <text:p text:style-name="Standard">Ahsoka: (sighs) Im done here, Jar-Jar (Jar-Jar looks up) get your pimply ass over here!</text:p>
      <text:p text:style-name="Standard"/>
      <text:p text:style-name="Standard">Jar-Jar then follows Ahsoka up to her room and then Ahsoka closes the door behind them then she motions to the table in her room</text:p>
      <text:p text:style-name="Standard"/>
      <text:p text:style-name="Standard">Ahsoka: sit down, (grabs a jug of wine) drink</text:p>
      <text:p text:style-name="Standard">Jar-Jar: mesah dont drink</text:p>
      <text:p text:style-name="Standard">Ahsoka: your loss, im having a drink </text:p>
      <text:p text:style-name="Standard"/>
      <text:p text:style-name="Standard">she pours herself a cup of wine and she sits across from Jar-Jar and Ahsoka pulls out her weed stash and rolls up a blunt,</text:p>
      <text:p text:style-name="Standard"/>
      <text:p text:style-name="Standard">Ahsoka: you smoke</text:p>
      <text:p text:style-name="Standard">Jar-Jar: of course, how you think mesah got banished</text:p>
      <text:p text:style-name="Standard">Ahsoka: good shit</text:p>
      <text:p text:style-name="Standard"/>
      <text:p text:style-name="Standard">They begin to pass a blunt back and forth</text:p>
      <text:p text:style-name="Standard"/>
      <text:p text:style-name="Standard">Ahsoka: so, Traitor give me a good reason why I should kill you, right here and now</text:p>
      <text:p text:style-name="Standard">Jar-Jar: traitor? Mesah dont know what yousah saying </text:p>
      <text:p text:style-name="Standard">Ahsoka: cut the shit ass-bag, I know you gave Palpatinus emergency powers, did the Sith pay you off?</text:p>
      <text:p text:style-name="Standard">Jar-Jar: what? (he begins to sweat)</text:p>
      <text:p text:style-name="Standard">Ahsoka: (draws her pistol and places it on the table) I want the truth Senator</text:p>
      <text:p text:style-name="Standard">Jar-Jar: ok....(sighs) Palpatine came up to me and asked me to put in a vote of confidence in order for him to take the emergency powers, I did not think he would take over </text:p>
      <text:p text:style-name="Standard">Ahsoka: you sold your soul to the devil Binks, it doesn't matter what you thought!</text:p>
      <text:p text:style-name="Standard">Jar-Jar: yousah Anakin's Padiwan, right?</text:p>
      <text:p text:style-name="Standard">Ahsoka: I am a Jedi Knight, Anakin has fallen</text:p>
      <text:p text:style-name="Standard">Jar-Jar: he is dead,</text:p>
      <text:p text:style-name="Standard">Ahsoka: you know damn well where he is, I do not think of you so far removed from politics </text:p>
      <text:p text:style-name="Standard">Jar-Jar: Vader, hesah is a bold one, especially when dealing with yousa rebels</text:p>
      <text:p text:style-name="Standard"><text:soft-page-break/>Ahsoka: he has yet to withstand a fight with me</text:p>
      <text:p text:style-name="Standard">Jar-Jar: thats not what he told me </text:p>
      <text:p text:style-name="Standard"/>
      <text:p text:style-name="Standard">Ahsoka stands up</text:p>
      <text:p text:style-name="Standard"/>
      <text:p text:style-name="Standard">Ahsoka: so you are a Traitor</text:p>
      <text:p text:style-name="Standard">Jar-Jar: be real Tano, we all have to make living, even if it means silencing you Jedi dogs</text:p>
      <text:p text:style-name="Standard">Ahsoka: (smirks) I knew it, Jar-Jar Binks </text:p>
      <text:p text:style-name="Standard"/>
      <text:p text:style-name="Standard">two rebel soldiers one of them being Renner walks into the room and grab Jar-Jar</text:p>
      <text:p text:style-name="Standard"/>
      <text:p text:style-name="Standard">Ahsoka: you are under arrest for high treason, take him away </text:p>
      <text:p text:style-name="Standard"/>
      <text:p text:style-name="Standard">The rebel soldiers take Jar-Jar away and bring him out of the room then Renner walks to Ahsoka</text:p>
      <text:p text:style-name="Standard"/>
      <text:p text:style-name="Standard">Renner: you knew it, you were right</text:p>
      <text:p text:style-name="Standard">Ahsoka: yeah, thanks for playing it off earlier, you did well</text:p>
      <text:p text:style-name="Standard">Renner: Sokes, you are my Queen, I will always follow your command </text:p>
      <text:p text:style-name="Standard">Ahsoka: thanks Renner, </text:p>
      <text:p text:style-name="Standard"/>
      <text:p text:style-name="Standard">Renner leaves the room and he leaves Ahsoka alone in her room, Ahsoka finishes her wine and then returns to her blunt, she takes a puff and then she sits down at the table and she takes a sigh of relief then she watches the sun setting outside her window, then she goes to her bed. <text:s/>Ahsoka then sits on the edge of the bed smoking a blunt, she puts out the blunt, it is a roach at this point, then Ahsoka stands up and goes to her dresser and pulls out a sports bra and a set of sweat pants, she places the clothes on her bed and we leave the Rebel Queen to her slumber. </text:p>
      <text:p text:style-name="Standard"/>
      <text:p text:style-name="Standard"/>
      <text:p text:style-name="Standard"><text:s/>- LOTHAL – URBUS LOTHALUS – NIGHT - </text:p>
      <text:p text:style-name="Standard"/>
      <text:p text:style-name="Standard"/>
      <text:p text:style-name="Standard">Jakko Abioye is entering his private office he has a wound on his arm and he sits down in a chair and a medic comes up to him with a set of pliers and stitches</text:p>
      <text:p text:style-name="Standard"/>
      <text:p text:style-name="Standard">Abioye: there's no fucking bullet moron, stitch it up tight!</text:p>
      <text:p text:style-name="Standard"/>
      <text:p text:style-name="Standard">The medic begins to stitch the wound and then Abioye's generals come up to him to see how their leader is fairing. <text:s/></text:p>
      <text:p text:style-name="Standard"/>
      <text:p text:style-name="Standard">Akachi the Hunter: sir, what has happened</text:p>
      <text:p text:style-name="Standard">Abioye: the fucking Jedi shit shot me, find out who that woman is and bring her to me alive </text:p>
      <text:p text:style-name="Standard">Akachi: it will be done sir</text:p>
      <text:p text:style-name="Standard"/>
      <text:p text:style-name="Standard">he leaves the room and Renald the Butcher remains</text:p>
      <text:p text:style-name="Standard"/>
      <text:p text:style-name="Standard">Renald: what are the plans now sir, when shall we institute our law?</text:p>
      <text:p text:style-name="Standard">Abioye: we must wait for Sharia law, the people must think this will save them from the rebels</text:p>
      <text:p text:style-name="Standard"><text:soft-page-break/>Renald: after the battles on Lothal, the people have been through crisis, this is our chance</text:p>
      <text:p text:style-name="Standard">Abioye: set the laws in place, if these people do not respond well, the fuck with them </text:p>
      <text:p text:style-name="Standard">Renald: it will be done sir</text:p>
      <text:p text:style-name="Standard"/>
      <text:p text:style-name="Standard">Renald leaves the office and Jakko Abioye then looks through papers on his desk and he tries to find more information on their enemies then Abioye gets a message on his com-link. <text:s/>Abioye heads to a control room and presses a few buttons, then Darth Vader appears as a hologram and Abioye bows to Vader. <text:s/></text:p>
      <text:p text:style-name="Standard"/>
      <text:p text:style-name="Standard">Abioye: Lord Vader, what are your orders?</text:p>
      <text:p text:style-name="Standard">Vader: General Abioye, I sense that you have run into a little trouble on Lothal</text:p>
      <text:p text:style-name="Standard">Abioye: it was a Jedi, they shot my fucking arm, this one is different than any of the others we have faced</text:p>
      <text:p text:style-name="Standard">Vader: was it a man or a woman?</text:p>
      <text:p text:style-name="Standard">Abioye: it was a female, a Togruta by race, carried two lightsabers</text:p>
      <text:p text:style-name="Standard">Vader: her name is Ahsoka Tano, she is very dangerous, Do not under estimate her Jakko</text:p>
      <text:p text:style-name="Standard">Abioye: why did you not tell me she was infected with Lazarus?! <text:s/></text:p>
      <text:p text:style-name="Standard">Vader: what does it matter</text:p>
      <text:p text:style-name="Standard">Abioye: This changes everything! are the rumors true then, is it true that she cannot be killed?</text:p>
      <text:p text:style-name="Standard">Vader: I think not, you should have no problem dealing with them, am I correct?</text:p>
      <text:p text:style-name="Standard">Abioye: that depends my Lord, do I have your pemission to do what ever I need to do to secure order in this lousy shit of a system</text:p>
      <text:p text:style-name="Standard">Vader: Permission granted, Gain control of the system, sieze that rebel bitch and bring her to me alive, I would have words with her before I lay her to grass</text:p>
      <text:p text:style-name="Standard">Abioye: it will be no problem my lord</text:p>
      <text:p text:style-name="Standard"/>
      <text:p text:style-name="Standard">The Transmission ends</text:p>
      <text:p text:style-name="Standard"/>
      <text:p text:style-name="Standard">Abioye: shit! (he throws his com-link at the wall breaking it)</text:p>
      <text:p text:style-name="Standard"/>
      <text:p text:style-name="Standard">Abioye then sits down at his desk and puts his head in his hands, then he stands back up and he begins to write down something on a piece of paper, we do not see what he is writing but we can assume it's something bad. <text:s/></text:p>
      <text:p text:style-name="Standard"/>
      <text:p text:style-name="Standard"/>
      <text:p text:style-name="Standard"><text:s/>- LOTHAL – MANSION – NIGHT - </text:p>
      <text:p text:style-name="Standard"/>
      <text:p text:style-name="Standard">Night time hits the planet of Lothal and the rebels are still at their base of operations, we see a small number of the soldiers here drinking and singing songs of their country, they are really outragious and obscene, and of course, Kalmowicz and Alexopolis are singing and drinking out of jugs of wine. <text:s/>At the exact same time this is happening Renner is hooking up with one of the rebel women, Ahsoka then walks down stairs and sees all the soldiers partying and being extemely vulgar. <text:s/>The soldiers are pouring wine on a slew of prostitutes and some high ranking soldiers are doing body shots on other prostitutes and then running over to a table to do a line of cocaine. <text:s/>As soon as Ahsoka walks down stairs Blumberg hands her a blunt and she takes a hit, then gives it back to him. <text:s/>She walks over to Renner and taps him on the shoulder, but he does not respond, she taps him again. <text:s/></text:p>
      <text:p text:style-name="Standard"/>
      <text:p text:style-name="Standard"><text:soft-page-break/>Renner: give me a fucking moment</text:p>
      <text:p text:style-name="Standard">Ahsoka: you've had an hour </text:p>
      <text:p text:style-name="Standard"/>
      <text:p text:style-name="Standard">Renner turns around to see who is talking to him, he then tells his woman to wait for him and then sighs and looks at the girl, then back at Ahsoka</text:p>
      <text:p text:style-name="Standard"/>
      <text:p text:style-name="Standard">Renner: whats up</text:p>
      <text:p text:style-name="Standard">Ahsoka: we have yet to think of a plan of attack, we need something, all you guys have been doing is partying </text:p>
      <text:p text:style-name="Standard">Renner: Sokes, we have a mansion, are you not enjoying it?</text:p>
      <text:p text:style-name="Standard">Ahsoka: im working, as I thought my generals were, I can see that I was wrong</text:p>
      <text:p text:style-name="Standard">Renner: ok look, i'll get Kalmo and we can meet about what ever you want </text:p>
      <text:p text:style-name="Standard">Ahsoka: ok, thank you, i'll be in the war room</text:p>
      <text:p text:style-name="Standard">Renner: where's that?</text:p>
      <text:p text:style-name="Standard">Ahsoka: my room</text:p>
      <text:p text:style-name="Standard"/>
      <text:p text:style-name="Standard">Ahsoka returns upstairs and back into her room she has everything set up on the big table in her room and then within 30 seconds Renner, Kalmowicz and Alexopolis are in Ahsoka's room ready to hear the next battle plans.</text:p>
      <text:p text:style-name="Standard"/>
      <text:p text:style-name="Standard">Ahsoka: don't you think it's odd the imperials have yet not launched a counter attack</text:p>
      <text:p text:style-name="Standard">Renner: I was beginning to think that</text:p>
      <text:p text:style-name="Standard">Alexopolis: what does it matter, the men are well rested and well attended (he bumps Kalmowicz and he laughs)</text:p>
      <text:p text:style-name="Standard">Ahsoka: I sense something sinister, I think the Sith are involved, the dark side of the force surrounds this system</text:p>
      <text:p text:style-name="Standard">Kalmowicz: well that's your opinion, I think those fucks are afraid to attack us</text:p>
      <text:p text:style-name="Standard">Ahsoka: they have supperior numbers and they are sure to know where we are, unless......</text:p>
      <text:p text:style-name="Standard">Renner: what?</text:p>
      <text:p text:style-name="Standard">Ahsoka: unless they expect us to be here, getting drunk and stoned</text:p>
      <text:p text:style-name="Standard">Kalmowicz: then they would know to attack us now</text:p>
      <text:p text:style-name="Standard"/>
      <text:p text:style-name="Standard">As soon as Kalmowicz says this, the rebels hear two explosions outside the mansion, and a group of 10 soldiers rush out with their weapons led by Ahsoka, Renner and Kalmowicz. They see a man dressed in a black cloak with two Praetorian guards at their side. <text:s/>There is a platoon of imperial Dark troopers with them, they have two tanks and a squad of about 20 stormtroopers, the cloaked man walks forward and removes his hood. <text:s/>Ahsoka walks forward and the two stare each other down for a minute, then the man pulls his lightsaber from his belt and drops his cloak to the floor. <text:s/>The man begins to pace and then he breaks his scilence. <text:s/></text:p>
      <text:p text:style-name="Standard"/>
      <text:p text:style-name="Standard">Man: you are a tough one to locate, yet I have found you as expected</text:p>
      <text:p text:style-name="Standard">Ahsoka: speak plainly, your spell has no use on me </text:p>
      <text:p text:style-name="Standard">Man: (under his breath) shit, (speaks at normal volume) no bother, I am Darth Thanaton, the Trickster, and you rebels have one chance to surrender</text:p>
      <text:p text:style-name="Standard">Ahsoka: who do I put this in a manner someone like you can understand....... (smiles) fuck no!</text:p>
      <text:p text:style-name="Standard">Thanaton: you fool, do you know you defy a Lord of the Sith !?</text:p>
      <text:p text:style-name="Standard">Ahsoka: a sith yes, but a lord, I think your husband owns that title</text:p>
      <text:p text:style-name="Standard"><text:soft-page-break/></text:p>
      <text:p text:style-name="Standard">Thanaton becomes mad and Ahsoka smiles at him and the rebels behind her begin to laugh, causing Thanaton to more upset. <text:s/></text:p>
      <text:p text:style-name="Standard"/>
      <text:p text:style-name="Standard">Thanaton: Lord Vader wanted you alive, I regret to say, I will fail him in that regard</text:p>
      <text:p text:style-name="Standard">Ahsoka: (draws lightsabers and turns them on) how bout I send him your head </text:p>
      <text:p text:style-name="Standard"/>
      <text:p text:style-name="Standard">The soldiers behind the two leaders point their guns at one another, ready to fire</text:p>
      <text:p text:style-name="Standard"/>
      <text:p text:style-name="Standard">Thanaton: (turns on lightsaber) well then, take my head </text:p>
      <text:p text:style-name="Standard"/>
      <text:p text:style-name="Standard">Ahsoka then begins by quickly striking Thanaton with seven swipes, Thanaton blocks the first two with some ease yet by the last strike he is struggling to keep up. <text:s/>Then Ahsoka kicks Thanaton in the balls and he lowers his head, Ahsoka then grabs Thanaton's head and drives her knee into his forehead. <text:s/>Thanaton flys to the ground, and then Ahsoka raises her arms up in the air and and the rebels cheer her on like their watching a gladiator match. <text:s/>Thanaton then gets back up and screams and runs at Ahsoka and he now goes on the offensive and he wildly attacks but he does not watch his footing and Ahsoka blocks his last attack and with her other saber she swipes at Thanaton's legs cut them but only producing a minor injury, Thanaton rolls and gets back up. <text:s/>Then he slouches over and points his lightsaber at Ahsoka and then he starts to swing at her, Ahsoka blocks the attacks and as soon as Thanaton thinks he has the upper hand he goes in for a killing strike. <text:s/>Ahsoka blocks this attack and while blocking the swing from Thanaton, she stabs him in the stomach with he other saber. <text:s/>Then she rips out her lightsaber and Thanaton falls to the ground and Ahsoka stabs him in the back and Thanaton screams out with blood coming from his mouth. <text:s/>Then Thanaton drops his lightsaber on the ground and it turns off, Ahsoka kicks it away from him and she positions her lightsabers on either side of his neck, Thanaton is sweating and scared. <text:s/></text:p>
      <text:p text:style-name="Standard"/>
      <text:p text:style-name="Standard">Ahsoka: surrender, shit lord!</text:p>
      <text:p text:style-name="Standard">Thanaton: Jedi scum, the emperor will have your head!</text:p>
      <text:p text:style-name="Standard">Ahsoka: in the mean, i'll have yours!</text:p>
      <text:p text:style-name="Standard"/>
      <text:p text:style-name="Standard">Ahsoka slices off Thanaton's head and the stormtroopers are shocked that the rebel leader has won the battle and the rebels begin to cheer out like their favorite team has won the championship game. <text:s/>Ahsoka lifts her arms into the air and she yells out and the rebels are loving this. <text:s/>Ahsoka turns off her lightsabers and she walks over to the rebel solders. <text:s/>She is getting high-fives and other forms of hand shakes from her comrades. <text:s/>Ahsoka then walks in front of the rest of the imperials and she stares them down and paces. </text:p>
      <text:p text:style-name="Standard"/>
      <text:p text:style-name="Standard">Ahsoka: is there no one else who would face me?</text:p>
      <text:p text:style-name="Standard">Stormtrooper: General Abioye will have your entreals for dinner </text:p>
      <text:p text:style-name="Standard"/>
      <text:p text:style-name="Standard">Ahsoka scoffs at the trooper's comments and turns around and walks away from the troopers who do not stop pointing their guns at the rebels, then Ahsoka looks behind her back to see the stormtroopers have not lowered their weapons. <text:s/>Ahsoka then tosses her lightsaber at the troopers, the blade turns on and spins around in the air, she is using her saber throw ability, and this power has her lightsaber spin and cut off every one of the enemy trooper's heads causing all but one, Ahsoka then catches her saber. <text:s/>This trooper then looks around him to see all of his comrades are dead, this is the same trooper who <text:soft-page-break/>called out Ahsoka after the fight with Thanaton. <text:s/>Ahsoka then raises her hand and she fires force lightning from her finger tips and she frys the trooper to death, then Ahsoka's eyes return to their bright blue color and she turns around and walks back into the mansion, then the rebel soldiers grab the imperial weapons and then they return into their base of operations. <text:s/>Ahsoka, once inside, walks up to her room and grabs a map of the region and brings it down stairs to the rest of the rebel leaders, these men are sitting at a large table round table and on this table there are wine cups, scaps of maijuana, stems, bits of tobacco and ashes all over the white satin table cloth of this Arthurian style set up. <text:s/>Ahsoka then lays the map down on the table and places a coin on the map to designate the mansion and she places weed paraphernalia on the cities to designate their enemies. <text:s/></text:p>
      <text:p text:style-name="Standard"/>
      <text:p text:style-name="Standard">Ahsoka: that was too close of a call, from now on we need to attack them</text:p>
      <text:p text:style-name="Standard">Renner: I agree, we cannot be caught un-aware, we will not survive next time</text:p>
      <text:p text:style-name="Standard">Kalmowicz: what can we do to fight the Empire and keep them away from our base?</text:p>
      <text:p text:style-name="Standard">Ahsoka: we set up another base, inside the city of Urbus Lothalus </text:p>
      <text:p text:style-name="Standard">Alexopolis: are you sure that's safe, the Katar Insurgents are crawling all over the place, </text:p>
      <text:p text:style-name="Standard">Ahsoka: if what I have read is correct, then Abioye will institue Sharia law</text:p>
      <text:p text:style-name="Standard">Renner: what the fuck is Sharia law, last time I checked religion was outlawed by the Empire</text:p>
      <text:p text:style-name="Standard">Kalmowicz: basically a law where some citizens have no rights and the police are allowed to arrest you for no reason, with Abioye's support of the Empire he was allowed to continue his practices</text:p>
      <text:p text:style-name="Standard">Renner: the people won't like that too much</text:p>
      <text:p text:style-name="Standard">Ahsoka: giving us a chance to sway them to our side</text:p>
      <text:p text:style-name="Standard">Kalmowicz: where do we begin</text:p>
      <text:p text:style-name="Standard">Ahsoka: we need to begin a resistance against Abioye, with that more citizens will take up arms and help us drive the war lord out</text:p>
      <text:p text:style-name="Standard">Renner: we should begin with the brothel</text:p>
      <text:p text:style-name="Standard">Kalmowicz: I think we destroyed that place </text:p>
      <text:p text:style-name="Standard">Ahsoka: they would expect us to try that place, are there any known taverns in the city?</text:p>
      <text:p text:style-name="Standard">Renner: I can have someone check on that, </text:p>
      <text:p text:style-name="Standard">Ahsoka: send a scout into the city I would be sure before we go anywhere near Abioye</text:p>
      <text:p text:style-name="Standard">Renner: good idea, I will send Alexopolis to task</text:p>
      <text:p text:style-name="Standard">Ahsoka: the sooner we can defeat Abioye, the sooner we can return to dealing with Vader</text:p>
      <text:p text:style-name="Standard"/>
      <text:p text:style-name="Standard">The rebel leaders nod and begin to gather their things</text:p>
      <text:p text:style-name="Standard"/>
      <text:p text:style-name="Standard">Ahsoka: everyone know what is asked of them?</text:p>
      <text:p text:style-name="Standard"/>
      <text:p text:style-name="Standard">The leaders nod</text:p>
      <text:p text:style-name="Standard"/>
      <text:p text:style-name="Standard">Ahsoka: ok, (smacks the table) see it done, </text:p>
      <text:p text:style-name="Standard"/>
      <text:p text:style-name="Standard">Ahsoka leaves the room and retreats to her room upstairs and she locks the door behind her, she then walks over to the table in the middle of the room and she then sits down at one of the chairs. <text:s/>She places her head in her hands and sighs, she realizes that there is no one who can help her with this mission as she hears the rebel soldiers cheering and drinking even after she told them to halt the celebration. <text:s/>She tries to stop herself from crying and she does a decent job as she wipes the tears from her eyes. <text:s/>There are two knocks on her door, then Ahsoka wipes her eyes again and goes to the door and opens it, Alexopolis is there and he is smiling. <text:s/></text:p>
      <text:p text:style-name="Standard"><text:soft-page-break/></text:p>
      <text:p text:style-name="Standard">Alexopolis: im leaving to scout the city</text:p>
      <text:p text:style-name="Standard">Ahsoka: good luck, report back to me when you have the intel</text:p>
      <text:p text:style-name="Standard">Alexopolis: will do m'am, are you crying?</text:p>
      <text:p text:style-name="Standard">Ahsoka: no, (sniffles) im ok just stick to your mission</text:p>
      <text:p text:style-name="Standard">Alexopolis: ok, if you need anything....</text:p>
      <text:p text:style-name="Standard">Ahsoka: you have your orders squad leader, follow them</text:p>
      <text:p text:style-name="Standard">Alexopolis: apologies, I will return when I have any information</text:p>
      <text:p text:style-name="Standard"/>
      <text:p text:style-name="Standard">Alexopolis leaves the door and he heads down stairs and out the doors of the mansion, Ahsoka then closes the door and locks it once again. <text:s/>She then goes over to her bed and sits down, then she lays down and she begins to dose off. <text:s text:c="3"/></text:p>
      <text:p text:style-name="Standard"/>
      <text:p text:style-name="Standard">- LOTHAL – URBUS LOTHALUS – NIGHT - </text:p>
      <text:p text:style-name="Standard"/>
      <text:p text:style-name="Standard">the hour is late and night is at it's darkest point by the time Alexopolis reaches the walls of the city, he then takes out his pistol and uses an ascention cable to bring himself to the top of the walls and then he uses a ladder at the back of the wall to get to the street level. <text:s/>Then he heads right for the local brothel and then he immediately walks out with five lizard whores that look really trashy and gross, he walks over to a group of the Katar Insurgents who are guarding a grain horrium. <text:s/>Alexopolis gives each hooker three gold coins and all but one of them goes over and distracts the guards. <text:s/>The Alexopolis goes into the armory and takes a picture of the room, and plants a charge on a few oil cans inside the room. <text:s/>Once he leaves the whores are still distracting the guards and then Alexopolis slowly walks away and takes one last whore with him, and he walks over to the steps of the main palace. <text:s/>Two guards then walk up to Alexopolis and his whore and they stop him. <text:s/></text:p>
      <text:p text:style-name="Standard"/>
      <text:p text:style-name="Standard">Insurgent: state fucking business</text:p>
      <text:p text:style-name="Standard">Alexopolis: I come with a whore, for both of you </text:p>
      <text:p text:style-name="Standard">Insurgent 2: we do not, how you say....</text:p>
      <text:p text:style-name="Standard"/>
      <text:p text:style-name="Standard">The two insurgents talk amongst themselves in their native language that sounds middle eastern, then the Insurgents look at Alexopolis. <text:s/></text:p>
      <text:p text:style-name="Standard"/>
      <text:p text:style-name="Standard">Insurgent: he means we do not run train </text:p>
      <text:p text:style-name="Standard">Insurgent 2: what the fuck?</text:p>
      <text:p text:style-name="Standard">Insurgent: two on one</text:p>
      <text:p text:style-name="Standard">Insurgent 2: oh, no, no can do </text:p>
      <text:p text:style-name="Standard"/>
      <text:p text:style-name="Standard">as soon as they look back, the whore is there but Alexopolis is not, he has found a way past the guards and he then he gets behind the guards and into the palace. <text:s/>Once Alexopolis gets into the doors and he sees how nice this place really is. <text:s/>The place is decked out in gold and marble, it has two large staircases similar to the house owned by Tony Montana in fact there is a glass fish tank at the back wall with sharks swimming around. <text:s/>Alexopolis then heads up stairs and then he ducks down and sees Jakko Abioye and two guards talking about their plans, Alexopolis then takes two pictures and runs up stairs <text:s/>into the main throne room, here there is a large golden seat and there are two whores with chains on their ankles. <text:s/>Alexopolis then walks around and tells the whores to be quiet, and he looks around snapping pictures of everything then as soon as he turns around Abioye is right in front of him and his <text:soft-page-break/>troops have guarded the entrence to the throne room. <text:s/></text:p>
      <text:p text:style-name="Standard"/>
      <text:p text:style-name="Standard">Abioye: it appears your game is over</text:p>
      <text:p text:style-name="Standard">Alexopolis: (laughs) go fuck yourself dictator</text:p>
      <text:p text:style-name="Standard"/>
      <text:p text:style-name="Standard">Alexopolis then presses his watch and a huge explosion goes off and the whole city hears this and people begin screaming. <text:s/>Alexopolis then pulls out two pistols and begins shooting the Insurgent guards and he runs to the side door of the throne room. <text:s/>He breaks down the door and her heads down a hall way and he breaks through the door at the end, this leads to a balcony overlooking a body of water. <text:s/>Alexopolis then runs out and jumps off the balcony and into the water, the insurgents begin shooting at the water, Alexopolis escapes the water and he swims onto dry land but his is then stopped by Jakko Abioye who steps on Alexopolis' hand as he crawls on the beach. <text:s/></text:p>
      <text:p text:style-name="Standard"/>
      <text:p text:style-name="Standard">Abioye: where the fuck do you think your going</text:p>
      <text:p text:style-name="Standard">Alexopolis: home I guess</text:p>
      <text:p text:style-name="Standard">Abioye: (lifts up Alexopolis by his neck) we will be sure to break you</text:p>
      <text:p text:style-name="Standard"/>
      <text:p text:style-name="Standard">Abioye punches Alexopolis and knocks him out, then he hands him over to the two generals, then people place Alexopolis in handcuffs and they toss him into a truck and they drive back into the city. <text:s/>The people inside the city are rioting, complaining about the regime change and yelling for the removal of Abioye. <text:s/>The insurgents reach the palace and see that the riot has reached the very steps of the palace, and the entirety of Abioye's troops are guarding the palace. <text:s/>The people are yelling with torches and the people look really angry with the imperial regent. <text:s/>Abioye then walks out of his jeep and the people boo him, then he grabs his gilded AR-47 rifle and he fires a few shots into the air and the people scream and disperse away from the palace and the soldiers begin shooting the rioters that are running away, they then throw smoke grenade of noxious gas. <text:s/>These tactics kill many citizens, and the people run and hid inside their homes in fear of the Katar Insurgent army, Abioye then screams out on a megaphone. <text:s/></text:p>
      <text:p text:style-name="Standard"/>
      <text:p text:style-name="Standard">Abioye: if you harbor rebel spies, you will be shot, if you you converse with any rebels, you will be shot, if you do anything that I see unfit for my system and my city, you will be fucking shot!</text:p>
      <text:p text:style-name="Standard"/>
      <text:p text:style-name="Standard">Trucks continues to drive down the streets and play this terrible message to the people and this is what will cause the citizens of this planet to hate the actions and commands of the Katar Insurgency at has taken over there town. <text:s/></text:p>
      <text:p text:style-name="Standard"/>
      <text:p text:style-name="Standard"/>
      <text:p text:style-name="Standard">- COURISCANT – <text:s/>SENATE CHAMBERS – NIGHT - </text:p>
      <text:p text:style-name="Standard"/>
      <text:p text:style-name="Standard"/>
      <text:p text:style-name="Standard">The Imperial Senate then comes to a meeting with All the members present except Kaleb Cassius who walks in a little late and then Gov. Tarken begins his meeting. <text:s/></text:p>
      <text:p text:style-name="Standard"/>
      <text:p text:style-name="Standard">Tarken: now that were all present we can commence meeting</text:p>
      <text:p text:style-name="Standard">Metellus: we all know why we are here, the Lothal System is again under control of a mad man</text:p>
      <text:p text:style-name="Standard">Pompeius: was it not your idea to bring the moor into fucking picture, now we see consiquence </text:p>
      <text:p text:style-name="Standard">Crassus: we must use patience </text:p>
      <text:p text:style-name="Standard"><text:soft-page-break/>Tarken: patience?</text:p>
      <text:p text:style-name="Standard">Strabo: you speak in riddle, how much longer must we stand for this mockery</text:p>
      <text:p text:style-name="Standard">Crassus: if you wish I can gather an army and remove the warlord from the system</text:p>
      <text:p text:style-name="Standard">Strabo: what say the members of the senate</text:p>
      <text:p text:style-name="Standard"/>
      <text:p text:style-name="Standard">All the members of the senate raise their hands and then Tarken looks upset at the manner of voting </text:p>
      <text:p text:style-name="Standard"/>
      <text:p text:style-name="Standard">Tarken: must we reduce ourselves to this republic relic</text:p>
      <text:p text:style-name="Standard">Strabo: we always vote, what do you suggest?</text:p>
      <text:p text:style-name="Standard">Tarken: the emperor will decide what it best for the senate, and that be final</text:p>
      <text:p text:style-name="Standard">Strabo: well thought, one issue, the Emperor does not come to the senate, he has not graced us with his presence since the great purge</text:p>
      <text:p text:style-name="Standard"/>
      <text:p text:style-name="Standard">At that vey moment two Preatorian Guards enter the senate chamber and the Emperor then enters the room and the senators feel this darkness enter the room as well, the room itself becomes darker as the Emperor walks into the room and sits down next to Tarken at the head of the senate room. <text:s/></text:p>
      <text:p text:style-name="Standard"/>
      <text:p text:style-name="Standard">Emperor: Gnaeus Strabo, you have failed me</text:p>
      <text:p text:style-name="Standard">Starbo: (trembling) my lord, (coughs) your highness I never ment to insult</text:p>
      <text:p text:style-name="Standard">Emperor: I find your lack of faith disturbing Senator</text:p>
      <text:p text:style-name="Standard"/>
      <text:p text:style-name="Standard">The Emperor stands up and uses force lightning on Strabo electrocuding him to death in fron of the rest of the senators. <text:s/>All the senators, except Crassus, are scared shitless and they do not move or say a word to the Emperor, then Tarken sighs and continues his speech. </text:p>
      <text:p text:style-name="Standard"/>
      <text:p text:style-name="Standard">Tarken: the Emperor has informed me that he is displeased by your failures thus far, let this be a lesson to all of you, My Lord....</text:p>
      <text:p text:style-name="Standard">Emperor: Imperitor Crassus</text:p>
      <text:p text:style-name="Standard"/>
      <text:p text:style-name="Standard">Crassus calmly looks up.</text:p>
      <text:p text:style-name="Standard"/>
      <text:p text:style-name="Standard">Emperor: you have had success dealing with this rebellion, find them, and strike them all down </text:p>
      <text:p text:style-name="Standard">Crassus: what of the Jedi?</text:p>
      <text:p text:style-name="Standard">Emperor: kill them all </text:p>
      <text:p text:style-name="Standard"/>
      <text:p text:style-name="Standard">Crassus stands up and bows to the Emperor, he is clearly conflicted with the orders he has been given but nonetheless Crassus walks out of the Senate Chambers, the Emperor then turns to the rest of the senate. </text:p>
      <text:p text:style-name="Standard"/>
      <text:p text:style-name="Standard">Emperor: fail me again senators, and you will share his fate (he points at the smoking corpse of Gnaeus Strabo)</text:p>
      <text:p text:style-name="Standard"/>
      <text:p text:style-name="Standard">The Emperor leaves with his two royal guards and Traken follows him out of the senate chambers, as soon as they leave the older senators begin to sweat, Senator Cassius then enters the Senate Chambers, he stands in front of the senate and addresses the scared older men, he was outside when the Emperor struck down their fellow senator. <text:s/></text:p>
      <text:p text:style-name="Standard"/>
      <text:p text:style-name="Standard"><text:soft-page-break/>Cassius: why do you tremble, you are men of the republic we stand for more than this!</text:p>
      <text:p text:style-name="Standard">Metellus: did you see what that Sith can do?! We do not stand a chance</text:p>
      <text:p text:style-name="Standard">Pompeius: and with Crassus gone, our have lost half our strength</text:p>
      <text:p text:style-name="Standard">Cassius: there must be another we can reach out to for help, perhaps we should seek council with (coughs) the Rebel Queen</text:p>
      <text:p text:style-name="Standard">Pompeius: how dare you speak such mockery, you would break words with a fucking slave?!</text:p>
      <text:p text:style-name="Standard">Cassius: what choice do we have, the Sith will kill us if we stay</text:p>
      <text:p text:style-name="Standard">Pompeius: the Rebels will kill us if we go to them, we cannot win this way, I will gather what troops I have and we will go to an outer rim planet, call to Crassus and regain our full strength</text:p>
      <text:p text:style-name="Standard">Metellus: to what end, you would challenge the Empire itself, that stands fucking madness</text:p>
      <text:p text:style-name="Standard"/>
      <text:p text:style-name="Standard">Senator Germanicus, who has been silent up until this point clears his throat and stands in front of the senate and then Cassius sits down and the senate attends the old senator, now the oldest man in the room. <text:s/></text:p>
      <text:p text:style-name="Standard"/>
      <text:p text:style-name="Standard">Germanicus: there is on more person who can help us, a more dark route</text:p>
      <text:p text:style-name="Standard">Pompeius: and what is this devilry?</text:p>
      <text:p text:style-name="Standard">Germanicus: an oracle, a witch, deep in the outer rims, said to have the power to tell the future</text:p>
      <text:p text:style-name="Standard">Cassius: who told you of this witch?</text:p>
      <text:p text:style-name="Standard">Germanicus: Lentulus Kalus, the imperial agent</text:p>
      <text:p text:style-name="Standard">Metellus: that is out of fucking question, what makes you think he will help us against the Emperor?</text:p>
      <text:p text:style-name="Standard">Cassius: we tell him we need help with the rebels, and then we double cross Kalus and see the Oracle ourselves </text:p>
      <text:p text:style-name="Standard">Pompeius: well, do we agree, no going back after this</text:p>
      <text:p text:style-name="Standard"/>
      <text:p text:style-name="Standard">The senators all raise their hands and say “Aye” and then Cassius stands up and goes to Germanicus' side and then he addresses the senate. <text:s/></text:p>
      <text:p text:style-name="Standard"/>
      <text:p text:style-name="Standard">Cassius: very well, we will seek out the oracle, hurry, we move for Utapau, we will regroup from there</text:p>
      <text:p text:style-name="Standard"/>
      <text:p text:style-name="Standard">The Senators then leave the senate chamber and they hurry to their homes and pack their things and Cassius, Pompeius, Metellus and Germanicus all meet at a shuttle and then they pay off a pilot to fly them to the outer rims then the ship leaves the platform and the senators are gone for now. <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CHAPTER 5 – Unorthodox Rescue </text:p>
      <text:p text:style-name="Standard"/>
      <text:p text:style-name="Standard"/>
      <text:p text:style-name="Standard"/>
      <text:p text:style-name="Standard">- LOTHAL – MANISON – MORNING - </text:p>
      <text:p text:style-name="Standard"/>
      <text:p text:style-name="Standard"/>
      <text:p text:style-name="Standard"/>
      <text:p text:style-name="Standard">Ahsoka wakes up in her bed, she gets up and wipes her eyes and then prepares herself for the day, she walks down stairs to the main hall still in her pajamas and she grabs a cup of coffee. <text:s/>There are soldiers working around her, Ahsoka sits down at the table and immediately a rebel soldier gives her a silver tray with a bagle and cream cheese, an orange, a bowl of oatmeal, a glass of water, and in the middle of the tray a blunt wrap and a large bud of marijuana. <text:s/>Ahsoka smiles and drinks some of the water and she tosses the bagle to one of the rebels that passes her, she takes a sip of the water and begins to enjoy the rest of the breakfast. <text:s/>She then stops to roll up the blunt in the middle of her breakfast tray and then she fires it up, it is passed around the room and then Ahsoka begins reading files about the Abioye regime in the Katar System, and how he was removed if at all. <text:s/>Then Renner and Kalmowicz head into the room with whores on their side then the two guys see their leader and they look at each other and they shoo their hookers away and they join the table and sit next to each other across from Ahsoka. <text:s/></text:p>
      <text:p text:style-name="Standard"/>
      <text:p text:style-name="Standard">Ahsoka: (still looking at the files) who guys had fun last night....</text:p>
      <text:p text:style-name="Standard">Renner: yeah, I had one like (imitates) oh yeah, oh yeah</text:p>
      <text:p text:style-name="Standard">Ahsoka: (rolls her eyes) ok I get it, you guys should take a look at this </text:p>
      <text:p text:style-name="Standard">Kalmowicz: what is it </text:p>
      <text:p text:style-name="Standard"/>
      <text:p text:style-name="Standard">Ahsoka passes the other two the file about Abioye and they look it at the file more keenly </text:p>
      <text:p text:style-name="Standard"/>
      <text:p text:style-name="Standard">Kalmowicz: yeah, I know all this, I heard it on the news </text:p>
      <text:p text:style-name="Standard">Ahsoka: what about the fact that this nutjob has explored Lazarus</text:p>
      <text:p text:style-name="Standard"/>
      <text:p text:style-name="Standard">Renner instantly becomes concerned, and the look on his face goes from happy to scared</text:p>
      <text:p text:style-name="Standard"/>
      <text:p text:style-name="Standard">Renner: with people or animals?</text:p>
      <text:p text:style-name="Standard">Ahsoka: according to the documents with his prisoners, </text:p>
      <text:p text:style-name="Standard"/>
      <text:p text:style-name="Standard">a rebel runs into the room rifle on his back and he is panting as he gets to the table</text:p>
      <text:p text:style-name="Standard"/>
      <text:p text:style-name="Standard">Rebel: General Tano!, General Tano!</text:p>
      <text:p text:style-name="Standard">Ahsoka: catch your breath soldier</text:p>
      <text:p text:style-name="Standard">Rebel: apologies, we have a message from the capital </text:p>
      <text:p text:style-name="Standard">Ahsoka: patch it through </text:p>
      <text:p text:style-name="Standard"/>
      <text:p text:style-name="Standard">The rebel leaders run to the control room and then they receive a message from the governor of the region Jakko Abioye</text:p>
      <text:p text:style-name="Standard"/>
      <text:p text:style-name="Standard">Abioye: my dear rebel friends, it seems one of your spies was captured by my security forces, usless you turn in the Jedi Ahsoka Tano, I will be forced to kill him, well I will be given opertunity to kill a <text:soft-page-break/>traitor.</text:p>
      <text:p text:style-name="Standard"/>
      <text:p text:style-name="Standard">Ahsoka looks at the transmission with a stern face</text:p>
      <text:p text:style-name="Standard"/>
      <text:p text:style-name="Standard">Abioye: you have 48 hours to comply, im sure you will act quickly (laughs)</text:p>
      <text:p text:style-name="Standard"/>
      <text:p text:style-name="Standard">the tansmission ends and Ahsoka then quickly walks out of the room and then Renner follows her and he grabs her on the shoulder and she shrugs him off. <text:s/></text:p>
      <text:p text:style-name="Standard"/>
      <text:p text:style-name="Standard">Renner: you're not thinking of going alone again are you?</text:p>
      <text:p text:style-name="Standard">Ahsoka: you heard Abioye, he wants me alone, and he will regret it</text:p>
      <text:p text:style-name="Standard">Renner: you cannot attack the palace alone, you will be killed or worse</text:p>
      <text:p text:style-name="Standard">Ahsoka: if you want to help, your welcome to join, if your sober enough </text:p>
      <text:p text:style-name="Standard">Renner: thats not fair, you know I woke up high</text:p>
      <text:p text:style-name="Standard">Ahsoka: idiot</text:p>
      <text:p text:style-name="Standard"/>
      <text:p text:style-name="Standard">Ahsoka walks away from Renner who continues to stand there as Ahsoka walks up stairs and into her room within a few moments Ahsoka is fully armed, dressed and ready to fight. <text:s/>She walks down stairs with her lightsabers in her hands, she the is stopped by Kalmowicz at the door. <text:s/></text:p>
      <text:p text:style-name="Standard"/>
      <text:p text:style-name="Standard">Kalmowicz: I can't let you go alone</text:p>
      <text:p text:style-name="Standard">Ahsoka: Kalmo, stand out of my way </text:p>
      <text:p text:style-name="Standard">Kalmowicz: you will be killed</text:p>
      <text:p text:style-name="Standard">Ahsoka: (walks past Kalmowicz) have you that little faith in me?</text:p>
      <text:p text:style-name="Standard"/>
      <text:p text:style-name="Standard">Ahsoka walks away from the mansion and she grabs one of the speederbikes and drives towards the city. <text:s/>Ahsoka races to the gates of the city and there are a few roads she speeds through and the local citizens just see a speeder bike fly by them at an outragiously fast speed. <text:s/>Ahsoka soon comes to the main gates of the city, she parks the speeder bike a few feet away from the two guards at the city gates. <text:s/>The Insurgents walk up to Ahsoka and they ask her...</text:p>
      <text:p text:style-name="Standard"/>
      <text:p text:style-name="Standard">Insurgent: present fucking papers</text:p>
      <text:p text:style-name="Standard"/>
      <text:p text:style-name="Standard">Ahsoka does not answer, she just uses her force powers to throw thew two insurgents against the city wall. <text:s/>She then uses her powers to break open the doors of the city and she is confronted by four Katar Insurgents, she turns on her sabers and then the Insurgents begin to fire at her. <text:s/>Ahsoka jumps into the air and she blocks all of the shots and she kills all the Insurgents before she lands on the ground. <text:s/>Ahsoka lands on her feet and continues to run through the city, blocking shots killing all those who shoots at her. <text:s/>Ahsoka is then confronted by three bigger Insurgents with machetes, she gets into a fighting stance and she smiles at her enemies, then she dodges a few swings from the Insurgents and she ducks under the next two swings. <text:s/>Ahsoka then uses force push to push one of the Insurgents against the walls killing him then she blocks the next two strike from her oppenents, cutting their machetes in half. <text:s/>Then Ahsoka slashes both Insurgents down with two strikes and she continues to run through the streets going in the direction of the palace. <text:s/>Ahsoka runs to the front steps of the palace and she is confronted by eight Insurgents and Akachi the Hunter, one of the captains of Jakko Abioye. <text:s/></text:p>
      <text:p text:style-name="Standard"/>
      <text:p text:style-name="Standard">Akachi: you arrive sooner than expected, I see the rebels have taken the deal sending you alone</text:p>
      <text:p text:style-name="Standard"><text:soft-page-break/>Ahsoka: (points lightsaber at Akachi) hand over the prisoner, and i'll let you live </text:p>
      <text:p text:style-name="Standard">Akachi: you are in no position to make threats, (to guards) kill her</text:p>
      <text:p text:style-name="Standard"/>
      <text:p text:style-name="Standard">Ahsoka then does a back flip and the insurgents begin to fire upon her and she blocks all of the shots directed at her killing three of the insugents and causing the others to run and find cover. <text:s/>Ahsoka then grabs a grenade from her belt and throws it at two of the insurgents behind cover, the grenade explodes and the insugents are all killed from the blast. <text:s/>Ahsoka then runs near one of the dead soldiers and grabs their rifle, she loads the gun and shoots the remaining insurgents. <text:s/>Ahsoka finishes off the remaining soldiers and she walks back in front of the steps to the palace and she drops the rifle and it catches the attention of Akachi who turns around and rushes down the stairs. <text:s/></text:p>
      <text:p text:style-name="Standard"/>
      <text:p text:style-name="Standard">Akachi: how are you still alive!?</text:p>
      <text:p text:style-name="Standard">Ahsoka: maybe you should have brought more men </text:p>
      <text:p text:style-name="Standard"/>
      <text:p text:style-name="Standard">Akachi reaches onto his belt and pulls off a machete hilt, however he presses a button on it and he has a machete lightsaber then he gets into his own fighting stance and then he runs at Ahsoka and she blocks his brutish attack and then she kicks him away and she goes on the offensive. <text:s/>Ahsoka catches Akachi off guard and she slashes his arm and force pushes him away from her. <text:s/>Akachi flys to the ground and has trouble getting up, then he runs at Ahsoka in a blind rage and he does not see that Ahsoka jumps over him and stabs one of her lightsabers into his shoulder like Achilles in the movie <text:span text:style-name="T1">Troy</text:span>. <text:s/>Akachi then take four steps as Ahsoka just keeps walking forward and Akachi falls to the ground and he dies. <text:s/></text:p>
      <text:p text:style-name="Standard"/>
      <text:p text:style-name="Standard"/>
      <text:p text:style-name="Standard"><text:s/>- LOTHAL – IMPERIAL PALACE – DAY - </text:p>
      <text:p text:style-name="Standard"/>
      <text:p text:style-name="Standard"/>
      <text:p text:style-name="Standard">Ahsoka then walks up the steps of the palace and she kicks open the doors, then she stand in the middle of the foyer of the palace and she screams out. <text:s/></text:p>
      <text:p text:style-name="Standard"/>
      <text:p text:style-name="Standard">Ahsoka: Jakko Abioye!!</text:p>
      <text:p text:style-name="Standard"/>
      <text:p text:style-name="Standard">Jakko Abioye and Renald the Butcher exit the door at the top of the stairs and they look down at Ahsoka. <text:s/></text:p>
      <text:p text:style-name="Standard"/>
      <text:p text:style-name="Standard">Abioye: you have come for your friend, how noble</text:p>
      <text:p text:style-name="Standard">Ahsoka: I'm giving you one last chance to surrender Abioye</text:p>
      <text:p text:style-name="Standard">Renald: let me deal with your problem master </text:p>
      <text:p text:style-name="Standard">Abioye: very well, Renald do as you will</text:p>
      <text:p text:style-name="Standard"/>
      <text:p text:style-name="Standard">Renald jumps down from the top of the stairs and he draws his own lightsaber which looks more traditional. <text:s/>Ahsoka then stands her ground and Renald make the first move, he swings his saber at Ahsoka and she dodges his first attack then she uses force push to create some distance. <text:s/>Ahsoka then throws her saber causing Renald to focus on the saber in front of him he blocks this attack but then Ahsoka slides and kicks his legs causing Renald to fall down. <text:s/>Ahsoka rolls and gets back up on her feet, retrieves her other saber and she prepares herself for the next attack. <text:s/>Renald gets back up and he then jumps into the air to perform a jumping attack and Ahsoka blocks this attack with both of her lightsabers. <text:s/>Ahsoka breaks this clash by whiping her arms in a circular motion throwing back Renald's <text:soft-page-break/>weapon and then Ahsoka kicks Renald in the chest causing him to fall to the ground once again. <text:s/>Ahsoka then walks up to Renald and she begins to swing at him while he is still on the ground, Ahsoka then blocks one more attack attempt from Renald and she stabs her other saber into Renald's gut causing him to drop his saber and fall to the ground dead. <text:s/>Ahsoks then walks up stairs and focuses her power and influence with the force, then she uses force push to blast the giant doors to the throne room and here she sees Jakko Abioye. <text:s/></text:p>
      <text:p text:style-name="Standard"/>
      <text:p text:style-name="Standard">Abioye: It seems I am going to have to kill you myself. </text:p>
      <text:p text:style-name="Standard"/>
      <text:p text:style-name="Standard">Ahsoka begins to run at Abioye but then she falls into a trap door and into a giant glass pool. <text:s/>Ahsoka is shocked for a moment, but then she reaches onto her belt and grabs her breathing tool so she can breath underwater. <text:s/>Ahsoka looks around through water and sees nothing in the water, she then turns around and a black ink spreads throughout the water clouding Ahsoka's vision in this black pool of the unknown. <text:s/>Ahsoka then swims forward but stops, she sees two red eyes in the distance. <text:s/>The water begins to clear up with the movement of a beast with large tenticles and sharp claws at the end of them. <text:s/>The monster is a giant white octopus that is spining it's legs in the water, then it roars at Ahsoka who does not move an inch instead she draws a knife and prepares for battle. <text:s/>The octopus then sprays ink into the water and begins to swim around Ahsoka, she cannot see the monster and so she closes her eyes and streches her hand out and she catches one of the tenticles and she begins to climb up the monster's body and she gets to one of the eyes and she stabs it with her knife causing the monster to flail around throwing Ahsoka off she sees that the monster is bleeding, and so she can follow the blood trail. <text:s/>The monster swims around in the tank and then she waits for it to pass her, then she catches another tendrel and she climbs up the claws to the monster's other eye. <text:s/>She stabs it with her knife and the monster becomes blind and it begins to move around the tank really fast and recklessly and soon it hits it's head against a wall and it halts the creature, and it sinks to the bottom of the tank. <text:s/>Ahsoka then swims to the glass window in the tank and she draws a lightsaber, she cuts a hole in the glass and she lets the water take her out of the tank, Ahsoka gets up and brushes herself off. <text:s/>Ahsoka then looks into the tanks and watches the creature gasp for air in the tank losing it's water. <text:s/>The monster then roars out and soon it srinks down to it's original size. <text:s/>Ahsoka then walks back up to the top of the steps and she opens the doors and Abioye is sitting on the throne. <text:s/>Abioye sees Ahsoka walk into the doors of the throne room and she is walking to the throne, Abioye tries to grab his pistol but Ahsoka uses her powers to throw the pistol to the other side of the room. <text:s/>Abioye then stands up from his seat....</text:p>
      <text:p text:style-name="Standard"/>
      <text:p text:style-name="Standard">Abioye: how did you escape?, I was sure I used the drug right </text:p>
      <text:p text:style-name="Standard">Ahsoka: you failed to learn the first rule of Lazarus, your subject should be dead, maybe you can try it </text:p>
      <text:p text:style-name="Standard"/>
      <text:p text:style-name="Standard">Ahsoka grabs Abioye and jams her wrist-knife into his neck, then she rips out the blade and Abioye falls to the ground writhing around on the ground as he bleeds out and dies. <text:s/>Ahsoka takes a deep breath, then she grabs a set of keys from Abioye's belt and that moment Renner, Kalmowicz and a few soldiers arrive at the throne room. <text:s/></text:p>
      <text:p text:style-name="Standard"/>
      <text:p text:style-name="Standard">Renner: is that Abioye</text:p>
      <text:p text:style-name="Standard">Ahsoka: yeah, it's over </text:p>
      <text:p text:style-name="Standard">Kalmowicz: that means we have to leave, I was hoping we could stay for a little longer</text:p>
      <text:p text:style-name="Standard">Ahsoka: we win the war then i'll give you this place, lets get back to the Ghosts, im sure they have contacted Rex by now</text:p>
      <text:p text:style-name="Standard">Renner: what of Alexopolis</text:p>
      <text:p text:style-name="Standard"><text:soft-page-break/>Ahsoka: (tosses him the keys) head to the dungeon, im sure their hold him there </text:p>
      <text:p text:style-name="Standard">Renner: where are you going?</text:p>
      <text:p text:style-name="Standard">Ahsoka: there's a force crystal here, I can feel it </text:p>
      <text:p text:style-name="Standard">Kalmowicz: I will meet back here in 10 </text:p>
      <text:p text:style-name="Standard"/>
      <text:p text:style-name="Standard">Ahsoka nods and begins to look around the throne room, she then closes her eyes and she uses her powers to scan the room. <text:s/>She then looks at the throne and she sees that it is against the back wall, Ahsoka then walks to the throne and she places her hand against the back wall and closes her eyes once again. <text:s/>She then quickly opens her eyes and uses force push against the wall and it shatters. <text:s/>Behind this wall there are two glowing lights at the end of a small tunnel, Ahsoka walks to the end of the tunnel and sees two crystals, one blue one red. <text:s/>Ahsoka carefully grabs the blue crystal and she destroys the red crystal to prevent the Sith from creating another lightsaber. <text:s/>Ahsoka leaves this tunnel and head back into the throne room and she heads back to the middle of the room and she waits for her soldiers, no one arrives and then she heads to the dungeon and she sees her soldiers smoking with Alexopolis in the main room with the two guards are on the table with knives in their guts, bleeding. <text:s/>Alexopolis is laughing with a blunt in his hand, he has bruses on his face and his lip is bleeding, Ahsoka walks up to him and gives him her water canteen. <text:s/></text:p>
      <text:p text:style-name="Standard"/>
      <text:p text:style-name="Standard">Alexopolis: gratitude, </text:p>
      <text:p text:style-name="Standard">Ahsoka: are you alright?</text:p>
      <text:p text:style-name="Standard">Alexopolis: yeah, a few cuts a bruses nothing time can't heal</text:p>
      <text:p text:style-name="Standard">Ahsoka: get yourself together, we need to get moving,</text:p>
      <text:p text:style-name="Standard"/>
      <text:p text:style-name="Standard">Ahsoka goes to leave the dungeon and she stops at the door</text:p>
      <text:p text:style-name="Standard"/>
      <text:p text:style-name="Standard">Ahsoka: how many of you guys have lightsabers</text:p>
      <text:p text:style-name="Standard">Renner: I have a shitty one, </text:p>
      <text:p text:style-name="Standard">Kalmowicz: you made me one </text:p>
      <text:p text:style-name="Standard">Alexopolis: I have Roth's </text:p>
      <text:p text:style-name="Standard">Ahsoka: ok, Renner I will have a lightsaber for you in a few days </text:p>
      <text:p text:style-name="Standard">Renner: sounds good </text:p>
      <text:p text:style-name="Standard"/>
      <text:p text:style-name="Standard">Ahsoka then leaves the dungeon and she heads out of the palace and she senses something, a man that she has seen years ago and then she looks up and sees an imperial shuttle with a symbol on it a red eagle and Ahsoka's eyes widen and she says one thing when the shuttle passes over. <text:s/></text:p>
      <text:p text:style-name="Standard"/>
      <text:p text:style-name="Standard">Ahsoka: Crassus.....</text:p>
      <text:p text:style-name="Standard"/>
      <text:p text:style-name="Standard">Ahsoka then runs back to the palace and she runs to the four rebels in the palace, Ahsoka runs in and begins to frantically move around to try and fortify the doors. <text:s/></text:p>
      <text:p text:style-name="Standard"/>
      <text:p text:style-name="Standard">Renner: what causes madness</text:p>
      <text:p text:style-name="Standard">Ahsoka: I saw him, Marcus Crassus is on Lothal</text:p>
      <text:p text:style-name="Standard">Kalmowicz: Crassus?! Oh shit! We need to move now</text:p>
      <text:p text:style-name="Standard"/>
      <text:p text:style-name="Standard">Ahsoka motions the rebels to fortify the door while Ahsoka takes Alexopolis and she takes him to the back of the palace and then Renner and Kalmowicz meet with them. <text:s/></text:p>
      <text:p text:style-name="Standard"><text:soft-page-break/></text:p>
      <text:p text:style-name="Standard">Renner: how the hell do we get out!</text:p>
      <text:p text:style-name="Standard">Ahsoka: hold on </text:p>
      <text:p text:style-name="Standard"/>
      <text:p text:style-name="Standard">Ahsoka draws her lightsaber and cuts a hole in the palace wall and this opens a path to an exit of the city, the rebels jump throught the wall and they get to the outside of the walls. <text:s/>Then the rebels hear the screams of the people of this city and they also hear gunshots from imperial soldiers. <text:s/>Ahsoka tries to go back to the city but she is held back by Renner. <text:s/></text:p>
      <text:p text:style-name="Standard"/>
      <text:p text:style-name="Standard">Renner: no you cannot go back, they will kill you</text:p>
      <text:p text:style-name="Standard">Ahsoka: I cannot let innocent people die for my actions</text:p>
      <text:p text:style-name="Standard">Renner: we will get him, I promise you</text:p>
      <text:p text:style-name="Standard"/>
      <text:p text:style-name="Standard">Ahsoka then breaks away from Renner and she runs back to her speeder bike and the rebels head back to their mansion base. <text:s/></text:p>
      <text:p text:style-name="Standard"/>
      <text:p text:style-name="Standard"/>
      <text:p text:style-name="Standard"><text:s/>- LOTHAL – URBUS LOTHALUS – LATE NOON - </text:p>
      <text:p text:style-name="Standard"/>
      <text:p text:style-name="Standard"/>
      <text:p text:style-name="Standard">The Imperials are moving through the city and then we stay here for a bit to see the man himself, Marcus Crassus moving through the city, his soldiers killing any civilians that walk into the streets. <text:s/>An Imperial officer walks up to Crassus and gives him a report.....</text:p>
      <text:p text:style-name="Standard"/>
      <text:p text:style-name="Standard">Officer: we have swept the city, no sign of the rebels or Jakko Abioye</text:p>
      <text:p text:style-name="Standard">Crassus: Tano is here, sweep the countryside until you have found the rebels</text:p>
      <text:p text:style-name="Standard">Officer: yes sir</text:p>
      <text:p text:style-name="Standard"/>
      <text:p text:style-name="Standard">Crassus' troopers look exactly the same as they did when they hunted Spartacus years ago, only this time their armor has accents of red and they have eagles on painted on their armor. <text:s/>The Troopers are running through the city killing any remaining Insurgents, they slaughter the insurgents with ease and the rebels hear the gunfire from the city as they escape on their speederbikes. <text:s/></text:p>
      <text:p text:style-name="Standard"/>
      <text:p text:style-name="Standard"/>
      <text:p text:style-name="Standard"><text:s/>- LOTHAL – MANSION – DUSK - </text:p>
      <text:p text:style-name="Standard"/>
      <text:p text:style-name="Standard"/>
      <text:p text:style-name="Standard">Ahsoka and the rebels reach the house and the rebel army is in a stand still, Ahsoka parks her bike, jumps off and runs into the mansion and yells out to all the rebels in the mansion. <text:s/></text:p>
      <text:p text:style-name="Standard"/>
      <text:p text:style-name="Standard">Ahsoka: soldiers!!, get your gear and report back here in 20, Crassus is here!</text:p>
      <text:p text:style-name="Standard"/>
      <text:p text:style-name="Standard">The soldiers yell out “SHIT!!”, some of the women scream in fear of the name Crassus, Ahsoka then runs up to her room and grabs her duffle bag from under her bed. <text:s/>She throws the duffle bag on her bed and she rushes to her desk and grabs all the maps, the red book and a small box with nothing in it. <text:s/>Ahsoka puts the force crystal in the box and then throws all the materials in the duffle bag, she zips up the bag and leaves the room with no trace of herself. <text:s/>She heads down stairs to see the rest of the army <text:soft-page-break/>still rushing to get together and at the same time people are heading for the transport ships. <text:s/>Ahsoka helps the women and children into the transport and she continues to order the soldiers to the front of the mansion to defend the group. <text:s/>Once a good number of women and children are on board the transport ship, Ahsoka sets Ramona to usher the non-combatants into the tansport then she runs to the front of the lines and she prepares the soldiers by tossing them equipment and weapons. <text:s/>She turns to face the soldiers and then she looks at all of them and she begins her speech. <text:s/></text:p>
      <text:p text:style-name="Standard"/>
      <text:p text:style-name="Standard">Ahsoka: (she looks at the soldiers) brothers and sisters, it seems that there was not enough room in the galaxy to separate us from the armies of Marcus Crassus</text:p>
      <text:p text:style-name="Standard"/>
      <text:p text:style-name="Standard">The soldier murmur with whispers of fear and doubt of the upcoming battle. <text:s/></text:p>
      <text:p text:style-name="Standard"/>
      <text:p text:style-name="Standard">Ahsoka: do not panic, this time we have a greater chance to defeat the monster and avenge the death of all your lost comrades. <text:s/>This time we will defeat the ememy that has caused us great fear, this time <text:span text:style-name="T1">we</text:span> <text:span text:style-name="T1">will not lose!</text:span></text:p>
      <text:p text:style-name="P2"/>
      <text:p text:style-name="P2">The rebel army cheers from ths short but motivational speech and then the rest of the officers step forward and stand by Ahsoka's side. <text:s/>Ahsoka goes to the door and opens them with her force powers and the rebel army takes their fortified positions in front of the mansion, the rebels have also set up dish turrets and other high powered laser guns as support weapons. <text:s/></text:p>
      <text:p text:style-name="P2"/>
      <text:p text:style-name="P2">Ahsoka: we have to hold off the imperial force for as long as we can</text:p>
      <text:p text:style-name="P2">Renner: what are we waiting for?</text:p>
      <text:p text:style-name="P2">Ahsoka: were doing this so the women and children have a chance to escape</text:p>
      <text:p text:style-name="P2">Kalmowicz: what about us </text:p>
      <text:p text:style-name="P2">Ahsoka: I have that covered, we have a few gunships that can take us off the surface</text:p>
      <text:p text:style-name="P2"/>
      <text:p text:style-name="P2">The rebels see nothing in the distance, all they can hear is large “thud” noises along with the jingle of metal, just as the Roman army places metal on their belts to intimidate their opponents, Crassus' troopers have done the exact same thing. <text:s/>The rebel army stands firm, then Ahsoka pulls out a set of binoculars and looks into the distance and sees three large walkers, these walkers are upon four legs and the rebel army is shocked at the amount of firepower that has been purchased by Marcus Crassus. <text:s/>Ahsoka tosses the binoculars to Renner and he looks at the walkers in the distance, then he takes the binoculars away from his face. <text:s/></text:p>
      <text:p text:style-name="P2"/>
      <text:p text:style-name="P2">Renner: we got walkers, how in the fuck are they staying up like that?</text:p>
      <text:p text:style-name="P2">Ahsoka: when you have as much coin as Crassus, anything can be possible </text:p>
      <text:p text:style-name="P2">Renner: how do we take em down?</text:p>
      <text:p text:style-name="P2">Ahsoka: you mentioned something about the legs</text:p>
      <text:p text:style-name="P2">Renner: they dont look sturdy, looks like they could fall at any minute</text:p>
      <text:p text:style-name="P2">Ahsoka: (her eyes widen) hold the line here, </text:p>
      <text:p text:style-name="P2">Renner: where the hell are you going?</text:p>
      <text:p text:style-name="P2">Ahsoka: i've got a plan to take those walkers down, send me as many pilots as you can </text:p>
      <text:p text:style-name="P2">Renner: copy that</text:p>
      <text:p text:style-name="P2"/>
      <text:p text:style-name="Standard"><text:span text:style-name="T2">Ahsoka runs back into the mansion and she still sees the rebel civilians running for the transport ships, the Ahsoka outside the back of the mansion and she sees her green painted A-Wing and she jumps into </text:span><text:soft-page-break/><text:span text:style-name="T2">the cockpit and launches her ship into the air. <text:s/>She then flies over the mansion and she heads for the walkers head on, however once she gets within firing range, Ahsoka flys lower, close to the first walkers legs and she opens the cockpit and tosses a magnet out of the ship that is attached to a tow cable. <text:s/>Ahsoka flies around the legs of the first walker three times and once she lets her cable go, the walker struggles to move forward and soon the first walker falls to the ground face first and then Ahsoka flies around and shoots at the walker's neck, destroying the machine. <text:s/>The rebel troops begin to cheer, but soon they see Crassus' Army marching towards them and the walkers are firing on the rebel army and thus destroying their fortifications and killing a squad of the rebel army. <text:s/>Kalmowicz finds cover and mans a dish turret in an attempt to halt the Imperial advances, however Crassus' Army continues to march, even after losing a portion of their soldiers to the rebels attacks. <text:s/>Ahsoka then flies under the legs of the second walker shooting the legs as she flies by them, this does no damage to the walker at all. <text:s/>Ahsoka calls to her allies on the ground and she then flies around and soon gets shot by one of the walkers, her right engine blows out and she struggles to keep her A-Wing in the skies. <text:s/>Ahsoka then flys to the ground and she crash-lands near the Imperial front lines, then she jumps out of her broken ship and as she is running away from the downed ship, one of the walkers fires two shots at the destroyed A-Wing sending flames into the sky as the walker blows up the damaged starship. <text:s/>Ahsoka then runs towards the walker that took down her ship and she then jumps on to the head of the walker, then Ahsoka cuts a hole in the top of the walker's head reviealing two pilots dressed in the armor of Marcus Crassus. <text:s/>Ahsoka then jumps into the cockpit of the walker and kills both of the pilots, then she destroys the controls and she jumps out of the cockpit and jumps to the ground, rolling on the ground to break their fall. <text:s/>Ahsoka, taking down two of the walkers, runs back to the rebel front lines while she is dodging and blocking the shots from troopers behind her, she gets back to the rebel lines to see that the rebel army is retreating even after two walkers had been taken down. <text:s/>She then tries to call to the soldiers on the battlefield, yet Renner has ordered the army to fall back to the mansion, Ahsoka then runs towards the mansion and blocks a few shots as the Crassus Troopers are trying to kill her. <text:s/>Ahsoka then gets to the doors of the mansion and she slams the doors and uses her force powers to place two planks of wood to barracade the door, she then punches a wall and puts her hand through the wall of the mansion and she storms over to Renner. <text:s/></text:span></text:p>
      <text:p text:style-name="P2"/>
      <text:p text:style-name="P2">Ahsoka: why the hell are you retreating!?</text:p>
      <text:p text:style-name="P2">Renner: we are out numbered Ahsoka, what would you have me do?</text:p>
      <text:p text:style-name="Standard"><text:span text:style-name="T2">Ahsoka: I took out two (points to the side) fucking walkers </text:span><text:span text:style-name="T1">by myself</text:span></text:p>
      <text:p text:style-name="P2">Renner: (mockingly) oh look at the queen, so great and powerful but not strong enough to save her lovers</text:p>
      <text:p text:style-name="P2">Ahsoka: hold your tounge....</text:p>
      <text:p text:style-name="P2">Renner: why what are you going to do Snips, Punch me in the....</text:p>
      <text:p text:style-name="P2"/>
      <text:p text:style-name="P2">As soon as Renner almost finishes his sentence Ahsoka punches Renner in the face and the two are immediately separated and Kalmowicz is standing between them using his arms to separate the two generals. <text:s/>Renner throws Kalmowicz's hand off of him and he storms off to the transports and he does not say a word to anyone. <text:s/>Ahsoka pushes Kalmowicz away and she heads in the same direction and the rebels begin to fly their transport ships away from the mansion and we see Ahsoka flying the main transport ship with the civilians on board. <text:s/>Ahsoka and company are able to make it out of the system of Lothal even though they have lost some of their men while fighting the imperial army headed by Marcus Crassus. <text:s/>We head back to Lothal for a bit to see that Crassus has taken over the mansion and has imperial troops running in and out to find any stragglers of the rebel army, thought they find none Crassus walks into the mansion and looks around. <text:s/></text:p>
      <text:p text:style-name="P2"><text:soft-page-break/></text:p>
      <text:p text:style-name="P2">Crassus: it wreaks of booze and whores, </text:p>
      <text:p text:style-name="P2">Officer: the calling card of one rebel leader</text:p>
      <text:p text:style-name="P2">Crassus: Renner Landow, the Rylothian scum</text:p>
      <text:p text:style-name="P2">Officer: what should we do now sir?</text:p>
      <text:p text:style-name="P2">Crassus: they have survived this round, send all scout ships to the surrounding systems, we will find our rebel friends</text:p>
      <text:p text:style-name="P2">Officer: yes Imperitor</text:p>
      <text:p text:style-name="P2"/>
      <text:p text:style-name="P2">The Imperial army continues to ransack the mansion for information on the rebel army, the Imperials are unable to find anything on the rebellion or their plans. <text:s/></text:p>
      <text:p text:style-name="P2"/>
      <text:p text:style-name="P2"/>
      <text:p text:style-name="P2">- SPACE – REBEL RENDEZVOUS - </text:p>
      <text:p text:style-name="P2"/>
      <text:p text:style-name="P2"/>
      <text:p text:style-name="P2">Ahsoka is no longer flying the main transport ship, however she is still there on this ship walking around and checking on the refugees that have been jumping from one system to the next. <text:s/>Ahsoka walks into the infirmary and Renner is there getting his face checked by Ramona, Ahsoka walks up to him and Renner motions Ramona to leave the room. <text:s/></text:p>
      <text:p text:style-name="P2"/>
      <text:p text:style-name="P2">Renner: what do you want?</text:p>
      <text:p text:style-name="P2">Ahsoka: I came here to apologize, my actions were not my own </text:p>
      <text:p text:style-name="P2">Renner: I was in the wrong as well, I should not have mentioned.....him </text:p>
      <text:p text:style-name="P2">Ahsoka: (sighs) there is not a day I do not blame myself for his passing </text:p>
      <text:p text:style-name="P2">Renner: it was Crassus who took his life</text:p>
      <text:p text:style-name="P2">Ahsoka: if only I had remained with the Army, we could have taken him</text:p>
      <text:p text:style-name="P2">Renner: you would be among the dead, and we would have no chance of defeating Vader</text:p>
      <text:p text:style-name="P2">Ahsoka: you really think that?</text:p>
      <text:p text:style-name="P2">Renner: Ahsoka, you're the strongest woman I know, but your ridiculously hard on yourself</text:p>
      <text:p text:style-name="P2">Ahsoka: it's something Anakin did, when he struggled as a Jedi</text:p>
      <text:p text:style-name="P2">Renner: you have become more powerful with every victory, soon you will challenge the man himself</text:p>
      <text:p text:style-name="P2">Ahsoka: until then, I need to check on the ghosts they have come back with Rex and Gregor</text:p>
      <text:p text:style-name="P2">Renner: wait, Gregor is here?</text:p>
      <text:p text:style-name="P2">Ahsoka: he's at the rendezvous point, we will be there shortly </text:p>
      <text:p text:style-name="P2">Renner: I would have words with him, send him to me when you de-breif them</text:p>
      <text:p text:style-name="P2">Ahsoka: will do, and Renner</text:p>
      <text:p text:style-name="P2"/>
      <text:p text:style-name="P2">Renner looks up</text:p>
      <text:p text:style-name="P2"/>
      <text:p text:style-name="P2">Ahsoka: Hera will be there </text:p>
      <text:p text:style-name="P2"/>
      <text:p text:style-name="P2">Renner laughs and smiles at Ahsoka, then Ahsoka exits the infirmary and heads to the cock pit of the transport, she commands the pilot, Blumberg, to fly close the the correllian corvettes that is located at their destination. <text:s/>Ahsoka then presses a few buttons on the control pad in front of her and a hologram of Commander Santo appears. <text:s/></text:p>
      <text:p text:style-name="P2"/>
      <text:p text:style-name="P2"><text:soft-page-break/>Ahsoka: Commander Santo</text:p>
      <text:p text:style-name="P2">Santo: Tano, good to lay eyes old friend</text:p>
      <text:p text:style-name="P2">Ahsoka: same to you, have the Ghosts made contact</text:p>
      <text:p text:style-name="P2">Santo: they claim to be present in the next minutes </text:p>
      <text:p text:style-name="P2">Ahsoka: copy that, I'll be there shortly and commander</text:p>
      <text:p text:style-name="P2">Santo: what?</text:p>
      <text:p text:style-name="P2">Ahsoka: i'm gonna need a new A-Wing</text:p>
      <text:p text:style-name="P2">Santo: what happened to the one I gave you </text:p>
      <text:p text:style-name="P2">Ahsoka: it kinda blew up, Imperial walkers took it down </text:p>
      <text:p text:style-name="P2">Santo: (sighs) I will get right on that, see you soon</text:p>
      <text:p text:style-name="P2"/>
      <text:p text:style-name="P2">The transmission ends and Ahsoka gets into a shuttle that leads her to the corvette, the shuttle hovers near the corvette and it sends out a docking tube that connects to the hull of the Corvette. </text:p>
      <text:p text:style-name="P2"/>
      <text:p text:style-name="P2"/>
      <text:p text:style-name="P2"/>
      <text:p text:style-name="P2"><text:s/>- SPACE – CORRELLIAN CORVETTE – REBEL RENDEZVOUS - </text:p>
      <text:p text:style-name="P2"/>
      <text:p text:style-name="P2"/>
      <text:p text:style-name="P2"/>
      <text:p text:style-name="P2"><text:s/>Ahsoka enters the Corvette through this tube and she heads to the bridge, there Commander Santo greets Ahsoka with a forearm handshake and she then sits down and takes a deep breath. <text:s/>Ahsoka then pulls out a small bag and dumps the contents on the small table before her, it's marijuana. Ahsoka also pulls out a cigarillo and begins to break it open to roll up a blunt, Santo passes by and places a few small nugs on the table to contribute to the smoke session, Ahsoka nods and Santo nods as well, Ahsoka then finishes rolling the blunt and she lights it up. <text:s/>She takes two drags from this blunt and she exhales a great deal of smoke, so much that the people around her begin to cough, Santo then is passed the blunt and he takes a few rips off of it before returning it to Ahsoka, who is relaxing at this moment leans back in her chair and places her hands behind her head, while moving one hand to smoke her blunt. <text:s/>Santo then walks up to Ahsoka once again. <text:s/></text:p>
      <text:p text:style-name="P2"/>
      <text:p text:style-name="P2">Ahsoka: Commander....(Ahsoka holds up the blunt passing it to him)</text:p>
      <text:p text:style-name="P2">Santo: (takes the blunt) don't mind if I do, so how faired your travels to Lothal (hits the blunt)</text:p>
      <text:p text:style-name="P2">Ahsoka: pretty rough, I had to fight Jakko Abioye, the Katar Warlord</text:p>
      <text:p text:style-name="P2">Santo: and I can see he was no match for the Jedi Assassin (passes blunt back to Ahsoka)</text:p>
      <text:p text:style-name="P2">Ahsoka: (laughs) when should the Ghosts arrive?</text:p>
      <text:p text:style-name="P2">Santo: they should be here within the hour</text:p>
      <text:p text:style-name="P2">Ahsoka: (hits the blunt) good, hey Santo where did you get this stuff, it's not bad</text:p>
      <text:p text:style-name="P2">Santo: Kanan gave it to me before he left</text:p>
      <text:p text:style-name="P2">Ahsoka: I would have never pegged him for smoking weed</text:p>
      <text:p text:style-name="P2">Santo: he said he is stopping for his women, and he gave me his stash <text:line-break/>Ahsoka: I will have words with them when they arrive back here </text:p>
      <text:p text:style-name="P2">Santo: I will inform you when they arrive, In the mean, I have cleared out a room for you</text:p>
      <text:p text:style-name="P2">Ahsoka: gratitude Commander</text:p>
      <text:p text:style-name="P2"/>
      <text:p text:style-name="P2">Ahsoka leaves the bridge and head to this room that has been prepared for her, she calls to a soldier on her com link and within a few minutes a soldier walks into the room with Ahsoka's duffle bag. <text:s/>He <text:soft-page-break/>hands it to Ahsoka, and she tosses it onto the bed in this room, Ahsoka then grabs the red book out of the bag and writes down the names of the inquisitors she defeated on Lothal. <text:s/>After crossing out all of the names she gets a message on her com-link, she presses a button on her com-link and she leaves the room. <text:s/>Ahsoka walks down the next hall to the right and she sees the Ghosts walk into the same hall and Ahsoka sees that Captain Rex, Wolffe and Gregor are among the Ghosts. <text:s/>She smiles and walks up to the Ghosts. <text:s/></text:p>
      <text:p text:style-name="P2"/>
      <text:p text:style-name="P2"/>
      <text:p text:style-name="P2">Ahsoka: I see that you made contact with my friends</text:p>
      <text:p text:style-name="P2">Kanan: it took longer than we wanted, and we ran to a little trouble</text:p>
      <text:p text:style-name="P2"/>
      <text:p text:style-name="P2">Rex steps to the front of the group</text:p>
      <text:p text:style-name="P2"/>
      <text:p text:style-name="P2">Rex: nothing we couldn't handle </text:p>
      <text:p text:style-name="P2">Ahsoka: Rex, good to see you old friend </text:p>
      <text:p text:style-name="P2">Rex: it's been a long time </text:p>
      <text:p text:style-name="P2">Ahsoka: it has..</text:p>
      <text:p text:style-name="P2"/>
      <text:p text:style-name="P2">Ahsoka hugs Rex, then when she releases her embrace, Ahsoka looks at the rest of the Ghosts</text:p>
      <text:p text:style-name="P2"/>
      <text:p text:style-name="P2">Ahsoka: im glad you trusted my friends</text:p>
      <text:p text:style-name="P2">Kanan: it was harder than you think</text:p>
      <text:p text:style-name="P2">Ahsoka: I know, thank you</text:p>
      <text:p text:style-name="P2"/>
      <text:p text:style-name="P2">Wolffe and Gregor jump to the front of the group and greet Ahsoka with the usual party favors, meaning a bottle of liquor containing absinthe. </text:p>
      <text:p text:style-name="P2"/>
      <text:p text:style-name="P2">Gregor: long time no see, lookin for a party?</text:p>
      <text:p text:style-name="P2">Wolffe: it's been years since we have had the chance to serve under a Jedi</text:p>
      <text:p text:style-name="P2">Ahsoka: I haven't had a drink in a really long time </text:p>
      <text:p text:style-name="P2">Rex: just a few drinks, for old times sake</text:p>
      <text:p text:style-name="P2">Ahsoka: alright just a few, the last time I got drunk with clones, well....that's a story for another time</text:p>
      <text:p text:style-name="P2"/>
      <text:p text:style-name="P2">Ahsoka leaves the Ghosts to their business, she then leads the clones to a common room with a large round table. <text:s/>Ahsoka goes to one of the drawers and grabs four shot glasses, she then sits down at the table across from the clones, Gregor cracks open the the bottle and pours all the glasses to the brim</text:p>
      <text:p text:style-name="P2"/>
      <text:p text:style-name="P2">Wolffe: (raises his glass) to the Republic, wish you fucking lasted </text:p>
      <text:p text:style-name="P2">Everone else: to the Republic</text:p>
      <text:p text:style-name="P2"/>
      <text:p text:style-name="P2">Everyone drinks their shots, and they all respond in their own manner, Gregor laughs, Wolffe breaths in and out for a minute, Rex seems to enjoy the shot and Ahsoka is in shock. <text:s/></text:p>
      <text:p text:style-name="P2"/>
      <text:p text:style-name="P2">Ahsoka: wow, that's, woo, that's some strong shit</text:p>
      <text:p text:style-name="P2">Rex: this is some of the best in the galaxy</text:p>
      <text:p text:style-name="P2">Wolffe: we've been saving it for some time, we were hoping it would be shared with General Skywalker</text:p>
      <text:p text:style-name="P2"><text:soft-page-break/>Gregor: but he's indisposed at the moment (laughs)</text:p>
      <text:p text:style-name="P2">Rex: the hell is he talking about?</text:p>
      <text:p text:style-name="P2">Ahsoka: he's just drunk</text:p>
      <text:p text:style-name="P2">Wolffe: yet sharing drink with his Apprentice is good enough</text:p>
      <text:p text:style-name="P2">Ahsoka: i'll drink to that (she takes another shot)</text:p>
      <text:p text:style-name="P2">Rex: (pours his own shot) any word from Anakin</text:p>
      <text:p text:style-name="P2"/>
      <text:p text:style-name="P2">Ahsoka looks down at the table and grabs her glass</text:p>
      <text:p text:style-name="P2"/>
      <text:p text:style-name="P2">Ahsoka: No....i haven't heard anything</text:p>
      <text:p text:style-name="P2">Rex: (looks sternly) you sure about that...</text:p>
      <text:p text:style-name="P2">Ahsoka: are you insinuating that I'm lying?</text:p>
      <text:p text:style-name="P2">Rex: to the Ghosts absolutely, to me...i'd figure you better than that</text:p>
      <text:p text:style-name="P2">Ahsoka: (laughs) about Anakin, he's.....wait</text:p>
      <text:p text:style-name="P2"/>
      <text:p text:style-name="P2">Ahsoka walks over to the door in this room and opens it, she then sees Ezra evesdropping on their conversation. <text:s/>Ezra drops a glass and smiles and laughs. <text:s/></text:p>
      <text:p text:style-name="P2"/>
      <text:p text:style-name="P2">Ezra: you all good in here </text:p>
      <text:p text:style-name="P2">Ahsoka: we are, you have a message?</text:p>
      <text:p text:style-name="P2">Ezra: no but...</text:p>
      <text:p text:style-name="P2">Ahsoka: (smiles) so you were evesdropping </text:p>
      <text:p text:style-name="P2">Ezra: not exactly, (sighs) you mentioned Skywalker's name and I was interested</text:p>
      <text:p text:style-name="P2">Ahsoka: Anakin Skywalker was a great Jedi Ezra, that's all you should know </text:p>
      <text:p text:style-name="P2"/>
      <text:p text:style-name="P2">Ezra nods, Rex looks concerned and then Ahsoka ushers out Ezra and closes the door behind him</text:p>
      <text:p text:style-name="P2"/>
      <text:p text:style-name="P2">Rex: Ahsoka, where is Anakin</text:p>
      <text:p text:style-name="P2">Ahsoka: (sighs and then turns around) ok...Rex, Wolffe, Gregor... Anakin has turned to the dark side</text:p>
      <text:p text:style-name="P2">Rex: what are you talking about...</text:p>
      <text:p text:style-name="P2">Ahsoka: I didn't want to be the one to tell you this, but I know, I have faced him and...</text:p>
      <text:p text:style-name="P2">Wolffe: he tried to kill you, didn't he</text:p>
      <text:p text:style-name="P2">Ahsoka: well, yeah (she sits back down)</text:p>
      <text:p text:style-name="P2">Wolffe: yeah, Gregor said something like that</text:p>
      <text:p text:style-name="P2">Ahsoka: he would know, he fought with Spartacus</text:p>
      <text:p text:style-name="P2"/>
      <text:p text:style-name="P2">Rex and Wolffe are shocked</text:p>
      <text:p text:style-name="P2"/>
      <text:p text:style-name="P2">Rex: Gregor fought with <text:span text:style-name="T1">who</text:span>! </text:p>
      <text:p text:style-name="P2">Ahsoka: wait, you didn't know that</text:p>
      <text:p text:style-name="P2">Wolffe: Gregor, is this true</text:p>
      <text:p text:style-name="P2"/>
      <text:p text:style-name="P2">Gregor laughs</text:p>
      <text:p text:style-name="P2"/>
      <text:p text:style-name="P2">Gregor: of course I didn't (laughs)</text:p>
      <text:p text:style-name="P2">Rex: Ahsoka?</text:p>
      <text:p text:style-name="P2">Ahsoka: he was there, at the...(her eyes widen) shit...</text:p>
      <text:p text:style-name="P2"><text:soft-page-break/>Wolffe: What troubles you Jedi?</text:p>
      <text:p text:style-name="P2">Ahsoka: where did you find Gregor</text:p>
      <text:p text:style-name="P2">Wolffe: we found him in an abondoned escape pod in the middle of dead space</text:p>
      <text:p text:style-name="P2">Ahsoka: Renner and Kalmo never met with him on Kiros, he could have been captured</text:p>
      <text:p text:style-name="P2">Rex: by who</text:p>
      <text:p text:style-name="P2">Ahsoka: my guess, Crassus or worse</text:p>
      <text:p text:style-name="P2">Wolffe: shit, your telling me that's why our brother has been scatter-brained?</text:p>
      <text:p text:style-name="P2">Ahsoka: I guess, or too much of this shit (grabs the bottle)</text:p>
      <text:p text:style-name="P2">Rex: can you cure him?</text:p>
      <text:p text:style-name="P2">Ahsoka: (places bottle on the table) it will take some time, I need to know what happened to him</text:p>
      <text:p text:style-name="P2">Wolffe: even we don't know</text:p>
      <text:p text:style-name="P2">Ahsoka: We will save this for another time, for now we have more pressing concerns</text:p>
      <text:p text:style-name="P2">Rex: Crassus, he is sure to adopt the same strategy when you were yet with Spartacus</text:p>
      <text:p text:style-name="P2">Ahsoka: I had a plan about that, and it involves a few tricks that may catch Crassus off guard</text:p>
      <text:p text:style-name="P2">Wolffe: what did you have in mind</text:p>
      <text:p text:style-name="P2">Ahsoka: lets talk about this with the rest of the army </text:p>
      <text:p text:style-name="P2"/>
      <text:p text:style-name="P2">Ahsoka leads the clones into the bridge and she greets Commander Santo, then Ahsoka goes up to the control pad and presses a few buttons. <text:s/>Then the rebel fleet comes on the main transmitter and the whole team sees the movements that can be made, as if there is a battle field map that each leader can dictate the movements of their troops. <text:s/>Ahsoka then presses more buttons and then a large Imperial fleet with the lable “Crassus” appears on this electronic map as well. <text:s/>The Ghosts enter the room as well as Ahsoka's generals Renner, Kalmowicz and Alexopolis. <text:s/></text:p>
      <text:p text:style-name="P2"/>
      <text:p text:style-name="P2">Ahsoka: Crassus' forces will not be defeated by brute force, he has a keen mind, but I think we can use this against him</text:p>
      <text:p text:style-name="P2">Rex: what is your plan then?</text:p>
      <text:p text:style-name="P2">Ahsoka: we divide our forces into small groups, causing Crassus to follow a similar method</text:p>
      <text:p text:style-name="P2">Santo: you would ask me to fight against Crassus?</text:p>
      <text:p text:style-name="P2">Ahsoka: not just you, if we are to defeat him, I'm going to need everyone to command a portion of the army</text:p>
      <text:p text:style-name="P2">Ezra: you mean?</text:p>
      <text:p text:style-name="P2">Ahsoka: yes, even you Ezra, were all in this fight together, and together we have a chance to win</text:p>
      <text:p text:style-name="P2">Renner: we couldn't do it with Spartacus, how do you expect us do win without him</text:p>
      <text:p text:style-name="P2">Ahsoka: Spartacus always fought us on Crassus' terms, I would tip scale in our favor</text:p>
      <text:p text:style-name="P2">Kanan: you would put him on your terms, even when he would think himself to have the advantage</text:p>
      <text:p text:style-name="P2">Ahsoka: exactly, if we split our armies Crassus will stretch his lines so thin that every time we fight him, his forces will be cut off</text:p>
      <text:p text:style-name="P2">Kalmowicz: is this the part where you tell us you have another army</text:p>
      <text:p text:style-name="P2">Ahsoka: sadly no, the gathering of troops will be up to the leaders of the groups</text:p>
      <text:p text:style-name="P2">Renner: so let me get this straight, you want us to challenge Marcus Fucking Crassus, with the amount of 20 men each,</text:p>
      <text:p text:style-name="P2">Ahsoka: and any additional forces you convince to join you upon the planet we send you to </text:p>
      <text:p text:style-name="P2">Renner: and where would I go?</text:p>
      <text:p text:style-name="P2">Ahsoka: (thinks for a moment and then her eyes widen) How's Ryloth sound </text:p>
      <text:p text:style-name="P2">Renner: (shocked) that's.....that's my home</text:p>
      <text:p text:style-name="P2">Ahsoka: and I would have you return to gather fighters to aid this cause </text:p>
      <text:p text:style-name="P2"><text:soft-page-break/>Renner: ok, I get Kalmo and we will choose the men</text:p>
      <text:p text:style-name="P2">Kanan: and our part in this?</text:p>
      <text:p text:style-name="P2">Ahsoka: I already have thought of that, Kanan you take Hera and your men to the outer rims, head for Utapau, you will get attention of Crassus </text:p>
      <text:p text:style-name="P2">Kanan: how</text:p>
      <text:p text:style-name="P2">Ahsoka: you will send a transmission to them, saying that you want to come in, they will send a small force</text:p>
      <text:p text:style-name="P2">Kanan: and you are sure he will send scouts, </text:p>
      <text:p text:style-name="P2">Ahsoka: who you will kill and then he will send a small army commnded by one of his officers</text:p>
      <text:p text:style-name="P2">Hera: we will defeat them and join you in battle</text:p>
      <text:p text:style-name="P2">Ahsoka: that's what im looking for</text:p>
      <text:p text:style-name="P2">Kanan: fuck it, im in, we will need a good fucking plan</text:p>
      <text:p text:style-name="P2">Ahsoka: and I will continue it, Santo, you take Ezra and your troops and stay here I want this region to be under our control</text:p>
      <text:p text:style-name="P2">Santo: it will be done my Queen</text:p>
      <text:p text:style-name="P2">Ahsoka: Rex, i'll need you to take the remainder of the ghosts along with some of my men and you will head to one of the republic bases on the list you have</text:p>
      <text:p text:style-name="P2">Rex: the medical bay was a dead end, we will head for outpost C</text:p>
      <text:p text:style-name="P2">Ahsoka: good, Wolffe and Gregor you two are with me, and will help with the most important part of the mission</text:p>
      <text:p text:style-name="P2">Wolffe: which is?</text:p>
      <text:p text:style-name="P2">Ahsoka: we will fight Crassus himself, he will always gun for me </text:p>
      <text:p text:style-name="P2">Rex: you sure that's a good idea?</text:p>
      <text:p text:style-name="P2">Ahsoka: im laying my trust with these clones, (she looks at Wolffe and Gregor) I hope they don't prove me wrong </text:p>
      <text:p text:style-name="P2"/>
      <text:p text:style-name="P2">Everyone begins nod and say yes to this seemingly outragious plan, Ahsoka then takes a deep breath and then she places both her hands on the holo-table in the middle of the room.</text:p>
      <text:p text:style-name="P2"/>
      <text:p text:style-name="P2">Ahsoka: everyone knows what they need to do?</text:p>
      <text:p text:style-name="P2"/>
      <text:p text:style-name="P2">The rebels nod and grab their guns and other weapons that they carry. <text:s/></text:p>
      <text:p text:style-name="P2"/>
      <text:p text:style-name="P2">Ahsoka: (smacks the table) see it done </text:p>
      <text:p text:style-name="P2"/>
      <text:p text:style-name="P2">The Rebels all go their separate ways, Renner stays put for a moment, he sees that Ahsoka is taking the role that Spartacus once did, carrying on the legacy of a man all but lost to the sands of time. <text:s/>Ahsoka then has Wolffe and Gregor follow her to the barracks of the ship, she turns around and looks at the clones right before she enters the doors to the barracks. <text:s/>Ahsoka looks the two clones dead in the eye and begins to talk. <text:s/></text:p>
      <text:p text:style-name="P2"/>
      <text:p text:style-name="P2">Ahsoka: i'm going to say this only once, once you join this cause your in for life, there's no going back </text:p>
      <text:p text:style-name="P2">Gregor: who said were going back (laughs)</text:p>
      <text:p text:style-name="P2">Wolffe: we're ready for a fight, </text:p>
      <text:p text:style-name="P2">Ahsoka: good, now meet your comrades</text:p>
      <text:p text:style-name="P2"/>
      <text:p text:style-name="P2">Ahsoka opens the doors of the barracks and they all the see the rebel army. <text:s/>This Army is consisting of <text:soft-page-break/>freed slaves, brigands, bounty hunters, and a small group of them are dressed in tactical gear with classic looking rebel helmets. <text:s/>All of them are carrying different guns, most of them are carrying AR-47 blaster rifles, others have imperial and CIS weapons, there is a group of snipers playing cards in the back and the anti-tank soldiers are playing quarters. <text:s/>Ahsoka whistles and the soldiers all stand at attention and await the words for their leader as if from the lips of their monarch. <text:s/></text:p>
      <text:p text:style-name="P2"/>
      <text:p text:style-name="P2">Ahsoka: my soldiers, these are new recruits Commander Wolffe and Captain Gregor</text:p>
      <text:p text:style-name="P2">Malachi: (walks up to the clones) welcome to the rebels, let's get you guys some guns </text:p>
      <text:p text:style-name="P2"/>
      <text:p text:style-name="P2">Malachi motions to two men and these soldiers walk over and hand the clones old republic weaponry, in order to make sure they are familiar with the guns their using in case of an emergency. <text:s/>Ahsoka gives the clones two sets of clothing, the clothes have forest camo pants and tan shits, the rest is up to the soldier to personalize their look. <text:s/>The Clones then are taken to another room by the soldiers, once the Clones exit this room they are dressed like rebel soldiers, Ahsoka hands the two Clones their old helmets and she leads them to the a common room and she closes the door behind them. <text:s/>She looks at the clones and she does not break from her stern gaze. <text:s/></text:p>
      <text:p text:style-name="P2"/>
      <text:p text:style-name="P2">Wolffe: what seems to be the problem </text:p>
      <text:p text:style-name="P2">Ahsoka: the fact that you almost gave up the Ghosts position when you met them</text:p>
      <text:p text:style-name="P2">Wolffe: (looks on the ground) shit....you heard about that from Rex</text:p>
      <text:p text:style-name="P2">Ahsoka: I didn't have to, I can sense it, and I can see the doubt in your eyes </text:p>
      <text:p text:style-name="P2">Wolffe: I made a grave error, how can I regain your trust</text:p>
      <text:p text:style-name="P2">Ahsoka: it will take some time before I trust you, yet we have more pressing matters to attend</text:p>
      <text:p text:style-name="P2">Wolffe: you speak of Gregor</text:p>
      <text:p text:style-name="P2">Ahsoka: I would have his mind at ease</text:p>
      <text:p text:style-name="P2">Wolffe: what did you thinking </text:p>
      <text:p text:style-name="P2">Ahsoka: (thinks to herself) let me try something, Gregor!</text:p>
      <text:p text:style-name="P2"/>
      <text:p text:style-name="P2">Gregor, who has not payed attention to conversation that has just gone on, looks up at Ahsoka</text:p>
      <text:p text:style-name="P2"/>
      <text:p text:style-name="P2">Gregor: we going to war now</text:p>
      <text:p text:style-name="P2">Ahsoka: not yet, I would clear your mind, to be set upon task </text:p>
      <text:p text:style-name="P2">Gregor: right oh?</text:p>
      <text:p text:style-name="P2"/>
      <text:p text:style-name="P2">Ahsoka then walks over to Gregor who sits down in one of the chairs, she turns the chair around so Gregor is in front of her, Ahsoka places her hands on the sides of Gregor's head. <text:s/>Ahsoka closes her eyes and she begins to sense what Gregor has gone through in the last year, she sees his recruitment by Spartacus, his hand in the plot against Vader, Gregor fighting on Kiros and then Ahsoka sees that Gregor was captured by Crassus' army. <text:s/>Ahsoka sees that they Imperials tortured Gregor, strapping him in a chair and frying his brain and then she sees Crassus say </text:p>
      <text:p text:style-name="P2"/>
      <text:p text:style-name="P2">Crassus: he won't remember a thing, get rid of this traitorous fuck</text:p>
      <text:p text:style-name="P2"/>
      <text:p text:style-name="P2">Ahsoka sees Gregor getting thrown into the desert and then this is where she sees Rex and Wolffe find him. <text:s/>Ahsoka opens her eyes and then removes her hands from Gregor's head, Gregor then wakes up and he begins to blink and then he looks up at his comrades.</text:p>
      <text:p text:style-name="P2"/>
      <text:p text:style-name="P2"><text:soft-page-break/>Gregor: Ahsoka, what happened to me?</text:p>
      <text:p text:style-name="P2">Ahsoka: Captain Gregor, your back </text:p>
      <text:p text:style-name="P2">Gregor: and he was too long from your soldiers, (he stands up) I feel better, much better </text:p>
      <text:p text:style-name="P2"/>
      <text:p text:style-name="P2">Gregor seems to be cured of his issue, and he then is able to fight without any hinderances, he grabs his gun and he looks at Wolffe. <text:s/></text:p>
      <text:p text:style-name="P2"/>
      <text:p text:style-name="P2">Gregor: Wolffe, apologies for getting crazy there </text:p>
      <text:p text:style-name="P2">Wolffe: your all good my friend, now it's time for vengeance </text:p>
      <text:p text:style-name="P2">Ahsoka: alright you two, we need to cover the rest of the plan, in order for us to gain this vengeance you seek, you must listen to me</text:p>
      <text:p text:style-name="P2">Gregor: what do you have in mind?</text:p>
      <text:p text:style-name="P2">Ahsoka: I think this would be better suited for the army</text:p>
      <text:p text:style-name="P2"/>
      <text:p text:style-name="P2">Ahsoka leads the clones out of the conference room and back to the barracks, there is a lot of smoke in this room, more so than when Ahsoka had previously been here. <text:s/>The clones cough from the apparent weed smoke and Ahsoka does not seem bothered that the soldiers are buring trees like a forest fire. <text:s/>Ahsoka walks into the barracks and walks up to the soldier that is holding a blunt, the soldier passes the blunt to Ahsoka and she takes a rip like a champion. <text:s/>Gregor and Wolffe try the blunt but cough violently from it and hand it back to Ahsoka, she takes another hit and then passes it into the masses of soldiers that are the next heads on the blunt. <text:s/>Then Ahsoka lightly coughs and then pauses for a moment, she calls to all the soldiers. <text:s/></text:p>
      <text:p text:style-name="P2"/>
      <text:p text:style-name="P2">Ahsoka: my brothers!</text:p>
      <text:p text:style-name="P2"/>
      <text:p text:style-name="P2">All the soldiers attend their leader</text:p>
      <text:p text:style-name="P2"/>
      <text:p text:style-name="P2">Ahsoka: I stand before you all to give information</text:p>
      <text:p text:style-name="P2">Soldier: give news</text:p>
      <text:p text:style-name="P2">Ahsoka: the rebel leaders have divised a plan in order to defeat Marcus Crassus</text:p>
      <text:p text:style-name="P2">Malachi: by that you mean that you came up with the plan</text:p>
      <text:p text:style-name="P2">Ahsoka: well, yeah, but that's not the point, I need you all to listen for a moment</text:p>
      <text:p text:style-name="P2">Malachi: what's the plan</text:p>
      <text:p text:style-name="P2">Ahsoka: In order to defeat Marcus Crassus, we will have to divide the army into multiple sections </text:p>
      <text:p text:style-name="P2"/>
      <text:p text:style-name="P2">The soldiers murmur and then quiet down</text:p>
      <text:p text:style-name="P2"/>
      <text:p text:style-name="P2">Soldier: who goes where and with whom</text:p>
      <text:p text:style-name="P2">Ahsoka: you are free men, the choice is yours</text:p>
      <text:p text:style-name="P2"/>
      <text:p text:style-name="P2">The soldiers begin to talk amongst themselves and then as soon as the stop talking </text:p>
      <text:p text:style-name="P2"/>
      <text:p text:style-name="P2">Ahsoka: divide yourselves in even groups, each headed by their own leader, then the remained will stay with me, my army will have greater numbers</text:p>
      <text:p text:style-name="P2">Soldier: what stands your plan your highness?</text:p>
      <text:p text:style-name="P2">Ahsoka: we are going to defeat Marcus Crassus by splitting our armies, you will each be in a group, you will all be given additional orders once you meet your squad leader, I need 30 to the right 30 to the <text:soft-page-break/>center and 30 to the left, </text:p>
      <text:p text:style-name="P2"/>
      <text:p text:style-name="P2">The soldiers walk according to Ahsoka directions and then once the soldiers stop moving Ahsoka then begins to talk again. <text:s/></text:p>
      <text:p text:style-name="P2"/>
      <text:p text:style-name="P2">Ahsoka: (points to the first group) you all head to the hangar bay, you will meet your generals there</text:p>
      <text:p text:style-name="P2"/>
      <text:p text:style-name="P2">the right side group leaves the room</text:p>
      <text:p text:style-name="P2"/>
      <text:p text:style-name="P2">Ahsoka: the middle group, head to the bridge and the left group head to the lounge</text:p>
      <text:p text:style-name="P2"/>
      <text:p text:style-name="P2">once all the soldiers set aside leave the room there is a good 1000 soldiers still in the room</text:p>
      <text:p text:style-name="P2"/>
      <text:p text:style-name="P2">Ahsoka: you remaining soldiers, you will be my team, we will be facing the brute force of Crassus' attacks. <text:s/>It will be up to us to hold off Crassus' army until our allies can assist us, it's a matter of trust boys, and I would go into battle full of it</text:p>
      <text:p text:style-name="P2"/>
      <text:p text:style-name="P2">The soldiers nod their heads and begin to gather their gear to move out, Ahsoka assists the soldiers and helps each of them get their large amount of gear needed to campaign. <text:s/>After the soldiers have gathered all their materials, Ahsoka leads them out of the barracks to the hangar bay where there are a few ships waiting for them, three gunships and an A-Wing painted light blue. <text:s/>Ahsoka goes over to the A-Wing and has a look at it, she then begins to pace around and speaking to it, like she is talking to a car she is about to steal, then Ahsoka jumps into the cockpit of the A-Wing and orders her soldiers to pile into the gunships. <text:s/>Then she closes her own ship and then presses a few buttons and then the A-Wing begins to take off and the gunships soon lift into the air as well. <text:s/>Ahsoka salutes to Commander Santo, who is seeing off this portion of the army, and she fires into open space, with the gunships following her in a single file line. <text:s/>Ahsoka calls to all her wing mates </text:p>
      <text:p text:style-name="P2"/>
      <text:p text:style-name="P2">Ahsoka: this is Pheonix Leader, all squads report in </text:p>
      <text:p text:style-name="P2">Malachi: Chimera squad standing by</text:p>
      <text:p text:style-name="P2">Ramona: Hydra squad standing by</text:p>
      <text:p text:style-name="P2">Wolffe: Scylla squad standing by </text:p>
      <text:p text:style-name="P2">Ahsoka: ok everyone, follow my lead, let smake the jump, were headed for Lothal</text:p>
      <text:p text:style-name="P2"/>
      <text:p text:style-name="P2">All the ships make the jump top hyperspace and the rebels are heading back to the Lothal System to attract the attention of their newest adversary Marcus Crassus</text:p>
      <text:p text:style-name="P2"/>
      <text:p text:style-name="P2"/>
      <text:p text:style-name="P2">- UTAPAU – <text:s/>SENATORIAL ASSEMBLY – NIGHT <text:s/>- </text:p>
      <text:p text:style-name="P2"/>
      <text:p text:style-name="P2"/>
      <text:p text:style-name="P2">The remaining members of the old republic senate are here meeting at the same place the sepratist leaders had met not four years ealier, it seems no one has been back to Utapau since Grevious' defeat, and thus the area is trashed and there are old metal scraps and clone helmets scattered all over the ground with the tint of blood always lingering, Cassius steps before his comrades. <text:s/></text:p>
      <text:p text:style-name="P2"/>
      <text:p text:style-name="P2">Cassius: fellow senators, we have made it, away from The Emperor and that plunker Tarken</text:p>
      <text:p text:style-name="P2"><text:soft-page-break/>Germanicus: I have broken words with the messanger, he will be here any moment to discuss our meeting with the Oracle</text:p>
      <text:p text:style-name="P2">Pompeius: how will we know this messanger</text:p>
      <text:p text:style-name="P2">Man: because he stands behind you</text:p>
      <text:p text:style-name="P2"/>
      <text:p text:style-name="P2">The senators turn around and they see a red haired skinny man with a short beard and ragged clothing, this man as drooping eyes as if he is on a certain drug that no one can pin point. <text:s/>This man coughs and then begins to saunter in front of the senators, he gives off a choppy laugh and brings a chair closer to the Seantor's seats. <text:s/>The man sits down, lights up a cigarette and then takes a deep breath.</text:p>
      <text:p text:style-name="P2"/>
      <text:p text:style-name="P2">Man: speak</text:p>
      <text:p text:style-name="P2">Cassius: (who is still standing) state your name brigand, we no not know what to speak of</text:p>
      <text:p text:style-name="P2">Man: my name is Kylo Primronius, arms dealer and Sith enthusiast</text:p>
      <text:p text:style-name="P2">Pompeuis: he smells of shit</text:p>
      <text:p text:style-name="P2">Primronius: it seems to me your in need of my fragrance, a little problem with rebels</text:p>
      <text:p text:style-name="P2">Germanicus: we wish to meet the Oracle, in the hopes that she will give us proper answer towards our rebellious problem </text:p>
      <text:p text:style-name="P2">Primronius: you mean to tell me that you Senators cannot deal with a simple rebel cell?</text:p>
      <text:p text:style-name="P2">Metellus: these rebels are far from simple, they are led by Ahsoka Tano, A Jedi</text:p>
      <text:p text:style-name="P2">Primronius: a Jedi?!, I'm a little old to believe in fairy tales</text:p>
      <text:p text:style-name="P2">Pompeius: Tano exists, and she has cost the Empire much in her time</text:p>
      <text:p text:style-name="P2">Primronius: she will not be a problem</text:p>
      <text:p text:style-name="P2">Cassius: words spoken by every man sent to kill her, yet they all come back, <text:span text:style-name="T1">decapitated</text:span>.</text:p>
      <text:p text:style-name="P2">Primronius: what does that mean?</text:p>
      <text:p text:style-name="P2">Metellus: (scoffs) they had their heads severed </text:p>
      <text:p text:style-name="P2">Germanicus: we are not dealing with an ordinary Jedi, Primronius, this one is different </text:p>
      <text:p text:style-name="P2">Primronius: no different than the Jedi we killed during the Purge </text:p>
      <text:p text:style-name="P2">Pompeius: very different druggy, we were killing younglings, this Jedi was trained as a fucking Gladiator</text:p>
      <text:p text:style-name="P2">Primronius: Galdiators, the thing has been banned for years</text:p>
      <text:p text:style-name="P2">Germanicus: which is why we have called to you </text:p>
      <text:p text:style-name="P2">Primronius: you want me to contact the Oracle, well I would have you do something for me</text:p>
      <text:p text:style-name="P2">Cassius: what would you have us help you with</text:p>
      <text:p text:style-name="P2">Primronius: allow me to stay here, I have a few people I owe money to that, well let's just say you don't want to owe money to these people</text:p>
      <text:p text:style-name="P2">Pompeius: done, anything else</text:p>
      <text:p text:style-name="P2">Primronius: (smiles) how would you like to buy some guns?</text:p>
      <text:p text:style-name="P2"/>
      <text:p text:style-name="P2">All the senators begin to have second thoughts about bringing in this man who seems too dazed to have any connection to the force whatsoever. <text:s/>Then Cassius sighs and he sits down at one of the chairs. <text:s/></text:p>
      <text:p text:style-name="P2"/>
      <text:p text:style-name="P2">Cassius: If we buy your wares will you do what we have asked?</text:p>
      <text:p text:style-name="P2">Primronius: that's the deal</text:p>
      <text:p text:style-name="P2">Germanicus: your terms are agreeable, now we will deliver your weapons to Crassus and you will contact the Oracle</text:p>
      <text:p text:style-name="P2">Primronius: very well</text:p>
      <text:p text:style-name="P2"/>
      <text:p text:style-name="P2"><text:soft-page-break/>Primronius leaves the senators to deliberate </text:p>
      <text:p text:style-name="P2"/>
      <text:p text:style-name="P2">Metellus: I think we have made another huge mistake</text:p>
      <text:p text:style-name="P2">Pompeius: if Crassus falls, our lives will be ever more difficult</text:p>
      <text:p text:style-name="P2">Cassius: pray it does not come to tha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CHAPTER 6 – Justice or Vengeance </text:p>
      <text:p text:style-name="P2"/>
      <text:p text:style-name="P2"/>
      <text:p text:style-name="P2">- LOTHAL – <text:s/>SPACE – IMPERIAL BLOCKADE - </text:p>
      <text:p text:style-name="P2"/>
      <text:p text:style-name="P2"/>
      <text:p text:style-name="P2">Ahsoka and her army arrive back to the planet of Lothal only to see exactly what they expected. <text:s/>The Empire has set up a blockade around the planet, all of the ships are bearing the mark of Marcus Crassus. <text:s/>Ahsoka leads her soldiers to the left of the blockade and heads for one of the Star Destroyers that is alone on the left side of the planet. <text:s/></text:p>
      <text:p text:style-name="P2"/>
      <text:p text:style-name="P2">Wolffe: Ahsoka we're cloing in on the Star Destroyer</text:p>
      <text:p text:style-name="P2">Ahsoka: copy that Wolffe, watch out for fighters on the right </text:p>
      <text:p text:style-name="P2"/>
      <text:p text:style-name="P2">Ahsoka leads the rebel ships towards the star destroyer and instantly they get attacked by TIE fighters. <text:s/>Ahsoka flies around and shoots down a few of the tie fighters but has trouble defending the gunships on her own. <text:s/>Ahsoka then flies to the rear of the three gunships and shoots down all the assailants that are trying to destroy the rebel gunships. <text:s/>Her A-Wing takes a few shots from the imperial fighters, but it holds up and she then returns to the front of the convoy to lead the gunships to the star destroyer, yet they seem to be getting nowhere with the situation at hand. <text:s/>Ahsoka then tries to get closer to the star destroyer but it fires it's large cannons at her ship, forcing her to turn her A-Wing around and take a different approach, so she then goes towards the gunships and contacts them over the radio. <text:s/></text:p>
      <text:p text:style-name="P2"/>
      <text:p text:style-name="P2">Ahsoka: those shileds are too strong, we have to find a new method</text:p>
      <text:p text:style-name="P2">Wolffe: what did you have in mind, we cannot take this ship </text:p>
      <text:p text:style-name="P2">Ahsoka: no, but I can</text:p>
      <text:p text:style-name="P2">Wolffe: what does that mean?</text:p>
      <text:p text:style-name="P2">Ahsoka: (laughs) just watch</text:p>
      <text:p text:style-name="P2"/>
      <text:p text:style-name="P2">Ahsoka signals the gunships to retreat and Ahsoka guns it towards the Star Destroyer, the TIE fighters are shocked by the fact that one rebel fighter is going against an entire fleet. <text:s/>Ahsoka flies as fast as she can towards the hangar bay of the Star Destroyer, and she flies away from a few laser shots from the TIE fighters and she does not get hit by a single shot while flying at the mammoth of a ship. <text:s/>Ahsoka, as if by some miracle, makes her way into the hangar of the star destoryer and lands the ship. <text:s/></text:p>
      <text:p text:style-name="P2"/>
      <text:p text:style-name="P2"/>
      <text:p text:style-name="P2"><text:s/>- SPACE – IMPERIAL STAR DESTROYER - </text:p>
      <text:p text:style-name="P2"/>
      <text:p text:style-name="P2"/>
      <text:p text:style-name="P2">Ahsoka jumps out of the A-Wing with sabers drawn and she sees that no one is in this hangar, she looks around and sees no one around her. <text:s/>Ahsoka then walks towards the doors at the back of the room and the doors open up <text:s/>and she is confronted by a male Sith Inquisitor, this sith is wearing black armor with imperial symbols on it and he is carrying a traditional red lightsaber, and this weapon is on once the door opens, Ahsoka backs up a few steps and turns on her white lightsabers and looks the inquisitor dead in the eyes. <text:s/>This inquisitor then smiles at Ahsoka and he begins to pace around her. <text:s/></text:p>
      <text:p text:style-name="P2"/>
      <text:p text:style-name="P2"><text:soft-page-break/>Inquisitor: you are a tough one to find, took me a few years to track you down</text:p>
      <text:p text:style-name="P2">Ahsoka: and you are?</text:p>
      <text:p text:style-name="P2">Inquisitor: my name is Vectivus, and I will be the one to defeat you</text:p>
      <text:p text:style-name="P2">Ahsoka: I hardly think so</text:p>
      <text:p text:style-name="P2">Vectivus: oh but I do, you use strategy to defeat your enemies, how will you fair when the odds are not in your favor</text:p>
      <text:p text:style-name="P2">Ahsoka: are you sure you want to do this, you can leave now and I will spare your life</text:p>
      <text:p text:style-name="P2">Vectivus: (laughs) you are making threats?! I cannot believe I would hear those words from a Jedi shit</text:p>
      <text:p text:style-name="P2">Ahsoka: (points lightsaber at Vectivus) enough out of you, stand down!</text:p>
      <text:p text:style-name="P2">Vectivus: (laughs) prepare to be killed...Jedi</text:p>
      <text:p text:style-name="P2"/>
      <text:p text:style-name="P2">Vectivus runs at Ahsoka and she easily blocks the first of the attacks aimed at her, then Vectivus speeds up his attacks and he kicks Ahsoka's legs and she hits the ground. <text:s/>Ahsoka quickly rolls and gets back up and blocks another attack from Vectivus and then Ahsoka hits Vectivus in the face causing the inquisitor to fall back a few steps and check his lip. Vectivus sees that he is bleeding and then he screams violently and he tries to swipe at Ahsoka, missing the misguided attacks that his is producing, Ahsoka then does a back flip and then she goes on the offensive. <text:s/>Ahsoka begins to move forward with quick saber attacks causing Vectivus to struggle in defending the constant attacks from his oppoment. <text:s/>By the end of Ahsoka's attack she breaks Vectivus' block and she kicks him in the stomach, Vectivus then backs up once again and Ahsoka begins to pace in front of him looking like this portion of the fight was just a warm up for a longer and more rigorous exercise. <text:s/>Ahsoka then moves forward and swings at Vectivus, she slashes his arms and he turns to his side, Ahsoka then jumps into the air and while in the air she kicks Vectivus in the face causing her enemy to fall to the ground. <text:s/>Ahsoka walks over to Vectivus as he is trying to get up off of the ground, Vectivus tries to attack once more time but Ahsoka slashes at Vectivus and she disarms him. <text:s/>Vectivus is backing up on the ground and Ahsoka points her lightsaber at Vectivus neck, Ahsoka realizes that she was able to best this highly trained Inquisitor without having to tap into her super powers. <text:s/></text:p>
      <text:p text:style-name="P2"/>
      <text:p text:style-name="P2">Ahsoka: yield!</text:p>
      <text:p text:style-name="P2">Vectivus: (laughs) you cannot kill me, you do not have the conviction</text:p>
      <text:p text:style-name="P2">Ahsoka: do not put your faith in that</text:p>
      <text:p text:style-name="P2">Vectivus: I beg mercy...</text:p>
      <text:p text:style-name="P2">Ahsoka: mercy?, how many Jedi asked for the same yet were denied clemency, and killed by your hand</text:p>
      <text:p text:style-name="P2">Vectivus: quite a few (laughs)</text:p>
      <text:p text:style-name="P2">Ahsoka: I would see you to justice, </text:p>
      <text:p text:style-name="P2">Vectivus: you will die in attempt!</text:p>
      <text:p text:style-name="P2"/>
      <text:p text:style-name="P2">Vectivus uses his force powers to hurl a metal crate at Ahsoka, she turns around slices the crate in half and she stabs Vectivus who has stood up with a small knife in his hand. <text:s/>Ahsoka then rips her lightsaber out of Vectivus' body and kicks him to the ground. <text:s/>Vectivus writhes on the ground for a minute before his wounds kill him, the Ahsoka takes his lightsaber and destroys it, she then heads to the door at the back of the hangar and proceeds into the ship and towards the elevators. <text:s/>Ahsoka presses the button on the side of the door and the elevator arrives shortly, two stormtroopers are in the elevator as the doors open and Ahsoka grabs one trooper and breaks his neck while using her wrist knife to kill the other one with no sound leaving this room. <text:s/>She steps over the bloody stormtrooper bodies and she presses the button to get her to the level of the bridge, as she exits the doors two more stormtroopers point their guns at her. <text:s/></text:p>
      <text:p text:style-name="P2"><text:soft-page-break/></text:p>
      <text:p text:style-name="P2">Stormtrooper: Freeze!!</text:p>
      <text:p text:style-name="P2"/>
      <text:p text:style-name="P2">Ahsoka does not respond to the stormtrooper, instead she draws her lightsabers and slashes both their heads off. <text:s/>Ahsoka then walks up to the door to the bridge and uses her force powers to break open the giant blast doors. <text:s/>The Imperial officer turns around and he looks at Ahsoka. <text:s/></text:p>
      <text:p text:style-name="P2"/>
      <text:p text:style-name="P2">Officer: what the hell are you doing here</text:p>
      <text:p text:style-name="P2">Ahsoka: where is the rest of the army </text:p>
      <text:p text:style-name="P2">Officer: Upon the planet of Lothal, for now, once they hear of this offense</text:p>
      <text:p text:style-name="P2">Ahsoka: (points pistol at officer) you will do no such thing, you will order your troops to abandon ship, and you will live</text:p>
      <text:p text:style-name="P2">Officer: why would we take orders from a rebel, Vectivus will see you to your death</text:p>
      <text:p text:style-name="P2"/>
      <text:p text:style-name="P2">The officer calls Vectivus' radio, however the radio sounds like it is in the same room as the officer, Ahsoka removes the radio from her belt, drops it on the ground and steps on it. <text:s/>Ahsoka draws her lightsabers and throws them at the Imperial pilots on the bridge, this kills all of them except the officer that she was talking to. <text:s/>The Officer looks around and sees that all his pilots have been killed, then he sees Ahsoka walking up to him, with her lightsabers in her hands. <text:s/>The Officer backs up but has no where to go. <text:s/></text:p>
      <text:p text:style-name="P2"/>
      <text:p text:style-name="P2">Officer: (terrified) you, you don't have to do this....</text:p>
      <text:p text:style-name="P2">Ahsoka: (uses force grip on Officer) how many Jedi spoke those words, slaughtered after years of dedicated service </text:p>
      <text:p text:style-name="P2">Officer: (choking) we...were following...Orders </text:p>
      <text:p text:style-name="P2">Ahsoka: As am I</text:p>
      <text:p text:style-name="P2"/>
      <text:p text:style-name="P2">Ahsoka clentches her hand into fist and the Imperial Officer's head explodes and his blood spatters all over the bridge viewing window. <text:s/>Ahsoka then notices the damage she had just commited, she is shocked that she had the ability to perform that kind of a power, she is then upset about using a dark power for the purpose of vengeance, a clear path to the dark side. <text:s/>Then Ahsoka, while holding off her tears, contacts the rebel gunships on her com-link. <text:s/></text:p>
      <text:p text:style-name="P2"/>
      <text:p text:style-name="P2">Ahsoka: Pheonix Leader to Gunships, I took the Crusier, im headed to your location</text:p>
      <text:p text:style-name="P2">Wolffe: copy that, were still having trouble with these fighters</text:p>
      <text:p text:style-name="P2">Ahsoka: hold them off, i'll be there soon</text:p>
      <text:p text:style-name="P2"/>
      <text:p text:style-name="P2">Ahsoka runs around the bridge pushing buttons in order to keep the star destroyer moving, she issues an abandon ship to ensure the remaining stormtroopers will head for the escape pods. <text:s/>As soon as she sees that all the escape pods have been launched, she then continues to try and move the ship closer to the embattled gunships who are still dealing with the TIE fighters. <text:s/>Ahsoka soon sees the gunships fighting for their lives and then she fires off a cannon from the star destroyer to destroy a few of the TIE fighters and then the gunships begin to head in the direction of Ahsoka's star destroyer. <text:s/>The remaining TIE fighters retreat from a certain death as the Gunships make their way into the hangar of the star destroyer. <text:s/>Once the shields and air lock close, the rebel soldiers vacate from their gunships there are about 600 rebel soldiers and three leaders among the passangers. <text:s/>Ahsoka enters the hangar door and greets Wolffe, Malachi, Gregor and the rest of the army. <text:s/></text:p>
      <text:p text:style-name="P2"><text:soft-page-break/></text:p>
      <text:p text:style-name="P2">Wolffe: what took you so long?</text:p>
      <text:p text:style-name="P2">Ahsoka: I believe this little thing called comandeering a star destroyer </text:p>
      <text:p text:style-name="P2">Wolffe: (laughs) you were always good on your feet, and with no one around you</text:p>
      <text:p text:style-name="P2">Ahsoka: there was a Sith</text:p>
      <text:p text:style-name="P2">Wolffe: (looks scared) they are here?!</text:p>
      <text:p text:style-name="P2">Ahsoka: they will know of our arrival after Vectivus doesn't check in </text:p>
      <text:p text:style-name="P2">Wolffe: then we should make haste</text:p>
      <text:p text:style-name="P2">Ahsoka: good thinking, send the best pilots to the bridge and the rest of the soldiers to the battle stations we may have company</text:p>
      <text:p text:style-name="P2">Wolffe: copy that, (to soldiers) alright men you heard the lady I need all pilots to the birdge and the rest of you...battle stations </text:p>
      <text:p text:style-name="P2"/>
      <text:p text:style-name="P2">The rebels grab their gear and weapons from the gunships and rush to their respective locations, Ramona and Malachi follow the soldiers to the firing deck as Ahsoka and Wolffe head to the bridge. <text:s/>Once the two reach the bridge Ahsoka helps the rebel pilots control the ship and keep the stabalizers level. <text:s/>Wolffe is helping on the other side of the bridge with similar controls, then once the rebel pilots are in position Ahsoka walks to the front of the bridge and looks out the window. <text:s/>Mind you this window has been cleaned since we last saw it but you can still see traces of blood on the edges of the window. <text:s/>Ahsoka then looks out to the stars and turns around to see the fruits of her labor, then Ahsoka raises her hand and then calls out to the rebel pilots. <text:s/></text:p>
      <text:p text:style-name="P2"/>
      <text:p text:style-name="P2">Ahsoka: ok boys, make the jump to light speed</text:p>
      <text:p text:style-name="P2"/>
      <text:p text:style-name="P2">The Star destroyer makes the jump and Ahsoka has officially siezed a Star Destroyer from Marcus Crassus himself. <text:s/>Ahsoka watches the stars go by as they move through light speed then the ship soon gets a call from a number that no one recognizes, then Ahsoka walks over to the video monitor, as does Wolffe and Ahsoka presses the button to answer the call, Marcus Crassus appears on ths screen and Ahsoka's eyes instantly turn red, Wolffe is next to her and he crosses his arms. <text:s/>Crassus smiles and then begins his speech. <text:s/></text:p>
      <text:p text:style-name="P2"/>
      <text:p text:style-name="P2">Crassus: Ahsoka Tano...we meet again </text:p>
      <text:p text:style-name="P2">Ahsoka: save your words Crassus, they will fall upon deaf ears </text:p>
      <text:p text:style-name="P2">Crassus: Then my words shall be brief, it appears you have something that belongs to me, I wish it returned. </text:p>
      <text:p text:style-name="P2">Ahsoka: (smirks) and why would you think I would return this lovely ship</text:p>
      <text:p text:style-name="P2">Crassus: because if you don't I will send every last soldier on a mission towards your death, and you will fall....as Spartacus fell</text:p>
      <text:p text:style-name="P2">Ahsoka: you are mistaken Crassus, by the time this is over, I will have <text:span text:style-name="T1">your</text:span> life!</text:p>
      <text:p text:style-name="P2"/>
      <text:p text:style-name="P2">Ahsoka presses a button on the panel in front of the video monitor effectively hanging up the phone call. <text:s/>Then Ahsoka walks away from the monitor and she leaves the bridge, Ahsoka passes by a few soldiers on the way to the living quarters. <text:s/>Wolffe does not follow her as he understands that she would prefer to be alone. <text:s/>Ahsoka heads into the captain's living quarters and she sees that her duffle bag has already been placed on the bed, she grabs the red book from her bag and writes down the name VECTIVUS THE VIGILANT and then crosses off the name. <text:s/>Ahsoka then grabs the map from her bag and places it on the desk in the room, she then sits at the desk and begins to plan her moves on a paper <text:soft-page-break/>map of the galaxy. <text:s/>She looks for a new place to move the fleet that will give the soldiers the better advantage. <text:s/>Ahsoka scans over the map and looks at the planet of Naboo, she then looks at the surrounding systems, most of them holding no loyalty to the Empire, then she scans over to Geonosis. <text:s/>Ahsoka then smiles and rolls up the map and takes it back to the bridge and then she walks over to Wolf. <text:s/></text:p>
      <text:p text:style-name="P2"/>
      <text:p text:style-name="P2">Ahsoka: I know where we can go to confuse the Imperials </text:p>
      <text:p text:style-name="P2">Wolffe: where did you have in mind</text:p>
      <text:p text:style-name="P2">Ahsoka: Geonosis</text:p>
      <text:p text:style-name="P2">Wolffe: aw, hell no, i'm not setting foot in that fucking desert again </text:p>
      <text:p text:style-name="P2">Ahsoka: the system holds no loyalty to the Empire, the best place for people like us</text:p>
      <text:p text:style-name="P2">Wolffe: we're flying an Imperial crusier, and you would lay trust in the Geonosians?</text:p>
      <text:p text:style-name="P2">Ahsoka: I would put faith in all those who wish for freedom </text:p>
      <text:p text:style-name="P2">Wolffe: they will kill both of us on sight, </text:p>
      <text:p text:style-name="P2">Ahsoka: the Clone Wars are over, maybe they will listen to reason </text:p>
      <text:p text:style-name="P2">Wolffe: and maybe they will listen to their gun to my head</text:p>
      <text:p text:style-name="P2">Ahsoka: lets hope it doesn't come to that </text:p>
      <text:p text:style-name="P2">Wolffe: ok, I will help you break the news to the soldiers </text:p>
      <text:p text:style-name="P2"/>
      <text:p text:style-name="P2">Ahsoka and Wolffe walk over to the front of the bridge and call all the pilots to attention</text:p>
      <text:p text:style-name="P2"/>
      <text:p text:style-name="P2">Ahsoka: Pilots!, Commander Wolffe will brief you on the mission, i'm off to inform the army </text:p>
      <text:p text:style-name="P2"/>
      <text:p text:style-name="P2">Ahsoka then walks down to the barracks and she sees the soldiers doing everything that they love doing. <text:s/>Drinking, smoking and hanging out; Ahsoka calls to the soldiers and all the soldiers attend the message that Ahsoka is about to bring. <text:s/>The Army here is just as loyal to Ahsoka as they were when Spartacus was leading the rebel forces. <text:s/></text:p>
      <text:p text:style-name="P2"/>
      <text:p text:style-name="P2">Ahsoka: soldiers, we are heading for Geonosis </text:p>
      <text:p text:style-name="P2">Malachi: what the hell is on that rock </text:p>
      <text:p text:style-name="P2">Ahsoka: hopefully extra soldiers towards our cause </text:p>
      <text:p text:style-name="P2">Ramona: Geonosians cannot be trusted</text:p>
      <text:p text:style-name="P2">Ahsoka: i'm sure they have changed their views on the Jedi</text:p>
      <text:p text:style-name="P2">Ramona: and if they do not </text:p>
      <text:p text:style-name="P2">Ahsoka: let me worry about that</text:p>
      <text:p text:style-name="P2">Malachi: we are with you Ahsoka, no matter the battle</text:p>
      <text:p text:style-name="P2">Ahsoka: good, we will be there shortly, be sure get a platoon ready </text:p>
      <text:p text:style-name="P2">Malachi: yes M'am</text:p>
      <text:p text:style-name="P2"/>
      <text:p text:style-name="P2">Ahsoka then heads back to the bridge and she is greeted by Wolffe and Gregor. <text:s/></text:p>
      <text:p text:style-name="P2"/>
      <text:p text:style-name="P2">Ahsoka: we are headed for Geonosis</text:p>
      <text:p text:style-name="P2">Gregor: aw fuck, again?</text:p>
      <text:p text:style-name="P2">Ahsoka: the system holds no loyalty to the empire, like told Wolfe</text:p>
      <text:p text:style-name="P2">Wolffe: I dont like it any more than you do, yet Ahsoka has a point</text:p>
      <text:p text:style-name="P2">Gregor: which one, the fact that the Geonosians will have our cocks (14) for garders </text:p>
      <text:p text:style-name="P2">Ahsoka: (sighs) fucking clones, the Geonosians may not be our allies yet the Enemy of my enemy <text:soft-page-break/>should be my friend</text:p>
      <text:p text:style-name="P2">Wolffe: i'm on board</text:p>
      <text:p text:style-name="P2">Gregor: (sighs) as am I</text:p>
      <text:p text:style-name="P2">Ahsoka: ok, then it's settled, we are headed for Geonosis</text:p>
      <text:p text:style-name="P2"/>
      <text:p text:style-name="P2">The Rebels change their course and head in the direction of Geonosis</text:p>
      <text:p text:style-name="P2"/>
      <text:p text:style-name="P2"/>
      <text:p text:style-name="P2"/>
      <text:p text:style-name="P2"><text:s/>- URBUS LOTHALUS – VILLA MAGISTRATUM – DAY - </text:p>
      <text:p text:style-name="P2"/>
      <text:p text:style-name="P2"/>
      <text:p text:style-name="P2"/>
      <text:p text:style-name="P2">Marcus Crassus is sitting at the desk in the Tablinum, there are Dark Troopers in this room with him standing guard. <text:s/>One of the officers working under Crassus enters the office holding papers, he places the papers on the table and attempts to walk away and out of the room but he is halted. <text:s/></text:p>
      <text:p text:style-name="P2"/>
      <text:p text:style-name="P2">Crassus: Hold it,</text:p>
      <text:p text:style-name="P2">Officer: Imperitor?</text:p>
      <text:p text:style-name="P2">Crassus: these are the documents regarding the rebels?</text:p>
      <text:p text:style-name="P2">Officer: yes I retrieved these from your archives, why do you think these will help</text:p>
      <text:p text:style-name="P2">Crassus: I jotted these notes during my campaign against Spartacus, Ahsoka Tano fought with doomed rebellion</text:p>
      <text:p text:style-name="P2">Officer: And yet we chase them still</text:p>
      <text:p text:style-name="P2">Crassus: not for long good Plautus, I yet hold advantage of numbers</text:p>
      <text:p text:style-name="P2">Plautus: yet they hold an Imperial fucking crusier!</text:p>
      <text:p text:style-name="P2">Crassus: still nerves my friend, we will soon balance scale, learn of the rebels' intent and stick to the fucking plan </text:p>
      <text:p text:style-name="P2">Plautus: (turns to leave) you and your schemes Crassus, they only end in death </text:p>
      <text:p text:style-name="P2">Crassus: if all follows, death to the right people</text:p>
      <text:p text:style-name="P2"/>
      <text:p text:style-name="P2">Plautus walks out of the Tablinum and after shifting through more papers another officer walks in and he waits for Crassus to look at him. <text:s/>Crassus looks up and then looks back down at his work. <text:s/></text:p>
      <text:p text:style-name="P2"/>
      <text:p text:style-name="P2">Crassus: if you have news, speak it </text:p>
      <text:p text:style-name="P2">Officer: Imperitor, there was a prisoner of the rebels that requests an audience </text:p>
      <text:p text:style-name="P2">Crassus: (looks up at the officer) what stands the name of this prisoner</text:p>
      <text:p text:style-name="P2">Officer: senator Jar-Jar Binks</text:p>
      <text:p text:style-name="P2">Crassus: the traitor? </text:p>
      <text:p text:style-name="P2">Officer: yes Imperitor</text:p>
      <text:p text:style-name="P2">Crassus: bring him here, I would have words </text:p>
      <text:p text:style-name="P2">Officer: it will be done</text:p>
      <text:p text:style-name="P2"/>
      <text:p text:style-name="P2">The Officer presses a button on his radio twice and two Dark Troopers walk in holding Jar-Jar who is in shackles. <text:s/>The Dark Troopers sit Jar-Jar down in the chair across from Crassus...</text:p>
      <text:p text:style-name="P2"/>
      <text:p text:style-name="P2">Crassus: leave us</text:p>
      <text:p text:style-name="P2"><text:soft-page-break/></text:p>
      <text:p text:style-name="P2">Eveyone but Crassus and Jar-Jar leave the room. <text:s/></text:p>
      <text:p text:style-name="P2"/>
      <text:p text:style-name="P2">Crassus: My men inform me that you wished to speak</text:p>
      <text:p text:style-name="P2">Jar-Jar: mesah have information about theysa rebels, their plans and strategies</text:p>
      <text:p text:style-name="P2">Crassus: break your words </text:p>
      <text:p text:style-name="P2">Jar-Jar: before I do, you must promise me something </text:p>
      <text:p text:style-name="P2">Crassus: name your price </text:p>
      <text:p text:style-name="P2">Jar-Jar: I wish for a villa, and 100,000 credits, plus I want a command</text:p>
      <text:p text:style-name="P2">Crassus: you are in no position to make demands Senator,</text:p>
      <text:p text:style-name="P2">Jar-Jar: very well, then mesah mouth will remain shut</text:p>
      <text:p text:style-name="P2">Crassus: (sighs) your terms are agreeable, what stands your information</text:p>
      <text:p text:style-name="P2">Jar-Jar: the rebels plan to split their forces in an attempt to spread you thin</text:p>
      <text:p text:style-name="P2">Crassus: give me reason to trust the words of a traitor </text:p>
      <text:p text:style-name="P2">Jar-Jar: theysah stand the words of Ahsoka Tano herself</text:p>
      <text:p text:style-name="P2">Crassus: (smirks) continue</text:p>
      <text:p text:style-name="P2">Jar-Jar: the rebels also have split their forces, the three rebel leaders are together and ready to be picked off </text:p>
      <text:p text:style-name="P2">Crassus: very well, gratitude for your honesty towards persuit of the rebels, know this information will be put to good use</text:p>
      <text:p text:style-name="P2"/>
      <text:p text:style-name="P2">Crassus snaps his fingers and two Dark Troopers enter the room and grab Jar-Jar. <text:s/>Jar-Jar tries to break the the trooper's grip but cannot get away</text:p>
      <text:p text:style-name="P2"/>
      <text:p text:style-name="P2">Crassus: Crucify him</text:p>
      <text:p text:style-name="P2">Jar-Jar: What the fuck! <text:s/>I gave yousah everything I know, why?</text:p>
      <text:p text:style-name="P2">Crassus: you were given a second chance at life through the kindness of a Jedi, and then you proceed to betray all of them by giving the keys of the kingdom to a impudent Sith lord shit who exterminated the entire Jedi Order, causing this Galactic Civil war we currently fight, Guards! Remove this piece of shit from sight </text:p>
      <text:p text:style-name="P2">Jar-Jar: you agreed to mesah fucking demands!!</text:p>
      <text:p text:style-name="P2">Crassus: demands? As I have said you were in no position to make demands, Take him away </text:p>
      <text:p text:style-name="P2"/>
      <text:p text:style-name="P2">Jar-Jar screams as the guards take him away, Crassus follows the guards out to the forum of the city where all the citizens are watching Crassus' Troopers setting up two planks of wood in the shape of a cross. <text:s/>The two Dark Troopers walk into the forum holding Jar-Jar Binks, the citizens are jeering the prisoner and throwing food items at him, then the troopers throw Jar-Jar down on the planks of wood and one Dark Trooper puts his gun right to Jar-Jar's groin. <text:s/></text:p>
      <text:p text:style-name="P2"/>
      <text:p text:style-name="P2">Dark Trooper: make one move traitor and i'll blow your cock (15) off</text:p>
      <text:p text:style-name="P2"/>
      <text:p text:style-name="P2">Crassus walks out to in front of the crowd and the masses are still jeering Jar-Jar, but Crassus raises his hands into the air and the crowd noise suddenly dies down and moves to a full silence, then Crassus begins his speech. <text:s/></text:p>
      <text:p text:style-name="P2"/>
      <text:p text:style-name="P2">Crassus: citizens of Lothal, I recognize your dislike for the Imperials who have occupied your city these many months. <text:s/>I understand your frustration yet I offer justice in this traverse era. <text:s/></text:p>
      <text:p text:style-name="P2"><text:soft-page-break/></text:p>
      <text:p text:style-name="P2">The citizens whisper among themselves</text:p>
      <text:p text:style-name="P2"/>
      <text:p text:style-name="P2">Crassus: With this act I wish begin a healing process, and my first action will be to end the life of this war criminal. <text:s/>And with his death, justice for the crimes he committed during the Clone War. <text:s/>What say you citizens of Lothal</text:p>
      <text:p text:style-name="P2"/>
      <text:p text:style-name="P2">The Crowd begins to yell obsenities and throw more food items in the direction of Jar-Jar, the crowd also begins to yell out commands. <text:s/></text:p>
      <text:p text:style-name="P2"/>
      <text:p text:style-name="P2">Citizen: kill the fucking cunt!</text:p>
      <text:p text:style-name="P2">Citizen 2: bash his skull in!</text:p>
      <text:p text:style-name="P2"/>
      <text:p text:style-name="P2">Crassus: (smiles) I but stand a servant to you good people, (turns around) Plautus, proceed with task</text:p>
      <text:p text:style-name="P2">Plautus: with pleasure Imperitor</text:p>
      <text:p text:style-name="P2"/>
      <text:p text:style-name="P2">Plautus goes over to a Trooper who is holding a hammer and nails, Plautus grabs the items from the Trooper and he walks over to the prisoner who is restrained on the wooden planks. <text:s/>Jar-Jar is breathing heavily as Plautus is standing over him fidiling with the nails in his hand, then Crassus turns around and addresses the crowd. <text:s/></text:p>
      <text:p text:style-name="P2"/>
      <text:p text:style-name="P2">Crassus: and let this display of justice be a warning to all those raise hand against the glory of the Empire. <text:s/>These Rebels will meet justice for their crimes, and they will fear the name that acompanies swift action, Marcus Licinius Crassus.</text:p>
      <text:p text:style-name="P2"/>
      <text:p text:style-name="P2">Plautus then proceeds to hammer a nail into the wrist of Jar-Jar who lets out a huge shreak, then Crassus retreats back into his villa with Two Dark Troopers following him into the villa, Plautus continues to nail Jar-Jar to the cross. <text:s/>A Dark trooper then hammers the other nail into Jar-Jar's other arm and Jar-Jar screams once again, then two dark troopers grab the cross and lift it up. <text:s/>The Troopers walk over to the rostrum and they place this cross in a wooden hole made for this reason, allowing the entire city to see the exicution of this most hated prisoner. <text:s/>Plautus remains there and laughs as his prisoner is in extreme pain, then the crowd soons to leave the forum and return to their homes. <text:s/>After the crowd has all but left and Jar-Jar has passed out, Plautus leaves the forum and returns to the villa. <text:s/>Plautus walks into the Villa and sees that Crassus is gathering his weapons and ordering his troopers to get into their Legions. <text:s/></text:p>
      <text:p text:style-name="P2"/>
      <text:p text:style-name="P2">Crassus: send first and second cohorts to scout for the rebels I would have Dark Troopers leading them </text:p>
      <text:p text:style-name="P2">Dark Trooper: Yes Imperitor </text:p>
      <text:p text:style-name="P2"/>
      <text:p text:style-name="P2">Plautus walks up and joins into the conversation</text:p>
      <text:p text:style-name="P2"/>
      <text:p text:style-name="P2">Plautus: you trust the word of a traitor</text:p>
      <text:p text:style-name="P2">Crassus: not entirely, I recognize the truth from the lie </text:p>
      <text:p text:style-name="P2">Plautus: I fear all information a lie, all words given under duress</text:p>
      <text:p text:style-name="P2">Crassus: place fear to rest good Plautus, we shall have our victory</text:p>
      <text:p text:style-name="P2">Plautus: I only offer concern</text:p>
      <text:p text:style-name="P2">Crassus: call upon Ferox if you require further assistance </text:p>
      <text:p text:style-name="P2"><text:soft-page-break/>Plautus: I will do that Imperitor, where will I be sent </text:p>
      <text:p text:style-name="P2">Crassus: take a scout force, to gauge truth of traitorous words</text:p>
      <text:p text:style-name="P2">Plautus: it will be done Imperitor</text:p>
      <text:p text:style-name="P2"/>
      <text:p text:style-name="P2">Plautus walks out of the room and then Crassus grabs a Dark Saber off the table, attatches it to his belt and then he walks out onto his balcony. <text:s/>Crassus sees the mass of troopers moving towards their respective ships, he sees Plautus gathering a squad and marching them into one of the ships. <text:s/>A Dark Trooper walks out onto the balcony behind Crassus, and he says two words. <text:s/></text:p>
      <text:p text:style-name="P2"/>
      <text:p text:style-name="P2">Dark Trooper: it's time</text:p>
      <text:p text:style-name="P2">Crassus: very well (he turns around) let us see an end to this </text:p>
      <text:p text:style-name="P2"/>
      <text:p text:style-name="P2">Crassus walks out of his office and then he travels out of the villa into the rally point where all his troops are being deployed. <text:s/>Crassus walks over to a larger star destroyer flanked by two Dark Troopers, he walks into his own ship and soon all the imperial ships take off one by one and they all head in different directions in order to chase down the rebel forces that have split themselves up. <text:s/>Crassus' ship is the only one that remains in Lothal's orbit, as he will await any word from the scouts he sent out. <text:s/></text:p>
      <text:p text:style-name="P2"/>
      <text:p text:style-name="P2"/>
      <text:p text:style-name="P2"><text:s/>- GEONOSIS – SPACE - </text:p>
      <text:p text:style-name="P2"/>
      <text:p text:style-name="P2">Ahsoka and her fleet reaches the asteroid belt surrounding the planet of Geonosis, Ahsoka is watching the fleet's progress from the bridge with Wolffe and Gregor assisting the pilots manning the ship and keeping it stable. <text:s/>Ahsoka holds up her hand and the Clones order the pilots to stop the ship. <text:s/></text:p>
      <text:p text:style-name="P2"/>
      <text:p text:style-name="P2">Ahsoka: we should leave the fleet here</text:p>
      <text:p text:style-name="P2">Gregor: are we to go to the surface in a shuttle?</text:p>
      <text:p text:style-name="P2">Ahsoka: I will go with one of you two, leaving one here to make sure nothing bad happens </text:p>
      <text:p text:style-name="P2">Wolffe: If it's no big deal I wish to stay on the ship</text:p>
      <text:p text:style-name="P2">Ahsoka: it is not, I will be in touch, that means it's you and me Gregor</text:p>
      <text:p text:style-name="P2">Gregor: Copy that, what's the plan once we get on the ground</text:p>
      <text:p text:style-name="P2">Ahsoka: we will land the transport in the canyons near the old spire </text:p>
      <text:p text:style-name="P2">Gregor: what do you think were going find there</text:p>
      <text:p text:style-name="P2">Ahsoka: if there is any old separatist resistance, they would be based there</text:p>
      <text:p text:style-name="P2">Wolffe: very well, you best hope there are no imperial forces have blockaded the planet </text:p>
      <text:p text:style-name="P2">Ahsoka: were the only Star Destroyer for miles, remember we can here there transmissions as well </text:p>
      <text:p text:style-name="P2">Wolffe: i'll keep that in mind </text:p>
      <text:p text:style-name="P2">Ahsoka: ok then, Gregor let's go</text:p>
      <text:p text:style-name="P2"/>
      <text:p text:style-name="P2">Ahsoka and Gregor head down to the hangar and then they grab one of the imperial shuttles. <text:s/>Ahsoka gets into the pilot seat with Gregor sitting co-pilot, she presses a few buttons and the shuttle lifts off the ground and then she flys the shuttle out of the hangar and towards the planet of Geonosis. <text:s/></text:p>
      <text:p text:style-name="P2"/>
      <text:p text:style-name="P2">Gregor: it's been a life time since I last set foot on this planet, it was the first battle of the war</text:p>
      <text:p text:style-name="P2">Ahsoka: when I was last here I had to kill Geonosian zombies </text:p>
      <text:p text:style-name="P2">Gregor: get the fuck outta here </text:p>
      <text:p text:style-name="P2">Ahsoka: i'm not kiddin, the minute I would cut one down they would get back up</text:p>
      <text:p text:style-name="P2"><text:soft-page-break/>Gregor: sure it wasn't some kind of drug?</text:p>
      <text:p text:style-name="P2">Ahsoka: the Queen of the Geonosians use some kind of mind control worm it was pretty crazy</text:p>
      <text:p text:style-name="P2">Gregor: let's hope we don't run into any of that type of shit </text:p>
      <text:p text:style-name="P2">Ahsoka: I don't sense anything out of the ordinary, so we should be in the clear, prepare the landing sequence</text:p>
      <text:p text:style-name="P2"/>
      <text:p text:style-name="P2">Gregor presses a button and pulls down a switch and the shuttle's landing gear is released and Ahsoka lands the shuttle in a canyon and near the old battlefield of the first battle of Geonosis. <text:s/></text:p>
      <text:p text:style-name="P2"/>
      <text:p text:style-name="P2"/>
      <text:p text:style-name="P2">GEONOSIS – WINDING CANYONS – DAY - </text:p>
      <text:p text:style-name="P2"/>
      <text:p text:style-name="P2"/>
      <text:p text:style-name="P2">Ahsoka then lowers the ramp and then she exits the shuttle with Gregor following. <text:s/>They move through the canyons and then they see rocks moving from the top of the canyons. <text:s/></text:p>
      <text:p text:style-name="P2"/>
      <text:p text:style-name="P2">Gregor: (points gun at canyons) what the hell was that</text:p>
      <text:p text:style-name="P2">Ahsoka: nothing at the moment</text:p>
      <text:p text:style-name="P2"/>
      <text:p text:style-name="P2">They keep moving through the canyons and soon they come to a point that has the canyon split into two paths. <text:s/></text:p>
      <text:p text:style-name="P2"/>
      <text:p text:style-name="P2">Ahsoka: you take the left, i'll take the right</text:p>
      <text:p text:style-name="P2">Gregor: if I don't get through in 20 minutes, something went wrong</text:p>
      <text:p text:style-name="P2">Ahsoka: copy that, see you in 20 </text:p>
      <text:p text:style-name="P2"/>
      <text:p text:style-name="P2">Ahsoka walks to the right side of the path and again she sees rocks fall from the top of the canyon but this time she sees the wings of a Geonosian running at the top of the canyon. <text:s/>Ahsoka stops for a moment, but then she continues to walk through the canyon, then she hears another rock falling in the canyon and Ahsoka holds her ground once again. <text:s/>Then Ahsoka draws her lightsabers and turns around, she cuts down a Geonosian spy and she sees two more Geonosian spies fly up out from their hiding spots. <text:s/>Ahsoka quickly grabs the gun that the soldier she killed was holding and she shoots down both spies before they can return to their tribal chiefs. <text:s/>Ahsoka then runs forward with the gun still in hand, and she sees another Geonosian spy shooting at her, Ahsoka rolls out of the way of a shot and then she takes two shots at the Geonosian and she kills it with the second shot. <text:s/>Ahsoka then runs out from her point of cover and continues to mover through the canyon path, she soon gets to the end of the fork in the road and she sees Gregor walking right into the line of fire of another group of Geonosian spies. <text:s/>Ahsoka then fires off a few shots at the Geonosians and they instantly begin to shoot everything without looking at their enemies. <text:s/>Gregor shoots at the attackers and Ahsoka runs over and assists Gregor in defeating the remainder of the enemies, Ahsoka continues to use a gun to kill the enemies shooting at her and Gregor. <text:s/>Ahsoka then kills the last of the Geonosian spies and then she motions to Gregor to move forward and the two of them continue through the path and soon they reach part of the path that leads into a cave. <text:s/></text:p>
      <text:p text:style-name="P2"/>
      <text:p text:style-name="P2">Gregor: this does not look good </text:p>
      <text:p text:style-name="P2">Ahsoka: we don't have much of a choice here Gregor</text:p>
      <text:p text:style-name="P2">Gregor: damn it, well let's go then </text:p>
      <text:p text:style-name="P2"><text:soft-page-break/></text:p>
      <text:p text:style-name="P2">Ahsoka and Gregor walk into the cave and Ahsoka immediately drops the Geonosian rifle and turns on her lightsabers, this creates illumination darkness of the caves. <text:s/>The two rebels move forward and and they hear rustling in the distance, Ahsoka moves up and throws her saber into the darkness of the caves, and it kills a Geonosian spy that was hiding in the dark. <text:s/>Ahsoka's saber then returns to her and the rebels continue into the caves, as soon as they get to other side of the cave they reach the sunlight. <text:s/>As soon as The rebels get to the exit of the caves they catch sight of the old Spire in which the separatists built their first main base. <text:s/>Ahsoka and Gregor climb up the hill and they get to the large doors of this giant structure, Gregor goes up to the door and tries to push it open. <text:s text:c="2"/>Gregor pushes with all his strength and the metal doors will not budge a bit, Gregor backs up and looks at Ahsoka. <text:s/></text:p>
      <text:p text:style-name="P2"/>
      <text:p text:style-name="P2">Gregor: you think you could....</text:p>
      <text:p text:style-name="P2">Ahsoka: (looks at the doors) oh, yeah give me a second</text:p>
      <text:p text:style-name="P2"/>
      <text:p text:style-name="P2">Ahsoka charges a force push power for a few seconds and then as soon as it is at it's high point, Ahsoka releases this force attack and the metal doors blast wide open letting the light into the dark and empty enterance of the Spire. <text:s/>Ahsoka moves into the structure and Gregor follows her inside, they first enter into the foyer, here there are rock walls and red carpets with the old logo of the CIS. <text:s/>Ahsoka moves forward and she opens a door right in front of her, inside this room is the main control room of the CIS during the first battle of Geonosis. <text:s/>Gregor walks around the room and looks at some of the controls on the panels in this room. <text:s/></text:p>
      <text:p text:style-name="P2"/>
      <text:p text:style-name="P2">Gregor: these controls have not been touched in 30 years, I wonder if they still work</text:p>
      <text:p text:style-name="P2">Ahsoka: lets see about that</text:p>
      <text:p text:style-name="P2"/>
      <text:p text:style-name="P2">Ahsoka walks over to a large metal Generator in the back of the room, she presses the buttons on the generator and soon the whole room lights up and all the controls become active then the table at the center of the room begins to replay the same words over and over again from Darth Sidious</text:p>
      <text:p text:style-name="P2"/>
      <text:p text:style-name="P2">Emperor: all Droid units must shut down immediately!</text:p>
      <text:p text:style-name="P2"/>
      <text:p text:style-name="P2">Ahsoka plays the tansmission back to hear the whole thing </text:p>
      <text:p text:style-name="P2"/>
      <text:p text:style-name="P2">Emperor: my fellow Separatist friends, the war has ended and the time for your surrender must come, I have taken control of the republic and molded them into glorious spectile of Galactic Empire. <text:s/>All those who wish to continue their faithful support, remain ever loyal. <text:s/>For all those that oppose, you will be met with swift justice. <text:s/>And so Separatist leaders, all droid units must shut down immediately! Failure to do so will result in charges of Treason, I trust you will make the right decision. <text:s/></text:p>
      <text:p text:style-name="P2"/>
      <text:p text:style-name="P2">The transmission ends, and Ahsoka sighs and sits down to one of the chairs in the room</text:p>
      <text:p text:style-name="P2"/>
      <text:p text:style-name="P2">Ahsoka: he played everyone for a fool</text:p>
      <text:p text:style-name="P2">Gregor: no one could have known</text:p>
      <text:p text:style-name="P2">Ahsoka: (stands up and hits the table) I should have!, I was too busy fighting when I should have peered into their thoughts sooner</text:p>
      <text:p text:style-name="P2">Gregor: this loss is not on you, </text:p>
      <text:p text:style-name="P2">Ahsoka: as a Jedi, any victory for the Sith is a loss by me </text:p>
      <text:p text:style-name="P2"><text:soft-page-break/></text:p>
      <text:p text:style-name="P2">Ahsoka sits back down and hangs her head, she then pulls out a pre-rolled blunt and lights it up. <text:s/>The smoke soon fills the room and produces haze for a short period of time. <text:s/></text:p>
      <text:p text:style-name="P2"/>
      <text:p text:style-name="P2">Ahsoka: I hold myself to the highest standard of being a Jedi, (passes blunt)</text:p>
      <text:p text:style-name="P2">Gregor: yet, does that mean you should be hard on yourself, absent reason (hits blunt and hands it back to Ahsoka)</text:p>
      <text:p text:style-name="P2">Ahsoka: (hits the blunt) I am the last of my kind, if I fall there will be no more left to carry on the ways of the force</text:p>
      <text:p text:style-name="P2">Gregor: rumor stated that Yoda escaped the Capital</text:p>
      <text:p text:style-name="P2">Ahsoka: yoda is strong, yet he is over 800 years old, Gregor I'm 25</text:p>
      <text:p text:style-name="P2">Gregor: I know you are one of the youngest left, and that places pressure on your shoulders</text:p>
      <text:p text:style-name="P2">Ahsoka: I have fought all my life, never knowing the true meaning of peace, I have never been this close to defeating the Sith, and I would jump at this chance for victory</text:p>
      <text:p text:style-name="P2">Gregor: what about the Emperor, he has not forgotten about you</text:p>
      <text:p text:style-name="P2">Ahsoka: I bank on that, yet I would also assume he has no real idea of how strong I have become, I could use this deception as my advantage</text:p>
      <text:p text:style-name="P2">Gregor: until then, we do have Crassus to take down </text:p>
      <text:p text:style-name="P2">Ahsoka: and may he fall hard</text:p>
      <text:p text:style-name="P2"/>
      <text:p text:style-name="P2">Gregor and Ahsoka laugh and soon Ahsoka stands back up. <text:s/>She then walks over to the largest screen in the room and she presses the button that is stated “screenshot”. <text:s/>She presses this button and Ahsoka is met with a horrific discovery, there stands a picture of the death star, scematics and plans to construct the giant war machine, and next to it a plan called “back up”. <text:s/>Ahsoka presses the button on the screen called “Back up” and she sees another plan. <text:s/>Ahsoka witnesses the future contrsuctions of a base that is built into a planet instead of building a machine, the plans here state prices and estemated building times for this giant superstructure. <text:s/>Ahsoka looks through the files and sees that the plans here are titled “Cylipso Base plans – Starkiller”. <text:s/></text:p>
      <text:p text:style-name="P2"/>
      <text:p text:style-name="P2">Ahsoka: Gregor, take a look at this </text:p>
      <text:p text:style-name="P2">Gregor: (walks up to the screen) what the hell is that</text:p>
      <text:p text:style-name="P2">Ahsoka: some kind of plans for another death star, this one built onto another planet </text:p>
      <text:p text:style-name="P2">Gregor: they used Cylipso, the ice planet where....</text:p>
      <text:p text:style-name="P2">Ahsoka: yeah, of course they did</text:p>
      <text:p text:style-name="P2"/>
      <text:p text:style-name="P2">Ahsoka presses a few buttons and sees that the base is not yet under construction, and that the funds allocated to pay for it were coming from the name of a group called the “Knights of Revan”. <text:s/></text:p>
      <text:p text:style-name="P2"/>
      <text:p text:style-name="P2">Ahsoka: Gregor, look up information about the Knights of Revan, says they are the benefactor of this Starkiller base</text:p>
      <text:p text:style-name="P2">Gregor: right away m'am</text:p>
      <text:p text:style-name="P2"/>
      <text:p text:style-name="P2">Gregor runs over to the computor near the screen and looks up any information he can find on this group of soldiers then Gregor comes up on information about these people and their whereabouts. <text:s/></text:p>
      <text:p text:style-name="P2"/>
      <text:p text:style-name="P2">Gregor: the Knights of Revan are five sith who formed a pact of men under the teachings of the ancient Sith lord Darth Revan. <text:s/>These men had formed once the Clone Wars had ended, invading any planet <text:soft-page-break/>they wish with the Emperor's blessing upon parchment. One more thing their leader is named Lord Gilgamesh Snoke </text:p>
      <text:p text:style-name="P2">Ahsoka: (looks at the computor screen) their armor, is quite unique</text:p>
      <text:p text:style-name="P2">Gregor: their armor is modeled after their leader Darth Revan, except the color has been changed</text:p>
      <text:p text:style-name="P2">Ahsoka: to what</text:p>
      <text:p text:style-name="P2">Gregor: white and red,</text:p>
      <text:p text:style-name="P2">Ahsoka: print out that information we may need it later</text:p>
      <text:p text:style-name="P2">Gregor: what of this Snoke, will we have to face him</text:p>
      <text:p text:style-name="P2">Ahsoka: you leave the Knights of Revan to me, but first we have to ditch Crassus </text:p>
      <text:p text:style-name="P2">Voice: hold it right there!</text:p>
      <text:p text:style-name="P2"/>
      <text:p text:style-name="P2">Ahsoka and Gregor both turn around and point guns at the voice that made a noise</text:p>
      <text:p text:style-name="P2"/>
      <text:p text:style-name="P2">Geonosian: you two can take what you have in your hands, yet we require the rest</text:p>
      <text:p text:style-name="P2">Ahsoka: (lowers her pistol) we seek an audience with your leader, nothing more</text:p>
      <text:p text:style-name="P2">Geonosian: your words fall upon his ears</text:p>
      <text:p text:style-name="P2">Gregor: Ahsoka....</text:p>
      <text:p text:style-name="P2">Geonosian: you are Ahsoka Tano?</text:p>
      <text:p text:style-name="P2">Ahsoka: I am....</text:p>
      <text:p text:style-name="P2">Geonosian: (looks at his men) then I mistake fucking for blessing (laughs)</text:p>
      <text:p text:style-name="P2"/>
      <text:p text:style-name="P2">The Geonosian walks over and hugs both Gregor and Ahsoka, once he releases his embrace, he snaps his fingers</text:p>
      <text:p text:style-name="P2"/>
      <text:p text:style-name="P2">Geonosian: you there, bring me some of our best wine for our guests </text:p>
      <text:p text:style-name="P2">Gregor: hospitality in Geonosis, now I have seen everything </text:p>
      <text:p text:style-name="P2">Ahsoka: gratitude for your gifts, know they are much appreciated</text:p>
      <text:p text:style-name="P2">Geonosian: so let us talk business, hmm?</text:p>
      <text:p text:style-name="P2"/>
      <text:p text:style-name="P2">The Geonosian leads Ahsoka and Gregor into another room, here a Geonosian spy walks over and places a jug of wine on the table, with three cups as well. <text:s/>The Leader of the Geonosians pours all the wine cups full and passes them out to Gregor and Ahsoka. <text:s/></text:p>
      <text:p text:style-name="P2"/>
      <text:p text:style-name="P2">Geonosian: so my friends what brings you so far into the outer rims</text:p>
      <text:p text:style-name="P2">Ahsoka: unfortunately the war</text:p>
      <text:p text:style-name="P2">Geonosian: there is no war here, unless you and your men brought it with you</text:p>
      <text:p text:style-name="P2">Ahsoka: let us come to plain words my lord, what stands your name</text:p>
      <text:p text:style-name="P2">Geonosian: my name is Cato the Wise</text:p>
      <text:p text:style-name="P2">Gregor: you are of the republic</text:p>
      <text:p text:style-name="P2">Cato: ney, I was a Senator for the Separatist Alliance. <text:s/>When the war ended, Emperor Palpatine ordered is all to the capital for a meeting, then he rounded us up and made us his slaves </text:p>
      <text:p text:style-name="P2">Ahsoka: much like Kofius </text:p>
      <text:p text:style-name="P2">Cato: my men and I escaped the capital and returned to our home land,</text:p>
      <text:p text:style-name="P2">Gregor: apologies, I did not know the Imperials have taken much in your lives</text:p>
      <text:p text:style-name="P2">Cato: and I would have done anything to see it returned</text:p>
      <text:p text:style-name="P2">Ahsoka: then what stops you?</text:p>
      <text:p text:style-name="P2">Cato: age, I am over 100 years old, I cannot battle against the Imperials and the Sith</text:p>
      <text:p text:style-name="P2"><text:soft-page-break/>Ahsoka: together, we can do anything, join with me and we will have the justice you so seek, <text:s/></text:p>
      <text:p text:style-name="P2">Cato: a fine offer, yet I would discuss with my men, they were forced to leave their home world once, I would not expect them to be quick to do so again</text:p>
      <text:p text:style-name="P2">Ahsoka: Let me have words with your people</text:p>
      <text:p text:style-name="P2">Cato: they would be words better received from me</text:p>
      <text:p text:style-name="P2">Gregor: (to Ahsoka) are you sure we can trust them?</text:p>
      <text:p text:style-name="P2">Ahsoka: (to Gregor) I have a few tricks left, do not draw unless I give signal, (to Cato) lead us to your people</text:p>
      <text:p text:style-name="P2"/>
      <text:p text:style-name="P2">Cato leads Ahsoka and Gregor through another door to the right and inside this room are Thousands of Geonosians. <text:s/>There are 500 soldiers standing guard at all of the points, protecting the tribe; the rest are women, old men, and children. <text:s/>Gregor looks around and he removes his helmet, he looks at Ahsoka</text:p>
      <text:p text:style-name="P2"/>
      <text:p text:style-name="P2">Gregor: there are barely any warriors</text:p>
      <text:p text:style-name="P2">Ahsoka: strike it from concern </text:p>
      <text:p text:style-name="P2"/>
      <text:p text:style-name="P2">Cato then leads Ahsoka and Gregor to a podium at the front of the room and Cato takes the stage and gathers the attention of his people. Cato then speaks in his native language to tell his people about the rebels and their leaders that are present and the Cato steps aside and he looks at Ahsoka</text:p>
      <text:p text:style-name="P2"/>
      <text:p text:style-name="P2">Cato: the floor is yours Jedi</text:p>
      <text:p text:style-name="P2"/>
      <text:p text:style-name="P2">Ahsoka walks in front of the Geonosians and sees that there is still fight left in the tribe but little hope remaining, and so she had to approach this speech with care. <text:s/></text:p>
      <text:p text:style-name="P2"/>
      <text:p text:style-name="P2">Ahsoka: peoples of Geonosis, I come to you with news of the Empire. <text:s/>Marcus Crassus and his army will be here soon, and I know you wish to fight as much as I do. <text:s/></text:p>
      <text:p text:style-name="P2"/>
      <text:p text:style-name="P2">The Geonosians are looking around, some are talking amonst each other and not paying attention to the speech that Ahsoka is giving. <text:s/>Ahsoka then looks around and draws her lightsaber and turns it on for the whole crowd to see, then she shouts out at the crowd in the Geonosian's native tongue. <text:s/>The whole crowd is in shock, they have never heard a Jedi speak their language with such eliquence. <text:s/>Then the Geonosians stop talking and <text:s/>they all heed the words of Ahsoka, who holsters her weapon and continues her speech. <text:s/></text:p>
      <text:p text:style-name="P2"/>
      <text:p text:style-name="P2">Ahsoka: Cato, translate for me </text:p>
      <text:p text:style-name="P2">Cato: of course</text:p>
      <text:p text:style-name="P2"/>
      <text:p text:style-name="P2">Ahsoka would then contiune her words with Cato tanslating the words right after Ahsoka spoke them. <text:s/></text:p>
      <text:p text:style-name="P2"/>
      <text:p text:style-name="P2">Ahsoka: you and I are not different, we have both suffered losses brought on by the Empire....and the Sith. <text:s/>I come to you with hopes of you joining my cause to defeat the Imperials and make this galaxy truly free. <text:s/>I understand the Republic has not always treated you as equals, yet I stand before you I need <text:s/>of your help, alone we cannot defeat them, but if we were to join together, we could defeat Crassus and eventually the Emperor himself. <text:s/>What say you noble men and women of Geonosis?</text:p>
      <text:p text:style-name="P2"/>
      <text:p text:style-name="P2">The Geonosian crowd stand silent for a second until Cato finishes his translation, then one man walks <text:soft-page-break/>up to the front of the crowd. <text:s/></text:p>
      <text:p text:style-name="P2"/>
      <text:p text:style-name="P2">Geonosian Male: Poggle the Lesser was my uncle, the Sith took his life, I would see the shit that did it to his fucking grave</text:p>
      <text:p text:style-name="P2"/>
      <text:p text:style-name="P2">The Geonosian in the front gives out a war cry and the warriors all make the same noise</text:p>
      <text:p text:style-name="P2"/>
      <text:p text:style-name="P2">Ahsoka: what say you?!</text:p>
      <text:p text:style-name="P2"/>
      <text:p text:style-name="P2">The whole crowd errupts into cheers and Ahsoka looks at Cato, and the old man is stunned he cannot believe that Ahsoka has been able to mobilize the entire tribe with just a few words. <text:s/>Then Ahsoka takes a few steps back and she then turns around and returns to the main control room. <text:s/>Cato and Gregor follow Ahsoka back into the control room and they see her putting a map of the galaxy on the middle table. <text:s/></text:p>
      <text:p text:style-name="P2"/>
      <text:p text:style-name="P2">Ahsoka: (on Com-link) Wolffe, you copy </text:p>
      <text:p text:style-name="P2">Wolffe: (over com-link) I hear you loud and clear, General</text:p>
      <text:p text:style-name="P2">Ahsoka: land the crusier near the old Spire,</text:p>
      <text:p text:style-name="P2">Wolffe: we have the help of the locals </text:p>
      <text:p text:style-name="P2">Ahsoka: damn right</text:p>
      <text:p text:style-name="P2">Wolffe: copy that, were starting the landing sequence</text:p>
      <text:p text:style-name="P2">Ahsoka: sounds good, Ahsoka out </text:p>
      <text:p text:style-name="P2"/>
      <text:p text:style-name="P2">Ahsoka then walks up to Cato</text:p>
      <text:p text:style-name="P2"/>
      <text:p text:style-name="P2">Ahsoka: I would ask one more thing of you </text:p>
      <text:p text:style-name="P2">Cato: speak it</text:p>
      <text:p text:style-name="P2">Ahsoka my soldiers are stationed in orbit of the planet, I would have approval for my crusier to land</text:p>
      <text:p text:style-name="P2">Cato: of course, how big is your crusier</text:p>
      <text:p text:style-name="P2">Ahsoka: it's....It's an imperial star destroyer </text:p>
      <text:p text:style-name="P2">Cato: you seized an Imperial crusier</text:p>
      <text:p text:style-name="P2">Ahsoka: we did</text:p>
      <text:p text:style-name="P2">Cato: (laughs) very well, what stand your plans against this Marcus Crassus </text:p>
      <text:p text:style-name="P2">Ahsoka: Gregor...</text:p>
      <text:p text:style-name="P2">Gregor: first, what is Project Starkiller? </text:p>
      <text:p text:style-name="P2">Cato: (eyes widen) nev..never heard of it </text:p>
      <text:p text:style-name="P2">Gregor: why the stutter?</text:p>
      <text:p text:style-name="P2">Cato: it is an odd question, you well know of Vader's clones</text:p>
      <text:p text:style-name="P2"/>
      <text:p text:style-name="P2">Ahsoka walks up to Cato and places her hand on his head and she peers into his thoughts. <text:s/>Ahsoka sees that Cato's family was killed by Darth Sidious, then she sees Cato getting led into slavery, escaping and returning to the Spire. <text:s/>Ahsoka then sees Cato looking at the Starkiller base plans and then handing them off to a man dressed in white Sith armor with red crosses on their breast-plates, then she takes her hand off of Cato's head and she regains her senses. <text:s/></text:p>
      <text:p text:style-name="P2"/>
      <text:p text:style-name="P2">Ahsoka: (breathing heavily) you, you gave them to the Knights of Revan </text:p>
      <text:p text:style-name="P2">Cato: I...I had little choice they threatened to kill my people, the Sith had already taken my family. <text:s/>I <text:soft-page-break/>did what I had to do to save my people. <text:s/></text:p>
      <text:p text:style-name="P2">Gregor: (Raises his Rifle) say the word and I'll ice this bug </text:p>
      <text:p text:style-name="P2">Ahsoka: (to Gregor) hold, (to Cato) there is always a choice, no matter the cost </text:p>
      <text:p text:style-name="P2">Cato: spoken like someone who has lost nothing </text:p>
      <text:p text:style-name="P2"/>
      <text:p text:style-name="P2">Ahsoka looks down and walks away, Gregor then points his rifle at Cato's head </text:p>
      <text:p text:style-name="P2"/>
      <text:p text:style-name="P2">Gregor: you watch your fucking mouth, General Tano has suffered more than anyone else in this rebellion, she survived things that no one had ever survived before, how many Jedi are left standing, combine that number with Gladiators that yet draw breath. <text:s/>You are looking at the last of that kind </text:p>
      <text:p text:style-name="P2">Cato: apologies, I spoke with haste, I did not think before I spoke</text:p>
      <text:p text:style-name="P2">Gregor: ever heard of Spartacus fuck stick</text:p>
      <text:p text:style-name="P2">Cato: of course I have </text:p>
      <text:p text:style-name="P2">Gregor: He was trained, by <text:span text:style-name="T1">her</text:span> (lowers his rifle) </text:p>
      <text:p text:style-name="P2"/>
      <text:p text:style-name="P2">Cato is instantly shocked, not only has he been wrong about Ahsoka he was also misinformed about the rebels and their affiliation with the Rebel King. <text:s/>Cato then walks over to Ahsoka who now is standing off to the side, he stands next to her and sees that she has tears in her eyes. <text:s/>Ahsoka wipes her eyes and returns to the middle of the room. <text:s/></text:p>
      <text:p text:style-name="P2"/>
      <text:p text:style-name="P2">Ahsoka: we all speak without thought, let us return to reason and figure out how we are going to stop Marcus Crassus, we will worry about the Knights of Revan when this is finished</text:p>
      <text:p text:style-name="P2">Cato: agreed </text:p>
      <text:p text:style-name="P2">Gregor: sounds good to me</text:p>
      <text:p text:style-name="P2">Ahsoka: very well, Cato how many warriors do you have?</text:p>
      <text:p text:style-name="P2">Cato: by my count there were 600 left </text:p>
      <text:p text:style-name="P2">Gregor: combined with our forces we have over 1000</text:p>
      <text:p text:style-name="P2">Ahsoka: speaking of our men, where is Wolffe?</text:p>
      <text:p text:style-name="P2">Gregor: (looks at Com-link) he wanted a glorious enterence </text:p>
      <text:p text:style-name="P2">Ahsoka: a fan of the theatrics is he?</text:p>
      <text:p text:style-name="P2">Gregor: only recently, WOLFFE! You are summoned!</text:p>
      <text:p text:style-name="P2"/>
      <text:p text:style-name="P2">Wolffe kicks open the doors with the rebel army behind him, then a soldier turns on music, specifically the classic rock song “Highway to Hell” by ACDC. <text:s/>Ahsoka rolls her eyes and then returns to the plans, once the rebel army is the spire the soldier stops the song and Wolffe is laughing as are all the soldiers, Cato cannot believe that the soldiers are this relaxed in a hostile enviroment. <text:s/></text:p>
      <text:p text:style-name="P2"/>
      <text:p text:style-name="P2">Wolffe: apologies, I was listening to that song all day, it's so fucking cool </text:p>
      <text:p text:style-name="P2">Ahsoka: not to worry, as long as you had no issue landing</text:p>
      <text:p text:style-name="P2">Wolffe: none whatsoever, I placed satellites in orbit of the planet, they will trip if the imperials arrive</text:p>
      <text:p text:style-name="P2">Ahsoka: good work, Cato, bring in your warriors </text:p>
      <text:p text:style-name="P2">Cato: as you wish</text:p>
      <text:p text:style-name="P2"/>
      <text:p text:style-name="P2">Cato leaves the room </text:p>
      <text:p text:style-name="P2"/>
      <text:p text:style-name="P2">Wolffe: who's the bug</text:p>
      <text:p text:style-name="P2">Gregor: get this he calls himself Cato the Wise</text:p>
      <text:p text:style-name="P2"><text:soft-page-break/>Wolffe: (laughs) and what was that his slave name?</text:p>
      <text:p text:style-name="P2"/>
      <text:p text:style-name="P2">The clones laugh at the joke and Cato walks into the room with 600 geonosian soldiers all of them armed in their own ways, there are no elites in the tribe. <text:s/></text:p>
      <text:p text:style-name="P2"/>
      <text:p text:style-name="P2">Ahsoka: soldiers of the Rebellion, we all know what is upon us,</text:p>
      <text:p text:style-name="P2"/>
      <text:p text:style-name="P2">Ahsoka walks up to the middle of the room and places a map of the galaxy on the holotable in the middle. <text:s/>This map has every star system ever known to the peoples of the galaxy, and of course there are blue dots on all the systems that have rebel support, then there are red dots moving to those locations and also three red dots heading to Geonosis. <text:s/>Ahsoka then begins the breifing </text:p>
      <text:p text:style-name="P2"/>
      <text:p text:style-name="P2">Ahsoka: Marcus Crassus is sending almost everything he has at us, that will be his mistake, we cannot hope to fight them in space until we have the the rest of the army to support us. <text:s/>And so what I purpose is that we fight Crassus here, on Geonosis. <text:s/></text:p>
      <text:p text:style-name="P2"/>
      <text:p text:style-name="P2">The Geonosian soldiers are concerned at this idea and one speaks out loud in his native language. <text:s/></text:p>
      <text:p text:style-name="P2"/>
      <text:p text:style-name="P2">Gregor: what did he say?</text:p>
      <text:p text:style-name="P2">Cato: my warriors hold concern with your plan, Crassus holds a large advantage of numbers against us, even with your aid</text:p>
      <text:p text:style-name="P2">Ahsoka: you know this terrain, they do not, you can teach my troops the cave systems and routes unknown to the Imperials, we can engage a Guerilla war against Crassus, one he will never see coming. <text:s/></text:p>
      <text:p text:style-name="P2">Wolffe: I do not like this idea of hiding</text:p>
      <text:p text:style-name="P2">Ahsoka: it is our only chance to defeat Crassus numbers, we will pick off his scout patrols until he has no choice but to face us in open battle. <text:s/>This time Crassus plays by my schedule</text:p>
      <text:p text:style-name="P2">Cato: very well, my men are yours to command</text:p>
      <text:p text:style-name="P2">Ahsoka: (to Gregor) appoint squad leaders up and set them to task</text:p>
      <text:p text:style-name="P2">Gregor: it will be done</text:p>
      <text:p text:style-name="P2">Ahsoka: Crassus is no fool, he will send an officer to scout out the region, this is where we make our first attack</text:p>
      <text:p text:style-name="P2">Wolffe: right when they land, </text:p>
      <text:p text:style-name="P2">Ahsoka: the satellites you placed will help with that Wolffe</text:p>
      <text:p text:style-name="P2">Cato: you think that will work</text:p>
      <text:p text:style-name="P2">Gregor: Crassus does not fight like most Imperials, he uses strategy and tactic in place of brute force, if anyone knows how to defeat him, it's Ahsoka</text:p>
      <text:p text:style-name="P2">Ahsoka: this first battle, it may seem easy, but what will follow will turly be a test of our resolve </text:p>
      <text:p text:style-name="P2">Cato: we are ready to fight, after all these years of waiting, we are ready to return to the battlefront</text:p>
      <text:p text:style-name="P2"/>
      <text:p text:style-name="P2">The Geonosians all let out war cries and the Rebels follow suit with their own war faces. Then Ahsoka walks out of the war room onto the balcony over looking the rock formations and deserts of Geonosis, Ahsoka sees the arena in the distance, then she looks out onto the sun and ponders the next move in the next great battle for the lives of her people.</text:p>
      <text:p text:style-name="P2"/>
      <text:p text:style-name="P2"/>
      <text:p text:style-name="P2"><text:s/>- DATHOMIR – DEAD ROADS – SENATOR'S MARCH - </text:p>
      <text:p text:style-name="P2"/>
      <text:p text:style-name="P2"><text:soft-page-break/>The Imperial senators are being led by the shifty Primronius, they are led through a forest, a swamp and even a few old battlefields with skeletons lining the ground. <text:s/>Metellus throws up from the horrid smells coming from the ground and Pompeius has his pistol drawn. <text:s/>Then Primronius leads them to a large stone temple, vines growing on the columns, a large dome roof at the highest point and of course a large moat surrounding the temple with a murky bright green water, tenticles rise out of it every few moments. <text:s/>Primronius then motions the senators to cross the wooden bridge separating them from a horrific death by unknown means, as the senators cautiously walk into this large temple they get a sight of a woman, and a monster standing by her side. <text:s/>Cassius walks to the front of the crowd and lowers his head in appreciation, then the woman looks up, her face is covered with a vail all you can see is her eyes which could entice even the strongest of wills. <text:s/></text:p>
      <text:p text:style-name="P2"/>
      <text:p text:style-name="P2">Cassius: (who is smitten) your eyes, they stand the most beautiful I have seen in my life</text:p>
      <text:p text:style-name="P2">Woman: speak plainly Imperial, I have no time for ill placed flatery </text:p>
      <text:p text:style-name="P2">Cassius: you are the Oracle</text:p>
      <text:p text:style-name="P2">Woman: I am Christiana the Queen of Dathomir, it is true I can see into the future</text:p>
      <text:p text:style-name="P2">Cassius: we have traveled far to seek your assistance</text:p>
      <text:p text:style-name="P2">Primronius: and I helped</text:p>
      <text:p text:style-name="P2">Christiana: close fucking mouth, these guests have a question</text:p>
      <text:p text:style-name="P2">Cassius: Question? I seek answers regarding the Jedi</text:p>
      <text:p text:style-name="P2">Christiana: the Jedi.....you speak of Tano and her rebels </text:p>
      <text:p text:style-name="P2">Metellus: she is good</text:p>
      <text:p text:style-name="P2">Cassius: I beg of you tell us how to stop this rebellion</text:p>
      <text:p text:style-name="P2">Christiana: I cannot give answers, I can only offer what the Wills grant me </text:p>
      <text:p text:style-name="P2">Cassius: we will pay you handsomely for such words</text:p>
      <text:p text:style-name="P2">Christiana: very well </text:p>
      <text:p text:style-name="P2"/>
      <text:p text:style-name="P2">Christiana walks over to a pool of the same green liquid in the moat of the palace, she then fills a cup of this liquid and drinks it. <text:s/>Her eyes become green and she whispers her prophecy. <text:s/></text:p>
      <text:p text:style-name="P2"/>
      <text:p text:style-name="P2">Christiana: with this time you take my hand, while Crassus fights upon the sand. <text:s/>Rebels will not fall to brutes like he, only with love will set her free. <text:s/>If victory you seek then far it lies, it can be gained with recalling spies........</text:p>
      <text:p text:style-name="P2"/>
      <text:p text:style-name="P2">Christiana snaps out of her trance and then returns to her throne and sits down. <text:s/>The Imperial Senators cannot seem to comprehend the riddle told by the oracle and Cassius steps up before her once again. <text:s/></text:p>
      <text:p text:style-name="P2"/>
      <text:p text:style-name="P2">Cassius: you speak in riddle, what stands the meaning of conundrum</text:p>
      <text:p text:style-name="P2">Christiana: I cannot do for man, what man must do for himself, as is the way of the Wills</text:p>
      <text:p text:style-name="P2">Pompeius: we give no shit to your Wills</text:p>
      <text:p text:style-name="P2">Cassius: Pompeius, please</text:p>
      <text:p text:style-name="P2">Christiana: this infromation will assist the imperial victory, do with it what you like, my shaman will see you out</text:p>
      <text:p text:style-name="P2"/>
      <text:p text:style-name="P2">The monster standing next to the oracle walks down the few steps and ushers the Senators and Primronius out of the palace. <text:s/>As they leave the structure the Shaman looks at the Imperials and hisses at them, he then extends his raptor-like hand. <text:s/></text:p>
      <text:p text:style-name="P2"/>
      <text:p text:style-name="P2"><text:soft-page-break/>Shaman: the payment</text:p>
      <text:p text:style-name="P2"/>
      <text:p text:style-name="P2">Cassius pulls a large sack of gold from his bag and he tosses it to the Shaman</text:p>
      <text:p text:style-name="P2"/>
      <text:p text:style-name="P2">Shaman: be gone from fucking sight!</text:p>
      <text:p text:style-name="P2"/>
      <text:p text:style-name="P2">The Shaman then walks back into the palace leaving the Senators alone with Primronius. <text:s/></text:p>
      <text:p text:style-name="P2"/>
      <text:p text:style-name="P2">Metellus: let us think here, what could her words mean</text:p>
      <text:p text:style-name="P2">Pompeius: no matter, we should give information to Crassus, see what he would make of it</text:p>
      <text:p text:style-name="P2">Germanicus: there is no use, this woman has no gift, it is the ramblings of intoxication</text:p>
      <text:p text:style-name="P2">Cassius: what would you have us do then, return to Utapau and prepare for the rebel invasion</text:p>
      <text:p text:style-name="P2">Pompeuis: what choice do we have, listen to the Oracle of lies </text:p>
      <text:p text:style-name="P2">Primronius: may I make a suggestion?</text:p>
      <text:p text:style-name="P2">Cassius: speak</text:p>
      <text:p text:style-name="P2">Primronius: allow me to call in a few favors, I know some shady guys that can deal with this rebel problem</text:p>
      <text:p text:style-name="P2">Germanicus: you mean bounty hunters</text:p>
      <text:p text:style-name="P2">Primronius: I in fact know the best of the best</text:p>
      <text:p text:style-name="P2">Cassius: we have no need for involving more criminals, your presence is enough to bear</text:p>
      <text:p text:style-name="P2">Metellus: what stands our next move?</text:p>
      <text:p text:style-name="P2">Cassius: we make for Utapau and further discuss our coded message</text:p>
      <text:p text:style-name="P2">Pompeius: what of the dealer, he has served his purpose</text:p>
      <text:p text:style-name="P2">Primronius: hey, c'mon I set you up with the Oracle</text:p>
      <text:p text:style-name="P2">Pompeius: who gave us fucking riddle</text:p>
      <text:p text:style-name="P2">Cassius: we will gauge truth of twisted words, and in the act find what use remains for Primronius, if any</text:p>
      <text:p text:style-name="P2">Primronius: I will not fail you </text:p>
      <text:p text:style-name="P2">Metellus: lets us leave this planet and further discuss this at another time, I have a feeling we are being watched </text:p>
      <text:p text:style-name="P2"/>
      <text:p text:style-name="P2">The Senators then return to their shuttle and they all prepare to leave the planet without really knowing the full meaning of the Oracle's words. <text:s/>Cassius then walks into the cock pit and tells their pilot to return to the other half of the outer rims, where they would form the next plan that would start with the decoding of the message they have just witnessed. <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HAPTER 7 – The End of an Era - Part 2</text:p>
      <text:p text:style-name="P2"/>
      <text:p text:style-name="P2"><text:s/>-GEONOSIS – IMPERIAL CRUISER – SPACE - </text:p>
      <text:p text:style-name="P2"/>
      <text:p text:style-name="P2">An Imperial crusier enters closes in on the perimeter of Geonosis, this star destroyer is being commanded by one of Crassus officers, a very conceded and brave leader by the name of Ferox. <text:s/>He has dubbed himself “The Proud” since his pride is greater than any other trait this man has, Ferox is on the bridge looking out the window right at the Planet of Geonosis. <text:s/>He then laughs and begins to turn around and walk out of the room. <text:s/>Two stormtroopers approach Ferox right as he leaves the doors of the Bridge. <text:s/></text:p>
      <text:p text:style-name="P2"/>
      <text:p text:style-name="P2">Stormtrooper: sir, the raiding party is ready and waiting for your command </text:p>
      <text:p text:style-name="P2">Ferox: very good, land the crusier in an open field, we shall set up camp and scout the planet</text:p>
      <text:p text:style-name="P2">Stormtrooper: we will inform the troopers sir</text:p>
      <text:p text:style-name="P2">Ferox: very well, I will get these piss pilots to get this ship out of orbit and onto fucking ground</text:p>
      <text:p text:style-name="P2">Stormtrooper: yes sir</text:p>
      <text:p text:style-name="P2"/>
      <text:p text:style-name="P2">Ferox then returns to the bridge and gives an announcement to his officers. <text:s/></text:p>
      <text:p text:style-name="P2"/>
      <text:p text:style-name="P2">Ferox: pilots! We are landing upon the surface, I have prepared a force to scout as soon as we hit the ground. <text:s/>This is it men, what you all wanted to serve your Empire, lets us see how well you do it.</text:p>
      <text:p text:style-name="P2"/>
      <text:p text:style-name="P2">The Star destroyer then flies closer to Geonosis and soon one of the rebel satellites catches sight of a large Imperial crusier closing in on the planet, a crusier has the mark of Marcus Crassus. <text:s/></text:p>
      <text:p text:style-name="P2"/>
      <text:p text:style-name="P2">- GEONOSIS – SPIRE – MORNING - </text:p>
      <text:p text:style-name="P2"/>
      <text:p text:style-name="P2">There is a rebel soldier watching the cameras is sitting back with a cup of coffee in his hand, when he sees the Star Destroyer he spits out his beverage and then runs up two flights of stairs. <text:s/>The soldier then runs into a hall way and knocks on a door at the end. <text:s/>Ahsoka opens the door, yawning and still waking up. <text:s/>The soldier then hands Ahsoka a picture that was captured by the satellites. <text:s/>Ahsoka then looks at the picture, she instantly runs into her room and within a few moments she is fully dressed, armed and ready for battle. <text:s/>Ahsoka then jogs down the hall banging on all the doors as she passes them, causing all the officers to awake and prepare themsleves for the battle ahead. <text:s/>Ahsoka then walks down the stairs and enters the main Spire war room and awaits her fellow commanders. <text:s/>Wolffe and Gregor walk in as does Cato and two of his officers, then Ahsoka begins the briefing. <text:s/></text:p>
      <text:p text:style-name="P2"/>
      <text:p text:style-name="P2">Gregor: Ahsoka, what causes comotion?</text:p>
      <text:p text:style-name="P2">Ahsoka: one of our satellites captured an Imperial Star destroyer in the Planet's orbit, </text:p>
      <text:p text:style-name="P2">Gregor: Crassus?</text:p>
      <text:p text:style-name="P2">Ahsoka: the symbols match his, however it could be one of his scouts</text:p>
      <text:p text:style-name="P2">Wolffe: whats stands the plan?</text:p>
      <text:p text:style-name="P2">Ahsoka: when they land, we ambush them, the satellites give us a chance to pinpoint their exact location</text:p>
      <text:p text:style-name="P2">Cato: my men are ready, we know the terrain, they will not know what hit em</text:p>
      <text:p text:style-name="P2">Ahsoka: very well, gather your men</text:p>
      <text:p text:style-name="P2"/>
      <text:p text:style-name="P2"><text:soft-page-break/>The rebels then prepare their army and the Geonosians do the same, as soon as the two groups are prepared, they leave the spire by way of underground tunnels that were used during the clone wars, there are soldiers guarding the spire while the leaders are marching into the impending battle that will begin the conflict. <text:s/>The Rebel army is then led into a system of tunnels that few have entered and even fewer have seen. <text:s/>Ahsoka draws her lightsabers and turns them on to give illumination for the soldiers, as she has taken point in the group. <text:s/>Gregor has a screen on his arm, that has a live feed from the satellites that captured the crusier's first moves, he walks to the front of the group and tells Ahsoka that the Crusier is landing in open fields near the original battlefield of Geonosis. <text:s/>Ahsoka then brings Cato to the front of the squad. <text:s/></text:p>
      <text:p text:style-name="P2"/>
      <text:p text:style-name="P2">Ahsoka: lead us to the battlefield of the first battle here, </text:p>
      <text:p text:style-name="P2">Cato: very well, we used these same tunnels during that battle to hide, </text:p>
      <text:p text:style-name="P2">Gregor: yet this time, we will be the victors</text:p>
      <text:p text:style-name="P2"/>
      <text:p text:style-name="P2"/>
      <text:p text:style-name="P2"><text:s/>- GEONOSIS – DESERT OF HEROES – DAY - </text:p>
      <text:p text:style-name="P2"/>
      <text:p text:style-name="P2"/>
      <text:p text:style-name="P2">The Rebels lead the squad through the tunnel systems that connect the planet toghether, soon Cato stops the entire group and he points to the right. <text:s/>The army moves down the tunnel and soon they come across a group of Geonosians wearing desert gear and goggles, Cato walks up to them and greets the leader with a hug and a pat on the head. <text:s/>Cato then turns around and looks at the rebel generals. <text:s/></text:p>
      <text:p text:style-name="P2"/>
      <text:p text:style-name="P2">Cato: Lardarius is with us </text:p>
      <text:p text:style-name="P2"/>
      <text:p text:style-name="P2">Ahsoka nods and then Lardarius leads the group forward, they come to a fork in the tunnel system and then Lardarius points to the left. <text:s/>Ahsoka leads the rebel army out of the caves and they see that they have come to a legde over looking the Imperial Crusier that landed with Crassus' men marching out of it. <text:s/>The rebels then see a large Imperial officer dressed in armor similar to Crassus, this man walks out carrying two crates of ammo on his two broad shoulders. <text:s/>This officer then places these crates down and then Ahsoka motions her soldiers to surround the imperial landing zone. <text:s/>Then she takes the remaining soldiers she has with her and moves closer to the Landing Zone. <text:s/>Ahsoka and her soldiers then hide behind a rock formation no more than 10 yards away from the Imperial officer. <text:s/>The rebels are able to hear the conversations of their enemies. <text:s/></text:p>
      <text:p text:style-name="P2"/>
      <text:p text:style-name="P2">Stormtrooper: Sir all of the supplies are removed from the crusier</text:p>
      <text:p text:style-name="P2">Ferox: good work, set perimeter and create a search party, I would have news of the rebels by moon's rise</text:p>
      <text:p text:style-name="P2">Stormtrooper: yes sir</text:p>
      <text:p text:style-name="P2"/>
      <text:p text:style-name="P2">As soon as these soldiers finish speaking Ahsoka pulls out a blue laser pointer from her pocket and lights it up twice so that the other rebel groups can see their position. <text:s/>Wolffe then flashes a red laser pointer in the direction of Ahsoka, she nods and then she jumps out from behind the rocks and she shoots one of the stormtroopers in the head killing him. <text:s/>Ahsoka then draws her lightsabers and then she points one of them at Ferox, as she does this the rest of the rebels jump from their hiding spots and begin to ambush the imperial forces. <text:s/>The rebels have clearly caught the Imperials off guard and this causes the Stormtroopers to flee more than fight. <text:s/>However Ferox stands his ground and draws his <text:soft-page-break/>lightsaber. <text:s/></text:p>
      <text:p text:style-name="P2"/>
      <text:p text:style-name="P2">Ferox: you must be Ahsoka Tano</text:p>
      <text:p text:style-name="P2">Ahsoka: surprised?</text:p>
      <text:p text:style-name="P2">Ferox: as surprising as I am when im eating your corpse!</text:p>
      <text:p text:style-name="P2"/>
      <text:p text:style-name="P2">Ferox begins to swing his saber at Ahsoka but she backs up and dodges all these misguided attacks, Ahsoka then ducks and punches Ferox in the stomach. <text:s/>Ferox backs up and then screams out and charges Ahsoka, she rolls out of the way and Ferox then turns around and charges Ahsoka once again. <text:s/>Ahsoka then hurdles Ferox and then she draws her pistol. Ahsoka turns around and shoots Ferox in the back of the head killing him. <text:s/>Ferox body hits the ground and the remaining rebels begin to route the remaining stormtroopers, not allowing them to return to their Crusier. <text:s/>Once the Imperials have lost the battle and the dead stormtroopers are scattered all over the field, Ahsoka gives a command. <text:s/></text:p>
      <text:p text:style-name="P2"/>
      <text:p text:style-name="P2">Ahsoka: gather their weapons, and any supplies they may carry </text:p>
      <text:p text:style-name="P2">Gregor: General Tano, these men bear the mark of Crassus, he is sure to send another scouting party</text:p>
      <text:p text:style-name="P2">Ahsoka: I had an idea about that</text:p>
      <text:p text:style-name="P2">Wolffe: (walks over with a blunt) whats the word</text:p>
      <text:p text:style-name="P2">Ahsoka: Wolffe, you put on that imperial officer's uniform and take Ferox' Stardestroyer and place it back in orbit of the planet</text:p>
      <text:p text:style-name="P2">Wolffe: towards what purpose</text:p>
      <text:p text:style-name="P2">Ahsoka: towards one of deceit, I would have Crassus think his forces have pacified the planet, that way he sends his other lacky to us</text:p>
      <text:p text:style-name="P2">Gregor: you actually want a common inquisitor to come here</text:p>
      <text:p text:style-name="P2">Ahsoka: it's all part of my plan</text:p>
      <text:p text:style-name="P2">Gregor: this part we don't know about </text:p>
      <text:p text:style-name="P2">Ahsoka: you will soon, (she looks over her shoulder) CATO!!</text:p>
      <text:p text:style-name="P2"/>
      <text:p text:style-name="P2">Cato walks over with Lardarius, Cato is instructing the Geonosian warrior and then patting him on the head as he understands the order. <text:s/>Lardarius walks away and Cato approaches the rebel generals. <text:s/></text:p>
      <text:p text:style-name="P2"/>
      <text:p text:style-name="P2">Cato: the men have found a new spark, one I haven't seen in years</text:p>
      <text:p text:style-name="P2">Ahsoka: they have offered us great assistance, you have my gratitude</text:p>
      <text:p text:style-name="P2">Gregor: however minister, the war is far from over</text:p>
      <text:p text:style-name="P2">Wolffe: Crassus will send his legions after the death of his officer</text:p>
      <text:p text:style-name="P2">Ahsoka: and we will defeat them</text:p>
      <text:p text:style-name="P2">Cato: my men are ready for anything and they fear nothing</text:p>
      <text:p text:style-name="P2">Gregor: I admire your enthusiasim yet Crassus' legions are the finest the Imperials have to offer, they armor is enhanced, they carry shields and swords as well</text:p>
      <text:p text:style-name="P2">Cato: you have defeated them in the past, and with my men you can win again</text:p>
      <text:p text:style-name="P2">Ahsoka: let us return to the spire, we can plan the next phase of our attack there, Wolffe take the star destroyer and place it in orbit of the planet</text:p>
      <text:p text:style-name="P2">Wolffe: by now they will recognize me as a traitor, </text:p>
      <text:p text:style-name="P2">Ahsoka: a thing considered, we will send a man in your place then, put Malachi to task </text:p>
      <text:p text:style-name="P2">Wolffe: it will be done. <text:s/></text:p>
      <text:p text:style-name="P2"/>
      <text:p text:style-name="P2"/>
      <text:p text:style-name="P2"><text:soft-page-break/>- GEONOSIS – SPIRE – NOON - </text:p>
      <text:p text:style-name="P2"/>
      <text:p text:style-name="P2">The Rebel generals are all crowded around the middle table in the spire and Ahsoka sees Crassus ships moving in the directions of the same systems that Ahsoka had ordered her rebels to fight. <text:s/>Ahsoka continues to look onto the map intentively yet the rest of the soldiers are talking amonst themselves. <text:s/></text:p>
      <text:p text:style-name="P2"/>
      <text:p text:style-name="P2">Wolffe: Malachi is in position</text:p>
      <text:p text:style-name="P2">Ahsoka: good, we shall wait then</text:p>
      <text:p text:style-name="P2">Wolffe: what are your plans here, if the imperials send legions you think one crusier to halt their advance?</text:p>
      <text:p text:style-name="P2">Ahsoka: Crassus is sure to have another officer by his side, I would draw him out in <text:span text:style-name="T1">advance</text:span> of killing the man himself</text:p>
      <text:p text:style-name="P2">Wolffe: and where would this glorious battle take place?</text:p>
      <text:p text:style-name="P2">Ahsoka: the only place where we can make a spectacle of it </text:p>
      <text:p text:style-name="P2">Wolffe: (eyes widen) the Arena</text:p>
      <text:p text:style-name="P2">Ahsoka: the place where legends are forged </text:p>
      <text:p text:style-name="P2">Wolffe: you intend on using the Geonosian's exicution square</text:p>
      <text:p text:style-name="P2">Ahsoka: I do, it will give the soldiers greater morale in the days towards the coming battle</text:p>
      <text:p text:style-name="P2">Wolffe: a plan well considered</text:p>
      <text:p text:style-name="P2">Ahsoka: now all is left is to break the news to Cato</text:p>
      <text:p text:style-name="P2"/>
      <text:p text:style-name="P2">Ahsoka gets the attention of the entire group but smacking her hand against the table in the middle twice. <text:s/>All the soldiers present in the room are now listening to Ahsoka's plan. <text:s/></text:p>
      <text:p text:style-name="P2"/>
      <text:p text:style-name="P2">Ahsoka: soldiers of the rebellion, we have won a great victory today, yet Crassus will learn of this defeat and he will send his legions. <text:s/>We must be prepared to fight his armies in open battle. <text:s/></text:p>
      <text:p text:style-name="P2">Cato: you think Crassus to fight us upon our home planet, </text:p>
      <text:p text:style-name="P2">Ahsoka: he intends to send his officer from Garrell, Plautus the Poisoner </text:p>
      <text:p text:style-name="P2">Gregor: who the fuck is Plautus the Poisoner</text:p>
      <text:p text:style-name="P2">Ahsoka: I keep a log of all the Inquisitors I have fought, Crassus has two officers by his side one named Ferox, the other Plautus</text:p>
      <text:p text:style-name="P2">Wolffe: Ferox met his end at our last altercation</text:p>
      <text:p text:style-name="P2">Ahsoka: and so my plan is to separate Plautus from his legions</text:p>
      <text:p text:style-name="P2">Cato: and how do you suppose we do that?</text:p>
      <text:p text:style-name="P2">Ahsoka: one of our scouts has an Imperial Crusier in orbit of the planet, he will bring us Plautus along with a group of his men</text:p>
      <text:p text:style-name="P2">Cato: and your just going to tell Plautus that you want to meet him</text:p>
      <text:p text:style-name="P2">Ahsoka: not me, you </text:p>
      <text:p text:style-name="P2">Cato: (pauses) you speak in riddle</text:p>
      <text:p text:style-name="P2">Ahsoka: you send a message to Crassus saying you want to meet with him</text:p>
      <text:p text:style-name="P2">Cato: what cause would Crassus wish to meet me </text:p>
      <text:p text:style-name="P2">Ahsoka: say that you have information regarding the rebels, he will send Plautus and a platoon to take you in</text:p>
      <text:p text:style-name="P2">Cato: they will kill me</text:p>
      <text:p text:style-name="P2">Ahsoka: no, they will not, </text:p>
      <text:p text:style-name="P2">Gregor: we're going to capture them </text:p>
      <text:p text:style-name="P2">Cato: I would have them dead</text:p>
      <text:p text:style-name="P2"><text:soft-page-break/>Ahsoka: as would I, yet your men need something more than just a victory</text:p>
      <text:p text:style-name="P2">Wolffe: they need fucking spectacle </text:p>
      <text:p text:style-name="P2">Cato: (smirks) you wish to use the Arena</text:p>
      <text:p text:style-name="P2">Ahsoka: that was my plan</text:p>
      <text:p text:style-name="P2">Cato: im agreeable, this will fire up my people like never before </text:p>
      <text:p text:style-name="P2">Ahsoka: and this time, no one will stop us</text:p>
      <text:p text:style-name="P2">Cato: I will prepare the location, let us hope this works </text:p>
      <text:p text:style-name="P2">Gregor: have faith minister, Ahsoka has never lost in the Arena, and I doubt she will lose now</text:p>
      <text:p text:style-name="P2">Ahsoka: very well, now all we have to do is wait.....</text:p>
      <text:p text:style-name="P2"/>
      <text:p text:style-name="P2"><text:s/>- UTAPAU – HANGAR BAY – DAY - </text:p>
      <text:p text:style-name="P2"/>
      <text:p text:style-name="P2">Kanan and Hera have landed their shuttle with a group of about 30 rebel soldiers from Ahsoka's army, Hera is checking the shuttle for issues as Kanan is keeping a look out. <text:s/></text:p>
      <text:p text:style-name="P2"/>
      <text:p text:style-name="P2">Hera: just a few more adjustments and she'll be ready to fly</text:p>
      <text:p text:style-name="P2">Kanan: we should not stay long I sense the presence of the Dark Side on this planet </text:p>
      <text:p text:style-name="P2">Hera: if were dealing with another Inquisitor we will not make it far </text:p>
      <text:p text:style-name="P2">Kanan: I'll scout ahead </text:p>
      <text:p text:style-name="P2">Hera: take some of the troops with you, we do not know of the dangers </text:p>
      <text:p text:style-name="P2"/>
      <text:p text:style-name="P2">Kanan nods and then he picks 10 soldiers and motions them to follow him. <text:s/>Kanan heads from the hangar into the same streets in which Obi-Wan chased Grievous and he looks around and there is still blood on the walls and broken pieces of metal scattered all over the place, soon Kanan comes a large set of doors, he can hear voices inside, and so he instantly calls Hera on his com-link. <text:s/></text:p>
      <text:p text:style-name="P2"/>
      <text:p text:style-name="P2">Kanan: Hera, there are people still on this planet </text:p>
      <text:p text:style-name="P2">Hera: friendly or hostile?</text:p>
      <text:p text:style-name="P2">Kanan: i'm about to find out</text:p>
      <text:p text:style-name="P2"/>
      <text:p text:style-name="P2">Kanan kicks open the doors to see the Imperial senators Cassius, Germanicus, Pompeius and Metellus. <text:s/>With them is the inquisitor Primronius, Cassius stands up as the rebels walk into the chambers of the senate. <text:s/></text:p>
      <text:p text:style-name="P2"/>
      <text:p text:style-name="P2">Cassius: fuck the force!, we are had!</text:p>
      <text:p text:style-name="P2">Kanan: (draws a pistol) everyone stay seated and put your hands up</text:p>
      <text:p text:style-name="P2"/>
      <text:p text:style-name="P2">Cassius sits down and Primronius stands up. <text:s/></text:p>
      <text:p text:style-name="P2"/>
      <text:p text:style-name="P2">Kanan: did you not hear me, sit down and put your fucking hands up!</text:p>
      <text:p text:style-name="P2">Primronius: I take orders from no one!</text:p>
      <text:p text:style-name="P2"/>
      <text:p text:style-name="P2">Primronius draws a red lightsaber and begins to walk towards Kanan. <text:s/>Kanan then draws his own lightsaber. <text:s/></text:p>
      <text:p text:style-name="P2"/>
      <text:p text:style-name="P2">Primronius: a Jedi?!, finally I get to kill one of my own </text:p>
      <text:p text:style-name="P2"/>
      <text:p text:style-name="P2"><text:soft-page-break/>Kanan then runs at Primronius and the two begin to fight infront of the rebel soldiers and the Senators. <text:s/>The Pompeius looks and sees that the Jedi has brought soldiers with him and he presses his com-link. <text:s/></text:p>
      <text:p text:style-name="P2"/>
      <text:p text:style-name="P2">Pompeius: bring fucking troopers!</text:p>
      <text:p text:style-name="P2"/>
      <text:p text:style-name="P2">Instantly a few of Pompeius' stormtroopers enter the room, these soldiers have the symbol of an elephant on their armor. <text:s/>The rebel soldiers then commence a fire fight and Pompeius joins his troopers in this battle. <text:s/>Cassius and the rest of the senators run out of the room and head to the hangar. <text:s/>As they are running down the road to the hangar they get stopped by Hera and the remaining rebel troops. <text:s/></text:p>
      <text:p text:style-name="P2"/>
      <text:p text:style-name="P2">Hera: Senators, place your hands on your head</text:p>
      <text:p text:style-name="P2"/>
      <text:p text:style-name="P2">The Senators all get on their knees and the rebel soldiers grab the senators and place them in hand cuffs. <text:s/>Hera then runs with the soldiers to see that Kanan is still fighting Primronius. <text:s/>The two are trading attacks until Kanan punches Primronius and pushes him away. <text:s/>With Primronius disarmed the rebel troops point their guns at him and Kanan points his saber. <text:s/></text:p>
      <text:p text:style-name="P2"/>
      <text:p text:style-name="P2">Kanan: your under arrest Inquisitor</text:p>
      <text:p text:style-name="P2">Primronius: very well Jedi, you have won this round, yet you will not take me</text:p>
      <text:p text:style-name="P2"/>
      <text:p text:style-name="P2">Primronius then runs over to the other side of the room and jumps out a window, but then the rebel soldiers see that Primronius has a small transport ship that he escapes in, he flies out of the system. <text:s text:c="2"/></text:p>
      <text:p text:style-name="P2"/>
      <text:p text:style-name="P2">Hera: who was that guy</text:p>
      <text:p text:style-name="P2">Kanan: another inquisitor, he wasn't very well trained </text:p>
      <text:p text:style-name="P2">Hera: I captured the senators, </text:p>
      <text:p text:style-name="P2">Kanan: not all, one of them was killed in the crossfire </text:p>
      <text:p text:style-name="P2"/>
      <text:p text:style-name="P2">The Senators see that Pompeius has fallen as a casualty to the war, then the rebel soldiers keep their prisoners back woth their guns. <text:s/></text:p>
      <text:p text:style-name="P2"/>
      <text:p text:style-name="P2">Kanan: we have to inform Ahsoka, she must know what we have witnessed </text:p>
      <text:p text:style-name="P2">Hera: i'll send a transmission from the shuttle, do me a favor and question the Senators</text:p>
      <text:p text:style-name="P2">Kanan: with pleasure love</text:p>
      <text:p text:style-name="P2"/>
      <text:p text:style-name="P2">Hera takes five soldiers with her back to the shuttle and the rest of them place the Senators in handcuffs on their knees in front of Kanan. <text:s/></text:p>
      <text:p text:style-name="P2"/>
      <text:p text:style-name="P2">Kanan: so gentlemen of the Senate, how much</text:p>
      <text:p text:style-name="P2">Cassius: how much what?</text:p>
      <text:p text:style-name="P2">Kanan: how much of Palpatine's cock (16) have you swollowed to keep your title as Senator</text:p>
      <text:p text:style-name="P2">Cassius: you mistake us Jedi...</text:p>
      <text:p text:style-name="P2">Kanan: (inturpts) no it is you who has mistaken me, </text:p>
      <text:p text:style-name="P2"/>
      <text:p text:style-name="P2">Kanan draws his lightsaber and puts it to Cassius' neck. <text:s/></text:p>
      <text:p text:style-name="P2"/>
      <text:p text:style-name="P2">Kanan: where is Crassus!</text:p>
      <text:p text:style-name="P2"><text:soft-page-break/>Cassius: he has left in persuit of your Jedi friend, Tano</text:p>
      <text:p text:style-name="P2">Kanan: a thing already known, give voice to your plans and see my sword put away </text:p>
      <text:p text:style-name="P2">Cassius: I.....</text:p>
      <text:p text:style-name="P2">Metellus: don't you talk you fucking little shit!</text:p>
      <text:p text:style-name="P2"/>
      <text:p text:style-name="P2">As Metellus says this a rebel soldier shoots him, killing him leaving Germanicus and Cassius as the last two remaining senators in this confederate assembly. <text:s/></text:p>
      <text:p text:style-name="P2"/>
      <text:p text:style-name="P2">Kanan: speak Imperial</text:p>
      <text:p text:style-name="P2">Cassius: we received word from the Oracle towards the victory of the Empire, yet she spoke in riddle, none of us able to form coherent word</text:p>
      <text:p text:style-name="P2">Kanan: perhaps I should give it a try</text:p>
      <text:p text:style-name="P2">Germanicus: you can try if you wish Jedi, yet you do not possess the intellegence to dicypher the code</text:p>
      <text:p text:style-name="P2">Kanan: maybe, yet Ahsoka can </text:p>
      <text:p text:style-name="P2">Cassius: we request meeting </text:p>
      <text:p text:style-name="P2">Kanan: that I cannot do </text:p>
      <text:p text:style-name="P2">Germanicus: what halts you?</text:p>
      <text:p text:style-name="P2">Kanan: you are senators of the Empire, with loyalty ever lying with the Emperor, how can I be sure you will not try to kill her?</text:p>
      <text:p text:style-name="P2">Cassius: I can give you my word</text:p>
      <text:p text:style-name="P2">Kanan: if only it held worth </text:p>
      <text:p text:style-name="P2">Germanicus: you have to give us a chance</text:p>
      <text:p text:style-name="P2">Kanan: (sighs) as a Jedi, I am inclined to, yet....</text:p>
      <text:p text:style-name="P2">Cassius: yet?</text:p>
      <text:p text:style-name="P2">Kanan: yet you and your people, they failed to give the Jedi a chance, will you correct this error in the face of the Queen?</text:p>
      <text:p text:style-name="P2">Cassius: I but require the moment, and I will not fail you </text:p>
      <text:p text:style-name="P2">Kanan: (grabs Cassius) if you even think about becoming a martyr, I will cut your fucking cock (17) off!</text:p>
      <text:p text:style-name="P2"/>
      <text:p text:style-name="P2">Kanan pushes Cassius away and then rebel soldiers put both Cassius and Germanicus in handcuffs and lead them back to the shuttle. <text:s/>Once they get to the shuttle, Kanan sees that Hera has fixed every issue and the shuttle is ready to fly off the planet. <text:s/></text:p>
      <text:p text:style-name="P2"/>
      <text:p text:style-name="P2">Kanan: looks like the ship is fixed</text:p>
      <text:p text:style-name="P2">Hera: the hyperdrive was a little fucky, but I fixed the problem</text:p>
      <text:p text:style-name="P2">Kanan: Crassus is sure to have sent scouts to meet the senators, we have to leave before we are discovered</text:p>
      <text:p text:style-name="P2">Hera: what do you suggest we do?</text:p>
      <text:p text:style-name="P2">Kanan: rendezvous with Ahsoka and figure out what to do with these shits ( points at senators) </text:p>
      <text:p text:style-name="P2">Hera: that was not part of her plan, </text:p>
      <text:p text:style-name="P2">Kanan: niether were the Senators, yet we must bring them to Ahsoka, she will know what to do</text:p>
      <text:p text:style-name="P2">Hera: (sighs) very well, prepare the men, I will get this shuttle the fuck outta here </text:p>
      <text:p text:style-name="P2">Kanan: your the best </text:p>
      <text:p text:style-name="P2"/>
      <text:p text:style-name="P2">Kanan kisses Hera and then he runs to the soldiers and gets them into the shuttle as fast as he can, the soldiers are pushing the senators with their guns and soon the rebel soldiers sit Cassius and Germanicus <text:soft-page-break/>down and keep their guns pointed at them. <text:s/>Hera jumps into the pilot's seat and Kanan joins her in the cockpit. <text:s/>The shuttle then takes off and leaves the planet's surface as soon as the shuttle heads into hyperspace, an Imperial stardestroyer enters the vicinity of the planet, this crusier is commanded by the officer of Marcus Crassus, Plautus. <text:s/></text:p>
      <text:p text:style-name="P2"/>
      <text:p text:style-name="P2">Plautus: there are minimal signs of life upon planet, </text:p>
      <text:p text:style-name="P2"/>
      <text:p text:style-name="P2">Plautus looks at his captians and they have no words for him. <text:s/></text:p>
      <text:p text:style-name="P2"/>
      <text:p text:style-name="P2">Plautus: fuck! Crassus said the Senators would be here</text:p>
      <text:p text:style-name="P2">Officer: sir if I may....</text:p>
      <text:p text:style-name="P2">Plautus: speak plainly soldier</text:p>
      <text:p text:style-name="P2">Officer: our scanners have picked up an Imperial shuttle that just entered hyperspace</text:p>
      <text:p text:style-name="P2">Plautus: track that fucking ship!</text:p>
      <text:p text:style-name="P2">Officer: yes sir</text:p>
      <text:p text:style-name="P2"/>
      <text:p text:style-name="P2">The officer heads off the bridge and Plautus remains and then he views planet from the observation window, then the crusier heads East and follows the rebels shuttle in the direction of the Geonosis. </text:p>
      <text:p text:style-name="P2"/>
      <text:p text:style-name="P2"/>
      <text:p text:style-name="P2"/>
      <text:p text:style-name="P2">- GEONOSIS – SPIRE – NIGHT - </text:p>
      <text:p text:style-name="P2"/>
      <text:p text:style-name="P2"/>
      <text:p text:style-name="P2">The rebels are having a party in the court yard in the palace, they are making a good mess of the very expensive fabrics in the palace couches and tapestries. <text:s/>Gregor and Wolffe are hammered, they have been drinking a very strong alchoholic drink the Geonosians make. <text:s/>The two of them are stumbling around and spilling their drinks on the paintings, and Gregor bumps into a glass vase and breaks it. <text:s/></text:p>
      <text:p text:style-name="P2"/>
      <text:p text:style-name="P2">Gregor: shit, I hope Cato won't mind</text:p>
      <text:p text:style-name="P2">Wolffe: who gives a shit, his bug brain would know fine art if it bit him in the ass</text:p>
      <text:p text:style-name="P2"/>
      <text:p text:style-name="P2">Ahsoka is sitting in throne room holding a cup of wine, swirling the liquid around in her glass. <text:s/>Ahsoka is sitting on the throne and she is overlooking the entire party and she looks a little disappointed with the actions of her men. <text:s/>Gregor and Wolffe enter the throne room, fucked up, and they walk up to Ahsoka on the throne. <text:s/></text:p>
      <text:p text:style-name="P2"/>
      <text:p text:style-name="P2">Gregor: the men are well satisfied</text:p>
      <text:p text:style-name="P2">Ahsoka: glad to see someone having fun </text:p>
      <text:p text:style-name="P2">Wolffe: victory should be savored Ahsoka, you do not seem to be enjoying this</text:p>
      <text:p text:style-name="P2">Ahsoka: the war isn't over, thus no time to celebrate</text:p>
      <text:p text:style-name="P2"/>
      <text:p text:style-name="P2">Lardarius bust into the door and starts screaching and all the party guests cover their ears in pain. <text:s/>Ahsoka then jumps off the throne and goes up to Lardarius and calms him down. <text:s/></text:p>
      <text:p text:style-name="P2"/>
      <text:p text:style-name="P2">Gregor: what siezes fucking brain to put an end to celebration</text:p>
      <text:p text:style-name="P2">Ahsoka: he tells of a shuttle heading towards the surface </text:p>
      <text:p text:style-name="P2"><text:soft-page-break/>Wolffe: Imperial?</text:p>
      <text:p text:style-name="P2">Ahsoka: yeah</text:p>
      <text:p text:style-name="P2">Gregor: shit, Crassus has sent his officer </text:p>
      <text:p text:style-name="P2">Ahsoka: seems as much, gather the soldiers, we shall greet them, with blood</text:p>
      <text:p text:style-name="P2"/>
      <text:p text:style-name="P2">The rebels gather their arms and head for the landing zone, the shuttle heads right for the landing zone and the rebel soldiers get into position to ambush the shuttle, as soon as the shuttle lands Ahsoka walks up to the shuttle as the only person the shuttle sees as the occupants exit the shuttle. <text:s/>The Shuttle lands and then the rebels wait for the occupants to exit and as soon as they see a foot, the rebels begin to fire. <text:s/>Ahsoka ducks and dodges a few laser shots. <text:s/></text:p>
      <text:p text:style-name="P2"/>
      <text:p text:style-name="P2">Ahsoka: HOLD YOUR FUCKING FIRE!</text:p>
      <text:p text:style-name="P2"/>
      <text:p text:style-name="P2">A man walks out of the shuttle. <text:s/></text:p>
      <text:p text:style-name="P2"/>
      <text:p text:style-name="P2">Kanan: Ahsoka?!</text:p>
      <text:p text:style-name="P2">Ahsoka: Kanan?!...what the hell are you doing here</text:p>
      <text:p text:style-name="P2">Kanan: we had to head your way something came up </text:p>
      <text:p text:style-name="P2">Ahsoka: better be good enough to disobey a direct order </text:p>
      <text:p text:style-name="P2"/>
      <text:p text:style-name="P2">Hera leads the two senators out of the the shuttle in chains, she then leads the senators close to Ahsoka and Ahsoka sees that one of the senators is Cassius. <text:s/></text:p>
      <text:p text:style-name="P2"/>
      <text:p text:style-name="P2">Ahsoka: hold!</text:p>
      <text:p text:style-name="P2"/>
      <text:p text:style-name="P2">Cassius mouths “shit” and then he turns around and looks at Ahsoka. </text:p>
      <text:p text:style-name="P2"/>
      <text:p text:style-name="P2">Ahsoka: Senator Kaleb Cassius</text:p>
      <text:p text:style-name="P2">Cassius: Ahsoka Tano, the years have not led you to better company </text:p>
      <text:p text:style-name="P2">Ahsoka: the same could be said about you, </text:p>
      <text:p text:style-name="P2">Cassius: I am left with little option </text:p>
      <text:p text:style-name="P2">Ahsoka: if only that were true, yet you sold your soul to the Empire </text:p>
      <text:p text:style-name="P2">Cassius: what now?</text:p>
      <text:p text:style-name="P2">Ahsoka: now I decide whether or not to kill you, (to a soldier) take them away </text:p>
      <text:p text:style-name="P2"/>
      <text:p text:style-name="P2">The rebel soldiers lead the senators into the basement of the spire and into the dungeon. <text:s/>Ahsoka then puts her head in her hands, as soon as she raises her head again she asks Kanan a question. <text:s text:c="2"/></text:p>
      <text:p text:style-name="P2"/>
      <text:p text:style-name="P2">Ahsoka: why Kanan, why would you bring them here?</text:p>
      <text:p text:style-name="P2">Kanan: we did not know what to do, we figured you would </text:p>
      <text:p text:style-name="P2">Gregor: there is little reason for deliberation, we should exicute them </text:p>
      <text:p text:style-name="P2">Hera: wait, kill them?</text:p>
      <text:p text:style-name="P2">Ahsoka: as much as I would wish to see them dead, it is not the Jedi way</text:p>
      <text:p text:style-name="P2">Wolffe: they cannot be trusted, they probably allowed themselves to be followed</text:p>
      <text:p text:style-name="P2"/>
      <text:p text:style-name="P2">Instantly Ahsoka gets a call on her com-link, it is Malachi and his soldiers in the crusier in orbit of the planet. </text:p>
      <text:p text:style-name="P2"><text:soft-page-break/></text:p>
      <text:p text:style-name="P2">Ahsoka: Malachi, whats up?</text:p>
      <text:p text:style-name="P2">Malachi: my queen, there is an imperial crusier heading this way </text:p>
      <text:p text:style-name="P2">Ahsoka: does it have a symbol?</text:p>
      <text:p text:style-name="P2">Malachi: the eagle </text:p>
      <text:p text:style-name="P2">Ahsoka: shit!</text:p>
      <text:p text:style-name="P2">Kanan: what </text:p>
      <text:p text:style-name="P2">Ahsoka: (to Kanan) you led them here</text:p>
      <text:p text:style-name="P2">Hera: thats perposterous</text:p>
      <text:p text:style-name="P2">Ahsoka: then the senators did, Crassus has sent another army and they will be here within the hour, </text:p>
      <text:p text:style-name="P2">Kanan: what do we do?</text:p>
      <text:p text:style-name="P2">Ahsoka: (sighs) gather the men, (to Gregor) summon Cato, tell him to get every soldier he can, we must make our stand</text:p>
      <text:p text:style-name="P2"/>
      <text:p text:style-name="P2">Gregor nods and runs back into the spire, Ahsoka then ushers everyone into the Spire including the soldiers that Hera and Kanan brought back. <text:s/>Ahsoka then runs into the war room with the rest of the leaders, there is a message on the screen waiting to be answered. <text:s/>Lardarius unknowingly answers the call and all the rebel leaders can see on the screen is an Imperial officer with his back turned, while imperial stormtroopers are beating up someone in the background, the rebels can hear blood curdling <text:s/>screams. <text:s/>Then the Officer turns around and it is none other than Plautus. <text:s/></text:p>
      <text:p text:style-name="P2"/>
      <text:p text:style-name="P2">Plautus: ah, Ahsoka Tano finally I can put a face to the name</text:p>
      <text:p text:style-name="P2">Ahsoka: you must be Plautus, one of Crassus' lap dogs </text:p>
      <text:p text:style-name="P2">Plautus: (gives an angry look) your words draw insult, yet I believe I have something you want </text:p>
      <text:p text:style-name="P2"/>
      <text:p text:style-name="P2">Plautus steps aside to show that the stormtroopers have been beating the shit out of Malachi, Ahsoka is instantly moved by the sight of her captured comrade. <text:s/></text:p>
      <text:p text:style-name="P2"/>
      <text:p text:style-name="P2">Plautus: do you know what name they call me back home upon Garrell, Plautus the Poisoner</text:p>
      <text:p text:style-name="P2">Ahsoka: like I give a damn</text:p>
      <text:p text:style-name="P2">Plautus: I am about to show you why I was given such fearsome title, (to his guards) hold the rebel shit</text:p>
      <text:p text:style-name="P2"/>
      <text:p text:style-name="P2">Plautus pulls a vile from his pocket. <text:s/>This vile contains a light green liquid that looks to be bubbling inside the glass container. <text:s/>Plautus then walks over to Malachi and forces the contents of the vile down the rebel's throat. <text:s/>The Stormtroopers push Malachi to the ground and then Malachi begins to grab his neck. <text:s/>Malachi's skin begins to bubble up and even begin to fall off, then Malachi screams out then his head explodes covering the room in his blood. <text:s/>Plautus is laughing as the event has finished. <text:s/></text:p>
      <text:p text:style-name="P2"/>
      <text:p text:style-name="P2">Plautus: pity, he was so weak</text:p>
      <text:p text:style-name="P2">Ahsoka: then fight me!</text:p>
      <text:p text:style-name="P2">Plautus: in due time, first I must inform the Imperitor of your location, he will be most pleased, chao</text:p>
      <text:p text:style-name="P2"/>
      <text:p text:style-name="P2">The call ends and then Ahsoka slams her fist against the controls, causing the control panel to break. <text:s/>Then Ahsoka looks up at the soldiers who seem to have mixed feelings on their faces. <text:s/></text:p>
      <text:p text:style-name="P2"/>
      <text:p text:style-name="P2">Ahsoka: you know what we have to do </text:p>
      <text:p text:style-name="P2">Gregor: gather fucking guns </text:p>
      <text:p text:style-name="P2"><text:soft-page-break/>Wolffe: right away</text:p>
      <text:p text:style-name="P2"/>
      <text:p text:style-name="P2">The two of them run into the barracks with any soldiers still in the war room, then Cato walks up to Ahsoka. <text:s/></text:p>
      <text:p text:style-name="P2"/>
      <text:p text:style-name="P2">Ahsoka: what are your thoughts</text:p>
      <text:p text:style-name="P2">Cato: you are going to fall right into his hands, you must not leave the surface</text:p>
      <text:p text:style-name="P2">Ahsoka: I am well aware of Plautus' plans, I can sense them, he thinks me the fool, willing and ready to attack him without strategy or tactic</text:p>
      <text:p text:style-name="P2">Cato: you have a plan then<text:line-break/>Ahsoka: I always have a plan, Plautus brought his own Crusier, yet he sent the message from the one we captured</text:p>
      <text:p text:style-name="P2">Cato: his own crusier should be close by </text:p>
      <text:p text:style-name="P2">Ahsoka: were going to capture it, and then capture Plautus</text:p>
      <text:p text:style-name="P2">Cato: I was certain he would be marked for death </text:p>
      <text:p text:style-name="P2">Ahsoka: do not get me wrong, I will have his life, yet his blood should serve a higher purpose</text:p>
      <text:p text:style-name="P2">Cato: you yet speak in riddle</text:p>
      <text:p text:style-name="P2">Ahsoka: when we get Plautus, you will understand </text:p>
      <text:p text:style-name="P2"/>
      <text:p text:style-name="P2">Gregor and Wolffe come back into the war room with a group of 40 rebel soldiers armed and ready for war. <text:s/>Ahsoka walks up to them and begins to inform her soldiers of the plan. <text:s/></text:p>
      <text:p text:style-name="P2"/>
      <text:p text:style-name="P2">Ahsoka: soldiers of the rebellion, as you may have heard, our comrade Malachi has lost his life to the Empire. <text:s/></text:p>
      <text:p text:style-name="P2"/>
      <text:p text:style-name="P2">The rebel soldiers begin to talk amongst themselves, most of them showing a need for vengeance. <text:s/></text:p>
      <text:p text:style-name="P2"/>
      <text:p text:style-name="P2">Ahsoka: Plautus the piss-ant (everyone giggles), believes us unable to break his blockadle, yet I have devised a plan that will give us the upper hand. <text:s/>Crassus has given Plautus a larger portion of men than he did Ferox, so expect a larger number of troopers. <text:s/></text:p>
      <text:p text:style-name="P2">Soldier: how many by your count?</text:p>
      <text:p text:style-name="P2">Ahsoka: no more than 35</text:p>
      <text:p text:style-name="P2"/>
      <text:p text:style-name="P2">The soldiers then begin to speak in confident tones, since they have the advantage of numbers. <text:s/></text:p>
      <text:p text:style-name="P2"/>
      <text:p text:style-name="P2">Ahsoka: soldiers, what im going to ask you to do may seem difficult ,yet I will have Plautus attention, giving you all the time you will need</text:p>
      <text:p text:style-name="P2">Gregor: to do what?</text:p>
      <text:p text:style-name="P2">Ahsoka: to take Plautus' Crusier</text:p>
      <text:p text:style-name="P2">Wolffe: were siezing a fucking star destroyer</text:p>
      <text:p text:style-name="P2">Ahsoka: soldiers, Captain Gregor and Commander Wolffe have experience piloting these ships, you are in good hands, while you all take the other ship I will distract Plautus and give you needed time.</text:p>
      <text:p text:style-name="P2">Cato: what whould you have me do?</text:p>
      <text:p text:style-name="P2">Ahsoka: remain here with your men, yet I require Lardarius</text:p>
      <text:p text:style-name="P2"/>
      <text:p text:style-name="P2">Lardarius steps forward and joins the rest of the soldiers, some of the rebel soldiers pat him on the back as he steps in line. <text:s/></text:p>
      <text:p text:style-name="P2"><text:soft-page-break/></text:p>
      <text:p text:style-name="P2">Ahsoka: rebels, remember this day, as we will turn the tide of war in our favor</text:p>
      <text:p text:style-name="P2">Gregor: any questions?</text:p>
      <text:p text:style-name="P2"/>
      <text:p text:style-name="P2">The soldiers shake their heads. <text:s/></text:p>
      <text:p text:style-name="P2"/>
      <text:p text:style-name="P2">Ahsoka: alright, lets go get this slemo</text:p>
      <text:p text:style-name="P2"/>
      <text:p text:style-name="P2">Ahsoka then leads the rebel soldiers out of the War Room and out to the Imperial Shuttle in the front of the Spire. <text:s/>Ahsoka then ushers the rebel army into the shuttle while she jumps into a Geonosian fighter. <text:s/>She gives a salute to Cato and then she presses a few buttons on the controls and the ship takes off, Ahsoka then flies the ship off the planet's surface and heads for the stardestoryer in orbit. <text:s/></text:p>
      <text:p text:style-name="P2"/>
      <text:p text:style-name="P2"/>
      <text:p text:style-name="P2"/>
      <text:p text:style-name="P2"><text:s/>- GEONOSIS – SPACE – IMPERIAL BLOCKADE - </text:p>
      <text:p text:style-name="P2"/>
      <text:p text:style-name="P2"/>
      <text:p text:style-name="P2">Ahsoka is followed by the captured shuttle which heads in a different direction, heading for the other star destroyer. <text:s/>As Ahsoka is flying towards the closest star destroyer she gets a massage from an imperial source. <text:s/>Plautus then comes on the screen in front of Ahsoka. <text:s/></text:p>
      <text:p text:style-name="P2"/>
      <text:p text:style-name="P2">Plautus: I see you have made the right decision </text:p>
      <text:p text:style-name="P2">Ahsoka: save your words imperial, know that I come to take your life</text:p>
      <text:p text:style-name="P2"/>
      <text:p text:style-name="P2">Ahsoka hangs up the call and heads right for the star destroyer that Plautus controls, she lands right in the hangar without any TIE fighters trying to halt her advance. <text:s/>Ahsoka exits the Geonosian fighter and she walks out standing before a platoon of imperial pilots, Ahsoka then raises her fists and then yells out at the pilots. <text:s/></text:p>
      <text:p text:style-name="P2"/>
      <text:p text:style-name="P2">Ahsoka: c'mon!</text:p>
      <text:p text:style-name="P2"/>
      <text:p text:style-name="P2">The pilots then run up to fight Ahsoka but soon realize they are way in over their heads. <text:s/>Ahsoka blocks an attack from one of the pilots while she kicks another pilot in the head, breaking his helmet. <text:s/>Then Ahsoka backflips into the air and draws her lightsabers, then Ahsoka tosses them both and the blades cut down any pilot remaining on their feet. <text:s/>Ahsoka then catches the lightsabers and holsters them once the battle is over. <text:s/>She then walks up the ramp at the back of the room and enters into the hallway. <text:s/>Ahsoka sees that there is blood everywhere, like there was a huge mass murder that had not been properly cleaned up. <text:s/>She then goes to the elevators and presses one of the buttons, she then pulls a charge from her belt and plants this charge on the floor outside the elevator doors. <text:s/>Ahsoka then finds a hiding spot and waits for the elevator to reach the floor she is on. <text:s/>When the elevator doors opens, three stormtroopers walk out and Ahsoka sets off the charge, blowing the stormtroopers in half. <text:s/>Ahsoka then runs into the elevator and presses the up button and the elevation heads to the top floor. <text:s/>Once the doors open, Ahsoka is met by five stormtroopers who all pull their guns on her, she then looks around and then she moves her hand across her body and all the troopers fly against the wall, all of them being knocked out from the force attack. <text:s/>Ahsoka then walks out of the elevator car and she glances over at the groaning stormtroopers, she then tosses a grenade in their direction, the stormtroopers yell out and <text:soft-page-break/>once Ahsoka enters the doors to the bridge, the grenade goes off and kills the guards. <text:s/>Plautus then turns around and he sees that Ahsoka has made it to the bridge alive, Plautus then begins to clap and five stormtroopers point their guns at Ahsoka. <text:s/></text:p>
      <text:p text:style-name="P2"/>
      <text:p text:style-name="P2">Plautus: well done (laughs) but I hope you know your time here is at an end</text:p>
      <text:p text:style-name="P2">Ahsoka: that's what you think</text:p>
      <text:p text:style-name="P2">Plautus: it is what I know, you man Malachi was weak, and if all your men fight as he did, Crassus will not even have to travel here</text:p>
      <text:p text:style-name="P2">Ahsoka: i'm afraid your too full of yourself Plautus, you expect too little</text:p>
      <text:p text:style-name="P2">Plautus: I expect to win, and you....I expect you to die!!</text:p>
      <text:p text:style-name="P2"/>
      <text:p text:style-name="P2">Plautus quickly draws his lightsaber and throws it at Ahsoka, Ahsoka jumps into the air to dodge the attack and then on her way down she draws her own lightsabers and she deflects Plautus' weapon. <text:s/>Ahsoka lands on her feet and Plautus then catches his lightsaber and smiles. <text:s/></text:p>
      <text:p text:style-name="P2"/>
      <text:p text:style-name="P2">Plautus: you are not the Jedi one expects</text:p>
      <text:p text:style-name="P2">Ahsoka: niether is my plan</text:p>
      <text:p text:style-name="P2"/>
      <text:p text:style-name="P2">The other star destoryer then flies right in front of the window to the bridge and the other crusier's guns are then pointed at the bridge where Plautus is staring down Ahsoka. <text:s/></text:p>
      <text:p text:style-name="P2"/>
      <text:p text:style-name="P2">Ahsoka: Your move Plautus </text:p>
      <text:p text:style-name="P2">Plautus: (shaking) you....you wouldn't </text:p>
      <text:p text:style-name="P2">Ahsoka: Gregor follows my command, and if I wish it so he will see this crusier and everyone in it to the afterlife </text:p>
      <text:p text:style-name="P2">Plautus: (sighs and turns off his saber) very well, name terms of surrender </text:p>
      <text:p text:style-name="P2">Ahsoka: tell you men to drop their weapons</text:p>
      <text:p text:style-name="P2">Plautus: you heard her, lay down your arms</text:p>
      <text:p text:style-name="P2"/>
      <text:p text:style-name="P2">All the stormtroopers in the room place their guns on the floor and Ahsoka then walks up to Plautus. <text:s/></text:p>
      <text:p text:style-name="P2"/>
      <text:p text:style-name="P2">Ahsoka: you too</text:p>
      <text:p text:style-name="P2"/>
      <text:p text:style-name="P2">Plautus then drops his belt, with it his pistol and his lightsaber, then Ahsoka punches Plautus in the face, knocking him out. <text:s/>The Troopers then try to reach for their guns but Ahsoka waves her hand from left to right. <text:s/></text:p>
      <text:p text:style-name="P2"/>
      <text:p text:style-name="P2">Ahsoka: you are all my prisoners</text:p>
      <text:p text:style-name="P2">Stormtrooper: we are....all your prisoners</text:p>
      <text:p text:style-name="P2">Ahsoka: (waves her hand) you will follow me to my ship in chains</text:p>
      <text:p text:style-name="P2">Stormtrooper: we will follow you to your ship, in chains</text:p>
      <text:p text:style-name="P2"/>
      <text:p text:style-name="P2">Ahsoka then binds all the stormtrooper prisoners in chains and puts electro-collars on them all including Plautus. <text:s/>Ahsoka then leads the stormtroopers down to the hangar where they are met by a group of rebel soldiers led by Wolffe. <text:s/></text:p>
      <text:p text:style-name="P2"/>
      <text:p text:style-name="P2">Wolffe: they seem to be intimidated </text:p>
      <text:p text:style-name="P2"><text:soft-page-break/>Ahsoka: it's not that at all, these guys are very weak minded </text:p>
      <text:p text:style-name="P2">Wolffe: (laugh) the Jedi Mind Trick, that's the oldest one in the book</text:p>
      <text:p text:style-name="P2">Ahsoka: and yet they still fall for it </text:p>
      <text:p text:style-name="P2">Wolffe: i'll load them onto the shuttle, what of Plautus</text:p>
      <text:p text:style-name="P2">Ahsoka: I will take him, his blood is to serve a higher purpose</text:p>
      <text:p text:style-name="P2">Wolffe: I swear you have a mind to rival Crassus himself </text:p>
      <text:p text:style-name="P2">Ahsoka: I intend on using another one of my skills, one I have not embraced in a long time</text:p>
      <text:p text:style-name="P2"/>
      <text:p text:style-name="P2">Ahsoka helps Wolffe load the imperial prisoners on the shuttle then Ahsoka grabs Plautus' limb body and tosses him into a shipping container. <text:s/>She puts an oxygen mask on Plautus to keep him alive, but then she shuts the doors and locks them from the outside. <text:s/>Ahsoka then climbs into the Geonosian fighter and then she takes off and leads the rebel convoy back to the planet's surface. <text:s/>Only this time they do not head to the spire, Ahsoka flies to another part of the planet. <text:s/></text:p>
      <text:p text:style-name="P2"/>
      <text:p text:style-name="P2"/>
      <text:p text:style-name="P2"><text:s/>- GEONOSIS – EXICUTION ARENA – DAY - </text:p>
      <text:p text:style-name="P2"/>
      <text:p text:style-name="P2"/>
      <text:p text:style-name="P2">Once the convoy enters the atmosphere then see where Ahsoka is leading them, she has set her course to the Geonosis Arena. <text:s/>Ahsoka then hears all her soldiers cheering in her headset, and then Gregor begins to talk trash. <text:s/></text:p>
      <text:p text:style-name="P2"/>
      <text:p text:style-name="P2">Gregor: I remember the last time I was in this situation, we had to rescue the Jedi from certain death</text:p>
      <text:p text:style-name="P2">Wolffe: and now we lead the Empire towards such fate</text:p>
      <text:p text:style-name="P2">Ahsoka: just dont kill anybody until the ceremony, I want it to be magnificent </text:p>
      <text:p text:style-name="P2">Gergor: you still haven't told us the entire plan, </text:p>
      <text:p text:style-name="P2">Ahsoka: wait till we get to the ground, then all will be revealed </text:p>
      <text:p text:style-name="P2"/>
      <text:p text:style-name="P2">The rebel convoy reaches the surface and lands right outside the gates of the Arena. <text:s/>Ahsoka then gets out of her ship and then waits for the shuttle to drop the shipping container and then the shuttle lands, followed by the other ships, and then the rebel army exit their ships and they all lay eyes on the Arena and the see Ahsoka with her arms presenting the Arena to her soldiers. <text:s/></text:p>
      <text:p text:style-name="P2"/>
      <text:p text:style-name="P2">Ahsoka: gentlemen, thank you for your patience, you all wish to know what I have been planning.</text:p>
      <text:p text:style-name="P2"/>
      <text:p text:style-name="P2">Ahsoka snaps her fingers and two rebels unlock the shipping container and drag Plautus out into the hot sun. <text:s/>Then the soldiers throw him into the dirt. <text:s/></text:p>
      <text:p text:style-name="P2"/>
      <text:p text:style-name="P2">Ahsoka: behind me stands the Arena, a place once known for exicutions, now will stand a place of triumph and glory. <text:s/>Behold Plautus (points at Plautus in the dirt) the shit-fuck who would see me and everyone else to a bloody and ignoble end. <text:s/>I say we show Plautus and his empire the error of their ways, and in doing so we shall bring them to their knees. <text:s/></text:p>
      <text:p text:style-name="P2">Plautus: you will never succeed Tano!, Crassus will have your life</text:p>
      <text:p text:style-name="P2">Ahsoka: (walks up to Plautus and grabs him) Crassus has no idea what is in store for him</text:p>
      <text:p text:style-name="P2"/>
      <text:p text:style-name="P2">Ahsoka throws Plautus to the ground and walks back to the the front of the group. <text:s/></text:p>
      <text:p text:style-name="P2"/>
      <text:p text:style-name="P2"><text:soft-page-break/>Ahsoka: Soldiers, my plan is to use this imperial for the greater good, his death will provide a greatly needed moral boost. <text:s/>And with it the strength we need to defeat Marcus Crassus. <text:s/>Prepare yourself troops, we have an Arena to re-model. <text:s/></text:p>
      <text:p text:style-name="P2"/>
      <text:p text:style-name="P2">The Rebel soldiers then grab their prisoners and head in the direction of the Arena, Ahsoka grabs Plautus and drags him through the dirt causing him to cough and try to get on his feet. <text:s/>Ahsoka then tosses Plautus into a jail cell and locks to door, Plautus then stands up and yells out at Ahsoka. <text:s/></text:p>
      <text:p text:style-name="P2"/>
      <text:p text:style-name="P2">Plautus: Crassus will come for me! </text:p>
      <text:p text:style-name="P2">Ahsoka: I expect that, </text:p>
      <text:p text:style-name="P2"/>
      <text:p text:style-name="P2">Ahsoka walks out of the cells and back to the main floor of the arena, she sees that is has not been cleaned in over 30 years, and thus the place still looks like the clones had raided the place a day ago. <text:s/>There are bodies all over the place, even a few rotten corpses of monsters and Jedi. <text:s/>Ahsoka then gets down on one knee and she grabs a handful of sand and then lets it fall through her finger tips. <text:s/>Then Ahsoka looks around and seems happy with this plan as she is finally able to take the sands once again, only this time it will not be as a slave, but as a free woman. Gregor joins our heroine upon the sands. <text:s text:c="2"/></text:p>
      <text:p text:style-name="P2"/>
      <text:p text:style-name="P2">Ahsoka: summon Cato and his men, they will be pleased to see what we have done with the place</text:p>
      <text:p text:style-name="P2">Gregor: those Bugs will just trash it in a day</text:p>
      <text:p text:style-name="P2">Ahsoka: no matter, we are not doing this for Cato, this is to give our soldiers the moral they need to defeat Marcus Crassus</text:p>
      <text:p text:style-name="P2">Gregor: not many people know the man like you do, are your sure he will fall to such a trap</text:p>
      <text:p text:style-name="P2">Ahsoka: It takes a keen mind to best Crassus, allow me to have my schemes, and I assure you they will end in our favor</text:p>
      <text:p text:style-name="P2">Gregor: your the boss Sokes, </text:p>
      <text:p text:style-name="P2"/>
      <text:p text:style-name="P2">Gregor then heads into one of the shuttles and takes off, he heads for the spire as the remainder of the rebels are cleaning up the Arena and getting it ready for the storied event, <text:s/>Ahoska then takes a few rebel soldiers to the pulvinus (the place where the Separatist leaders watched from) and she then sees that is is in shambles and there are no couches or chairs for the high ranking officials to sit or lounge on. <text:s/></text:p>
      <text:p text:style-name="P2"/>
      <text:p text:style-name="P2">Ahsoka: yep, this is what I expected, no couches, no chairs, not even a fountain</text:p>
      <text:p text:style-name="P2">Soldier: what's the issue with that m'am?</text:p>
      <text:p text:style-name="P2">Ahsoka: On Mandelore, the Arena was a specticle in itslef, I would make this place no different </text:p>
      <text:p text:style-name="P2">Soldier: we will try to secure some couches, </text:p>
      <text:p text:style-name="P2">Ahsoka: strip them from the Break rooms in the Star destoryers</text:p>
      <text:p text:style-name="P2">Soldier 2: oh shit, thats a good idea</text:p>
      <text:p text:style-name="P2">Ahsoka: that is a good idea, you guys take care of that while I check out the armory, Taj, follow my lead</text:p>
      <text:p text:style-name="P2"/>
      <text:p text:style-name="P2">The soldier now known as Taj follows Ahsoka into the lower parts of the Arena and ther she finds a door written in another lanuage, Ahsoka brushes her hand against the text and closes her eyes. <text:s/></text:p>
      <text:p text:style-name="P2"/>
      <text:p text:style-name="P2">Taj: what does it say?</text:p>
      <text:p text:style-name="P2">Ahsoka: (opens her eyes) we're here</text:p>
      <text:p text:style-name="P2"><text:soft-page-break/></text:p>
      <text:p text:style-name="P2">Taj tries to open the door but sees that this door has been locked for over 2 decades, then Ahsoka moves Taj to the side and then she takes three steps back. <text:s/>Ahsoka then begins to run at the door, she jumps into the air and performs a flying roundhouse kick and the door flies open revealing hundreds of swords, shields, spears, armor and of course a lot of Geonosian Guns. <text:s/></text:p>
      <text:p text:style-name="P2"/>
      <text:p text:style-name="P2">Taj: why would they have this all locked up</text:p>
      <text:p text:style-name="P2">Ahsoka: the Geonosians seem to not come here anymore, I think they forgot about it</text:p>
      <text:p text:style-name="P2">Taj: what stands your next move Queen Tano</text:p>
      <text:p text:style-name="P2">Ahsoka: gather some troops to collect these weapons, and be sure to leave me two of the swords from the collection </text:p>
      <text:p text:style-name="P2">Taj: well go ahead and pick them out </text:p>
      <text:p text:style-name="P2"/>
      <text:p text:style-name="P2">Ahsoka walks into the Armory and looks around at the weapons surrounding her, she reaches for two steel Roman style Gladius swords and holds them in her hands for a minute then she places them both in sheaths and places them on her back. <text:s/></text:p>
      <text:p text:style-name="P2"/>
      <text:p text:style-name="P2">Ahsoka: yeah, im taking these (points to the swords)</text:p>
      <text:p text:style-name="P2">Taj: a fine choice</text:p>
      <text:p text:style-name="P2">Ahsoka: (looks at com-link) Cato arrives, i'll send people to aid you</text:p>
      <text:p text:style-name="P2">Taj: gratitude </text:p>
      <text:p text:style-name="P2"/>
      <text:p text:style-name="P2">Ahsoka heads to the enterence of the Arena, there she is met by Cato, Wolffe, Kanan, Hera, Gregor and Lardarius</text:p>
      <text:p text:style-name="P2"/>
      <text:p text:style-name="P2">Ahsoka: what do you think?</text:p>
      <text:p text:style-name="P2">Kanan: so that's what you meant by grand spectical, </text:p>
      <text:p text:style-name="P2">Wolffe: it took us a few hours but we have the place looking nice enough</text:p>
      <text:p text:style-name="P2">Hera: you going to tell us what your big plan is?</text:p>
      <text:p text:style-name="P2">Ahsoka: look behind me and see for yourself</text:p>
      <text:p text:style-name="P2">Kanan: the Arena, the same place where hundreds of Jedi lost their lives</text:p>
      <text:p text:style-name="P2">Ahsoka: we will rewrite the history on that event, this will be the place where the fire of the rebellion was ignited</text:p>
      <text:p text:style-name="P2">Kanan: you would risk your own life, for a show of blood</text:p>
      <text:p text:style-name="P2">Ahsoka: only Plautus' blood will fall upon the sand </text:p>
      <text:p text:style-name="P2">Kanan: I cannot condone this specticle, the Jedi would never approve</text:p>
      <text:p text:style-name="P2">Ahsoka: place ear to ground, and hear their response</text:p>
      <text:p text:style-name="P2">Hera: apologies, yet I would place hope in rallying the systems without bloodshed</text:p>
      <text:p text:style-name="P2">Gregor: a thing we have attempted</text:p>
      <text:p text:style-name="P2">Ahsoka: place your hope in me, and we will have justice</text:p>
      <text:p text:style-name="P2">Kanan: justice? Or is it your vengeance?</text:p>
      <text:p text:style-name="P2">Ahsoka: one day soon Kanan, you will learn that the two are narrowly separated</text:p>
      <text:p text:style-name="P2">Hera: so, when were you planning on hosting this event?</text:p>
      <text:p text:style-name="P2">Ahsoka: tomorrow, at high noon</text:p>
      <text:p text:style-name="P2">Gregor: then I better get our guys to work</text:p>
      <text:p text:style-name="P2"/>
      <text:p text:style-name="P2">Gregor heads off in the direction of the Arena. <text:s/></text:p>
      <text:p text:style-name="P2"><text:soft-page-break/></text:p>
      <text:p text:style-name="P2">Kanan: what would you have us do</text:p>
      <text:p text:style-name="P2">Ahsoka: I would have you take me to the senators, </text:p>
      <text:p text:style-name="P2">Hera: are you sure that's a good idea?</text:p>
      <text:p text:style-name="P2">Ahsoka: I have tangled with far worse in my day, i'll be fine</text:p>
      <text:p text:style-name="P2">Kanan: very well, follow me Ahsoka </text:p>
      <text:p text:style-name="P2"/>
      <text:p text:style-name="P2">A random soldier carrying weapons walks by them. <text:s/></text:p>
      <text:p text:style-name="P2"/>
      <text:p text:style-name="P2">Soldier: don't you mean Queen Tano Sarge?</text:p>
      <text:p text:style-name="P2">Kanan: (sighs) yes I did</text:p>
      <text:p text:style-name="P2">Soldier: good, don't screw it up </text:p>
      <text:p text:style-name="P2"/>
      <text:p text:style-name="P2">The soldier walks away. <text:s/></text:p>
      <text:p text:style-name="P2"/>
      <text:p text:style-name="P2">Kanan: you allow them to talk like that?</text:p>
      <text:p text:style-name="P2">Ahsoka: it breeds respect among the ranks, and these men, they would die for me </text:p>
      <text:p text:style-name="P2"/>
      <text:p text:style-name="P2">Kanan and Hera lead Ahsoka to a speeder, Kanan gets in the driver's seat as Hera sits shotgun. <text:s/>Ahsoka then jumps into the back seat and takes her position at the turret in the back of the craft. <text:s/>Kanan then drives the rebels here back to the Spire, here there are still Geonosian Soldiers. <text:s/></text:p>
      <text:p text:style-name="P2"/>
      <text:p text:style-name="P2"/>
      <text:p text:style-name="P2"/>
      <text:p text:style-name="P2"><text:s/>- GEONOSIS – SPIRE – LATE DAY - </text:p>
      <text:p text:style-name="P2"/>
      <text:p text:style-name="P2"/>
      <text:p text:style-name="P2">As soon as Kanan stops the speeder, Ahsoka gets out and heads up the stairs of the Spire greeting several Geonosians with Hand shakes. <text:s/>Ahsoka then walks up to a Geonosian Guard and asks him to see the dungeon in their native language. <text:s/>The Guard nods and then he unlocks the door behind him and gives Ahsoka the motion to enter. <text:s/>Ahsoka enters the door, followed by Kanan and Hera, and they walk down a flight of stairs into a dark corridor, here a Geonosian guard nods and leads Ahsoka and the others by torch light to the cells where the senators are being held. <text:s/>Here Lardarius is sitting outside the cell looking at the senators. <text:s/></text:p>
      <text:p text:style-name="P2"/>
      <text:p text:style-name="P2">Ahsoka: gotten them to talk?</text:p>
      <text:p text:style-name="P2">Lardarius: noting, lest you count shit spewed from snout </text:p>
      <text:p text:style-name="P2">Ahsoka: (laughs) it does not my firend, take a break I would have words with them alone</text:p>
      <text:p text:style-name="P2">Lardarius: (nods) I guess, honey, stead ov vinegar</text:p>
      <text:p text:style-name="P2">Ahsoka: right, the language classes are working, I see</text:p>
      <text:p text:style-name="P2">Lardarius: I have you to thank, (bows)</text:p>
      <text:p text:style-name="P2">Ahsoka: it is my duty</text:p>
      <text:p text:style-name="P2"/>
      <text:p text:style-name="P2">Lardarius walks away and the Guard hands Ahsoka the torch. <text:s/></text:p>
      <text:p text:style-name="P2"/>
      <text:p text:style-name="P2">Guard: when your done, i'll be waiting at my desk</text:p>
      <text:p text:style-name="P2">Ahsoka: gratitude</text:p>
      <text:p text:style-name="P2"><text:soft-page-break/></text:p>
      <text:p text:style-name="P2">The guard walks away leaving Ahsoka, Kanan and Hera alone with the two remaining senators Germanicus and Cassius. <text:s/></text:p>
      <text:p text:style-name="P2"/>
      <text:p text:style-name="P2">Ahsoka: do you know why I am here Senator?</text:p>
      <text:p text:style-name="P2">Cassius: if you wish to see us dead, why not have the bug-cunts kill us in our sleep? </text:p>
      <text:p text:style-name="P2">Ahsoka: your lives are worth more to me, besides Kanan said you spoke of a witch</text:p>
      <text:p text:style-name="P2">Cassius: he is correct</text:p>
      <text:p text:style-name="P2">Germanicus: close fucking mouth, do not speak with the enemy </text:p>
      <text:p text:style-name="P2"/>
      <text:p text:style-name="P2">Ahsoka pulls out a pistol and she shoots Germanicus in the arm. <text:s/></text:p>
      <text:p text:style-name="P2"/>
      <text:p text:style-name="P2">Ahsoka: next one's in your head, so shut up and let Cassius say what he needs to say </text:p>
      <text:p text:style-name="P2"/>
      <text:p text:style-name="P2">Ahsoka lowers her pistol and Germanicus quiets down, then Cassius continues his story. <text:s/></text:p>
      <text:p text:style-name="P2"/>
      <text:p text:style-name="P2">Cassius: we were led by an Inquisitor, he was not bright, he took us to Dathomir, on the seventh continent to the east</text:p>
      <text:p text:style-name="P2">Ahsoka: there you found what, Mother Talzin?</text:p>
      <text:p text:style-name="P2">Cassius: no, a beautiful woman, she claimed to know the path to defeat you, yet....</text:p>
      <text:p text:style-name="P2">Ahsoka: yet here I stand, and there you sit</text:p>
      <text:p text:style-name="P2">Cassius: the witch spoke in riddle, twisted her words so that nigh could understand,</text:p>
      <text:p text:style-name="P2">Ahsoka: what were the words, perhaps I can make sense of them</text:p>
      <text:p text:style-name="P2">Cassius: I doubt it, (sighs) the message stood as such, “with this time you take my hand, while Crassus fights upon the sand. <text:s/>The rebels will not fall to brutes like he, only with love will set her free. <text:s/>If victory you seek then far it lies, it can be gained with recalling spies”</text:p>
      <text:p text:style-name="P2">Ahsoka: interesting...</text:p>
      <text:p text:style-name="P2">Cassius: what do you make of it?</text:p>
      <text:p text:style-name="P2">Ahsoka: (pauses) nothing, nothing at all, thank you for your time, I will send for you two tomorrow, Kanan, Hera, let's go</text:p>
      <text:p text:style-name="P2"/>
      <text:p text:style-name="P2">Ahsoka, Kanan and Hera exit the dungeon and head for the spire war room. <text:s/></text:p>
      <text:p text:style-name="P2"/>
      <text:p text:style-name="P2">Kanan: what did I tell you, fucking crazy </text:p>
      <text:p text:style-name="P2">Ahsoka: (muttering to herself) it can be gained by recalling spies...</text:p>
      <text:p text:style-name="P2">Hera: Ahsoka? What's wrong</text:p>
      <text:p text:style-name="P2">Ahsoka: not what, who</text:p>
      <text:p text:style-name="P2">Kanan: I do not follow</text:p>
      <text:p text:style-name="P2">Ahsoka: the message was not ment for the senators, nor us, It was meant to be sent to Crassus</text:p>
      <text:p text:style-name="P2">Hera: how can you tell</text:p>
      <text:p text:style-name="P2">Ahsoka: (runs over to map of Galaxy) Look, Crassus has sent scouts all over the galaxy, stretching his forces thinner than they can handle, </text:p>
      <text:p text:style-name="P2">Hera: and thus Crassus can win by recalling those efforts</text:p>
      <text:p text:style-name="P2">Kanan: damn Ahsoka, your good</text:p>
      <text:p text:style-name="P2">Ahsoka: you know it (winks at them) </text:p>
      <text:p text:style-name="P2">Hera: what now?</text:p>
      <text:p text:style-name="P2">Ahsoka: this Oracle has gained my interest, she seems to know more then expected, perhaps she might <text:soft-page-break/>be of use, until then prepare the soldiers, the celebration is the only thing I want the troops thinking about</text:p>
      <text:p text:style-name="P2">Kanan: we'll get right on that, what of Crassus?</text:p>
      <text:p text:style-name="P2">Ahsoka: I will send him a message, one that will force his hand</text:p>
      <text:p text:style-name="P2">Hera: be careful Ahsoka, </text:p>
      <text:p text:style-name="P2">Ahsoka: don't worry, i'll be fine </text:p>
      <text:p text:style-name="P2"/>
      <text:p text:style-name="P2">Hera and Kanan then leave the Spire while Ahsoka heads into her room on the next floor up, Ahsoka then locks the door and then sits at the table in the room. <text:s/>She places her head in her hands and takes a deep breath, the trials of war way heavy on Ahsoka Tano. <text:s/>She has not seen a day of rest in a long time and more now as the biggest battle she has ever fought in will eventually come to her doorstep. <text:s/>Ahsoka then stands up and goes over to the King sized bed in the next room over, she then lays down and slowly closes her eyes in an attempt to rest before the match on the next day. <text:s/></text:p>
      <text:p text:style-name="P2"/>
      <text:p text:style-name="P2"/>
      <text:p text:style-name="P2"><text:s/>- COURISCANT – JEDI TEMPLE – NIGHT - </text:p>
      <text:p text:style-name="P2"/>
      <text:p text:style-name="P2"/>
      <text:p text:style-name="P2">The Jedi Temple is in ruins and the are surrounding the temple is all run down and abandoned, no one can be see for hundreds of miles. <text:s/>All anyone can hear is a loud gutteral screaming coming from inside the temple with the additional sounds of constant lighting strikes. <text:s/>We enter the destroyed temple to see the Emperor electrocuting the living hell out of a man cained to the roof, this man has a bag on his head but the screams can still be heard. <text:s/>Then the Emperor halts his lightning and he lowers his prisoner and he removes the black bag to reveal that the prisoner is none other than Darth Maul. <text:s/></text:p>
      <text:p text:style-name="P2"/>
      <text:p text:style-name="P2">Maul: please no more, mercy!</text:p>
      <text:p text:style-name="P2">Emperor: (laughs) Maul, you disapoint me, I have told you many times there is no mercy</text:p>
      <text:p text:style-name="P2"/>
      <text:p text:style-name="P2">The Emperor shocks Darth Maul once again, this time for only a few seconds. <text:s/></text:p>
      <text:p text:style-name="P2"/>
      <text:p text:style-name="P2">Emperor: It is time to give you a mission, one that will fit your talents</text:p>
      <text:p text:style-name="P2">Maul: I am your servant, my Master</text:p>
      <text:p text:style-name="P2">Emperor: good, this rebellion has festered for long enough, Maul, I command you to find this rebel cell called Pheonix Squadron and eliminate it</text:p>
      <text:p text:style-name="P2">Maul: and my Target, am I to hunt down Ahsoka Tano</text:p>
      <text:p text:style-name="P2">Emperor: (laughs) do not be a fool, you would be no match for her, I have dispatched Lord Vader to take care of Rebel Jedi</text:p>
      <text:p text:style-name="P2">Maul: then what would you have of me?</text:p>
      <text:p text:style-name="P2">Emperor: the Jedi have discovered a force sensitive child, Bring me Ezra Bridger, alive</text:p>
      <text:p text:style-name="P2">Maul: yes, my master</text:p>
      <text:p text:style-name="P2"/>
      <text:p text:style-name="P2">The Emperor leads Darth Maul out of this torture chamber and hands him a new lightsaber. </text:p>
      <text:p text:style-name="P2"/>
      <text:p text:style-name="P2">Emperor: this belonged to your failed apprentice, you will succeed where he had failed</text:p>
      <text:p text:style-name="P2">Maul: thank you my master, but what the rebel Tano, she will surely protect the boy </text:p>
      <text:p text:style-name="P2">Emperor: she is not of your concern, focus on the boy and if mind falls from task, I will see to it that your life quickly follows </text:p>
      <text:p text:style-name="P2"><text:soft-page-break/>Maul: of course, my master </text:p>
      <text:p text:style-name="P2"/>
      <text:p text:style-name="P2">Maul then walks out of the ruins of the Jedi temple and down the steps to a busy street. <text:s/>Maul then takes a taxi-speeder to the slums. <text:s/>He walks down a few blocks and soon he reaches this large house with loud urban music coming out of it, then Maul walks up to this house. <text:s/>Two large Cartel Brusiers approach Maul and halt his steps. <text:s/></text:p>
      <text:p text:style-name="P2"/>
      <text:p text:style-name="P2">Brusier: the password......</text:p>
      <text:p text:style-name="P2">Maul: (pauses) Mandelore is mine (clentches his fist)</text:p>
      <text:p text:style-name="P2">Brusier: (looks at partner, the other Brusier nods) you may enter </text:p>
      <text:p text:style-name="P2"/>
      <text:p text:style-name="P2">The Cartel Brusiers step aside and allow Maul to enter this drug den of a house. <text:s/>This house is trashed completely, we can see that every man and women in this place is on some kind of psycadelic drug, most of them halucinating and running around in little clothing. <text:s/>Primronius is seen here smoking on a pipe made of tin-foil. <text:s/>Maul heads up to the top floor and two Rhodian pirates are waiting at a large set of doors. <text:s/></text:p>
      <text:p text:style-name="P2"/>
      <text:p text:style-name="P2">Maul: I need to see the boss</text:p>
      <text:p text:style-name="P2">Pirate: make it quick, cunt!</text:p>
      <text:p text:style-name="P2"/>
      <text:p text:style-name="P2">Maul pushes open the two large doors and there Is the boss is sitting in a large golden throne with feather pillows on the seat and the back of the throne. <text:s/>Maul walks into the room and he is overtaken with the smells of marijuana and alcohol, there is a hint of opium and crack-cocaine in the air as well. Maul gets to the throne and sees two very attractive women blocking the sight of the boss, Maul clears his throat and the women walk away with disinterested looks on their faces. <text:s/>The Boss is is lounging in the throne dressed in a brown duster coat. He is wearing a large hat and has s tooth pick in his mouth. The Boss is smoking on a hookah pipe as well. <text:s/>The Boss lifts up his hat to reveal that he is former Bounty Hunter Cad Bane. <text:s/></text:p>
      <text:p text:style-name="P2"/>
      <text:p text:style-name="P2">Maul: Bane, your in charge now?</text:p>
      <text:p text:style-name="P2">Bane: take a good look around you, what the hell do you think?</text:p>
      <text:p text:style-name="P2">Maul: it was only years ago when <text:span text:style-name="T1">I</text:span> started you in this business</text:p>
      <text:p text:style-name="P2">Bane: and I excelled at it, you threw it all away to regain your place as a Sith Lord, and how did that turn out?</text:p>
      <text:p text:style-name="P2">Maul: I am on the rise</text:p>
      <text:p text:style-name="P2">Bane: Sidious has moved on, as have I, I have taken the small “business” you had and turned it into a Cartel, I am seeing more money than you can possibly imagine</text:p>
      <text:p text:style-name="P2">Maul: the very purpose of my journey here</text:p>
      <text:p text:style-name="P2">Bane: (takes large hit from hookah pipe) go on...</text:p>
      <text:p text:style-name="P2">Maul: you know very well that Marcus Crassus controls the business outside the slums, I can arrange a meeting </text:p>
      <text:p text:style-name="P2">Bane: Crassus is no fool, the man swings cock (18) to rival the gods, why would he do business with men?</text:p>
      <text:p text:style-name="P2">Maul: because we will bring him what he wants </text:p>
      <text:p text:style-name="P2">Bane: which is?</text:p>
      <text:p text:style-name="P2">Maul: Ahsoka Tano</text:p>
      <text:p text:style-name="P2">Bane (coughing from Hookah) your joking</text:p>
      <text:p text:style-name="P2"><text:soft-page-break/>Maul: and if I wasn't....</text:p>
      <text:p text:style-name="P2"/>
      <text:p text:style-name="P2">Bane then takes a large rip from his hookah pipe and blows the entire hit in Darth Maul's face. <text:s/></text:p>
      <text:p text:style-name="P2"/>
      <text:p text:style-name="P2">Bane: then I would tell you no, </text:p>
      <text:p text:style-name="P2">Maul: has fear really gripped Caddius Bane the Brave </text:p>
      <text:p text:style-name="P2">Bane: (stands up) that name, no longer fits me, I do not wish to be an inquisitor, I never wanted that life</text:p>
      <text:p text:style-name="P2">Maul: are you telling me you are afraid of your true calling</text:p>
      <text:p text:style-name="P2">Bane: the Clone war is over Maul, as is my fued with the Jedi, there is no need to persue them, unless to negotiate business </text:p>
      <text:p text:style-name="P2">Maul: very well, I will find my own army, mark my words Bane, this palace will be mine again one day </text:p>
      <text:p text:style-name="P2">Bane: until that time, you best leave your cock (19) at the door, your arrogance insults me </text:p>
      <text:p text:style-name="P2"/>
      <text:p text:style-name="P2">Maul walks away from the throne and he leaves the room, slamming the doors as he exits them. <text:s/></text:p>
      <text:p text:style-name="P2"/>
      <text:p text:style-name="P2">Bane: (sighs) Bossk!</text:p>
      <text:p text:style-name="P2"/>
      <text:p text:style-name="P2">A Trandosian bounty hunter, dressed in yellow enters the room while smacking a Whore off of him. <text:s/></text:p>
      <text:p text:style-name="P2"/>
      <text:p text:style-name="P2">Bossk: what's up</text:p>
      <text:p text:style-name="P2">Bane: send word to our man in the field, I would have you deliver message</text:p>
      <text:p text:style-name="P2">Bossk: whats the place</text:p>
      <text:p text:style-name="P2">Bane: the base of the Rebel army</text:p>
      <text:p text:style-name="P2">Bossk: i'll see if our man will go that far, and if he can find it, </text:p>
      <text:p text:style-name="P2">Bane: he'll find it, it will cost us a bit more this time around</text:p>
      <text:p text:style-name="P2">Bossk: he may take a discount </text:p>
      <text:p text:style-name="P2">Bane: do you really expect <text:span text:style-name="T1">him</text:span> to take a pay cut?</text:p>
      <text:p text:style-name="P2">Bossk: i'll check the vaults</text:p>
      <text:p text:style-name="P2"/>
      <text:p text:style-name="P2">Bossk leaves the room and Bane stares off into space pondering the next move. <text:s/></text:p>
      <text:p text:style-name="P2"/>
      <text:p text:style-name="P2">We then return to Maul who is leaving Cad Bane's trap house, he then heads back up to the upper levels and he makes his way to a space port. <text:s/>There he gets into his old ship and he heads off the planet and into hyperspace. </text:p>
      <text:p text:style-name="P2"/>
      <text:p text:style-name="P2"/>
      <text:p text:style-name="P2"><text:s/>- GEONOSIS – SPIRE – MORNING <text:s/>- </text:p>
      <text:p text:style-name="P2"/>
      <text:p text:style-name="P2">Ahsoka awakens from her sleep and she notices that the sun is beginning to rise in the east and she walks out onto her terrace and she grabs a blunt she rolled the night before. <text:s/>Ahsoka lights up the blunt and sits down at the table outside, looking out on to the desert sands of Geonosis. <text:s/>She inhales the first hit and her hands stop shaking and she is able to calm down. <text:s/>Ahsoka the stands up and goes to the railing, she then sees that all the people are living in peace, getting water from the river, singing songs, not having a care in the world. <text:s/>It is as if the war has not yet reached the Geonosians and Ahsoka looks on and she then turns around finishes her blunt and tosses the roach off the balcony. <text:s/>She goes back inside and then the doors to her room close and lock. <text:s/>We then go to the Spire war room in which Kanan, Hera, Gregor and Wolffe are eating breakfast, <text:s/>Ahsoka then walks down the stairs dressed in her <text:soft-page-break/>normal clothing, and she sits down at the table with the other rebels. <text:s/></text:p>
      <text:p text:style-name="P2"/>
      <text:p text:style-name="P2">Kanan: good morning</text:p>
      <text:p text:style-name="P2">Ahsoka: and to you as well</text:p>
      <text:p text:style-name="P2">Hera: did you get any sleep?</text:p>
      <text:p text:style-name="P2">Ahsoka: (shakes her head) no, not that much</text:p>
      <text:p text:style-name="P2">Gregor: you should get something to eat, you have a big day today </text:p>
      <text:p text:style-name="P2">Ahsoka: i'll grab something later, I have to check with the men at the arena, see if they're ready</text:p>
      <text:p text:style-name="P2">Wolffe: they were working all night, it sould be up to code</text:p>
      <text:p text:style-name="P2">Gregor: whatever that means</text:p>
      <text:p text:style-name="P2">Kanan: it will be fine Ahsoka, i'm sure they have not faultered</text:p>
      <text:p text:style-name="P2">Ahsoka: I would gaze upon spectical with my own eyes, i'll see you all later</text:p>
      <text:p text:style-name="P2"/>
      <text:p text:style-name="P2">Ahsoka leaves the Spire and she heads outside and to the base of the Spire, she gets a speeder bike and she drives out to the Arena. <text:s/></text:p>
      <text:p text:style-name="P2"/>
      <text:p text:style-name="P2"/>
      <text:p text:style-name="P2"><text:s/>- GEONOSIS – EXECUTION ARENA – NOON - </text:p>
      <text:p text:style-name="P2"/>
      <text:p text:style-name="P2"/>
      <text:p text:style-name="P2">Once Ahsoka arrives at this Arena, she sees that the Geonosians have made the Arena go from an execution square to the Roman Colosseum. <text:s/>The Arena has fresh white marble columns all around the outside, with green vines growing on the columns. <text:s/>The Arena has a enterence tile floor that begins 20 yards from the doors to the arena itself, this path is constructed with black marble. <text:s/>The pathway is aligned with light posts with green vines growing on them as well. <text:s/>Ahsoka looks around and she seems pleased at the sight of the revamped arena. <text:s/>She walks down the marble pathway and gets to the doors where she is greeted by Lardarius. <text:s/></text:p>
      <text:p text:style-name="P2"/>
      <text:p text:style-name="P2">Ahsoka: well done guys, i'm impressed</text:p>
      <text:p text:style-name="P2">Lardarius: well, I tell them, you want place lookin' nice </text:p>
      <text:p text:style-name="P2">Ahsoka: and that you did</text:p>
      <text:p text:style-name="P2"/>
      <text:p text:style-name="P2">Ahsoka pats Lardarius on the head and she then begins to walk into the main enterence of the Arena and Ahsoka witnesses the newly built halls. <text:s/>The place is lined floor to ceiling with gold trim and purple drapes, the Geonosian workers bow as Ahsoka passes them. <text:s/>Ahsoka then trevels down stairs heading down to the dungeon of the arena and there she sees two Geonosian guards standing outside the cell that contains Plautus, she ushers the guards to leave the room and as soon as they leave Ahsoka breaks the scilence. <text:s/></text:p>
      <text:p text:style-name="P2"/>
      <text:p text:style-name="P2">Ahsoka: how are the locals treating you?</text:p>
      <text:p text:style-name="P2">Plautus: the conditions are unbarable</text:p>
      <text:p text:style-name="P2">Ahsoka: something you ought to know about</text:p>
      <text:p text:style-name="P2">Plautus: do you really think your little game will work, </text:p>
      <text:p text:style-name="P2">Ahsoka: trust me Inquisitor, you have no idea what's in store for you, or your men</text:p>
      <text:p text:style-name="P2">Plautus: the fuck did you do to my men you little cunt!</text:p>
      <text:p text:style-name="P2"/>
      <text:p text:style-name="P2">Ahsoka uses force grip on Plautus</text:p>
      <text:p text:style-name="P2"><text:soft-page-break/></text:p>
      <text:p text:style-name="P2">Ahsoka: call me that again and you will be killed short of appointed time</text:p>
      <text:p text:style-name="P2">Plautus: go (chokes) ahead, I...have nothing </text:p>
      <text:p text:style-name="P2">Ahsoka: (releases him) you have your life, something I am looking forward to taking</text:p>
      <text:p text:style-name="P2"/>
      <text:p text:style-name="P2">Ahsoka leaves the dungeon and she heads up stairs and down the only hall on the highest floor. <text:s/>Ahsoka approaches a set of doors with two Geonosian Elites guarding them, Ahsoka looks at them, and the three stair at each other for some time before one Elite speaks. <text:s/></text:p>
      <text:p text:style-name="P2"/>
      <text:p text:style-name="P2">Elite: your Ahsoka Tano</text:p>
      <text:p text:style-name="P2">Ahsoka: I am, I thought there were no elites left</text:p>
      <text:p text:style-name="P2">Elite 2: were the last of them </text:p>
      <text:p text:style-name="P2">Ahsoka: I request permission to enter the pulinvus </text:p>
      <text:p text:style-name="P2">Elite: permission granted, enjoy Queen Tano </text:p>
      <text:p text:style-name="P2"/>
      <text:p text:style-name="P2">The two elites open the doors and Ahsoka walks out onto the pulvinus, this was once a balcony made from a rock formation and now it is covered by a trellace with leaves and vines hanging off blocking the sun. <text:s/>There are seven chairs and two couches, along with two ever-flowing fountains one with water and the other with wine. <text:s/>Ahsoka turns around and looks at the elites. <text:s/></text:p>
      <text:p text:style-name="P2"/>
      <text:p text:style-name="P2">Ahsoka: well done, </text:p>
      <text:p text:style-name="P2">Elite: I thought you would like the wine fountain </text:p>
      <text:p text:style-name="P2">Ahsoka: this is an ace set up guys, well done </text:p>
      <text:p text:style-name="P2">Elite 2: what stands our orders now?</text:p>
      <text:p text:style-name="P2">Ahsoka: return to your charge, the event is about to start, and when it begins I would have you two in the Pulvinus as well</text:p>
      <text:p text:style-name="P2"/>
      <text:p text:style-name="P2">The elites are stunned that Ahsoka has allowed them to accompany the rest of the rebel leaders in a place that Poggle the Lesser would have never allowed them to enter. <text:s/></text:p>
      <text:p text:style-name="P2"/>
      <text:p text:style-name="P2">Elite: gratitude</text:p>
      <text:p text:style-name="P2">Ahsoka: my pleasure, if you would excuse me, I have to prepare myself</text:p>
      <text:p text:style-name="P2">Elite 2: give em hell Ahsoka</text:p>
      <text:p text:style-name="P2">Ahsoka: that I have no fucking doubt</text:p>
      <text:p text:style-name="P2"/>
      <text:p text:style-name="P2">Ahsoka leaves the pulvinus and as she heads down the hallway she can the Elites hooting and hollering in excitement. <text:s/>Ahsoka then heads back down to the ground level, she is witnessing how amazing a job the Geonosians did in restoring this spectical. <text:s/>The ground floor has the look of a modern football stadium with concession stands, merchandise, weapons and armor shops, and of course one stand designated by a cardboard sign with black marker writing, this sign reads “DOPE”. <text:s/>Ahsoka laughs at the stand sign and then continues down the hall until she reaches a set of doors guarded by two Geonosian soldiers. <text:s/></text:p>
      <text:p text:style-name="P2"/>
      <text:p text:style-name="P2">Ahsoka: what's in here? </text:p>
      <text:p text:style-name="P2">Geonosian: this is the way down to the Arena floor</text:p>
      <text:p text:style-name="P2">Ahsoka: I would pass </text:p>
      <text:p text:style-name="P2">Geonosian: wait...this early?</text:p>
      <text:p text:style-name="P2"><text:soft-page-break/>Geonosian 2: you know we don't start for another 30 minutes </text:p>
      <text:p text:style-name="P2">Ahsoka: I know, I know; but this is my ritual, I need to get into the mindset</text:p>
      <text:p text:style-name="P2">Geonosian: very well, just so you know, the prisoners are well rested </text:p>
      <text:p text:style-name="P2">Ahsoka: good, I would have them at their best</text:p>
      <text:p text:style-name="P2"/>
      <text:p text:style-name="P2">The Geonosian Soldiers both open the door and Ahsoka enters the corridor, this is hallway is the only area in the whole complex that has the look of the original arena. <text:s/>Ahsoka then heads down the flight of stairs leading to the prison cells. <text:s/>However this time even as Plautus rushes up to the bars, Ahsoka ignores every outburst from the Imperial soldiers, including Plautus sickening remarks. <text:s/></text:p>
      <text:p text:style-name="P2"/>
      <text:p text:style-name="P2">Plautus: im going to fuck your bloody corpse tonight</text:p>
      <text:p text:style-name="P2"/>
      <text:p text:style-name="P2">Ahsoka then snaps her fingers and a Geonosian Soldier instantly comes from the darkness and sack taps Plautus. <text:s/>Ahsoka then tosses the Geonosian a gold coin, and enters the door at the end of the hall, this room a small stone cove that looks out onto the sands of the arena. <text:s/>Ahsoka is currently standing in the same place in which Anakin was placed in chains, set to be executed. <text:s/>However this time two Geonosians fly over to Ahsoka, one carrying gladiator armor and the other holding the two swords Ahsoka chose from the armory. <text:s/>As soon as the Geonosians land, Ahsoka removes the sleeve on her right arm. <text:s/>Then one of the Geonosians places a chain-mail sleeve on her arm and ties the end of it to secure it. <text:s/>The Geonosians then place greeves on Ahsoka, and then she walks around and gets a feel for her armor, then each Geonosian hand Ahsoka a sword. <text:s/>Ahsoka then swings the swords around, the Geonosians then bow to her and leave her in the cove alone. <text:s/>Ahsoka then walks out onto the sands of the arena, Ahsoka is then greeted by a spectre, the ghost of Spartacus. <text:s/></text:p>
      <text:p text:style-name="P2"/>
      <text:p text:style-name="P2">Spartacus: Upon the sands once again</text:p>
      <text:p text:style-name="P2">Ahsoka: I learned, there is no better way to unify men</text:p>
      <text:p text:style-name="P2">Spartacus: spoken like a true gladiator</text:p>
      <text:p text:style-name="P2">Ahsoka: I would rather stand a Jedi, I always have </text:p>
      <text:p text:style-name="P2">Spartacus: have you fallen from such title?</text:p>
      <text:p text:style-name="P2">Ahsoka: I can command a portion of the Dark Side, I carry the sabers of an outcast, and I...I never finished the training</text:p>
      <text:p text:style-name="P2">Spartacus: that tells me, you are the greatest Jedi that ever lived</text:p>
      <text:p text:style-name="P2">Ahsoka: you always knew what to say, what must I do to save these people, we cannot lose to Crassus</text:p>
      <text:p text:style-name="P2">Spartacus: no, you cannot</text:p>
      <text:p text:style-name="P2">Ahsoka: there must be a way to stop him</text:p>
      <text:p text:style-name="P2">Spartacus: you have already figured it out, place idea into action and with it see an end to Marcus Crassus</text:p>
      <text:p text:style-name="P2">Ahsoka: I will bring you justice</text:p>
      <text:p text:style-name="P2">Spartacus: I know you will</text:p>
      <text:p text:style-name="P2"/>
      <text:p text:style-name="P2">Spartacus' ghost disappears and then Ahsoka is approached by two soldiers Wolffe and Gregor. <text:s/></text:p>
      <text:p text:style-name="P2"/>
      <text:p text:style-name="P2">Gregor: who you talking to</text:p>
      <text:p text:style-name="P2">Ahsoka: nobody, it was no one</text:p>
      <text:p text:style-name="P2">Wolffe: you need your head in the game Tano, the whole planet is watching you </text:p>
      <text:p text:style-name="P2">Ahsoka: trust me, I have never been more clear to my purpose</text:p>
      <text:p text:style-name="P2">Gregor: ok then, we're all rooting for ya </text:p>
      <text:p text:style-name="P2"><text:soft-page-break/>Ahsoka: see yourselves to the pulvinus, make sure to get a seat</text:p>
      <text:p text:style-name="P2">Wolffe: who's joining us </text:p>
      <text:p text:style-name="P2">Ahsoka: the generals and two guards, who are my guests </text:p>
      <text:p text:style-name="P2">Gregor: (to Wolffe) let's make haste, lest there be no wine left </text:p>
      <text:p text:style-name="P2"/>
      <text:p text:style-name="P2">The Clones laugh out loud and then leave the Arena Floor out through a different cove at the other end of the Arena. <text:s/>Ahsoka follows them and she sees where the animals were kept during the Clone Wars, then Ahsoka sits down on a bench here and she rests before her battle. <text:s/>The Arena begins to fill up as the hours of the days go by, Ahsoka is sitting on the ground meditating, preparing her mind for the battle that is yet to come, clearing her thoughts in order to place her effort to one purpose and one purpose only. <text:s/>As soon as the sun is at it's highest point in the sky, 70 Geonosian trumpeteers sound off their horns as if they were introducing the emperor of Rome. <text:s/>Then all the Geonosians in the Arena cheer and Cato the Wise appears in the pulvinus, the spectators then quiet down and Cato begins his speech. <text:s/></text:p>
      <text:p text:style-name="P2"/>
      <text:p text:style-name="P2">Cato: My people, we are gathered here today to witness a spectical not see in over three decades, in honor of the ones who taught us the way of freedom. <text:s/>My people, I present the finest offering I can in this time of war. <text:s/>But first I present to you a true piece of garbage, a man the Empire has glorified for brutal tactics and tortuous ways. <text:s/>Enter Plautus the Poisoner!</text:p>
      <text:p text:style-name="P2"/>
      <text:p text:style-name="P2">The Crowd boos and then two metal gates open and Plautus, who looks dirty and ragged, is pushed out of the gates and a steel sword is thrown on the ground in front of him. <text:s/>The Crowd then begins to throw rotten tomatoes and rotten cabbage at Plautus as he grabs the sword from the sand. <text:s/></text:p>
      <text:p text:style-name="P2"/>
      <text:p text:style-name="P2">Cato: and who will deliver justice to this festering cunt!?</text:p>
      <text:p text:style-name="P2"/>
      <text:p text:style-name="P2">The Crowd begins the stomp their feet and clapping their hands, some of the Geonosians scream out and cheer in their native language. <text:s/>Some of the men are pouring wine on their fellow spectators and this gets the Crowd good and roudy. </text:p>
      <text:p text:style-name="P2"/>
      <text:p text:style-name="P2">Cato: there is but one, the one who showed us the way of freedom, the one who will show Plautus the way of the sword, the heir to Spartacus himself</text:p>
      <text:p text:style-name="P2"/>
      <text:p text:style-name="P2">Ahsoka then takes a deep breath and she walks out into the sun and the Crowd lets out a roar so loud that you can hear the cheers in the neighboring systems. </text:p>
      <text:p text:style-name="P2"/>
      <text:p text:style-name="P2">Cato: The Jedi Assassin!, The Liberator of Felucia, the Victor of the Siege of Mandelore....I give you Ahsoka Tano!</text:p>
      <text:p text:style-name="P2"/>
      <text:p text:style-name="P2">Ahsoka raises her swords into the air and the Crowd cheers once again, Ahsoka then walks closer to Plautus. <text:s/></text:p>
      <text:p text:style-name="P2"/>
      <text:p text:style-name="P2">Cato: BEGIN!!</text:p>
      <text:p text:style-name="P2"/>
      <text:p text:style-name="P2">Ahsoka then gets into a fighting stance and then Plautus tries to use his Force powers but he gets shocked and he falls to his knees. <text:s/></text:p>
      <text:p text:style-name="P2"/>
      <text:p text:style-name="P2"><text:soft-page-break/>Ahsoka: you will have no need for your powers Plautus, you are to fight me as a man</text:p>
      <text:p text:style-name="P2">Plautus: you have the advantage </text:p>
      <text:p text:style-name="P2">Ahsoka: I don't need my powers to best you</text:p>
      <text:p text:style-name="P2"/>
      <text:p text:style-name="P2">Plautus then runs at Ahsoka and begins to swing his weapon, with Ahsoka blocking all his attacks. <text:s/>The Crowd begins to cheer as the fight begins, Ahsoka is just sitting back and blocking all of Plautus' misguided attacks. <text:s/>Ahsoka then jumps over a low attack and then drop-kicks Plautus, knocking him to the ground. <text:s/>Ahsoka then jumps back up and raises her hands in the air and the crowd roars in response, Plautus then gets up and charges at Ahsoka once again. <text:s/>Ahsoka turns around and then blocks Plautus' first attack and then she punches Plautus in the face with her other hand. <text:s/>Plautus backs up once again and then he checks his lip, he sees that he is in fact bleeding, he then grabs the collar around his neck and he breaks it off. <text:s/></text:p>
      <text:p text:style-name="P2"/>
      <text:p text:style-name="P2">Plautus: time for me to show you a lesson in the ways of war</text:p>
      <text:p text:style-name="P2"/>
      <text:p text:style-name="P2">Plautus then drops his pants, squats to the ground and shits out a vile of his poison. <text:s/>He then smashes the poison vile on his sword, covering the blade in the filth. <text:s/>Plautus then pulls up his pants and charges at Ahsoka with a new and more deadly weapon. <text:s/>Ahsoka then dodges more attacks and clashes swords a few times dodgeing the spray of the poison as best as she can. <text:s/>Some of the poison hits her skin and it burns her and she then kicks Plautus away from her and then she back flips and makes some space between her and her enemy. <text:s/>Ahsoka then rips her kevlar sleeves off and she bears both of her arms, one of which is completely white. <text:s/>Ahsoka then runs at Plautus and the Crowd begins to cheer again and this time louder than ever. <text:s/>Ahsoka then attacks Plautus with a sieres of strikes to quickly overpowering Plautus and cutting him with the last strike. <text:s/>Ahsoka then kicks Plautus over and as Plautus raises his poisoned sword and Ahsoka knocks it out of his hands. <text:s/>Ahsoka then slashes at Plautus but he jumps back and he raises his fists. <text:s/>Ahsoka then drops her swords and she walks up to Plautus and she punches him twice in the face, Plautus then throws a punch of his own but Ahsoka blocks it. <text:s/>Ahsoka then jumps into the air and kicks Plautus in the face like a move from the Matrix, Plautus flies a foot back and hits the ground. <text:s/>Ahsoka then uses her powers to bring a sword into her hand, this sword happens to be Plautus poisoned weapon. <text:s/>As she walks over to Plautus, the Crowd begins to chant one word. <text:s/></text:p>
      <text:p text:style-name="P2"/>
      <text:p text:style-name="P2">Crowd: Kill, Kill, Kill, Kill </text:p>
      <text:p text:style-name="P2"/>
      <text:p text:style-name="P2">Plautus in traditional fashion raises two fingers giving the <text:span text:style-name="T1">missio</text:span>, Ahsoka looks up at the Pulvinus and then she sees Cato look down at her and he holds out his hand with his thumb extended to the side. <text:s/>Cato then makes a “thumbs down” hand signal and Ahsoka then stomps on Plautus' balls and she stabs Palutus in the neck and then she rips out the sword and she backs off. <text:s/>Plautus then stands up and his skin begins to bubble up and fall off, then Plautus' head explodes. <text:s/>The crowd roars and Ahsoka raises her arms into the air and and the Crowd goes crazy. <text:s/>Ahsoka tosses the sword on the ground and then she walks to the nearest exit and she is showered with rose petals as she exits the sands. <text:s/>Ahsoka then heads up the stairs and she is congratulated by all the peoples that she passes by. <text:s/>Ahsoka then runs up to the top of the of the steps and soon she reaches the hallway to the pulvinus. <text:s/>Ahsoka is then shocked to see that the two Elites are standing outside the pulvinus doors retaining their same position as guards. <text:s/></text:p>
      <text:p text:style-name="P2"/>
      <text:p text:style-name="P2">Ahsoka: you guys catch the show?</text:p>
      <text:p text:style-name="P2"><text:soft-page-break/>Elite: Ok.....that was AWESOME </text:p>
      <text:p text:style-name="P2">Elite 2: it was the first Gladiator match i've ever seen, you kicked his ass!</text:p>
      <text:p text:style-name="P2">Ahsoka: thanks, but the day has just begun, there are many more fights to come</text:p>
      <text:p text:style-name="P2">Elite: General, I was wondering, if at all possible, I....</text:p>
      <text:p text:style-name="P2">Ahsoka: you wish to stand upon the sands </text:p>
      <text:p text:style-name="P2">Elite: more than anything </text:p>
      <text:p text:style-name="P2">Elite 2: you gave up those dreams years ago </text:p>
      <text:p text:style-name="P2">Ahsoka: did you now..... </text:p>
      <text:p text:style-name="P2"/>
      <text:p text:style-name="P2">Ahsoka then points to the door and then then one of the elites opens it for Ahsoka, she then holds the door and allows the Elites to enter first. <text:s/>As the three walk into the Pulvinus, the generals all greet Ahsoka and they all give her hi-fives or other sort of greeting, then Ahsoka jumps into one of the chairs in the second row and then one of the Elites brings her a cup of wine. <text:s/></text:p>
      <text:p text:style-name="P2"/>
      <text:p text:style-name="P2">Ahsoka: gratitude, (takes a drink) see yourselves to wine and food, you deserve it</text:p>
      <text:p text:style-name="P2">Elite: you honor us </text:p>
      <text:p text:style-name="P2">Ahsoka: I would have you honor yourself, if you can stay away from the wine</text:p>
      <text:p text:style-name="P2">Elite: you mean</text:p>
      <text:p text:style-name="P2">Ahsoka: you are to fight in the match after next, tell the guard in the Armory I sent you</text:p>
      <text:p text:style-name="P2">Elite: gratitude for this chance, I will not let you down </text:p>
      <text:p text:style-name="P2"/>
      <text:p text:style-name="P2">The Elite rushes down the hallway and then we see Ahsoka then glance down at the next showing in the arena. <text:s/></text:p>
      <text:p text:style-name="P2"/>
      <text:p text:style-name="P2">Cato: a fine showing, one to be remembered</text:p>
      <text:p text:style-name="P2">Ahsoka: I just wanted to fuel to the fire of the rebellion</text:p>
      <text:p text:style-name="P2">Hera: I do not understand, these matches were banned in the republic years ago, why would so many flock to such a sight</text:p>
      <text:p text:style-name="P2">Cato: these events have been happening on my planet for thousands of years, </text:p>
      <text:p text:style-name="P2">Ahsoka: this arena was used for executions Cato, my Dominus fought for his life on the same sands</text:p>
      <text:p text:style-name="P2">Cato: the separatist era was a dark time for my people, I wish to make amends for such a time </text:p>
      <text:p text:style-name="P2">Ahsoka: aid us in this, and we shall discuss this further, yet one question, where is Kanan </text:p>
      <text:p text:style-name="P2">Hera: I was wondering the same thing </text:p>
      <text:p text:style-name="P2">Cato: it's time</text:p>
      <text:p text:style-name="P2"/>
      <text:p text:style-name="P2">Cato stands up and raises his hands, the Crowd quiets down to a murmer and the Cato begins the next introduction. <text:s/></text:p>
      <text:p text:style-name="P2"/>
      <text:p text:style-name="P2">Cato: my warriors, we witnessed a good fight, yet there is more blood to be shed!</text:p>
      <text:p text:style-name="P2"/>
      <text:p text:style-name="P2">The Crowd errupts in cheers towards the news that the fighting will continue. <text:s/></text:p>
      <text:p text:style-name="P2"/>
      <text:p text:style-name="P2">Cato: by the honor of our Rebel guests I give you a man of great skill and prestige, a deciple of the Jedi order. <text:s/>Enter Kanan Jarrus, The Survivor!!</text:p>
      <text:p text:style-name="P2"/>
      <text:p text:style-name="P2">The metal gates open at the and Kanan walks out onto the sands and he is dressed in mirmillo Gladiator armor with the giant sield and he is wealding a medieval sword. <text:s/>Kanan is wearing a classic gladiator <text:soft-page-break/>helmet covering his entire face, then two stormtroopers are pushed out of the cages and and a sword and a spear are thrown on the ground in front of them. <text:s/>The Generals in the Pulvinus all have mixed feelings regarding Kanan taking part in a match that was only meant for a few people. <text:s/></text:p>
      <text:p text:style-name="P2"/>
      <text:p text:style-name="P2">Hera: (to Ahsoka) did you talk him into this </text:p>
      <text:p text:style-name="P2">Ahsoka: I had no hand in this, Gregor?</text:p>
      <text:p text:style-name="P2">Gregor: he didn't say anything to me</text:p>
      <text:p text:style-name="P2"/>
      <text:p text:style-name="P2">Kanan is seen in a fighting stance with the Stormtroopers grabbing the weapons from the ground. <text:s/>Then the Stormtroopers run at Kanan and and he begins to defend the attacks from his imperial enemies. <text:s/>Kanan then jumps over both of the troopers, causing them to look up and fall over, Kanan then throws his shield at one of the troopers cracking his helmet, and his skull. <text:s/>The other Trooper holding the spear then gets up and begins to stand his ground. <text:s/>Kanan walks towards the stormtrooper and the trooper runs again at Kanan and he tries to take stabs with the spear. <text:s/>Then Kanan grabs the sprear and breaks it, then he stabs the trooper in the neck with the spear point. <text:s/>Kanan lets go of the spear point and and the trooper drops to the ground. <text:s/>The Crowd errupts into cheers when Kanan defeats the last of his enemies, he raises his hands in the air and the Crowd cheers louder once again. <text:s/>After this battle Kanan then retreats back into the same gate he entered the arena. <text:s/>Ahsoka then sits back in her chair and waits for all the generals to be present in the room. <text:s/>Once Kanan enters the Pulvinus, Hera instantly stands up and talks to him. <text:s/></text:p>
      <text:p text:style-name="P2"/>
      <text:p text:style-name="P2">Hera: why didn't you talk to me before risking your life like that?</text:p>
      <text:p text:style-name="P2">Kanan: because you would not have let me</text:p>
      <text:p text:style-name="P2">Hera: I do not wish to see you fall due to foolish games </text:p>
      <text:p text:style-name="P2">Kanan: I had everything under control, but you are right it was not the smartest thing to do</text:p>
      <text:p text:style-name="P2">Ahsoka: past decisions aside, we need to discuss a plan, with Plautus dead Crassus will quickly follow in his wake</text:p>
      <text:p text:style-name="P2">Gregor: we have tangled with far worse</text:p>
      <text:p text:style-name="P2">Ahsoka: no, we have not, Crassus commands the largest army I have every seen, pray he was not paranoid</text:p>
      <text:p text:style-name="P2">Cato: what do you suggest</text:p>
      <text:p text:style-name="P2">Ahsoka: we begin to prepare for a ground assualt as soon as the games come to an end </text:p>
      <text:p text:style-name="P2"/>
      <text:p text:style-name="P2">The Geonosian Elite walks out onto the Arena floor and the crowd cheers for their fellow brethren. <text:s/></text:p>
      <text:p text:style-name="P2"/>
      <text:p text:style-name="P2">Wolffe: Crassus will most likely land in a place that will give his troops the advangate</text:p>
      <text:p text:style-name="P2">Ahsoka: thus we should be sure to stick our fighting to the canyons and caves, do not let Crassus catch you in an open battle</text:p>
      <text:p text:style-name="P2">Cato: you would command my men?</text:p>
      <text:p text:style-name="P2">Gregor: you signed on with us Cato, you have aided and housed enemies of the Empire, </text:p>
      <text:p text:style-name="P2">Cato: a fact I am well aware of, yet I do not understand why my son should not be given position of prominance</text:p>
      <text:p text:style-name="P2">Ahsoka: (nods) you speak of Lardarius </text:p>
      <text:p text:style-name="P2">Cato: how did you?...</text:p>
      <text:p text:style-name="P2">Ahsoka: the Force, it works in every way imaginable</text:p>
      <text:p text:style-name="P2">Kanan: something your people do not seem to understand</text:p>
      <text:p text:style-name="P2">Ahsoka: he will fight with us, but only I can win this battle for us</text:p>
      <text:p text:style-name="P2"><text:soft-page-break/></text:p>
      <text:p text:style-name="P2">The Elite stabs his spear into the stormtrooper he is facing and he ends up tossing the body of the trooper into the Crowd, who loves the idea and they begin to punch and stab at the body as if it is still alive and could feel the attacks. <text:s/></text:p>
      <text:p text:style-name="P2"/>
      <text:p text:style-name="P2">Hera: Crassus must have a weakness </text:p>
      <text:p text:style-name="P2">Ahsoka: he did, Spartacus kidnapped his son one time, we could have used the boy as leverage, but one of our own killed him</text:p>
      <text:p text:style-name="P2">Kanan: so that idea is out of the question</text:p>
      <text:p text:style-name="P2">Ahsoka: Crassus has a simple strategy, he will begin with brute force to push us out of our fortresses and this tactic is to lower our numbers. <text:s/>Defending the Spire is a fools errend, we must leave it if we are to have a chance against Crassus </text:p>
      <text:p text:style-name="P2">Cato: I will not abandon my home again!</text:p>
      <text:p text:style-name="P2">Gregor: if you want to live, you will listen to General Tano </text:p>
      <text:p text:style-name="P2">Ahsoka: thank you Gregor, now Cato, I well understand your concern yet if we are to gain victory you must follow my command</text:p>
      <text:p text:style-name="P2"/>
      <text:p text:style-name="P2">Cato then halts his next outbust, instead he looks at Ahsoka in disbelief and Ahsoka then gives Cato the “Spatacus Death Stare”, and in this stare Ahsoka's eyes begin to gleem a bright red color. <text:s/></text:p>
      <text:p text:style-name="P2"/>
      <text:p text:style-name="P2">Ahsoka: if you have words Minister, you best speak them</text:p>
      <text:p text:style-name="P2">Cato: I have left that Spire to our enemies for too long, I would make our stand there, where we know the floorplan</text:p>
      <text:p text:style-name="P2">Ahsoka: (stands up) that Spire has only one enterence and exit, I did not have my comrades die face down in the muck, so that we may fall against Crassus! <text:s/>This Rebellion belongs to us but command of the army belongs to me</text:p>
      <text:p text:style-name="P2"/>
      <text:p text:style-name="P2">Ahsoka then sits back down and her white hand begins to shake. <text:s/>Ahsoka then grabs her white arm, as if is is causing her pain, then Wolffe pulls out a pre-rolled blunt from his pocket and he quickly hands it to Ahsoka. <text:s/>Ahsoka lights up the blunt and her hands begins to stop shaking and she begins to take deep breaths in order to calm herself down. <text:s/>The other Geonosian Elite walks over and begins to give Ahsoka a sholder massage, as another two random citizens fly into the pulvinus and begin to fan her with giant leaves. <text:s/></text:p>
      <text:p text:style-name="P2"/>
      <text:p text:style-name="P2">Kanan: easy there General</text:p>
      <text:p text:style-name="P2">Wolffe: Our strategy, it works like a charm Cato</text:p>
      <text:p text:style-name="P2">Cato: at least hear my plan </text:p>
      <text:p text:style-name="P2"/>
      <text:p text:style-name="P2">Ahsoka takes a deep breath and her eyes then return to her normal blue color. <text:s/></text:p>
      <text:p text:style-name="P2"/>
      <text:p text:style-name="P2">Ahsoka: speak it</text:p>
      <text:p text:style-name="P2">Cato: we hold our ground at the Spire, Crassus will have no choice but to march through the canyons, we can take down a majority of their forces from there</text:p>
      <text:p text:style-name="P2">Gregor: the same canyons that Ahsoka and I traveled through, because I doubt there are any soldiers left</text:p>
      <text:p text:style-name="P2">Ahsoka: (to Gregor) hold tounge, continue Cato </text:p>
      <text:p text:style-name="P2">Cato: those canyons, my son Lardarius knows those systems very well, if we place sentries there <text:soft-page-break/>Crassus will be forced to remain at his camp. <text:s/></text:p>
      <text:p text:style-name="P2">Ahsoka: Crassus has Imperial walkers, and TX-130 tanks,</text:p>
      <text:p text:style-name="P2">Wolffe: and we only have two Jedi </text:p>
      <text:p text:style-name="Standard">Ahsoka: the tanks alone will shatter the defenses, I can not imagine what the walkers would do</text:p>
      <text:p text:style-name="Standard">Cato: my warriors are resiliant </text:p>
      <text:p text:style-name="Standard">Ahsoka: Minister, if you follow through with this plan your son will die</text:p>
      <text:p text:style-name="Standard">Voice: My blood is not going to die</text:p>
      <text:p text:style-name="Standard"/>
      <text:p text:style-name="Standard">A Veteran Geonosian warrior flies up onto the edge of the Pulvinus, he bears a darker skin color than all the other Geonosians, he has a scar on his eye down the right side of his face. <text:s/>This Warrior is wearing Greek Hoplite style armor, carrying a Roman cavalry sword on his scabbard, he steps down onto the Pulvinus floor and continues. <text:s/></text:p>
      <text:p text:style-name="Standard"/>
      <text:p text:style-name="Standard">Geonosian: not if I have a fucking fight left in my core</text:p>
      <text:p text:style-name="Standard"/>
      <text:p text:style-name="Standard">Ahsoka stands up and she cannot believe who she is seeing. <text:s/></text:p>
      <text:p text:style-name="Standard"/>
      <text:p text:style-name="Standard">Ahsoka: Sun-Fac?!</text:p>
      <text:p text:style-name="Standard">Sun-Fac: Ahsoka Tano, I see the war has taken its toll, you Jedi fuck</text:p>
      <text:p text:style-name="Standard">Ahsoka: (smirks) I see your manners still equal to that of piss and shit</text:p>
      <text:p text:style-name="Standard"/>
      <text:p text:style-name="Standard">The two look at each other for a second. <text:s/></text:p>
      <text:p text:style-name="Standard"/>
      <text:p text:style-name="Standard">Ahsoka: It's good to see you buddy</text:p>
      <text:p text:style-name="Standard">Sun-Fac: you too comrade</text:p>
      <text:p text:style-name="Standard"/>
      <text:p text:style-name="Standard">they both do the Spartacus hand-shake and hug each other, when their greeting has concluded Ahsoka continues the conversation. <text:s/></text:p>
      <text:p text:style-name="Standard"/>
      <text:p text:style-name="Standard">Ahsoka: I thought you dead</text:p>
      <text:p text:style-name="Standard">Sun-Fac: I was, for my part, I went into hiding after the battle of Hosian Prime </text:p>
      <text:p text:style-name="Standard">Ahsoka: Crassus?</text:p>
      <text:p text:style-name="Standard">Sun-Fac: no....</text:p>
      <text:p text:style-name="Standard">Ahsoka: (eyes widen) Vader?</text:p>
      <text:p text:style-name="Standard">Sun-Fac: (nods) Clovis did his best to prepare us for battle, I aided in any way I could </text:p>
      <text:p text:style-name="Standard">Ahsoka: gratitude, you did all that would ask, I glad to see you among the living</text:p>
      <text:p text:style-name="Standard">Sun-Fac: and I am glad I have found you, any chance I can give the Empire one last kick in the ass</text:p>
      <text:p text:style-name="Standard">Ahsoka: (places hand on Sun-Fac's shoulder) there's always room for a friend</text:p>
      <text:p text:style-name="Standard"/>
      <text:p text:style-name="Standard">The rest of the generals rejoin the conversation. <text:s/></text:p>
      <text:p text:style-name="Standard"/>
      <text:p text:style-name="Standard">Ahsoka: Generals, this is Sun-Fac; Gregor, Wolffe, Kanan, well everyone here knows him</text:p>
      <text:p text:style-name="Standard">Kanan: yeah we do Ahsoka, I would have words</text:p>
      <text:p text:style-name="Standard">Ahsoka: we have a plan to discuss</text:p>
      <text:p text:style-name="Standard">Kanan: this actually cannot wait</text:p>
      <text:p text:style-name="Standard">Ahsoka: very well</text:p>
      <text:p text:style-name="Standard"/>
      <text:p text:style-name="Standard"><text:soft-page-break/>Ahsoka, Kanan and Hera all walk out of the pulvinus and go into the hall way. <text:s/></text:p>
      <text:p text:style-name="Standard"/>
      <text:p text:style-name="Standard">Ahsoka: what's up </text:p>
      <text:p text:style-name="Standard">Kanan: what's up? Who the hell is this Vader?</text:p>
      <text:p text:style-name="Standard">Ahsoka: he's (sighs)...he is a menace, a dark lord of the Sith bent on the destruction of the galaxy and with a goal of murdering all of the Jedi. <text:s/></text:p>
      <text:p text:style-name="Standard">Kanan: he was the Sith Lord we fought on Lothal</text:p>
      <text:p text:style-name="Standard">Ahsoka: (nods) he has been hunting me for years now, and to find me he slaughtered thousands of people</text:p>
      <text:p text:style-name="Standard">Kanan: why you, why not any other Jedi</text:p>
      <text:p text:style-name="Standard">Ahsoka: because I know his dirty little secrets, I know his real name </text:p>
      <text:p text:style-name="Standard">Hera: which is?</text:p>
      <text:p text:style-name="Standard">Ahsoka: (bites her fist) I cannot say, </text:p>
      <text:p text:style-name="Standard">Kanan: damn it Ahsoka, when will you trust us?</text:p>
      <text:p text:style-name="Standard">Ahsoka: it has nothing to do with trust</text:p>
      <text:p text:style-name="Standard">Kanan: im sure you told Renner and that Kalmowicz</text:p>
      <text:p text:style-name="Standard">Ahsoka: they did not know him, they would not know the name even if I told it to them </text:p>
      <text:p text:style-name="Standard">Kanan: when then, </text:p>
      <text:p text:style-name="Standard">Ahsoka: soon, when Crassus has been dealt with, we shall revisit the topic, I promise</text:p>
      <text:p text:style-name="Standard"/>
      <text:p text:style-name="Standard">Ahsoka walks back into the Pulvinus and as she looks at the other generals she looks at them and she nods and then Cato returns to his plan as if nothing has changed. <text:s/></text:p>
      <text:p text:style-name="Standard"/>
      <text:p text:style-name="Standard">Cato: Ahsoka, what halts your plans?</text:p>
      <text:p text:style-name="Standard">Ahsoka: nothing good Cato, I just had an idea, and Kanan is inclined to agree with me</text:p>
      <text:p text:style-name="Standard">Cato: Kanan?</text:p>
      <text:p text:style-name="Standard">Kanan: right, Ahsoka suggested that we stick to caves and tunnel systems, I think if we set charges benieth the ground, we can terrorize them as the march,</text:p>
      <text:p text:style-name="Standard">Ahsoka: what do you think, </text:p>
      <text:p text:style-name="Standard">Wolffe: whatever the plan, better make it fast, those satilites just picked up some huge readings </text:p>
      <text:p text:style-name="Standard"/>
      <text:p text:style-name="Standard">Ahsoka closes her eyes and raises her hand to the sky, she uses her force powers to see two Stardestroyers heading for the planet at a fervorous pace. <text:s/></text:p>
      <text:p text:style-name="Standard"/>
      <text:p text:style-name="Standard">Ahsoka: their Stardestroyers, what mark do they bear</text:p>
      <text:p text:style-name="Standard">Wolffe: fearsome eagle upon crest</text:p>
      <text:p text:style-name="Standard">Sun-Fac: <text:span text:style-name="T1">Crassus</text:span></text:p>
      <text:p text:style-name="P2">Ahsoka: Cato order the games concluded and your citizens to a safe location, all the warriors....battle formations</text:p>
      <text:p text:style-name="P2"/>
      <text:p text:style-name="P2">Cato rushes to the edge of the Pulvinus and screams out warnings to all the spectators in their native language. <text:s/>Ahsoka then leads the generals to the bottom floor and eventually out of the Arena, The Rebel Generals run to their speeders and speeder bikes, Ahsoka runs to a speeder bike, and tells Sun-Fac to drive, and she jumps on the back of the seat and the rebels take off. <text:s/>As the rebel speeders are flying back to the Spire, Ahsoka senses soldiers around them that are not friendly, then Sun-Fac reads his large com-link (it has a big screen). <text:s/></text:p>
      <text:p text:style-name="P2"/>
      <text:p text:style-name="P2"><text:soft-page-break/>Sun-Fac: Ahsoka I got several tangos in the area</text:p>
      <text:p text:style-name="P2">Ahsoka: shit, it looks like Crassus sents scout troopers in under the radar</text:p>
      <text:p text:style-name="P2">Sun-Fac: what do you think, should we pull back and take em out?</text:p>
      <text:p text:style-name="P2">Ahsoka: good thinking</text:p>
      <text:p text:style-name="P2"/>
      <text:p text:style-name="P2">Sun-Fac slightly slows down and soon three imperial Scout Troopers fly over close them, Ahsoka then stands on the back of the seat and draws her lightsabers. <text:s/>The Scout Troopers begin to fire at the rebel speeder bike, but Ahsoka blocks all the shots, even forcing the Scout Troopers to dodge the deflected lasers. <text:s/>Ahsoka then jumps onto one of the Scout's speeder bikes and she kills the driver. <text:s/>Ahsoka then tosses the dead Scout Trooper off of the bike and she then proceeds to drive this bike. <text:s/>Ahsoka then draws her pistol and shoots the at the other scouts, <text:s/>she kills two more of them and then she returns to ride side by side with Sun-Fac. <text:s/></text:p>
      <text:p text:style-name="P2"/>
      <text:p text:style-name="P2">Ahsoka: any more on the radar</text:p>
      <text:p text:style-name="P2">Sun-Fac: not that I see, they could be masking intent</text:p>
      <text:p text:style-name="P2">Ahsoka: you head back to the base i'll draw them off </text:p>
      <text:p text:style-name="P2">Sun-Fac: are you sure of this?</text:p>
      <text:p text:style-name="P2">Ahsoka: i'll meet you at the Spire, however if I am not there in 20 minutes, order the soldiers to leave, i'll find you</text:p>
      <text:p text:style-name="P2">Sun-Fac: good luck</text:p>
      <text:p text:style-name="P2"/>
      <text:p text:style-name="P2">Sun-Fac flies off in the same direction while Ahsoka takes a path to the left, the Scout Troopers end up following Ahsoka, just as she suspected. <text:s/>The two Scout Troopers shoot at Ahsoka and she manages to dodge their laser bolts, but one of the bolts hits her bike. <text:s/>Ahsoka struggles to keep the bike steady and then when she finally gets the Speeder bike going straight, the Scouts start to shoot at her again. <text:s/>Ahsoka then closes her eyes and draws her lightsabers, she turns them on and then she has the speederbike increase it's speed so she flies off the back. <text:s/>As Ahsoka is doing this she stretches her arms out, holding a lightsaber in each hand, she flies backward and as the two Scout Troopers are flying past her their heads become casualties to Ahsoka's blades. <text:s/>Both headless bodies are still on the speeder bikes as they crash into rock walls, Ahsoka rolls on the ground dusts herself off and then begins to run to the Spire, as her own Speeder bike crashed after that crazy feat of talent. <text:s/>As Ahsoka is running through the canyons, she jumps to the top of the rock wall and she witnesses a great army landing and preparing their march, she looks out at the Imperial crusier and sees a man walk out dressed in Roman style armor. <text:s/>Ahsoka goes into a prone position and grabs a small pair of binoculars from her belt. <text:s/>She looks down the sights and sees that this man is who she suspected, Crassus has landed on Geonosis, Ahsoka then gets back up and runs on the canyon walls towards the Spire. <text:s/>Ahsoka sees that the Imperials have begun to gather troops and armored weapons for a full scale assault, Ahsoka then realizes that Crassus is heading in the same direction as she is, to the Spire and the Rebel Generals. <text:s/>Ahsoka then finds a camel-like creature drinking from a puddle, Ahsoka then jumps from the canyon wall onto this animal's back. <text:s/>This creature begins to go crazy until Ahsoka places her hand on his head and soon the creature calms down and begins to run in the direction of the Spire. <text:s/></text:p>
      <text:p text:style-name="P2"/>
      <text:p text:style-name="P2"/>
      <text:p text:style-name="P2"><text:s/>- GEONOSIS – SPIRE – LATE DAY - </text:p>
      <text:p text:style-name="P2"/>
      <text:p text:style-name="P2"/>
      <text:p text:style-name="P2">As soon as Ahsoka gets to the Spire she sees that Sun-Fac has just arrived and the two of them enter the <text:soft-page-break/>Spire together. <text:s/>They see the rebel army stationed there scrambling to gather their belongings, Ahsoka points Sun-Fac in the direction of other generals to assist them, and then Ahsoka goes over to Kanan and Hera to help them with their personal effects. <text:s/></text:p>
      <text:p text:style-name="P2"/>
      <text:p text:style-name="P2">Ahsoka: we need to make haste, there isn't much time</text:p>
      <text:p text:style-name="P2">Hera: we hear you, but we were not given much time</text:p>
      <text:p text:style-name="P2">Kanan: also not given much trust</text:p>
      <text:p text:style-name="P2">Ahsoka: I will fill you in on everything you need to know but for now I need you both to follow my orders</text:p>
      <text:p text:style-name="P2">Hera: you have our ears Ahsoka</text:p>
      <text:p text:style-name="P2">Ahsoka: ok then listen up</text:p>
      <text:p text:style-name="P2"/>
      <text:p text:style-name="P2">Ahsoka then calls to all the rebel leaders and soldiers in the Spire, she stands on the table and prepares to rally these men behind a cause that could give them the edge against the enemies they were about to face. <text:s/></text:p>
      <text:p text:style-name="P2"/>
      <text:p text:style-name="P2">Ahsoka: The time has come, for all of us. <text:s/>Crassus has been a thorn in our side for far too long, today we will show the Imperials what we have learned benieath the heal of their mighty Empire!</text:p>
      <text:p text:style-name="P2"/>
      <text:p text:style-name="P2">The rebels all cheer out, except Kanan and Hera, then The rebel army gathers all their supplies and exit the Spire doors, as they are heading in the direction behind the Spire, the rebel army can begin to hear large sounds of machines walking towards the Spire and they can hear shots being fired from afar. <text:s/>The Ahsoka closes her eyes, but quickly opens them. </text:p>
      <text:p text:style-name="P2"/>
      <text:p text:style-name="P2">Ahsoka: Hit the dirt NOW!!</text:p>
      <text:p text:style-name="P2"/>
      <text:p text:style-name="P2">Every soldier and general hits the ground and a giant missile flies over them and blows up the Spire in one strike. <text:s/>Cato looks back in horror as he sees his home for over 100 years finally be put to the dirt and be lost forever at the hands of Crassus and the Empire. <text:s/>Ahsoka then gets everyone on their feet and onto their speeders to escape the impending danger that Crassus brings in his wake. <text:s/>Ahsoka then gets onto her Speeder bike and then she leads the rebels into a convoy heading in the direction of the mountains, away from the Imperial scanners. <text:s/>Ahsoka then contacts her soldiers in the field, with no success, it seems that the Imperials are jamming any signal that the rebels try to get off the planet. <text:s/>Ahsoka then drives to the back fo the convoy to get them moving faster, but she sees three AT-AT walkers in the distance, and then Ahsoka informs the leaders of the new news. <text:s/></text:p>
      <text:p text:style-name="P2"/>
      <text:p text:style-name="P2">Ahsoka: Tano to Jarrus, We got walkers, about three of them</text:p>
      <text:p text:style-name="P2">Kanan: shit!, i'll lead the non-combatants to safety</text:p>
      <text:p text:style-name="P2">Ahsoka: get everyone to safety, i'll handle this</text:p>
      <text:p text:style-name="P2">Hera: Ahsoka, you'll get yourself killed!</text:p>
      <text:p text:style-name="P2">Ahsoka: just watch me</text:p>
      <text:p text:style-name="P2"/>
      <text:p text:style-name="P2">Ahsoka twists the throttle on her speederbike and then she flies in the direction of the Imperial walkers and then these walkers begin to see a blip on their radar screen. <text:s/></text:p>
      <text:p text:style-name="P2"/>
      <text:p text:style-name="P2">Pilot: sir, we have one speeder bike headed in our direction what are your orders</text:p>
      <text:p text:style-name="P2">Officer: what is one man going to do, press forward</text:p>
      <text:p text:style-name="P2"><text:soft-page-break/></text:p>
      <text:p text:style-name="P2">Ahsoka is surpirsed that the walkers have not fired upon her yet, thus she would use this mistake to her full advantage. <text:s/>Ahsoka then jumps off the Speeder bike and she then lands on the top of the first AT-AT walker, Ahsoka grabs her lightsabers and cuts a hole in the top of the walker and she jumps into the hull of the machine. <text:s/>Ahsoka then hacks down two Stormtroopers in her way and then she enters the cockpit and sees three men, two pilots and an officer. <text:s/></text:p>
      <text:p text:style-name="P2"/>
      <text:p text:style-name="P2">Ahsoka: Hey assholes!</text:p>
      <text:p text:style-name="P2"/>
      <text:p text:style-name="P2">As the Imperial officer turns around Ahsoka slashes his neck with her wrist knife and then she shoots both Pilots. <text:s/>Ahsoka then plants a patch of C-4 in the cockpit of the walker, then she rapels down to the ground and then she presses the button on her com-link, casuing the walker's head to explode and the machine to fall. <text:s/>The next two walkers then see their comrade fall at the hands of what they saw was one speederbike, then these two walkers begin to fire upon Ahsoka as she is running in a zig-zag pattern in the field before the next walker. <text:s/>Ahsoka jumps into the air and she lands on the head of the second walker, in response the third walker then shoots at the second blowing it's head off, Ahsoka however dodges this blast and is already in the air by the time the second walker hits the ground. <text:s/>Ahsoka lands at the feet of the third walker, which makes an attempt to crush her, but fails, instead Ahsoka then climbs up the walker's leg and then she reaches the hydraulics that make the legs move. <text:s/>Ahsoka then rams her lightsabers into the hydrualic springs and the walker then ceases to walk and in turn falls over on it's side, Ahsoka again jumps off just in time. <text:s/>With all the walkers dead, Ahsoka brushes off her shoulder and then begins to run back to the rebel convoy, but she then stops in her tracks as she sees an Imperial shuttle land close to her with a man dressed in armor walking out of it. <text:s/>Ahsoka then turns around and walks toward the shuttle and then she sees that this man is in fact whom she suspected, Crassus himself. <text:s/></text:p>
      <text:p text:style-name="P2"/>
      <text:p text:style-name="P2">Crassus: it seems your skills have doubled since we last met</text:p>
      <text:p text:style-name="P2">Ahsoka: I have no words for you Crassus, not after what you did</text:p>
      <text:p text:style-name="P2">Crassus: come now Tano, you and I are not so different, we both eliminate whom we need to survive</text:p>
      <text:p text:style-name="P2">Ahsoka: I am not you, you would do anything for power and wealth,</text:p>
      <text:p text:style-name="P2">Crassus: it seems I have a great deal of that already</text:p>
      <text:p text:style-name="P2">Ahsoka: all the money in the world cannot watch your back for you Crassus, because one day I will be there, with sword placed upon your spine <text:s/></text:p>
      <text:p text:style-name="P2">Crassus: (scoffs) you rebel shit, The Emperor wished for you to be returned alive, I fear I will not succeed in this task</text:p>
      <text:p text:style-name="P2">Ahsoka: save your tales Crassus, I am through speaking with you </text:p>
      <text:p text:style-name="P2"/>
      <text:p text:style-name="P2">Ahsoka walks away from Crassus and then Crassus has the nerve to throw one more barb at Ahsoka Tano.</text:p>
      <text:p text:style-name="P2"/>
      <text:p text:style-name="P2">Crassus: Spartacus, he begged for his life you know, </text:p>
      <text:p text:style-name="P2"/>
      <text:p text:style-name="P2">Ahsoka then turns around with rage in her eyes and vengeance in her heart. <text:s/></text:p>
      <text:p text:style-name="P2"/>
      <text:p text:style-name="P2">Crassus: begged, like a fucking mut!</text:p>
      <text:p text:style-name="P2"/>
      <text:p text:style-name="P2">Ahsoka then screams in rage and then draws both lightsabers and begins to run at Crassus, Crassus <text:soft-page-break/>draws his dark saber and blocks Ahsoka's rarely misguided attacks and he even blocks her attempts to strike him with her hands. <text:s/>Once the two clash their weapons, Ahsoka trying to get an edge over Crassus, but the two are locked in place. <text:s/>Then three Imperial fighters fly over the two leaders fighting and then Crassus jumps back and begins to taunt Ahsoka once again. <text:s/></text:p>
      <text:p text:style-name="P2"/>
      <text:p text:style-name="P2">Crassus: now you are surrounded Jedi, you are bested, surrender!</text:p>
      <text:p text:style-name="P2">Ahsoka: oh I don't think so</text:p>
      <text:p text:style-name="P2"/>
      <text:p text:style-name="P2">Ahsoka harnesses her full connection with the force and she uses her powers to bring down all three TIE fighters onto the Shuttle that Crassus arrived in, the explosion knocking Crassus to the ground. <text:s/>Ahsoka then runs back towards the rebel convoy, and the Imperial soldiers run to aid Crassus instead of going to pursue an enemy that they have failed to capture. <text:s/></text:p>
      <text:p text:style-name="P2"/>
      <text:p text:style-name="P2">Stormtrooper: Are you ok Imperitor?</text:p>
      <text:p text:style-name="P2"/>
      <text:p text:style-name="P2">Crassus pushes the trooper away and shoots him in the head, Crassus then looks at his men in disbelief and then shouts at his men.</text:p>
      <text:p text:style-name="P2"/>
      <text:p text:style-name="P2">Crassus: SEIZE HER YOU FUCKING CUNTS! <text:s/></text:p>
      <text:p text:style-name="P2"/>
      <text:p text:style-name="P2">The five remaining Stormtroopers then run after Ahsoka but after running for a while they reach a set of rocks in the dirt. <text:s/>Ahsoka jumps out in front of the Troopers and then kills two of them by slashing their necks with her wrist knife. <text:s/>The three other begin to shoot at Ahsoka, but she jumps from rock to rock avoiding every shot from her attackers. <text:s/>Ahsoka then draws her pistol and shoots all three remaining Stormtroopers, and with these enemies defeated Ahsoka continues to run back to the Rebel convoy. <text:s/>As soon as Ahsoks gets close to the rebel convoy, Crassus and the Imperials are hot on her trail and soon they would be in firing distance of the rebel army. <text:s/>Ahsoka then calls her generals over her com-link as she is running. <text:s/></text:p>
      <text:p text:style-name="P2"/>
      <text:p text:style-name="P2">Ahsoka: I could use some help over here!</text:p>
      <text:p text:style-name="P2">Wolffe: im on my way </text:p>
      <text:p text:style-name="P2"/>
      <text:p text:style-name="P2">Wolffe then rides over in his speeder with Gregor to aid Ahsoka and when they arrive to assist the embattled Jedi, the Imperial shuttle Crassus is inhabiting begins to fire upon the rebels. <text:s/>Ahsoka jumps into Wolffe's speeder and moves her arm forward to tell Wolffe to floor it and get the hell out of there. <text:s/>The Speeder eventually reaches the rebel convoy and the Imperials only have one shuttle in persuit, and thus Crassus calls off the fight and the Shuttle turns around as soon as the rebels reach their comrades. <text:s/>Crassus and the Imperials then return to their command post, as the rebels move to locate their own base of operations. <text:s/></text:p>
      <text:p text:style-name="P2"/>
      <text:p text:style-name="P2">Gregor: where are we headed General?</text:p>
      <text:p text:style-name="P2">Ahsoka: where ever the Imperial air patrols cannot find us, </text:p>
      <text:p text:style-name="P2">Cato: there are cave systems that stretch all across the planet, </text:p>
      <text:p text:style-name="P2">Wolffe: hiding, we should be taking the fight to Crassus</text:p>
      <text:p text:style-name="P2">Ahsoka: we shall discuss our plan once we have set our base up, not before</text:p>
      <text:p text:style-name="P2">Wolffe: copy that General Tano </text:p>
      <text:p text:style-name="P2"/>
      <text:p text:style-name="P2"><text:soft-page-break/>The Rebel convoy reaches <text:s/>a set of caves that has an enterence above ground and the rest of these systems lie beneith the ground, a true place where they can operate under the radar. <text:s/>Ahsoka then jumps out of the speeder that Wolffe is piloting and she walks up to the enterence of the caves. <text:s/></text:p>
      <text:p text:style-name="P2"/>
      <text:p text:style-name="P2">Ahsoka: alright soldiers, this is our new base for the time being, footsoldiers, find a place for your gear and be ready to move, Generals follow me. <text:s/></text:p>
      <text:p text:style-name="P2"/>
      <text:p text:style-name="P2"/>
      <text:p text:style-name="P2"><text:s/>- GEONOSIS – CATACOMB BASE – DUSK - </text:p>
      <text:p text:style-name="P2"/>
      <text:p text:style-name="P2"/>
      <text:p text:style-name="P2">The Rebel convoy begins to move their vehicles into the cave system as to ensure the Imperials would not see their hiding spot, then the soldiers begin to all converge to one section of the cave, doing what they normally are people to do. <text:s/>Drinking, smoking, doing drugs and banging each other, ya know the usual in the rebel army. <text:s/>Ahsoka pulls all the generals aside and places a small round piece of metal on a rock placement set up like a table. <text:s/>This piece of metal infact displays a portible hologram map of the entire region that Crassus has taken over for himself, the satilites were very helpful in this situation, giving the rebels an edge that have not had in the previous fights against Crassus. <text:s/></text:p>
      <text:p text:style-name="P2"/>
      <text:p text:style-name="P2">Ahsoka: (points to map) Crassus has positioned his troops here, at the ruins of the Spire, he knows what direction we travel, so he will have scout teams all over the region</text:p>
      <text:p text:style-name="P2">Kanan: you have plans toward avoiding discovery?</text:p>
      <text:p text:style-name="P2">Ahsoka: of course, Crassus' Scouts have always been the Achilles heel for the man himself in this battle, I say we continue to play off of this, make Crassus fight an ill-advised battle</text:p>
      <text:p text:style-name="P2">Gregor: Crassus is smarter than all the enemies we have fought, I doubt he will make stupid mistakes</text:p>
      <text:p text:style-name="P2">Ahsoka: Crassus' mind surpasses many in the ways of tactic, yet he has shown that he will abondon his tactic if it means capturing me, we can use this truth to gain a edge over him an any battle, if Crassus sees me, his strategy will change</text:p>
      <text:p text:style-name="P2">Kanan: and you are sure of this, Crassus seems like a man capable of improvising</text:p>
      <text:p text:style-name="P2">Ahsoka: it's the one thing he does poorly, something we Jedi have done throughout the war</text:p>
      <text:p text:style-name="P2">Hera: what stands our next move?</text:p>
      <text:p text:style-name="P2">Ahsoka: we shall place groups of soldiers at every cross road, every canyon, every ditch, every crevasse. <text:s/>There will be no place Crassus' Army cannot hide from us</text:p>
      <text:p text:style-name="P2">Sun-Fac: what if we were to attempt to flank his armies, use the canyon systems to harrass him as your soldiers attack him head on</text:p>
      <text:p text:style-name="P2">Ahsoka: a good thought, but Crassus still has an entire Tank division, he would destroy our armies before we could get him to fall back</text:p>
      <text:p text:style-name="P2">Sun-Fac: I just dispise this idea of hiding</text:p>
      <text:p text:style-name="P2">Ahsoka: it will not be this way for long my old friend</text:p>
      <text:p text:style-name="P2"><text:s/></text:p>
      <text:p text:style-name="P2">Sun-Fac nods and then he walks away from the generals meeting. <text:s/></text:p>
      <text:p text:style-name="P2"/>
      <text:p text:style-name="P2">Ahsoka: I have done battle with Crassus before, he will try to separate us one another, and pick us off one by one, as was his stragety during the Serville War</text:p>
      <text:p text:style-name="P2">Kanan: Crassus would have surely changed plans due to a new conflict,</text:p>
      <text:p text:style-name="P2">Ahsoka: That's exactly what Crassus wants us to think, we cannot play into his hands </text:p>
      <text:p text:style-name="P2">Kanan: agreed, what patrol would you place me at?</text:p>
      <text:p text:style-name="P2"><text:soft-page-break/>Ahsoka: I will come up with a full list by tomorrow morning, get some rest, This battle, for some of you, may be the greatest fight in your life</text:p>
      <text:p text:style-name="P2"/>
      <text:p text:style-name="P2">The Rebel Generals then all go their separate ways and Ahsoka retreats with the map to her quarters. <text:s/>We see her go into a larger room, with her bags and gear all layed out on the bed in this room. <text:s/>Ahsoka then sits down on her bed and then crosses off another name in her book, She takes a deep breath and then begins to remove her boots. <text:s/>Ahsoka then walks over to the desk in the room and starts to write out a list of patrol groups, with leader names, numbers, and where they would be placed at a certain time. <text:s/>The complexity of this list shows Ahsoka's skill in strategy and tactics, proving that Crassus would not be in for an normal battle. <text:s/></text:p>
      <text:p text:style-name="P2"/>
      <text:p text:style-name="P2"/>
      <text:p text:style-name="P2"><text:s/>- RYLOTH – SACRED FOREST – DUSK <text:s/>- </text:p>
      <text:p text:style-name="P2"/>
      <text:p text:style-name="P2">Stormtrooper bodies are scattered all over the forest floor, blood drenching the fallen leaves giving a red color to the additional oranges, yellows and browns. <text:s/>A Stormtrooper wakes up from this massacre and then sees his that both his legs are broken and thus he tries to crawl away but he is spotted by an unkown soldier who walks up to the trooper and stabs him in the back with a bloody spear. <text:s/>We then see Renner Landow sitting in a wooden chair eating an apple watching his soldiers finishing off the last of the Imperials that were in this section of the forest. <text:s/>Troy Kalmowicz then walks up to Renner, with a blunt in each ear, while smoking a third, <text:s/>Kalmowicz is carrying a sniper rifle and wearing a belt full of Stormtrooper scalps. <text:s/>Renner looks at Kalmowicz and laughs, he tosses his fellow general another apple and they begin to watch the last of the stormtroopers get brutally stabbed to ensure they were no longer among the living. <text:s/></text:p>
      <text:p text:style-name="P2"/>
      <text:p text:style-name="P2">Renner: is that the last of them?</text:p>
      <text:p text:style-name="P2">Kalmowicz: I think so, we ambushed a platoon a few klicks from here</text:p>
      <text:p text:style-name="P2">Renner: were just about done here, it was a blood bath, we caught the bastards right as they were eating their supper</text:p>
      <text:p text:style-name="P2">Kalmowicz: looks like we may actually make it back on time,</text:p>
      <text:p text:style-name="P2">Renner: but before we leave this place, I want to take you to the best Strip joint in this half of the galaxy </text:p>
      <text:p text:style-name="P2">Kalmowicz: bout fucking time, I could use a good cock (20) suck</text:p>
      <text:p text:style-name="P2"/>
      <text:p text:style-name="P2">Renner calls to his soldiers to finish his dead-check and then return to the base, Renner and Kalmowicz then head into the main town in their region of the planet, mind you this is Renner's home town. <text:s/>Renner is looked at like a celebrity here: people shake his hand in the street, women love him, he gets free produce from the fruit stand, anything he wants he can get for free in this region. <text:s/>Renner then walks with Kalmowicz to a bar that is tha largest one in the entire town, actually it is the largest building in the town as well. <text:s/></text:p>
      <text:p text:style-name="P2"/>
      <text:p text:style-name="P2">Renner: here she is, the place where I learned all my god-given strip bar skills, Slick Willie's</text:p>
      <text:p text:style-name="P2"/>
      <text:p text:style-name="P2">The bar has a giant neon light picture of former United States president Bill Clinton, this picture has the Private Citizen in a very expensive black suit, sporting a beer and a smile, with his other hand displaying the “thumbs-up” symbol. <text:s/>Kalmowicz and Renner both laugh when they see this sign and then they walk into the establishment and Kalmowicz witnesses how outragious this club really is. <text:s/><text:soft-page-break/>Renner and Kalmowicz go up to the bar and grab a drink, then they look around the bar and take a look at the patrons that are present. <text:s/>The two generals are looking keenly for possible recruits for the rebel army, they look at each other and nod then go separate ways around the bar and begin their recruting process. <text:s/>Renner walks around the bar and then he sits at a stage off to the side, sitting there is a group of people who look rough and ready for battle. <text:s/></text:p>
      <text:p text:style-name="P2"/>
      <text:p text:style-name="P2">Renner: gentlemen, may I join your table?</text:p>
      <text:p text:style-name="P2"/>
      <text:p text:style-name="P2">One of the men sitting in the middle of the group clearly the leader looks to his supposed guards, who do not protest. <text:s/></text:p>
      <text:p text:style-name="P2"/>
      <text:p text:style-name="P2">Leader: by all means</text:p>
      <text:p text:style-name="P2">Renner: gratitude, </text:p>
      <text:p text:style-name="P2">Leader: and what might we call you</text:p>
      <text:p text:style-name="P2">Renner: my name isn't important, it's the cause that's important </text:p>
      <text:p text:style-name="P2">Leader: cause?</text:p>
      <text:p text:style-name="P2">Renner: you haven't heard of any uprising, any Rebellion </text:p>
      <text:p text:style-name="P2">Leader: we bear no interest in such regard, coin gains my interest </text:p>
      <text:p text:style-name="P2">Renner: since we are saying the same words, it seems to me you mercinaries would like a job</text:p>
      <text:p text:style-name="P2">Leader: (looks to his group, who nod) what is your pay?</text:p>
      <text:p text:style-name="P2">Renner: you can name your price, if you want</text:p>
      <text:p text:style-name="P2">Leader: funny...Crassus granted similar offer, and payed twice the fee for your fucking head</text:p>
      <text:p text:style-name="P2"/>
      <text:p text:style-name="P2">Renner then shoots the leader in the head and then draws a blue lightsaber and cuts down the remaining gang members. <text:s/>Kalmowicz quickly runs to Renner's aid but sees that his comrade has the situation well in hand. <text:s/></text:p>
      <text:p text:style-name="P2"/>
      <text:p text:style-name="P2">Renner: where the hell were you?</text:p>
      <text:p text:style-name="P2">Kalmowicz: backroom, these girls will let you do anything, who were these guys, Spies?</text:p>
      <text:p text:style-name="P2">Renner: I don't know, but I think we need to rethink our strategy</text:p>
      <text:p text:style-name="P2">Kalmowicz: yeah, lets get the fuck outta here</text:p>
      <text:p text:style-name="P2"/>
      <text:p text:style-name="P2">Renner and Kalmowicz leave the bar but they are spotted by a patron smoking in the back, this patron happens to be the bounty hunter Boba Fett. <text:s/>Fett puts out his spliff and then he follows the rebels out of the bar, as Renner and Kalmowicz then return down the street in the direction of their forest hideout with Fett hot on their trail sticking to the shadows. <text:s/>Once the Rebel Generals get back to the base, Alexopolis then runs over to them with a message. <text:s/></text:p>
      <text:p text:style-name="P2"/>
      <text:p text:style-name="P2">Alexopolis: generals we have a message from an encrypted source</text:p>
      <text:p text:style-name="P2">Renner: is it clean</text:p>
      <text:p text:style-name="P2">Alexopolis: I believe so, it is marked with an old Republic encryption</text:p>
      <text:p text:style-name="P2">Renner: lets see what it is </text:p>
      <text:p text:style-name="P2"/>
      <text:p text:style-name="P2">The Rebels then patch the message through, once the message starts a hologram of Captain Rex is standing before them. <text:s/></text:p>
      <text:p text:style-name="P2"/>
      <text:p text:style-name="P2">Rex: Generals, just so you are both aware Ezra and I have routed Crassus' forces in the north we are <text:soft-page-break/>ready to reach the rendezvous point, I trust you will be there at the appointed time, Rex out </text:p>
      <text:p text:style-name="P2"/>
      <text:p text:style-name="P2">The rebel generals look at each other and begin to realize it is time to return back into the fight. <text:s/></text:p>
      <text:p text:style-name="P2"/>
      <text:p text:style-name="P2">Renner: alright men, we have our orders, we're headed for the Outer rims!</text:p>
      <text:p text:style-name="P2"/>
      <text:p text:style-name="P2">All the Rebel soldiers run and grab their gear, preparing themselves for the great battle yet to come. <text:s/>Renner and Kalmowicz grab their guns and they begin to usher people into the shuttles they brought over. <text:s/>The rebel army quickly piles into the shuttle and they are soon ready for take off, with Alexopolis flying the first shuttle. <text:s/>Kalmowicz pilots the second shuttle while Renner sits with the rest of the troops. <text:s/>The shuttles lift off the planet's surface and they fly two a Stardestroyer in orbit of the planet itself. <text:s/>The shuttles land in the hangar and Renner walks out with Kalmowicz and the other soldiers, they are greeted by another soldier. <text:s/></text:p>
      <text:p text:style-name="P2"/>
      <text:p text:style-name="P2">Soldier: General, we ready to make the move</text:p>
      <text:p text:style-name="P2">Renner: yeah, it's time to save the day, everyone, to Geonosis</text:p>
      <text:p text:style-name="P2"/>
      <text:p text:style-name="P2">The Stardestroyer begins to fly in the opposite direction of the planet and then the large crusier makes the jump to hyperspace, but right as the crusier files to Geonosis, Slave 1, Boba Fett's ship follows the cruiser and begins to follow the Rebels to their destin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CHAPTER 8 – Back in the Fray</text:p>
      <text:p text:style-name="P2"/>
      <text:p text:style-name="P2"><text:s/>- GEONOSIS – REBEL BASE – DAY <text:s/>- </text:p>
      <text:p text:style-name="P2"/>
      <text:p text:style-name="P2">The rebel army is in full defense mode with bunkers sandbags and heavy machine guns. <text:s/>Ahsoka is walking by every spot on the defensive positions checking the soldiers and the guns to make sure they are ready for any kind of attack. <text:s/>Gregor and Wolffe walk up to Ahsoka as she is loading one of the heavy machine guns. <text:s/></text:p>
      <text:p text:style-name="P2"/>
      <text:p text:style-name="P2">Gregor: the western defenses are prepared</text:p>
      <text:p text:style-name="P2">Ahsoka: good work, yet we need to begin attacks of our own</text:p>
      <text:p text:style-name="P2">Wolffe: what did you have in mind </text:p>
      <text:p text:style-name="P2">Ahsoka: according to the intel from or scouts, there are about 100 yards of rough terrain, we can use this land to harrass the Imperials</text:p>
      <text:p text:style-name="P2">Gregor: better bring the idea to the rest of the group, fuck knows they never agree</text:p>
      <text:p text:style-name="P2">Ahsoka: at this point Gregor, they may not have a choice</text:p>
      <text:p text:style-name="P2"/>
      <text:p text:style-name="P2">Ahsoka, Gregor and Wolffe then walk over to the rest of the rebel generals who are huddled near a small fire. <text:s/></text:p>
      <text:p text:style-name="P2"/>
      <text:p text:style-name="P2">Ahsoka: Generals, the time has come for us to make a move</text:p>
      <text:p text:style-name="P2">Kanan: about time, we have been waiting in this cave forever</text:p>
      <text:p text:style-name="P2">Ahsoka: we should start by setting squad leaders, to make sure the base here is always defended </text:p>
      <text:p text:style-name="P2">Hera: Kanan and I will take the first shift at the base</text:p>
      <text:p text:style-name="P2">Ahsoka: thank you, where is Sun-Fac, I require his assistance</text:p>
      <text:p text:style-name="P2">Kanan: the last I saw him he was manning one of the guns </text:p>
      <text:p text:style-name="P2"/>
      <text:p text:style-name="P2">Ahsoka then walks over to the gun placement at the front of the base and sure enough Sun-Fac is sitting at the turret smoking a cigar waiting for the Imperial advance to show up over his sight line. <text:s/></text:p>
      <text:p text:style-name="P2"/>
      <text:p text:style-name="P2">Ahsoka: Sonny!, what do you see?</text:p>
      <text:p text:style-name="P2">Sun-Fac: besides shit, piss it's equal nothing but sun and sand, </text:p>
      <text:p text:style-name="P2">Ahsoka: Get Lardarius to man your post, I require use of your talents in war </text:p>
      <text:p text:style-name="P2">Sun-Fac: At last! We show these cunts the true meaning of combat</text:p>
      <text:p text:style-name="P2">Ahsoka: gather your men, </text:p>
      <text:p text:style-name="P2"/>
      <text:p text:style-name="P2">Sun-Fac then smacks his chest like a Roman Soldier and he flies over to a group of his men and he seems to give them a very convincing speech because the geonosian soldiers are going fucking crazy. <text:s/>Ahsoka then walks up to Gregor and Wolffe as they are breifing the soldiers on the mission possibilities. <text:s/></text:p>
      <text:p text:style-name="P2"/>
      <text:p text:style-name="P2">Ahsoka: Gregor, Wolffe; I'll take it from here</text:p>
      <text:p text:style-name="P2"/>
      <text:p text:style-name="P2">Gregor and Wolffe walk over to a set of open seats, Sun-Fac and his men fly in and join the rebel <text:soft-page-break/>breifing. <text:s/>Ahsoka after waiting for Sun-Fac to arrive with his men she then begins the mission breifing allowing all of the soldiers involved to hear the plan. <text:s/></text:p>
      <text:p text:style-name="P2"/>
      <text:p text:style-name="P2">Ahsoka: Soldiers, today is the day we send a message to the armies of Marcus Crassus. <text:s/>You have all been given a number of missions, but now I will reveal our true intent. <text:s/>Our mission will be to slow down the march of Crassus' soldiers, to complete this task we will have to adapt a different tactic</text:p>
      <text:p text:style-name="P2">Gregor: which is?</text:p>
      <text:p text:style-name="P2">Ahsoka: Guerilla warfare, </text:p>
      <text:p text:style-name="P2"/>
      <text:p text:style-name="P2">The army begins to feign disappointment in the answer that they will not be taking on Crassus' army head on. <text:s/></text:p>
      <text:p text:style-name="P2"/>
      <text:p text:style-name="P2">Ahsoka: look I know it is not what you wanted, yet it ensures our survival until reinforcements arrive</text:p>
      <text:p text:style-name="P2">Kanan: if they arrive</text:p>
      <text:p text:style-name="P2">Ahsoka: they'll be here, anyway we will have to stick to the canyons and caves to get the best chance to win the battle </text:p>
      <text:p text:style-name="P2">Wolffe: Crassus' Army will send patrols to scout the area, </text:p>
      <text:p text:style-name="P2">Ahsoka: so we take them out</text:p>
      <text:p text:style-name="P2">Kanan: how will we tell the scouts from the regulars?</text:p>
      <text:p text:style-name="P2"/>
      <text:p text:style-name="P2">Ahsoka grabs a scout trooper helmet from one of the soldiers she had defeated from the previous chase. <text:s/></text:p>
      <text:p text:style-name="P2"/>
      <text:p text:style-name="P2">Ahsoka: they sport these helmets, be sure to kill any who bears this look, any more questions?</text:p>
      <text:p text:style-name="P2"/>
      <text:p text:style-name="P2">No one speaks up with any more comments about the mission yet to come. <text:s/></text:p>
      <text:p text:style-name="P2"/>
      <text:p text:style-name="P2">Ahsoka: very well, just follow my commands and we will win this day, Let's do it</text:p>
      <text:p text:style-name="P2"/>
      <text:p text:style-name="P2">Ahsoka then jumps off the stage and then the rest of the Army grabs their guns and gear, then they begin to get into two lines. <text:s/>The Rebel army begins to head out of their cave base and they move across the desert that the base had been overlooking. <text:s/></text:p>
      <text:p text:style-name="P2"/>
      <text:p text:style-name="P2"/>
      <text:p text:style-name="P2"><text:s/>- GEONOSIS – TRAVELER'S CANYON – DAY - </text:p>
      <text:p text:style-name="P2"/>
      <text:p text:style-name="P2"/>
      <text:p text:style-name="P2">Ahsoka leads the rebel army on foot; they pass a rock placements that have a look of providing cover for a later battle down the line. <text:s/>Soon the Rebel Army comes upon a gravel road that is gray in the red sands of Geonosis, the rebels begin to follow the road until they get to the point in the road that leads into a system of canyons. <text:s/>Ahsoka then motions Sun-Fac and his men to the left side of the canyon path, he nods and he leads his soldiers to their designated gun placement, prepared before the battle. <text:s/>Ahsoka then leads her soldiers to the right side of the path and she gets to the gun placements on the right side, Ahsoka gets the generals on the main gun turrents while she takes a prominent position near the ground. <text:s/>The Rebel army is only able to set up their position for two minutes before they begin to hear a jingling sound joining the sound of marching boots. <text:s/>Crassus has sent a portion of his army to scout the region instead of sending scouts, as he had tried before, Ahsoka then looks up at the top of the left canyon wall and sees that Sun-Fac is prepared to make his attack when ready. <text:s/>The Rebels then <text:soft-page-break/>begin to see Crassus' Army marching, so Ahsoka moves her hands in a downward motion calling to all her soldiers to conceal their position until Crassus' soldiers are closer. <text:s/>As soon as Crassus' Army gets right under the rebel position, Ahsoka motions to her soldiers to wait a moment, so they can cut the legion in half. <text:s/>The Stormtroopers do not notice that they are walking into a trap, thus Ahsoka pulls a green laser pointer from her pocket and she flashes the light in Sun-Fac's direction, he responds by flashing a red laser pointer back at Ahsoka to signal that he and his men are ready for the attack. <text:s/>Ahsoka waits for a moment, specifically when half the legion has crossed her path, then she gives a signal to all the soldiers and the Rebels begin to chuck grenades at the Imperials. <text:s/>Once the stormtroopers see the second volley of the grenades the first ones explode destroying their formation leaving them vulnerable to attack. <text:s/>Ahsoka then jumps out from her cover and cuts down three stormtroopers in two strikes, soon after Ahsoka begins attacking, the Rebel army leave their hiding spots and join into the fight. <text:s/>The Imperials are caught by surprise, their legion is cut off and they have no way of contacting the rest of their forces, the Rebels led by Sun-Fac are picking off stormtroopers from the top of the canyon walls causing more panic and confusion in the Imperial lines. <text:s/>Then Ahsoka waves her sabers in the air and three explosions go off effectively cutting the Imperial legion in half, the Ahsoka kicks a trooper to the ground and slashes his neck while he is down. <text:s/>The battle is currently causing so much dust to be kicked up that the Imperials cannot see the enemies that are shooting at them, the top half of the first cohort then forms into the Roman <text:span text:style-name="T1">Testudo</text:span> formation and the rebel blasters can no longer breach the shields of Crassus' soldiers. <text:s/>Ahsoka then pulls her soldiers back while blocking blaster fire from her enemies, she looks up and sees Sun-Fac leading his men to the ground to join the front lines. <text:s/>Sun-Fac draws his sword and his men brandish spears and maces, these Geonosians are screaming violently at the Stormtroopers who still remain in their formation, then a Dark Trooper steps forward. <text:s/></text:p>
      <text:p text:style-name="P2"/>
      <text:p text:style-name="P2">Dark Trooper: return to proper formation!</text:p>
      <text:p text:style-name="P2"/>
      <text:p text:style-name="P2">The Stormtroopers then set themselves in three lines and all of the stormtroopers draw their Dark sabers at the same time. <text:s/>Ahsoka then steps forward and points her lightsaber at the Dark Trooper, the Sun-Fac screams out and he runs at the Imperial formation with his men loyaly following. <text:s/>Ahsoka stands in place for a moment still pointing her weapon at her intended target, Ahsoka then walks forward and blocks an attack from the Dark Trooper who has run up to meet her in battle. <text:s/>The Geonosian soldiers begin to violently strike at the Imperial shields, dodgeing any sword attacks sent their way. <text:s/>Ahsoka then spins around and she slashes the Dark Trooper to the ground, then she stabs the trooper on the ground and countiues to lead the charge against the rest of the legion. <text:s text:c="2"/>Sun-Fac and his soldiers are holding their own against the Imperial shields but they soon begin to tire after swiping at the shields of a fresh trooper every five minutes. <text:s/>Ahsoka then runs to the thick of the fighting and cuts one of the Trooper's shields with her sabers, then she kicks down this same trooper and the rest of the Geonosians scream out in a rage. <text:s/>Then the rebel army bull-rushes the open spot and then they break down the Imperial formation causing the soldiers to fight on their own. <text:s/>This shifts the favor of the battle to the Rebels, and soon the Geonosian soldiers begin to get the better of their Imperial counterparts, <text:s/>Ahsoka kills off the last of the troopers and the first half of the first cohort. <text:s/>Then Ahsoka calls to all the soldiers close to her and she gets to them to re-group before the rebels attack the next half of the legion. <text:s/>Ahsoka nods to Sun-Fac who calls to his men and they begin to fly over the rock debris that is blocking the path, Ahsoka begins to jump over the rocks and she soon sees the Imperial legion in <text:span text:style-name="T1">testudo</text:span> formation. <text:s/>The Rebel troops being led by Wolffe and Gregor are struggling to hold their position but then the remainder of the Rebels come over the rock debris and begin run down to the troopers themselves. <text:s/>Ahsoka jumps from the top of the rocks onto the top of the Imperial's shields, <text:soft-page-break/>causing them to collapse and break the middle of their formation. <text:s/>The Dark Trooper here orders his men to form up and they surround Ahsoka, leaving their backs open to attacks from the rebels, which in turn happens to this half of the legion. <text:s/>Ahsoka then runs forward and jumps over the troopers, then she cuts down the closest trooper to her and then points one of her lightsabers at the remainder of the troopers. <text:s/>This causes the Rebel Army to charge at the Imperials and this catches the cohort by surprise, most of the soldiers fall to the ground and get trampled by their comrades and enemies, the Rebels push the Imperials almost to the enterence of the canyons before the Troopers turn heel and flee the battle. <text:s/>Ahsoka raises her hand in the air and this halts the advance of the Rebel army, even with Sun-Fac yerning to press on. <text:s/></text:p>
      <text:p text:style-name="P2"/>
      <text:p text:style-name="P2">Sun-Fac: we have them on the run, we should press forward and sieze their camp</text:p>
      <text:p text:style-name="P2">Ahsoka: we're in range of their walkers, we have to return to the base</text:p>
      <text:p text:style-name="P2">Sun-Fac: (growls) very well, we will bide our time</text:p>
      <text:p text:style-name="P2">Ahsoka: lets get everyone back in one piece, Soldiers! Back to the base!</text:p>
      <text:p text:style-name="P2"/>
      <text:p text:style-name="P2">Sun-Fac then tells his men their new orders and the Rebel Army then moves back into the canyons and out the back end of the rock placements, soon the Rebels reach the blockage and then Ahsoka moves to the front of the group and motions the Army to stand back. <text:s/>Ahsoka then closes her eyes and holsters her sabers, then she raises her hands and directs them toward the rocks blocking the rebel's path. <text:s/>Ahsoka harnesses every bit of influence she has with the force to lift the huge boulders that block the path and throw them in the direction of the Imperial camp. <text:s/></text:p>
      <text:p text:style-name="P2"/>
      <text:p text:style-name="P2"/>
      <text:p text:style-name="P2"><text:s/>- GEONOSIS – REBEL BASE – DUSK - </text:p>
      <text:p text:style-name="P2"/>
      <text:p text:style-name="P2"/>
      <text:p text:style-name="P2">The Rebel army then continues to move back to their base ans as soon as they get their, they are greeted with laudations and cheers from the civilians and guards that remained in the caves. <text:s/>Ahsoka is given handshakes and greetings from the soldiers that she passes, she soon walks up to Kanan and Hera and they both are giving Ahsoka a look of approval. <text:s/></text:p>
      <text:p text:style-name="P2"/>
      <text:p text:style-name="P2">Ahsoka: everything quiet? </text:p>
      <text:p text:style-name="P2">Kanan: no issues here, looks like you got into a good fight </text:p>
      <text:p text:style-name="P2">Ahsoka: good for us, for the Empire, not so much</text:p>
      <text:p text:style-name="P2"/>
      <text:p text:style-name="P2">Sun-Fac passes the generals and says something outragious. <text:s/></text:p>
      <text:p text:style-name="P2"/>
      <text:p text:style-name="P2">Sun-Fac: yeah, we really jammed the pole up Crassus' tail-pipe <text:s/></text:p>
      <text:p text:style-name="P2"/>
      <text:p text:style-name="P2">Ahsoka laughs from the comment as Kanan and Hera have no idea why the saying was so funny. <text:s/></text:p>
      <text:p text:style-name="P2"/>
      <text:p text:style-name="P2">Ahsoka: anywho, we have a lot to take care of, make sure the soldiers are well rested, I expect Crassus to retaliate</text:p>
      <text:p text:style-name="P2">Hera: I will see to it</text:p>
      <text:p text:style-name="P2"/>
      <text:p text:style-name="P2">Hera walks away with medical supplies and canteens of water to assist the soldiers who had just returned from the battle. </text:p>
      <text:p text:style-name="P2"><text:soft-page-break/></text:p>
      <text:p text:style-name="P2">Kanan: what now?</text:p>
      <text:p text:style-name="P2">Ahsoka: well, we drew first blood, We will have to wait and see Crassus' next move</text:p>
      <text:p text:style-name="P2">Kanan: are you sure we have the chance to wait, Crassus could send his walkers after us</text:p>
      <text:p text:style-name="P2">Ahsoka: you let me worry about the walkers, you make sure we do not fall to infantry attacks </text:p>
      <text:p text:style-name="P2">Kanan: copy that, </text:p>
      <text:p text:style-name="P2">Ahsoka: if you need me, I will be in my room</text:p>
      <text:p text:style-name="P2">Kanan: you got it General Tano<text:line-break/></text:p>
      <text:p text:style-name="P2">Ahsoka walks away from Kanan and she the retreats into a hallway and goes back to her room. <text:s/>She removers her belt and tosses it on the desk, then she sits on the bed in the room and takes off her boots, then she grabs maps and imperial intel, Ahsoka begins to go through the papers and soon there is a knock on the door. <text:s/>Ahsoka looks at the door and then grabs her pistol and walks to the door, she looks into the sight hole and sees a rebel soldier. <text:s/>Ahsoka opens the door and greets the soldier. <text:s/></text:p>
      <text:p text:style-name="P2"/>
      <text:p text:style-name="P2">Ahsoka: what's your report soldier?</text:p>
      <text:p text:style-name="P2">Rebel: General, you have a message in the control room</text:p>
      <text:p text:style-name="P2">Ahsoka: who's it from?</text:p>
      <text:p text:style-name="P2">Rebel: it does not say, </text:p>
      <text:p text:style-name="P2">Ahsoka: reject it, Crassus could be sending a trap</text:p>
      <text:p text:style-name="P2">Rebel: copy that, do you need anything, drinks; a blunt</text:p>
      <text:p text:style-name="P2">Ahsoka: no, thank you, I just need some rest, </text:p>
      <text:p text:style-name="P2">Rebel: call us if you need anything, we'll place two sentries at your door, </text:p>
      <text:p text:style-name="P2">Ahsoka: sounds good</text:p>
      <text:p text:style-name="P2"/>
      <text:p text:style-name="P2">Ahsoka then closes the doors and locks them, she then jumps on her bed and then lies down. <text:s/>She closes her eyes and soon Ahsoka drifts off to sleep. <text:s/></text:p>
      <text:p text:style-name="P2"/>
      <text:p text:style-name="P2"/>
      <text:p text:style-name="P2"/>
      <text:p text:style-name="P2">- GEONOSIS – IMPERIAL BASE CAMP – DUSK - </text:p>
      <text:p text:style-name="P2"/>
      <text:p text:style-name="P2"/>
      <text:p text:style-name="P2"/>
      <text:p text:style-name="P2">The armies of Marcus Crassus' first cohort return from their horrific loss against Ahsoka's Army, Crassus is sitting at his desk looking overs battle formations. <text:s/>He is in deep thought when two Dark Troopers enter the room, Crassus looks up and th Dark Troopers give him the look that his soldier have lost a major battle in the war. <text:s/>Crassus stands up and then he walks out of his officer to see the remaning soliders. <text:s/>Crassus goes right to the encampment and he stairs down all the soldiers, his stern gaze causing every stormtrooper in the legion to already understand what is yet to come. <text:s/></text:p>
      <text:p text:style-name="P2"/>
      <text:p text:style-name="P2">Crassus: give report</text:p>
      <text:p text:style-name="P2">Stormtrooper: most of the legion lost, The Rebels attacked, we had no chance</text:p>
      <text:p text:style-name="P2">Crassus: bullshit, you failed to take the ground, and you fled</text:p>
      <text:p text:style-name="P2">Stormtrooper: sir, it was impossible</text:p>
      <text:p text:style-name="P2">Crassus: you fucking fled, because you feared the enemy more then your commanders, a mistake that you will not make again </text:p>
      <text:p text:style-name="P2"><text:soft-page-break/>Stormtrooper: Imperitor...</text:p>
      <text:p text:style-name="P2">Crassus: do not speak, now I must determine punishment</text:p>
      <text:p text:style-name="P2"/>
      <text:p text:style-name="P2">Crassus then leaves the camp and returns to his tent, Crassus then wipes every paper on his table in anger. <text:s/>Then a Dark Trooper walks into the tent. </text:p>
      <text:p text:style-name="P2"/>
      <text:p text:style-name="P2">Crassus: this had better be good!</text:p>
      <text:p text:style-name="P2">Dark Trooper: what are your commands</text:p>
      <text:p text:style-name="P2">Crassus: prepare first cohort for Decimation </text:p>
      <text:p text:style-name="P2">Dark Trooper: that has not been done since...</text:p>
      <text:p text:style-name="P2">Crassus: you have your orders</text:p>
      <text:p text:style-name="P2">Dark Trooper: yes sir</text:p>
      <text:p text:style-name="P2"/>
      <text:p text:style-name="P2">The Dark Trooper leaves the tent and Crassus pulls out a disc from his pocket and presses a button on it. <text:s/>He tosses it on the table and a hologram of a man dressed in white armor with a red cross on it. <text:s/>This man is wearing a mask, similar to the one Darth Revan wears. <text:s/>This man removes his mask and he sports his long black hair and a small beard. <text:s/></text:p>
      <text:p text:style-name="P2"/>
      <text:p text:style-name="P2">Crassus: Sir Commodus Severus</text:p>
      <text:p text:style-name="P2">Severus: Marcus Crassus, you wished a word </text:p>
      <text:p text:style-name="P2">Crassus: my army has fallen to disarray and my captians have been killed, I require your talents </text:p>
      <text:p text:style-name="P2">Severus: you wish for another sculpture?</text:p>
      <text:p text:style-name="P2">Crassus: I was thinking about your skills in battle, I have heard you have afforded yourself well against the Separatists during the war </text:p>
      <text:p text:style-name="P2">Severus: I was given a small battalion, I had no chance against the General </text:p>
      <text:p text:style-name="P2">Crassus: I need you to command the second cohort of my legion, </text:p>
      <text:p text:style-name="P2">Severus: to what end</text:p>
      <text:p text:style-name="P2">Crassus: the end of the rebellion</text:p>
      <text:p text:style-name="P2">Severus: I must consult the head of the order</text:p>
      <text:p text:style-name="P2">Crassus: to hell with the first order, the war is between the Empire and those shit fuck Rebels</text:p>
      <text:p text:style-name="P2">Severus: I will do you this favor, yet if anything happens, the First Order will never forgive and never forget</text:p>
      <text:p text:style-name="P2">Crassus: I have heard this 100 times, you know where I am, you have two days to arrive</text:p>
      <text:p text:style-name="P2"/>
      <text:p text:style-name="P2">Crassus turns off his transmitter and then he sits down at his table and orders one of his Dark Troopers to his office. <text:s/></text:p>
      <text:p text:style-name="P2"/>
      <text:p text:style-name="P2">Dark Trooper: you summoned me sir</text:p>
      <text:p text:style-name="P2">Crassus: gather fucking stones</text:p>
      <text:p text:style-name="P2"/>
      <text:p text:style-name="P2">The Dark Trooper smacks his chest like a Roman and then leaves the office, Crassus then snaps his fingers and his old slave returns to his side. </text:p>
      <text:p text:style-name="P2"/>
      <text:p text:style-name="P2">Crassus: Aronius, gather documents from the floor </text:p>
      <text:p text:style-name="P2">Aroinus: I heard you intend on punishing the men</text:p>
      <text:p text:style-name="P2">Crassus: what of it?</text:p>
      <text:p text:style-name="P2">Aronius: that action has not been done in many years, since the Sith War</text:p>
      <text:p text:style-name="P2"><text:soft-page-break/>Crassus: I understand your concern, yet this is my war, not my father's or his father's </text:p>
      <text:p text:style-name="P2">Aronius: this war has taken many lives, I do not wish yours to be taken as well</text:p>
      <text:p text:style-name="P2">Crassus: As I have said before, this will be my last war, win or lose </text:p>
      <text:p text:style-name="P2">Aronius: if you die, who will I serve?</text:p>
      <text:p text:style-name="P2">Crassus: it is not your concern, I have recently drawn up documents, granting you freedom </text:p>
      <text:p text:style-name="P2">Aroinus: Freedom...</text:p>
      <text:p text:style-name="P2">Crassus: the Emperor is ratifying the papers as we speak </text:p>
      <text:p text:style-name="P2">Aronius: you honor me</text:p>
      <text:p text:style-name="P2">Crassus: I would have you far away from this war, as to not be it's latest casualty </text:p>
      <text:p text:style-name="P2">Aronius: it has been an pleasure to serve your family</text:p>
      <text:p text:style-name="P2">Crassus: now leave this dessolate place, find more calming shores</text:p>
      <text:p text:style-name="P2"/>
      <text:p text:style-name="P2">Aronius bows and then he leaves Crassus' tent, then two Dark Troopers enter the room one carrying a bag of stones. <text:s/>The other is carrying a tray with a paint brush and two cups of paint one white the other black, Crassus then motions the troopers to his table and they set down the items in their hands. <text:s/>Crassus then dumps the stones all over his desk and begins to paint the rocks all different colors, he only paints ten of the stones with the white paint, signifying the stones of death. <text:s/>Crassus then looks up at the two Dark Troopers in the room. <text:s/></text:p>
      <text:p text:style-name="P2"/>
      <text:p text:style-name="P2">Crassus: gather what remains of first cohort, I would deliver swift action</text:p>
      <text:p text:style-name="P2">Dark Trooper: yes Imperitor</text:p>
      <text:p text:style-name="P2"/>
      <text:p text:style-name="P2">The Dark Troopers storm out of the tent and begin walking to the camp sight where all the stormtroopers are hanging out making jokes and drinking wine. <text:s/>The Dark Troopers begin to grab random stormtroopers out of the groups and then ordering them to stand before the tent of their leader, and of course every soldier follows their orders. <text:s/>These two Drak Troopers go further into the camp and forcefully remove a good deal of the soldiers in mess hall, they resort to beating the soldiers to force them to comply to their Imperitor's will. <text:s/>As soon as the Dark Troopers round up about 50 men, the last of Crassus' First Cohort, Crassus walks out of his tent and stares down the entire legion, his speech for some would be their last chance for redemtion, for others it would be the last words they would ever hear. <text:s/></text:p>
      <text:p text:style-name="P2"/>
      <text:p text:style-name="P2">Crassus: you know why you have been summoned here, to flee in battle against your enemies is violation of your oath, especially the likes of a fucking slave. <text:s/>Let this night be a message to to all who would fear the enemy more then their commanders, I would have you placed upon proper path. <text:s/>Tonight let this be a warning, to anyone who will choose to flee instead of fight, and let this be a reminder for every soldier, they are to fear one name..... Marcus Licinius Crassus!</text:p>
      <text:p text:style-name="P2"/>
      <text:p text:style-name="P2">A row of Dark Troopers walks in front of the starteled legion and holds out their own bags of rocks. <text:s/>Every soldier does not understand what to do next. <text:s/></text:p>
      <text:p text:style-name="P2"/>
      <text:p text:style-name="P2">Crassus: step forward and choose your fate</text:p>
      <text:p text:style-name="P2"/>
      <text:p text:style-name="P2">The remaining Dark Troopers drop several wooden clubs at their feet. <text:s/>The Stormtroopers then all walk up and begin to draw rocks from the bags and then they all hold their respective stones in their hands. <text:s/></text:p>
      <text:p text:style-name="P2"/>
      <text:p text:style-name="P2">Crassus: Present your fates</text:p>
      <text:p text:style-name="P2"><text:soft-page-break/></text:p>
      <text:p text:style-name="P2">All of the stormtroopers open their hands and present the stones they have picked. <text:s/>Ten of the men, the ones who had white stones, are instantly grabbed by the Dark Troopers. <text:s/>These men are kicking and screaming to get away from their promised fate, then the rest of the Stormtroopers walk up and grab the wooden clubs on the ground in front of them. <text:s/>These troopers return to their places in line and the carryers of the white stones are placed in the middle of groups of the troopers spared by this devistating event. <text:s/></text:p>
      <text:p text:style-name="P2"/>
      <text:p text:style-name="P2">Crassus: Begin!</text:p>
      <text:p text:style-name="P2"/>
      <text:p text:style-name="P2">As soon as Crassus gives the word the stormtroopers holding clubs begin to hit their fellow soldiers. <text:s/>these stirkes are not the simple bop on the head, a single strike from the club will break a bone and produce a flesh wound. <text:s/>The stormtroopers savagely beat their comrades as they feel the full weight of actions. <text:s/>One of the troopers throws down his club and refuses to continue the task, a Dark Trooper pulls him aside and shoots this defiant trooper in the head. <text:s text:c="2"/>The rest of the troopers finish their job and kill off any crawling survivor from the decimantion. <text:s/></text:p>
      <text:p text:style-name="P2"/>
      <text:p text:style-name="P2">Crassus: let the survivors of this be bannished to followers camp, to live among slaves and whores until a day I deem it appropriate</text:p>
      <text:p text:style-name="P2"/>
      <text:p text:style-name="P2">The Stormtroopers then are escorted away from Crassus' tent and then Crassus returns inside to get back to his work. <text:s/>Night grips the sky and the torches from Crassus camp can been seen for miles, The rebels can see the glimmers of light in the distance as they are standing guard, awaiting the next attack from the Empire. <text:s/></text:p>
      <text:p text:style-name="P2"/>
      <text:p text:style-name="P2"><text:s/>- GEONOSIS <text:s/>- REBEL BASE – DAWN - </text:p>
      <text:p text:style-name="P2"/>
      <text:p text:style-name="P2">As the sun rises, Sun-Fac wakes up and gathers his men, Sun-Fac is readying his men for a great battle ahead of them. <text:s/>There are about 5000 Geonosian soldiers standing around Sun-Fac as he is giving a clearly convicing speech. <text:s/>The Geonosians give out a roar after Sun-Fac raises his sword in the air and the Geonosians then follow him as he exits the cave. <text:s/>Wolffe sees the Geonosian portion of the army leaving the caves with the intention of engaging Crassus' Army. <text:s/>Wolffe then runs to the doors of Ahsoka's room and begins to bang on the door. <text:s/>Ahsoka answers the door, half-asleep, rubbing her eyes. <text:s/></text:p>
      <text:p text:style-name="P2"/>
      <text:p text:style-name="P2">Ahsoka: what's the comotion?</text:p>
      <text:p text:style-name="P2">Wolffe: Sun-Fac has taken the Geonosians</text:p>
      <text:p text:style-name="P2">Ahsoka: towards what purpose?</text:p>
      <text:p text:style-name="P2">Wolffe: to battle</text:p>
      <text:p text:style-name="P2">Ahsoka: damn it!</text:p>
      <text:p text:style-name="P2"/>
      <text:p text:style-name="P2">Ahsoka runs back into her room and gathers her weapons.....</text:p>
      <text:p text:style-name="P2"/>
      <text:p text:style-name="P2"/>
      <text:p text:style-name="P2"><text:s/>- GEONOSIS – <text:s/>BATTLEFIELD PLAINS – MORNING - </text:p>
      <text:p text:style-name="P2"/>
      <text:p text:style-name="P2">Sun-Fac and his forces march past the canyons and arrive only a few miles outside the Imperial encampment. <text:s/>Then the Geonosians raise up their weapons into the air and then they all let out a war <text:soft-page-break/>cry, awaking a majority of the Stormtroopers in their tents, Crassus then gets out of his tent, fully dressed in his armor, carrying a steel longsword on his back. <text:s/>He gets on a horse and then he rides over to his army as they are preparing themselves for the battle. <text:s/></text:p>
      <text:p text:style-name="P2"/>
      <text:p text:style-name="P2">Crassus: gather second and their Cohorts to formation, let us show these barbarians the error of challenging with the Empire</text:p>
      <text:p text:style-name="P2"/>
      <text:p text:style-name="P2">Crassus rides off to the top of a hill over looking the battlefield where the Geonosians have positioned themselves. <text:s/>Soon the army the arrives behind him and soon marches to meet the Geonosian Army, then Crassus motions his hand in the air and morter cannons arrive at the back of the Imperial lines. <text:s/>Sun-Fac looks on as his soldiers look concerned at the fire superiority and larger numbers, Sun-Fac then turns to look at his men and then he raises his sword in the air. <text:s/>The Geonosians the give out a war cry and then Sun-Fac leads a charge that heads right into the front lines and the thick of the Imperial forces. <text:s/>Crassus then smirks and looks on as the Geonosians have chosen a poor strategy as their first move. <text:s/>Crassus then raises his hand in the air and quickly throws his arm back to his side, this has the morter cannons fire off aimed right at the front of the Geonosian Line. <text:s/>The first few mortar strikes kill a few of the Geonosians but some of them begin to fly into the air in order to avoid the explosions and the shrapnel. <text:s/>Crassus then looks to his Dark Troopers and he nods and then shouts out his next command. <text:s/></text:p>
      <text:p text:style-name="P2"/>
      <text:p text:style-name="P2">Crassus: sound horn, advance on these rebel shits!</text:p>
      <text:p text:style-name="P2"/>
      <text:p text:style-name="P2">The Imperial trumpeteers let out a loud blare from their horns and then Crassus' army pull new weapons from their belts. <text:s/>These new weapons are lightsaber staffs with an orange blade, these were stolen from the Jedi Temple guards and some were replicated by Crassus' technicians. <text:s/>The Imperial soldiers begin to march forward seemingly uninhibited by the charging Geonosians, Sun-Fac then realizes that he is playing into Crassus game far too late to change the outcome of the battle. <text:s/>Crassus then slowly rides his horse to the back of the Imperial lines and then he raises his Dark Saber in the air and then the battle will truly begin. <text:s/></text:p>
      <text:p text:style-name="P2"/>
      <text:p text:style-name="P2">Crassus: HASTAE PROTERUUS!</text:p>
      <text:p text:style-name="P2"/>
      <text:p text:style-name="P2">All the Stormtroopers in Crassus' Army point their staffs forward and then they slowly march toward the charging Geonosian Army. <text:s/>Sun-Fac then sees the Imperial's strategy and then yells at his men to slow down their charge and soon the Geonosians are a few steps away from a marching Imperial army with their staff blades pointing in their direction. <text:s/>The Geonosian soldiers then begin to fire their guns at the oncoming troopers, the shields blocking any attempt a penetrating the Imperial lines, Sun-Fac then runs across the front of the Geonosians to get them more organized. <text:s/>One Geonosian then charges at the Imperial's shields and then the rest of the soldiers follow suit regardless of Sun-fac's commands, the Imperials continue to hold their ground against the attacks all together. <text:s/>The Imperial soldiers then stand their ground and the front of the line begins to stab at the Geonosians rampaging their shields, the Geonosian army continues to take fire from the Imperial mortars with the back of the lines taking the most damage from the mortar shower. <text:s/>Crassus is standing on the hill over looking his troops being able to weather the storm but soon he sees that the right side of the lines have been broken and the Geonosians have broken the shield wall. <text:s/>Crassus then rides his horse down the hill with a group of Dark Troopers following him on foot, Crassus soon is able to see that the Geonosian Leader Sun-Fac is causing the Imperials to lose their ground. <text:s/>Crassus rides forward and looks into the eyes of Sun-Fac <text:soft-page-break/>and jumps off the back of his horse, he then yells out to confront the Geonosian leader. <text:s/></text:p>
      <text:p text:style-name="P2"/>
      <text:p text:style-name="P2">Crassus: Sun-Fac! </text:p>
      <text:p text:style-name="P2"/>
      <text:p text:style-name="P2">Sun-Fac kills the closest trooper to him and then ducks under another attack from a trooper's staff. <text:s/>Sun-Fac then turns around and cuts his attacker's head off, then he points his sword at Crassus as he sees him on the battlefield. <text:s/></text:p>
      <text:p text:style-name="P2"/>
      <text:p text:style-name="P2">Sun-Fac: Crassus!</text:p>
      <text:p text:style-name="P2">Crassus: I thought they killed you </text:p>
      <text:p text:style-name="P2">Sun-Fac: The Delta Squad failed, now they have given me the chance to kill you!</text:p>
      <text:p text:style-name="P2"/>
      <text:p text:style-name="P2">Crassus draws his longsword and points it at Sun-Fac. <text:s/></text:p>
      <text:p text:style-name="P2"/>
      <text:p text:style-name="P2">Crassus: come then and kill me</text:p>
      <text:p text:style-name="P2"/>
      <text:p text:style-name="P2">Sun-Fac then yells out and charges at Marcus Crassus, he begins to swing his sword at Crassus. <text:s/>Crassus however is easily blocking the attacks at first but then he counters Sun-Fac's attack and then kicks Sun-Fac back. <text:s/>Crassus then walks toward the Geonosian Leader and he begins to swing his longsword at Sun-Fac, who is struggling to maintain his ground. <text:s/>Then Sun-Fac draws a hand gun and shoots at Crassus, knocking his helmet off of his head, then Crassus orders his men to push forward and regain their formation. <text:s/>Sun-Fac then flies over the shields of the Imperials and kicks Crassus to the ground far behind the enemy lines. <text:s/>The Stormtroopers surround Sun-Fac and Crassus as they stare each other down, the two warriors then run at each other and their steel weapons clash to let out a sound not heard by soldiers for thousands of years. <text:s/>The Troopers continue to close the circle they have created around Crassus and Sun-Fac as the two are fighting, Crassus blocks a few more attacks before he holds his ground. <text:s/>Crassus then attacks Sun-Fac with a few more quick stikes and with the last attack his cuts Sun-Fac's arm and the Geonosian drops his sword, Crassus then kicks him to the ground and points his long sword at Sun-Fac's neck. <text:s/></text:p>
      <text:p text:style-name="P2"/>
      <text:p text:style-name="P2">Crassus: your battle ends here barbarian</text:p>
      <text:p text:style-name="P2">Sun-Fac: Fuck You!</text:p>
      <text:p text:style-name="P2"/>
      <text:p text:style-name="P2">Crassus then cuts off Sun-Fac's head, Crassus then gets back on his horse and leads the army back to formation and he witnesses that his army has maintained control of the battle while he had been distracted by Sun-Fac. <text:s/>Crassus then waves his longsword in the air and the Stormtroopers go back their the former formation of point their staffs forward and the Imperials begin to push the Geonosian Army back to the enterence of the Canyons. <text:s/>The Morter cannons begin to fire upon the last of the Geonosian soldiers as they begin their orders of retreat, the Geonosian Army tryies to get out of the battle by turning around and running. <text:s/>Crassus then orders his army to halt and tells the mortars to keep their bombardment causing a great deal of Geonosians to be killed as they are running away from the battle. <text:s/>From the 5000 that marched against Crassus 500 survived the great loss, Soon the Imperial Army approaches the enterence of the canyon and Crassus orders his men to halt their march. <text:s/></text:p>
      <text:p text:style-name="P2"/>
      <text:p text:style-name="P2">Crassus: hold! Let them lick their wounds, they lost many soldiers this day </text:p>
      <text:p text:style-name="P2">Dark Trooper: but sir, we have advantage</text:p>
      <text:p text:style-name="P2">Crassus: they will return, and next time we shall kill them all</text:p>
      <text:p text:style-name="P2"><text:soft-page-break/></text:p>
      <text:p text:style-name="P2"><text:s/>- GEONOSIS – REBEL BASE – MORNING - <text:s text:c="67"/></text:p>
      <text:p text:style-name="P2"/>
      <text:p text:style-name="P2">Ahsoka is just now ready to move out and join the Geonosians in battle however she sees them walking back into the base looking like they lost one of the biggest battles of their lives. <text:s/>Ahsoka looks around demanding to see the leader of the attacks and then Lardarius flies over to Ahsoka. <text:s/></text:p>
      <text:p text:style-name="P2"/>
      <text:p text:style-name="P2">Ahsoka: what the hell happened you orders were to remain here </text:p>
      <text:p text:style-name="P2">Lardarius: Sun-Fac, told us we could win, if we fight for him</text:p>
      <text:p text:style-name="P2">Ahsoka: then I would have words with him</text:p>
      <text:p text:style-name="P2">Lardarius: he's dead, </text:p>
      <text:p text:style-name="P2">Ahsoka: what?</text:p>
      <text:p text:style-name="P2">Lardarius: Crassus cut his head off</text:p>
      <text:p text:style-name="P2"/>
      <text:p text:style-name="P2">Ahsoka then looks down to the ground, clearly feeling for her lost comrade, she then takes a deep breath, and continues to address the situation at hand. <text:s/></text:p>
      <text:p text:style-name="P2"/>
      <text:p text:style-name="P2">Ahsoka: I want to meet with Cato and soldiers that disobeyed my command</text:p>
      <text:p text:style-name="P2">Lardarius: you intend to punish us?</text:p>
      <text:p text:style-name="P2">Ahsoka: there isn't any time, we have a battle to prepare for</text:p>
      <text:p text:style-name="P2"/>
      <text:p text:style-name="P2">Ahsoka then walks away from Lardarius and she returns to her room. <text:s/>Ahsoka then looks at the maps of the surrounding area, including the battlefield where Sun-Fac led his troops, she looks on to find the best place to stage Crassus Army in a pitched battle. <text:s/>Ahsoka then grabs a few pieces from the map that symbolize the Geonosian Army and she throws them across the room, removing them from her plans. <text:s/>Kanan, Hera, Gregor and Wolffe all enter he room and see Ahsoka intensly looking over the map moving around stones to dictate troop movement, Kanan walks up to the map. <text:s/></text:p>
      <text:p text:style-name="P2"/>
      <text:p text:style-name="P2">Ahsoka: where is Cato?</text:p>
      <text:p text:style-name="P2">Kanan: he is yet crippled by the loss of his family, Sun-Fac was his blood </text:p>
      <text:p text:style-name="P2">Ahsoka: I thing I was aware of, (sighs) we lost almost half our numbers, we have what? 2000 soldiers </text:p>
      <text:p text:style-name="P2">Gregor: by my count we have 1500 m'am</text:p>
      <text:p text:style-name="P2">Ahsoka: even better</text:p>
      <text:p text:style-name="P2">Kanan: and Crassus</text:p>
      <text:p text:style-name="P2">Ahsoka: his army brushes upon 7000</text:p>
      <text:p text:style-name="P2">Wolffe: fuck me sideways</text:p>
      <text:p text:style-name="P2">Ahsoka: I think I have a plan, but it would require everyone to follow my commands </text:p>
      <text:p text:style-name="P2">Gregor: how do you expect to beat a force that size</text:p>
      <text:p text:style-name="P2">Ahsoka: the Jedi taught us all battlefield tactics, they had us perpare for every situation, even when we did not have the numbers</text:p>
      <text:p text:style-name="P2">Wolffe: and your plan is?</text:p>
      <text:p text:style-name="P2">Ahsoka: well if we had the Geonosians I would have a different method, yet at this point we have but one choice, </text:p>
      <text:p text:style-name="P2"/>
      <text:p text:style-name="P2">Ahsoka then moves the stones on the map representing the Rebel army in a U shape and then she places the Imperial pieces down into the U and places the Rebel stones around the sides, surrounding the Imperial pieces. <text:s/></text:p>
      <text:p text:style-name="P2"><text:soft-page-break/></text:p>
      <text:p text:style-name="P2">Ahsoka: we use the Pincer move</text:p>
      <text:p text:style-name="P2">Kanan: that tactic has not been used in over 2000 years, do you really expect the Empire to fall for that?</text:p>
      <text:p text:style-name="P2">Ahsoka: if the Geonosian's attack gave us anything, it would be an impatent Marcus Crassus, and any man who is lacking of patience will make a mistake. <text:s/>Hopefully, we will draw Crassus into the greatest mistake of his life</text:p>
      <text:p text:style-name="P2">Gregor: what about the others, did they say when they would arrive to give us aid?</text:p>
      <text:p text:style-name="P2">Ahsoka: we cannot rely on them, we are on our own in this one</text:p>
      <text:p text:style-name="P2">Wolffe: shit, </text:p>
      <text:p text:style-name="P2">Ahsoka: Kanan, summon Lardarius, I would have words</text:p>
      <text:p text:style-name="P2"/>
      <text:p text:style-name="P2">Kanan then exits Ahsoka's room to find Cato talking to Lardarius, really berating him for following Sun-Fac into battle. <text:s/></text:p>
      <text:p text:style-name="P2"/>
      <text:p text:style-name="P2">Kanan: Cato, </text:p>
      <text:p text:style-name="P2">Cato: hold your words Jedi, a father is allowed to repremand his son</text:p>
      <text:p text:style-name="P2">Kanan: not when Ahsoka has summoned him </text:p>
      <text:p text:style-name="P2">Cato: as you wish </text:p>
      <text:p text:style-name="P2"/>
      <text:p text:style-name="P2">Cato walks away and Lardarius follows Kanan back to Ahsoka's room, Lardarius is then witnessing the next plans take hold, marking the first time he has been given this chance. <text:s/></text:p>
      <text:p text:style-name="P2"/>
      <text:p text:style-name="P2">Ahsoka: Lardarius, you foolishly engaged the army of Marcus Crassus, tell me, did he have Mortar cannons?</text:p>
      <text:p text:style-name="P2">Lardarius: yes my Queen, they used fire from above to torch our men before we got 100 yards away from them </text:p>
      <text:p text:style-name="P2">Ahsoka: I see, if you were given the chance could you destroy them?</text:p>
      <text:p text:style-name="P2">Lardarius: I would try my best</text:p>
      <text:p text:style-name="P2">Ahsoka: I would have you by my side, Gregor and Wolffe</text:p>
      <text:p text:style-name="P2">Gregor: yes m'am </text:p>
      <text:p text:style-name="P2">Ahsoka: I want you two to gather what pilots we have and get them off the ground before dawn tomorrow</text:p>
      <text:p text:style-name="P2">Gregor: what stands the plan?</text:p>
      <text:p text:style-name="P2">Ahsoka: Crassus is prepared for a ground assault, if we take out his mortar guns from the air, he would not have enough time to muster his own pilots for a dogfight. <text:s/>Take the fighters we have and sabot his mortar cannons, this will give our soldiers a chance to fight his troops one-on-one. <text:s/></text:p>
      <text:p text:style-name="P2">Kanan: standing toe to toe with Crassus Army could get us all killed</text:p>
      <text:p text:style-name="P2">Ahsoka: if we take out the mortars we have a chance, </text:p>
      <text:p text:style-name="P2">Lardarius: without mortars, Crassus men have to march to us</text:p>
      <text:p text:style-name="P2">Hera: making him fall into your trap</text:p>
      <text:p text:style-name="P2">Ahsoka: exactly, damn where's Admiral Akbar when you need him</text:p>
      <text:p text:style-name="P2"/>
      <text:p text:style-name="P2">All the rebel generals begin to giggle from Ahsoka's joke, then Ahsoka clears her throat and continues the plans. <text:s/></text:p>
      <text:p text:style-name="P2"/>
      <text:p text:style-name="P2">Ahsoka: Kanan I need you to command the right side while Lardarius holds the left side in tact until <text:soft-page-break/>Gregor and Wolffe get back from their task</text:p>
      <text:p text:style-name="P2">Lardarius: you would have me lead?</text:p>
      <text:p text:style-name="P2">Ahsoka: Can I trust you?</text:p>
      <text:p text:style-name="P2">Lardarius: I will honor you Queen Tano </text:p>
      <text:p text:style-name="P2">Ahsoka: very well, I will be in the middle with the toughest troops we have, if all goes to plan, Kanan and Lardarius' men will be on both sides of the Imperials, cutting off their escape</text:p>
      <text:p text:style-name="P2">Kanan: What is Hera's part in this</text:p>
      <text:p text:style-name="P2">Ahsoka: I would have her take to the skies, and assist the destrouction of the mortars</text:p>
      <text:p text:style-name="P2">Hera: I will not fail you</text:p>
      <text:p text:style-name="P2">Ahsoka: only think of victory, now look everybody, I know we do not have the numbers, but stick to your assignment and we will win this battle. <text:s/>Does everyone know what is asked of them </text:p>
      <text:p text:style-name="P2"/>
      <text:p text:style-name="P2">All the rebel generals nod and agree with Ahsoka's plan. <text:s/></text:p>
      <text:p text:style-name="P2"/>
      <text:p text:style-name="P2">Ahsoka: very well, (smacks the table) see it done</text:p>
      <text:p text:style-name="P2"/>
      <text:p text:style-name="P2">All the Rebel Generals leave Ahsoka's room, and leave her alone. <text:s/>Ahsoka then sits down at the battle map and soon puts her head in her hands, seemingly wondering if this battle can truly be won with superior strategy rather than even numbers. <text:s/>Ahsoka then sighs and sits back in her chair, she then opens a drawer in the table and pulls out a wrapped cigar and a bag of weed. <text:s/>Ahsoka then sets all her illicit materials on the table but she does nothing, she cannot find the strength to partake in a normal activity. <text:s/>She then stands up and leaves her room, locking the door behind her. <text:s/>Ahsoka then walks through the cave to see all the soldiers preparing for battle, many of them sporting faces of fear rather than the usual excitement. <text:s/>Ahsoka, looking around, knew that this upcoming battle would have to either end in victory or death. <text:s/>Cato sees Ahsoka from across the cave and he begins to walk over to her, Ahsoka then looks in Cato's direction and waits for the Geonosian Minister to offer his usual words of caution, yet this time Cato comes with another set of words. <text:s/></text:p>
      <text:p text:style-name="P2"/>
      <text:p text:style-name="P2">Ahsoka: come to warn me?</text:p>
      <text:p text:style-name="P2">Cato: quite the opposite, I have come to offer you something for your battle tomorrow</text:p>
      <text:p text:style-name="P2">Ahsoka: I have weapons, save them for the Army</text:p>
      <text:p text:style-name="P2">Cato: there is only enough for one leader</text:p>
      <text:p text:style-name="P2"/>
      <text:p text:style-name="P2">Cato leads Ahsoka into a corridor inside the cave system and they soon approach a set of wooden doors. <text:s/>Cato Opens the doors and Ahsoka witnesses what Cato meant by his aid. <text:s/>Ahsoka sees a strong health full grown male stallion. <text:s/>This Stallion has a brown coat of fur with a white stipe on his head, the hors is already outfitted with a saddle and reigns. <text:s/>Ahsoka walks up to this horse and it does not get scared as if it has some mental connection with Ahsoka herself. <text:s/></text:p>
      <text:p text:style-name="P2"/>
      <text:p text:style-name="P2">Cato: this is my most prized racehorse, Perseus </text:p>
      <text:p text:style-name="P2">Ahsoka: he's beautiful</text:p>
      <text:p text:style-name="P2">Cato: I would have you use him in the coming battle, to give our troops a the symbol of a true leader </text:p>
      <text:p text:style-name="P2">Ahsoka: will he frighten from battle?</text:p>
      <text:p text:style-name="P2">Cato: this is the toughest horse I have ever seen, the last Stallion on Geonosis </text:p>
      <text:p text:style-name="P2"/>
      <text:p text:style-name="P2">Ahsoka walks up to the horse and places her hand on its head, then she jumps into the air and lands right on the horse's back. </text:p>
      <text:p text:style-name="P2"><text:soft-page-break/></text:p>
      <text:p text:style-name="P2">Ahsoka: ok Perseus, let's see what you can do</text:p>
      <text:p text:style-name="P2"/>
      <text:p text:style-name="P2">Ahsoka graps the reigns and slightly moves them and the horse begins to run out of the stables and soon out of the cave system. <text:s/></text:p>
      <text:p text:style-name="P2"/>
      <text:p text:style-name="P2"/>
      <text:p text:style-name="P2"><text:s/>- GEONOSIS – BATTLEFIELD PLAINS – DAY - </text:p>
      <text:p text:style-name="P2"/>
      <text:p text:style-name="P2"/>
      <text:p text:style-name="P2">Ahsoka rides around the desert plains, she circles the rebel caves a few times then she has an idea, and she rides to the canyon systems. <text:s/>Ahsoka then rides through the entire canyon, as she exits the rock walls she witnesses a truly shocking sight. <text:s/>She sees the battlefield fresh with blood, there is a red tint to the sand, there are bodies scattered all over the place of both Imperial and Geonosian. <text:s/>Ahsoka then looks onto the hill that over looks the entire battlefield and sees another eye-sore. <text:s/>The Imperials have crucified a line of twenty Geonosians captured in battle, on this hill is another man on a horse, this man then rides his horse down towards the battlefield at a calm pace. <text:s/>Ahsoka then rides to meet this unknown man, yet Ahsoka already knows the identity of this rider, she knew what to expect from her Imperial opponents. <text:s/>The Man on the horse is of course Marcus Crassus, as he gets closer to Ahsoka he removes his helmet and halts his movement. <text:s/>Ahsoka then rides up to meet Crassus, to exchange words as the kings and knights did during the feudal years in Europe. <text:s/></text:p>
      <text:p text:style-name="P2"/>
      <text:p text:style-name="P2">Ahsoka: Crassus</text:p>
      <text:p text:style-name="P2">Crassus: Ahsoka, i'm surprised to see you alone, we missed you this moring </text:p>
      <text:p text:style-name="P2">Ahsoka: save your words, we are to fight tomorrow </text:p>
      <text:p text:style-name="P2">Crassus: my men are eager to kill the remainder of you rebels. <text:s/>Sun-Fac was just the beginning, I aim to annihilate every last one of you, to finally bring peace to the galaxy</text:p>
      <text:p text:style-name="P2">Ahsoka: talk all you want, just know that you will die tomorrow</text:p>
      <text:p text:style-name="P2">Crassus: (laughs) you always were a fighter, I like that, I wonder how your men will fight when I nail them to a cross. <text:s/>I wonder if you will be able to see them when I cut out your eyes and feed them to the crows. <text:s/>You will hear your men beg for death as their live blood slowly drians from them, then I will put you out of your fucking misery </text:p>
      <text:p text:style-name="P2"/>
      <text:p text:style-name="P2">Ahsoka continues to stare Crassus down with a true death stare, she holds her words and then turns aroud and rides back towards the canyon. <text:s/></text:p>
      <text:p text:style-name="P2"/>
      <text:p text:style-name="P2"/>
      <text:p text:style-name="P2"><text:s/>- GEONOSIS – REBEL BASE – MIDDAY - </text:p>
      <text:p text:style-name="P2"/>
      <text:p text:style-name="P2"/>
      <text:p text:style-name="P2">Ahsoka then rides back to the Rebel base and she rides right to the stables. <text:s/>She dismounts the horse and then she runs right into her room, Ahsoka then goes to the map on her table and she rearranges the rocks to symbolize new movements by Crassus troopers. <text:s/>Kanan then knocks on the door and just enters the door. <text:s/></text:p>
      <text:p text:style-name="P2"/>
      <text:p text:style-name="P2">Kanan: knock, knock</text:p>
      <text:p text:style-name="P2">Ahsoka: not now man, I have to plan a new method of attack</text:p>
      <text:p text:style-name="P2"><text:soft-page-break/>Kanan: I thought we decided on the plan</text:p>
      <text:p text:style-name="P2">Ahsoka: (looks up) well the scale has changed, Crassus will be more aggressive I can sense it, he's impatient </text:p>
      <text:p text:style-name="P2">Kanan: is that where you rode off to?</text:p>
      <text:p text:style-name="P2">Ahsoka: Crassus made his intentions clear, there is no retreat in this battle, if we lose we die </text:p>
      <text:p text:style-name="P2">Kanan: there is always another way </text:p>
      <text:p text:style-name="P2">Ahsoka: no, there is not, we must win</text:p>
      <text:p text:style-name="P2">Kanan: tomorrow then, we'll decide our fate </text:p>
      <text:p text:style-name="P2">Ahsoka: rest yourself today, be with Hera</text:p>
      <text:p text:style-name="P2">Kanan: will do</text:p>
      <text:p text:style-name="P2"/>
      <text:p text:style-name="P2">Ahsoka then continues to look at the map and moves around the stones, trying to come up with different strategies for different scenarios. <text:s/>Nightfall soon grips the Geonosian planet and the two sides are resting before one of the greatest battles in the Galaxy's history, this battle would decide whether the Rebellion would survive or the Empire would control the Galaxy. <text:s/>The stage had been set for an ultumate battle of good and evil, who would prevail?</text:p>
      <text:p text:style-name="P2"/>
      <text:p text:style-name="P2"/>
      <text:p text:style-name="P2"/>
      <text:p text:style-name="P2"><text:s/>- GEONOSIS – BATTLEFIELD – DAY - </text:p>
      <text:p text:style-name="P2"/>
      <text:p text:style-name="P2"/>
      <text:p text:style-name="P2"/>
      <text:p text:style-name="P2">The Rebel Army marches through the canyons marching as if they were a real professional army in rows. <text:s/>Ahsoka is at the front of the army leading them, she is riding the only horse on the rebels side and right before they leave the canyon entrence Ahsoka halts the army. <text:s/></text:p>
      <text:p text:style-name="P2"/>
      <text:p text:style-name="P2">Ahsoka: Kanan!</text:p>
      <text:p text:style-name="P2"/>
      <text:p text:style-name="P2">Kanan runs over from the middle of the pack to see what his orders are about to be. <text:s/></text:p>
      <text:p text:style-name="P2"/>
      <text:p text:style-name="P2">Kanan: your commands?</text:p>
      <text:p text:style-name="P2">Ahsoka: (jumps off the horse) take Cato's horse use it to assist your command </text:p>
      <text:p text:style-name="P2">Kanan: what of the pilots mission?</text:p>
      <text:p text:style-name="P2">Ahsoka: they already took off and.....</text:p>
      <text:p text:style-name="P2"/>
      <text:p text:style-name="P2">The rebel army sees about five rebel fighters fly over them back to the base all the rebels cheer as they see the fighters. <text:s/></text:p>
      <text:p text:style-name="P2"/>
      <text:p text:style-name="P2">Ahsoka: completed their mission</text:p>
      <text:p text:style-name="P2">Kanan: (jumps onto the horse) I will do my best </text:p>
      <text:p text:style-name="P2">Ahsoka: I know you will, FORWARD!</text:p>
      <text:p text:style-name="P2"/>
      <text:p text:style-name="P2">The Rebel army is ready for the battle until they reach the actual battlefield and they see the setting that Crassus has layed out for his enemies. <text:s/>The crucified bodies are all lit on fire, the smell traveling throughout the battlefield, the bodies are all in piles all over the field and they are burning as well. <text:s/>The smoke around the field limits the rebel sight lines for a little and then they hear the loud horns of the <text:soft-page-break/>Imperial army. <text:s/>Crassus Army marches from the top of the hill down into the main field, and they hold their position Ahsoka tells each commander to get to their positions. <text:s/>Ahsoka then gets the toughest troops to follow her and stand in the middle facing the bulk of Crassus Army, then the Imperials get into their own positions and of course place their shields forward. <text:s/>Crassus then rides to the front of the life and Ahsoka walks to the front as well, Crassus then raises his hand and quickly throws it to his side and nothing happens, he does it again and again in frustration, then he looks to his officers. <text:s/></text:p>
      <text:p text:style-name="P2"/>
      <text:p text:style-name="P2">Crassus: why the hell are the Mortars not firing!</text:p>
      <text:p text:style-name="P2">Officer: the wires are all fried, the rebels shot an EMP</text:p>
      <text:p text:style-name="P2">Crassus: Damn it! Severus!</text:p>
      <text:p text:style-name="P2"/>
      <text:p text:style-name="P2">A man dressed in white Sith Armor with a Red Cross painted on his breastplate walks over to Marcus Crassus. <text:s/></text:p>
      <text:p text:style-name="P2"/>
      <text:p text:style-name="P2">Crassus: Crush these rebel shits</text:p>
      <text:p text:style-name="P2">Severus: your will, my hands</text:p>
      <text:p text:style-name="P2"/>
      <text:p text:style-name="P2">Severus walks to the third line from the front of the Imperial Lines, he draws a red lightsaber with a cross-guard, similar to the weapon owned by Kylo Ren. <text:s/>This man removes his helmet to show off his long flowing brown hair, and at the sight of this a few of the female rebel soldiers comment on this knight's good looks. Ahsoka, not involved with the previous conversation, gets her soldiers back into battle mode and Severus screams out his first command. <text:s/></text:p>
      <text:p text:style-name="P2"/>
      <text:p text:style-name="P2">Severus: LEGIO! ADVANCE!</text:p>
      <text:p text:style-name="P2"/>
      <text:p text:style-name="P2">The Imperial legion then begins to march in Roman stlye, holding their shileds at their side as well as holding their staffs with the blades in the air. <text:s/>The Legion continues to walk with the sound of jingling metal matching every footstep, then another horn sound off and the Roman legion begins to charge at the rebel lines. <text:s/>Severus then sees the Rebel tactic before it even takes shape and he repositions his legionaries. <text:s/></text:p>
      <text:p text:style-name="P2"/>
      <text:p text:style-name="P2">Severus: HALT ADVANCE, LEGIO CURCUMVENI!</text:p>
      <text:p text:style-name="P2"/>
      <text:p text:style-name="P2">He instead puts his soldiers in a U shape and and soon he marches his soldiers at a quicker pace in order for them to get to their designated position. <text:s/>Ahsoka does not seem phased by the new Imperial tactic yet she is no fool, she knows that there is a new strategy needed to win this battle. <text:s/>Ahsoka moves her forces back, then she looks at her com-link to give Kanan and Lardarius new orders. <text:s/></text:p>
      <text:p text:style-name="P2"/>
      <text:p text:style-name="P2">Ahsoka: Kanan take Lardarius and combine your men and move to attack their backs</text:p>
      <text:p text:style-name="P2">Lardarius: what about you?</text:p>
      <text:p text:style-name="P2">Ahsoka: i'll be fine, just do what I ask</text:p>
      <text:p text:style-name="P2">Kanan: will do</text:p>
      <text:p text:style-name="P2"/>
      <text:p text:style-name="P2">Lardarius and Kanan combine their forces, which are hiding from the larger Imperial legion, and they continue to stay away from the Imperial sight lines. <text:s/>Ahsoka and her soldiers making up about 1000 soldiers strong, the Imperial army continues to reposition troopers until the entire legion is surrounding the Rebel Army from every side. <text:s/>Ahsoka looks around to see the situation she has gotten into and she <text:soft-page-break/>looks around to see her soldiers reactions to the new formations. <text:s/>The toughest soldiers in the Rebel Army begin to be concerned over the position they are in and some of these big 6'5”, 240 pound soldiers are now showing signs of fear. <text:s/>Severus then jumps into the middle of the legions, and puts himself right behind the first wall of shields in the front line. <text:s/>Severus then raises his red lightsaber in the air and yells out the command that slaughtered the Geonosian Army. <text:s/></text:p>
      <text:p text:style-name="P2"/>
      <text:p text:style-name="P2">Severus: HASTAE PROTERUUS!</text:p>
      <text:p text:style-name="P2"/>
      <text:p text:style-name="P2">The Imperial Legion all turn on their lightsaber staffs at once and everyone of them points their spears forward. <text:s/>The Imperials get into a fighting stance placing their shields forward to create a metal wall with lightsaber points coming from every direction. <text:s/></text:p>
      <text:p text:style-name="P2"/>
      <text:p text:style-name="P2">Severus: ADVANCE!</text:p>
      <text:p text:style-name="P2"/>
      <text:p text:style-name="P2">The Imperial army begins to slowly walk forward enclosing the Rebels in a smaller circle every step they take. <text:s/>Some of the Rebels are now scared for their lives and they begin shooting at the shields and the spears causing nobody damage but themselves. <text:s/>Ahsoka then looks around and she sees the Army struggling to figure a way to attack the on coming spears, Ahsoka then yells out to her soldiers in an effort to calm them, but all of them cannot hear over the frenzy of laser fire. <text:s/>Ahsoka then harness all of her influence with the force, then she begins to levitate in the air, Ahsoka then thrusts both of her hands forward and all the soldiers in front of them fall to the ground some of them cutting themselves on their own spears. <text:s/>Ahsoka then one of her lightsabers forward. <text:s/></text:p>
      <text:p text:style-name="P2"/>
      <text:p text:style-name="P2">Ahsoka: Charge!</text:p>
      <text:p text:style-name="P2"/>
      <text:p text:style-name="P2">The Rebel Army just rushes the Opening made by the force powers, and Ahsoka leades this charge and she immediately kills two troopers with two strikes. <text:s/>She spins around, cuts down another trooper then she ducks under a few swings from a trooper's spear. She slashes this trooper in the neck twice and then uses her force powers again to knock down the incoming wall of Imperial shields. <text:s/>The rebel army begins to get the better of their Imperial ememies even with the lack of numbers, two rebel soldiers are then seen stabbing a stormtrooper to death with their bayonettes. <text:s/>Ahsoka then runs over close to these soldiers and throws her saber at an oncoming stormtrooper, she then draws her knife. <text:s/>Ahsoka then dodges a spear attack from another trooper, afterwards she jumps over the troopers second attack and Ahsoka slams her knife into the trooper's neck. <text:s/>Ahsoka extends her arm and her other lightsaber comes back to her hand, then she blocks two laser shots to kill two more stormtroopers. <text:s/>She then runs back to the other side of the fighting to see that Commodus Severus is making short work of every soldier that confronts him. <text:s/>Ahsoka then rushes to assist a rebel soldier who is fighting Severus, this soldier gets slashed across the chest and he hits the ground, as Severus goes in for the kill, Ahsoka blocks this attack and kicks Severus back. <text:s/>The soldier returns to the fight and Ahsoka stares down the knight of the First Order. <text:s/></text:p>
      <text:p text:style-name="P2"/>
      <text:p text:style-name="P2">Severus: so <text:span text:style-name="T1">your</text:span> Ahsoka Tano, I heard a lot about you </text:p>
      <text:p text:style-name="P2">Ahsoka: and you are?</text:p>
      <text:p text:style-name="P2">Severus: Sir Commodus Severus of the First Order, and I am the man who wil be killing you </text:p>
      <text:p text:style-name="P2">Ahsoka: like I haven't heard that one before, try your best sith</text:p>
      <text:p text:style-name="P2"/>
      <text:p text:style-name="P2">Severus runs at Ahsoka and the two clash sabers for a second, Severus tries to burn Ahsoka with the <text:soft-page-break/>cross-bar of his lightsaber but she head-butts him and uses her force powers to push him away and create some distance. <text:s/>Ahsoka then walks towards Severus and she begins to let off a flurry of attacks, so many that Severus loses his balance and with the last strike Ahsoka knocks him to the ground. <text:s/>Severus grabs sand from the ground and throws the sand in Ahsoka's face, causing her to lose sight of her enemy, Severus then rolls behind Ahsoka and draws a pistol. <text:s/>As soon as Severus shoots one shot, Ahsoka quickly turns around to block it causing the deflected laser to his Severus in the arm, this makes Severus drop his lightsaber. <text:s/>Ahsoka then walks up to Severus with both sabers drawn, Severus tries to pick up rocks and bodies with his force powers yet Ahsoka dodges and blocks all the efforts against her. <text:s/>Ahsoka then runs to Severus and stabs him while he is on the ground, killing the knight of the First Order. <text:s/>Ahsoka then uses her powers to push the Imperial lines at this end, this causes the Imperials to fall over and lose their formation, Ahsoka then runs out and stabs the nearest stormtrooper and then slashes his head off with one swipe from each saber. <text:s/>Ahsoka then screams out and points one of her lightsabers in the direction of Marcus Crassus; Crassus then is not pleased that his army is being bested by superior tactics in a battle in which he had more men. <text:s/>Ahsoka then cuts down another stormtrooper, she goes back to the middle of her soldiers and orders all of them to follow her in a push to Crassus. <text:s/>Crassus is overlooking his battle losses and soon looks to his officer. <text:s/></text:p>
      <text:p text:style-name="P2"/>
      <text:p text:style-name="P2">Crassus: Vibius, bring in the Dark Troopers, lets finish this </text:p>
      <text:p text:style-name="P2"/>
      <text:p text:style-name="P2">Vibius raises a Dark Saber in the air and then an army of 1000 Dark Troopers begins to march at a quick pace up the hill and down into the battlefield. <text:s/>At this time the Rebel army has about 300 soldiers left, with 6000 stormtroopers around them dead or dying in the bloody, muddy sand. <text:s/>Ahsoka rushes to the front of her soldiers and motions them to keep moving forward in order not to get trapped again. <text:s/>The Rebel army soon gets close to the Dark Trooper battlion, then the Dark Troopers shoot off arc caster rifles, these guns shoot off electricity, the first soldiers to the front of the fighting are killed instantly by these weapons. <text:s/>Ahsoka blocks the arc rounds and she rolls under another, she then cuts down a Dark Trooper close to her. <text:s/>The Dark Troopers then back up and the Rebel army tries to shoot at them but the Troopers raise shields, the Dark Troopers all draw dark sabers and then they all grab shields from their backs. <text:s/>The Dark Troopers then get into Roman Legionary fromation and hold their position as the Rebels try to break yet another shield wall. <text:s/>Ahsoka uses her powers to break the first row of troopers but the Dark Trooper begin to fire their Arc casters to defend their men. <text:s/>The Rebels kill off the first row of Dark Troopers then they hear a whistle blow and then a new fresh row of Dark Troopers enter the fight. <text:s/>As the battle rages on the rebel army begins to tire as they continuously throw <text:s/>themselves at the Imperial Shields, Ahsoka has maintained her soldier's moral yet the battle begins to look more and more like a classic Imperial Victory. <text:s/>At this point Ahsoka uses her last effort to break the Dark Trooper lines, she calls Kanan and Lardarius. <text:s/></text:p>
      <text:p text:style-name="P2"/>
      <text:p text:style-name="P2">Ahsoka: Kanan, Lardarius I need your troops!</text:p>
      <text:p text:style-name="P2">Kanan: were on our way</text:p>
      <text:p text:style-name="P2"/>
      <text:p text:style-name="P2">Kanan is then seen riding over the hill with Hera behind him with the remainder of the rebel army, <text:s/>these troops begin to get the better of their Imperial opponents solely on surprise but then Vibius gives off another command. <text:s/></text:p>
      <text:p text:style-name="P2"/>
      <text:p text:style-name="P2">Vibius: TRANS-TERRA!</text:p>
      <text:p text:style-name="P2"/>
      <text:p text:style-name="P2">The last three rows of Dark Troopers move to the sides to ensure their legion does not get flanked, the <text:soft-page-break/>Dark Troopers then widen their rows and thin out their lines to four rows deep. <text:s/>The Dark Troopers then raise their shields and then they begin to move forward Kanan halts his rush and his horse gets shot, Hera and Kanan jump off the horse and then engage the Dark Troopers on foot. <text:s/>The Rebel army has little space to move with the ground unstable from all the blood and the bodies layed all over the field. Some soldiers trip as they are moving back to get away from the Dark Trooper's sabers, Ahsoka continues to cut down a Dark Trooper or two every time she attacks the shield wall, but after attacking a few times in a row a laser round skims her arm. <text:s/>Ahsoka kicks the shields and uses her force powers to push the Dark Troopers back, who give ground but do not fall over like the previous soldiers. <text:s/>Ahsoka then backs up and she bumps into another Rebel soldier who was also backing up, Ahsoka then stands her ground and then gives her soldiers, the 200 left, one last command. <text:s/></text:p>
      <text:p text:style-name="P2"/>
      <text:p text:style-name="P2">Ahsoka: Soldiers of the Rebellion, what is your mission!</text:p>
      <text:p text:style-name="P2"/>
      <text:p text:style-name="P2">All the soldier look up at Ahsoka standing strong in the face of certain doom and all of them halt their movement and step up to join Ahsoka in taking on the Imperials. <text:s/></text:p>
      <text:p text:style-name="P2"/>
      <text:p text:style-name="P2">Soldiers: Victory or Death!!</text:p>
      <text:p text:style-name="P2"/>
      <text:p text:style-name="P2">All the Rebel soldiers scream out and then they charge at the Imperial shields, using the bulk of their strength to knock these tough troopers down. <text:s/>Crassus is looking on as his troops are in command of the battle and victory almost seems within his grasp even with the Rebels still fighting strong. <text:s/>Crassus take a sigh of relief and then he calls to his ships blockading the planet, but he gets no response, nothing but static. <text:s/>Then all he hears is heavy breathing and then a man talking. <text:s/></text:p>
      <text:p text:style-name="P2"/>
      <text:p text:style-name="P2">Voice: Im Sorry, the person you are trying to reach is tied up at the moment press two for anal sex</text:p>
      <text:p text:style-name="P2">Crassus: LANDOW!</text:p>
      <text:p text:style-name="P2">Renner: and while your at it I hope you enjoy the reinforcements</text:p>
      <text:p text:style-name="P2"/>
      <text:p text:style-name="P2">Five Rebel fighters fly above the battlefield and completely mow down the Dark Troopers killing all but a few of them. <text:s/>Ahsoka runs into the thick of the explosions to kill the last three living Dark Troopers, the last of the three is killed when Ahsoka slashes the troopers neck with her combat knife covering her face in blood. <text:s/>Ahsoka then looks up to see all her soldiers cheering and hollering since they have pulled a miraculous victory from the jaws of defeat. <text:s/>Ahsoka rises up, and then she just looks towards Marcus Crassus who is shocked that he has just lost his entire army to a small band of Rebels. <text:s/>Crassus then rides off to his camp escaping the fate he would receive if he had stayed in the battle, Crassus runs back to his tent and he gathers all the plans he had and puts them in a folder but one blueprint drops out. <text:s/></text:p>
      <text:p text:style-name="P2"/>
      <text:p text:style-name="P2"/>
      <text:p text:style-name="P2"><text:s/>- GEONOSIS – IMPERIAL BASE CAMP – LATE DAY - </text:p>
      <text:p text:style-name="P2"/>
      <text:p text:style-name="P2"/>
      <text:p text:style-name="P2">Ahsoka leads the rebel army into the Imperial camp, all they see is an Imperial shuttle take off and leave the system, Ahsoka senses that Crassus has escaped and that the battle was won but the war would be far from over. <text:s/>The Rebel fighters land in the middle of the Imperial camps, Renner jumps out of the first fighter, then Kalmowicz jumps out of another. <text:s/>The two rebel Generals walk up to Ahsoka and they all laugh as they see each other for the first time in months. <text:s/></text:p>
      <text:p text:style-name="P2"><text:soft-page-break/></text:p>
      <text:p text:style-name="P2">Renner: are we too late for the part</text:p>
      <text:p text:style-name="P2">Ahsoka: actually, you arrived just in time, thank you </text:p>
      <text:p text:style-name="P2">Kalmowicz: you have done the same for us, many times, this time we save you </text:p>
      <text:p text:style-name="P2">Ahsoka: Crassus has fled, yet we have no idea where he has gone</text:p>
      <text:p text:style-name="P2">Renner: lets loot his tent, see what we can dig up</text:p>
      <text:p text:style-name="P2">Kalmowicz: i'm about that </text:p>
      <text:p text:style-name="P2"/>
      <text:p text:style-name="P2">Kalmowicz and Renner rush into Crassus' War tent and Ahsoka slowly walks in following them, <text:s/>The Rebel generals are fiddling with armor and helmets owned by Marcus Crassus. <text:s/>Ahsoka then stumbles on the one blueprint that fell out of Crassus folder of intel, the plans of a fortified base on the planet of Naboo. <text:s/>Ahsoka picks up the blueprints and sits down at Crassus desk looking closely at the document, and sees that there is an enterence at the base of the fortress, a door in the middle of a rock wall. <text:s/>Soon Ahsoka walks out of the tent and sees that the Rebel army and all the reinforcements have taken complete control of Crassus' camp, she is given a jug of water from one of the soldiers. <text:s/>Ahsoka looks around and sees that she has led her soldiers to victory but the fight was far from over, with Crassus still alive the war would continue. <text:s/>Ahsoka then sits down on a bench near a large bonfire, the fire is being kept alive by burning the banners and shields of Crassus' men. <text:s/>Kanan and Hera then walk up to Ahsoka and sit next to her overlooking the bonefire. <text:s/></text:p>
      <text:p text:style-name="P2"/>
      <text:p text:style-name="P2">Kanan: we won a great battle today</text:p>
      <text:p text:style-name="P2">Ahsoka: Crassus escaped and we only have rumors of his possible whereabouts </text:p>
      <text:p text:style-name="P2">Hera: we yet hold an advantage, Crassus has no army </text:p>
      <text:p text:style-name="P2">Ahsoka: a thing of little concern when one has the wealth Crassus does, I give it a day before he comes back with another legion </text:p>
      <text:p text:style-name="P2">Kanan: how can we beat him then?</text:p>
      <text:p text:style-name="P2">Ahsoka: we find Crassus location today </text:p>
      <text:p text:style-name="P2"/>
      <text:p text:style-name="P2">Gregor walks up with Rex and Ezra as they have returned as well they all sit around the fire and discuss the next plans. </text:p>
      <text:p text:style-name="P2"/>
      <text:p text:style-name="P2">Gregor: what of the senators still trapped in the spire?</text:p>
      <text:p text:style-name="P2">Ahsoka: bring them to this camp, perhaps they know where Crassus hides </text:p>
      <text:p text:style-name="P2"><text:line-break/></text:p>
      <text:p text:style-name="P2"><text:s/>- GEONOSIS – CRASSUS' WAR TENT – DUSK - </text:p>
      <text:p text:style-name="P2"/>
      <text:p text:style-name="P2"/>
      <text:p text:style-name="P2">Ahsoka then walks to Crassus' war tent to see Renner and Kalmowicz drinking Crassus' wine, Kalmowicz is wearing Crassus' helmet and Renner is smoking. <text:s/></text:p>
      <text:p text:style-name="P2"/>
      <text:p text:style-name="P2">Ahsoka: I need the tent for a minute</text:p>
      <text:p text:style-name="P2">Renner: very well, call us when the next plan is ready </text:p>
      <text:p text:style-name="P2"/>
      <text:p text:style-name="P2">Renner and Kalmowicz leave the tent and then Gregor walks in with Senator Kaleb Cassius, Ahsoka motions Gregor to leave the tent. <text:s/></text:p>
      <text:p text:style-name="P2"/>
      <text:p text:style-name="P2"><text:soft-page-break/>Ahsoka: you know why I have called you here </text:p>
      <text:p text:style-name="P2">Cassius: I do not</text:p>
      <text:p text:style-name="P2">Ahsoka: Crassus' army has been defeated, his blockades were routed, let's just say there will not be a rescue team coming for you </text:p>
      <text:p text:style-name="P2">Cassius: fine, you win Tano, the senate will surrender. <text:s/>Is that what you want?</text:p>
      <text:p text:style-name="P2">Ahsoka: the senate?, Kaleb Cassius the Imperial senate has no power anymore, you have no authority to surrender</text:p>
      <text:p text:style-name="P2">Cassius: have I missed so much....</text:p>
      <text:p text:style-name="P2">Ahsoka: the Empire holds little value in their senators, yet I would offer you a chance to redeem yourself</text:p>
      <text:p text:style-name="P2">Cassius: what would you have me do </text:p>
      <text:p text:style-name="P2">Ahsoka: I need you to help me locate Marcus Crassus</text:p>
      <text:p text:style-name="P2">Cassius: you are going to kill him</text:p>
      <text:p text:style-name="P2">Ahsoka: (takes a deep breath) he has become a great threat </text:p>
      <text:p text:style-name="P2">Cassius: senate or no senate I will not assist the death of a friend </text:p>
      <text:p text:style-name="P2">Ahsoka: and you think Crassus would give you the same treatment, you know what he did to Sertorius, and Binks, speaking with me is considered a death sentence</text:p>
      <text:p text:style-name="P2">Cassius: such truth, it is hard to consider </text:p>
      <text:p text:style-name="P2">Ahsoka: you must help me Kaleb, Sextus would have wanted it </text:p>
      <text:p text:style-name="P2">Cassius: my father often told me stories of your victories, perhaps I can tell my son first hand accounts, I will help you find Crassus in any way I can</text:p>
      <text:p text:style-name="P2">Ahsoka: I need you to look at this blueprint, </text:p>
      <text:p text:style-name="P2"/>
      <text:p text:style-name="P2">Ahsoka opens the blueprint for the fortress she found in Crassus' office, she then motions Cassius to look at the drawring. <text:s/></text:p>
      <text:p text:style-name="P2"/>
      <text:p text:style-name="P2">Cassius: hmm, yes I have seen this before, this is Crassus private villa in the Naboo lake country</text:p>
      <text:p text:style-name="P2">Ahsoka: my Dominus often spoke about that place, have you been there?</text:p>
      <text:p text:style-name="P2">Cassius: once, Crassus invited all of the senators, but I must warn you, Crassus villa is said to contain a ferocious monster</text:p>
      <text:p text:style-name="P2">Ahsoka: Crassus would buy a place like that</text:p>
      <text:p text:style-name="P2">Cassius: Crassus built his villa on top of an ancient temple, distrubing ancient burial grounds</text:p>
      <text:p text:style-name="P2">Ahsoka: so the bottom door, that was an old temple exit</text:p>
      <text:p text:style-name="P2">Cassius: door? What door?</text:p>
      <text:p text:style-name="P2"/>
      <text:p text:style-name="P2">Cassius examines the map and sees a open door at the base of the fortress. <text:s/></text:p>
      <text:p text:style-name="P2"/>
      <text:p text:style-name="P2">Cassius: fuck! How could I have missed that?</text:p>
      <text:p text:style-name="P2">Ahsoka: if we create a diversion outside the fortress, we could send a strike force to that bottom door and flank Crassus remaining forces </text:p>
      <text:p text:style-name="P2">Cassius: you really think him rebuilding already</text:p>
      <text:p text:style-name="P2">Ahsoka: I suspect he made that call immediately after fleeing Geonosis </text:p>
      <text:p text:style-name="P2">Cassius: if you get me inside the villa I can lead you to Crassus</text:p>
      <text:p text:style-name="P2">Ahsoka: I will hold you to that, you are no longer a prisoner, (Ahsoka uses her powers to release the shackles on Cassius)</text:p>
      <text:p text:style-name="P2">Cassius: your men will surely accost me at every turn </text:p>
      <text:p text:style-name="P2">Ahsoka: (tosses him a token with the Fulcrum symbol on it) show them this if you have any trouble</text:p>
      <text:p text:style-name="P2"><text:soft-page-break/></text:p>
      <text:p text:style-name="P2">Cassius nods and then he exits the tent, Ahsoka then looks back at the blueprint and examines it further. </text:p>
      <text:p text:style-name="P2"/>
      <text:p text:style-name="P2"><text:s/>- GEONOSIS – IMPERIAL BASE CAMP – NIGHT - </text:p>
      <text:p text:style-name="P2"/>
      <text:p text:style-name="P2"/>
      <text:p text:style-name="P2">The Rebel army continues to loot the camp for weapons and armor, Ahsoka then walks out of the tent to see that the rebels have taken control of the imperial war camp and that they would soon be ready to attack their next target. <text:s/>Ahsoka then walks to the soldiers portion of the camp and she sees the rebels celebrating after a great victory, Ahsoka realizes she will have to halt the celebration in order to finally stop Crassus. <text:s/>Ahsoka then walks back over to the bonfire and she gains the attention of all the soldiers just by walking up in front of the Rebel army, the soldiers soon quiet down and the ones that do not are quieted down by other soldiers. <text:s/></text:p>
      <text:p text:style-name="P2"/>
      <text:p text:style-name="P2">Ahsoka: my champions, we have won a great victory today; worthy of a lengthy celebration</text:p>
      <text:p text:style-name="P2">Braxus: we sent that cock (21) suck Crassus to fucking hell!</text:p>
      <text:p text:style-name="P2"/>
      <text:p text:style-name="P2">The soldiers cheer and soon the generals of the rebel army arrive at the bonfire to hear Ahsoka's speech. <text:s/></text:p>
      <text:p text:style-name="P2"/>
      <text:p text:style-name="P2">Ahsoka: Crassus escaped justice and he fled the battle</text:p>
      <text:p text:style-name="P2"/>
      <text:p text:style-name="P2">The soldiers quiet down and realize soon what is going to be asked of them since their enemy is still alive. <text:s/></text:p>
      <text:p text:style-name="P2"/>
      <text:p text:style-name="P2">Ahsoka: with the help of a new informant we have discoved the location of Marcus Crassus</text:p>
      <text:p text:style-name="P2">Soldier: where's the bastard hiding?</text:p>
      <text:p text:style-name="P2">Ahsoka: Crassus has retreated to a villa on Naboo, a fortress in the lake country</text:p>
      <text:p text:style-name="P2">Renner: (steps forward) a fortress, on a lake </text:p>
      <text:p text:style-name="P2">Ahsoka: yes, I understand we are all weary from battle yet this fight is not over, we will not be safe as long as Crassus is alive </text:p>
      <text:p text:style-name="P2"/>
      <text:p text:style-name="P2">The soldiers begin to talk amongst themselves and soon Rex steps to the front of the group and walks before the entire army. <text:s/></text:p>
      <text:p text:style-name="P2"/>
      <text:p text:style-name="P2">Rex: I have fought with General Tano for many years, and I would gladly do so again, this galaxy may have an emperor, but you are my Queen </text:p>
      <text:p text:style-name="P2"/>
      <text:p text:style-name="P2">The soldiers seem to agree with the speech made by Rex, then a random soldier walks right next to Rex holding a cup of wine. <text:s/>He raises his cup. <text:s/></text:p>
      <text:p text:style-name="P2"/>
      <text:p text:style-name="P2">Soldier: I declare that the leader of the Galaxy should by...Ahsoka Tano, our Queen!</text:p>
      <text:p text:style-name="P2"/>
      <text:p text:style-name="P2">The entire army then raises their cups and scream out. <text:s/></text:p>
      <text:p text:style-name="P2"/>
      <text:p text:style-name="P2">Soldiers: LONG LIVE THE QUEEN!!</text:p>
      <text:p text:style-name="P2"/>
      <text:p text:style-name="P2">The rebel army had declared Ahsoka to be their leader just as Roman legions would declare their leader <text:soft-page-break/>to stand as the next Emperor. <text:s/>Ahsoka looks around at the soldiers understanding that they would all be ready to fight for her once again. </text:p>
      <text:p text:style-name="P2"/>
      <text:p text:style-name="P2">Ahsoka: this mission, it will be dangerous, many of us will fall</text:p>
      <text:p text:style-name="P2">Braxus: we are ready to send Crassus to the afterlife, just give the orders</text:p>
      <text:p text:style-name="P2">Ahsoka: alright men, gather everything you can carry and gather your gear, meet back at Crassus' star destroyer in two hours, </text:p>
      <text:p text:style-name="P2"/>
      <text:p text:style-name="P2">The soldiers then run in separate ways to gather everything they will need for the upcoming battle. </text:p>
      <text:p text:style-name="P2"/>
      <text:p text:style-name="P2"/>
      <text:p text:style-name="P2"><text:s/>- GEONOSIS – CRASSUS' WAR TENT – NIGHT - </text:p>
      <text:p text:style-name="P2"/>
      <text:p text:style-name="P2"/>
      <text:p text:style-name="P2">Ahsoka then returns to the war tent of Marcus Crassus and gathers the blueprint of the villa but soon Kalmowicz and Alexopolis enter the tent with their arms crossed. </text:p>
      <text:p text:style-name="P2"/>
      <text:p text:style-name="P2">Ahsoka: gentlemen, what seems to be the issue</text:p>
      <text:p text:style-name="P2">Kalmowicz: something that has been upon mind</text:p>
      <text:p text:style-name="P2">Ahsoka: like what?</text:p>
      <text:p text:style-name="P2">Kalmowicz: like the identity of that sith lord, buy by the name of Vader....</text:p>
      <text:p text:style-name="P2">Ahsoka: lower your voice, lest you rouse suspision </text:p>
      <text:p text:style-name="P2">Alexopolis: I could give a fuck about who this guy is, but you have to tell the Ghosts </text:p>
      <text:p text:style-name="P2">Ahsoka: they will know when they are ready </text:p>
      <text:p text:style-name="P2">Kalmowicz: when then</text:p>
      <text:p text:style-name="P2">Ahsoka: soon, let us first deal with Crassus, I heard this guy has a monster like the rest of the inquisitors, this could get ugly</text:p>
      <text:p text:style-name="P2">Kalmowicz: can't get as ugly as Alex's face </text:p>
      <text:p text:style-name="P2">Alexopolis: fuck yourself Kalmo</text:p>
      <text:p text:style-name="P2">Ahsoka: guys, take it easy! Now, what do you want me to do</text:p>
      <text:p text:style-name="P2">Kalmowicz: promise me that you will tell them </text:p>
      <text:p text:style-name="P2">Ahsoka: I will, Alex?</text:p>
      <text:p text:style-name="P2">Alexopolis: promise me that we will go to dinner </text:p>
      <text:p text:style-name="P2">Ahsoka: your an ass....</text:p>
      <text:p text:style-name="P2">Alexopolis: (laughs) I couldn't resist</text:p>
      <text:p text:style-name="P2">Ahsoka: please leave my tent, I have a lot of planning to do </text:p>
      <text:p text:style-name="P2"/>
      <text:p text:style-name="P2">Kalmowicz and Alexopolis leave the tent yet Ahsoka does not feel that she is alone, her influence with the force causes her to sense the preasence of another force inhabitant, Ahsoka then glances back down at the papers in front of her and simple takes a deep breath. <text:s/></text:p>
      <text:p text:style-name="P2"/>
      <text:p text:style-name="P2">Ahsoka: Ezra, you can stop hiding now</text:p>
      <text:p text:style-name="P2"/>
      <text:p text:style-name="P2">Ezra Bridger then walks out from behind a set of curtains and he walks up to Ahsoka with his head down and a look of guilt upon his face. <text:s/></text:p>
      <text:p text:style-name="P2"/>
      <text:p text:style-name="P2">Ahsoka: I will ask you again, how much did you hear?</text:p>
      <text:p text:style-name="P2"><text:soft-page-break/>Ezra: nothing at all</text:p>
      <text:p text:style-name="P2">Ahsoka: your lying to me, I can sense your deception </text:p>
      <text:p text:style-name="P2">Ezra: ok, I wanted to hear the name of the Sith Lord, I have been interested in the man for some time</text:p>
      <text:p text:style-name="P2">Ahsoka: what more must I say then?</text:p>
      <text:p text:style-name="P2">Ezra: you can confide in me, I promise</text:p>
      <text:p text:style-name="P2">Ahsoka: Ezra, I cannot risk it, if you are captured by the enemy; the less you know the better </text:p>
      <text:p text:style-name="P2">Ezra: I won't be captured</text:p>
      <text:p text:style-name="P2">Ahsoka: we all think ourseleves invulnerable, yet if you are taken, I would not risk everything </text:p>
      <text:p text:style-name="P2">Ezra: so only you know everything, you hold the keys</text:p>
      <text:p text:style-name="P2">Ahsoka: that is how I planned it, </text:p>
      <text:p text:style-name="P2">Ezra: sooner or later, (begins to walk out) you will have to confide in someone, you cannot do this alone Ahsoka </text:p>
      <text:p text:style-name="P2"/>
      <text:p text:style-name="P2">Ezra then leaves the tent only to hear Ahsoka's reaction to his straight forward speech, Ezra hears sniffling and the sounds of sadness, he does not return though, he leaves Ahsoka to herself. <text:s/>Ahsoka is sitting at the table tears streaming down her face, looking down at the table and the plans, unable to continue her battle plans. <text:s/>Ahsoka then breaths a few times to get herself together and then she pulls out a sack of weed, she wipes her eyes in a futile effort to dry her tears then she sighs and pulls a blunt from the desk drawer. <text:s/>She then begins to roll up the blunt and soon she has a proper smoking tool however, the truth would be evident and right in front of her, she would be in this alone. <text:s/>Ahsoka then lights up her cigarillo and takes a deep breath with the first pull, she relaxes herself and then dries her eyes and ceases all evidence of weeping. <text:s/>Ahsoka then blows her nose and then she looks back at the map to get a better feel for the surroundings, she then taps the ash off of her blunt, letting bunred debris fall all over the blueprint. <text:s/>Ahsoka, while still smoking, brushes the ashes off the maps and knocks the map to the ground, as she goes to pick it up she sees a safe on the floor. <text:s/>Ahsoka returns the blueprint to her desk but she walks over to the safe and breaks it open with her sabers, once the safe door falls off, Ahsoka witnesses shocking evidence. <text:s/>Crassus has left every last detail about his Lazarus research in this safe, giving Ahsoka every secret regarding her powers and how to control them. <text:s/>She also stumbles upon another program within the Lazarus files, the DEATH TROOPER PROGRAM. <text:s/>Ahsoka then gathers all the papers into a folder. <text:s/></text:p>
      <text:p text:style-name="P2"/>
      <text:p text:style-name="P2"/>
      <text:p text:style-name="P2"><text:s/>- GEONOSIS – IMPERIAL BASE CAMP – NIGHT - </text:p>
      <text:p text:style-name="P2"/>
      <text:p text:style-name="P2"/>
      <text:p text:style-name="P2">With these secrets well in hand, Ahsoka then exits Crassus' war tent to see all her soldier ready for the next battle at hand. <text:s/>The entire army stands at attention waiting for Ahsoka's orders, she salutes them and then she gives their next command. <text:s/></text:p>
      <text:p text:style-name="P2"/>
      <text:p text:style-name="P2">Ahsoka: At ease everyone </text:p>
      <text:p text:style-name="P2"/>
      <text:p text:style-name="P2">The soldiers all return to a relaxed stance and await the next orders. <text:s/>Ahsoka looks around and sees all the smiling faces of her rebel army, what was once a dream has become a reality. </text:p>
      <text:p text:style-name="P2"/>
      <text:p text:style-name="P2">Ahsoka: lets move out! </text:p>
      <text:p text:style-name="P2"/>
      <text:p text:style-name="P2">All the soldiers follow Ahsoka to Crassus' personal star destoryer. <text:s/>This starship is slightly bigger than <text:soft-page-break/>the rest of Crassus Fleet, it has red trims and a giant eagle stamp right on the front of the ship. <text:s/></text:p>
      <text:p text:style-name="P2"/>
      <text:p text:style-name="P2"/>
      <text:p text:style-name="P2"><text:s/>- GEONOSIS – IMPERIAL STARDESTROYER – NIGHT - </text:p>
      <text:p text:style-name="P2"/>
      <text:p text:style-name="P2">All the rebels, some for the first time, enter the imperial criusier and begin to place their gear in the barracks. Ahsoka then heads for the bridge where she meets with the Ghosts and her generals, Ahsoka walks over to the controls on the bridge and plots a course for Naboo. <text:s/>All the rebel pilots get into their respective seat and prepare the ship to fly, all the generals are laughing and having fun, Cato is sitting in the back of room sweating, he clearly does not like to fly. <text:s/>Ahsoka then looks to all her generals and motions to one of the pilots, this pilot gets Cato some water and this seems to calm him for a small moment, Ahsoka then looks out onto the desert land scape just as the star destroyer is leaving the ground. <text:s/>Once the Rebels have taken their captured Star Destroyer out from the atmosphere of Geonosis, Ahsoka gives one final command before they leave the planet. <text:s/></text:p>
      <text:p text:style-name="P2"/>
      <text:p text:style-name="P2">Ahsoka: Blumburg</text:p>
      <text:p text:style-name="P2">Blumburg: yes Regina</text:p>
      <text:p text:style-name="P2">Ahsoka: punch it </text:p>
      <text:p text:style-name="P2"/>
      <text:p text:style-name="P2">Instantly the star destroyer heads into hyperspace and the rebel army is headed off to fight Crassus upon his home turf, his fortress in Naboo. <text:s/></text:p>
      <text:p text:style-name="P2"/>
      <text:p text:style-name="P2"><text:s/>- NABOO – DOMI DOMINORUM – NIGHT - </text:p>
      <text:p text:style-name="P2"/>
      <text:p text:style-name="P2">An Imperial Shuttle lands in the space port of Naboo Palace, Crassus walks out of the shuttle accompanied by two Praetorian Guards. <text:s/>Crassus walks into the palace and pushes open the doors of the royal chamber, the Queen of Naboo, Minerva, is talking with her Imperial advisors, Crassus throws his gun on the table and this halts the conversation. <text:s/></text:p>
      <text:p text:style-name="P2"/>
      <text:p text:style-name="P2">Queen Minerva: can we help you Senator?</text:p>
      <text:p text:style-name="P2">Crassus: if you wish to keep your throne, you will do as I command </text:p>
      <text:p text:style-name="P2">Queen Minerva: I have no competetors</text:p>
      <text:p text:style-name="P2">Crassus: you will when the Jedi Assassin breaks down your door, she will not forget betrayal you placed upon her</text:p>
      <text:p text:style-name="P2">Guard: come your highness, we must get you to safety </text:p>
      <text:p text:style-name="P2"/>
      <text:p text:style-name="P2">Two Naboo guards take the queen out of the room and all the Imperials then begin their strategy. <text:s/></text:p>
      <text:p text:style-name="P2"/>
      <text:p text:style-name="P2">Crassus: The Rebels will be here by sun rise tomorrow, which gives you and your men 7 hours to muster defense </text:p>
      <text:p text:style-name="P2">Ambassador: Imperitor Crassus, we only have 500 men, this system is loyal</text:p>
      <text:p text:style-name="P2">Crassus: do you really think your garrison will give the Jedi Assassin any pause</text:p>
      <text:p text:style-name="P2"/>
      <text:p text:style-name="P2">The three Imperials in the room opposite Crassus all laugh and chuckle at this comment. <text:s/></text:p>
      <text:p text:style-name="P2"/>
      <text:p text:style-name="P2">Ambassador: (laughs) I think we can handle one little girl </text:p>
      <text:p text:style-name="P2">Crassus: clearly, you have no knowledge of this one, prepare your troops, and do not fall to trechary </text:p>
      <text:p text:style-name="P2"><text:soft-page-break/>Ambassador: very well, we will play your game Crassus, where will you be?</text:p>
      <text:p text:style-name="P2">Crassus: at my Villa, in the Lake country, if the rebels attack, alert me</text:p>
      <text:p text:style-name="P2"/>
      <text:p text:style-name="P2">Crassus leaves the room and pushes through the doors again and rushes to a speeder right outside the doors of the palace. <text:s/>The Ambassador and his cronies burst out laughing and think that Crassus is a wild old man who has lost his mind, while little do the Imperials know their reign as the nobles of the house of Naboo is soon coming to an end. <text:s/></text:p>
      <text:p text:style-name="P2"/>
      <text:p text:style-name="P2"/>
      <text:p text:style-name="P2"><text:s/>- NABOO – LAKE COUNTRY – NIGHT - </text:p>
      <text:p text:style-name="P2"/>
      <text:p text:style-name="P2"/>
      <text:p text:style-name="P2">Crassus soon arrives in a region of Naboo where there are huge houses, all of them looking over a large lake, this lake has one giant stone fortress in the middle. <text:s/>This fortress looks to be built on the ruins of an old temple, Crassus lands on the platform at the front gates of Crassus' villa, Crassus exits the speeder and enters his villa gates. <text:s/>The Villa has a large court yard like that of a medieval castle, Crassus motions his hand and the gates close behind him, the villa is built with tan stones to give it the look of a Roman Imperial Palace. <text:s/>Crassus runs into the palace and attempts to prepare the defenses of the fortress, </text:p>
      <text:p text:style-name="P2"/>
      <text:p text:style-name="P2"/>
      <text:p text:style-name="P2"/>
      <text:p text:style-name="P2"><text:s/>- NABOO – CITY OF THEED – LATE MORNING - </text:p>
      <text:p text:style-name="P2"/>
      <text:p text:style-name="P2"/>
      <text:p text:style-name="P2"/>
      <text:p text:style-name="P2">At this time the Imperial garrison in the city is relaxing, not at all concerned with the battle to come. <text:s/>The city is unreasonable empty for some odd reason the Stormtroopers are the only ones in the streets and the taverns, the Troopers look up at the blue sky embracing the peaceful planet. <text:s/>Soon the troopers hear air raid sirens, they are all shocked that there is an attack on the planet. <text:s/>The Rebel fleet begins to fire rockets and laser blasts into the streets killing a great deal of the troopers that were placed in the street checkpoints. <text:s/>The Gates of the city then blast open and a collective army of humans, humanoids and Geonosians attack rush into the city streets tossing bread and fires arms to all the people who look out their windows. <text:s/>The Rebel army is being led by a soldier dressed in a Jedi cloak, this soldier is shooting up any Imperial soldier that stands in their way. <text:s/>One Stormtrooper runs at this soldier and the soldier grabs their gun, breaks the stormtrooper's arm and then stabs the imperial with a wrist-kinfe. <text:s/>The soldier removes there hood to reveal that the soldier is Ahsoka Tano, all the stormtroopers instantly halt in their tracks, all of them scared shitless, the stormtrooper commander then orders his men to fire their guns. <text:s/>The stormtroopers all drop their guns and back up from their weapons and raise their hands, the commander then rips off his helmet to show that he is an older man, with a tattoo of the Republic symbol under his left ear. <text:s/>This commander then blows his whistle and yells his soldiers again, the stormtroopers again do nothing, the commander than screams out. <text:s/></text:p>
      <text:p text:style-name="P2"/>
      <text:p text:style-name="P2">Commnder: damn it, you newbees are fucking useless </text:p>
      <text:p text:style-name="P2"/>
      <text:p text:style-name="P2">The commander draws a rod that extends a few extra inches, the tip of this rod begins to spark and the commander points it at Ahsoka. <text:s/></text:p>
      <text:p text:style-name="P2"><text:soft-page-break/></text:p>
      <text:p text:style-name="P2">Commander: it's you and me slave!</text:p>
      <text:p text:style-name="P2"/>
      <text:p text:style-name="P2">Ahsoka then removes the jedi cloak, she is wearing her normal clothing, and she draws both lightsabers. <text:s/>The commander then backs up two steps and then charges at Ahsoka, she just steps aside and cuts this commander down, Ahsoka then walks up to the dying commander. <text:s/></text:p>
      <text:p text:style-name="P2"/>
      <text:p text:style-name="P2">Ahsoka: that tattoo, (gabs the trooper) where did you get that?!</text:p>
      <text:p text:style-name="P2">Commander: the Re-(coughs)public, for the number of Jedi we killed</text:p>
      <text:p text:style-name="P2">Ahsoka: did they now,</text:p>
      <text:p text:style-name="P2"/>
      <text:p text:style-name="P2">Ahsoka smiles and then she begins to walk away. <text:s/></text:p>
      <text:p text:style-name="P2"/>
      <text:p text:style-name="P2">Ahsoka: kill him </text:p>
      <text:p text:style-name="P2"/>
      <text:p text:style-name="P2">The Rebel army then begins to literaly tear apart the stormtrooper commander, ripping his head off and posting it on a Geonosian spear. <text:s/>Ahsoka then just walks up to the palace gates, as the rebel army marches through the streets the citizens pick up the guns from dead stormtroopers and they begin shooting them in the air. <text:s/></text:p>
      <text:p text:style-name="P2"/>
      <text:p text:style-name="P2"/>
      <text:p text:style-name="P2"><text:s/>- NABOO – ROYAL PALACE – NOON - </text:p>
      <text:p text:style-name="P2"/>
      <text:p text:style-name="P2"/>
      <text:p text:style-name="P2">Then the rebel army, led by Ahsoka, gets right up to the gates of the palace. <text:s/>Ahsoka raises a fist in the air and the entire rebel force halts their steps, she places her hands close together, soon the skies become gray and then lightning begins to form inside the gap between Ahsoka's hands. <text:s/>Ahsoka then points both of her hands at the gate and all the lightning from her hands fire right at the gate, having the gate blast off the hinges. <text:s/>Ahsoka then points her saber forward and then she leads the rebel army towards the palace itself, Kanan seems to be the only one that notices that Ahsoka was able to use a true Dark Side power, he is the only one that stands back as the rebel army brutally takes the palace courtyard. <text:s/>Ahsoka then gathers the army at the doors of the palace and the rebels grab a log of wood, this log however has living Imperial Stormtroopers strapped to it. <text:s/>The Rebels count down from three and then they ram the log into the wooden doors of the palace, the first trooper gets his head caved in and the doors don't break open, Ahsoka then back up and she runs up to the door and kicks it. <text:s/>The doors fly open and then the rebels rush in pushing Ahsoka aisde to fully pillage the palace before their leader calls upon them for restraint. <text:s/>Ahsoka then walks into the palace and sees the rebel army shooting down any stormtrooper and imperial representative that tries to stop them. <text:s/>Ahsoka then walks to the middle of the room and the three ambassadors seen earlier are brought to the right in front of her. <text:s/>Ahsoka then looks down at the the ambassadors and she begins to pace. <text:s/></text:p>
      <text:p text:style-name="P2"/>
      <text:p text:style-name="P2">Ahsoka: Gentlemen, you must be the magistrates of this city</text:p>
      <text:p text:style-name="P2">Ambassador: I speak for these men, you have no business harming them </text:p>
      <text:p text:style-name="P2">Ahsoka: give me the location of Marcus Carssus, and perhaps my army won't harm you </text:p>
      <text:p text:style-name="P2">Ambassador: go to hell, you rebel scum!</text:p>
      <text:p text:style-name="P2">Ahsoka; (laughs) I had a feeling you would say that, now I am going to ask you again, where is Crassus?</text:p>
      <text:p text:style-name="P2"><text:soft-page-break/>Ambassador: I will not comply, never to a slave!</text:p>
      <text:p text:style-name="P2">Ahsoka: you have just condemned your friends, Take them away </text:p>
      <text:p text:style-name="P2"/>
      <text:p text:style-name="P2">The Rebel soldiers then take the ambassadors out of the palace to dispose of them in a variety of brutal ways, Ahsoka does not watch her soldiers commit these acts of violence, in her heart she knew that these actions would never win favor of the systems. <text:s/>Ahsoka then walks up to the throne and sits down symbolically resting on the throne as the new Queen of Naboo, the army and the rebelling people all then walk up to see Ahsoka sitting on the throne, all the soldiers raise their guns and cheer out as they have taken the city with minimal losses to the army. <text:s/></text:p>
      <text:p text:style-name="P2"/>
      <text:p text:style-name="P2"/>
      <text:p text:style-name="P2"><text:s/>- NABOO – THEED – LATE DAY - </text:p>
      <text:p text:style-name="P2"/>
      <text:p text:style-name="P2"/>
      <text:p text:style-name="P2">Ahsoka then stands up and walks out of the throne room to see the people of Theed in full out rebellion, the citizens are buring Imperial flags and banners and shooting off guns in the air. <text:s/>A group of Naboo Royal guards then walk in carrying a large stake of wood with a headless body tied to it, this is the body of the Queen of Naboo, Ahsoka can see her royal robes as well as sensing it through the force. <text:s/>The citizens of Naboo are all chanting a series of words that rhyme, they all raise torches and spears with heads on them in the air and they contantly chant the same words over and over again. <text:s/></text:p>
      <text:p text:style-name="P2"/>
      <text:p text:style-name="P2">Citizens: Show us her Head, the tyrant is dead!</text:p>
      <text:p text:style-name="P2"/>
      <text:p text:style-name="P2">Soon a man in a cloak steps up before the entire crowd and the citizens cheer out loud for this mysterious man. <text:s/>The man removes his cloak to show that he is a familiar face, that of Lieutenant Sykes, Sykes then tosses the queen's severed head into the crowd. <text:s/>Ahsoka walks up to Sykes and she looks at him with a stern gaze, Sykes then steps down and looks right into Ahsoka's blue eyes. <text:s/></text:p>
      <text:p text:style-name="P2"/>
      <text:p text:style-name="P2">Sykes: General Tano</text:p>
      <text:p text:style-name="P2">Ahsoka: Lieutenant Sykes</text:p>
      <text:p text:style-name="P2">Sykes: gratitude for your messages, </text:p>
      <text:p text:style-name="P2">Ahsoka: you did not have to kill them, we could have reasoned with the magistrates </text:p>
      <text:p text:style-name="P2">Sykes: you Jedi prefer the peaceful route, in War there is none, </text:p>
      <text:p text:style-name="P2">Ahsoka: know that I do not condone your actions today Lieutenant</text:p>
      <text:p text:style-name="P2">Sykes: what are you really after Tano?</text:p>
      <text:p text:style-name="P2">Ahsoka: where is Crassus?</text:p>
      <text:p text:style-name="P2">Sykes: (laughs) your still fighting Crassus?</text:p>
      <text:p text:style-name="P2">Ahsoka: there were others in between</text:p>
      <text:p text:style-name="P2">Sykes: what has the force told you?</text:p>
      <text:p text:style-name="P2">Ahsoka: he is on this planet, in the lake country</text:p>
      <text:p text:style-name="P2">Sykes: I will fetch my guards, they will give more information than I can </text:p>
      <text:p text:style-name="P2">Ahsoka: allow my army to sent up in the city </text:p>
      <text:p text:style-name="P2">Sykes: the palace of the former Queen is your barracks, make yourself at home</text:p>
      <text:p text:style-name="P2">Ahsoka: Gratitude for your assistance, </text:p>
      <text:p text:style-name="P2">Sykes: it's good to see you Ahsoka</text:p>
      <text:p text:style-name="P2">Ahsoka: it's good to see you too old friend</text:p>
      <text:p text:style-name="P2"/>
      <text:p text:style-name="P2"><text:soft-page-break/></text:p>
      <text:p text:style-name="P2"><text:s/>- NABOO – ROYAL PALACE – DUSK - </text:p>
      <text:p text:style-name="P2"/>
      <text:p text:style-name="P2"/>
      <text:p text:style-name="P2">Ahsoka motions her army to follow her back into the palace, the rebel army then runs all over the palace, setting up defensive positions and some even finding the rooms were the soldiers would sleep. <text:s/>Ahsoka goes to the Queen's personal office with the Generals of her army and the leaders of Ghost Squadron, she then places a hologram map of Crassus villa on the table for all the leaders to see. <text:s/></text:p>
      <text:p text:style-name="P2"/>
      <text:p text:style-name="P2">Ahsoka: alright, here's the deal, Crassus is held up here (points to the top of the villa) his army will have fortified their position by this time, so we won't have the element of surprise, until...</text:p>
      <text:p text:style-name="P2">Gregor: until what</text:p>
      <text:p text:style-name="P2">Ahsoka: Until I arrive, </text:p>
      <text:p text:style-name="P2">Wolffe: is this the part you tell us that you can run through walls?</text:p>
      <text:p text:style-name="P2">Ahsoka: I will lead a strike force from the bottom of the temple to the courtyard of the villa, </text:p>
      <text:p text:style-name="P2">Kanan: if we can hold Crassus' forces at the gates, are you sure you can get there in time?</text:p>
      <text:p text:style-name="P2">Ahsoka: I am sure, you can trust me </text:p>
      <text:p text:style-name="P2">Kanan: how many men do we have </text:p>
      <text:p text:style-name="P2">Renner: considering the entire city has sturred into rebellion, i'd say our ranks swell </text:p>
      <text:p text:style-name="P2">Ahsoka: these people, they murder without remorse, I question our standing, with them at our side </text:p>
      <text:p text:style-name="P2">Renner: two years ago you would have accepted their help, no questions asked, what moves you to reason? </text:p>
      <text:p text:style-name="P2">Ahsoka: these people, they burtally murdered their own leader, their loyalty is what I question </text:p>
      <text:p text:style-name="P2">Kanan: the army is loyal, you need to speak with the people, they would better understand your intentions</text:p>
      <text:p text:style-name="P2">Ahsoka: the time for words has ended, we need to act swiftly if we are to defeat Crassus </text:p>
      <text:p text:style-name="P2">Renner: all that aside Sokes, who's in your team</text:p>
      <text:p text:style-name="P2">Ahsoka: Renner, Lardarius, Gregor, and the senator Cassius </text:p>
      <text:p text:style-name="P2">Kalmowicz: you choose a fucking imperial!</text:p>
      <text:p text:style-name="P2">Ahsoka: he is to be our guide, with the force filling in any gaps </text:p>
      <text:p text:style-name="P2">Kalmowicz: what would you have me, sit here and stroke cock (22)</text:p>
      <text:p text:style-name="P2">Ahsoka: I would have you lead the ground assault, with the aid of Ghost Squadron and Lieutenant Sykes' forces </text:p>
      <text:p text:style-name="P2">Kalmowicz: that's more like it, I would have Ramona to aid me</text:p>
      <text:p text:style-name="P2">Ahsoka: done, tell her to gather Serephos and Braxus, you will need sharpshooters </text:p>
      <text:p text:style-name="P2">Kalmowicz: I will see it done Lady Tano </text:p>
      <text:p text:style-name="P2"/>
      <text:p text:style-name="P2">Kalmowciz leave the room. <text:s/></text:p>
      <text:p text:style-name="P2"/>
      <text:p text:style-name="P2">Ahsoka: everyone know their mission</text:p>
      <text:p text:style-name="P2"/>
      <text:p text:style-name="P2">The generals and other leaders nod their heads in approval. <text:s/></text:p>
      <text:p text:style-name="P2"/>
      <text:p text:style-name="P2">Ahsoka: ok then see it done; Gregor, Renner fetch Lardarius and the senator, I would have words </text:p>
      <text:p text:style-name="P2"/>
      <text:p text:style-name="P2">The leaders vacate the room leaving Ahsoka alone, </text:p>
      <text:p text:style-name="P2"/>
      <text:p text:style-name="P2"><text:soft-page-break/></text:p>
      <text:p text:style-name="P2"><text:s/>- NABOO – THEED – NIGHT - </text:p>
      <text:p text:style-name="P2"/>
      <text:p text:style-name="P2"/>
      <text:p text:style-name="P2">Gregor and Renner head right to the tavern where they see Lardarius playing dice with some of the other rebel soldiers. <text:s/>Lardarius must roll a good number because everyone arround him is cheering for him like he won a huge fight, Renner walks up to the soldiers circled around a pile of coins. <text:s/></text:p>
      <text:p text:style-name="P2"/>
      <text:p text:style-name="P2">Renner: Lardarius, our queen summons you </text:p>
      <text:p text:style-name="P2">Lardarius: one more roll </text:p>
      <text:p text:style-name="P2"/>
      <text:p text:style-name="P2">Just as Lardarius is about to roll the dice again, Gregor grabs his wrist. <text:s/></text:p>
      <text:p text:style-name="P2"/>
      <text:p text:style-name="P2">Gregor: now, Geonosian!</text:p>
      <text:p text:style-name="P2"/>
      <text:p text:style-name="P2">Lardarius nods and hands his friend the dice, he then follows Gregor and Renner back to the palace and they enter the doors and see Ahsoka standing looking out the window in front of them. <text:s/></text:p>
      <text:p text:style-name="P2"/>
      <text:p text:style-name="P2"/>
      <text:p text:style-name="P2"><text:s/>- NABOO – ROYAL PALACE – NIGHT - </text:p>
      <text:p text:style-name="P2"/>
      <text:p text:style-name="P2"/>
      <text:p text:style-name="P2">Ahsoka turns around and greets her comrades. <text:s/></text:p>
      <text:p text:style-name="P2"/>
      <text:p text:style-name="P2">Ahsoka: you three, I need to discuss a plan with you </text:p>
      <text:p text:style-name="P2">Gregor: whats the deal </text:p>
      <text:p text:style-name="P2">Ahsoka: you are some of my best soldiers, I will need your skills in the coming battle</text:p>
      <text:p text:style-name="P2">Lardarius: you can count on us Ahsoka</text:p>
      <text:p text:style-name="P2">Ahsoka: good, because there is one thing I haven't told you, Crassus has a monster in the bowels of his villa </text:p>
      <text:p text:style-name="P2">Renner: what kind of monster?</text:p>
      <text:p text:style-name="P2">Ahsoka: I don't know, but I can expect it to be very dangerous</text:p>
      <text:p text:style-name="P2">Gregor: the reason you request our aid</text:p>
      <text:p text:style-name="P2">Ahsoka: yes, what ever the challenge, the force will guide us through it </text:p>
      <text:p text:style-name="P2">Renner: we can handle the beasts of Crassus</text:p>
      <text:p text:style-name="P2">Ahsoka: alright, gather your gear, we will meet back here at 1900 hours </text:p>
      <text:p text:style-name="P2">Gregor: your heard the general boys, get your gear and prepare yourselves, we may be in for a long night </text:p>
      <text:p text:style-name="P2"/>
      <text:p text:style-name="P2">The chosen soldiers all go their separate ways and Ahsoka then goes to another room in the palace where Cassius is looking at himself in the mirror wearing Imperial Senatorial armor, the same armor Crassus wears. <text:s/>Ahsoka knocks on the door and Cassius turns around. <text:s/></text:p>
      <text:p text:style-name="P2"/>
      <text:p text:style-name="P2">Ahsoka: you are clear to purpose?</text:p>
      <text:p text:style-name="P2">Cassius: this is first time I have placed armor upon chest, </text:p>
      <text:p text:style-name="P2">Ahsoka: Prove yourself, and it will not be the last </text:p>
      <text:p text:style-name="P2">Cassius: where shall I be? </text:p>
      <text:p text:style-name="P2"><text:soft-page-break/>Ahsoka: the very reason of my visit, I need your guidence through the lower levels </text:p>
      <text:p text:style-name="P2">Cassius: I have never been there, how would I know anything about them </text:p>
      <text:p text:style-name="P2">Ahsoka: no one in my army knows the Imperials like you do </text:p>
      <text:p text:style-name="P2">Cassius: im a Senator of the Empire </text:p>
      <text:p text:style-name="P2">Ahsoka: (sighs) no longer </text:p>
      <text:p text:style-name="P2">Cassius: your right, what would you have me do </text:p>
      <text:p text:style-name="P2"/>
      <text:p text:style-name="P2">Ahsoka then pulls a Compass from her belt and tosses it to Cassius</text:p>
      <text:p text:style-name="P2"/>
      <text:p text:style-name="P2">Ahsoka: take this, you are our guide</text:p>
      <text:p text:style-name="P2">Cassius: gratitude</text:p>
      <text:p text:style-name="P2"/>
      <text:p text:style-name="P2">Ahsoka nods and then exit the room and goes back to the courtyard of the palace, there she sees two giant piles of buring bodies and the Naboo queen's headless body is at the top of the pire buring carrying the stench all over the city. </text:p>
      <text:p text:style-name="P2"/>
      <text:p text:style-name="P2"/>
      <text:p text:style-name="P2"><text:s/>- NABOO – STREETS OF THEED – NIGHT - </text:p>
      <text:p text:style-name="P2"/>
      <text:p text:style-name="P2"/>
      <text:p text:style-name="P2"><text:s/>Ahsoka covers her face with a cloth to avoid the horrific smell of burning bodies. <text:s/>She then walks over to the horrium and there Lieutenant Sykes is going over the food storage with his troops. <text:s/>Ahsoka enters the horrium and looks at Sykes with a stern gaze. <text:s/>Ahsoka continues to look at Sykes until a soldier taps his commanding officer on the shoulder and only then does Sykes look at Ahsoka. <text:s/></text:p>
      <text:p text:style-name="P2"><text:line-break/>Ahsoka: Sykes....</text:p>
      <text:p text:style-name="P2">Sykes: im busy Tano, you better make this quick </text:p>
      <text:p text:style-name="P2">Ahsoka: the place smells of shit, smoke from the pires reach the tops of the buildings, this maddness has to stop!</text:p>
      <text:p text:style-name="P2">Sykes: the last time I checked General Tano, we had a deal, your men would enter the capital and handle Marcus Crassus, I would rule when you leave</text:p>
      <text:p text:style-name="P2">Ahsoka: you brutally murdered the Queen, is that the way you transfer power?</text:p>
      <text:p text:style-name="P2">Sykes: like you haven't done the same, killed to usurp the throne</text:p>
      <text:p text:style-name="P2">Ahsoka: I killed Torquemada to save my people, it had nothing to do with ruling the system</text:p>
      <text:p text:style-name="P2">Sykes: yet they declared you their leader all the same, you forget your place Jedi</text:p>
      <text:p text:style-name="P2">Ahsoka: (laughs) no I secure it, either you halt your brutal tactics, or suffer the consiquences</text:p>
      <text:p text:style-name="P2">Sykes: (growls), fine! But the deal still stands as soon as you leave, I rule the system </text:p>
      <text:p text:style-name="P2">Ahsoka: trust me, I <text:span text:style-name="T1">will</text:span> leave when task is complete </text:p>
      <text:p text:style-name="P2"/>
      <text:p text:style-name="P2">Ahsoka then exits the horrium and returns to the streets of Theed, she sees that the pires are still raging on. <text:s/>The Rebel army is camped in the palace courtyard and Ahsoka goes to visit her comrades to see if they need any assistance before the battle. <text:s/>Ahsoka walks over to Kalmowicz tent and she can smell the dope coming from the inside, she taps the metal pole twice with her lightsaber and Kalmowicz exits the tent with a blunt in his mouth and a set of panties around his neck. <text:s/>Ahsoka rolls her eyes and begins to walk away and then Kalmowicz rips the women's underware away from his neck and runs after Ahsoka. <text:s/></text:p>
      <text:p text:style-name="P2"/>
      <text:p text:style-name="P2"><text:soft-page-break/>Kalmowicz: hey Sokes, slow down will ya</text:p>
      <text:p text:style-name="P2">Ahsoka: (turns around) do none of you people ever take anything seriously?</text:p>
      <text:p text:style-name="P2">Kalmowicz: whats the matter huh?</text:p>
      <text:p text:style-name="P2">Ahsoka: (sighs) Sykes has fallen from reason, I fear for the people if he is allowed to rule </text:p>
      <text:p text:style-name="P2">Kalmowicz: is that all?</text:p>
      <text:p text:style-name="P2">Ahsoka: what do you think </text:p>
      <text:p text:style-name="P2"/>
      <text:p text:style-name="P2"/>
      <text:p text:style-name="P2"><text:s/>- NABOO – ROAYL PALACE – NIGHT - </text:p>
      <text:p text:style-name="P2"/>
      <text:p text:style-name="P2">Ahsoka walks away from Kalmowicz and returns to the palace where she enters the Queen's old bed chamber to find her gear waiting on the bed for her. <text:s/>Ahsoka then grabs another pistol from her bag and places it in her holster, she then grabs her knife and places that it's sheath. <text:s/>She ties the knife to the back of her belt and then checks the rest of her gear to make sure all of her weapons are on her person. <text:s/>Once she has patted herself down, Ahsoka exits her room and returns to the throne room, Cassius and Lardarius are already prepared for the battle to come. <text:s/>Ahsoka walks down the stairs and greets her soldiers, Lardarius then bows. <text:s/></text:p>
      <text:p text:style-name="P2"/>
      <text:p text:style-name="P2">Lardarius: you look stunning Lady Tano</text:p>
      <text:p text:style-name="P2">Ahsoka: (smiles) thank you Lardarius, where is Renner?</text:p>
      <text:p text:style-name="P2">Cassius: he wanted me to tell you that he was busy at the moment</text:p>
      <text:p text:style-name="P2">Ahsoka: Lardarius, find Renner, he's sure to be face deep in a Prostitute </text:p>
      <text:p text:style-name="P2">Lardarius: (laughs) I will locate him</text:p>
      <text:p text:style-name="P2"/>
      <text:p text:style-name="P2">Lardarius leaves the palace and flies to the rebel camp, </text:p>
      <text:p text:style-name="P2"/>
      <text:p text:style-name="P2"/>
      <text:p text:style-name="P2">- NABOO – REBEL TENTS – NIGHT - </text:p>
      <text:p text:style-name="P2"/>
      <text:p text:style-name="P2"/>
      <text:p text:style-name="P2">there he hears sounds of sex coming from Renner's tent, there is even a sock hanking from the entrence way when Lardarius lands. <text:s/>He taps the tent twice and you hear Renner smack his whore's ass and he exits the tent in full gear ready to fight, Lardarius then sees Gregor walking toward the palace. <text:s/></text:p>
      <text:p text:style-name="P2"/>
      <text:p text:style-name="P2"/>
      <text:p text:style-name="P2"><text:s/>- NABOO – ROYAL PALACE – NIGHT - </text:p>
      <text:p text:style-name="P2"/>
      <text:p text:style-name="P2"/>
      <text:p text:style-name="P2">All three enter the doors together and Ahsoka walks up to them. <text:s/></text:p>
      <text:p text:style-name="P2"/>
      <text:p text:style-name="P2">Ahsoka: thank you for being here on such short notice, we all have a mission here, let's begin</text:p>
      <text:p text:style-name="P2"/>
      <text:p text:style-name="P2">Ahsoka leads the group to the holotable and she presses buttons on the console and a map of Crassus fortess comes up on the table. <text:s/></text:p>
      <text:p text:style-name="P2"/>
      <text:p text:style-name="P2">Ahsoka: gentlemen, this mission will be very dangerous, some of you may die, </text:p>
      <text:p text:style-name="P2"/>
      <text:p text:style-name="P2"><text:soft-page-break/>The group looks concerned that they may not come back alive, then Gregor takes off his helmet. <text:s/></text:p>
      <text:p text:style-name="P2"/>
      <text:p text:style-name="P2">Gregor: you have shown us the way, let us see how much further you can take us </text:p>
      <text:p text:style-name="P2"/>
      <text:p text:style-name="P2">The rebels nod and then Ahsoka smiles and continues the breifing. <text:s/></text:p>
      <text:p text:style-name="P2"/>
      <text:p text:style-name="P2">Ahsoka: ok, we while Kanan and Sykes are distracting Crassus' army, we will enter the villa through this door</text:p>
      <text:p text:style-name="P2"/>
      <text:p text:style-name="P2">Ahsoka points to a small open door among the rock wall at the base of the fortress.</text:p>
      <text:p text:style-name="P2"/>
      <text:p text:style-name="P2">Ahsoka: once were inside, Cassius here will give us directions on where to go <text:s/></text:p>
      <text:p text:style-name="P2">Gregor: can you trust this Imperial?</text:p>
      <text:p text:style-name="P2">Ahsoka: Cassius is like us now, he is now fugitivus </text:p>
      <text:p text:style-name="P2">Renner: welcome to the club</text:p>
      <text:p text:style-name="P2">Ahsoka: Then we will be faced with a very difficult challenge, Crassus has a monster,</text:p>
      <text:p text:style-name="P2">Lardarius: no monster will stop us </text:p>
      <text:p text:style-name="P2">Ahsoka: I will deal with this monster, what I am asking is that if something happens to me, </text:p>
      <text:p text:style-name="P2">Renner: what are you talking about?</text:p>
      <text:p text:style-name="P2">Ahsoka: if I fall, I want you all to complete the mission, see Crassus to his grave </text:p>
      <text:p text:style-name="P2">Lardarius: not to worrry Ahsoka, you will not fall this day </text:p>
      <text:p text:style-name="P2">Ahsoka: I appreciate your trust, but I want you all to promise me</text:p>
      <text:p text:style-name="P2">Gregor: if that unlikely event happens I will personally gut Marcus Crassus</text:p>
      <text:p text:style-name="P2">Ahsoka: ok, lets do this</text:p>
      <text:p text:style-name="P2"/>
      <text:p text:style-name="P2"/>
      <text:p text:style-name="P2"><text:s/>- NABOO – STREETS OF THEED – NIGHT - </text:p>
      <text:p text:style-name="P2"/>
      <text:p text:style-name="P2"/>
      <text:p text:style-name="P2">Ahsoka leads the group out of the palace and into the courtyard, all the rebel soldiers are ready for the battle to come, Lieutenant Skyes is standing with his army near the rebels being led by Kanan and Kalmowicz. <text:s/></text:p>
      <text:p text:style-name="P2"/>
      <text:p text:style-name="P2">Ahsoka: you know your orders, you all are key to this plan succeed you must hold the line </text:p>
      <text:p text:style-name="P2">Sykes: my men are ready, </text:p>
      <text:p text:style-name="P2">Kalmowicz: as are ours </text:p>
      <text:p text:style-name="P2">Ahsoka: very well, when we get inside I will open the gates, then rush the fortress gates and we take the courtyard</text:p>
      <text:p text:style-name="P2"/>
      <text:p text:style-name="P2">The soldiers nod and agree to this plan. <text:s/></text:p>
      <text:p text:style-name="P2"/>
      <text:p text:style-name="P2">Ahsoka: Generals....May the force be with you </text:p>
      <text:p text:style-name="P2"/>
      <text:p text:style-name="P2">Ahsoka then leads her squad to a speeder and the combined rebel army marches to out of the court yard and head for their transport ships. <text:s/>Ahsoka gets into the driver seat, Gregor hops on the back turret Cassius and Renner get in the back and Lardarius rides shotgun. <text:s/>Ahsoka then starts the speeder up and she begins to fly over to the coordinates of the villa fortress, as she flies away towards the villa she sees <text:soft-page-break/>the armies marching towards the lake counrty. <text:s/></text:p>
      <text:p text:style-name="P2"/>
      <text:p text:style-name="P2"/>
      <text:p text:style-name="P2"><text:s/>- NABOO – LAKE COUNTRY – NIGHT - </text:p>
      <text:p text:style-name="P2"/>
      <text:p text:style-name="P2"/>
      <text:p text:style-name="P2">Ahsoka then takes a back road through the woods, the roads go over a few hills and valleys and then Ahsoka sees the gates to the Lake country guarded by Crassus men. <text:s/>She takes another back road to avoid the guard posts, she flies over a iron bar fence and she lands in the back yard of a rich man's house. <text:s/>Ahsoka then floors the speeder off of this man's property and she returns to the road, soon the rebels see the giant lake that gives this region it's name. All the soldiers are shocked at how beautiful this sight is even in a time of war, Ahsoka senses that the Rebel coallition is close to the gates of the Lake country, she even hears the lasers kill the two guards. <text:s/>Ahsoka then flies over the lake and they see a large castle in the middle of the lake with a villa at the top, Ahsoka then flies under the radar of Crassus' probe droids and she lands the speeder at a dock at the base of the castle. <text:s/>Ahsoka jumps out of the speeder first followed by the rest of her team, then the rebels begin to scale a rock wall. <text:s/>After they get past the first ledge they see the door that had been seen in the blueprints, there is a Latin enscription above the door way that reads CAVE – DEFLECTERE AVT MORI. <text:s/></text:p>
      <text:p text:style-name="P2"/>
      <text:p text:style-name="P2">Renner what the hell does that say?</text:p>
      <text:p text:style-name="P2">Cassius: warning, turn back </text:p>
      <text:p text:style-name="P2">Ahsoka: or die </text:p>
      <text:p text:style-name="P2">Gregor: well that reassuring</text:p>
      <text:p text:style-name="P2">Ahsoka: (draws her lightsabers) lets move </text:p>
      <text:p text:style-name="P2"/>
      <text:p text:style-name="P2">Ahsoka's team enters the door way and into the darkness of the castle caverns, above them the bulk of the rebel forces are approcahing the edge of the lake where Crassus army have a drawbridge lifted up.</text:p>
      <text:p text:style-name="P2"/>
      <text:p text:style-name="P2"/>
      <text:p text:style-name="P2"><text:s/>- NABOO – CRASSUS' FORTRESS – NIGHT - </text:p>
      <text:p text:style-name="P2"/>
      <text:p text:style-name="P2"/>
      <text:p text:style-name="P2">This small separation between forces does not halt them from shooting at each other, as soon as the rebel tanks are in range they begin to bombard the fortress walls. <text:s/>Crassus' men are firing mortars at the rebel attackers but this does little to stop the tank's shelling. <text:s/>Crassus himself walks out to the court yard and then walks to the top of the walls to see that his enemies have located his position. <text:s/>Crassus then walka off the walls and find the nearest officer. <text:s/></text:p>
      <text:p text:style-name="P2"/>
      <text:p text:style-name="P2">Crassus: Damage report</text:p>
      <text:p text:style-name="P2">Officer: The Rebel army is outside our gate, we do not have the army for a siege </text:p>
      <text:p text:style-name="P2">Crassus: unless they can lower the drawbridge they will have no chance on this island</text:p>
      <text:p text:style-name="P2">Officer: but the water</text:p>
      <text:p text:style-name="P2">Crassus: I have laced it with sea mines, I would not worry about that </text:p>
      <text:p text:style-name="P2"/>
      <text:p text:style-name="P2">The Naboo resistance begins to set up large amounts of their infantry near these wooden boats at the shore bank, then Sykes walks in front of them. <text:s/></text:p>
      <text:p text:style-name="P2"/>
      <text:p text:style-name="P2"><text:soft-page-break/>Sykes: soldiers of Naboo, this is the day we have been waiting for, let us show these imperials that <text:s/>this system... IS OURS!!</text:p>
      <text:p text:style-name="P2"/>
      <text:p text:style-name="P2">The Naboo army cheers for their leader and then they begin to push their wooden boats into the lake, soon there are ten boats with ten men each crossing the lake. <text:s/>Then, a flash of light sets off in the middle of the first three boats, the explosion killing ever soldier on the boat. <text:s/>Then another explosion behind them in the back, and eight boats remained in this effort, Sykes looks around and tells his men to press on and they continue to follow the deranged commands. <text:s/>Kanan sees the Naboo army, the bulk of the effort against Crassus, falling to the trap set before them.</text:p>
      <text:p text:style-name="P2"/>
      <text:p text:style-name="P2">Kanan: Wolffe hold the line here, </text:p>
      <text:p text:style-name="P2">Wolffe: where are you going?</text:p>
      <text:p text:style-name="P2">Kanan: to make sure Sykes doesn't ruin our chances </text:p>
      <text:p text:style-name="P2"/>
      <text:p text:style-name="P2">Kanan runs down to the the edge of the river bank and he sees that the boats are down to two survivors, one being Sykes' raft and the other turning around in flight. <text:s/>Kanan then tries to get the soldiers back to the tanks but Sykes refuses to give up this effort. <text:s/>Kanan then jumps from the shore onto the last remaining boat, and grabs Sykes by his shoulders. <text:s/></text:p>
      <text:p text:style-name="P2"/>
      <text:p text:style-name="P2">Kanan: if you do not fall back, we will lose this battle and with it everything we have worked for!</text:p>
      <text:p text:style-name="P2">Sykes: I will not turn back from those cunts </text:p>
      <text:p text:style-name="P2">Kanan: we will live to fight another day!</text:p>
      <text:p text:style-name="P2"/>
      <text:p text:style-name="P2">Sykes looks on the the water to see his men swimming back to shore in terror, some falling to more of Crassus' sea mines. <text:s/>Sykes then nods and he turns his boat around, and it is the only one to get back to shore in tact. <text:s/></text:p>
      <text:p text:style-name="P2"/>
      <text:p text:style-name="P2">Sykes: fall back to the tank lines, let us see what the Jedi have in store </text:p>
      <text:p text:style-name="P2"/>
      <text:p text:style-name="P2"/>
      <text:p text:style-name="P2"><text:s/>- NABOO – CATACOMBS OF CRASSUS' FORTRESS – NIGHT - </text:p>
      <text:p text:style-name="P2"/>
      <text:p text:style-name="P2"/>
      <text:p text:style-name="P2">We are then taken back to a dark hallway and then Ahsoka appears from the darkness holding a torch in one hand and her lightsaber in the other, the group goes down a flight of stairs and they approach a large set of doors that have blood all over them and a Latin enscription above the threshhold. <text:s/>Ahsoka puts her torch up to the enscription to see that the words read TV VLTIMIS OPERIS IN LABYRINTHIS, IRE DEBEO DIVIDIS OBTVTI GORGONIS. <text:s/></text:p>
      <text:p text:style-name="P2"/>
      <text:p text:style-name="P2">Cassius: more ancient scrpiture</text:p>
      <text:p text:style-name="P2">Renner: that's blood on the door</text:p>
      <text:p text:style-name="P2">Ahsoka: quiet <text:s/></text:p>
      <text:p text:style-name="P2"/>
      <text:p text:style-name="P2">The rebels still their voices and they hear nothing but the sound of something moving in the distance, they cannot tell if something is behind them or in front of them. <text:s/>Ahsoka passes her torch to Cassius and she places her lightsaber to the enscription, she then squints at it and then Ahsoka begins to translate. <text:s/></text:p>
      <text:p text:style-name="P2"><text:soft-page-break/></text:p>
      <text:p text:style-name="P2">Ahsoka: “Your final task inside the maze, (she looks to the ground and then back up at the words) you must sever the Gorgon's Gaze</text:p>
      <text:p text:style-name="P2">Renner; what the hell is a Gorgon?</text:p>
      <text:p text:style-name="P2">Ahsoka: a demon of the ancient world, Gorgons have been long extinct </text:p>
      <text:p text:style-name="P2">Gregor: seems to me Crassus found a way to keep the last one alive </text:p>
      <text:p text:style-name="P2">Ahsoka: I wonder how, </text:p>
      <text:p text:style-name="P2"/>
      <text:p text:style-name="P2">Ahsoka then pushes the doors open and a ray of light is instantly shined into the soldiers faces. <text:s/>The room they enter in has a small hallway leading into a fallen atrium with lit torches and broken coffens, there are stone statues of warriors all over the sand on the floor and some in the water pool in the middle. <text:s/>Ahsoka then sees that there are a set of bronze shields on the wall with mirrors on the back of them, Ahsoka points her soldiers to the shileds and they all grab one. <text:s/>Ahsoka is tossed a shiled and she places it on her left arm and holsters her other lightsaber, she then places the shield just under her eyes like Perseus in <text:span text:style-name="T1">Clash of the Titans</text:span> and she then leads her soldiers into the fallen atrium. <text:s/>As soon as the rebels go down the few steps from the open hallway a gate closes behind them, one of iron bars, the loud crash would surely sturr awake an ancient demon. <text:s/>Ahsoka hold her ground as Cassius grabs the bars and tries to yank them down. <text:s/></text:p>
      <text:p text:style-name="P2"/>
      <text:p text:style-name="P2">Cassius: there is no way out!</text:p>
      <text:p text:style-name="P2">Gregor: calm yourself</text:p>
      <text:p text:style-name="P2"/>
      <text:p text:style-name="P2">Ahsoka then leads her soldiers a little forward until they all hear a faint sound in the distance of a Rattlesnake tail shaking, having the sound echo in the firery atrium. <text:s/>Cassius instantly is sweating bullets, Lardarius draws his sword and Gregor just points his gun forward. <text:s/>Ahsoka then motions her men to keep moving forward, Cassius then screams and runs forward swinging a sword and shield in the air and he instantly gets shot in the knee with a barbed arrow. <text:s/>All the rebels then each run behind a column to hid from arrow shots, Cassius continues to scream in pain and then his screams are silenced by a screech from a reptillian being. <text:s/>Then the rebels peek from behind their cover and they see what they have been hiding from this whole time, they see a creature with: the scaley female like body, a long thick rattlesnake tail, dark green skin, red eyes, carrying a bow on their back and a quiver of arrows. <text:s/>The Monster crawls from behind a wall in the back of the atrium and reveals it's fearsome form. <text:s/>Ahsoka looks into the mirror in her shield to see this monster with her own eyes, then as Cassius is trying to crawl away the beast slithers right up close to Cassius grabs him with it's webbed hands and the creature's eyes begin to glow. <text:s/>The Monster then fires a red beam of light from it's eyes into Cassius' eyes, Cassius instantly turns to stone and his head explodes in a cloud of dust. <text:s/>The Gorgon then drops Cassius having the stone remnants of him shattering as they his the ground, The Gorgon then draws another arrow only this time firing at a part of Renner's exposed shield. <text:s/>Renner falls to the ground from the sheer power of the arrow, and then Ahsoka runs from her cover and blocks the Gorgon's stone vision, however as soon as the Gorgon's gaze hits Ahsoka's shield it turns to stone and shatters. <text:s/>Ahsoka then rolls out of the way and the Gorgan then halts it's gaze and begins to slither after Ahsoka, ingnoring the other rebels in the atrium. <text:s/>Ahsoka then leaps over the rubble of the broken roof and the Gorgon is hot on her trail, with every quick move Ahsoka makes, the Gorgon is soon to follow. <text:s/>The Gorgon then halts its movement and draws another arrow and fires towards Ahsoka's legs, Ahsoka jumps over the oncoming arrow and cuts another arrow in half meant for her head. <text:s/>Ahsoka then hides behind a column and draws her other lightsaber and turns it on, this alerts the Gorgon and it fires another arrow at the column. <text:s/>Ahsoka ducks just as the arrow passes and she runs to the left side of the <text:soft-page-break/>room and gets to a column close to her other comrades, she looks at Renner, Lardarius and Gregor. <text:s/>Ahsoka then gives hand signals to her soldiers and they all nod and make for different parts of the artium, Ahsoka then moves out from behind the column and she begins to run to get the attention of the Gorgon and it works to perfection. <text:s/>The Gorgon then quickly slithers after a dashing Ahsoka and the Gorgon fires another arrow and Ahsoka jumps over the arrow and cuts it in half while in the air. <text:s/>Ahsoka then lands on her feet and then continues to run away from the Gorgon but then her comrades jump from their cover and shoot at the Gorgon, some of the shots hitting it's back. <text:s/>The Gorgon then turns its gaze on Renner, Gregor, and Lardarius; the columns all turn to a different stone and shatter in front of them. <text:s/>Some of the rocks hit the rebel comrades in the head and they are all knocked to the ground, taking them out of the battle, then the Gorgon turns it gaze to Lardarius as he is trying to get back up. <text:s/>Ahsoka then runs over towards the Gorgon and she stabs it in the tail with both of her lightsabers, the Gorgon screams out and fires a red beam towards Ahsoka but she blocks it with her lightsabers. <text:s/>The Gorgon then presses toward Ahsoka, she continues to block the gaze of the Gorgon, the beam being reflected onto walls. <text:s/>The strength of the Gorgon's gaze causing Ahsoka to drop to one knee while blocking the monster's attack, then Lardarius stabs the Gorgon in the back with his sword, the blade going through the Gorgon, causing the monster to halt it's stone gaze and roar in pain. <text:s/>Ahsoka then stands up and slashes the Gorgon's neck with two strikes and the Gorgon's head hits the ground, and the body then continues to writhe on the ground before the rattle at the end of it's tail finally stops shaking. <text:s/>Ahsoka then walks over to Lardarius and hugs him. <text:s/></text:p>
      <text:p text:style-name="P2"/>
      <text:p text:style-name="P2">Ahsoka: thank you </text:p>
      <text:p text:style-name="P2">Lardarius: I guess were even </text:p>
      <text:p text:style-name="P2"/>
      <text:p text:style-name="P2">Ahsoka laughs and then she runs over to Gregor and Renner and they get back up, shaking their heads waking up from their daze. <text:s/></text:p>
      <text:p text:style-name="P2"/>
      <text:p text:style-name="P2">Renner: is it dead</text:p>
      <text:p text:style-name="P2">Ahsoka: yeah, we got it </text:p>
      <text:p text:style-name="P2">Gregor: good work, what of Cassius</text:p>
      <text:p text:style-name="P2">Renner: he's the new addition to the cloister collection </text:p>
      <text:p text:style-name="P2">Ahsoka: c'mon, we still have a mission to complete </text:p>
      <text:p text:style-name="P2"/>
      <text:p text:style-name="P2">Ahsoka helps up her comrades and then they head up a flight of stairs that leads from the atrium into another anti-chamber. <text:s/>In this room there are five pillars in front of the rebels, all of the pillars each have a different symbol on them: one Republic, one Separatist, one Jedi, one Imperial and one Sith. <text:s/>The rebels look at the pillars and try to figure out what these symbols meant and why they were places here. <text:s/>Ahsoka then walks up to the pillar with the symbol of the Jedi order and she places her hand on it. <text:s/>The symbol lights up and the pillar slowly lowers into the ground, this causes the wall at the back slight lifts up revealing an exit to this dark chamber. <text:s/></text:p>
      <text:p text:style-name="P2"/>
      <text:p text:style-name="P2">Ahsoka: Lardarius, place your hand on the Separatist pillar </text:p>
      <text:p text:style-name="P2"/>
      <text:p text:style-name="P2">Lardarius follows his command and just as the pillar Ahsoka touched, the pillar sinks into the ground and the wall raises a little more. <text:s/>Renner slowly walks over to the Republic pillar but he is stopped by Ahsoka, she the motions Gregor to move close to the pillar and he touches it, the pillar lowers and the wall opens wide enough to fit one person. <text:s/>Then all the rebels look at the pillars, Ahsoka looks to the ground knowing that Cassius would have been able to open the door a little more. <text:s/>Gregor then looks at the other rebels and shrugs his shoulders. <text:s/></text:p>
      <text:p text:style-name="P2"/>
      <text:p text:style-name="P2">Gregor: worth a shot</text:p>
      <text:p text:style-name="P2"/>
      <text:p text:style-name="P2">Gregor walks up to the pillar with the Imperial symbol on it and the whole room begins to shake, Ahsoka then looks around at her soldiers. <text:s/></text:p>
      <text:p text:style-name="P2"/>
      <text:p text:style-name="P2"><text:soft-page-break/>Ahsoka: run, all of you RUN!!</text:p>
      <text:p text:style-name="P2"/>
      <text:p text:style-name="P2">All the rebels rush for the small opening in the wall at the back of the room, first Gregor, then Renner, then Lardarius then Ahsoka lastly rolls under the opening just as the room collapses. <text:s/>Ahsoka then gets back to her feet, and then she leads the rebels up a spiral staircase and this leads to a wooden trap door,</text:p>
      <text:p text:style-name="P2"/>
      <text:p text:style-name="P2"/>
      <text:p text:style-name="P2"><text:s/>- NABOO – CRASSUS' FORTRESS COURTYARD – NIGHT - </text:p>
      <text:p text:style-name="P2"/>
      <text:p text:style-name="P2">Ahsoka opens the trap door and she sees that this leads right to the castle ramparts with two wooden gears two feet from each other. <text:s/>Ahsoka then jumps from the trap door and runs at the troopers on the wall, she kills them both and then the other rebels in her team run for the gears and begin to lower the drawbridge allowing the large bulk of the rebels army into the fortress, the Rebel army storms the fortress killing any imperial in sight, blood spattering the walls and floor of the palace. <text:s/>All the Rebels bull-rush the fortress and the Imperial forces defending the base are all slaughtered by the rebels attacks. <text:s/>Ahsoka overs looks the fall of Crassus villa fortress then she jumps down with her team and they join to fight the remaining Imperial forces. <text:s/>Ahsoka kills a few troopers close to her, then she sees Lardarius entangled with a large Dark Trooper, she runs to help him but the Dark Trooper stabs him in the gut with a Dark Saber. <text:s/>Lardarius then drops to the ground and then just as the Dark trooper is going in for a killing move, Ahsoka grabs the Trooper's hand and stabs the Dark Trooper in the neck with her saber. <text:s/>She then holsters both her lightsaber and kneals on the ground next to a dying Lardarius, the battle rages on for a few more moments but the Rebels have won the battle and Crassus' army has been routed. <text:s/>Ahsoka is holding Lardarius' head in her hands, Lardarius is coughing up blood dying from his injuries, she holds his hand as he makes his journey to the shores of the afterlife. <text:s/></text:p>
      <text:p text:style-name="P2"/>
      <text:p text:style-name="P2">Lardarius: Ah-(cough) Ahsoka</text:p>
      <text:p text:style-name="P2">Ahsoka: save your strength </text:p>
      <text:p text:style-name="P2">Lardarius: my life fades, I, I must tell you</text:p>
      <text:p text:style-name="P2">Ahsoka: anything</text:p>
      <text:p text:style-name="P2">Lardarius: from the moment, (cough) I saw you, I lo--</text:p>
      <text:p text:style-name="P2"/>
      <text:p text:style-name="P2">SPLAT!! <text:s/>Lardarius head gets peeled back and blasted open by a lead bullet slug from an ancient gun, held by none other than Marcus Crassus. <text:s/>Ahsoka has Lardarius' blood all over her hands and clothes, even some on her face, she begins to tear up at the sight of her fallen comrade and she looks up to see that Marcus Crassus has delivered the final blow. <text:s/></text:p>
      <text:p text:style-name="P2"/>
      <text:p text:style-name="P2">Crassus: oh, apologies, was he about to confess his love for you </text:p>
      <text:p text:style-name="P2"/>
      <text:p text:style-name="P2">Ahsoka stands up with fury and rage in her eyes, she draws one of her lightsabers pointing the blade behind her. <text:s/></text:p>
      <text:p text:style-name="P2"/>
      <text:p text:style-name="P2">Crassus: now, (laughs) where were we?</text:p>
      <text:p text:style-name="P2"/>
      <text:p text:style-name="P2">Crassus fires a bullet at Ahsoka, but she blocks this attacks and begins to walks toward Crassus, Crassus smiles and fires another shot at Ahsoka, she blocks it again. <text:s/>Crassus smirks and then fires another bullet at Ahsoka's arm, the bullet skims her arm and she keeps power walking toward Crassus, Crassus' gun jams, and he goes to look at the issue. <text:s/>When he looks up Ahsoka hits him in the face with <text:soft-page-break/>the hilt of her lightsaber, knocking him to the ground. <text:s/>Ahsoka jumps into Crassus as he is on the ground and she begins to punch Crassus in the face repeatedly, blood covering Crassus' face and the ground around him. <text:s/>Ahsoka continuously hammers away at Crassus' face breaking his nose, and knocking out a few teeth, Kanan then rushes to the front to witness this showing of brutality. <text:s/>Crassus tries to block Ahsoka's attacks but she knocks his arms down and head-butts him to solidify his defeat, Crassus then falls out of energy and he then lies there waiting to accept his fate. <text:s/>Ahsoka then raises her right arm and her wrist knife extends, she then goes in for the kill but she is stopped by Kanan's words. <text:s/></text:p>
      <text:p text:style-name="P2"/>
      <text:p text:style-name="P2">Kanan: AHSOKA NO!!!</text:p>
      <text:p text:style-name="P2"/>
      <text:p text:style-name="P2">Ahsoka looks up and sees Kanan looking at her shaking his head, then Ahsoka nods and retracts her wrist knife. <text:s/>Ahsoka gets off of Crassus and kicks him as she is walking away, Two rebel soldiers grab Crassus and escort him away. <text:s/>Ahsoka then picks up Lardarius body and begins to walk out of the fortress gates toward the rebel followers, Cato being among them. <text:s/>Ahsoka walks up to Cato, tears streaming down her face, and she hands over the dead body of Lardarius. <text:s/>Cato then bows and Ahsoka bows as well, all she can do is watch as the father leaves to bury his son, a tragedy seen too many a time in the long wars of the Galaxy. <text:s/>Ahsoka then wipes her eyes and returns to the villa where the soldiers are all cheering and shooting guns in the air, then one soldier yells out a line from a really ridiculous song. <text:s/>Renner of course leading the charade. <text:s/></text:p>
      <text:p text:style-name="P2"/>
      <text:p text:style-name="P2">Renner: I would like to sing a song</text:p>
      <text:p text:style-name="P2">Soldiers: my cock (23) rages on!</text:p>
      <text:p text:style-name="P2">Renner: ill drink and fuck till rise of dawn </text:p>
      <text:p text:style-name="P2">Soldiers: my cock (24) rages on! </text:p>
      <text:p text:style-name="P2">Renner: Sidious' mouth is full of shlong</text:p>
      <text:p text:style-name="P2">Soldiers: my cock (25) rages on! </text:p>
      <text:p text:style-name="P2">Renner: Crassus' rule finally gone? </text:p>
      <text:p text:style-name="P2">Soldiers: MY COCK (26) RAGES ON!!</text:p>
      <text:p text:style-name="P2"/>
      <text:p text:style-name="P2">All the soldiers cheer and laugh from the song they have been singing, all the rebels are drinking and hanging out by bonfires of wood and armor celebrating their victory. </text:p>
      <text:p text:style-name="P2"/>
      <text:p text:style-name="P2"/>
      <text:p text:style-name="P2"><text:s/>- NABOO – CRASSUS' VILLA – NIGHT - </text:p>
      <text:p text:style-name="P2"/>
      <text:p text:style-name="P2"/>
      <text:p text:style-name="P2"><text:s/>Ahsoka, however, is away from the celebration. <text:s/>She is sitting at Crassus desk in the villa looking at the table with a blank face and sad eyes, she sighs and leans back in the chair and stares into the sky, Rex then enters the room. <text:s/></text:p>
      <text:p text:style-name="P2"/>
      <text:p text:style-name="P2">Rex: General Tano?</text:p>
      <text:p text:style-name="P2">Ahsoka: yes, come in Rex</text:p>
      <text:p text:style-name="P2">Rex: you do not celebrate with the men?</text:p>
      <text:p text:style-name="P2">Ahsoka: my mind is been occupied of late, I haven't the time for drunken celebration,</text:p>
      <text:p text:style-name="P2">Rex: never thought I'd see the day Ahsoka Tano turns down a party </text:p>
      <text:p text:style-name="P2">Ahsoka: things change Rex, so much rests on my shoulders, the whole galaxy is at stake </text:p>
      <text:p text:style-name="P2"/>
      <text:p text:style-name="P2"><text:soft-page-break/>Rex walks over to a chair and sits down across from Ahsoka. <text:s/></text:p>
      <text:p text:style-name="P2"/>
      <text:p text:style-name="P2">Rex: Anakin would often struggle with the difficulties of command, </text:p>
      <text:p text:style-name="P2">Ahsoka: what did he do to to clear his thoughts?</text:p>
      <text:p text:style-name="P2">Rex: he would trust in wise council </text:p>
      <text:p text:style-name="P2">Ahsoka: something I am short supply of now </text:p>
      <text:p text:style-name="P2">Rex: as long as I draw breath, I will aid your cause</text:p>
      <text:p text:style-name="P2">Ahsoka: and I thank you Rex, but the war, it's vastly different now</text:p>
      <text:p text:style-name="P2">Rex: with Crassus finally defeated, we must turn our attention to more pressing concerns </text:p>
      <text:p text:style-name="P2">Ahsoka: Vader...</text:p>
      <text:p text:style-name="P2">Rex: exactly, I think it's time you told the Ghosts the truth</text:p>
      <text:p text:style-name="P2">Ahsoka: when we leave Naboo, I will tell them </text:p>
      <text:p text:style-name="P2">Rex: they deserve to know, </text:p>
      <text:p text:style-name="P2">Ahsoka: I know, Gratitude for your words </text:p>
      <text:p text:style-name="P2">Rex: you are welcome </text:p>
      <text:p text:style-name="P2"/>
      <text:p text:style-name="P2">Rex then leaves the room and then Ahsoka follows a few moments later. </text:p>
      <text:p text:style-name="P2"/>
      <text:p text:style-name="P2"/>
      <text:p text:style-name="P2"><text:s/>- NABOO – CRASSUS' FORTRESS COURTYARD – NIGHT - </text:p>
      <text:p text:style-name="P2"/>
      <text:p text:style-name="P2"/>
      <text:p text:style-name="P2">Ahsoka walks into the middle of the courtyard to see all the rebels partying and celebrating the victory. <text:s/>Renner then walks over to Ahsoka and hands her a cup of wine. <text:s/></text:p>
      <text:p text:style-name="P2"/>
      <text:p text:style-name="P2">Renner: the day is won, now we Drink!</text:p>
      <text:p text:style-name="P2"/>
      <text:p text:style-name="P2">All the soldiers cheer out and raise their cups, Ahsoka then drinks from her wine cup and soon the celebration continues and it is just as roudy. <text:s/>Kanan and Hera watch from afar as Ezra and Zeb are celebrating amongst themselves, Ahsoka then walks up to Kanan and Hera. <text:s/></text:p>
      <text:p text:style-name="P2"/>
      <text:p text:style-name="P2">Ahsoka: calm concern, the day is ours</text:p>
      <text:p text:style-name="P2">Kanan: you were really going to kill him were you?</text:p>
      <text:p text:style-name="P2">Ahsoka: (sighs) you don't understand, he has taken everything from me </text:p>
      <text:p text:style-name="P2">Kanan: vengeance is not the Jedi way, </text:p>
      <text:p text:style-name="P2">Ahsoka: and I have said before, the order is gone Kanan</text:p>
      <text:p text:style-name="P2">Hera: what is to be the fate of Crassus </text:p>
      <text:p text:style-name="P2">Kanan: he will stand trial for his crimes, we shall let the people of Naboo decide </text:p>
      <text:p text:style-name="P2">Ahsoka: then killing him would be a kindness </text:p>
      <text:p text:style-name="P2">Hera: with that animal Sykes commanding the city, I fear the system to be doomed </text:p>
      <text:p text:style-name="P2">Ahsoka: the system is free, yet in order to ensure their safety we must find a new base </text:p>
      <text:p text:style-name="P2">Kanan: we have gathered intel that suggest Garrell to be safe</text:p>
      <text:p text:style-name="P2">Ahsoka: good, set a course</text:p>
      <text:p text:style-name="P2">Hera: where do you go, </text:p>
      <text:p text:style-name="P2">Ahsoka: to inform the Army </text:p>
      <text:p text:style-name="P2"/>
      <text:p text:style-name="P2">Ahsoka then walks over to a giant bonfire in the middle of the courtyard and she gathers all of her <text:soft-page-break/>soldiers' attention. <text:s/></text:p>
      <text:p text:style-name="P2"/>
      <text:p text:style-name="P2">Ahsoka: soldiers of the Rebellion, we did it </text:p>
      <text:p text:style-name="P2"/>
      <text:p text:style-name="P2">All the soldiers cheer out and lift their wines cups in happiness.</text:p>
      <text:p text:style-name="P2"/>
      <text:p text:style-name="P2">Ahsoka: we defeated Marcus Crassus and the legions that followed him, yet there is another villain, man in name only who would see us all to a torturous death, this beast will not stop, he will not rest until we are all destroyed. <text:s/>This Sith Lord, Darth Vader....</text:p>
      <text:p text:style-name="P2"/>
      <text:p text:style-name="P2">Ahsoka then holds her speech for a moment, she sees Kanan and Ezra step closer to the crowd surrounding Ahsoka. <text:s/></text:p>
      <text:p text:style-name="P2"/>
      <text:p text:style-name="P2">Ahsoka: he's....he was...., he was responsible for the deaths of thousands of innocent people, we owe it to them to seek justice. <text:s/>I know I have asked much of late, yet this battle will be our greatest fight ever, soldiers of Naboo, will you fight with us, </text:p>
      <text:p text:style-name="P2"/>
      <text:p text:style-name="P2">The soldiers all look towards the Naboo people and all of them look toward Ahsoka, the soldiers of the Naboo army all begin to smack their chests. <text:s/>Soon every soldier at the celebration except Ahsoka is beating their chest, this symbol shows that these men are willing to abondon Sykes and join Ahsoka in taking down Vader and the Empire. <text:s/>Ahsoka then walks amongst the group shaking everyone's hands as she passes by, Kanan approaches Ahsoka and he crosses his arms, knowing there is something else on her mind. <text:s/></text:p>
      <text:p text:style-name="P2"/>
      <text:p text:style-name="P2">Kanan: you wanted to say something different, didn't you?</text:p>
      <text:p text:style-name="P2">Ahsoka: (sigh) meet me on my ship when we depart Naboo, there is something I need to tell you </text:p>
      <text:p text:style-name="P2"/>
      <text:p text:style-name="P2"/>
      <text:p text:style-name="P2"><text:s/>- NABOO – THEED – NIGHT - </text:p>
      <text:p text:style-name="P2"/>
      <text:p text:style-name="P2"/>
      <text:p text:style-name="P2">The rebel army returns to the city of Theed and Ahsoka leads her troops to the Palace and they are greeted by Sykes. <text:s/>Sykes sees that his men are ready to leave with the rebel army as they are fully dressed and geared up. <text:s/></text:p>
      <text:p text:style-name="P2"/>
      <text:p text:style-name="P2">Sykes: what trechery is this?</text:p>
      <text:p text:style-name="P2">Ahsoka: The system is yours, and I am about to take my leave, where stands the trechery in that?</text:p>
      <text:p text:style-name="P2">Sykes: the part where you abscond with my fucking men</text:p>
      <text:p text:style-name="P2">Ahsoka: they fight for me on their on free will </text:p>
      <text:p text:style-name="P2">Sykes: they are my men, they only move to my commands</text:p>
      <text:p text:style-name="P2">Ahsoka: they are not slaves, bending to the will of a Master </text:p>
      <text:p text:style-name="P2">Sykes: and what of the system, must I hand that over along with my men?</text:p>
      <text:p text:style-name="P2">Ahsoka: the system is yours, along with the soldiers that wish to stay, the rest I need for the battle against Vader</text:p>
      <text:p text:style-name="P2">Sykes: (nods) very well, until the next time we meet then </text:p>
      <text:p text:style-name="P2">Ahsoka: until then </text:p>
      <text:p text:style-name="P2"/>
      <text:p text:style-name="P2"><text:soft-page-break/>Ahsoka and Sykes shake hands and then Ahsoka turns around to rejoin the rest of her Army, then a voice is heard from behind the rebels. <text:s/></text:p>
      <text:p text:style-name="P2"/>
      <text:p text:style-name="P2">Voice: Tano?...Ahsoka Tano?</text:p>
      <text:p text:style-name="P2"/>
      <text:p text:style-name="P2">Ahsoka walks to the back of the rebels and sees Boba Fett standing alone before the entire Rebel Army. <text:s/>Ahsoka walks forward and Boba Fett removes his helmet. <text:s/></text:p>
      <text:p text:style-name="P2"/>
      <text:p text:style-name="P2">Ahsoka: Boba Fett..</text:p>
      <text:p text:style-name="P2"/>
      <text:p text:style-name="P2">The two shake hands in the Gladiator fashion. <text:s/></text:p>
      <text:p text:style-name="P2"/>
      <text:p text:style-name="P2">Fett: how goes the command, </text:p>
      <text:p text:style-name="P2">Ahsoka: it's been well, I have just finished defeating Crassus</text:p>
      <text:p text:style-name="P2">Fett: really?! I would not have picked you in that battle,</text:p>
      <text:p text:style-name="P2">Ahsoka: not a good way to spend your riches </text:p>
      <text:p text:style-name="P2">Fett: you know me well, </text:p>
      <text:p text:style-name="P2">Ahsoka: it's good to see you, amidst the chaos </text:p>
      <text:p text:style-name="P2">Fett: im afraid I only bring more</text:p>
      <text:p text:style-name="P2">Ahsoka: I don't understand</text:p>
      <text:p text:style-name="P2">Fett: Sidious has raised the bounty on your head to 1,000,000 Credits </text:p>
      <text:p text:style-name="P2">Ahsoka: is that all?</text:p>
      <text:p text:style-name="P2">Fett: (laughs) luckily for you some Bounty Hunters have no use for Imperial Credits, count myself among them </text:p>
      <text:p text:style-name="P2">Ahsoka: then what message do you bring besides your presence?</text:p>
      <text:p text:style-name="P2">Fett: Maul is after you, he seeked a bargan with Crassus</text:p>
      <text:p text:style-name="P2">Ahsoka: I prematurely saw an end to that </text:p>
      <text:p text:style-name="P2">Fett: a thing Maul will be aware of, beware of the Phantom Menace Ahsoka, that is all I ask </text:p>
      <text:p text:style-name="P2">Ahsoka: gratitude for your words, know they will not be forgotten </text:p>
      <text:p text:style-name="P2">Fett: I will take my leave then </text:p>
      <text:p text:style-name="P2">Ahsoka: wait a moment, I would have you meet some friends of mine </text:p>
      <text:p text:style-name="P2"/>
      <text:p text:style-name="P2">Ahsoka turns around and looks to the crowd of rebel soldiers</text:p>
      <text:p text:style-name="P2"/>
      <text:p text:style-name="P2">Ahsoka: Rex! Gregor! Wolffe!</text:p>
      <text:p text:style-name="P2"/>
      <text:p text:style-name="P2">The three former clone troopers emerge from the crowd to witness a younger version of themselves dressed in Jango Fett's Mandalorian armor with a green and yellow color instead of silver and blue. <text:s/>The Clones are shocked to see the face of a man who has not aged as they have, and they instantly know who the young bounty hunter is. <text:s/></text:p>
      <text:p text:style-name="P2"/>
      <text:p text:style-name="P2">Ahsoka: Rex this is....</text:p>
      <text:p text:style-name="P2">Rex: Boba Fett, the son of the Jango Fett, our alpha</text:p>
      <text:p text:style-name="P2">Fett: it lifts heart to see you all of this world, my father would have been proud</text:p>
      <text:p text:style-name="P2">Ahsoka: as he would of you Boba, word has traveled far of the “Galaxy's most feared Bounty Hunter”</text:p>
      <text:p text:style-name="P2">Rex: it was an honor to be made in your father's image sir</text:p>
      <text:p text:style-name="P2">Fett: gratitude, I must be going. <text:s/>Ahsoka, I hope you find a degree of peace, in this time of war</text:p>
      <text:p text:style-name="P2"><text:soft-page-break/></text:p>
      <text:p text:style-name="P2">Boba Fett then fires up his jetpack and flies away from the rebel army. <text:s/>Ahsoka then gathers the soldiers together and they march to Crassus' old Stardestroyer, Ahsoka then stops right on the ramps of the crusier and the whole army awaits their commands. <text:s/></text:p>
      <text:p text:style-name="P2"/>
      <text:p text:style-name="P2">Ahsoka: soldiers we are for Garrell, let the Ghosts lead the way, </text:p>
      <text:p text:style-name="P2"/>
      <text:p text:style-name="P2"/>
      <text:p text:style-name="P2"><text:s/>- NABOO – IMPERIAL STARDESTROYER – NIGHT - </text:p>
      <text:p text:style-name="P2"/>
      <text:p text:style-name="P2"/>
      <text:p text:style-name="P2">All the soldiers then run up the ramp and into the stardestoryer, all the rebels run to their respective positions. <text:s/>The pilots head for the bridge, the soldiers for the barracks the engineers to the weapon systems and the snipers to barracks as well. <text:s/>Ahsoka then walks up to the bridge where she is greeted by all the leaders in her Army: Renner, Kalmowicz, Rex, Cato, Gregor, Wolffe, and Ramona. <text:s/>Ahsoka then walks to the window at the front of the bridge and then she gives hand motions to the pilots to begin the crusier's lift off. <text:s/>Ghost Squadron leads the rebel army's crusier in their smaller ship known as the Phantom. <text:s/>Soon the ships leave the atmosphere of Naboo and then they meet up with Rebel ships that held a blockade. <text:s/>All the ships in the rebel convoy head for hyperspace in the direction of Garrell, as the ships are traveling towards the planet Ahsoka walks from the bridge and when she is questioned by her Generals she does not respond. <text:s/>Ahsoka walks into the captains quarters and she pulls a small round disc from her duffle bag, she then sits on the bed in the room and places the disc on the bed in front of her. <text:s/>The disc produces a hologram of Anakin Skywalker, he is giving lessons of fighting techniques and lessons about the Jedi Order. <text:s/>Ahsoka then closes her eyes and then lowers her head, she tries to contact Anakin with the force, not Vader, and this has no response. <text:s/>Ahsoka then opens her eyes and turns off the hologram, then she walks back to the bridge and then she is approached by Ramona. <text:s/></text:p>
      <text:p text:style-name="P2"/>
      <text:p text:style-name="P2">Ramona: is everything alright?</text:p>
      <text:p text:style-name="P2">Ahsoka: yes, what's the news</text:p>
      <text:p text:style-name="P2">Ramona: there has been a message from the Ghost </text:p>
      <text:p text:style-name="P2">Ahsoka: patch it through </text:p>
      <text:p text:style-name="P2"/>
      <text:p text:style-name="P2">Ahsoka walks to the front of the bridge and a screen pops up with Kanan on the screen. </text:p>
      <text:p text:style-name="P2"/>
      <text:p text:style-name="P2">Kanan: what did you want us to know, about Vader</text:p>
      <text:p text:style-name="P2">Ahsoka: when we reach Garrell I will tell you, and your soldiers </text:p>
      <text:p text:style-name="P2">Kanan: very well, I readily await the news</text:p>
      <text:p text:style-name="P2">Ahsoka: I know, it's a very personal subject for me</text:p>
      <text:p text:style-name="P2">Kanan: see you on Garrell, Spectre 2 out </text:p>
      <text:p text:style-name="P2"/>
      <text:p text:style-name="P2">Ahsoka presses a button on the control pad and this ends the transmission. <text:s/></text:p>
      <text:p text:style-name="P2"/>
      <text:p text:style-name="P2">Renner: So Sokes, we have barely time to celebrate victory against Crassus</text:p>
      <text:p text:style-name="P2">Kalmowicz: and now you want us hunting Darth fucking Vader</text:p>
      <text:p text:style-name="P2">Ahsoka: I know I ask a lot of you all but this war will not be over until we have defeated Vader </text:p>
      <text:p text:style-name="P2">Rex: is such an outcome possible?</text:p>
      <text:p text:style-name="P2">Ahsoka: even you Rex, you have doubts of beating him</text:p>
      <text:p text:style-name="P2"><text:soft-page-break/>Rex: Ahsoka I'm going to be honest, Anakin was the greatest general I have ever fought under, he was able to win battles that even you and I thought impossible. <text:s/></text:p>
      <text:p text:style-name="P2">Ahsoka: we can win, </text:p>
      <text:p text:style-name="P2">Renner: if this comes down to a battle, we will be up to our cocks (27) in the 501<text:span text:style-name="T3">st</text:span> Legion</text:p>
      <text:p text:style-name="P2">Ahsoka: do you all doubt me </text:p>
      <text:p text:style-name="P2">Kalmowicz: you mistake intent, we doubt not you but the army and their will to defeat a greater force </text:p>
      <text:p text:style-name="P2">Ahsoka: (sighs) your right, were not ready, even with the addition of the Naboo defects are numbers are still yet shallow</text:p>
      <text:p text:style-name="P2">Cato: after the full count we stand at 500 Geonosians, 200 Veterans, 1000 Naboo Guards and 40 pilots </text:p>
      <text:p text:style-name="P2">Ahsoka: the fight against Crassus cost us a great deal of our forces, we'll need to regroup once we get to Garrell</text:p>
      <text:p text:style-name="P2">Gregor: I really hope we don't run into any trouble,</text:p>
      <text:p text:style-name="P2">Ahsoka: if we do, i'll be sure to pull us from danger</text:p>
      <text:p text:style-name="P2"/>
      <text:p text:style-name="P2">The Stardestroyer continues to travel through hyperspace and the Rebel Army is headed towards their next destination.</text:p>
      <text:p text:style-name="P2"/>
      <text:p text:style-name="P2"><text:s/>- DEATH STAR – MAIN WAR ROOM – NIGHT - <text:s/></text:p>
      <text:p text:style-name="P2"/>
      <text:p text:style-name="P2">The Imperial High Council has been summoned for an important meeting, in attendence are all the fleet commanders, all the generals and even some high ranking Inquisitors. <text:s/>Darth Vader enters the room accompanyed by two soldiers of his legion, he then remains standing as the rest of the members of this council await the news from their leadership. <text:s/></text:p>
      <text:p text:style-name="P2"/>
      <text:p text:style-name="P2">Vader: the Emperor has made a decree, </text:p>
      <text:p text:style-name="P2">Tarken: what stands the message Lord Vader </text:p>
      <text:p text:style-name="P2">Vader: in the wake of Crassus' defeat on Naboo, the Emperor has given full charge to Me to end this rebellion</text:p>
      <text:p text:style-name="P2"/>
      <text:p text:style-name="P2">An Imperial commander, Titus Quintillius Varus, stands up in a fervor. <text:s/></text:p>
      <text:p text:style-name="P2"/>
      <text:p text:style-name="P2">Varus: this is an outrage, how could this be his decision</text:p>
      <text:p text:style-name="P2">Tarken: it is hardly surprise Varus, your men have been bested by a child in the north while Crassus fell to the problem that yet plauges us</text:p>
      <text:p text:style-name="P2">Vader: now that full command has been given I will have my Inquisitiors hunt down these Rebels </text:p>
      <text:p text:style-name="P2">Varus: yet one issue, every time we turn our heads, another system rebels</text:p>
      <text:p text:style-name="P2"/>
      <text:p text:style-name="P2">Varus snaps his finger and a man in chains walks up and gives him a tables with a piece of parchment on it. </text:p>
      <text:p text:style-name="P2"/>
      <text:p text:style-name="P2">Varus: this is a message to the Imperial High command from the system of Ryloth, </text:p>
      <text:p text:style-name="P2"/>
      <text:p text:style-name="P2">Varus clears his throat and then reads from the parchment. <text:s/></text:p>
      <text:p text:style-name="P2"/>
      <text:p text:style-name="P2">Varus: Imperials, if you are reading this then you know by know we have removed your grip on the system. <text:s/>The people of Ryloth will never bow to your Emperor again, we will never accept a ruler without the name Tano. <text:s/></text:p>
      <text:p text:style-name="P2"><text:soft-page-break/></text:p>
      <text:p text:style-name="P2">Varus throws the paper to the ground. <text:s/></text:p>
      <text:p text:style-name="P2"/>
      <text:p text:style-name="P2">Varus: the parchment is written in blood, these systems do not fear the Empire, so much that they claim allegence to a Rebel</text:p>
      <text:p text:style-name="P2">Vader: then let new parchment be written, stating such, any slave of the Empire who dares whisper the name Ahsoka Tano, shall die</text:p>
      <text:p text:style-name="P2">Varus: I concure, even those belonging to one of us </text:p>
      <text:p text:style-name="P2"/>
      <text:p text:style-name="P2">Varus then draws his pistol and shoots his slave in the head, in front of the entire room to prove his loyalty. <text:s/>The Imperial leaders nod and some even laugh at the dead slave on the floor, then Vader regains the attention of the room. <text:s/></text:p>
      <text:p text:style-name="P2"/>
      <text:p text:style-name="P2">Vader: I will dispatch two of my inquisitors to take down this Rebel threat, we must all be vigilant,</text:p>
      <text:p text:style-name="P2">Tarken: Fleet commanders, tighten your grip on the outer rim systems, if they show signs of betrayal, invade them and kill the leaders </text:p>
      <text:p text:style-name="P2">Varus: what of the army, we must have some plan of action </text:p>
      <text:p text:style-name="P2">Tarken: there is a path I would have you take, I would like you to summon a man who can find people, a human hunter</text:p>
      <text:p text:style-name="P2"/>
      <text:p text:style-name="P2">Tarken hands Varus a piece of paper.</text:p>
      <text:p text:style-name="P2"/>
      <text:p text:style-name="P2">Tarken: this is the location of former comrade of mine Heinrich Hanz, he aided me during the purge, he was excellent at finding Jedi, he would be a great asset to your troopers</text:p>
      <text:p text:style-name="P2">Varus: Hanz, I do not care for his philosophies, his methods are old and putrid </text:p>
      <text:p text:style-name="P2">Tarken: a man that will force the rebels to act on emotion, then they will be caught in our trap, </text:p>
      <text:p text:style-name="P2">Varus: very well, </text:p>
      <text:p text:style-name="P2"/>
      <text:p text:style-name="P2">Vader then looks around the room at his commanders. <text:s/></text:p>
      <text:p text:style-name="P2"/>
      <text:p text:style-name="P2">Vader: this Empire is the foundation of Order in the galaxy, this Rebellion is nothing more than minor threat, fear is a weapon I will use against our enemies. <text:s/>Let us show these traitors the price for disobeying the Galactic Empire. <text:s/></text:p>
      <text:p text:style-name="P2"/>
      <text:p text:style-name="P2">The Imperial Commanders begin to bang the table and cheer from their seats, then Tarken stands up and he adresses the commanders. <text:s/></text:p>
      <text:p text:style-name="P2"/>
      <text:p text:style-name="P2">Tarken: you have your orders, see to them and let us finally crush this Rebellion </text:p>
      <text:p text:style-name="P2"/>
      <text:p text:style-name="P2">The Imperial officers all leave the chamber except Vader and Tarken they both remain in the room. <text:s/></text:p>
      <text:p text:style-name="P2"/>
      <text:p text:style-name="P2">Tarken: this war will cost us much, it already has </text:p>
      <text:p text:style-name="P2">Vader: I only intend to cost more Rebel lives <text:s/></text:p>
      <text:p text:style-name="P2">Tarken: have you no remorse in all this, your fighting your best match, the only one who will ever be able to challenge you, it's rather exciting isn't it </text:p>
      <text:p text:style-name="P2">Vader: I concur, I have not been in a battle like this since the war, </text:p>
      <text:p text:style-name="P2">Tarken: we will win this conflict, no matter the cost the Rebellion will fall </text:p>
      <text:p text:style-name="P2"><text:soft-page-break/>Vader: and with it, memories that yet cloud my mind</text:p>
      <text:p text:style-name="Standard"/>
      <text:p text:style-name="Standard"/>
      <text:p text:style-name="Standard"/>
      <text:p text:style-name="Standard">CHAPTER 9 – Revelations </text:p>
      <text:p text:style-name="Standard"/>
      <text:p text:style-name="Standard"/>
      <text:p text:style-name="Standard"><text:s/>- GARRELL – REBEL BASE – DAY - </text:p>
      <text:p text:style-name="Standard"/>
      <text:p text:style-name="Standard"/>
      <text:p text:style-name="Standard">The rebel army has landed their troops on the Planet of Garrell and they have been all but welcomed by the people, a few parts of the captial city, where the rebels are based at, the slum lords have kept their imperial protection and they constantly threaten the citizens. <text:s/>Ahsoka and her soldiers have been planning an attack against one of the stronger slum lords named Bada Tun. <text:s/>Ahsoka has prepared her soldiers for this battle and she is about to give her speech before the attack is ready to be attempted. <text:s/></text:p>
      <text:p text:style-name="Standard"/>
      <text:p text:style-name="Standard">Ahsoka: soldiers of the rebellion, my champions!, today we march upon the slum lord shit bag Bada Tun</text:p>
      <text:p text:style-name="Standard"/>
      <text:p text:style-name="Standard">The rebel army boos the sound of their enemy's name. <text:s/></text:p>
      <text:p text:style-name="Standard"/>
      <text:p text:style-name="Standard">Ahsoka: once he falls we will have the system under our control, and with it another addition to our cause. <text:s/>Bring your arms to bear soldiers, this battle will be tough. <text:s/></text:p>
      <text:p text:style-name="Standard"/>
      <text:p text:style-name="Standard">Ahsoka then draws both Lightsabers and ignights them both, she points one of them forward and the army begins to jog forward being led by Ahsoka. <text:s/></text:p>
      <text:p text:style-name="Standard"/>
      <text:p text:style-name="Standard"/>
      <text:p text:style-name="Standard">- GARRELL – CITY STREETS – DAY - </text:p>
      <text:p text:style-name="Standard"/>
      <text:p text:style-name="Standard"/>
      <text:p text:style-name="Standard">The rebel Army leaves their base and they march through the city some of the citizens cheering for them, some of them closing their doors in digust of the rebel soldiers. <text:s/>The Rebels then continue to march through the streets until they reach an open area lake has the look of a Roman market, however there are no people selling their wares, the whole place is destroyed with the vendors carts tip over spilling fruit all over the ground. <text:s/>At the other end of the market is an entire army of thugs being led by this beefy looking guy wearing a sleeveless shirt and suspenders. <text:s/>This man, stands in front of his thugs and he raises his hands up and down in the air and his soldiers respond by chanting his name. <text:s/></text:p>
      <text:p text:style-name="Standard"/>
      <text:p text:style-name="Standard">Thugs: Tun!, Tun!, Tun!!! Tun!, Tun,!</text:p>
      <text:p text:style-name="Standard"/>
      <text:p text:style-name="Standard">Ahsoka walks to the front of her army and she begins to get distance from her troops, then Bada Tun screams toward his men and then begins to walk towards Ahsoka, Ahsoka then begins to run forward right at Bada Tun. <text:s/>Tun fires off a heavy rifle shot but Ahsoka slides under the laser bolt and continues to run, Tun then hurls a spear at Ahsoka, only to have her dodge the misguided attack. <text:s/>Ahsoka then gains her top speed and then jumps over Bada Tun and stabs her right lightsaber into Tun's shoulder. <text:s/>Ahsoka then lands on the ground and then rolls back to her feet, Ahsoka turns around to see that Bada <text:soft-page-break/>Tun is out of breath, Tun takes three more steps and then he falls to the ground, dead. <text:s/>The Rebel Army all cheer out and Ahsoka looks onto the Slum Lord's army and all of them a are stunned at the fact that one warrior, one woman was able to slay their leader with a single blow. <text:s/>Ahsoka then walks to the front line of her own army and she awaits the next move of her enemies. <text:s/>The Slum Lord's Army just stands still and they begin to walk away from the battle, dropping their guns in the process, Ahsoka then leads her army forward to the villa of the newly deceaced Bada Tun. <text:s/>Some of the slum lord's men are not happy about the transition of power so much so that they all head for a transport ship, in fact Ahsoka and the Rebels see a ship leave shortly after the Market was cleared of hostiles. <text:s/></text:p>
      <text:p text:style-name="Standard"/>
      <text:p text:style-name="Standard"><text:line-break/> - GARRELL – TUN'S VILLA – DAY - </text:p>
      <text:p text:style-name="Standard"/>
      <text:p text:style-name="Standard"/>
      <text:p text:style-name="Standard">Ahsoka then walks towards Tun's villa to see that it has been raided and destroyed, there are columns kocked over and there are bodies of slaves all over the courtyard, with blood staining the stone walk ways. <text:s/>Ahsoka then enters the gates of the Villa to see that the doors to the villa itself have been locked with a chain and pad-lock. <text:s/>She walks over to the doors and cuts the lock from the door with her lightsaber, Ahsoka then kicks open the door to see how bad the villa really was. <text:s/>As the Rebel army enters the Villa of Bada Tun, they can smell a foul stench in the air, like the smell of rotting corpses mixed with burning hair. <text:s/>The first thing the rebel army catches sight of is the body of a slave chained to a wall. <text:s/>This slave has knives poking out of his body, as if they used him for a target, there are knives scattered all over the floor, most of the blades brandishing blood. <text:s/>Ahsoka then heads forward ordering all her men to release the bodies at they pass, she enters the next room, the atrium. In this room Ahsoka sees a pool in the middle filled with water with a large amount of blood mixed in, she sees a body hanging out of the water feet lifelessly dangling out of the water with laser marks and knives in their back. <text:s/>Ahsoka then sees a table at the back of the room with a piece of parchment the only item, Ahsoka walks over to the table and picks up this parchment and begins to read the words the Imperials have commanded. <text:s/>Ahsoka then takes the parchment back to her soldiers and then she brings it to the attention of Renner and Kalmowicz. <text:s/></text:p>
      <text:p text:style-name="Standard"/>
      <text:p text:style-name="Standard">Ahsoka: take a look at this </text:p>
      <text:p text:style-name="Standard">Kalmowicz: parchment with the Imperial seal, this proves his allegence</text:p>
      <text:p text:style-name="Standard">Ahsoka: I fear words upon paper, cut the deepest wound</text:p>
      <text:p text:style-name="Standard">Kalmowicz: by decree of the Imperial High Council, hence forth, any slave of the Empire who is heard speaking the name Ahsoka Tano shall be put to death, by order of......by order of Lord Vader. </text:p>
      <text:p text:style-name="Standard"/>
      <text:p text:style-name="Standard">Kalmowicz crumples up the parchment and throws it on the ground. <text:s/></text:p>
      <text:p text:style-name="Standard"/>
      <text:p text:style-name="Standard">Kalmowicz: just words, nothing that can harm us</text:p>
      <text:p text:style-name="Standard">Renner: dude, if every dominus from here to the outer rim hears of our arrival, they will kill all their slaves, robbing us the chance to add them to rank</text:p>
      <text:p text:style-name="Standard">Ahsoka: this is one of Vader's tactics, using fear as a weapon </text:p>
      <text:p text:style-name="Standard">Renner: what stands our options</text:p>
      <text:p text:style-name="Standard">Ahsoka: We must keep our movements hidden from the Imperials, if we are looking to recruit tell no one</text:p>
      <text:p text:style-name="Standard">Kalmowicz: very well, this Villa though, it's fucked </text:p>
      <text:p text:style-name="Standard">Renner: not one living thing is left, Tun killed them all</text:p>
      <text:p text:style-name="Standard"><text:soft-page-break/>Ahsoka: the savage, let's return to base, with Tun dead his men will side with the Empire, no telling who they send</text:p>
      <text:p text:style-name="Standard">Renner: another Inquisitor perhaps?</text:p>
      <text:p text:style-name="Standard">Ahsoka: I would not want to sit around and wait</text:p>
      <text:p text:style-name="Standard"/>
      <text:p text:style-name="Standard">- GARRELL – REBEL BASE – DAY - </text:p>
      <text:p text:style-name="Standard"/>
      <text:p text:style-name="Standard"/>
      <text:p text:style-name="Standard">The Rebel army returns to their base, this base hase a round metal wall surrounding a platform, the metal gates open and Ahsoka leads her soldiers back into the safety of their territory. most of the men <text:s/>begin to toss down their weapons after not firing them at all. <text:s/>Ahsoka then walks over to a tent in the middle of the base and inside this tent is a holo-table with the map of the city displayed on the center. <text:s/>Ahsoka walks up to the table and presses a few buttons to look at the parts of the city still controlled by the Empire, minus the territory she siezed from Tun. <text:s/>She sees that the Empire has control of the only other spaceport in the city, Ahsoka looks into their defenses, and tries to find the weakest point in the armor of the Empire. <text:s/>Renner and Kalmowicz enter the tent with Rex following, Ahsoka then looks up at her Generals and begins her discoveries regarding the map. <text:s/></text:p>
      <text:p text:style-name="Standard"/>
      <text:p text:style-name="Standard">Ahsoka: the Imperial forces have themselves held up at the last airfield in the city, making their position a difficult one to take</text:p>
      <text:p text:style-name="Standard">Rex: we have a sizeable army, we could take the region by force if we develop proper strategy</text:p>
      <text:p text:style-name="Standard">Renner: a thing they would be prepared for, there is no reason for them to stay their hand, why not escape the planet while they still have an army?</text:p>
      <text:p text:style-name="Standard">Ahsoka: their actions mask true intent, they are waiting for someone, perhaps the next enemy we will find ourseleves against</text:p>
      <text:p text:style-name="Standard">Kalmowicz: if this is the case, we should swiftly move to take the space port, allowing no chance for any landing craft to invade</text:p>
      <text:p text:style-name="Standard">Ahsoka: it would strech our forces too thin, it could cause a split in our lines, I would not have the army separated </text:p>
      <text:p text:style-name="Standard">Renner: then we wait, for the Empire to send another fucking Inquisitor </text:p>
      <text:p text:style-name="Standard">Ahsoka: you mistake intent, we know where they have to land, if anything, this gives us the advantage of knowing the location of our enemy, </text:p>
      <text:p text:style-name="Standard">Rex: a thing we had trouble with during the War </text:p>
      <text:p text:style-name="Standard">Ahsoka if we can ambush their landing sequence, it might just give us a chance to defeat the Inquisitor's army before they touch the ground</text:p>
      <text:p text:style-name="Standard">Kalmowicz: that has a chance of success, </text:p>
      <text:p text:style-name="Standard">Renner: the men will not like the idea of waiting, </text:p>
      <text:p text:style-name="Standard">Ahsoka: Vader and his Legions will not fall to brute force, it will take a keen mind to defeat him</text:p>
      <text:p text:style-name="Standard">Kalmowicz: a thing some in this army are lacking</text:p>
      <text:p text:style-name="Standard">Ahsoka: strike it from concern, place mind towards the battle at hand</text:p>
      <text:p text:style-name="Standard">Rex: we do not know what the Imperial's have in their arsenal </text:p>
      <text:p text:style-name="Standard"/>
      <text:p text:style-name="Standard">The Rebel Generals continue to discuss their plans for the coming battle, they look over their maps and files on the Imperials in an attempt to understand their enemy......</text:p>
      <text:p text:style-name="Standard"/>
      <text:p text:style-name="Standard"/>
      <text:p text:style-name="Standard"><text:s/>- GARRELL – SPACE – IMPERIAL CRUSIER - </text:p>
      <text:p text:style-name="Standard"><text:soft-page-break/><text:s/></text:p>
      <text:p text:style-name="Standard">An Imperial Crusier approaches the planet of Garrell, this Star Destroyer has two huge letters on the front of the hull. <text:s/>The letters are “SS” and the crusier is being followed by a squad of Imperial fighters and frigates, as if the whole fleet has arrived to defeat the Rebels. <text:s/>Inside the Star Destroyer, is the commander of the fleet, his man is dressed in a full German Officer's uniform circa 1939, with several skull badges on his coat. <text:s/>This man is approached by two soldiers dressed in German soldier uniforms walks up to this man and they await him to catch attention of the message. <text:s/></text:p>
      <text:p text:style-name="Standard"/>
      <text:p text:style-name="Standard">Man: Give Report</text:p>
      <text:p text:style-name="Standard">Soldier: Herr Hanz, we arrive near Garrell</text:p>
      <text:p text:style-name="Standard"/>
      <text:p text:style-name="Standard">This man now turns around to show that his is in fact Hienrich Hanz, the next Grand Inquisitor that would be sent after the rebels. <text:s/>Hanz then approaches his soldier and motions his hand to follow him. <text:s/></text:p>
      <text:p text:style-name="Standard"/>
      <text:p text:style-name="Standard">Soldier: the rebels have routed Varus' forces on the ground, we only have one Spaceport to land upon </text:p>
      <text:p text:style-name="Standard">Hanz: zen we shall land dare, lest we be forced blockade tiny planet </text:p>
      <text:p text:style-name="Standard">Soldier: Jawohl (German for “yes sir”) Herr Hanz</text:p>
      <text:p text:style-name="Standard"/>
      <text:p text:style-name="Standard">Hanz then returns to his office and he sits down at his desk, here he has pictures of him with several members of the Imperial high command. <text:s/>He then looks over a single piece of Paper, this giving him minimal information on his enemies, he even fixes his collar due to the lack of information presented. <text:s/>Hanz then shrugs his shoulders and says to himself</text:p>
      <text:p text:style-name="Standard"/>
      <text:p text:style-name="Standard">Hanz: she'z just one girl, how strong could zey be?</text:p>
      <text:p text:style-name="Standard"/>
      <text:p text:style-name="Standard">Heinrich Hanz would soon find out that one should never be judged by their appearance. <text:s/>The Imperial Crusier continue's it's course and it soon lands at the exact Space Port that the rebel army predicted. <text:s/>Here the Imperial army begins to unload their gear and et up their defensive positions, yet as they do this, the rebel army is seeing all the Imperial moves take shape and they begin to form a plan of attack for their own forces.......</text:p>
      <text:p text:style-name="Standard"/>
      <text:p text:style-name="Standard"><text:s/>- GARRELL – REBEL BASE – DUSK - </text:p>
      <text:p text:style-name="Standard"/>
      <text:p text:style-name="Standard">The Rebel leaders are watching as the Empire continues to set up all their defenses and forces in one small space port, not allowing much room for error. <text:s/>Ahsoka then looks on to the map as she is the only one left in the Rebel leader's tent, she continues to watch the map for Imperial movements. <text:s/>Kanan and Ezra enter the tent and they wait for Ahsoka to catch sight of them, which she does not, yet she does notice their presence. <text:s/></text:p>
      <text:p text:style-name="Standard"/>
      <text:p text:style-name="Standard">Ahsoka: what troubles mind</text:p>
      <text:p text:style-name="Standard"/>
      <text:p text:style-name="Standard">Ahsoka turns around to see Kanan and Ezra looking at the map as well. <text:s/></text:p>
      <text:p text:style-name="Standard"/>
      <text:p text:style-name="Standard">Kanan: another Inquisitor, I thought we saw the last of those</text:p>
      <text:p text:style-name="Standard">Ahsoka: hardley, the Empire will never stop until we are defeated</text:p>
      <text:p text:style-name="Standard">Ezra: well there in for a long year</text:p>
      <text:p text:style-name="Standard">Ahsoka: (smiles) true, yet to maintain our base on the system we need to strike quickly </text:p>
      <text:p text:style-name="Standard"><text:soft-page-break/>Kanan: patience has always proved the better tactic</text:p>
      <text:p text:style-name="Standard">Ahsoka: we do not have the luxury of time any longer, if what Fett said was true, the Sith have sent their best Assassin to kill me, no telling when or where Maul will show himself</text:p>
      <text:p text:style-name="Standard">Kanan: Darth Maul is a legend </text:p>
      <text:p text:style-name="Standard">Ahsoka: words far from the truth, the man exists, and with him, death quickly follows </text:p>
      <text:p text:style-name="Standard">Ezra: so what do we do?</text:p>
      <text:p text:style-name="Standard">Ahsoka: I will deal with Maul, I need you two to help me locate someone </text:p>
      <text:p text:style-name="Standard">Kanan: who do we need to find </text:p>
      <text:p text:style-name="Standard">Ahsoka: look through the force, and inform me if there are any other villians headed our way </text:p>
      <text:p text:style-name="Standard">Ezra: you think the Sith would come after us?</text:p>
      <text:p text:style-name="Standard">Ahsoka: they already have, they're just rethinking their strategy </text:p>
      <text:p text:style-name="Standard">Kanan: I don't want to wait for that to happen</text:p>
      <text:p text:style-name="Standard">Ahsoka: nor I, that is why you must be with me in this</text:p>
      <text:p text:style-name="Standard">Kanan: a difficult thing, when truth is hidden from us</text:p>
      <text:p text:style-name="Standard">Ahsoka: stick to the plan, and I will reveal all that you wish </text:p>
      <text:p text:style-name="Standard">Ezra: you promise</text:p>
      <text:p text:style-name="Standard">Ahsoka: (sighs) follow command Ezra </text:p>
      <text:p text:style-name="Standard">Kanan: (to Ezra) c'mon, she's got a lot of work to do</text:p>
      <text:p text:style-name="Standard"/>
      <text:p text:style-name="Standard">Ahsoka then is left alone to ponder the next move of her plans, she then sits down in a chair overlooking the map of the Imperial position. <text:s/>Ahsoka glances at a spot in the defenses that seems to be the least guarded, and it is placed at the rear of the structure. <text:s/>Ahsoka then smiles and makes a note of this opening, she then exits the war tent to see her soldiers' camp fully prepared with tents all over the space port and even the Ghost is in the back of the port with sheets over it to symbolize a tent. <text:s/>Ahsoka then walks over to the soldier's quarters and he sees Renner and Kalmowicz smoking a blunt, and trying to get some from the two female rebels they have their eyes on. <text:s/>Ahsoka just by walking up to the two, forces the female soldiers to turn their heads and walk away, Ahsoka then looks at Renner and Kalmowicz, they shrug their shoulders. <text:s/></text:p>
      <text:p text:style-name="Standard"/>
      <text:p text:style-name="Standard">Ahsoka: I thought you were assisting the soldiers with their lodgeings</text:p>
      <text:p text:style-name="Standard">Renner: look around you Sokes, the men are prepared,</text:p>
      <text:p text:style-name="Standard">Kalmowicz: only right that the upper management get to relax and cut loose </text:p>
      <text:p text:style-name="Standard">Ahsoka: and fail at finding a lover </text:p>
      <text:p text:style-name="Standard">Renner: if you hadn't scared the potentials, I would be cock (28) deep </text:p>
      <text:p text:style-name="Standard">Ahsoka: I have a plan, if you two are of a mind, I would share my discoveries </text:p>
      <text:p text:style-name="Standard">Kalmowicz: (stands up) alright, lets go</text:p>
      <text:p text:style-name="Standard"/>
      <text:p text:style-name="Standard">Ahsoka leads Renner and Kalmowicz to the tent in the middle of the base. <text:s/>Ahsoka walks to the holo-table in the middle of the tent and she presses a few buttons to show a detailed map of the Imperial controlled Space port. <text:s/></text:p>
      <text:p text:style-name="Standard"/>
      <text:p text:style-name="Standard">Ahsoka: the Imperial Titus Varus has set up his soldiers in a defensive formation, surrounding this space port</text:p>
      <text:p text:style-name="Standard">Renner: there must be a few hundred, nothing we cannot defeat</text:p>
      <text:p text:style-name="Standard">Ahsoka: there is more, the Sith have sent someone to kill me </text:p>
      <text:p text:style-name="Standard">Kalmowicz: speak his name and we will take his life </text:p>
      <text:p text:style-name="Standard">Ahsoka: Maul, the Phantom Menace </text:p>
      <text:p text:style-name="Standard"><text:soft-page-break/>Renner: Darth Maul is dead, he was killed during the siege of Mandalore</text:p>
      <text:p text:style-name="Standard">Ahsoka: (sighs) no....he was not </text:p>
      <text:p text:style-name="Standard">Renner: how do you know?</text:p>
      <text:p text:style-name="Standard">Ahsoka: I was there, after I left the Jedi Order, Typhon and I were sent to several planets, Rhen Varr, Tatooine and yes Mandalore</text:p>
      <text:p text:style-name="Standard">Kalmowicz: why have we never heard this story </text:p>
      <text:p text:style-name="Standard">Ahsoka: because I do not like to relive failures, I was in command of half the 501<text:span text:style-name="T3">st</text:span> with Rex by my side, the criminal, Maul had gained control over the Death Watch Terrorist organization and he layed siege to the palace of the Dutchess. <text:s/>For three months Typhon and I battled against the Mandalorian rebels, only one day I was tasked by the captain to move on the leader. <text:s/></text:p>
      <text:p text:style-name="Standard">Renner: Wait, Typhon gave the order?</text:p>
      <text:p text:style-name="Standard">Ahsoka: he gave me intel on where Maul would be at certain times, allowing me a chance to fight him one on one. <text:s/>I would get this chance, yet in the midst of the fight, Maul escaped I do not know where he ran off to, my guess is he crawled back to the Emperor. <text:s/></text:p>
      <text:p text:style-name="Standard">Kalmowicz: you had a chance to kill him and you didn't </text:p>
      <text:p text:style-name="Standard">Ahsoka: as it was with many of my opponents</text:p>
      <text:p text:style-name="Standard">Renner: if Maul is Alive, he will try to ally himself with our enemies </text:p>
      <text:p text:style-name="Standard">Ahsoka: Boba Fett mentioned Maul trying to make a pact with Crassus, with his death, we cut the threads of that alliance</text:p>
      <text:p text:style-name="Standard">Renner: we will double our guard at nightfall, lest the shit tries to pull a fast one </text:p>
      <text:p text:style-name="Standard">Kalmowicz: what of the Imperial army, I would not have them live the night to scheme and plot </text:p>
      <text:p text:style-name="Standard">Ahsoka: nor I, </text:p>
      <text:p text:style-name="Standard">Renner: break words, if you have plan </text:p>
      <text:p text:style-name="Standard"/>
      <text:p text:style-name="Standard">Ahsoka walks to the map on the holo-table and focuses on the Imperial controlled spaceport, she zooms in on a lightly defended position to the rear of the spaceport. <text:s/>There is a high stone wall here with three troopers guarding this position with their backs turned towards front. <text:s/></text:p>
      <text:p text:style-name="Standard"/>
      <text:p text:style-name="Standard">Ahsoka: this place is lightly guarded, if a few were to penetrate defenses, we could defeat this new leader before his troopers can gain sense to form a proper attack</text:p>
      <text:p text:style-name="Standard">Renner: who is to be this group of few </text:p>
      <text:p text:style-name="Standard">Ahsoka: only the most skilled among us, to ensure victory </text:p>
      <text:p text:style-name="Standard">Kalmowicz: I will call the clones, </text:p>
      <text:p text:style-name="Standard">Ahsoka: summon Rex only, and bring all on this list to the gates of our base</text:p>
      <text:p text:style-name="Standard">Kalmowicz: (looks at the list and nods) fine choices, yet there seems to be a name missing </text:p>
      <text:p text:style-name="Standard">Ahsoka: you are not mistaken, Alexopolis will not be with us, he frequently falls from task </text:p>
      <text:p text:style-name="Standard">Kalmowicz: ever since you appointed him as Squad leader we have never lost a battle </text:p>
      <text:p text:style-name="Standard">Renner: Kalmo, we have never lost a battle because we have Ahsoka leading us</text:p>
      <text:p text:style-name="Standard">Ahsoka: gratitude for your praise, yet I must chose soldiers I can trust </text:p>
      <text:p text:style-name="Standard">Kalmowicz: very well, we will meet you at appointed time </text:p>
      <text:p text:style-name="Standard"/>
      <text:p text:style-name="Standard">The Leaders of the Phoenix Army leave the battle tent, and Ahsoka heads to the front gates of the Rebel base soon Kalmowicz and Renner arrive with a group of six soldiers. <text:s/>Among this selected group is Rex, Ramona, Taj, Blumberg, and two Pit fighters named Sardis and Karzi. <text:s/>Ahsoka looks at the soldiers picked for the mission, Renner and Kalmowicz walk to Ahsoka's side and then she begins the mission briefing. <text:s/></text:p>
      <text:p text:style-name="Standard"/>
      <text:p text:style-name="Standard"><text:soft-page-break/>Ahsoka: you have been chosen, because of your superior fighting skills, tonight we are set to attack the Imperial position. <text:s/>We will exit the city and we will travel outside the walls and rappell into the Imperial base. <text:s/>This mission will be key to our liberation effort, and with the fall of the Imperial leadership, if we can sieze control of the spaceport the Empire will have no place to hide themselves, the city will be trully ours. <text:s/></text:p>
      <text:p text:style-name="Standard"/>
      <text:p text:style-name="Standard">The rebels cheer out and agree to the plans set before them, and so this team begins to exit the gates of the Rebel base and they head for the main gates of the city. <text:s/></text:p>
      <text:p text:style-name="Standard"/>
      <text:p text:style-name="Standard"/>
      <text:p text:style-name="Standard">GARRELL – FIELDS OF JUNO – NIGHT - </text:p>
      <text:p text:style-name="Standard"/>
      <text:p text:style-name="Standard"/>
      <text:p text:style-name="Standard">The rebel team exits the city and they begin to walk around the walls, silently moving as to not awake the any citizens yet loyal to the Empire. <text:s/>Ahsoka then leads her soldiers to the wall right behind the Spaceport where the Imperials have positioned the last of their troopers. <text:s/>Ahsoka then jumps to the top of the wall, and then she pulls a rope from her belt, she attaches a grappleing hook to the rope and connects it to the wall. <text:s/></text:p>
      <text:p text:style-name="Standard"/>
      <text:p text:style-name="Standard"/>
      <text:p text:style-name="Standard">- GARRELL – IMPERIAL BASE – NIGHT - </text:p>
      <text:p text:style-name="Standard"/>
      <text:p text:style-name="Standard"/>
      <text:p text:style-name="Standard">Ahsoka drops the rope allowing her soldiers to climb up the wall, and soon all the rebel force reaches the top to join their commander. <text:s/>Ahsoka then looks down to see there are in fact only two stormtroopers guarding this part of the base, Ahsoka then jumps down to the floor of the spaceport. <text:s/>She incapacitates both stormtroopers and then she signals to the rest of the soldiers to make their way down from the top of the walls. <text:s/>Ahsoka then leads her team into the heart of the Imperial Base, inside the main command center of this base is the supreme leader of the Imperial Army, Titus Quintillius Varus. <text:s/>Varus is sitting in a chair wearing a gray tunic drinking wine. <text:s/>He is unaware that anyone hostile is in his presence, he turns to one of the Troopers in the room. <text:s/></text:p>
      <text:p text:style-name="Standard"/>
      <text:p text:style-name="Standard">Varus: be sure to guard the front of the base, the rebels may yet attempt an attack</text:p>
      <text:p text:style-name="Standard">Stormtrooper: yes sir</text:p>
      <text:p text:style-name="Standard"/>
      <text:p text:style-name="Standard">The Rebel army silently kills many of the stromtroopers guarding the ammunition, and soon Ahsoka runs out of the Imperial armory with two backpacks full of Grenades. <text:s/>She tosses the backpacks to Sardis and Karzi, and the two begin to toss the mines on the walls of the armory, Ahsoka then leads her team to the front of the base where the remainder of the Imperial forces are waiting for an assault. <text:s/>Soon Ahsoka presses a button on her com-link and the rebel army led by Wolffe and Gregor begins to attack the front of the Imperial Base. <text:s/>Varus watches this attack and smiles, he thinks he has gained the upper hand until the amory in the Spaceport blows up. <text:s/>Ahsoka and her squad then moves forward and engages the Stromtroopers guarding the base making sure that Varus' forces were surrounded. <text:s/>The Rebel army begins to press their advantage and soon Varus troopers begin to run from their position, heading towards the barracks. <text:s/>Ahsoka then heads to the command center alone, as soon as she enters the doors, two stromtroopers turn around. </text:p>
      <text:p text:style-name="Standard"/>
      <text:p text:style-name="Standard"><text:soft-page-break/>Stormtrooper: hey!</text:p>
      <text:p text:style-name="Standard"/>
      <text:p text:style-name="Standard">Ahsoka draws and ignites her lightsabers, she blocks the errant shots from the Stromtroopers, killing both of her enemies in the process. <text:s/>Ahsoka then runs down the hall to see Varus fleeing his base in advance of the battle's end, Ahsoka then runs after Varus, the chase leading Ahsoka out the back of the command center. <text:s/>She sees Varus get into an Imperial Shuttle and Varus then begins to fly the shuttle turning it to face Ahsoka, here Varus extends his middle finger towards the Jedi, and Ahsoka just smiles. <text:s/>Ahsoka then holsters both her lightsabers and then raises her hands towards the shuttle as if is flying away, but soon the shuttle halts it's retreat, and Ahsoka has held the shuttle from escaping with her influence with the force. <text:s/>She then pulls both hands close to her and the shuttle comes flying back crashing into the Imperial Barracks were the last of Varus' troopers were held up. <text:s/>Out of the burning wreckage of the shuttle, Varus crawls out of the cockpit and onto the ground, but as soon as he makes his way forward he is stopped in his tracks by the boots of Ahsoka. <text:s/></text:p>
      <text:p text:style-name="Standard"/>
      <text:p text:style-name="Standard">Ahsoka: Going somewhere Varus?</text:p>
      <text:p text:style-name="Standard">Varus: you shit fucking slave!, I will see you crucified for this!!</text:p>
      <text:p text:style-name="Standard">Ahsoka: don't hold your breath, I fear you have lost this battle </text:p>
      <text:p text:style-name="Standard">Varus: there was no (cough) way we could have seen you coming </text:p>
      <text:p text:style-name="Standard">Ahsoka: a mistake you will not make again</text:p>
      <text:p text:style-name="Standard"/>
      <text:p text:style-name="Standard">Varus attempts to stand up but he immediately falls to his knees. </text:p>
      <text:p text:style-name="Standard"/>
      <text:p text:style-name="Standard">Varus: the mistake was mine, to not expect you to attack in the night, as the theves and cutthroats you prove yourselves to be </text:p>
      <text:p text:style-name="Standard"/>
      <text:p text:style-name="Standard">Ahsoka keeps her stern gaze at Varus as she draws one of her lightsabers and points the blade to Varus' neck. <text:s/></text:p>
      <text:p text:style-name="Standard"/>
      <text:p text:style-name="Standard">Ahsoka: order your men to stand down, and leave this system to the people</text:p>
      <text:p text:style-name="Standard">Varus: (laughs) Suck cock (29) you rebel scum!</text:p>
      <text:p text:style-name="Standard"/>
      <text:p text:style-name="Standard">Ahsoka instantly swings her lightsaber, cutting Varus' neck and killing the Imperial. <text:s/>Ahsoka then holsters her weapon and then she returns to her soldiers who are shooting any surviving Imperial that is on the ground or fleeing from the fight. <text:s/>Ahsoka makes her way to the front of the Imperial's former base and she meets with Gregor and Wolffe. </text:p>
      <text:p text:style-name="Standard"/>
      <text:p text:style-name="Standard">Gregor: your plans prove resourceful </text:p>
      <text:p text:style-name="Standard">Ahsoka: as they must in times of war </text:p>
      <text:p text:style-name="Standard">Wolffe: what of Varus</text:p>
      <text:p text:style-name="Standard">Ahsoka: he has left this world, never to return</text:p>
      <text:p text:style-name="Standard">Gregor: news well received, the system will be under our full control with this victory</text:p>
      <text:p text:style-name="Standard">Ahsoka: it appears that way, yet I still sense an evil presence</text:p>
      <text:p text:style-name="Standard"/>
      <text:p text:style-name="Standard">Taj runs over to Ahsoka and the clones, he is panting and clearly out of breath. <text:s/></text:p>
      <text:p text:style-name="Standard"/>
      <text:p text:style-name="Standard">Taj: Regina, (heavy breathing) Regina </text:p>
      <text:p text:style-name="Standard">Ahsoka: take pause, regain yourself</text:p>
      <text:p text:style-name="Standard"><text:soft-page-break/>Taj: the radar is going crazy, there is a huge fleet headed our way </text:p>
      <text:p text:style-name="Standard">Ahsoka: Imperial</text:p>
      <text:p text:style-name="Standard"/>
      <text:p text:style-name="Standard">Taj nods his head. <text:s/></text:p>
      <text:p text:style-name="Standard"/>
      <text:p text:style-name="Standard">Gregor: Shit!</text:p>
      <text:p text:style-name="Standard">Ahsoka: gather the army and get them to return to the base</text:p>
      <text:p text:style-name="Standard">Taj: yes Regina </text:p>
      <text:p text:style-name="Standard"/>
      <text:p text:style-name="Standard">Taj runs back to the remainder of the army and he begins to get them moving back to the Rebel base. </text:p>
      <text:p text:style-name="Standard"/>
      <text:p text:style-name="Standard"/>
      <text:p text:style-name="Standard">- GARRELL – REBEL BASE – NIGHT - </text:p>
      <text:p text:style-name="Standard"><text:s/></text:p>
      <text:p text:style-name="Standard"/>
      <text:p text:style-name="Standard">Wolffe: what is this new evil?</text:p>
      <text:p text:style-name="Standard"/>
      <text:p text:style-name="Standard">Ahsoka walks forward and closers her eyes, she raises her hand to the sky and she begins to see what villians are heading their direction. <text:s/></text:p>
      <text:p text:style-name="Standard"/>
      <text:p text:style-name="Standard">Ahsoka: I see, four ships, three Frigates, one Cruiser,</text:p>
      <text:p text:style-name="Standard">Gregor: what else do eyes lay upon?</text:p>
      <text:p text:style-name="Standard">Ahsoka: The leader, he's......</text:p>
      <text:p text:style-name="Standard"/>
      <text:p text:style-name="Standard">Ahsoka's eyes open up wide and she instantly knows who the Imperials have sent to kill them. <text:s/></text:p>
      <text:p text:style-name="Standard"/>
      <text:p text:style-name="Standard">Ahsoka: their leader is Hienrich Hanz</text:p>
      <text:p text:style-name="Standard"/>
      <text:p text:style-name="Standard">Kalmowicz over hears the name of the new leader of the Imperial army, and he runs over to Ahsoka and the Clones. <text:s/></text:p>
      <text:p text:style-name="Standard"/>
      <text:p text:style-name="Standard">Kalmowicz: did you say Hanz?!</text:p>
      <text:p text:style-name="Standard">Ahsoka: he's here I can sense him</text:p>
      <text:p text:style-name="Standard">Kalmowicz: that fucking cunt!</text:p>
      <text:p text:style-name="Standard">Wolffe: who is this Hienrich Hanz?</text:p>
      <text:p text:style-name="Standard">Kalmowicz: he is the shit who killed my brother, claimed it necessity of law </text:p>
      <text:p text:style-name="Standard">Ahsoka: a lie, to instill his belief of supermacy </text:p>
      <text:p text:style-name="Standard">Kalmowicz: I would have that cock (30) sucker's life upon a day!</text:p>
      <text:p text:style-name="Standard"/>
      <text:p text:style-name="Standard">Kalmowicz then loads his shotgun and cocks his weapon. <text:s/>He begins to walk but he is stopped by Ahsoka. <text:s/></text:p>
      <text:p text:style-name="Standard"/>
      <text:p text:style-name="Standard">Ahsoka: stick to my commands, and live to see it so</text:p>
      <text:p text:style-name="Standard"/>
      <text:p text:style-name="Standard">Kalmowicz nods and he lowers his gun, Ahsoka then motions all of her soldiers to vacate the spaceport. <text:s/>The Rebel army hurries through the streets of Garrell's capital city, and soon Ahsoka gets all of her soldiers behind the gates of the rebel base, but she remains for a moment. <text:s/>She looks into the sky and <text:soft-page-break/>she squints at the clouds and soon she walks back into the base and closes the gates behind her. <text:s/>All of the rebel soldiers are running around in a hectic mannor, as if their doom is soon upon them, Ahsoka looks around to see the soldiers in a frenzy. <text:s/></text:p>
      <text:p text:style-name="Standard"/>
      <text:p text:style-name="Standard">Ahsoka: soldiers! Calm yourselves!!</text:p>
      <text:p text:style-name="Standard"/>
      <text:p text:style-name="Standard">All the Rebel soldier halt their frenzy and Kalmowicz walks up to Ahsoka to question her request. <text:s/></text:p>
      <text:p text:style-name="Standard"/>
      <text:p text:style-name="Standard">Kalmowicz: you ask us to lower guard, we must press attack at soonest opportunity</text:p>
      <text:p text:style-name="Standard">Ahsoka: they do intend to land in the capital</text:p>
      <text:p text:style-name="Standard"/>
      <text:p text:style-name="Standard">The Rebels all see the Imperial ships commanded by this Hienrich Hanz fly over the capital city and head towards another city on another part of the planet. <text:s/>All the Rebels, except Ahsoka, are surprised that the Imperials are not attacking the Rebel base. <text:s/></text:p>
      <text:p text:style-name="Standard"/>
      <text:p text:style-name="Standard">Gregor: the fates hold you privy to the future now do they?</text:p>
      <text:p text:style-name="Standard">Ahsoka: I am unfortunatly familiar with these tactics when I fought for the Republic,</text:p>
      <text:p text:style-name="Standard">Kalmowicz: they could wipe us out with a single attack, why pause short of blood?</text:p>
      <text:p text:style-name="Standard">Ahsoka: they may have a different target</text:p>
      <text:p text:style-name="Standard"/>
      <text:p text:style-name="Standard">The Rebel leaders all meet at the tent in the middle of the base. <text:s/>Ahsoka walks up to the holo-table but she pulls out an old map from the Jedi Temple and throws it on the table. <text:s/>The map displays the region of the planet with all the near by cities including the capital, in which Ahsoka places a stone with the symbol of Pheonix Squadron. <text:s/>All the rebels look at the map and they all try to look where these new enemies would land their troopers. <text:s/>Then Ahsoka looks over the map and she moves her hand across a number of smaller cities, Kalmowicz then grabs a stone from the desk in the tent and he lays it down on a small city titled on the map as URBUS JUDEA. <text:s/></text:p>
      <text:p text:style-name="Standard"/>
      <text:p text:style-name="Standard">Kalmowicz: here this is where they will attack</text:p>
      <text:p text:style-name="Standard">Gregor: how can you be so sure </text:p>
      <text:p text:style-name="Standard">Kalmowicz: Hanz hates Judeans, everywhere he has gone, every planet he has been in control of, he kills everyone who holds my blood </text:p>
      <text:p text:style-name="Standard">Ahsoka: as it was when the Zygarrians persecuted my people on Kiros, </text:p>
      <text:p text:style-name="Standard">Wolffe: are we sure of this, we do not want to fall into a trap</text:p>
      <text:p text:style-name="Standard">Ahsoka: we don't have to, Troy's insight gives us an advantage over Hanz,</text:p>
      <text:p text:style-name="Standard">Renner: what stands your plan</text:p>
      <text:p text:style-name="Standard">Ahsoka: we pretend to make a deal with Hanz, using Troy here as the bait </text:p>
      <text:p text:style-name="Standard">Kalmowicz: hold it here im not going into the jaws of the beast alone</text:p>
      <text:p text:style-name="Standard">Ahsoka: I not making you, Renner, choose two soldiers you trust, dress them in Imperial armor and have them make contact with Hanz</text:p>
      <text:p text:style-name="Standard">Renner: toward what end</text:p>
      <text:p text:style-name="Standard">Ahsoka: we tell Hanz that we have an offer, two prisoners captured in battle, Kalmowicz, and Me </text:p>
      <text:p text:style-name="Standard">Gregor and Wolffe: what?!</text:p>
      <text:p text:style-name="Standard">Cato: you would put yourself at risk,</text:p>
      <text:p text:style-name="Standard">Ahsoka: it's the only way Hanz will not suspect anything, if I am seen as detained his guard will be down</text:p>
      <text:p text:style-name="Standard">Renner: then we decend upon them with every soldier we have </text:p>
      <text:p text:style-name="Standard"><text:soft-page-break/>Ahsoka: no, Hanz would expect an attack like that </text:p>
      <text:p text:style-name="Standard">Ramona: so the plan is to leave you both to die</text:p>
      <text:p text:style-name="Standard">Ahsoka: (smirks) how long have all of you known me, do you really think I would let anything happen, I have done this before, on many occasions</text:p>
      <text:p text:style-name="Standard">Gregor: the Imperials would have studdied your tactics, I would expect wieghted security </text:p>
      <text:p text:style-name="Standard">Kalmowicz: this is risky, if it fails Hanz will kill both of us </text:p>
      <text:p text:style-name="Standard">Ahsoka: he would not risk it, were too valuable to the Imperials to be killed from errent wrath </text:p>
      <text:p text:style-name="Standard">Renner: I don't like it either, yet it may be the only way we can best them, their numbers far out match our own</text:p>
      <text:p text:style-name="Standard">Cato: very well, I agree to the plan</text:p>
      <text:p text:style-name="Standard">Gregor: as do I</text:p>
      <text:p text:style-name="Standard">Wolffe: me too</text:p>
      <text:p text:style-name="Standard">Ramona: come back alive you two</text:p>
      <text:p text:style-name="Standard">Ahsoka: ok then, this plan will be very dangerous, and it will take all of you follwing command </text:p>
      <text:p text:style-name="Standard">Kalmowicz: small chance of victory with a side of the possibly of getting gassed, what's not to love </text:p>
      <text:p text:style-name="Standard">Ahsoka: ok everyone, this is how we'll do this, Renner summon Taj and Novak, they will play our Imperials,</text:p>
      <text:p text:style-name="Standard">Renner: it will be done Sokes</text:p>
      <text:p text:style-name="Standard">Ahsoka: once we gain access to Hanz' base, the two fake stormtroopers will present our enemy with a gift of peace, Kalmowicz and me</text:p>
      <text:p text:style-name="Standard">Cato: and when the Imperials bring you and Kalmowicz to your cells, what then</text:p>
      <text:p text:style-name="Standard">Ahsoka: i'll break out, free Kalmo and then we will capture Hanz</text:p>
      <text:p text:style-name="Standard">Renner: how will you sneak their leader out of encampment </text:p>
      <text:p text:style-name="Standard">Ahsoka: with the help of his prisoners, with them we will defeat Hanz and add soldiers to our rank in one fell swoop</text:p>
      <text:p text:style-name="Standard">Rex: be careful Ahsoka, I do not wish to lose you again</text:p>
      <text:p text:style-name="Standard">Ahsoka: (places hand on Rex' shoulder) I will be fine, trust in the force Rex</text:p>
      <text:p text:style-name="Standard">Rex: (nods) I will await your arrival </text:p>
      <text:p text:style-name="Standard"/>
      <text:p text:style-name="Standard">Ahsoka nods and then she places her hand back to her side. <text:s/>Ahsoka then looks around at some of the male Generals in the room and see that Renner and Kalmowicz has stern looks on their face. <text:s/>It seems that the men are jealous of Rex' favor with Ahsoka, all but making him a target in his own ranks. <text:s/>Ahsoka looks at the two generals and then they look to the ground. <text:s/></text:p>
      <text:p text:style-name="Standard"/>
      <text:p text:style-name="Standard">Ahsoka: everyone know the plan</text:p>
      <text:p text:style-name="Standard"/>
      <text:p text:style-name="Standard">The Rebel Generals nod. <text:s/></text:p>
      <text:p text:style-name="Standard"/>
      <text:p text:style-name="Standard">Ahsoka: (smacks the table) see it done </text:p>
      <text:p text:style-name="Standard"/>
      <text:p text:style-name="Standard">The Rebel generals leave the tent and then Ahsoka remains for a moment. <text:s/>She looks at the map for a moment and then Kanan walks into the tent. <text:s/></text:p>
      <text:p text:style-name="Standard"/>
      <text:p text:style-name="Standard">Kanan: is that a map from Jedi Archives </text:p>
      <text:p text:style-name="Standard">Ahsoka: before the Empire destroyed the Jedi Temple, Typhon and I were able to gather a few of these old maps, </text:p>
      <text:p text:style-name="Standard">Kanan: and the advantage of old intel?</text:p>
      <text:p text:style-name="Standard"><text:soft-page-break/>Ahsoka: we now know the location of this new enemy</text:p>
      <text:p text:style-name="Standard">Kanan: Hanz?</text:p>
      <text:p text:style-name="Standard">Ahsoka: you sensed him too </text:p>
      <text:p text:style-name="Standard">Kanan: yeah, his evil was hard to ignore</text:p>
      <text:p text:style-name="Standard">Ahsoka: im sure you know the plan,</text:p>
      <text:p text:style-name="Standard">Kanan: I heard the last of it, you intend on entering the jaws of death </text:p>
      <text:p text:style-name="Standard">Ahsoka: It is the only way to not risk the entire army on a siege </text:p>
      <text:p text:style-name="Standard">Kanan: I understand your intent, yet Kalmowicz, are you sure he can keep his cool, </text:p>
      <text:p text:style-name="Standard">Ahsoka: he will, </text:p>
      <text:p text:style-name="Standard">Kanan: I would not place my trust in him </text:p>
      <text:p text:style-name="Standard">Ahsoka: place faith in me, if Kalmo falters he will see vengeance forever denied, I do not think him able to risk that </text:p>
      <text:p text:style-name="Standard">Kanan: be careful Tano, </text:p>
      <text:p text:style-name="Standard"/>
      <text:p text:style-name="Standard">Ahsoka nods and then she exits the tent to see her soldiers setting up for this elaborate plan that could in fact shape the fortunes of the war to the rebel side. <text:s/>Ahsoka then walks up to Taj and Novak, the two rebels wearing Stormtrooper armor, sans their helmets. <text:s/>Ahsoka then nods as she passes the two soldiers and they respond in kind, then Kalmowicz walks up to Ahsoka. <text:s/></text:p>
      <text:p text:style-name="Standard"/>
      <text:p text:style-name="Standard">Kalmowicz: the men are prepared, shit Ahsoka, I hope you know what your doing</text:p>
      <text:p text:style-name="Standard">Ahsoka: I have done this plenty of times Kalmo, save your remarks until after we capture Hanz</text:p>
      <text:p text:style-name="Standard">Taj: this mission will be a wash, if your weapons are discovered, </text:p>
      <text:p text:style-name="Standard">Ahsoka: very well,</text:p>
      <text:p text:style-name="Standard"/>
      <text:p text:style-name="Standard">Ahsoka hands her lightsabers to Rex as he passes by. <text:s/></text:p>
      <text:p text:style-name="Standard"/>
      <text:p text:style-name="Standard">Ahsoka: when we arrive at the city say no words unless ordered to do so</text:p>
      <text:p text:style-name="Standard">Novak: you got it, troopers only follow orders </text:p>
      <text:p text:style-name="Standard">Kalmowicz: the Krauts will place us in different cells, </text:p>
      <text:p text:style-name="Standard">Ahsoka: activate your homing becon when you are alone, I will find you </text:p>
      <text:p text:style-name="Standard">Taj: alright you two, it's time </text:p>
      <text:p text:style-name="Standard"/>
      <text:p text:style-name="Standard">Ahsoka nods and then she places her hands behind her back, Taj walks over and ties her hands together with rope. <text:s/>Novak does the same with Kalmowicz, then Taj and Novak escort their generals into a Imperial speeder with a cell at the rear of the craft. <text:s/>Taj and Novak then start up the imperial speeder and they head for the location given to them from the maps, soon Kalmowicz begins to get uneasy and he begins to move around. <text:s/></text:p>
      <text:p text:style-name="Standard"/>
      <text:p text:style-name="Standard"/>
      <text:p text:style-name="Standard">- GARRELL – FIELD OF JUNO – NIGHT - </text:p>
      <text:p text:style-name="Standard"/>
      <text:p text:style-name="Standard"/>
      <text:p text:style-name="Standard">Ahsoka: calm yourself</text:p>
      <text:p text:style-name="Standard">Kalmowicz: there going to burn me I fucking know it </text:p>
      <text:p text:style-name="Standard">Ahsoka: stick to the plan, and they will not live long enough to see that done </text:p>
      <text:p text:style-name="Standard">Kalmowicz: I hope your right about this Ahsoka</text:p>
      <text:p text:style-name="Standard"/>
      <text:p text:style-name="Standard"><text:soft-page-break/>The Speeder soon comes to a halt and Novak walks out of the speeder and walks to the cell doors, he opens the back of the speeder and places bags over the heads of the prisoners. <text:s/>The two rebels then escort their package to the wooden gates of a small town, two soldiers dressed in Waffen SS uniforms wearing gas masks exit the base. <text:s/></text:p>
      <text:p text:style-name="Standard"/>
      <text:p text:style-name="Standard">Waffen Trooper: state business inside walls</text:p>
      <text:p text:style-name="Standard">Novak: we have captured two rebel prisoners, they are a gift from Bada Tun </text:p>
      <text:p text:style-name="Standard">Trooper: (peers at prisoners) I have no use for men </text:p>
      <text:p text:style-name="Standard">Taj: lucky for you we only bring one </text:p>
      <text:p text:style-name="Standard">Trooper: (laughs) very well, see these shits to Herr Hanz </text:p>
      <text:p text:style-name="Standard"/>
      <text:p text:style-name="Standard"/>
      <text:p text:style-name="Standard">- GARRELL – URBUS JUDEA – NIGHT - </text:p>
      <text:p text:style-name="Standard"/>
      <text:p text:style-name="Standard"/>
      <text:p text:style-name="Standard">Taj and Novak enter the town to see the atrocities being commited by the Waffen Troopers. <text:s/>There are piles of bodies in the edges of the city stacked to the top of the walls, all the bodies are of the old males in this settlement, the younger men are working around the city doing menail tasks and objectives that would count as slave labor. <text:s/>One Soldier is seen tossing a woman back into a cattle car and they slam the doors locking them from the outside. <text:s/>Taj and Novak are disgusted with the sight by the time the reach the main office building in the middle of the city, once they enter they see a man in a decorated officer's uniform at a table drinking brandy smoking a lucky strike cigarette. <text:s/>This man stands up, then Taj and Novak push both prisoners to their knees. <text:s/></text:p>
      <text:p text:style-name="Standard"/>
      <text:p text:style-name="Standard">Hanz: I am Hienrich Hanz, Grand Inquisitor of the Empire, what news do you bring</text:p>
      <text:p text:style-name="Standard">Novak: troubling news sir, the rebels have defeated the army of Titus Varus, leaving you in command </text:p>
      <text:p text:style-name="Standard">Hanz: it does not seem troubling at all</text:p>
      <text:p text:style-name="Standard">Taj: The Slum Lord Bada Tun wishes to make arrangment, he hopes his offereings (points to the prisoners) can be compensation </text:p>
      <text:p text:style-name="Standard">Hanz: discern them from fucking sight, I have no need for more workers </text:p>
      <text:p text:style-name="Standard">Taj: maybe you should lift vail and see if you need these “workers”</text:p>
      <text:p text:style-name="Standard"/>
      <text:p text:style-name="Standard">Hanz, noy interested in this claim lifts off one of the bags and it shows to be Kalmowicz. </text:p>
      <text:p text:style-name="Standard"/>
      <text:p text:style-name="Standard">Hanz: Troy Kalmowicz, (laughs) come to join your people have you?</text:p>
      <text:p text:style-name="Standard"/>
      <text:p text:style-name="Standard">Kalmowicz remains silent. <text:s/></text:p>
      <text:p text:style-name="Standard"/>
      <text:p text:style-name="Standard">Hanz: (laughs) always the quiet one, after I slaughtered his brother, and who do we have behind door number two</text:p>
      <text:p text:style-name="Standard"/>
      <text:p text:style-name="Standard">Hanz ripps of the second bag and he instantly takes a step back, he is shocked who he is laying eyes upon Ahsoka Tano herself. <text:s/></text:p>
      <text:p text:style-name="Standard"/>
      <text:p text:style-name="Standard">Hanz: WELL! I was not expeting this, the Jedi Assassin in my work camp </text:p>
      <text:p text:style-name="Standard">Ahsoka: You must be Hanz</text:p>
      <text:p text:style-name="Standard">Hanz: the force has guided you well young one, yet in my camp, My word will be the only thing you <text:soft-page-break/>will follow </text:p>
      <text:p text:style-name="Standard">Kalmowicz: we will never heel to your word</text:p>
      <text:p text:style-name="Standard"/>
      <text:p text:style-name="Standard">Hanz walks over to Kalmowicz, then he sniffs his prisoner as if Hanz is a giant dog. <text:s/></text:p>
      <text:p text:style-name="Standard"/>
      <text:p text:style-name="Standard">Hanz: you smell Troy, perhaps you should visit my shower (laughs) take him to the cell block</text:p>
      <text:p text:style-name="Standard"/>
      <text:p text:style-name="Standard">Two Waffen Troopers grab Kalmowicz and they take him out of the room. <text:s/></text:p>
      <text:p text:style-name="Standard"/>
      <text:p text:style-name="Standard">Hanz: (clears his throat) now, there is complication with what to do with you, as you know all the women in my camp have been sent to the cattle cars, for anytime my soldiers need....amusment</text:p>
      <text:p text:style-name="Standard"/>
      <text:p text:style-name="Standard">Ahsoka does not say anything, she continues to look on the ground without making any eye contact with her soldiers or Hanz himself. <text:s/>Then Hanz grabs Ahsoka's chin and forces her to look at him. </text:p>
      <text:p text:style-name="Standard"/>
      <text:p text:style-name="Standard">Hanz: you are a prized target of the Emperor, he will pay handsomely to see you dead, more if you were returned alive, (laughs) it does not mean we cannot have a little fun, (snaps his fingers)</text:p>
      <text:p text:style-name="Standard"/>
      <text:p text:style-name="Standard">Two more Waffen Troopers walk into the room and grab Ahsoka's arms lifting her to her feet. <text:s/></text:p>
      <text:p text:style-name="Standard"/>
      <text:p text:style-name="Standard">Hanz: see her prepared for tonight, she is to be my personal pet, she will get a viewing on the exicutions of the Judean males and her trusted friend Troy Kalmowicz</text:p>
      <text:p text:style-name="Standard">Trooper: what of the Jude, shall I gas him</text:p>
      <text:p text:style-name="Standard">Hanz: no, see him to a real shower, it will rattle his nerves before I strike them permanently </text:p>
      <text:p text:style-name="Standard">Trooper: yes sir, </text:p>
      <text:p text:style-name="Standard"/>
      <text:p text:style-name="Standard">The two troopers walk Ahsoka out of the room and then they take her to another part of the camp where she sees many women being escorted out of, this place is a large hotel at the back of the complex, all Ahsoka can hear is the screams of horror from other women inside the establishment. <text:s/>The Two Waffen Troopers push open the doors and lead Ahsoka into the hotel turned Brothel, she sees all kinds of roucous actions, drunk Waffen soldiers pouring beer on each other, harrassing the female slaves serving them. <text:s/>One soldier grabs a slave and takes them into a back room while the other soldiers cheer him on, then the Waffen Troopers push Ahsoka forward and march her upstairs and down a dark corridor. <text:s/>All Ahsoka can see is the lighting on the inside of the doors and the blood spattered on the floor, soon the Waffen troopers get to a room at the end of the hall, one Trooper pulls a set of keys from his belt and he opens the door in front of them, inside this room is one king sized bed with blood all over the sheets and floor. <text:s/>The Troopers push Ahsoka inside the room and then they untie her hands, one of the troopers hand-cuffs one of Ahsoka's wrists to the metal head board of the bed in the room, then both Troopers begin to leave the room, one of them, making a comment as he leaves. <text:s/></text:p>
      <text:p text:style-name="Standard"/>
      <text:p text:style-name="Standard">Trooper: your first customer will be here shortly (laughs)</text:p>
      <text:p text:style-name="Standard"/>
      <text:p text:style-name="Standard">As soon as the close the door and lock it behind them, Ahsoka quickly reachs to the back of her belt and she pulls a knife from the waist band of her leggings. <text:s/>She then sticks the knife in the key hole of the handcuffs and soon the cuffs are broken off freeing Ahsoka from her bonds, she then presses a button on her com-link letting Kalmowicz know she has broken free. <text:s/>Ahsoka then hears the sounds of keys unlocking the room she is in, Ahsoka quickly hides in the bathroom right near the door, as soon as <text:soft-page-break/>the door opens Ahsoka hides in the shadows until her target would enter the room. <text:s/>A Waffen trooper enters the room alone and he drops his pants instantly. <text:s/></text:p>
      <text:p text:style-name="Standard"/>
      <text:p text:style-name="Standard">Trooper: who's ready for a stabbin?</text:p>
      <text:p text:style-name="Standard"><text:line-break/>Ahsoka then stabs this trooper in the neck as he walks in, giving the Waffen Trooper no time to close the door, the trooper tries to grab the knife from Ahsoka's hands but she rips the knife out of the wound and she slashes the trooper's throat. <text:s/>Ahsoka then takes the soldier's gun, an MP-40, and the keys from his belt. <text:s/>She then begins to slowly walk down out the door and down the hall, she is moving her feet quietly as not to distract anyone's attention, as she gets to the staircase she hears soldiers beginning to make their way up so Ahsoka runs to the other end of the hall and waits for her enemies to walk up the stairs. <text:s/>Soon Ahsoka sees three drunk Waffen Troopers stumbling up the stairs, she then goes to a prone position and she waits for the Troopers to mount the last stair. <text:s/>Once all three soldiers are on the same floor as Ahsoka, she squeezes the trigger and lets off 32 laser bolts killing all three soldiers, as soon as the other Waffen Troopers hear this they begin to scream out and gather their guns. <text:s/>Ahsoka then drops her gun and runs to the three fresh bodies, she grabs one of their MP-40's and dives on the ground at the top of the stairs and she begins to shoot the half drunk patrons of the brothel. <text:s/>These Waffen troopers, not expecting the attack, barely put up a fight and soon Ahsoka covers the room in laser bolts killing every hostile soldier on the bottom floor. <text:s/>Ahsoka gets up and rushes down stairs, she then hears more shouting from another room, she presses her back against the nearest wall and she then lowers to the floor. <text:s/>A Waffen Trooper then runs out to see the comotion and Ahsoka swipes out his legs with her gun and she fires the last shot into the Trooper's head. <text:s/>Ahsoka then grabs a new Magazine from the body she just layed to grass and reloads her gun, she then runs back up stairs and begins to unlock every single door in the hall allowing about 45 women to be free. <text:s/>All of these newly freed prisoners grab a gun from the Waffen bodies scattered all over the floor, Ahsoka then breaks open the front doors of the hotel with her force powers and then she leads the freed-women out of their prison cell and into a battle. <text:s/>The prisoners begin to shoot at any Waffen Trooper they can lay their sights on, Ahsoka then leads her new allies to the prisoner barracks, she then kicks open the door off one and see a Waffen Trooper, she shoots him twice and this kills him. <text:s/>The Prisoners here are shocked to see that salvation is here for them. <text:s/></text:p>
      <text:p text:style-name="Standard"/>
      <text:p text:style-name="Standard">Ahsoka: get his weapon and see your brothers free </text:p>
      <text:p text:style-name="Standard"/>
      <text:p text:style-name="Standard">The Prisoners instantly get up out of their bunks and begin to start a full prison riot against the Waffen Troopers. <text:s/>Ahsoka then runs out of one of the barracks buildings and she leads the prisoners to the command center where the bulk of the Waffen Troopers are held up, as soon as Ahsoka and the prisoners get close, the Waffen Troopers begin firing a heavy machine gun to halt the advance. <text:s/>Ahsoka orders her allies to find cover as she began to think of a new strategy, soon she hears a sound in the distance in front of her, the sound of screaming and hollering, a sound that could only be made by the Rebel Army. <text:s/>The Rebel army, being led by Rex and Renner is charging down into the gates of the town and killing any Waffen Trooper that tries to get in their way, one Trooper tries to fight Rex in hand to hand combat, but Rex punches this trooper and cuts off his head with Crassus' steel sword. <text:s/>Rex then pushes the remainder of the Waffen Troopers to the small position they have at the command center, Renner and Rex rejoin Ahsoka, Rex returning her weapons. <text:s/></text:p>
      <text:p text:style-name="Standard"/>
      <text:p text:style-name="Standard">Ahsoka: hold the line here, i'm going to get Kalmo back </text:p>
      <text:p text:style-name="Standard">Renner: be quick I want to capture this guy</text:p>
      <text:p text:style-name="Standard"><text:soft-page-break/></text:p>
      <text:p text:style-name="Standard">Ahsoka then runs towards a large factory at the edge of the town and she looks through a window near the ground, she sees that Kalmowicz is getting worked over in the basement by two blonde haired Waffen officers. <text:s/>Ahsoka then rushes into the doors of the factory and heads down the stairs into the basement and she gets right outside the door leading into the same room Kalmowicz was being held. <text:s/>Inside the room, Ahsoka can here the conversation. <text:s/></text:p>
      <text:p text:style-name="Standard"/>
      <text:p text:style-name="Standard">Kalmowicz: are you two Aryans done yet cuz im getting tired </text:p>
      <text:p text:style-name="Standard"/>
      <text:p text:style-name="Standard">The Waffen officer punches Kalmowicz in the face, Kalmowicz then spits blood onto the ground. <text:s/></text:p>
      <text:p text:style-name="Standard"/>
      <text:p text:style-name="Standard">Kalmowicz: hey Fredrich, if you see Himler can you tell him his great Grandmother was trying to beat me up </text:p>
      <text:p text:style-name="Standard"/>
      <text:p text:style-name="Standard">The Officer smiles and just as he raises his hand. <text:s/>Ahsoka turns the corner and shoots both of the officers, killing them. <text:s/></text:p>
      <text:p text:style-name="Standard"/>
      <text:p text:style-name="Standard">Kalmowicz: took your ass long enough</text:p>
      <text:p text:style-name="Standard">Ahsoka: I had to start a riot, </text:p>
      <text:p text:style-name="Standard"/>
      <text:p text:style-name="Standard">Ahsoka walks over and begins to untie Kalmowicz from his chair. <text:s/></text:p>
      <text:p text:style-name="Standard"/>
      <text:p text:style-name="Standard">Kalmowicz: that wasn't part of fucking plan, </text:p>
      <text:p text:style-name="Standard">Ahsoka: the plan changed, </text:p>
      <text:p text:style-name="Standard"/>
      <text:p text:style-name="Standard">Ahsoka unties the last of the ropes and then she hands Kalmowicz her gun, she then leads him out of the factory basement and onto the battlefield to rejoin the rebel army. <text:s/>Once Ahsoka gets back to Rex and Renner with Kalmowicz, Ahsoka then jumps from cover draws her lightsabers and leads the charge for the rebel army. <text:s/>As the rest of the rebels follow, the Waffen Troopers then charge at the rebels allowing Ahsoka to get close enough for close quarters combat, the first Waffen trooper that gets close to her, Ahsoka kills with one strike across the chest. <text:s/>Ahsoka blocks a few laser bolts from the Heavy Machine gun and then she jumps into the air over to the emplacement of the giant weapon itself, She then strikes down all of the Waffen troopers manning this turret, she then turns her attention to the main officer, towards Hanz himself. <text:s/>Ahsoka jumps down from the gun emplacement and she kills two more Waffen Troopers with a few strikes, then Ahsoka is confronted by an officer who is seven feet tall, this Waffen trooper draws two bayonettes. <text:s/>Ahsoka then begins to size up this giant, then the Waffen Officer Runs at Ahsoka but Ahsoka moves out of the way and she slashes the officer in the back with her saber. <text:s/>The officer then turns around and the two begin to circle again, Ahsoka makes two quick strikes and cuts both of the officers weapons in half. <text:s/>The officer then throws his damaged weapons to the ground and raises his fists to continue the fight, Ahsoka then holsters her lightsabers and raises her hands to a fighting stance as well. <text:s/>The Officer smiles and then he tries to attack, yet Ahsoka blocks every punch attempt from her opponent, Ahsoka then ducks under another attack and gives the officer two jabs in the stomach causing him to fall back. <text:s/>The Waffen Officer then swings another right hook towards Ahsoka and she ducks under the attack again and connects her fist against the officer's jaw causing the officer to lose a few teeth. <text:s/>The Officer spits blood and a few teeth on the ground and then spits blood in Ahsoka's face, this disorients her for a second and the Waffen Officer charges at Ahsoka again, The officer tackles Ahsoka to the ground and draws a knife and attempts to stab Ahsoka in the eye, but she <text:soft-page-break/>stops his attack. <text:s/>Ahsoka then draws her own knife and stabs the officer in the side of his body, this forces the officer to drop his knife and Ahsoka punches this officer in the face twice knocking him off of her. <text:s/>Ahsoka then gets to her feet and kicks the officer in the stomach causing the officer to roll over to his back while on the ground. <text:s/>Ahsoka then quickly draws one of her and stabs the officer on the ground and this kills the officer and then Ahsoka looks towards the battlefield to see her soldiers are winning their personal fights. <text:s/>Ahsoka then rams her lightsaber into the door of the command center and she begins to cut a large hole in the door negating any attempt to bar the enterence of the command center. <text:s/>Hanz' soldiers are all pointing their guns at the door as Ahsoka is cutting through the metal, the bright white blade protuding from the steel doors burning an image of fear into the Waffen Troopers. <text:s/>As soon as the door is fully destroyed and the slab of metal hits the floor, the Waffen Troopers open fire on the small opening only to have all their fire deflected back at them killing all the villians in the room except one soldier who had their knee shot out. <text:s/>The Rebel army, beginning with Kalmowicz rushes into the command center. <text:s/>Kalmowicz grabs the wounded Waffen Trooper and sticks his knife into the laser wound of this trooper. <text:s/></text:p>
      <text:p text:style-name="Standard"/>
      <text:p text:style-name="Standard">Kalmowicz: where is your commander now!</text:p>
      <text:p text:style-name="Standard">Trooper: fuck yourself! (coughs) im already dead rebel cunt</text:p>
      <text:p text:style-name="Standard">Kalmowicz: (laughs) really </text:p>
      <text:p text:style-name="Standard"/>
      <text:p text:style-name="Standard">Kalmowicz then draws a pistol and then he shoots out the trooper's other knee causing the Waffen Trooper to scream in pain. <text:s/></text:p>
      <text:p text:style-name="Standard"/>
      <text:p text:style-name="Standard">Kalmowicz: answer my question Kraut, and I will ease your passing!</text:p>
      <text:p text:style-name="Standard">Trooper: he's...Gone (coughs) he escaped right after queen bitch destroyed the brothel, by now he has returned to Germania (coughs) to see you dead!</text:p>
      <text:p text:style-name="Standard"/>
      <text:p text:style-name="Standard">The Waffen Trooper is then shot in the head with a laser bolt from Ahsoka's pistol, she lowers the gun and places it back in it's holster. </text:p>
      <text:p text:style-name="Standard"/>
      <text:p text:style-name="Standard">Ahsoka: the man held no worth, his words carry the truth, I do not sense Hanz on this system anymore</text:p>
      <text:p text:style-name="Standard">Renner: then where the hell has he gone </text:p>
      <text:p text:style-name="Standard">Kalmowicz: you heard the Jerry, Hanz has gone to Germania</text:p>
      <text:p text:style-name="Standard">Renner: seriously dude, where do you come up with these terms</text:p>
      <text:p text:style-name="Standard">Ahsoka: not that it matters, we should make preparations to leave Garrell </text:p>
      <text:p text:style-name="Standard">Kalmowicz: I will set Rex to task, Renner lets leave this shit hole</text:p>
      <text:p text:style-name="Standard"/>
      <text:p text:style-name="Standard">Ahsoka, Kalmowicz and Renner all exit the command center and they see the freed prisoners are all standing before the three rebel leaders. <text:s/>All of the prisoners raise their weapons and cheer for their liberators, the rebel army then joins in the praise of their commanders to fully exemplify the pride of this victory. <text:s/>The rebel army, now weighted with the addition of all the surviving prisoners, begin to march back to the Rebel base.</text:p>
      <text:p text:style-name="Standard"/>
      <text:p text:style-name="Standard"/>
      <text:p text:style-name="Standard">- GARRELL – REBEL BASE – NIGHT - </text:p>
      <text:p text:style-name="Standard"/>
      <text:p text:style-name="Standard"/>
      <text:p text:style-name="Standard">as they are marching near the gates of Garrell's capital city, the Ghosts open the gates of the city for <text:soft-page-break/>Ahsoka and her army. <text:s/>Kanan and Ezra then lead the rebel army back to the base and then Kanan looks at Ahsoka. <text:s/>He motions his head in the direction of the battle tent at the middle of their base, Ahsoka then follows Kanan into the tent and once inside the tent Kanan lets out a deep breath. <text:s/></text:p>
      <text:p text:style-name="Standard"/>
      <text:p text:style-name="Standard">Kanan: Ahsoka, I need to tell you something</text:p>
      <text:p text:style-name="Standard">Ahsoka: what's wrong?</text:p>
      <text:p text:style-name="Standard">Kanan: I think were being followed, </text:p>
      <text:p text:style-name="Standard">Ahsoka: by who, the Sith?</text:p>
      <text:p text:style-name="Standard">Kanan: yeah, I think so, Zeb told me he discovered probe droids during our last mission </text:p>
      <text:p text:style-name="Standard">Ahsoka: shit, we must be careful in the days to come, more so with my absence </text:p>
      <text:p text:style-name="Standard">Kanan: Absence?</text:p>
      <text:p text:style-name="Standard">Ahsoka: The Inquisitor Hienrich Hanz has escaped to his home planet, and im taking the army to ensure his defeat </text:p>
      <text:p text:style-name="Standard">Kanan: you would leave the system undefended?</text:p>
      <text:p text:style-name="Standard">Ahsoka: only for a few weeks, I can leave a portion of the soldiers with you but to defeat Hanz I will need an army</text:p>
      <text:p text:style-name="Standard">Kanan: and if the Sith arrive before you return, what then? <text:s/>I had my hands full with Spurius, </text:p>
      <text:p text:style-name="Standard">Ahsoka: I will deal with the Sith, I just need you and the Ghosts to hold the base while were gone</text:p>
      <text:p text:style-name="Standard">Kanan: and this Vader, when will you tell of him</text:p>
      <text:p text:style-name="Standard">Ahsoka: in time, patience Kanan </text:p>
      <text:p text:style-name="Standard">Kanan: (sighs) very well, how many are you taking with you </text:p>
      <text:p text:style-name="Standard">Ahsoka: all the veterans and the pilots, you may keep a portion of the Naboo Guards but I need the bulk of them </text:p>
      <text:p text:style-name="Standard">Kanan: I will hold the base with 500 men, please return quickly </text:p>
      <text:p text:style-name="Standard">Ahsoka: (nods) when I return, we will deal with the Sith and all the legions that follow</text:p>
      <text:p text:style-name="Standard"/>
      <text:p text:style-name="Standard">Ahsoka leaves the tent and she heads to the barracks where all the soldiers are preparing their gear for a mission abroad. <text:s/>Ahsoka then pulls Serephos and Taj aside. <text:s/></text:p>
      <text:p text:style-name="Standard"/>
      <text:p text:style-name="Standard">Ahsoka: you two, I need you to fulfill a mission of greatest importance</text:p>
      <text:p text:style-name="Standard">Taj: you can count on us Regina </text:p>
      <text:p text:style-name="Standard">Ahsoka: I need you two to remain here with Kanan and a handful of the Naboo guards</text:p>
      <text:p text:style-name="Standard">Serephos: to what end?</text:p>
      <text:p text:style-name="Standard">Ahsoka: so that we do not lose the base when I return</text:p>
      <text:p text:style-name="Standard">Taj: you will be back</text:p>
      <text:p text:style-name="Standard">Ahsoka: in a few weeks, unseating a dictator may take some time </text:p>
      <text:p text:style-name="Standard">Taj: I would not be from your side</text:p>
      <text:p text:style-name="Standard">Ahsoka: I appreciate the gesture, yet I will need soldiers I trust to remain here,</text:p>
      <text:p text:style-name="Standard">Serephos: you have our loyalty Regina, return quickly, I do not like this idea of you leaving </text:p>
      <text:p text:style-name="Standard"/>
      <text:p text:style-name="Standard">Ahsoka nods and then returns to the heart of the barracks where she sees soldiers packing their bags and loading their weapons, Ahsoka then walks up to one of the former Judean Prisoners, they are tying their boots as Ahsoka approaches them, the Judean looks up at Ahsoka and he stops. <text:s/></text:p>
      <text:p text:style-name="Standard"/>
      <text:p text:style-name="Standard">Judean: what are your orders</text:p>
      <text:p text:style-name="Standard">Ahsoka: no orders soldier, just making sure you were ok</text:p>
      <text:p text:style-name="Standard">Judean: we were prisoners for a total of 24 hours, I do not know much beyond that </text:p>
      <text:p text:style-name="Standard"><text:soft-page-break/>Ahsoka: the Germanians, is this common from them </text:p>
      <text:p text:style-name="Standard">Judean: all too, the Germanian people have been at war with Judea for years, stretching back to the Clone Wars</text:p>
      <text:p text:style-name="Standard">Ahsoka: you fought in the Clone Wars?</text:p>
      <text:p text:style-name="Standard">Judean: like so many among us, yet we had to relocate once the Germanians stole our planet from us, they had been backed by the Empire <text:s/></text:p>
      <text:p text:style-name="Standard">Ahsoka: and now we take up arms against them </text:p>
      <text:p text:style-name="Standard">Judean: well over due, I would give all to see those shits to the afterlife </text:p>
      <text:p text:style-name="Standard">Ahsoka: then fight, and honor all those you have lost </text:p>
      <text:p text:style-name="Standard">Judean: (nods) you are not like most commanders, you seem to care about the army, more than yourself</text:p>
      <text:p text:style-name="Standard">Ahsoka: the Jedi are selfless, we concern ourselves with the needs of others </text:p>
      <text:p text:style-name="Standard">Judean: and who was there to deal with your needs</text:p>
      <text:p text:style-name="Standard">Ahsoka: (pauses) a story......for another time</text:p>
      <text:p text:style-name="Standard"/>
      <text:p text:style-name="Standard">Ahsoka walks away from the conversation holding back tears with all of her strength, she then exits the <text:s/>barracks as she is wiping her eyes dry. <text:s/>Ahsoka then walks to a set of tents where Renner and Kalmowicz reside and she takes a moment to think before she knocks on the side of the tent, knowing the sight she has witnessed previously from her Generals. <text:s/>Ahsoka then sighs and knocks on the metal pole with the hilt of her lightsaber and Renner opens the flaps of the tent. <text:s/></text:p>
      <text:p text:style-name="Standard"/>
      <text:p text:style-name="Standard">Renner: Ahsoka! C'mon in </text:p>
      <text:p text:style-name="Standard">Ahsoka: I haven't the time, I wish to see you prepared for our journey </text:p>
      <text:p text:style-name="Standard">Renner: Kalmo and I are packing as we speak, what causes your unrest </text:p>
      <text:p text:style-name="Standard">Ahsoka: I think the Sith are following us, well following the Ghosts </text:p>
      <text:p text:style-name="Standard">Kalmowicz: (from inside) fuck em!, they knew the risks of forming resistance </text:p>
      <text:p text:style-name="Standard">Ahsoka: but Vader does not send Inquisitors for Kanan and Hera, he sends them after me </text:p>
      <text:p text:style-name="Standard">Renner: then the Sith would have been after you, and why do you always think about this Jedi vs Sith battle, the war is between the Rebels and the Empire </text:p>
      <text:p text:style-name="Standard">Ahsoka: this war began because of the fall of the Jedi Order, and....i wish to honor all those who were taken from me </text:p>
      <text:p text:style-name="Standard">Kalmowicz: ya know, the Dark Side does not sound that bad, sloots and shots all day </text:p>
      <text:p text:style-name="Standard">Renner: you do that here</text:p>
      <text:p text:style-name="Standard">Kalmowicz: oh yeah</text:p>
      <text:p text:style-name="Standard"/>
      <text:p text:style-name="Standard">Renner and Kalmowicz begin to laugh out loud as Ahsoka simply rolls her eyes and continues the conversation. <text:s/></text:p>
      <text:p text:style-name="Standard"/>
      <text:p text:style-name="Standard">Ahsoka: if this is true, we need to deal with Hanz in record time, if we do not, we may lose Garrell </text:p>
      <text:p text:style-name="Standard">Renner: we will preare ourselves for a quick campaign, pray it does not stretch into winter </text:p>
      <text:p text:style-name="Standard">Ahsoka: when you are ready, see to the army,</text:p>
      <text:p text:style-name="Standard">Kalmowicz: what are you going to do</text:p>
      <text:p text:style-name="Standard">Ahsoka: I have to prepare in my own way </text:p>
      <text:p text:style-name="Standard">Renner: you could always join us, we have a pretty fun ritual before battle </text:p>
      <text:p text:style-name="Standard">Ahsoka: I want nothing to do with your raunchy games Renner </text:p>
      <text:p text:style-name="Standard">Kalmowicz: c'mon Sokes, when's the last time we got drunk, just us, ya know the core group </text:p>
      <text:p text:style-name="Standard">Ahsoka: 2 years, 6 months and 27 days </text:p>
      <text:p text:style-name="Standard">Renner: (counts on his hand) that's....that's right</text:p>
      <text:p text:style-name="Standard"><text:soft-page-break/>Kalmowicz: just one blunt please </text:p>
      <text:p text:style-name="Standard"/>
      <text:p text:style-name="Standard">The two Generals begin to look at Ahsoka with Puppy dog eyes, their glossy gaze piercing into the heart of Ahsoka. <text:s/>Knowing she would have to keep moral high, Ahsoka sighs and motions her hand towards the tent. <text:s/></text:p>
      <text:p text:style-name="Standard"/>
      <text:p text:style-name="Standard">Renner: fuck yes!</text:p>
      <text:p text:style-name="Standard">Kalmowicz: i'll roll the blunt </text:p>
      <text:p text:style-name="Standard">Ahsoka: just a smoke and a few drinks, I have work to do</text:p>
      <text:p text:style-name="Standard"/>
      <text:p text:style-name="Standard">Ahsoka enters Renner and Kalmowicz' tent, she sits down on one of the cots in the large space the two have set out, Kalmowicz breaks out a cigar and a plastic bag filled to the brim with weed, he takes out a few nugs and he begins to roll. <text:s/>Renner then pours three cups of Sesti Wine, a high quality wine, and he <text:s/>hands one to Kalmowicz and the other to Ahsoka. <text:s/>Ahsoka smells the wine from her cup and even mixes it with her finger to test it for toxins, when she finds none she sips the wine from her cup. <text:s/>Ahsoka instantly remembers that Luminara Undulli's favorite wine was this exact flavor and she then giggles while drinking it also remembering her old friend Barriss Offee was fond of this wine as well. <text:s/>Once Kalmowicz finishes his attempt at rolling a blunt, the product is better than everyone expected, even Renner has to make an outragious comment. <text:s/></text:p>
      <text:p text:style-name="Standard"/>
      <text:p text:style-name="Standard">Renner: (inspecting the blunt) damn dude, four months ago you rolled a fatty looser than a Vietnamese Hooker </text:p>
      <text:p text:style-name="Standard">Kalmowicz: can we just smoke it dude!</text:p>
      <text:p text:style-name="Standard"/>
      <text:p text:style-name="Standard">Ahsoka pulls a lighter from her pocket but Renner tells his comrade to put the lighter away, then Renner's eyes fix on Ahsoka's lightsabers, Ahsoka then draws one of her sabers and she ignights the weapon as well as the blunt, making Renner and Kalmowicz scream in awe in the process. <text:s/>Once the blunt has been started, Ahsoka holsters her lightsaber and the three leaders begin to discuss their plans once they arrive at their next destination. <text:s/></text:p>
      <text:p text:style-name="Standard"/>
      <text:p text:style-name="Standard">Ahsoka: once we get to Judea, we will have to use Kalmo's connections to get more soldiers </text:p>
      <text:p text:style-name="Standard">Kalmowicz: (coughing) what makes you think they would listen to me?</text:p>
      <text:p text:style-name="Standard">Ahsoka: (grabs the blunt) because, (takes a hit) it has worked every time in the past</text:p>
      <text:p text:style-name="Standard"/>
      <text:p text:style-name="Standard">Ahsoka blows out the smoke without coughing. <text:s/></text:p>
      <text:p text:style-name="Standard"/>
      <text:p text:style-name="Standard">Renner: and if Kalmo is able to secure us an army?</text:p>
      <text:p text:style-name="Standard">Ahsoka: then we invade Germania </text:p>
      <text:p text:style-name="Standard">Kalmowicz: your serious, your going to blatantly invade a planet backed by the Empire</text:p>
      <text:p text:style-name="Standard">Ahsoka: In doing so all the Imperials will be alarmed and sent to Germania, we will be long gone by the time they arrive </text:p>
      <text:p text:style-name="Standard">Renner: I'm sure you have a plan </text:p>
      <text:p text:style-name="Standard">Ahsoka: one begins to take shape, yet it would require us to gain a foothold in Germania, a beach-head to begin all our opperations</text:p>
      <text:p text:style-name="Standard">Kalmowicz: if memory serves, there is a blockade outside Germania, the Empire would have fortifyed position if Hanz made it there </text:p>
      <text:p text:style-name="Standard">Ahsoka: then we attack with the armies of Judea, you said so yourself the two systems have been at war </text:p>
      <text:p text:style-name="Standard"><text:soft-page-break/>Kalmowicz: not when the Germanians had backing of the fucking Empire</text:p>
      <text:p text:style-name="Standard">Ahsoka: now your people have the backing of the rebellion (blows out smoke from the blunt)</text:p>
      <text:p text:style-name="Standard">Renner: (takes the blunt from Ahsoka) if this works, we will have the Imperials and Germanians looking for blood</text:p>
      <text:p text:style-name="Standard">Ahsoka: the Judeans will hold Germania when we depart</text:p>
      <text:p text:style-name="Standard">Kalmowicz: you have most of this thought of don't you?</text:p>
      <text:p text:style-name="Standard">Ahsoka: I have been planning this ever since we lost Hanz here, an attack on Germania is the only way </text:p>
      <text:p text:style-name="Standard">Kalmowicz: (hits the blunt and blows out smoke) let's do this, let's hit em....Hard</text:p>
      <text:p text:style-name="Standard">Ahsoka: very well (finishes her wine) inform me when the soldiers are ready to depart </text:p>
      <text:p text:style-name="Standard">Renner: Wait, before you go, there's still a blunt going </text:p>
      <text:p text:style-name="Standard">Ahsoka: (laughs) I guess i'll wait</text:p>
      <text:p text:style-name="Standard"/>
      <text:p text:style-name="Standard">The Rebel Leaders then finish their blunt and Ahsoka exits the tent, the smoke billowing out of the cloth doors as she exits. <text:s/>Then Ahsoka heads back to her own tent and she then looks over the holo-table, she fixes the map to show the two nieghboring planets of Judea and Germania. <text:s/>Ahsoka looks into the intel about the two planets she is leading her army to, and then she comes across information that states the Planet of Judea in ruins, after the death of Torquemada the Imperials have withdrew their armies leaving the system in the midst of a inter-planetary war with their neighbors to the west. <text:s/>The two planets read as hostile enviroments to all who would visit the system, Ahsoka writes down a few notes in her Red Book regarding the planet and the trials that her army will surley face. <text:s/>Ahsoka exits the tent and she witnesses her army fully prepared to move and waiting for her to give the command, she walks before all her soldiers and looks to the ground before loking back up at her soldiers. <text:s/></text:p>
      <text:p text:style-name="Standard"/>
      <text:p text:style-name="Standard">Ahsoka: we have done the impossible, we have defeated every Inquisitor those Imperial fucks have sent against us...</text:p>
      <text:p text:style-name="Standard"/>
      <text:p text:style-name="Standard">The Army cheers out when Ahsoka says this. <text:s/></text:p>
      <text:p text:style-name="Standard"/>
      <text:p text:style-name="Standard">Ahsoka: however, a ruthless leader has escaped justice and I would see him meet it, This Waffen commander, Heinrich Hanz.....he is nothing, a traitor, a deserter from the Clone Wars, we will show him, that all the years cannot twist his fate. <text:s/>We are for Judea and Germania, and when we arrive, we shall stike Hanz and all those who follow him, from this world!</text:p>
      <text:p text:style-name="Standard"/>
      <text:p text:style-name="Standard">The Army cheers out and then Ahsoka motions her hand for the soldiers to follow her into Crassus' Star Destroyer, the new Rebel Crusier, Soon Kalmowciz and Renner stand near Ahsoka, they stand and watch as the army is boarding the massive crusier. <text:s/>Kalmowicz is extatic, moving all over the place, highly anticipating the journey to his enemy's planet. <text:s/></text:p>
      <text:p text:style-name="Standard"/>
      <text:p text:style-name="Standard"/>
      <text:p text:style-name="Standard"/>
      <text:p text:style-name="Standard">- GARRELL – REBEL COMMAND SHIP – NIGHT - </text:p>
      <text:p text:style-name="Standard"/>
      <text:p text:style-name="Standard"/>
      <text:p text:style-name="Standard">Ahsoka then leads her Generals onto the Star Destroyer and she walks to the bridge to give the full commands, then Ahsoka looks around to all her pilots and they are all nodding and ready to fly. <text:s/></text:p>
      <text:p text:style-name="Standard"/>
      <text:p text:style-name="Standard">Ahsoka: alright men, lets go</text:p>
      <text:p text:style-name="Standard"><text:soft-page-break/></text:p>
      <text:p text:style-name="Standard">The Star Destroyer lifts off the ground and it heads away from the planet Garrell leaving the Ghosts and a Handful of the rebel army to remain at the key rebel base in the capital city. <text:s/>The Star Destoryer is seen for a second and then it disappears into hyperspace, towards the next step of the war. <text:s/></text:p>
      <text:p text:style-name="Standard"/>
      <text:p text:style-name="Standard"><text:s/>- GERMANIA – BERLINAR – MID-DAY - </text:p>
      <text:p text:style-name="Standard"/>
      <text:p text:style-name="Standard">Hienrich Hanz arrives to the space port of Berlinar, the capital city of Germania, he exits his shuttle wearing tattered clothing and having blood all over his uniform and boots. <text:s/>The Waffen Troopers at the port just hold their position of attention as Hanz walks by them, his soldiers follow. <text:s/>Hanz approaches another man dressed in an Imperial Officer's uniform, carrying a Roman Legionary Helmet by his side. <text:s/></text:p>
      <text:p text:style-name="Standard"/>
      <text:p text:style-name="Standard">Hanz: Agent Kalus </text:p>
      <text:p text:style-name="Standard">Kalus: Hienrich Hanz, I see the Rebels have been a handful</text:p>
      <text:p text:style-name="Standard">Hanz: I was caught by surprise, like you were when you failed to bring in the clones</text:p>
      <text:p text:style-name="Standard">Kalus: a necessary loss, we know the location of these rebel shits </text:p>
      <text:p text:style-name="Standard">Hanz: zey are ze ghosts, likey left Garrell by now</text:p>
      <text:p text:style-name="Standard">Kalus: Lord Vader states the same, he suggests the Rebels are on their way here, to your system</text:p>
      <text:p text:style-name="Standard">Hanz: (eyes widen) you! You mus zend assistance, gather your fucking men!</text:p>
      <text:p text:style-name="Standard">Kalus: apologies, my mission is to combat the rebel presence, not win a war for you, The Empire has been most generous in our offer to you Hanz, you submit to us, we do not place you on trial for war crimes committed</text:p>
      <text:p text:style-name="Standard">Hanz: you ze devil Kalus, Zis vill not go unpunished </text:p>
      <text:p text:style-name="Standard">Kalus: (laughs) see to your men, as I will </text:p>
      <text:p text:style-name="Standard"/>
      <text:p text:style-name="Standard">Kalus leaves he platform, and he leaves Hanz lost for words. <text:s/>Hanz then retreats to the presidential palace in the middle of the Capital City. <text:s/>Hanz enters to see a few Waffen officers give him a Bellamy Salute and Hanz slightly raises his hand to acknowledge their presence. <text:s/>Hanz is then given a new Uniform by a slave in chains, this slave has an ID number tattoed on their wrist as well as a six pointed star on their bicep. <text:s/>Hanz then motions his hand for the slave to leave and then he lights up a cigarette, sitting down in a chair in the middle of the room. <text:s/></text:p>
      <text:p text:style-name="Standard"/>
      <text:p text:style-name="Standard">Hanz: give report!</text:p>
      <text:p text:style-name="Standard">Officer: no sign of ze Rebels Herr Hanz </text:p>
      <text:p text:style-name="Standard">Hanz: they will be here, that Kalmowicz will not miss his chance for doomed vengeance</text:p>
      <text:p text:style-name="Standard">Officer: what of the Jedi?, she will be here as well </text:p>
      <text:p text:style-name="Standard">Hanz: you let me vorry abot ze Jedi, you make sure the system's defended</text:p>
      <text:p text:style-name="Standard">Officer what of our troops upon Judea? They will be cut off </text:p>
      <text:p text:style-name="Standard">Hanz: cunsolidate forces, and defend Berlinar zoze are your orders </text:p>
      <text:p text:style-name="Standard"/>
      <text:p text:style-name="Standard">The officer then gives his commander a Bellamy salute and then he leaves the room. <text:s/>Hanz then looks at his papers left for him on the desk, he then gets a message from an unknown caller, Hanz patches the call through and he sees Darth Vader. <text:s/></text:p>
      <text:p text:style-name="Standard"/>
      <text:p text:style-name="Standard">Hanz: Lord Vader (surprised) vhat do I owe the pleasure </text:p>
      <text:p text:style-name="Standard">Vader: you failure on Garrell, you let the Jedi take the planet</text:p>
      <text:p text:style-name="Standard">Hanz: begging a favor my Lord, the Rebels are on their way here, Garrell is yourz for ze taking </text:p>
      <text:p text:style-name="Standard"><text:soft-page-break/>Vader: it was when you did not turn ass and flee from Ahsoka fucking Tano! </text:p>
      <text:p text:style-name="Standard">Hanz: she is just a girl my Lord, not worthy of your vorry </text:p>
      <text:p text:style-name="Standard">Vader: she has embarrassed your regime and you stand idle and plot! The Sith will be sent to your location to ensure victory</text:p>
      <text:p text:style-name="Standard">Hanz: your men vill jus get in ze way </text:p>
      <text:p text:style-name="Standard">Vader: your command is at an end Hanz, you will follow the orders of Agent Kalus from now on</text:p>
      <text:p text:style-name="Standard">Hanz: he haz returned to you</text:p>
      <text:p text:style-name="Standard">Vader: no he has not </text:p>
      <text:p text:style-name="Standard"/>
      <text:p text:style-name="Standard">Kalus enters the room with a platoon of Dark Troopers by his side, Hanz then turns around and he is grabbed by two Dark troopers and escorted out of the room. <text:s/></text:p>
      <text:p text:style-name="Standard"/>
      <text:p text:style-name="Standard">Hanz: you vill not hear the end of me Vader!</text:p>
      <text:p text:style-name="Standard">Kalus: I believe we have Heinrich, remove him to the barracks, and let the leaders plan our defense</text:p>
      <text:p text:style-name="Standard"/>
      <text:p text:style-name="Standard">The Dark Troopers escort Hanz out of the room and back to the barracks to the rest of the Waffen Troopers, then Kalus returns to the conversation with Darth Vader. <text:s/></text:p>
      <text:p text:style-name="Standard"/>
      <text:p text:style-name="Standard">Kalus: Lord Vader, I do not believe the Rebels would abondon Garrell with ease</text:p>
      <text:p text:style-name="Standard">Vader: Hanz may be a fool, yet he is right in this, the Rebels plan to attack the planet of Judea, you must not allow them to hold the system</text:p>
      <text:p text:style-name="Standard">Kalus: your will, my hands Lord Vader, but what of the Jedi</text:p>
      <text:p text:style-name="Standard">Vader: <text:span text:style-name="T2">I </text:span>will break her</text:p>
      <text:p text:style-name="Standard"/>
      <text:p text:style-name="Standard"><text:s/>- SPACE – PLANET JUDEA ORBIT – NIGHT - </text:p>
      <text:p text:style-name="Standard"/>
      <text:p text:style-name="Standard">Crassus' Star Destroyer, now commanded by Ahsoka, aproaches the planet of Judea to see that the planet looks brown and rustic rather than the lust green plains that have been touted by the people. <text:s/>Ahsoka looks on from the bridge, soon Gregor and Wolffe walk onto the bridge and wait for their commander to notice them, once Ahsoka turns around she catches sight of the Clone comrades. <text:s/>Ahsoka then walks up to them. <text:s/></text:p>
      <text:p text:style-name="Standard"/>
      <text:p text:style-name="Standard">Ahsoka: that's Judea guy's </text:p>
      <text:p text:style-name="Standard">Gregor: looks like it's been through hell </text:p>
      <text:p text:style-name="Standard">Wolffe: more, if my cock (31) stood dry</text:p>
      <text:p text:style-name="Standard">Ahsoka: (giggling) summon Kalmowicz, I would have his report </text:p>
      <text:p text:style-name="Standard">Gregor: where can we find him?</text:p>
      <text:p text:style-name="Standard">Ahsoka: follow the sent of weed and liquor, he'll be there </text:p>
      <text:p text:style-name="Standard">Wolffe: (laughs) he does enjoy his time off</text:p>
      <text:p text:style-name="Standard">Ahsoka: fetch Kalmo, I would have words </text:p>
      <text:p text:style-name="Standard"/>
      <text:p text:style-name="Standard">The two clones leave the bridge and soon they return with Kalmowicz, Kalmowicz is not wearing a shirt and sporting a pair of boxers, nothing more. <text:s/>Ahsoka looks at him with disappointment and then she tosses him a large robe to cover himself. <text:s/></text:p>
      <text:p text:style-name="Standard"/>
      <text:p text:style-name="Standard">Ahsoka: I require you for a moment, then you can go back to....well what ever it was you were doing </text:p>
      <text:p text:style-name="Standard">Kalmowicz: i'll make it quick I got a few freaks back there....</text:p>
      <text:p text:style-name="Standard"><text:soft-page-break/>Ahsoka: No, don't want to hear it</text:p>
      <text:p text:style-name="Standard">Kalmowicz: so I got these freaks right, they let me finish anywhere</text:p>
      <text:p text:style-name="Standard">Ahsoka: what did I just say </text:p>
      <text:p text:style-name="Standard"/>
      <text:p text:style-name="Standard">Kalmowicz gets close to Ahsoka and whispers into her ear. <text:s/></text:p>
      <text:p text:style-name="Standard"/>
      <text:p text:style-name="Standard">Kalmowicz: (laughing) Anywhere</text:p>
      <text:p text:style-name="Standard"/>
      <text:p text:style-name="Standard">Ahsoka pushes Kalmowicz away from her. <text:s/></text:p>
      <text:p text:style-name="Standard"/>
      <text:p text:style-name="Standard">Ahsoka: take it easy ok?!, I need your report on Judea, what kind of terrain should we expect, locations of cities not loyal to the Empire</text:p>
      <text:p text:style-name="Standard">Kalmowicz: not a hard thing to find, the entire system hate the Imperials, and Germanians their equal </text:p>
      <text:p text:style-name="Standard">Ahsoka: very well, where is the best place to land our forces without alarming the citizens </text:p>
      <text:p text:style-name="Standard">Kalmowicz: why such subterfuge?</text:p>
      <text:p text:style-name="Standard">Ahsoka: I do not wish any loyal to the empire to see us before we attack, it gives an element of surprise</text:p>
      <text:p text:style-name="Standard">Kalmowicz: not an easy thing flying Crassus' old Crusier</text:p>
      <text:p text:style-name="Standard">Ahsoka: It gives us advantage, no Imperial will fire upon their own crusier</text:p>
      <text:p text:style-name="Standard">Kalmowicz: Judeans will</text:p>
      <text:p text:style-name="Standard">Ahsoka: which is why I ask for your help, you know the planet better than anyone, find a spot we can land our soldiers undetected</text:p>
      <text:p text:style-name="Standard">Kalmowicz: there is one place, in the Dead Swamps </text:p>
      <text:p text:style-name="Standard"/>
      <text:p text:style-name="Standard">Kalmowicz walks over to a screen and he presses a few buttons, the terrain of Judea then shows up on the screen. <text:s/>The swamp region is magnified and Ahsoka sees that there is one spot of dry land surrounding a very large wetland. <text:s/></text:p>
      <text:p text:style-name="Standard"/>
      <text:p text:style-name="Standard">Ahsoka: that patch of dry land is the only possible LZ, all the rest is the swamp</text:p>
      <text:p text:style-name="Standard">Kalmowicz: there is a narrow path that leads to the north, that will lead to the major cities</text:p>
      <text:p text:style-name="Standard">Ahsoka: ok, prepare a platoon I would scout the region when we land </text:p>
      <text:p text:style-name="Standard">Kalmowicz: I would request, that I pick the team </text:p>
      <text:p text:style-name="Standard">Ahsoka: (pauses) Very well, choose wisely </text:p>
      <text:p text:style-name="Standard"/>
      <text:p text:style-name="Standard">Kalmowicz nods and then leaves the bridge, Rex soon walks into the room and he walks right next to Ahsoka, She notices his presence and then she nods to him. <text:s/>Rex then turns to leave the room and Ahsoka stops him. <text:s/></text:p>
      <text:p text:style-name="Standard"/>
      <text:p text:style-name="Standard">Ahsoka: wait a moment, I would have words</text:p>
      <text:p text:style-name="Standard">Rex: what do you need </text:p>
      <text:p text:style-name="Standard">Ahsoka: do you notice anything, anything strange </text:p>
      <text:p text:style-name="Standard">Rex: the army seems a bit rambunctious, that is to be understood</text:p>
      <text:p text:style-name="Standard">Ahsoka: it is not with the soldiers I have doubts of </text:p>
      <text:p text:style-name="Standard">Rex: the commanders....</text:p>
      <text:p text:style-name="Standard">Ahsoka: has any leader given you any hint of betrayal </text:p>
      <text:p text:style-name="Standard">Rex: nothing of note, yet, Alexopolis continues to broach subject with the men </text:p>
      <text:p text:style-name="Standard">Ahsoka: and what subject is that </text:p>
      <text:p text:style-name="Standard">Rex: his rule as King</text:p>
      <text:p text:style-name="Standard"><text:soft-page-break/>Ahsoka: a dim point, </text:p>
      <text:p text:style-name="Standard">Rex: yes, but ever since he has been given a command, he has been clandestine </text:p>
      <text:p text:style-name="Standard">Ahsoka: keep your eyes on him, I remember Crassus placed a spy in our ranks when I yet fought with Spartacus </text:p>
      <text:p text:style-name="Standard">Rex: you believe yourself at risk</text:p>
      <text:p text:style-name="Standard">Ahsoka: if I was to be killed by one of my own, the trust in our cause would soon fade <text:s/></text:p>
      <text:p text:style-name="Standard">Rex: a true fact, </text:p>
      <text:p text:style-name="Standard">Ahsoka: if I am to die in battle, I would not have my army controlled by someone who does not hold my trust </text:p>
      <text:p text:style-name="Standard">Rex: to Renner then or Kalmo </text:p>
      <text:p text:style-name="Standard">Ahsoka: my mind has but one choice, and he stands before me </text:p>
      <text:p text:style-name="Standard">Rex: you would entrust command to me?</text:p>
      <text:p text:style-name="Standard">Ahsoka: few among us fought in the Clone wars, even less holding position of command, it was the wisest choice for me, to ensure the safety of the people </text:p>
      <text:p text:style-name="Standard">Rex: then what are my orders then </text:p>
      <text:p text:style-name="Standard">Ahsoka: I would have you by my side when we arrive on Judea, Kalmowicz has selected a scout team </text:p>
      <text:p text:style-name="Standard">Rex: you think Alexopolis among them </text:p>
      <text:p text:style-name="Standard">Ahsoka: I could sense that Kalmo was going to add him from the beginning</text:p>
      <text:p text:style-name="Standard">Rex: very well, </text:p>
      <text:p text:style-name="Standard">Ahsoka: and Rex....thank you </text:p>
      <text:p text:style-name="Standard">Rex: it is my duty m'am </text:p>
      <text:p text:style-name="Standard"/>
      <text:p text:style-name="Standard">Rex leave the bridge and Ahsoka stands alone for a moment before following Rex down to the Hangar bay to find Kalmowicz' team ready to head down to the surface of the seemingly hostile planet of Judea. <text:s/>Once Ahsoka reaches the hangar bay, Kalmowicz's team is ready to move out, all of them Judeans, Alexopolis is not among them. <text:s/>Ahsoka then walks down the steps here to join the team and then she walks past them and the group follows. <text:s/>Ahsoka walks to an Imperial shuttle that is in the hangar and she leads her comrades inside the shuttle, Ahsoka jumps into the pilot's seat and Kalmowicz takes the co-pilot's chair. <text:s/>Ahsoka presses a few buttons on the controls and then she pulls a switch forward, the shuttle takes off and Ahsoka flies it out of the hangar towards the Planet's surface. <text:s/>Before the rebels get within 1000 yards of the planet they receive a message from the surface, Ahsoka looks at her comrades and all of them nod and conceal themselves from the eyes of the transmitter. <text:s/>Ahsoka puts the message through and it goes as follows. <text:s/></text:p>
      <text:p text:style-name="Standard"/>
      <text:p text:style-name="Standard">Judean: Imperial shuttle, you are entering independent Judean Airspace, identify yourself or be met with deadly force</text:p>
      <text:p text:style-name="Standard">Kalmowicz: Judean command this is Troy Kalmowicz, I am with my companion, I need to speak with you superiors, regarding Hienrich Hanz</text:p>
      <text:p text:style-name="Standard">Judean: state your cargo</text:p>
      <text:p text:style-name="Standard">Kalmowicz: just myself and my friends, all judean </text:p>
      <text:p text:style-name="Standard">Judean: very well, axcess granted </text:p>
      <text:p text:style-name="Standard"/>
      <text:p text:style-name="Standard">The message ends and all the soldiers retreat from their hiding spots and Ahsoka looks at Kalmowicz. <text:s/></text:p>
      <text:p text:style-name="Standard"/>
      <text:p text:style-name="Standard">Ahsoka: I am no Judean</text:p>
      <text:p text:style-name="Standard">Kalmowicz: yeah that's what I wanted to talk to you about, due to rising risks of attacks, The Judean commanders have only allowed their people into their boarders, </text:p>
      <text:p text:style-name="Standard">Ahsoka: I stand Togruta, they will surely notice that I am different </text:p>
      <text:p text:style-name="Standard">Kalmowicz: they will allow the converts to enter their walls, </text:p>
      <text:p text:style-name="Standard"><text:soft-page-break/>Ahsoka: excuse me?</text:p>
      <text:p text:style-name="Standard">Kalmowicz: pose as my wife and they will mistake you for a convert, getting us in the city undetected </text:p>
      <text:p text:style-name="Standard">Ahsoka: (sighs) very well, but im serious, you say one thing about your cock (32) and I'm done</text:p>
      <text:p text:style-name="Standard">Kalmowicz: when have I ever broke your rules?</text:p>
      <text:p text:style-name="Standard">Ahsoka: like, everyday</text:p>
      <text:p text:style-name="Standard"/>
      <text:p text:style-name="Standard"/>
      <text:p text:style-name="Standard">- JUDEA – DEAD SWAMPS – DAY -</text:p>
      <text:p text:style-name="Standard"/>
      <text:p text:style-name="Standard"/>
      <text:p text:style-name="Standard">The shuttle lands in the the open dry lands right next to the Dead Swamps, soon the rebels leave their shuttle only to be greeted by a large platoon of Judean soldiers all of them armed with laser rifles and handguns. <text:s/>The leader of the city walks forward to greet these refugees, this man is long in years, with an extravigant robe, he then walks right up to Kalmowicz and places his hand on Kalmo's shoulder. <text:s/></text:p>
      <text:p text:style-name="Standard"/>
      <text:p text:style-name="Standard">Man: Troy, how are you my son </text:p>
      <text:p text:style-name="Standard">Kalmowicz: it has been too long....father </text:p>
      <text:p text:style-name="Standard">Ahsoka: what?</text:p>
      <text:p text:style-name="Standard">Kalmowicz: Ahsoka, this is my father Cassander Kalmowicz </text:p>
      <text:p text:style-name="Standard">Ahsoka: greetings your highness, my name is....</text:p>
      <text:p text:style-name="Standard">Cassander: no one gives shit, to who you are Togruan, </text:p>
      <text:p text:style-name="Standard">Kalmowicz: father, this is my wife</text:p>
      <text:p text:style-name="Standard">Cassander: leave it to my son to marry a woman away from his bloodline, </text:p>
      <text:p text:style-name="Standard">Ahsoka: look here King Cassander, I may not be your blood, yet I come with news of an Imperial attack</text:p>
      <text:p text:style-name="Standard"/>
      <text:p text:style-name="Standard">The Judeans and their leader all bust out laughing, they cannot believe the words that are coming out of Ahsoka's mouth. <text:s/></text:p>
      <text:p text:style-name="Standard"/>
      <text:p text:style-name="Standard">Cassander: Imperials, child, this system is independent, which means the Empire has no jurisdiction out here</text:p>
      <text:p text:style-name="Standard">Ahsoka: you must listen to me</text:p>
      <text:p text:style-name="Standard">Kalmowicz: enough, no use now</text:p>
      <text:p text:style-name="Standard">Cassander: Troy, come bring your men to my palace, the woman, she must remain in the outsider's camp</text:p>
      <text:p text:style-name="Standard">Ahsoka: you've gotta be kidding me?</text:p>
      <text:p text:style-name="Standard">Cassander: speak upon subject again and I will see you off this planet, Troy come!</text:p>
      <text:p text:style-name="Standard"/>
      <text:p text:style-name="Standard">Cassander leads his guards and Kalmowicz leads his team to follow his father, Ahsoka stays in the back of the group and she waits till Cassander is far enough away so she can jump off the path and she moves through the trees. <text:s/>Ahsoka moves through the forest until she gets to the edge of the woods and she sees the city of Salem, the capital city of Judea. <text:s/>Outside the city is a large shanty town refugee camp being guarded by Judean soldiers. <text:s/>Ahsoka notices that the guards are taking weapons away from the refugees in the camp, thus she avoids discovery by the Judean soldiers. <text:s/>Ahsoka then gets to the back of the camp, it has a high electric fense and most of the people in the camp are living in harsh conditions. <text:s/></text:p>
      <text:p text:style-name="Standard"/>
      <text:p text:style-name="Standard"><text:soft-page-break/></text:p>
      <text:p text:style-name="Standard"/>
      <text:p text:style-name="Standard">- JUDEA – OUTSIDER'S CAMP – DAY - </text:p>
      <text:p text:style-name="Standard"/>
      <text:p text:style-name="Standard"/>
      <text:p text:style-name="Standard">Ahsoka jumps over the fence and into the camp and she walks up to the closest tent, she sees a family around a fire, all of them are sitting on rotten wooden benches that are barley keeping them from the mud on the ground. <text:s/>Ahsoka then walks towards the family and she sits down at the fire and speaks with this family. <text:s/></text:p>
      <text:p text:style-name="Standard"/>
      <text:p text:style-name="Standard">Ahsoka: where are you all from?</text:p>
      <text:p text:style-name="Standard">Father: we are from Malistair, our city was taken by the Empire,</text:p>
      <text:p text:style-name="Standard">Ahsoka: they forced your people from the planet?</text:p>
      <text:p text:style-name="Standard">Father: they would have placed me in a camp, it the concern was only for me I may be there now</text:p>
      <text:p text:style-name="Standard">Ahsoka: the Judeans have offered refuge</text:p>
      <text:p text:style-name="Standard">Father: I needed to bring my family to a safe place, these people provided it, </text:p>
      <text:p text:style-name="Standard">Ahsoka: they do not seem to provide much</text:p>
      <text:p text:style-name="Standard">Father: true, yet we are free, </text:p>
      <text:p text:style-name="Standard">Ahsoka: there are others who can give you freedom, with warm clothes, beds to fall to, true safety for your family </text:p>
      <text:p text:style-name="Standard">Father: and what of your family, where are they?</text:p>
      <text:p text:style-name="Standard">Ahsoka: (pauses) I do not have any family....</text:p>
      <text:p text:style-name="Standard">Father: apologies, </text:p>
      <text:p text:style-name="Standard">Ahsoka: none required, what is your name </text:p>
      <text:p text:style-name="Standard">Father: Emmanuel Marx, and your's </text:p>
      <text:p text:style-name="Standard">Ahsoka: my name is not important, it's better that you do not know who I am</text:p>
      <text:p text:style-name="Standard">Marx: very well</text:p>
      <text:p text:style-name="Standard">Ahsoka: the Judeans, do they protect your family </text:p>
      <text:p text:style-name="Standard">Marx: hardly, they do random patrols and sweep the refugee tents for any contraband, </text:p>
      <text:p text:style-name="Standard">Ahsoka: like weapons</text:p>
      <text:p text:style-name="Standard">Marx: (looks to Ahsoka's belt) your sabers....your a Jedi!</text:p>
      <text:p text:style-name="Standard">Ahsoka: Still voice, </text:p>
      <text:p text:style-name="Standard"/>
      <text:p text:style-name="Standard">The two look around and see a few people look at them with dirty looks. <text:s/></text:p>
      <text:p text:style-name="Standard"/>
      <text:p text:style-name="Standard">Ahsoka: we are not welcome in the dark places of the world</text:p>
      <text:p text:style-name="Standard">Marx: apologies, but I </text:p>
      <text:p text:style-name="Standard"/>
      <text:p text:style-name="Standard">As soon as Marx can talk a few Judean soldiers show up and surround them, all these soldiers have their guns pointed on Ahsoka, Marx and his family. <text:s/></text:p>
      <text:p text:style-name="Standard"/>
      <text:p text:style-name="Standard">Soldier: random search selection</text:p>
      <text:p text:style-name="Standard">Marx: I have nothing you want </text:p>
      <text:p text:style-name="Standard">Soldier: we make the demands here fugee scum</text:p>
      <text:p text:style-name="Standard"/>
      <text:p text:style-name="Standard">The soldier kicks Marx to the dirt and Ahsoka immediately jumps in the fight and blocks the next attack from the Judean soldier. <text:s/></text:p>
      <text:p text:style-name="Standard"><text:soft-page-break/></text:p>
      <text:p text:style-name="Standard">Ahsoka: if your looking for a fight, you just have to ask</text:p>
      <text:p text:style-name="Standard">Soldier: remove yourself cunt!, you are interfering with investigation!</text:p>
      <text:p text:style-name="Standard"/>
      <text:p text:style-name="Standard">Ahsoka then quickly punches the soldier in the neck and then she kicks the soldier in the balls. <text:s/>Ahsoka then delivers a left hook to this soldier dropping him into the mud causing all the soldiers to point their rifles directly at Ahsoka. <text:s/>Ahsoka then draws her lightsabers and cuts all of the Judean rifles in half rendering them useless, she then holsters her weapons and then all the Judean soldiers begin to get into a brawl with a single Jedi. <text:s/>Ahsoka backflips and kicks the first soldier in the face as she is mid flip, then she get to her feet and she ducks under a punch and she delivers two strikes to this soldier's body causing him to fall down. <text:s/>The third soldier tries to kick Ahsoka but she blocks this attack and she punches this guy in the dick twice before sending an elbow to his dome. <text:s/>Ahsoka then stares down the other soldiers in the area who are looking at their downed comrades, then two soldiers run at her only to have Ahsoka slide under the two soldiers punch the third in the face to knock him out and then she jumps and kicks both of the soldiers in the face, by the time she lands on the ground Ahsoka has six Judean soldiers on the ground around her covered in mud and blood. <text:s/>Soon everyone hears a gunshot and King Cassander marches in with Kalmowicz and a group of his royal guard. <text:s/></text:p>
      <text:p text:style-name="Standard"/>
      <text:p text:style-name="Standard">Cassander: have you lost mind?</text:p>
      <text:p text:style-name="Standard">Soldier: (coughing) the woman, she came at us </text:p>
      <text:p text:style-name="Standard">Ahsoka: only because he attacked a refugee</text:p>
      <text:p text:style-name="Standard">Cassander: Is this true?</text:p>
      <text:p text:style-name="Standard">Soldier: we have reason to believe he has weapons </text:p>
      <text:p text:style-name="Standard">Ahsoka: bullshit</text:p>
      <text:p text:style-name="Standard">Cassander: Silence! Troy, the least you could do is show this woman some obedience!</text:p>
      <text:p text:style-name="Standard">Ahsoka: that's enough, ever since we got here you have done nothing but insult me and citisize your son, </text:p>
      <text:p text:style-name="Standard">Kalmowicz: Ahsoka please....</text:p>
      <text:p text:style-name="Standard">Ahsoka: no I will not stand idle while some spectre of your past brings their disapproving shadow </text:p>
      <text:p text:style-name="Standard">Cassander: I am his father, the bond standing an eternity, you however, are not even a Judean </text:p>
      <text:p text:style-name="Standard">Ahsoka: (scoffs) whatever </text:p>
      <text:p text:style-name="Standard">Cassander: remain with us in the palace, so you do not have another altercation</text:p>
      <text:p text:style-name="Standard"/>
      <text:p text:style-name="Standard">All of them begin to walk out of the refugee camp and into the city walls of Salem. <text:s/></text:p>
      <text:p text:style-name="Standard"/>
      <text:p text:style-name="Standard"/>
      <text:p text:style-name="Standard">- JUDEA – SALEM CITY PALACE – DAY - </text:p>
      <text:p text:style-name="Standard"/>
      <text:p text:style-name="Standard"><text:s/></text:p>
      <text:p text:style-name="Standard">Kalmowicz: you beat all those guys </text:p>
      <text:p text:style-name="Standard">Ahsoka: yeah...</text:p>
      <text:p text:style-name="Standard">Kalmowicz: those are father's soldiers, they protect my people</text:p>
      <text:p text:style-name="Standard">Ahsoka: and who is there to protect the Refugees?</text:p>
      <text:p text:style-name="Standard">Kalmowicz: we do what we can </text:p>
      <text:p text:style-name="Standard"/>
      <text:p text:style-name="Standard">The group gets to the gates of the palace and Ahsoka sees how large the manison really is. <text:s/>This palace looks like the French palaces during the time of the Revolution, it has gold trim everywhere and super <text:soft-page-break/>expensive paintings all over the walls. <text:s/>Ahsoka is led to a room by herself and she is escorted by two guards, the guards then close the door behind her and lock it from the outside. <text:s/>Ahsoka then instantly draws a lightsaber and cuts a hole in the door, then she sits on the bed in the room and begins to look over the literature they have scattered in the room. <text:s/>One of the books is the Judean story, a collection of moral stories, this book however was chained to the night stand, in an effort to keep it there, Ahsoka then opens the pages of the book and she begins to read the stories, then Kalmowicz enters through the hole in the door. <text:s/></text:p>
      <text:p text:style-name="Standard"/>
      <text:p text:style-name="Standard">Kalmowicz: what the hell </text:p>
      <text:p text:style-name="Standard">Ahsoka: (looks up) they locked me in</text:p>
      <text:p text:style-name="Standard">Kalmowicz: can you blame them, you just incapacitated six of my father's men</text:p>
      <text:p text:style-name="Standard">Ahsoka: I would have words with the man himself, towards the coming battle </text:p>
      <text:p text:style-name="Standard">Kalmowicz: good luck, my father does not listen to women, more so if they do not share his faith </text:p>
      <text:p text:style-name="Standard">Ahsoka: does it really matter to him?</text:p>
      <text:p text:style-name="Standard">Kalmowicz: he has been like this since Hanz took my brother's life</text:p>
      <text:p text:style-name="Standard">Ahsoka: a heavy burden, to be robbed of a loved one </text:p>
      <text:p text:style-name="Standard">Kalmowicz: one I will revisit upon Hanz ten fold</text:p>
      <text:p text:style-name="Standard">Ahsoka: the reason I need Cassander's support, with his army and knowledge, we can take Germania before the Empire has time to send aid </text:p>
      <text:p text:style-name="Standard">Kalmowicz: I will try to pursuade him, yet his mind is not easily moved </text:p>
      <text:p text:style-name="Standard">Ahsoka: I will go with you, to keep you out of my room</text:p>
      <text:p text:style-name="Standard"/>
      <text:p text:style-name="Standard">Kalmowicz laughs and the two of them walk into the throne room. <text:s/>Cassander is sitting on the throne and he has a ton of female slaves around him all of them in chains, Ahsoka is shocked but just keeps her mouth shut. <text:s/>Kalmowicz then walks up to his father and he bows before him. <text:s/>Ahsoka does not follow suit, she just steps back and crosses her arms, Kalmowicz arises and then he begins to speak with his father. <text:s/></text:p>
      <text:p text:style-name="Standard"/>
      <text:p text:style-name="Standard">Kalmowicz: father, </text:p>
      <text:p text:style-name="Standard">Cassander: your so called wife has been here for an hour and she has already broken three laws </text:p>
      <text:p text:style-name="Standard">Kalmowicz: if I can explain </text:p>
      <text:p text:style-name="Standard">Cassander: lying to your father!</text:p>
      <text:p text:style-name="Standard">Kalmowicz: how did you know?</text:p>
      <text:p text:style-name="Standard">Ahsoka: Kalmo!</text:p>
      <text:p text:style-name="Standard">Cassander: besides you just telling me, I know you better than you know yourself, you never favored Togruans, why take one as a bride, </text:p>
      <text:p text:style-name="Standard">Kalmowicz: my deception was not to insult</text:p>
      <text:p text:style-name="Standard">Ahsoka: King Cassander, your son lied to you so that I may gain an audience </text:p>
      <text:p text:style-name="Standard">Cassander: you?!, and what can you do to help me </text:p>
      <text:p text:style-name="Standard">Ahsoka: there are many things people can do for you, you need but give them a chance</text:p>
      <text:p text:style-name="Standard">Cassander: Very well, son, what news do you bring </text:p>
      <text:p text:style-name="Standard">Kalmowicz: Hienrich Hanz is on Germania </text:p>
      <text:p text:style-name="Standard"/>
      <text:p text:style-name="Standard">The whole throne room goes silent once that name is uttered, Cassander looks to the ground when he hears the name and Ahsoka just steps up and walks up to the throne. <text:s/></text:p>
      <text:p text:style-name="Standard"/>
      <text:p text:style-name="Standard">Ahsoka: I know this monster has taken much from you, with your help we can see him to justice </text:p>
      <text:p text:style-name="Standard"><text:soft-page-break/>Cassander: I do not seek justice, Hanz is to die as he took my boy, in blood and slaughter </text:p>
      <text:p text:style-name="Standard">Ahsoka: I cannot condone those actions, as a je....</text:p>
      <text:p text:style-name="Standard"/>
      <text:p text:style-name="Standard">Ahsoka pauses before she finishes her sentence, unsure of the system's attitude towards the Jedi Order, thus she bites her hand and says. <text:s/></text:p>
      <text:p text:style-name="Standard"/>
      <text:p text:style-name="Standard">Ahsoka: As a Judean you must see that vengeance is not the answer </text:p>
      <text:p text:style-name="Standard">Cassander: and what do you want in this regard </text:p>
      <text:p text:style-name="Standard">Ahsoka: I do not want anything besides your freedom, Heinrich Hanz has made a deal with the Empire, giving him the support of Darth Vader</text:p>
      <text:p text:style-name="Standard">Cassander: my army can defeat the Imperials, we have the finest soldiers in the galaxy</text:p>
      <text:p text:style-name="Standard">Ahsoka: you stand outnumbered, with my forces you will stand a chance against the Empire</text:p>
      <text:p text:style-name="Standard">Kalmowicz: father, she speaks the truth, </text:p>
      <text:p text:style-name="Standard">Cassander: your army....(scoffs) what force do you command that can challenge the might of the Empire </text:p>
      <text:p text:style-name="Standard">Ahsoka: the Rebellion </text:p>
      <text:p text:style-name="Standard">Cassander: rebels? An army of theves and slaves </text:p>
      <text:p text:style-name="Standard">Ahsoka: those men and women are soldiers, fighting for your freedom when you do not even notice, I am giving you the chance to join us and together we can defeat them and restore true peace to your system</text:p>
      <text:p text:style-name="Standard">Cassander: and who the fuck are you to command such an offer </text:p>
      <text:p text:style-name="Standard">Ahsoka: my name is Ahsoka Tano, I am a commander of the Rebel Army </text:p>
      <text:p text:style-name="Standard">Cassander: you... Are the Jedi Assassin?!</text:p>
      <text:p text:style-name="Standard">Ahsoka: I am</text:p>
      <text:p text:style-name="Standard"/>
      <text:p text:style-name="Standard">Cassander gets up from his seat and he walks up to Kalmowicz, he looks into his son's eyes and then slaps him lightly </text:p>
      <text:p text:style-name="Standard"/>
      <text:p text:style-name="Standard">Cassander: why the hell is she not your wife!!</text:p>
      <text:p text:style-name="Standard">Ahsoka: (rolls her eyes) here we go</text:p>
      <text:p text:style-name="Standard">Kalmowicz: what the hell I said I was sorry </text:p>
      <text:p text:style-name="Standard">Ahsoka: we can apologize later, we need to.....</text:p>
      <text:p text:style-name="Standard"/>
      <text:p text:style-name="Standard">Just then, all of the people in the throne room hear an explosion go off. <text:s/>Cassander runs out of his palace, followed by Kalmowicz and Ahsoka. <text:s/>The three see that the Empire has launched an air strike against the Judean Palace, there are TIE bombers bombing the refugee camp to the south of them, the sounds of screams are in the air. <text:s/></text:p>
      <text:p text:style-name="Standard"/>
      <text:p text:style-name="Standard"/>
      <text:p text:style-name="Standard">- JUDEA – OUTSIDER'S CAMP – LATE DAY - </text:p>
      <text:p text:style-name="Standard"/>
      <text:p text:style-name="Standard"/>
      <text:p text:style-name="Standard">Ahsoka then runs towards the refugee camp ignoring requests from her allies, she runs to the gates and uses her powers to push them open. <text:s/>The whole place is on fire and there are refugees from all over the galaxy are running in terror towards the gate and Ahsoka soon sees why. <text:s/>The Empire have dropped an AT-ST walker in the camp and it is lighting up everything and everyone with it's laser cannons and flamethrower. <text:s/>Ahsoka runs towards the walker, dodgeing every shot aimed her way, and she jumps to <text:soft-page-break/>the top of the walker's head, she rips open the hatch and tosses a Grenade into the cockpit of the walker. <text:s/>Ahsoka then backflips off of the walker just in time to see the machine's head explode. <text:s/>The refugees then begin cheering for Ahsoka but then four Imperial shuttles land outside of the back fence of the refugee camp, all of them carrying Stormtroopers and Waffen Troopers. <text:s/>Ahsoka then looks to all the refugees alive in the camp, and then she looks to the ground to see many dead Judean soldiers, most of them holding weapons. <text:s/></text:p>
      <text:p text:style-name="Standard"/>
      <text:p text:style-name="Standard">Ahsoka: Free peoples of the Galaxy, gather a weapon and defend this point, </text:p>
      <text:p text:style-name="Standard"/>
      <text:p text:style-name="Standard">Emmanuel Marx walks from the crowd and he grabs the nearest gun. <text:s/></text:p>
      <text:p text:style-name="Standard"/>
      <text:p text:style-name="Standard">Marx: to War!!</text:p>
      <text:p text:style-name="Standard"/>
      <text:p text:style-name="Standard">All the Refugees in the camp then cheer out and begin to gather their weapons, they all then take defensive positions near the back of the camp. <text:s/>They begin to see the Imperial and Germanian armies marching towards them, Ahsoka then gives out her first command. <text:s/></text:p>
      <text:p text:style-name="Standard"/>
      <text:p text:style-name="Standard">Ahsoka: hold your fire until they get to the fence, they don't have tanks so it will be easy, just hold your ground and be patient</text:p>
      <text:p text:style-name="Standard"/>
      <text:p text:style-name="Standard">The Imperial armies and their allies begin to march closer to the fence and then they begin to send out engineers to cut down the barbwire fence. <text:s/></text:p>
      <text:p text:style-name="Standard"/>
      <text:p text:style-name="Standard">Ahsoka: Open Fire!!</text:p>
      <text:p text:style-name="Standard"/>
      <text:p text:style-name="Standard">All of the refugees in the camp begin to fire upon the Imperial engineers killing all but three of them, the Imperials then fall back from their attempt to breach the fences. <text:s/>The Refugees continue to hold off their enemies as the Judean soldiers have still not shown up to protect them, still the Imperials are on the run. <text:s/>Soon the Empire lands two more shuttles, each containing a platoon and a TX-130 tank, Ahsoka sees that the Imperials are sending tanks so she calls to all her allies in the field. </text:p>
      <text:p text:style-name="Standard"/>
      <text:p text:style-name="Standard">Ahsoka: Tanks!, 12 o' clock!</text:p>
      <text:p text:style-name="Standard"/>
      <text:p text:style-name="Standard">Three refugees with rocket launchers run close to Ahsoka and then find cover. <text:s/>Ahsoka then peers from her cover to see how far the tanks are away from the fence. <text:s/>The Imperial tanks then fire off at the Fences destroying them and tasking a few refugees with them, then one of the tanks opens their hatch and it reveals that Agent Kalus is leading the attack. <text:s/>Ahsoka then counts off on her hand three to one and the three refugees stand up and fire their rockets at the tanks, blowing them up, Kalus jumps from the tank before it's destruction. <text:s/>Ahsoka then stands from her cover and she points one of her lightsabers in the direction of the remaining imperial strike force, and the refugees all charge their enemies. <text:s/>Kalus grabs his rifle from his back and he shoots a few refugees before point his rife towards Ahsoka, who is cutting down two Waffen Troopers at this time, Kalus takes his shot and Ahsoka blocks the shot deflecting it back to Kalus who jumps out of the way to avoid his death. <text:s/>Ahsoka then dodges a few laser bolts, rolls on the ground and shoots two more Stormtroopers before putting her pistol away to stand off with Kalus. <text:s/>Kalus' rifle extends to form a Magna Guard electro-spear, Ahsoka draws her other lightsaber and the two begin to stand off before Kalus swings at Ahsoka. <text:s/>Ahsoka blocks the first strike and the second, she then back flips into the air kicking Kalus in the face on the way down, Kalus <text:soft-page-break/>backs up and then runs at Ahsoka causing they weapons to clash. </text:p>
      <text:p text:style-name="Standard"/>
      <text:p text:style-name="Standard">Kalus: Lord Vader has been very interested in you, let us see why</text:p>
      <text:p text:style-name="Standard"/>
      <text:p text:style-name="Standard">Ahsoka breaks out of the clash and she begins her attack, she sends seven quick strikes at Kalus with the last attack being another kick but this time, Ahsoka lands her foot into the body of Kalus. <text:s/>Kalus then backs up one more time, his energy is fading, Kalus then runs at Ahsoka again, but this time Ahsoka dodges every attack and blocks the last with her lightsabers. <text:s/>Ahsoka then kicks Kalus again and head-butts him, causing Kalus to fall to the ground. <text:s/>Kalus then rolls to his feet and continues to square off with the rebellion's most gifted warrior, Ahsoka then walks forward and she pushes Kalus to the ground with her powers. <text:s/>Kalus then tries to get up one more time but he falls to his knees as he attempts to rise from the ground. <text:s/>Ahsoka leads her soldiers forward and soon the refugees have the Imperial strike force on the run, Kalus is grabbed by two stormtroopers and he is taken back to the shuttle that began this attack. <text:s/>The shuttle takes off, as the refugees continue to shoot at the escaping Imperials, however the Imperials escape the system with a battlefield los on their record. <text:s/>The refugees then cheer out as the Empire is fleeing the battle, Ahsoka walks around the refugees congratulating them on their victory. <text:s/>Marx the approaches Ahsoka. <text:s/></text:p>
      <text:p text:style-name="Standard"/>
      <text:p text:style-name="Standard">Marx: the day is won</text:p>
      <text:p text:style-name="Standard">Ahsoka: your army fights well, </text:p>
      <text:p text:style-name="Standard">Marx: we are no army, yet we do what we must to keep our families safe</text:p>
      <text:p text:style-name="Standard">Ahsoka: join my rebellion, I will guarantee the safety of everyone's families </text:p>
      <text:p text:style-name="Standard">Marx: you have me convinced, what say the rest of the refugees</text:p>
      <text:p text:style-name="Standard"/>
      <text:p text:style-name="Standard">Ahsoka then stands on top of the destroyed tank and all the refugees in the camp attend her words. <text:s/></text:p>
      <text:p text:style-name="Standard"/>
      <text:p text:style-name="Standard">Ahsoka: free peoples of the Galaxy, we have defeated the Empire this day, join me and we shall see your victories endless, and your lives reclaimed</text:p>
      <text:p text:style-name="Standard"/>
      <text:p text:style-name="Standard">All of the refugees cheer out in approval of this idea and soon all of the refugees leave the camp site with their weapons and they march to the gates of the walled city of Salem. <text:s/>The Judean guards open the gates and Ahsoka leads her army of 100 into the safety of the city walls. <text:s/></text:p>
      <text:p text:style-name="Standard"/>
      <text:p text:style-name="Standard"/>
      <text:p text:style-name="Standard">- JUDEA – SALEM CITY – LATE DAY - </text:p>
      <text:p text:style-name="Standard"/>
      <text:p text:style-name="Standard"/>
      <text:p text:style-name="Standard">Cassander pushes open the doors of his throne room, he is followed by Kalmowicz and his royal guards, Cassander is dressed in flowing robes, an outfit not worthy of battle. <text:s/>Ahsoka then stands before Cassander at the bottom of the steps to the throne room, Cassander walks down the steps but stops to stand taller than Ahsoka, Ahsoka then waits for a moment to see what the judean soldiers would do. <text:s/>Cassander then begins to speak.</text:p>
      <text:p text:style-name="Standard"/>
      <text:p text:style-name="Standard">Cassander: that stunt you pulled could have lost us the Refugee camp</text:p>
      <text:p text:style-name="Standard">Ahsoka: if it wasn't for me Cassander, you would have lost the camp, these people needed their weapons</text:p>
      <text:p text:style-name="Standard">Cassander: they were ordered to retreat into the city, their choice to fight was their own</text:p>
      <text:p text:style-name="Standard"><text:soft-page-break/>Ahsoka: they are your people, they rely on you to guide them </text:p>
      <text:p text:style-name="Standard">Cassander: they are not <text:span text:style-name="T1">my</text:span><text:span text:style-name="T2"> people, as soon as you understand our culture the sooner you will respect us </text:span></text:p>
      <text:p text:style-name="P2">Kalmowicz: it was a big risk, what you did </text:p>
      <text:p text:style-name="P2">Ahsoka: I have gained more to our cause</text:p>
      <text:p text:style-name="P2">Cassander: these refugees are joining you?</text:p>
      <text:p text:style-name="P2">Ahsoka: they do</text:p>
      <text:p text:style-name="P2">Cassander: good, at last we are to be rid of them </text:p>
      <text:p text:style-name="P2">Ahsoka: (rolls her eyes) I was correct your highness, the Empire is preparing for an attack, I say we hit em first </text:p>
      <text:p text:style-name="P2">Cassander: I am King of this Realm, and I have decided that we the Judean people will invade Germania!</text:p>
      <text:p text:style-name="P2"/>
      <text:p text:style-name="P2">All the judean people cheer out and the soldiers are even shooting guns into the air. <text:s/>Cassander then retreats to his thron room with Kalmowicz and his royal guards, closing the door behind them not waiting for Ahsoka. <text:s/>Ahsoka then leaves the city with the 100 refugees and they begin to head towards the charred remains of the refugee camp, </text:p>
      <text:p text:style-name="P2"/>
      <text:p text:style-name="P2"/>
      <text:p text:style-name="P2">- JUDEA – OUTSIDER'S CAMP – DUSK - </text:p>
      <text:p text:style-name="P2"/>
      <text:p text:style-name="P2"/>
      <text:p text:style-name="P2">Ahsoka presses a button on her com-link and soon a giant Star Destroyer with a large red Eagle painted on in lands right outside the camp. <text:s/>Rex walks out with Renner, Wolffe and Gregor, they all greet Ahsoka and then they welcome the new soldiers to enter the rebel's main crusier. <text:s/></text:p>
      <text:p text:style-name="P2"/>
      <text:p text:style-name="P2"/>
      <text:p text:style-name="P2"/>
      <text:p text:style-name="P2">- JUDEA – REBEL COMMAND SHIP – DUSK - </text:p>
      <text:p text:style-name="P2"/>
      <text:p text:style-name="P2"/>
      <text:p text:style-name="P2">Ahsoka and the present generals head to the bridge, the middle table in the bridge presents a holo-map of the star system, and the two planets in question. <text:s/>Ahsoka then zooms in on Germania, a planet covered with forest terrain and a large capital city, the continent is separated by a large sea. <text:s/>The beach is about three days from the capital city, giving the rebels a prime place to plan their first attack. <text:s/></text:p>
      <text:p text:style-name="P2"/>
      <text:p text:style-name="P2">Gregor: look here, there are beach heads all across the western shore</text:p>
      <text:p text:style-name="P2">Renner: how many of them are guarded and with what </text:p>
      <text:p text:style-name="P2">Ahsoka: Cassander knows those details, I knew they would plan without us so I bugged the throne room</text:p>
      <text:p text:style-name="P2"/>
      <text:p text:style-name="P2">Ahsoka presses a button on her com-link and the entire rebel leadership can hear the plans Cassander is giving to his troops.</text:p>
      <text:p text:style-name="P2"/>
      <text:p text:style-name="P2">Cassander: (over com-link) listen up everyone, we have a 1 million man army, an I plan to throw every last man at this campaign </text:p>
      <text:p text:style-name="P2">Kalmowicz: father, perhaps my friends can help, </text:p>
      <text:p text:style-name="P2">Cassander: I have defeated the Germanians before and I will do it again, we will begin by invading the <text:soft-page-break/>beach head with 500,000 troops by boat.</text:p>
      <text:p text:style-name="P2">Kalmowicz: what are the defenses like</text:p>
      <text:p text:style-name="P2">Cassander: the Germanians have a total force of 250,000 troops, they will send at least three batallions to defend their beach, they will have defensive turrets, pill-boxes, artillery and gas grenades. <text:s/></text:p>
      <text:p text:style-name="P2"/>
      <text:p text:style-name="P2">Ahsoka turns off her com-link and she begins her breifing. <text:s/></text:p>
      <text:p text:style-name="P2"/>
      <text:p text:style-name="P2">Ahsoka: Cassander is looking to attack the beach head so I have an idea to assist those guys, if we drop our soldiers here (points on map) behind the pill-boxes we can destroy them. <text:s/>Gregor I want you to take Wolffe and a squad of 25,</text:p>
      <text:p text:style-name="P2">Gregor: right away</text:p>
      <text:p text:style-name="P2">Ahsoka: you will be Chimera company, Renner, get Kalmo before his father gets him killed, take Alexopolis and soldiers you trust, you will be Shark Company, follow Gregor take out as many Pill boxes and artillery camps as you can</text:p>
      <text:p text:style-name="P2">Renner: copy that Sokes </text:p>
      <text:p text:style-name="P2">Cato: and my part in this </text:p>
      <text:p text:style-name="P2">Ahsoka: I need you to stay with the ship, if this plan falters, we will need a quick e-vac, ok I will take the rest of you with the refugees and we will be Phoenix Company, our mission will be to assault the beach, </text:p>
      <text:p text:style-name="P2">Gregor: you would put yourself in the front lines?</text:p>
      <text:p text:style-name="P2">Ahsoka: Cassander may be sending his army, yet we do not have his support</text:p>
      <text:p text:style-name="P2">Renner: do we need it?</text:p>
      <text:p text:style-name="P2">Ahsoka: to make sure Hienrich Hanz is defeated, we will need all the support we can get</text:p>
      <text:p text:style-name="P2">Wolffe: very well, let us see if the Judeans can fight after all</text:p>
      <text:p text:style-name="P2">Ahsoka: if we do this right, we will defeat our enemies and gain some new allies </text:p>
      <text:p text:style-name="P2"/>
      <text:p text:style-name="P2">All the Generals nod and agree to the plan. <text:s/></text:p>
      <text:p text:style-name="P2"/>
      <text:p text:style-name="P2">Ahsoka: ok, let's see it done </text:p>
      <text:p text:style-name="P2"/>
      <text:p text:style-name="P2">All the Rebel leaders move in their respective directions, Ahsoka heads out of the ship followed by her refugee army, soon about 1600 soldiers of the rebellion all walk out to join Ahsoka and her allies. <text:s/>The rebel army then follows Ahsoka, a total of 1700 soldiers, and they march towards the city of Salem. <text:s/></text:p>
      <text:p text:style-name="P2"/>
      <text:p text:style-name="P2"/>
      <text:p text:style-name="P2">- JUDEA – SALEM CITY – NIGHT - </text:p>
      <text:p text:style-name="P2"/>
      <text:p text:style-name="P2"/>
      <text:p text:style-name="P2">As soon as the guards see who is outside the walls, they open the gates and allow this large force into the city. <text:s/>Ahsoka then waits for the leader of the Judean army to leave the throne room, once they do, the Judean high command sees the rebel army and their commander right at their door step. <text:s/>Cassander walks to the front of the group and he looks right at Ahsoka, she walks forward and adressess the high command. <text:s/></text:p>
      <text:p text:style-name="P2"/>
      <text:p text:style-name="P2">Ahsoka: your highness, my soldiers wish to be part of the coming battle</text:p>
      <text:p text:style-name="P2">Cassander: really...you have proven yourself in combat, very well. <text:s/>You will have a place in our invasion plans </text:p>
      <text:p text:style-name="P2"><text:soft-page-break/>Ahsoka: apologies, yet I have found a place for us </text:p>
      <text:p text:style-name="P2">Cassander: you press beyond any ally I have ever dealt with, await your orders, Rebel </text:p>
      <text:p text:style-name="P2"/>
      <text:p text:style-name="P2">Cassander walks away from Ahsoka and her army and the high command follows their king. <text:s/>Renner pulls Kalmowicz aside and he leaves the city with his comrade, Ahsoka then moves her army to a large field outside the city where the Judean army is gearing up for the impending attack on Germania. <text:s/>Ahsoka looks around seeing that these soldiers are well trained yet the look of fear is clearly on their faces, Ahsoka then stands on top of a few boxes and she begins a speech for he soldiers. <text:s/></text:p>
      <text:p text:style-name="P2"/>
      <text:p text:style-name="P2">Ahsoka: I know what is on your minds, that this battle is not ours to fight. <text:s/></text:p>
      <text:p text:style-name="P2"/>
      <text:p text:style-name="P2">The rebel army begins to nod and agree with their general's statements. <text:s/></text:p>
      <text:p text:style-name="P2"/>
      <text:p text:style-name="P2">Ahsoka: but if we say that, we are no different then our enemy, chosing which people deserve to live and die. <text:s/>We are better than that, we are better than the Empire, and we shall show our enemies that we have no fear in the battle to come. <text:s/></text:p>
      <text:p text:style-name="P2"/>
      <text:p text:style-name="P2">The Judean soldiers begin to listen in on this speech by a foreign leader. <text:s/></text:p>
      <text:p text:style-name="P2"/>
      <text:p text:style-name="P2">Ahsoka: soldiers of the Rebellion, this war has proven one thing, the Imperials have their way of fighting, on the beaches of Germania....we will show them ours</text:p>
      <text:p text:style-name="P2"/>
      <text:p text:style-name="P2">The rebel army cheers out, some of the Judean soldiers cheer as well, Ahsoka then steps down from the <text:s/>boxes and she walks over to her soldiers. <text:s/>Some of the Judean commanders walks over to the rebel generals and they hand Ahsoka a piece of paper, this dictating the orders of the upcoming battle, Ahsoka looks at the orders on paper and she crumples up the paper, she throws it on the ground. <text:s/>Gregor walks up to Ahsoka to ask her of the orders. <text:s/></text:p>
      <text:p text:style-name="P2"/>
      <text:p text:style-name="P2">Gregor: they gave you the shit?</text:p>
      <text:p text:style-name="P2">Ahsoka: the first wave, they treat us as common mercenaries </text:p>
      <text:p text:style-name="P2">Gregor: something they will surely regret </text:p>
      <text:p text:style-name="P2">Ahsoka: I will not march my people to their deaths, if we are to help the Judeans, we shall do it our way </text:p>
      <text:p text:style-name="P2"/>
      <text:p text:style-name="P2">Ahsoka walks back to her army and she pulls her forces aside. <text:s/>She then looks around to make sure there are no spies looking to turn them in. <text:s/>when Ahsoka sees that her army is alone, she speaks to them. <text:s/></text:p>
      <text:p text:style-name="P2"/>
      <text:p text:style-name="P2">Ahsoka: soldiers of the rebellion, take no command from these allies, we may attack the beach, but follow the commands of Captian Gregor, Captain Wolffe and myself.</text:p>
      <text:p text:style-name="P2"/>
      <text:p text:style-name="P2">The Rebel army all nods their heads, agreeing to the conditions of this attack, then Ahsoka leads her soldiers into a set of five LAAT Gunships left over from the Servile War. <text:s/>She sends Gregor and Wolffe into separate gunships so they can calm the soldiers before a daring mission. <text:s/>Ahsoka then orders the pilots to begin their take off as soon as they see the Judean ships lift off the ground, once this happens the five gunships commanded by Ahsoka leave the platform and begin to leave the Planet of Judea. <text:s/></text:p>
      <text:p text:style-name="P2"/>
      <text:p text:style-name="P2"><text:soft-page-break/></text:p>
      <text:p text:style-name="P2"/>
      <text:p text:style-name="P2">- GERMANIA – IMPERIAL BLOCKADE – SPACE - </text:p>
      <text:p text:style-name="P2"/>
      <text:p text:style-name="P2"/>
      <text:p text:style-name="P2">Soon the entire Judean strike force a total of 500,000 with the addition of Ahsoka'a Rebel army of 1700 soldiers. <text:s/>The Judean gunships leave the planet's atmosphere and they fly towards their neighboring system, Germania. <text:s/>The Attack force is not getting attacked from any fleet outside the planet nor is there an Imperial Blockade, Ahsoka senses an issue with the lack of resistance and she tries to use the force to peer into her enemies plans. <text:s/>She sees no Imperial fleet outside the planet yet she sees all of their fighters on the ground awaiting an attack, as if the Empire is expecting the Judean attack. <text:s/></text:p>
      <text:p text:style-name="P2"/>
      <text:p text:style-name="P2"/>
      <text:p text:style-name="P2">- GERMANIA – JUDEAN BASE CAMP – DAY - </text:p>
      <text:p text:style-name="P2"/>
      <text:p text:style-name="P2"/>
      <text:p text:style-name="P2"/>
      <text:p text:style-name="P2">The Gunships soon arrive at the surface of the planet and the gunships of the Judeans and the Rebels land and they arrive at a Judean Base that was placed on Germania for an invasion of this magnitude. <text:s/>The soldiers are all commanded to pile into these metal boats that look wore and battle scarred. <text:s/>The Rebel troops are separated into three boats, before the rebel army piles into their boats, Ahsoka stops her soldiers and brings three crates closer to her with her influence with the force. <text:s/>Ahsoka cuts open the crates with her lightsaber and she opens them revealing green jackets for every soldier in the army, they all have the symbol of Pheonix Squadron on the bicep of the jacket. <text:s/>All the Rebel soldiers grab a jacket and a helmet from the boxes, having them all look like American Soldiers in World War II, Ahsoka grabs the last jacket from the box and she does not wear a helmet. <text:s/>Ahsoka then leads all her soldiers into the boats and soon all the boats Judean and Rebel, head for the opposite shore, towards Germanian Territory. <text:s/></text:p>
      <text:p text:style-name="P2"/>
      <text:p text:style-name="P2"/>
      <text:p text:style-name="P2">- GERMANIA – BEACH HEAD – DAY - </text:p>
      <text:p text:style-name="P2"/>
      <text:p text:style-name="P2"/>
      <text:p text:style-name="P2">The boats are soon flying through the water but the soldiers all hear the sound of TIE fighters in the distance, then one of the boats in front of the three rebel boats explodes and all the Judeans and Rebels see a TIE Bomber fly over them. <text:s/>Ahsoka yells to her soldiers. <text:s/></text:p>
      <text:p text:style-name="P2"/>
      <text:p text:style-name="P2">Ahsoka: keep your head down!</text:p>
      <text:p text:style-name="P2"/>
      <text:p text:style-name="P2">Another TIE bomber flies by the Judean boats and destroy two more as they are more then 10 miles away from the shore. <text:s/>Ahsoka then presses a button on her com-link and she contacts Renner and Kalmowicz, the two are smoking a blunt waiting to fly into the battle. <text:s/>They get a message and they patch it through, Ahsoka is frantically giving commands. <text:s/></text:p>
      <text:p text:style-name="P2"/>
      <text:p text:style-name="P2">Ahsoka: Renner, this is Tano, we're under fire, repeat we are under fire, I need air support!</text:p>
      <text:p text:style-name="P2">Renner: we'll be there in a moment</text:p>
      <text:p text:style-name="P2"/>
      <text:p text:style-name="P2"><text:soft-page-break/>Renner thows the blunt on the ground and stomps it out, Renner then gathers his squad. <text:s/>Kalmowicz hops into the pilot's seat of one of the two A-Wing fighters. <text:s/>Renner pilots the last rebel gunship and the two lift off from the base and head for the ocean where the TIE bombers are still harrassing the Judean Force. <text:s/>Renner and Kalmowicz fly over the boats and destory a few of the bombes, the rebels and Judeans cheer on their allies as they fly beyond the boats drawing the attention of the remaining TIE fighters. Soon the boats approach closer to the Germanian shore, the rebels see the Germanians have set metal barracades of Czech Hedgehogs about the beach to stop boats. <text:s/>The low tide allows Ahsoks to see this trap so she walks to the back of the boat and speaks to the driver. <text:s/></text:p>
      <text:p text:style-name="P2"/>
      <text:p text:style-name="P2">Ahsoka: avoid their walls, try and land us in between the hedgehogs </text:p>
      <text:p text:style-name="P2">Driver: you got it</text:p>
      <text:p text:style-name="P2"/>
      <text:p text:style-name="Standard"><text:span text:style-name="T2">Ahsoka walks back to the front of the boat, as she is walking forward her soldiers are shivering and coughing, one of the soldiers even throws up from the constant up and down motion. <text:s/>Ahsoka then gets to the front of the boat and she looks out on to the beaches and she sees a large defensive system, like </text:span><text:span text:style-name="T2">this invasion has been anticipated for years. <text:s/>Ahsoka then turns around and addresses the soldiers. <text:s/></text:span></text:p>
      <text:p text:style-name="P2"/>
      <text:p text:style-name="P2">Ahsoka: when we get on the beach, watch for gunfire from the pillboxes, as soon as the ramp drops you get the hell off this boat! <text:s/></text:p>
      <text:p text:style-name="P2"/>
      <text:p text:style-name="P2">Ahsoka grips her lightsabers and closes her eyes knowing the difficulty of the impending battle. <text:s/>Soon the first of the Allied boats reach the beach and the ramps of the boats begin to lower. <text:s/></text:p>
      <text:p text:style-name="P2"/>
      <text:p text:style-name="P2">Driver: Clear the Ramp!</text:p>
      <text:p text:style-name="P2"/>
      <text:p text:style-name="P2">The ramp lowers and instantly the pill boxes fire upon the boats killing the first soldiers in every one of the boats. Ahsoka ignights her lightsabers and she blocks every shot from the pill boxes directed at her boat. <text:s/></text:p>
      <text:p text:style-name="P2"/>
      <text:p text:style-name="P2">Ahsoka: Out of the Boat! NOW!</text:p>
      <text:p text:style-name="P2"/>
      <text:p text:style-name="P2">The rebel soldiers begin to dive over the side of the boats in order to escape from the death trap, Ahsoka then jumps into the water. <text:s/>She swims to the shore and she then gets behind one of the Czech Hedgehogs on the edge of the beach, she looks around the battlefield and sees that the Germanians have mortar cannons as well, and these are blasting Judean soldiers as they run from their boats. <text:s/>Ahsoka then looks around and sees that all the soldiers from both sides are cowering behind the Czech hedgehogs, some of them are even crying. <text:s/>Ahsoka then takes a few deep breaths and soon Taj runs up to her with a few rebel soldiers and begins to ask her what to do, Ahsoka does not hear him until he asks again. </text:p>
      <text:p text:style-name="P2"/>
      <text:p text:style-name="P2">Taj: I said what the hell do we do now General!</text:p>
      <text:p text:style-name="P2">Ahsoka: alright, you see the sea wall in front of us, lets get everyone there, we need to find cover from these pillboxes</text:p>
      <text:p text:style-name="P2"/>
      <text:p text:style-name="P2">Ahsoka then stands up and leads her soldiers away from the Czech Hedgehogs towards the sand made sea wall protecting them from the contant gunfire of the pillboxes. <text:s/>Once Ahsoka reaches the sea wall, about 20 of her soldiers are following her, most of the judean allies have been ripped apart by mortars <text:soft-page-break/>around the beach. <text:s/>Ahsoka then lowers her head and dodges a laser bolt, she then peeks out from the sea wall to see that the pill boxes were now firing upon the new soldiers who just arrived at the beach. <text:s/>Ahsoka then whistles and two soldiers with crates of C-4 come running nex to her, she motions the soldiers to plant the charges near the tops of the sea wall. <text:s/>The soldiers plant their C-4 charges and Ahsoka gets everyone away from the explosives. </text:p>
      <text:p text:style-name="P2"/>
      <text:p text:style-name="P2">Ahsoka: Fire in the hole!!</text:p>
      <text:p text:style-name="P2"/>
      <text:p text:style-name="Standard"><text:span text:style-name="T2">The C-4 explodes causing there to be a whole in the sea wall, breaking the barbwire fence that was guarding this lower ground. <text:s/>Ahsoka leads her soldiers over the sea wall and right to the base of the first pillbox, <text:s/>she tries to get a look at the rest of the field but a laser bolt skims past her and breaks some of the concrete wall protecting the rebels. <text:s/>Ahsoka then snaps her fingers and another soldier pulls out a small mirror, Taj spits out his gum and hands it to Ahsoka, she places the mirror at the end of her knife and holds it together with the chewing gum. <text:s/>Ahsoka then sees that the Germanians have a gun emplacement in between the two pillboxes, she points out the gun to her soldiers and begins to give </text:span><text:span text:style-name="T2">new orders. <text:s/></text:span></text:p>
      <text:p text:style-name="P2"/>
      <text:p text:style-name="P2">Ahsoka: you see that, it's an MG-42 with three men manning the weapon, two can run at a time, but be careful, </text:p>
      <text:p text:style-name="P2">Taj: yes Regina</text:p>
      <text:p text:style-name="P2">Ahsoka: ok, wait for it......Covering Fire!!</text:p>
      <text:p text:style-name="P2"/>
      <text:p text:style-name="P2">The rebel soldiers present begin to shoot at the gun emplacement and this distracts the Germanians for a short period of time, allowing two rebel soldiers to run across the field to the base of the other pillbox. <text:s/>Ahsoka then looks again from the mirror to see if the gun has made any moves, since it has not, she then counts off from three on her hand and then once she clenches a fist she yells out. <text:s/></text:p>
      <text:p text:style-name="P2"/>
      <text:p text:style-name="P2">Ahsoka: Covering Fire!!</text:p>
      <text:p text:style-name="P2"/>
      <text:p text:style-name="P2">The rebel soldiers again shoot at the gun emplacement to give time for two more soldiers to reach the base of the other pillbox. <text:s/>The Ahsoka calls to one of her sharpshooters. <text:s/></text:p>
      <text:p text:style-name="P2"/>
      <text:p text:style-name="P2">Ahsoka: Dana! Where the hell is she?</text:p>
      <text:p text:style-name="P2"/>
      <text:p text:style-name="P2">A young female rebel soldier runs up with a sniper rifle, she has curly hair and they are carrying a ton of grenades. <text:s/></text:p>
      <text:p text:style-name="P2"/>
      <text:p text:style-name="P2">Dana: reporting for duty M'am</text:p>
      <text:p text:style-name="P2">Ahsoka: (pulls her aside) you see that MG-42, I need you to take it out, we'll cover you</text:p>
      <text:p text:style-name="P2">Dana: copy that </text:p>
      <text:p text:style-name="P2">Ahsoka: now!, Covering Fire!!</text:p>
      <text:p text:style-name="P2"/>
      <text:p text:style-name="P2">The rebel soldiers shoot at the MG-42 and Dana the Sniper runs into the field to find cover from a mortar crater that was made not a few hours ago. <text:s/>Ahsoka then tells her soldiers to wait for the moment, then we are taken to the rebel sniper, a Judean, peering through the scope looking at the heads of the Germanians manning the machine gun. <text:s/></text:p>
      <text:p text:style-name="P2"/>
      <text:p text:style-name="P2"><text:soft-page-break/>Dana: Hashem, make me fast and accurate</text:p>
      <text:p text:style-name="P2"/>
      <text:p text:style-name="P2">Dana slowly crawls up and sets her target on the Germanian gun emplacement, she takes two shots and both Germanian soldiers are killed instantly. <text:s/>Ahsoka then looks to see that the gun emplacement has been destroyed. </text:p>
      <text:p text:style-name="P2"/>
      <text:p text:style-name="P2">Ahsoka: Move out!, lets go!</text:p>
      <text:p text:style-name="P2"/>
      <text:p text:style-name="Standard"><text:span text:style-name="T2">Ahsoka leads the rebel soldiers up the ridge and to the top where the MG-42 was placed, and then they see that the ground here is level and the rebels have a a chance to flank the Pillboxes. <text:s/>Ahsoka then leads her soldiers near the trenches flanking the pillboxes, Ahsoka then motions three of her soldiers to throw grenades into the Pillboxes. <text:s/>The soldiers arm their grenades and toss them into the open door at the back of the pillbox, a huge explosion insues and the pillbox sets on fire killing all the Waffen troopers inside the structure. <text:s/>Ahsoka then leads her soldiers into the tenches and towards the other pillbox harrassing the soldiers arriving on the beach, by now the majority of the judean strike force has </text:span><text:span text:style-name="T2">landed. <text:s/>The Germanians then retreat from their position and head out of the second pillbox only to get mowed down by Ahsoka's soldiers, Ahsoka blocks an errant shot from a Germanian soldier, defending her army from further casualties. <text:s/>Ahsoka then presses forward and soon she and her army see Waffen soldiers retreating from the defensive position they held, Ahsoka then grabs an MP-40 from the nearest dead trooper and she begins to shoot at the retreating enemies. <text:s/>The Rebels then jump from the trenches <text:s/>and storm the Germanian position causing the Waffen troopers to drop their arms and surrender to the rebel army, Ahsoka halts her soldiers from killing the now prisoners of war. <text:s/>She walks over to the waffen troopers, who have now got on their knees and placed their hands behind their head. </text:span></text:p>
      <text:p text:style-name="P2"/>
      <text:p text:style-name="Standard"><text:span text:style-name="T2">Ahsoka:</text:span><text:bookmark text:name="tw-target-text"/><text:span text:style-name="T2"> A</text:span><text:span text:style-name="T5">ufstehen! (German: Get Up!)</text:span></text:p>
      <text:p text:style-name="P4"/>
      <text:p text:style-name="P4">Ahsoka points her gun at the Waffen Troopers and then stand up and walk away, escorted by two rebel soldiers. <text:s/>Ahsoka then sees that the Judean soldiers have successfully stormed the beaches and have begun landing tanks and assault walkers. <text:s/>Ahsoka sees this sight as the pillboxes behind her go up in flames, the Judean army then looks at Ahsoka, who is overlooking the beach, and cheers out in celebration of their victory. <text:s/>Ahsoka then walks down from the ledge and she sees Judean soldiers executing Waffen Troopers and Imperial Stormtroopers, Ahsoka looks away as the Judean footsoldiers act as judge, jury and executioner for these prisoners of war. <text:s/></text:p>
      <text:p text:style-name="P4"/>
      <text:p text:style-name="P4"/>
      <text:p text:style-name="P4">- GERMANIA – BEACH HEAD COMMAND – DAY - </text:p>
      <text:p text:style-name="P4"/>
      <text:p text:style-name="P4"/>
      <text:p text:style-name="P4">She then walks to the forward command center at top of the northern ridge, the weaker defended beach, she sees Kalmowicz and Renner along with Cassander and his Judean High command. <text:s/>Ahsoka is greeted by the rebel generals and Cassander then addresses the Rebel Leader. <text:s/></text:p>
      <text:p text:style-name="P4"/>
      <text:p text:style-name="P4">Cassander: we have won a great battle today, worthy for the history books</text:p>
      <text:p text:style-name="P4">Ahsoka: the victory is yours, your highness</text:p>
      <text:p text:style-name="P4">Cassander: your damn right it is, when the war is over history will read that Cassander took the beaches</text:p>
      <text:p text:style-name="P4">Ahsoka: what ever you wish, </text:p>
      <text:p text:style-name="P4">Cassander: exactly...</text:p>
      <text:p text:style-name="P4"><text:soft-page-break/>Ahsoka: my soldiers and I took out mortar guns in all the enemy positions, we can start moving armor onto the beach</text:p>
      <text:p text:style-name="P4">Cassander: is that all you have to report</text:p>
      <text:p text:style-name="P4">Ahsoka: Your highness, we are here to find Hanz, not fight a war for you</text:p>
      <text:p text:style-name="P4">Cassander: i am well aware of your task, continue to do your part and you will be done with this conflict</text:p>
      <text:p text:style-name="P4">Ahsoka: very well, my army will move out at 0600, i suggest you do the same</text:p>
      <text:p text:style-name="P4"/>
      <text:p text:style-name="P4">Ahsoka leaves the tent and then goes back to a camp set up by the rebels, all of them are laughing and drinking. <text:s/>One of the soldiers offers Ahsoka a cigarette, she declines and takes a drink from her water canteen, she then sits down next to the soldiers and she pulls out an old paper map of the region. <text:s/>Ahsoka pulls a pen from her jacket pocket, she marks the allied position on the beach head and then she draws a dotted line over to the capital city of Berlinar. <text:s/>Ahsoka then calculates the distance from their current position to the capital city and to their enemy. <text:s/>Renner and Kalmwoicz then join their fellow rebels, the soldiers cheer out and greet their comrades as the walk back to the camp. <text:s/>Ahsoka looks up and nods as her generals pass her, they take a seat and they join in the planning for the next attack. </text:p>
      <text:p text:style-name="P4"/>
      <text:p text:style-name="P4">Renner: that Cassander's a damn fool, having his soldiers run right into the fire </text:p>
      <text:p text:style-name="P4">Kalmowicz: he is doing what he thinks is best for his people, my people </text:p>
      <text:p text:style-name="P4">Ahsoka: if Cassander wants to lose, that's on him, he does not seem to value my input </text:p>
      <text:p text:style-name="P4">Renner: these guys are Patriarchs, they only value the words of men</text:p>
      <text:p text:style-name="P4">Ahsoka: let's put that aside for now, what we know is that the Germanians are retreating from their positions on the coast which means theres about, 100 miles of woodland before the next town</text:p>
      <text:p text:style-name="P4">Kalmowicz: i don't like the sound of that</text:p>
      <text:p text:style-name="P4">Renner: nor I</text:p>
      <text:p text:style-name="P4">Ahsoka: which is why we should come up with a plan, one that will lower the chances of casualties</text:p>
      <text:p text:style-name="P4">Kalmowicz: i have an idea, </text:p>
      <text:p text:style-name="P4"><text:line-break/>Kalmowicz grabs the map from Ahsoka's hands and he marks down a town to the north. <text:s/></text:p>
      <text:p text:style-name="P4"/>
      <text:p text:style-name="P4">Kalmowicz: if we can take this (points to map) town, we can have easy access into the Germanian lines </text:p>
      <text:p text:style-name="P4">Ahsoka: how many men will you need</text:p>
      <text:p text:style-name="P4">Kalmowicz: the airborne, all the soldiers who jumped with me and Renner </text:p>
      <text:p text:style-name="P4">Ahsoka: Renner?</text:p>
      <text:p text:style-name="P4">Renner: i agree with Kalmo, if we can secure those bridges, the Judean armor can move into the capital</text:p>
      <text:p text:style-name="P4">Ahsoka: (sighs) you can have 30 men</text:p>
      <text:p text:style-name="P4">Kalmowicz: you won't regret this Sokes</text:p>
      <text:p text:style-name="P4">Ahsoka: give your report after you take the bridges</text:p>
      <text:p text:style-name="P4">Renner: Kalmo, we've got work to do</text:p>
      <text:p text:style-name="P4"/>
      <text:p text:style-name="P4">Renner and Kalmowicz leave the camp sight and leave Ahsoka to plan the next phase of the attack......</text:p>
      <text:p text:style-name="P4"/>
      <text:p text:style-name="P4"/>
      <text:p text:style-name="P4"><text:s/>- GERMANIA – BERLINAR – NIGHT - </text:p>
      <text:p text:style-name="P4"><text:s/></text:p>
      <text:p text:style-name="P4">Hienrich Hanz and Agent Kalus are looking over their battle plans and Hanz is clearly upset about the lack of Imperial intervention as he is throwing little tanks across the room as more officers enter and <text:soft-page-break/>greet their commanders. <text:s/></text:p>
      <text:p text:style-name="P4"/>
      <text:p text:style-name="P4">Germanian: Herr Hanz, vhat seems to be ze problem</text:p>
      <text:p text:style-name="P4">Hanz: ze fucking rebels, my defensive forces were wiped out by Juden</text:p>
      <text:p text:style-name="P4">Kalus: Lord Vader is not pleased with your failure Hanz, if i was in command i would deliver swift action towards the Judeans and the rebels their equal</text:p>
      <text:p text:style-name="P4">Hanz: zen, quit with your high and might words, HELP ME WIN ZIS FUCKING BATTLE!</text:p>
      <text:p text:style-name="P4">Kalus: in time Hanz, my intellegence officers inform me that the Rebels attempt to breach our lines, i will make sure they do not</text:p>
      <text:p text:style-name="P4">Hanz: and vhat do we do?</text:p>
      <text:p text:style-name="P4">Kalus: wait, the rebels will not best me this time, i have a plan</text:p>
      <text:p text:style-name="P4">Hanz: better make it quick, </text:p>
      <text:p text:style-name="P4"/>
      <text:p text:style-name="P4">Kalus laughs and walks out of the room, then a message comes for Hienrich Hanz, the Germanians patch it through and they see a man in a hood. <text:s/>This man rips off his cloak to reveal that he is in fact Darth Maul, the Phantom Menace. <text:s/></text:p>
      <text:p text:style-name="P4"/>
      <text:p text:style-name="P4">Maul: Hanz...</text:p>
      <text:p text:style-name="P4">Hanz: Lord Maul, what do we owe the pleasure</text:p>
      <text:p text:style-name="P4">Maul: you will inform me Germanian if my target has reached your shores</text:p>
      <text:p text:style-name="P4">Hanz: She has my lord</text:p>
      <text:p text:style-name="P4">Maul: good, stall the rebels until i send an inquisitor, he will deal with this errant rebel </text:p>
      <text:p text:style-name="P4">Hanz: Kalus suspects something</text:p>
      <text:p text:style-name="P4">Maul: he will never know what we have planned, just stick to my rules and you will rule, i promise you </text:p>
      <text:p text:style-name="P4">Hanz: very well, i await your man</text:p>
      <text:p text:style-name="P4"/>
      <text:p text:style-name="P4">The Transmission ends. <text:s/>Hanz then blows a whistle and two giant Arrian men walk into his war room, both of them are wearing Waffen Trooper gear and both of them are carrying MG-42 machine guns on their backs.</text:p>
      <text:p text:style-name="P4"/>
      <text:p text:style-name="P4">Hanz: Rudolf, Adolf, you are my word and will, lead my soldiers to the town of Ruhr and kill all the rebels you find</text:p>
      <text:p text:style-name="P4">Rudolf The Ravager: vhat about the Jedi?</text:p>
      <text:p text:style-name="P4">Adolf The Torturer: i vant them, </text:p>
      <text:p text:style-name="P4">Hanz: stick to your orders or be shot!</text:p>
      <text:p text:style-name="P4"/>
      <text:p text:style-name="P4">Both Rudolf and Adolf do the bellamy salute and they leave the room. <text:s/>Hanz then looks over his own plans and sees that this war may not have a chance of victory. <text:s/>He peers onto his maps and he throws them off the desk in anger. <text:s/></text:p>
      <text:p text:style-name="P4"/>
      <text:p text:style-name="P4"/>
      <text:p text:style-name="P4"><text:s/>- GERMANIA – BEACH HEAD COMMAND – MORNING <text:s/>- </text:p>
      <text:p text:style-name="P4"/>
      <text:p text:style-name="P2">Ahsoka wakes up and walks out of her tent, she sees that a group of the soldiers have gone to assist Renner and Kalmowicz on their operation. <text:s/>Ahsoka walks over to a large fire pit and joins Taj, Sardis, Tara, Saydee and Braxus, she greets her comrades, then Taj hands her a canteen full of liquor. <text:s/>Ahsoka takes a drink, coughs a bit, and then passes it to the next soldier, she then sits down and takes a deep <text:soft-page-break/>breat. <text:s/>Ahsoka then begins to chat with her soldiers. <text:s/></text:p>
      <text:p text:style-name="P2"/>
      <text:p text:style-name="P2">Ahsoka: Did any of you see Renner or Kalmo?</text:p>
      <text:p text:style-name="P2">Sardis: not since last night, </text:p>
      <text:p text:style-name="P2">Tara: Renner was gone before we woke up</text:p>
      <text:p text:style-name="P2">Saydee: true</text:p>
      <text:p text:style-name="P2">Ahsoka: Where is Karzi?</text:p>
      <text:p text:style-name="P2">Braxus: I saw him with Landow</text:p>
      <text:p text:style-name="P2">Ahsoka: good,</text:p>
      <text:p text:style-name="P2">Taj: what the hell are they doing?</text:p>
      <text:p text:style-name="P2">Ahsoka: they have been tasked with taking the town of Ruhr</text:p>
      <text:p text:style-name="P2">Sardis: my brother did not mention this to me</text:p>
      <text:p text:style-name="P2">Ahsoka: it was a covert operation, they will report in soon </text:p>
      <text:p text:style-name="P2">Sardis: please let me know</text:p>
      <text:p text:style-name="P2">Ahsoka: (places hand on Sardis' shoulder) He will be fine, I will inform you when I receive their transmission</text:p>
      <text:p text:style-name="P2">Sardis: gratitude Regina</text:p>
      <text:p text:style-name="P2"/>
      <text:p text:style-name="Standard"><text:span text:style-name="T2">Ahsoka nods and then returns to her tent to change into her normal outfit, Ahsoka walks out of her tent putting on her jacket. <text:s/>She then walks over to the tents of the Judean army, Ahsoka reaches the gates </text:span><text:span text:style-name="T2">and the guards raise their guns blocking the enterance. <text:s/></text:span></text:p>
      <text:p text:style-name="P2"/>
      <text:p text:style-name="P2">Ahsoka: I require words with your king </text:p>
      <text:p text:style-name="P2">Judean: he is in prior meeting, descern from fucking gate, Slave</text:p>
      <text:p text:style-name="P2">Ahsoka: (waves her hand) you will take me to your King, Now</text:p>
      <text:p text:style-name="P2"/>
      <text:p text:style-name="P2">The Judean soldiers look at each other and then the closest soldier looks at Ahsoka.</text:p>
      <text:p text:style-name="P2"/>
      <text:p text:style-name="P2">Judean: I...Will take you to my King now</text:p>
      <text:p text:style-name="P2"/>
      <text:p text:style-name="P2">The guards let Ahsoka pass and one of them leads Ahsoka to the tent of Cassander. <text:s/>Ahsoka enters the tent alone where the king is lounging being fed grapes by two very attractive female servants. <text:s/>Ahsoka walks up to the throne and Cassander is shocked that she made it past the guards. <text:s/>Ahsoka gives Cassander a disapproving look and then Cassander snaps his fingers and his servants leave the tent. <text:s/></text:p>
      <text:p text:style-name="P2"/>
      <text:p text:style-name="P2">Cassander: I will not ask how you got past my guards</text:p>
      <text:p text:style-name="P2">Ahsoka: it would afford you well, to strengthen their minds</text:p>
      <text:p text:style-name="P2"/>
      <text:p text:style-name="P2">Cassander says something nasty under his breath and then he turns back to look towards the Rebel Queen. <text:s/></text:p>
      <text:p text:style-name="P2"/>
      <text:p text:style-name="P2">Cassander: what do you wish to say to me </text:p>
      <text:p text:style-name="P2">Ahsoka: I wanted to let you know that some of your soldiers and mine have launched an attack against the Germanians </text:p>
      <text:p text:style-name="P2">Cassander: YOU DID WHAT!!</text:p>
      <text:p text:style-name="P2">Ahsoka: somebody had to make a move to win this war, </text:p>
      <text:p text:style-name="P2">Cassander: how dare you usurp my command! <text:s/>Your insolence will be dealt with in time </text:p>
      <text:p text:style-name="P2"><text:soft-page-break/>Ahsoka: insolence? You enlisted my help to fight off Heinrich Hanz</text:p>
      <text:p text:style-name="P2">Cassander: because I foolishly allowed it </text:p>
      <text:p text:style-name="P2">Ahsoka: your methods will lead us to our deaths, and you will lose your other son </text:p>
      <text:p text:style-name="P2">Cassander: (Sighs) what have you had them do?</text:p>
      <text:p text:style-name="P2">Ahsoka: they have been sent to the town of Ruhr to invade the Germanian strong point near the forest</text:p>
      <text:p text:style-name="P2">Cassander: (pondering) very well, see yourself out </text:p>
      <text:p text:style-name="P2"/>
      <text:p text:style-name="P2">Ahsoka walks out of the throne room and she looks into the gray skies of Germania. <text:s/>She then closes her eyes and walks back towards her camp site. <text:s/>Ahsoka then arrives back to the rebel camp and her soldiers greet her with drugs and alcohol, while she refuses the gestures, Ahsoka then sits next to her troops around a fire. <text:s/>As a blunt is passed around, Ahsoka gets the last hit, then a rebel soldier runs up to Ahsoka, he is wearing a radio box on his back and he is huffing and puffing, his hands are on his knees. <text:s text:c="2"/></text:p>
      <text:p text:style-name="P2"/>
      <text:p text:style-name="P2">Soldier: Regina Tano! (panting) Message (breathing) from the front </text:p>
      <text:p text:style-name="P2"/>
      <text:p text:style-name="P2">Ahsoka quickly gets up and hands the blunt to Taj, she then follows the radio man into a tent full of interpreters and communication devices. <text:s/>They walk up to another radio man who is currently fighting in Ruhr, the allied forces here laser shots and explosions over the radio, Ahsoka then rushes to the table and grabs the microphone. <text:s/></text:p>
      <text:p text:style-name="P2">Ahsoka: This is General Tano, go ahead soldier</text:p>
      <text:p text:style-name="P2">Soldier: were over-fucking-run, the Germanians have sent three tanks and a whole battalion, were out gunned M'am!</text:p>
      <text:p text:style-name="P2">Ahsoka: hold your position soldier, im on my way</text:p>
      <text:p text:style-name="P2">Soldier: copy that General, we'll try to hold out but the Krauts, they..... wait, what is that?!</text:p>
      <text:p text:style-name="P2"/>
      <text:p text:style-name="P2">The sound of a lightsaber slashing someone is heard and the soldier on the radio gives off a gutteral scream. <text:s/>Ahsoka then calls out to the soldier. <text:s/></text:p>
      <text:p text:style-name="P2"/>
      <text:p text:style-name="P2">Ahsoka: soldier, are you there!</text:p>
      <text:p text:style-name="P2"/>
      <text:p text:style-name="P2">All the allies hear is heavy breathing in the radio and then Ahsoka grabs the microphone. <text:s/></text:p>
      <text:p text:style-name="P2"/>
      <text:p text:style-name="P2">Ahsoka: my name is Ahsoka Tano, Jedi Knight, I don't know who you are, yet I assure you, if you do not withdraw you will die </text:p>
      <text:p text:style-name="Standard"><text:span text:style-name="T2">Voice: </text:span><text:bookmark text:name="tw-target-text1"/><text:span text:style-name="T5">Auf Wiedersehen</text:span><text:span text:style-name="T2"> </text:span></text:p>
      <text:p text:style-name="P2"/>
      <text:p text:style-name="P2">Ahsoka then hears the radio being broken and she then drops the microphone, storming out of the tent. <text:s/>Ahsoka power walks to a group of speeder bikes and she take one and flies off away from the camp towards the town of Ruhr. <text:s/>Ahsoka follows the road and she passes the wreckage of several Germanian tanks, she even sees the dead bodies of a Germanian patrol, so she stops her bike. <text:s/>Ahsoka jumps off and grabs one of the MP-40's from the dead and a few magazines from the other bodies. <text:s/>She places the sling over her shoulder draping the SMG across her back and she hops back onto her speeder bike and floors it in the direction of Ruhr. <text:s/></text:p>
      <text:p text:style-name="P2"/>
      <text:p text:style-name="P2"/>
      <text:p text:style-name="P2"><text:s/>- GERMANIA – RUHR – MID DAY - </text:p>
      <text:p text:style-name="P2"><text:soft-page-break/></text:p>
      <text:p text:style-name="P2"/>
      <text:p text:style-name="Standard"><text:span text:style-name="T2">As soon as Ahsoka approaches the town she can her explosions and gunshots all through out the air, she then reaches a hill over-looking the town, there she witnesses the true result of the attack. <text:s/>The town is in ruins and the Germanian forces have all but surrounded the town with about five Tanks bombarding the buildings of the town. <text:s/>Ahsoka flies down to a lightly defended section of the human blockade, she twists the throttle on the speeder bike and then at the last second Ahsoka back-flips off the bike allowing it to ram into a Tank, destroying it. <text:s/>The Germanians then see a rebel walking towards them as they are gathering their weapons, before they can Ahsoka shoot both of them. <text:s/>Ahsoka then reloads her SMG and then she looks around for any other Waffen Trooper in the area. <text:s/>With all guards in this section dead, Ahsoka then jumps over a broken wall and sneaks into the town, she finds cover behind an old bakery, the building here is half destroyed from tank fire, She then peers around the corner to see two squads of Waffen soldiers walking in her direction. <text:s/>Ahsoka then goes around the other side of the building and follows the walls to the back alley, she hides behind a dumpster and her waits for the Germanians to pass. <text:s/>Ahsoka hears them laughing and the sound of the gravel crunching beneath their boots, She waits until the last soldiers have past and then Ahsoka moves from her cover and stands in the street right behind them. <text:s/>Ahsoka then opens up on the Waffen squads killing every single one of them, Ahsoka reloads her SMG and runs across the street to find another place to hide out. <text:s/>She then hears soldiers talking in the common tounge and she quietly moves from one building to the next by way of a hole puched through the brick walls, She jumps into another room where she hears voices up </text:span><text:span text:style-name="T2">stairs. <text:s/>Ahsoka quietly walks up the stairs pointing her gun at the top of the steps, she places her foot on each step quietly until she steps on one stair and a creaking is heard. <text:s/>Ahsoka mouths “fuck” and she holds her ground, then she loads her MP-40 and points it towards the top of the steps and soon she sees Renner walk out from the top.</text:span></text:p>
      <text:p text:style-name="P2"/>
      <text:p text:style-name="P2">Renner: well it's about fucking time </text:p>
      <text:p text:style-name="P2">Ahsoka: report in what the hell happened </text:p>
      <text:p text:style-name="P2"/>
      <text:p text:style-name="P2">Ahsoka walks to the top of the steps to see a small group of rebel soldiers are here coughing and cowering from the Germanian gunfire and explosions. </text:p>
      <text:p text:style-name="P2"/>
      <text:p text:style-name="P2">Renner: they attacked a few moments ago, like they were tipped off about our moves </text:p>
      <text:p text:style-name="P2">Ahsoka: how many were lost </text:p>
      <text:p text:style-name="P2">Renner: were all that remain, and unless you killed all the guards, we're trapped </text:p>
      <text:p text:style-name="P2">Ahsoka: I got in undetected</text:p>
      <text:p text:style-name="P2">Kalmowicz: not all of us stand Jedi </text:p>
      <text:p text:style-name="P2">Ahsoka: we can set up a diversion, I can distract the Imperials giving you the time to leave </text:p>
      <text:p text:style-name="P2">Renner: while im all for that, how the hell are you going to do that </text:p>
      <text:p text:style-name="P2">Ahsoka: you leave that to me, when I give the word, you make for the southern gate, I have a speeder bike and a tank there waiting </text:p>
      <text:p text:style-name="P2">Kalmowicz: very well (grabs shotgun and loads it) lets move!</text:p>
      <text:p text:style-name="P2"/>
      <text:p text:style-name="P2">Kalmowicz and Renner make their move down the stairs, and they leave Ahsoka alone, Ahsoka then takes a deep breath and begins to connect to the force in order to find this dark presence she had sensed earlier. <text:s/>She then catches sight of two Waffen Inquisitors, both of them with lightsabers and heavy machine guns. <text:s/>Ahsoka then opens her eyes and walks down the stairs and into the street and there are both Adolf and Rudolf, as if Ahsoka knew they would be there (in fact she did). <text:s/></text:p>
      <text:p text:style-name="P2"><text:soft-page-break/></text:p>
      <text:p text:style-name="P2">Ahsoka: hello boys</text:p>
      <text:p text:style-name="P2">Adolf: the Jedi!</text:p>
      <text:p text:style-name="P2">Rudolf: should ve proceed </text:p>
      <text:p text:style-name="Standard"><text:span text:style-name="T2">Adolf: </text:span><text:bookmark text:name="tw-target-text2"/><text:span text:style-name="T5">Jawohl</text:span></text:p>
      <text:p text:style-name="P2">Rudolf: the bitch is still </text:p>
      <text:p text:style-name="P2">Adolf: just a voman </text:p>
      <text:p text:style-name="P2"/>
      <text:p text:style-name="Standard"><text:span text:style-name="T2">Ahsoka drops her MP-40 on the ground and draws both of her lightsabers, the two inquisitors then draw their lightsabers as well, their sabers have the look of colonial cavalry swords, a curved blade and everything. <text:s/>The two inquisitors scream out and they both charge Ahsoka, she waits for them to get close and then she back-flips kicking them both in the chin, causing them to back up while Ahsoka then presses her attack. <text:s/>Ahsoka slides on the ground and trips up Rudolf with her lightsaber, cutting his leg, she then blocks two strikes from Adolf and then she grabs his arm as Adolf is trying to stab her, Ahsoka delivers an elbow to Adolf's face causing him to step back and spit up blood. <text:s/>Ahsoka then turns around to see Rudolf running at her, she punches Rudolf in the neck and then drop kicks him to the ground, before she has a chance to end Rudolf's life, Adolf come back and tries to attack Ahsoka, however Ahsoka dodges the first attack from Adolf, and then she blocks the second attack. <text:s/>As Ahsoka is caught in a clash with Adolf, Rudolf limps over to attack Ahsoka, she glances back and sees another enemy at her back. <text:s/>Ahsoka then kicks Adolf in the balls and uses the force to push him away. <text:s/>Ahsoka ducks </text:span><text:span text:style-name="T2">under Rudolf's first strike and then Ahsoka stabs her one of her lightsabers inside the thigh of Rudolf, Rudolf screams out and then Ahsoka kicks him to the ground. <text:s/>She slashes Rudolf as he is on the ground, killing him. <text:s/>Ahsoka then turns her attention towards Adolf who is screaming after Ahsoka cut down his comrade. <text:s/></text:span></text:p>
      <text:p text:style-name="P2"/>
      <text:p text:style-name="Standard"><text:span text:style-name="T2">Adolf: b</text:span><text:span text:style-name="T5">ruder!!</text:span></text:p>
      <text:p text:style-name="P4"/>
      <text:p text:style-name="P4">Ahsoka looks at Adolf and she points one of her lightsabers towards him, then Adolf runs at Ahsoka, she slightly grins and she lowers to the ground. <text:s/>As soon as Adolf gets close, Ahsoka jumps into the air spinning with her sabers ignighted, cutting down Adolf with every strike, once she gets close the ground she thrusts both of her lightsabers down through Adolf's shoulders and then she backs up. <text:s/>Adolf walks a few steps and then he collapes to the ground. <text:s/>Ahsoka holsters her lightsabers and then she takes a deep breath and dusts herself off, Ahsoka then senses another dark presence behind her. <text:s/>She turns around to see a Sith inquisitor dressed like a Hashishin warrior, this inquisitor draws his lightsaber which is curved like a scimitar. <text:s/>This warrior swings his saber around his body and over his head a few times and then he gets into a fighting stance. <text:s/>Ahsoka, tired from the previous battle, has a look of disbelief on her face and thus she raises her hand and an MP-40 lifts from the ground and into Ahsoka's hands. <text:s/>She pulls the trigger twice and both shots land right between the inquisitor's eyes killing him instantly, Ahsoka then runs towards the southern part of the town, she ducks into an alley and hides from a Waffen patrol, once the patrol is far enough away, she moves to the next alley and she gets to the broken wall of the city on the eastern side. <text:s/>Ahsoka jumps over the wall and she runs to the southern part of the town and she gets her speeder bike, realizing that her comrade were not with her, so she then stops and returns into the city. <text:s/>She then sees that the last of the survivors were caught by the Waffen patrols, Ahsoka hides for a moment and then gets closer to hear the conversation among the soldiers, but mostly the officer. <text:s/></text:p>
      <text:p text:style-name="P4"/>
      <text:p text:style-name="Standard"><text:span text:style-name="T5">Officer: i do not care for ze Empire nor Rebellion, yet you have thrown your lot wit ze juden, this is </text:span><text:soft-page-break/><text:span text:style-name="T5">inexcusable, </text:span><text:bookmark text:name="tw-target-text3"/><text:span text:style-name="T5">vorbereiten auf </text:span><text:bookmark text:name="tw-target-text4"/><text:span text:style-name="T5">schießen!</text:span></text:p>
      <text:p text:style-name="P4"/>
      <text:p text:style-name="P4">The Waffen Troopers all point their guns to the rebels, then Ahsoka comes out of cover and she shoots down the Waffen Troopers with one magazine. <text:s/>She then reloads and points her gun at the officer who is the last man remaining. <text:s/></text:p>
      <text:p text:style-name="P4"/>
      <text:p text:style-name="P4">Officer: you cannot kill me, you are a....</text:p>
      <text:p text:style-name="P4"/>
      <text:p text:style-name="P4">Ahsoka then shoots this officer down with a few shots, then she walks over to the rest of her comrades. </text:p>
      <text:p text:style-name="P4"/>
      <text:p text:style-name="P4">Renner: thank you again for saving us </text:p>
      <text:p text:style-name="P4">Ahsoka: all in a days work</text:p>
      <text:p text:style-name="P4">Kalmowicz: we should get back to base camp, away from this shit-eating town</text:p>
      <text:p text:style-name="P4">Ahsoka: copy that, follow me boys </text:p>
      <text:p text:style-name="P4"/>
      <text:p text:style-name="P4">Ahsoka leads her comrades out of the town's broken southern walls, she leaves with her soldiers and the town is soon completly under the control of the Waffen army, The Rebel soldiers have stolen a tank from the Waffen Troopers and they follow Ahsoka back to the camp as she is driving her speeder bike. </text:p>
      <text:p text:style-name="P4"/>
      <text:p text:style-name="P4"/>
      <text:p text:style-name="P4">- GERMANIA – BEACH HEAD COMMAND – DUSK <text:s/>- </text:p>
      <text:p text:style-name="P4"/>
      <text:p text:style-name="P4"/>
      <text:p text:style-name="P4">Soon the rebels return to the Beach Head camp and then they return to the rebel base camp, here Ahsoka jumps off the speeder bike and heads right into the command tent where Cassander is making plans with the Judean High Command. <text:s text:c="2"/>She walks into the tent to see all the judean soldiers look away from her as she enters, Cassander is the only one who breaks words. </text:p>
      <text:p text:style-name="P4"/>
      <text:p text:style-name="P4">Cassander: so, how did your little plan go?</text:p>
      <text:p text:style-name="P4">Ahsoka: not well, the troops were ambushed, it's like they were tipped off</text:p>
      <text:p text:style-name="P4">Cassander: a strange coinsidence,</text:p>
      <text:p text:style-name="P4">Ahsoka: yeah it was.....</text:p>
      <text:p text:style-name="P4"/>
      <text:p text:style-name="P4">Ahsoka and Cassander stare each other down for a bit and then Ahsoka breaks eye contact with the Judean King. <text:s/></text:p>
      <text:p text:style-name="P4"/>
      <text:p text:style-name="P4">Ahsoka: when i come up with another plan i will let you know</text:p>
      <text:p text:style-name="P4">Cassander: (laughs) very well young Jedi </text:p>
      <text:p text:style-name="P4"/>
      <text:p text:style-name="P4">As Ahsoka is leaving the tent she can hear the laughter from the Judean High Command, ignoring these antagonists, Ahsoka returns to the rebel camp. <text:s/>She enters the infermery where she sees Renner and Kalmowicz fighting over a blunt, getting patched up by Tara and Saydee, the Twileks are having trouble patching up the ever moving generals, Ahsoka whistles and then Renner and Kalmowicz halt their fighting. <text:s/></text:p>
      <text:p text:style-name="P4"/>
      <text:p text:style-name="P4">Ahsoka: you guys need to rest a moment</text:p>
      <text:p text:style-name="P4">Kalmowicz: if my cock (33) rises, so do I </text:p>
      <text:p text:style-name="P4"><text:soft-page-break/>Ahsoka: (laughs) ok whatever, what the hell happened back there, how could the Germanians over run the town so quickly </text:p>
      <text:p text:style-name="P4">Renner: my guess is they were waiting for us</text:p>
      <text:p text:style-name="P4">Ahsoka: how is that possible, did you tell anyone of this mission</text:p>
      <text:p text:style-name="P4">Kalmowicz: who could we have told</text:p>
      <text:p text:style-name="P4">Ahsoka: maybe every hooker from here to Malacore</text:p>
      <text:p text:style-name="P4">Renner: calm off it Sokes, we didn't tell anyone, only the men with us </text:p>
      <text:p text:style-name="P4">Ahsoka: very well, Kalmo, your Father is the traitor </text:p>
      <text:p text:style-name="P4">Kalmowicz: what the fuck did you just say to me?</text:p>
      <text:p text:style-name="P4">Ahsoka: i told Cassander of the attack on Ruhr, he must have tipped off the Empire of our arrival</text:p>
      <text:p text:style-name="P4">Renner: motherfucker!</text:p>
      <text:p text:style-name="P4">Kalmowicz: now hold on here, before you accuse my father, the King of Judea, i would know the truth </text:p>
      <text:p text:style-name="P4">Ahsoka: go, and here his true intentions </text:p>
      <text:p text:style-name="P4"/>
      <text:p text:style-name="P4">Kalmowicz rushes out of the tent and towards the Judean camp, he storms into the tent of the Judean High Command and they are celebrating as if they have won a great battle. <text:s/>Kalmowicz is not noticed until he clears his throat and then Cassander notices his son is present</text:p>
      <text:p text:style-name="P4"/>
      <text:p text:style-name="P4">Cassander: my boy, come share drink, </text:p>
      <text:p text:style-name="P4">Kalmowicz: what for, we lost the day </text:p>
      <text:p text:style-name="P4">Cassander: i have made arrangement, that ensures our people peace and control over this region</text:p>
      <text:p text:style-name="P4">Kalmowicz: with who?</text:p>
      <text:p text:style-name="P4">Cassander: (sighs) i had to sell your friends down the river</text:p>
      <text:p text:style-name="P4">Kalmowciz: you sided with the Empire....</text:p>
      <text:p text:style-name="P4">Cassander: It was the only thing to do my son</text:p>
      <text:p text:style-name="P4">Kalmowicz: what the fuck!! you sold the rebellion out, how could you do that?!</text:p>
      <text:p text:style-name="P4">Cassander: someone needed to place you upon proper path!, that Jedi has clouded your mind with thoughts of glory and tales of war</text:p>
      <text:p text:style-name="P4">Kalmowicz: you have betrayed me father,</text:p>
      <text:p text:style-name="P4">Cassander: it was the only way to stay in power</text:p>
      <text:p text:style-name="P4">Kalmowicz: then i have no choice</text:p>
      <text:p text:style-name="P4">Cassander: i am sorry my son </text:p>
      <text:p text:style-name="P4">Kalmowicz: no, you will be </text:p>
      <text:p text:style-name="P4"/>
      <text:p text:style-name="P4">Kalmowicz presses a button on his comlink and then Ahsoka enters the tent with Renner and Sardis. <text:s/>Both Renner and Sardis cross there arms and they give a stern look towards Cassander. <text:s/>Ahsoka then steps up and approaches the Judean King. </text:p>
      <text:p text:style-name="P4"/>
      <text:p text:style-name="P4">Ahsoka: the rumors are true then, i was a fool to trust you</text:p>
      <text:p text:style-name="P4">Cassander: (laughs) your faith in this galaxy is a weakness Tano, this is the day you and your rebellion will submit to my command. <text:s/>Any and all soldiers will be under the control of the Judean High Command!</text:p>
      <text:p text:style-name="P4">Ahsoka: very well, Kalmowicz!, what say you?</text:p>
      <text:p text:style-name="P4">Kalmowicz: your soldiers are yours to command General Tano</text:p>
      <text:p text:style-name="P4">Cassander: it does not work that way, only the king can command such a thing</text:p>
      <text:p text:style-name="P4">Ahsoka: very well Kalmo, you know what to do </text:p>
      <text:p text:style-name="P4">Cassander: Troy!</text:p>
      <text:p text:style-name="P4"><text:soft-page-break/>Kalmowicz: Father, as a citizen of the Judean people, i challenge your competence in command, i wish to hold elections, for a new king</text:p>
      <text:p text:style-name="P4"/>
      <text:p text:style-name="P4">The rest of the Judean High Command looks around and at one another, as if the Judean Prince has just solidifyed their lack of confidence in their leadership. <text:s/></text:p>
      <text:p text:style-name="P4"/>
      <text:p text:style-name="P4">Cassander: what treason is this</text:p>
      <text:p text:style-name="P4">Ahsoka: your people have spoken, you are no longer fit to rule</text:p>
      <text:p text:style-name="P4"/>
      <text:p text:style-name="P4">Cassander screams out and he draws a steel longsword, Cassander charges at Ahsoka and she jumps over him, she turns around to see that Cassander has run into a wall. <text:s/>Cassander then looks behind him to and then charges once again at Ahsoka, she does not draw her lightsabers, she just draws her pistol and shoots the sword blade, causing it to fall from Cassander's hands. <text:s/>Cassander does not give up his assault, he attempts to swing punches at Ahsoka, all of them falling short of their intended target, then Ahsoka catches the last punch attempt from Cassander and she twists his arm causing the Judean King to writhe in pain. <text:s/>Then Ahsoka delivers a jab to Cassander's throat, and then she round-house kicks Cassander in the chest causing him to fly back into his throne, the chair tips over onto the ground once Cassander hits the chair. <text:s/>Cassander then screams out to his soldiers who have done nothing but watch their king get his ass kicked. <text:s/></text:p>
      <text:p text:style-name="P4"/>
      <text:p text:style-name="P4">Cassander: SIEZE HER!</text:p>
      <text:p text:style-name="P4"/>
      <text:p text:style-name="P4">The judean soldiers do nothing as Cassander is struggling to get up from the beating Ahsoka has administered. <text:s/></text:p>
      <text:p text:style-name="P4"/>
      <text:p text:style-name="P4">Cassander: follow command you fucking cunts!</text:p>
      <text:p text:style-name="P4"/>
      <text:p text:style-name="P4">The Judean soldiers just place their weapons on the ground and then they cross their arms, giving Cassander a dirty look as he has undoubtibly lost all support from his army. <text:s/>Cassander then looks around and he pulls a knife from his belt, dropping it to the ground before getting right in Ahsoka's face. <text:s/></text:p>
      <text:p text:style-name="P4"/>
      <text:p text:style-name="P4">Cassander: you were nothing before me, i allowed your troops to land on my planet, if it wasn't for me, you would be dead!!</text:p>
      <text:p text:style-name="P4">Ahsoka: now <text:span text:style-name="T1">you</text:span> are dead</text:p>
      <text:p text:style-name="P4"/>
      <text:p text:style-name="P4">Ahsoka quickly draws her wrist knife and she jams the blade into the bottom of Cassander's jaw, causing him to bleed out and cough up blood before he hits the ground and his life flees from his body. <text:s/>Kalmowicz then walks up to Ahsoka and she turns around to address the new Judean King. <text:s/></text:p>
      <text:p text:style-name="P4"/>
      <text:p text:style-name="P4">Ahsoka: the soldiers are yours to command King Kalmowicz</text:p>
      <text:p text:style-name="P4">Kalmowicz: (smiles) you have no idea how long i have waited for this day </text:p>
      <text:p text:style-name="P4">Ahsoka: send the armies to the north, we need to attack Berlinar</text:p>
      <text:p text:style-name="P4">Kalmowicz: already you speak of war, there must be a time for celebration</text:p>
      <text:p text:style-name="P4">Ahsoka: we haven't the time, the Ghosts are trapped on Garrell, we need to get back to them</text:p>
      <text:p text:style-name="P4">Kalmowicz: what would you have me do?</text:p>
      <text:p text:style-name="P4">Ahsoka: give full command of the army to me, i will send them to the forests in the north, and in one <text:soft-page-break/>day we can take the Germanian capital</text:p>
      <text:p text:style-name="P4">Kalmowicz: you have three hours to prepare your plans</text:p>
      <text:p text:style-name="P4">Ahsoka: thank you Troy</text:p>
      <text:p text:style-name="P4"/>
      <text:p text:style-name="P4">Ahsoka then leaves the Judean Command Tent and she heads for the rebel camp and to her tent. <text:s/>She gathers a few maps of the region, and she places rocks on the map as troop placements for each faction, Ahsoka then holds one of the rocks, that of the rebel army, in her hand, she take a deep breath and then places the rock right on the edge of Germanian turf. <text:s/>She then looks towars the map section of the forest, there is a mountain pass that could act as a funnel which can help thin out the Germanian forces. <text:s/>Ahsoka rolls up the map and she gathers the stones that fell to the ground, and she runs back to the Judean Command tent, she sees Renner and Kalmowicz smoking and drinking with a few Judean women all over them, Ahsoka walks in and places her hands on her hips, looking at her comrades with a look of concern. <text:s/>Renner taps Kalmowicz and they all walk over into another room where there is a table and computors scattered all over the room. <text:s/>Kalmowicz sits down in Cassander's old chair and awaits the next plan of attack. <text:s/></text:p>
      <text:p text:style-name="P4"/>
      <text:p text:style-name="P4">Ahsoka: ok, since the Germanians are held up at their capital city, we need a plan that will force their soldiers into open battle</text:p>
      <text:p text:style-name="P4">Renner: a good plan, how the fuck are we gonna do that?</text:p>
      <text:p text:style-name="P4">Ahsoka: there is a mountain pass, here (points on the map) if we can draw Hanz soldiers there, we have a shot to win </text:p>
      <text:p text:style-name="P4">Kalmowicz: then how do we get them to leave comfort of city walls?</text:p>
      <text:p text:style-name="P4">Ahsoka: news of Cassander's death, will surely be the kicker </text:p>
      <text:p text:style-name="P4">Renner: causing Hanz to devote his entire army against us</text:p>
      <text:p text:style-name="P4">Ahsoka: leaving one path to enter and exit their region, </text:p>
      <text:p text:style-name="P4">Kalmowicz: the mountain pass</text:p>
      <text:p text:style-name="P4"/>
      <text:p text:style-name="P4">Ahsoka nods her head. <text:s/></text:p>
      <text:p text:style-name="P4"/>
      <text:p text:style-name="P4">Renner: a plan well thought of, were going to have to be sharp if we are to battle in that bulge </text:p>
      <text:p text:style-name="P4">Ahsoka: the soldiers will be ready,</text:p>
      <text:p text:style-name="P4">Renner: they always are, yet the winter months are upon us, it's gonna be cold as shit </text:p>
      <text:p text:style-name="P4">Kalmowicz: then we need to bring whores to keep our cocks (34) warm</text:p>
      <text:p text:style-name="P4">Ahsoka: gather your gear, and any....pleasures you wish, we leave in two hours</text:p>
      <text:p text:style-name="P4">Renner: your the best Sokes</text:p>
      <text:p text:style-name="P4"/>
      <text:p text:style-name="P4">Ahsoka nods again and she leaves the Judean command tent, she walks over to the rebel base and she begins to gather her dufflebag, she pulls out a pistol, loads it and holsters the gun. <text:s/>Ahsoka then pulls out an MP-40, this gun she reloads and she places it on her back. <text:s/>Ahsoka then exits her tent fully geared up ready for battle, she then walks over to the rebel barracks. <text:s/>She sees her soldiers hanging out and drinking liqour from their water canteens, Ahsoka walks up to the soldiers and all of them look over and rise to stand at attention. <text:s/>Ahsoka then walks in front of them and she begins her speech. <text:s/></text:p>
      <text:p text:style-name="P4"/>
      <text:p text:style-name="P4">Ahsoka: at ease boys, </text:p>
      <text:p text:style-name="P4"/>
      <text:p text:style-name="P4">The soldiers place their hands behind their backs all together, then Ahsoka contiues her mission briefing. <text:s/></text:p>
      <text:p text:style-name="P4"><text:soft-page-break/></text:p>
      <text:p text:style-name="P4">Ahsoka: a plan has been set to motion, we are heading for the capital of Berlinar</text:p>
      <text:p text:style-name="P4"/>
      <text:p text:style-name="P4">The soldiers then all cheer out and start to hoot in celebration. <text:s/></text:p>
      <text:p text:style-name="P4"/>
      <text:p text:style-name="P4">Ahsoka: the Germanians are being led into our trap as I speak, gather weapons, and prepare for battle!</text:p>
      <text:p text:style-name="P4"/>
      <text:p text:style-name="P4">The rebel soldier cheer our like they have just watched their sports team win a championship, then they all are ushered by Alexopolis to gather their gear and prepare for the next conflict in the long war. <text:s/>Once the rebel army has been fully prepared and dressed for battle, Ahsoka leads her soldiers over to the Judean command tent, where she hears Renner laughing and Kalmowicz coughing. <text:s/>Ahsoka enters the tent to see two whores, completey naked, running around with Renner and Kalmowicz laughing and smoking a blunt, Ahsoka again crosses her arms and rolls her eyes, and then she clears her throat causing the generals to see their commander. <text:s/></text:p>
      <text:p text:style-name="P4"/>
      <text:p text:style-name="P4">Renner: shit, Sokes, i didn't see you there</text:p>
      <text:p text:style-name="P4">Ahsoka: clean yourselves up, (tosses Renner a towel) </text:p>
      <text:p text:style-name="P4">Kalmowicz: sorry, we lost track of time</text:p>
      <text:p text:style-name="P4">Ahsoka: (shakes her head) yeah, ok...</text:p>
      <text:p text:style-name="P4"/>
      <text:p text:style-name="P4">Ahsoka then waits outside the tent until Kalmowicz and Renner exit the command tent fully dressed for a winter war, Ahsoka then leader her soldiers to the enterence of the Beach head command center. <text:s/>Ahsoka looks behind her to see the 1000 rebel soldiers ready to follow her orders, Ahsoka then waves her hand forward, having all the rebel soldiers follow her out of the base camp into the roads leading throughout the planet. <text:s/></text:p>
      <text:p text:style-name="P4"/>
      <text:p text:style-name="P4"/>
      <text:p text:style-name="P4">- GERMANIA – ROAD TO BERLINAR – NIGHT - </text:p>
      <text:p text:style-name="P4"/>
      <text:p text:style-name="P4"/>
      <text:p text:style-name="P2">Ahsoka is leading the rebel army through the forest paths, past a sign for the city of Ruhr, and towards a section of the forest that is beginning to gather snow on the ground, the rebels can feel the winter chill as the follow the road North. <text:s/>Ahsoka then puts on the same jacket she used on the beaches and she continues to move her hand forward to motion her soldiers to follow her lead, they soon reach this mountain pass that was depicted on the map. <text:s/>Ahsoka then begins to set up her soldiers on this line making sure they hold the ground and not give way to their enemies. <text:s/></text:p>
      <text:p text:style-name="P2"/>
      <text:p text:style-name="P2">Ahsoka: put gun emplacements on the canyon walls, I want to bottle these guys up</text:p>
      <text:p text:style-name="P2">Karzi: yes Regina </text:p>
      <text:p text:style-name="P2">Ahsoka: Renner, tell Kalmo to send Hanz the message, make no mistake he should not know you sent it </text:p>
      <text:p text:style-name="P2">Renner: copy that General </text:p>
      <text:p text:style-name="P2">Ahsoka: these guys will be eager to kill, so shoot with purpose, and we shall see victory this day</text:p>
      <text:p text:style-name="P2"/>
      <text:p text:style-name="P2">The Rebel army setsup their heavy turrets and the soldiers set themselves up behind rocks and sandbags at the top of the mountain walls. <text:s/>They soon hear the shouts of the Germanian Army as they are closing in on the Rebel position, Ahsoka motions her soldiers to keep quiet and they all silence their chatter as <text:soft-page-break/>the Germanian army marches closer and closer to them. <text:s/>The Rebel soldiers can hear the Germanians talking amongst themselves. <text:s/></text:p>
      <text:p text:style-name="P2"/>
      <text:p text:style-name="P2">Waffen Trooper: follow fucking lead, ze Rebels could be near </text:p>
      <text:p text:style-name="P2">Trooper: but sir, there is nothing derr....</text:p>
      <text:p text:style-name="P2"/>
      <text:p text:style-name="P2">Instantly after the Waffen Trooper finishes his sentence, an explosion goes off trapping the Waffen Army inside this narrow mountain pass, the Rebel army then begins to fire from the top of the walls and they easily kill any Waffen Trooper that is in the narrow path. <text:s/>With the good 300 Waffen Troopers killed Ahsoka then leads her soldiers down to the other end of the Mountain pass, cutting of her soldiers forces which have 1000 against the rest of the Waffen Army. <text:s/>Soon Ahsoka and her soldiers move through the forest until they see a clearing, three of the rebel soldiers: Braxus, Karzi and Serephos, run out into the clearing and they instantly get shot down by Germanian MG-42 rounds. <text:s/>Ahsoka then screams out to her soldiers to find cover and they all dig in to avoid the laser rounds from the heavy machine guns. <text:s/>Ahsoka then gathers a group of soldiers and orders on of her men to hold their position. <text:s/></text:p>
      <text:p text:style-name="P2"/>
      <text:p text:style-name="P2">Ahsoka: Alex, hold position, i'll flank their position</text:p>
      <text:p text:style-name="P2">Alexopolis: copy that, we shall hold them here</text:p>
      <text:p text:style-name="P2"/>
      <text:p text:style-name="P2">Ahsoka takes a groups of 30 soldiers with Gregor and Wolffe included, she leads them to the left of the clearing and she sees a few Waffen soldiers running towards a trench that is dug into the snowy dirt. <text:s/>Ahsoka then motions her team to head for this trench. <text:s/>Once inside the trench Ahsoka grabs her MP-40 and begins to move to forward in an effort to flank the Germanian line. <text:s/>Once the rebel forces get close enough to see their enemies, Ahsoka and her soldiers shoot the Waffen troopers in the trench, causing confusion among the ranks. <text:s/>Alexopolis then leads the remainder of the rebel army through the clearing and right into the Germanian trench, Alexopolis shoots two Waffen Troopers with two shots, but his weapon jams and a third soldier is about to shoot him. <text:s/>This soldier smiles and then he is instantly shot by Ahsoka, who grabs Alexopolis and lifts him up, then she leads the rest of the rebel forces through the entire trench. <text:s/>The rebel army approches a bunker at the end of the trench and Ahsoka gives hands signals and two soldiers walk up with dynamite and C-4, they plant the explosives and run away from their work. <text:s/>Ahsoka counts to three on her hand, and the rebel soldiers blow up the bunker door, once this happens, Ahsoka and the rest of the rebels open fire killing the rest of the troopers and the officer who was hiding in the bunker. <text:s/>With the Trench cleared of hostiles, Ahsoka gives her next command.</text:p>
      <text:p text:style-name="P2"/>
      <text:p text:style-name="P2">Ahsoka: make use of this trench, we will use it to hold our ground until Kalmowicz has gathered the Judeans. <text:s/></text:p>
      <text:p text:style-name="P2">Taj: what of the lost ones, shall we hold burial</text:p>
      <text:p text:style-name="P2">Ahsoka: we cannot light a pire, see them beneath ground, and keep it quiet</text:p>
      <text:p text:style-name="P2">Taj: yes Regina</text:p>
      <text:p text:style-name="P2"/>
      <text:p text:style-name="P2">Taj heads back to the clearing to collect the dead as Ahsoka prepares the trench for an impending attack from the Germanian army. <text:s/>The Rebels make use of every table and board they can find to set up defensive walls, the Rebel army then holds their position as they do not hear any sign of a Germanian advance. <text:s/>Ahsoka then walks to the mid-point of the trench and she pulls out her binoculars to see miles in front of her, she places them near her eyes to see that the Germanian forces are marching this way as if they do not know their trech has been taken. <text:s/>Ahsoka runs to both sides of the trench preparing her <text:soft-page-break/>soldiers, when she returns to the center, of the trench line, she draws her MP-40 and points to gun towards the advancing Germanians. <text:s/>The Germanian soldiers are not aware of the lost trench and then casually walk towards their intended position, Ahsoka counts off on her hand from five, once she its zero the Rebel army stands up from their cover and they open fire upon the Germanians, who have no idea that they have lost the trench until now. <text:s/>The Germanian soldiers are all killed from this onslaught, and once they sound of screams halts, Ahsoka jumps out of the trench and moves toward the dead and the dying soldiers of the Waffen Army. <text:s/>The Rebel soldiers begin to stab the dying troopers with their bayonettes and knives, as Ahsoka is overlooking the short victory they were able to win, the Rebel soldiers then begin to strip the bodies of their winter coats and their guns, grabbing the extra magazines in the process. <text:s/>Ahsoka then calls to her soldiers before they get out of hand. <text:s/></text:p>
      <text:p text:style-name="P2"/>
      <text:p text:style-name="P2">Ahsoka: Rebels!, gather what supplies you can and retreat to the trench, we can expect another wave</text:p>
      <text:p text:style-name="P2"/>
      <text:p text:style-name="P2">The rebel army then finishes looting the dead Waffen Troopers and then they all head <text:s/>back inside the trench being led by Ahsoka. <text:s/>A few of the soldiers pass through the trench, handing out coats and ammo to all the soldiers who were in need, and he even passes around cigarettes to the soldiers as they are shivering, looking for some type of warmth. <text:s/>The winter night sending chills through Ahsoka's lungs, the cold air gripping her, it was not fear that was chilling her, it was only the thought of her soldiers, she could not stand to see her comrades suffer in these conditions. <text:s/>Ahsoka then walks to the bunker at the end of the trench and she sees some of the soldiers being treated for battle wounds, Ahsoka passes her canteen to the Medic and they use it to clear off a wound. <text:s/>Ahsoka then assists the Medic, giving blankets to the wounded and making sure they are taking all the medicine they can get, when she exits the bunker, she walks along the line to make sure all the soldiers are keeping their eyes open for any additional advance. <text:s/>She returns to the middle of the line and she pulls her binoculars from her belt, she looks through the lenses and she sees the Waffen Army gearing up for another attack yet they are not moving forward, they are just loading large mortar cannons. <text:s/>Ahsoka's eyes widen and then she calls out to her soldiers. <text:s/></text:p>
      <text:p text:style-name="P2"/>
      <text:p text:style-name="P2">Ahsoka: Incoming!!</text:p>
      <text:p text:style-name="P2"/>
      <text:p text:style-name="P2">Mortal shells immediately hit the rebel position, yet the strikes are misguided and they are hitting the ground behind the trench, even exploding the tops of the trees in the forest. <text:s/>Ahsoka keeps her head down and she quickly runs to the left end of the trench and she keeps telling her soldiers to stay down. <text:s/>After the mortar barrage Ahsoka lifts her head up and then she orders her soldiers to hold the line as she sees the Waffen Army making another charge at the rebel position. <text:s/>The Rebel army points their guns toward the charging enemy force and as soon as the Germanians get within a few feet of the rebels, they open fire, mowing down a good many of the Waffen Troopers. <text:s/>Ahsoka then peeks her head out over the trench to se any more incoming attacks, she sees the Waffen Troopers stuffing large bullets into a cannon, and soon the cannon fires to send a mortar round at the rebel position. <text:s/>After a several minutes of getting shelled by the Germanians, the attacks halt for a moment, as the rebel army is on their toes in regards to the next attack. <text:s/>Ahsoka rushes to the middle of the trench and she looks through her binoculars to see the next movement of her enemies, Ahsoka sees the Waffen Army gathering mortar shells from a truck that has arrived while the rebels were taking cover. <text:s/>Ahsoka then looks to her soldiers, and she gives them hand motions in order to give them commands without giving voice, Ahsoka then gathers a few soldiers, about 20 in number, and she has them join her in taking the next Germanian position. <text:s/>Ahsoka leads a charge against the Waffen lines as they are trying to reload their mortar cannons, as the Waffen troopers look up they see a line of Rebel soldiers screaming and running <text:soft-page-break/>right towards them. <text:s/>The Waffen troopers raise their guns but as soon as they do, the rebel army is right on top of them grabbing their guns and stabbing the Waffen troopers. <text:s/>Ahsoka is running in the middle of the pack and she reaches the Waffen position, where one trooper tries to stab Ahsoka, she quickly turns around and dodges the knife attack. <text:s/>Ahsoka grabs the knife from the trooper's hand and she spins around and stabs the trooper in the back, killing him. <text:s/>Ahsoka then turns around to see her soldiers gaining the upper hand in the battle here, she then runs to the thick of the fighting and she draws both her lightsabers. <text:s/>Ahsoka blocks a shot from a Waffen trooper and then ducks under a swipe from another, she stabs the second soldier in the neck and then she kicks his body to the ground, the other trooper throws a knife at Ahsoka who simply dodges the blade, she then pulls her own knife from her belt and she hurls it right into the forehead of the first waffen trooper who attacked her. <text:s/>The rebel army is brutally disposing of the Waffen army before the rebels hear screams from the back of their enemy's lines. <text:s/></text:p>
      <text:p text:style-name="P2"/>
      <text:p text:style-name="Standard"><text:span text:style-name="T2">Waffen Trooper: </text:span><text:bookmark text:name="tw-target-text5"/><text:span text:style-name="T6">Zurückfallen</text:span><text:span text:style-name="T4">!!</text:span></text:p>
      <text:p text:style-name="P3">Ahsoka: press advantage, and see this battle ours!</text:p>
      <text:p text:style-name="P3"/>
      <text:p text:style-name="P3">The rebels cheer out and they charge after the Waffen Army who is high-tailing it back to their base, soon the Waffen commanders see their army running to their command center and soon they hear explosions and some more violent gutteral screaming. <text:s/>Out from the trees charges Ahsoka Tano and her army, out for blood, they charge the Germanian command center, the rebels killing every trooper that gets close to them. <text:s/>Ahsoka is seen in battle against five Waffen officers, she ducks under a slash from a bayonette, and then she delivers an elbow strike to another officer, who backs up out of the fight. <text:s/>Ahsoka then kicks a officer in the legs sending him to the ground, Ahsoka stabs the officer killing one leaving four left. <text:s/>The Waffen officers then all draws their pistols and they try to shoot Ahsoka all at once, but Ahsoka blocks all the laser bolts killing the remainder of the officers, leaving the Waffen Army in disarray. <text:s/>The Waffen soldiers begin to retreat from this poisition, and Ahsoka begins to lead her army to the edge of the Waffen command center, she looks out into the forest as the Waffen troopers continue to retreat to the north, in the direction of their capital. <text:s/>Ahsoka orders her soldiers to hold their attack, as she sees that the waffen troopers are just retreating towards a line of tanks. <text:s/>The Waffen Army has sent another attack wave at the rebels to break their lines, Ahsoka then orders her soldiers back to the trenches as the tanks destroy the trees and kill some of the retreating rebels. <text:s/>Ahsoka and her soldiers reach the trenches and they all take cover from the constant barrage of tank fire, only this time the tanks are closing in on the rebels. <text:s/>Once the rebels have taken cover at their previous position, they all steady their hands and point their guns towarsds the oncoming tanks. <text:s/>Just them the Rebels hear an explosion behind them and then they see three of the Germanian tanks are instantly destroyed from explosive rounds from somewhere. <text:s/>Then the Rebels see the Judean fighters flying over head and they all let out a cheer as the fighters continue to destory the Waffen reinforcments. <text:s/>Soon all the tanks are in flames on the battlefield and the Waffen army proceeds to retreat back towards the capital city, leaving the path open for the Rebel army to attack. <text:s/>A large Judean strike force, being led by Kalmowicz, then marches to the rebel trench lines and greet their comrades.</text:p>
      <text:p text:style-name="P3"/>
      <text:p text:style-name="P3">Kalmowicz: i'm not too late am I?</text:p>
      <text:p text:style-name="P3">Ahsoka: just in time actually, but i had them </text:p>
      <text:p text:style-name="P3">Kalmowicz: yeah had them pulling our pants down </text:p>
      <text:p text:style-name="P3">Ahsoka: (laughs) ok, prepare the men to advance, we do not have the luxury of time on our side </text:p>
      <text:p text:style-name="P3"/>
      <text:p text:style-name="P3">Kalmowicz then walks over to a group of his soldiers and her informs them of the next mission, soon <text:soft-page-break/>both Rebel and Judean armies are ready to move and as soon as Ahsoka gives the order, the allied army moves forward, towards the gates of the Germanian capital city. <text:s/></text:p>
      <text:p text:style-name="P3">- GERMANIA – GATES OF BERLINAR – NIGHT - </text:p>
      <text:p text:style-name="P3"/>
      <text:p text:style-name="P2">The Rebel army reaches the gates of the Germanian captial city, but Hanz peers over the wall and begins to taunt his enemies. <text:s/></text:p>
      <text:p text:style-name="P2"/>
      <text:p text:style-name="P2">Hanz: how's the slop down there rebel shits!</text:p>
      <text:p text:style-name="P2">Ahsoka: why don't you come down, see for yourself!</text:p>
      <text:p text:style-name="P2">Hanz: in due time Fraulin, you have yet to see my greatest defense </text:p>
      <text:p text:style-name="P2">Ahsoka: shit, shit, shit!</text:p>
      <text:p text:style-name="P2">Hanz: enter Hodag Krampus!!</text:p>
      <text:p text:style-name="P2"/>
      <text:p text:style-name="P2">The Gates of the city open and a monster with two large horns begins to saunter out of the gates. <text:s/>This beast walks like a man, yet it has gleeming red eyes, and giant claws for hands. <text:s/>The beast is wearing a cloak and it's carrying a lantern, the monster looks up at the rebel army and it reveals it's open mouth with razor sharp fangs and long blood-slick tounge. <text:s/>The monster is wearing chains and shackles all over it's body as if it is being let out of the dungeon, the monster roars out into the night sky and Ahsoka has one thing to say to her comrades. <text:s/></text:p>
      <text:p text:style-name="P2"/>
      <text:p text:style-name="P2">Ahsoka: run....all of you RUN!!</text:p>
      <text:p text:style-name="P2"/>
      <text:p text:style-name="P2">The Rebels run into the forest as Ahsoka stands her ground to confront the enemy. <text:s/>Ahsoka draws, ignights her lightsabers and lowers to the ground to lower her center of gravity. <text:s/>The monster roars and <text:s/>begins to slowly march towards Ahsoka. <text:s/>Ahsoka then runs up and kicks this monster in the face twice only to see the beast is not harmed at all by her attack, The Hodag then swipes it's claw to the side, knocking Ahsoka to the snowy ground, she rolls and quickly gets back up and dodges the Hodag's attack that was meant to crush. <text:s/>Ahsoka then dodges a few more swipes from the Hodag and she then rams both lightsabers into the beast's chest, She waits for a moment, and then the beast begins to laugh and then he smacks Ahsoka in the face twice and she flies to the ground with the lightsabers still sticking out of the monster. <text:s/>Ahsoka gets back up again and wipes blood from her lips, she then runs up to the beast and she punches the monster twice and she rips out her lightsabers and uses the force to push the Hodag away from her and into the walls of the city. <text:s/>The monster roars out again and it gleems it's red eyes into Ahsoka' bright blue eyes, the beast roars out again and he charges at Ahsoka with all his strength. <text:s/>Ahsoka slightly smiles and she jumps over the oncoming monster and she stabs her lightsaber into the shoulder of the beast, yet the beast just runs around and turns right back to face Ahsoka. <text:s/>Since the beast would not be killed by conventional means, Ahsoka then holsters her lightsabers and she draws her knife from the back of her belt. <text:s/>Ahsoka then runs at the monster, the beast places the lantern to it's mouth and it spits fire at the running Jedi. <text:s/>Ahsoka rolls under the fire breath and she continues to run towards Krampus and jumps onto the monster's back. <text:s/>Ahsoka rams her knife into the back of the beast's neck several times, causing the monster to roar in pain; Krampus then throws Ahsoka off his back. <text:s/>Ahsoka gets right back on her feet and stares down this monster, the beast then charges Ahsoka once again and she jumps over Krampus and lands on the monster's back. <text:s/>Ahsoka then stabs the monster's neck two more times before her knife blade snaps and she is thrown off of the monster's back from it shaking around. <text:s/>Ahsoka then rolls back and gets on her feet, she then looks around, takes a deep breath and she points both her hands towards the now charging Krampus. <text:s/>The monster is stopped dead in it's tracks with Ahsoka holding the beast back with the force, she then points <text:soft-page-break/>both her hands towards the monster's face and streams of lightning come from Ahsoka's fingertips. <text:s/>The monster then shreaks out in pain, the blood curddling noise reaching every inch of the forests, Ahsoka does not hold back in her attack and she continues to electrocude the monster as it is in the air. <text:s/>The monster then begins to slowly stop moving and it then halts its struggles all together as it's heart had exploded from the electric shocks. <text:s/>Ahsoka then lowers the beast to the ground and the monster bleeds out into the snow. <text:s/>Ahsoka takes a deep breath and she calls out to her soldiers. <text:s/></text:p>
      <text:p text:style-name="P2"/>
      <text:p text:style-name="P2">Ahsoka: it's all clear!</text:p>
      <text:p text:style-name="P2"/>
      <text:p text:style-name="P2">The Rebel army comes from their cover behind the trees and they all march towards the gates of the city and there is no Hanz or soldier to halt their advance. <text:s/>The gates of the city are open and once the rebel army enters the city they see a strange sight. <text:s/></text:p>
      <text:p text:style-name="P2"/>
      <text:p text:style-name="P2"><text:s/>- GERMANIA – BERLINAR – NIGHT - </text:p>
      <text:p text:style-name="P2"/>
      <text:p text:style-name="P2">The Rebel army walks into the city and they see that the Waffen army has dropped their guns and they all have their hands up. <text:s/>Ahsoka quickly grabs an MP-40 from the ground and contiunes to point the gun in front of her, the Waffen troopers all have their heads down looking at the ground. <text:s/>The Judean Army soon arrives and they begin to harass the remaining Waffen troopers throwing them to their knees and shooting them in the back of the head. <text:s/>Ahsoka then grabs one of the officers and she yells at this prisoner of war. <text:s/></text:p>
      <text:p text:style-name="P2"/>
      <text:p text:style-name="Standard"><text:span text:style-name="T2">Ahsoka: </text:span><text:bookmark text:name="tw-target-text6"/><text:span text:style-name="T6">wo ist er</text:span><text:span text:style-name="T4">! </text:span></text:p>
      <text:p text:style-name="Standard"><text:span text:style-name="T2">Officer: Das s</text:span><text:span text:style-name="T4">chloss</text:span></text:p>
      <text:p text:style-name="P3"/>
      <text:p text:style-name="P3">Ahsoka pushes the officer aside and she heads for a building at the back of the city that has the look of a medieval fortress. <text:s/>Ahsoka, Renner, Kalmowicz, Gregor and Wolffe all run up to the gates of this fortress</text:p>
      <text:p text:style-name="P3"/>
      <text:p text:style-name="P3"/>
      <text:p text:style-name="P3">- GERMANIA – SCHLOSS FORTRESS – NIGHT - </text:p>
      <text:p text:style-name="P3"/>
      <text:p text:style-name="P3"/>
      <text:p text:style-name="P3"><text:s/>Ahsoka kicks open the doors and the rebel generals all see Hienrich Hanz with two giant suitcases, he is trying to escape justice once again. <text:s/>Ahsoka, Kalmowicz and Renner all draw lightsabers and Gregor and Wolffe draw thier blasters, Ahsoka walks up to Hanz and she points her lightsabers at Hanz and the Germanian stops walking and drops his bags. <text:s/></text:p>
      <text:p text:style-name="P3"/>
      <text:p text:style-name="P3">Ahsoka: Hienrich Hanz!</text:p>
      <text:p text:style-name="P3">Hanz: (sighs) you win Tano, is that what you persistant shits wish to hear </text:p>
      <text:p text:style-name="P3">Kalmowicz: not in the slightest filth! <text:s/>I owe you a debt of blood!</text:p>
      <text:p text:style-name="P3">Hanz: and what are you going to do, kill me here?</text:p>
      <text:p text:style-name="P3">Kalmowicz: no....i'd rather make sport of it</text:p>
      <text:p text:style-name="P3"/>
      <text:p text:style-name="Standard"><text:span text:style-name="T4">Kalmowicz grabs Hanz and places the villian in handcuffs, then Kalmowicz and Renner escort Hanz out of this castle. <text:s/>Ahsoka then investigates the base of their enemies, and she begins to make some shocking discoveries. <text:s/>The monster she had faced was once a man, a prisoner that was an expirement </text:span><text:soft-page-break/><text:span text:style-name="T4">that went wrong. <text:s/>Ahsoka then heads to the second floor and she sees the door to Hanz' private quarters, and so she kicks the doors open and enters the Waffen commander's office. <text:s/>Ahsoka heads right for the desk and looks for any documents that can is connected to the Empire, with nothing on the desk, Ahsoka begins ripping open drawers. <text:s/>She finds a few battle plans from the Germanian command and she also finds documents that show conversations between Hanz and Imperial officer Agent Kalus. <text:s/>Ahsoka folds up this document and puts it in her pocket, then she goes to leave the office but she senses something an dark evil presence. <text:s/>Ahsoka runs out of the office and rushes to her soldiers to get them moving before this dark presence, she assumes is Vader, arrives. <text:s/></text:span></text:p>
      <text:p text:style-name="P3"/>
      <text:p text:style-name="P3"/>
      <text:p text:style-name="P3">- GERMANIA – BERLINAR – NIGHT - </text:p>
      <text:p text:style-name="P3"/>
      <text:p text:style-name="P3"/>
      <text:p text:style-name="P3">Once Ahsoka gets to her soldiers, she realizes the preasence is not being sent after them, it is headed for another target, Ahsoka then finds her Generals who are dragging Hanz, naked, in the dirt and snow. <text:s/>Ahsoka halts the victory celebration with troubling news. <text:s/></text:p>
      <text:p text:style-name="P3"/>
      <text:p text:style-name="P3">Ahsoka: Soldiers!, i have sensed a dark presence nearing our location, with all our efforts we must return to Garrell</text:p>
      <text:p text:style-name="P3">Renner: (sighs) damn, well you hear the lady, gather your shit soldiers</text:p>
      <text:p text:style-name="P3"/>
      <text:p text:style-name="P3">The Rebel army begins to gather their gear but Kalmowicz and the Judean forces continue to party and celebrate the win over the Germanians. <text:s/>Ahsoka then walks up and pulls Kalmowicz aside to speak with him personally. <text:s/></text:p>
      <text:p text:style-name="P3"/>
      <text:p text:style-name="P3">Ahsoka: I thought my orders were clear,</text:p>
      <text:p text:style-name="P3">Kalmowicz: crystal, yet they were not the orders of the King of Judea....</text:p>
      <text:p text:style-name="P3">Ahsoka: a thing that has slipped my mind of late </text:p>
      <text:p text:style-name="P3">Kalmowicz: i need to remain here, to look after my people</text:p>
      <text:p text:style-name="P3">Ahsoka: a noble gesture, yet you would be better suited standing with us </text:p>
      <text:p text:style-name="P3">Kalmowicz: if I leave, these people are leaderless, i need to transition power before such an act</text:p>
      <text:p text:style-name="P3">Ahsoka: very well, return to us when you can </text:p>
      <text:p text:style-name="P3">Kalmowicz: it may be a while....</text:p>
      <text:p text:style-name="P3">Ahsoka: (sighs) then make me a promise, if i call you at some point in the future, to gather your army and fight</text:p>
      <text:p text:style-name="P3">Kalmowicz: we shall meet you any time, any system, any battle</text:p>
      <text:p text:style-name="P3">Ahsoka: thanks for staying this long, what's Renner going to do without a swinger pal</text:p>
      <text:p text:style-name="P3">Kalmowicz: Alexopolis will keep him busy </text:p>
      <text:p text:style-name="P3">Ahsoka: that's a sight to behold</text:p>
      <text:p text:style-name="P3">Kalmowicz: good bye Ahsoka</text:p>
      <text:p text:style-name="P3">Ahsoka: good bye Troy</text:p>
      <text:p text:style-name="P3"/>
      <text:p text:style-name="P3">Ahsoka walks away from Kalmowicz leaving him and the entire Judean army on the fields of victory, the Judeans continue to celebrate and drink as the rebel star ship takes off and jumps into hyperspace towards the system of Garrell. <text:s/></text:p>
      <text:p text:style-name="P3"/>
      <text:p text:style-name="P3">- SPACE – REBEL STAR DESTROYER – NIGHT - </text:p>
      <text:p text:style-name="P3"><text:soft-page-break/></text:p>
      <text:p text:style-name="P2">Ahsoka and the remaining generals now Renner, Wolffe, Gregor, Rex, Cato and Tara, all are looking at the plans for the planet Garrell on the bridge. <text:s/>Then Ahsoka catches sight of another disturbance in the force, then Ahsoka orders the ship to drop out of hyperspace, when they do they see an abanndoned transport it looks to have been attacked. <text:s/>Ahsoka then goes to investigate the site. <text:s/></text:p>
      <text:p text:style-name="P2"/>
      <text:p text:style-name="P2">Renner: what are you doing Sokes?</text:p>
      <text:p text:style-name="P2">Ahsoka: I have questions, questions that need answering</text:p>
      <text:p text:style-name="P2"/>
      <text:p text:style-name="P2">Ahsoka leaves the bridge and she runs to the hangar of the ship. <text:s/>Ahsoka jumps into her blue A-Wing and heads toward the abandoned shuttle drifting through space. <text:s/>Once Ahsoka flies close to the shuttle she sees that someone else has docked onto the transport within the last few hours, thus Ahsoka docks on this shuttle and she enters the doors as the airlock closes. <text:s/>Ahsoka looks around the abandoned transport with the lights flickering on and off showing blood on the walls every time the light comes on. <text:s/>Ahsoka then travels down a hall to the passenger's seats, when she arrives there Ahsoka sees that the passengers have all been slaughtered, with the bodies scattered all over the place in the seats. <text:s/>There are slash marks on the walls, black soot coming from the marks causing Ahsoka to come to the conclusion that the slashes were produced by lightsabers. <text:s/>Ahsoka then walks over to the end of the row of seats and she sees a woman near death clutching a blanket, Ahsoka kneels down and gets close to this person who is clearly in shock. <text:s/></text:p>
      <text:p text:style-name="P2"/>
      <text:p text:style-name="P2">Ahsoka: what has happened here?</text:p>
      <text:p text:style-name="P2">Woman: they came.....</text:p>
      <text:p text:style-name="P2">Ahsoka: who came?</text:p>
      <text:p text:style-name="P2">Woman: the red blades, they came for my child </text:p>
      <text:p text:style-name="P2">Ahsoka: what did they want with him</text:p>
      <text:p text:style-name="P2">Woman: he is stong, he has powers</text:p>
      <text:p text:style-name="P2">Ahsoka: where did they take him?</text:p>
      <text:p text:style-name="P2">Woman: I...Do not know </text:p>
      <text:p text:style-name="P2"/>
      <text:p text:style-name="P2">The woman passes out from the amount of blood lost, Ahsoka then thinks to herself and then she gathers the woman and brings her aboard the Rebel command ship. <text:s/>Once Ahsoke exits her A-Wing carrying the woman who narrowly survived the attack, Renner grabs the woman from Ahsoka'a arms, and then he asks what the situation is. <text:s/></text:p>
      <text:p text:style-name="P2"/>
      <text:p text:style-name="P2">Renner: the hell happened to her?</text:p>
      <text:p text:style-name="P2">Ahsoka: she was attacked by the Sith</text:p>
      <text:p text:style-name="P2">Gregor: how are you so sure?</text:p>
      <text:p text:style-name="P2">Ahsoka: she said the “red blades” came for her child, meaning the Sith are trying kidnap babies in order to train them in the ways of the force</text:p>
      <text:p text:style-name="P2">Wolffe: you seem to know a lot about this</text:p>
      <text:p text:style-name="P2">Ahsoka: the Sith have tried this before, during the Clone Wars</text:p>
      <text:p text:style-name="P2">Gregor: what the hell do we do now?</text:p>
      <text:p text:style-name="P2">Ahsoka: if the Sith are trying to find force sensitive children, then we may have their next move, Renner, get that women to the Medicus, I want you to find out everything she knows</text:p>
      <text:p text:style-name="P2">Renner: you got it Sokes</text:p>
      <text:p text:style-name="P2"/>
      <text:p text:style-name="P2"><text:soft-page-break/>Renner carries the half dead survivor out of the hangar and towards the medical bay. <text:s/></text:p>
      <text:p text:style-name="P2"/>
      <text:p text:style-name="P2">Ahsoka: Wolffe, Gregor get the ship into hyperspace and jump to these coordinates (hands Wolffe a piece of paper)</text:p>
      <text:p text:style-name="P2">Wolffe: what are your plans Tano?</text:p>
      <text:p text:style-name="P2">Ahsoka: if what I sense is correct, the Ghosts would have tried to stop the Sith from abducting children, and thus they need my help </text:p>
      <text:p text:style-name="P2">Gregor: and so you go alone, to face the Imperial army</text:p>
      <text:p text:style-name="P2">Ahsoka: no, I go to face an inquisitor </text:p>
      <text:p text:style-name="P2">Wolffe: (sighs) give em hell then, we will wait for your arrival</text:p>
      <text:p text:style-name="P2">Ahsoka: thank you, Rex fall to my side </text:p>
      <text:p text:style-name="P2"/>
      <text:p text:style-name="P2">Ahsoka and Rex head for an imperial shuttle in the hangar and they enter the ship, Rex and Ahsoka take the pilot seats and begin to fire the engines up. <text:s/>Rex then pulls a pistol from his belt and loads his gun. <text:s/></text:p>
      <text:p text:style-name="P2"/>
      <text:p text:style-name="P2">Rex: where are we going</text:p>
      <text:p text:style-name="P2">Ahsoka: Garrell, we need to help the Ghosts</text:p>
      <text:p text:style-name="P2">Rex: your right on that, </text:p>
      <text:p text:style-name="P2">Ahsoka: i'm going to need your help if we are to land on the surface, </text:p>
      <text:p text:style-name="P2">Rex: you assume the worst</text:p>
      <text:p text:style-name="P2">Ahsoka: no ground held is certain, in times of war </text:p>
      <text:p text:style-name="P2">Rex: A thing Anakin knew too well </text:p>
      <text:p text:style-name="P2">Ahsoka: (sighs) I...I don't know if I can bring him back Rex, </text:p>
      <text:p text:style-name="P2">Rex: Anakin was always headstrong, you shall get through to him one day </text:p>
      <text:p text:style-name="P2">Ahsoka: Right....</text:p>
      <text:p text:style-name="P2"/>
      <text:p text:style-name="P2">The Stardestroyer shoots off into hyperspace, then Ahsoka and Rex head off in the direction of Garrell In the hopes of saving their comrades. <text:s/></text:p>
      <text:p text:style-name="P2"/>
      <text:p text:style-name="P2"/>
      <text:p text:style-name="P2">GARRELL – REBEL BASE – NIGHT - </text:p>
      <text:p text:style-name="P2"/>
      <text:p text:style-name="P2"/>
      <text:p text:style-name="P2">Kanan Jarrus draws his lightsaber and ignights blade. <text:s/>The Imperial inquisitors the Seventh Sister and the Fifth Brother have come for the Force sensitive child in the hands of Ezra Bridger. <text:s/>Kanan runs at the Inquisitors and clashes blades with them a few times, Kanan backs up and ducks under one strike but has to block the second leaving his back open. <text:s/>The Fifth Brother punches Kanan causing him to back up closer to the closed gates of the old rebel base. <text:s/>The Seventh Sister then strikes at Kanan again and with no success until she kicks him to the ground rendering Kanan out of the battle. <text:s/>Then Ezra draws his lightsaber/gun and tries to fend off the Sith Inquisitors with one hand but he is knocked the ground as well, luckily not injuring the child. <text:s/>The inquisitors then spin their lightsabers just like Spurius' weapon, and they both give evil stares towards the conquered Jedi. <text:s/>An Imperial shuttle flies out of the rebel base and away from the planet, no one seems to notice, then right as the Inquisitors are beginning their final attack the gate to the rebel base open. <text:s/>A bright white light is gleaming from the Rebel base as if light is piercing the darkness, Ahsoka Tano walks out alone and stares down both inquisitors and not moving an inch. <text:s/>Ahsoka instantly draws her lightsabers and spins them to position <text:soft-page-break/>the blades towards her prefered fighting style, that of Diamacharus. <text:s/>The Inquisitors are licking their chops to see that ther is only one Jedi left to protect the child from their clutches, the dark siblings step forward and announce their claims. <text:s/></text:p>
      <text:p text:style-name="P2"/>
      <text:p text:style-name="P2">Sister: Unexpected...but not unwelcome</text:p>
      <text:p text:style-name="P2"/>
      <text:p text:style-name="P2">Ahsoka continues to stare down the Inquisitors</text:p>
      <text:p text:style-name="P2"/>
      <text:p text:style-name="P2">Ahsoka: Ezra, get the Youngling to the ship </text:p>
      <text:p text:style-name="P2"/>
      <text:p text:style-name="P2">Ezra nods and Ahsoka winks at him then jumps into the air and strikes both Inquisitors forceing them to back up and re think their attack, Ezra is in the back gathering his comrades as Ahsoka blocks two more strikes from her enemies. <text:s/>Ahsoka then ducks under a slash from the Seventh Sister and blocks another attack and delivers an elbow shot to the Sister's face, then Ahsoka uses her force powers to push back the Fifth Brother, this knocks him to the ground. <text:s/>Ahsoka then dodges another quick attack and then goes on the offensive. <text:s/>She send seven straight attacks towards the Seventh Sister and the last one narrowly misses it's intended target of the Inquisitor's neck. <text:s/>Ahsoka then backs up after ducking under an attack while dodging another, she stares down her enemy and says one thing to the Inquisitor.</text:p>
      <text:p text:style-name="P2"/>
      <text:p text:style-name="P2">Ahsoka: I know why you want the children</text:p>
      <text:p text:style-name="P2">Sister: (laughs) well bitch, who doesn't want to be a mother!</text:p>
      <text:p text:style-name="P2"/>
      <text:p text:style-name="P2">The Seventh Sister and Ahsoka trade attacks with one another until they clash their weapons. <text:s/>The Seventh Sister then looks to the left and smiles, Ahsoka looks into her enemy's eyes and sees that the Fifth Bother is running to assist his sibling. <text:s/>Ahsoka then punches the Seventh Sister in the stomach and jumps over the charging Fifth Brother. <text:s/>Ahsoka then backs up and gets both Inquisitors in front of her so she can see both her enemies. <text:s/>The Fifth Brother charges at Ahsoka first yet she grabs his arm and locks it so he connot move his own limb. <text:s/>Ahsoka then spins around twice and then lets go of the Fifth Brother causing him to collide into a pillar outside the base. <text:s/>Ahsoka then attacks the Seventh Sister with all her strength and soon Ahsoka runs forward and kicks the Inquisitor back almost into another pillar. <text:s/>Ahsoka then backs up and turns her lightsabers off and closes her eyes, she holsters her weapons and awaits the Seventh Sister's attack. <text:s/>The Inquisitor then charges at Ahsoka only to have Ahsoka catch the hilt of the Sister's lightsaber causing the blade to disappear, the Seventh Sister is instantly shocked to see the power known as “the wrath of the gods”. <text:s/>Ahsoka then rips the Seventh Sister's weapon right out of her hands and uses her powers to push the Inquisitor into a pillar ending the fight. <text:s/>Ahsoka then drops the Imperial saber and draws her own lightsaber, she points the white blade to the Seventh Sister's neck.</text:p>
      <text:p text:style-name="P2"/>
      <text:p text:style-name="P2">Ahsoka: you're beaten, bitch</text:p>
      <text:p text:style-name="P2"/>
      <text:p text:style-name="P2">The Seventh Sister begins to laugh and soon a whole legion of Imperial Stormtroopers begin to converge on the rebel base, spot lights are even shined on Ahsoka as the Stormtrooper attempt to surround the Jedi. <text:s/>Ahsoka looks up into the sky to see a few spot lights placed on her and she says one thing. </text:p>
      <text:p text:style-name="P2"/>
      <text:p text:style-name="P2">Ahsoka: uh, shit</text:p>
      <text:p text:style-name="P2"/>
      <text:p text:style-name="P2"><text:soft-page-break/>The Imperial stormtroopers surround the Ahsoka and the Seventh Sister continues to laugh. <text:s/></text:p>
      <text:p text:style-name="P2"/>
      <text:p text:style-name="P2">Sister: I'm afraid you are the one who is beaten </text:p>
      <text:p text:style-name="P2">The Seventh Sister then uses the force to grab her saber and Ahsoka jumps over this intended attack and she gets back into a fighting stance. <text:s/>The Fifth Brother has now gotten back up. <text:s text:c="3"/></text:p>
      <text:p text:style-name="P2"/>
      <text:p text:style-name="P2">Sister: (laughs) your capture will please Lord Vader, </text:p>
      <text:p text:style-name="P2"/>
      <text:p text:style-name="P2">Ahsoka then looks up into the sky to see the Ghosts' ship, the phantom, has taken off and is headed off the planet, Ahsoka then looks at her enemies and smiles. <text:s/></text:p>
      <text:p text:style-name="P2"/>
      <text:p text:style-name="P2">Ahsoka: tell your master he'll have to wait</text:p>
      <text:p text:style-name="P2"/>
      <text:p text:style-name="P2">Ahsoka holsters her lightsabers and jumps over an errent attack by the Fifth Brother who throws his lightsaber. <text:s/>Ahsoka then jumps onto the roof of a building and then jumps high into the air and catches the hatch of the phantom while they are in the air, Ahsoka swings into the ship and the hatch closes behind her. <text:s/>The Phantom dodges a few shots from the stormtroopers below but the rebels escape the clutches of the Empire. <text:s/>The Inquisitors are left in the dust, defeated as they look up into the sky. </text:p>
      <text:p text:style-name="P2"/>
      <text:p text:style-name="P2">Brother: motherfucker!</text:p>
      <text:p text:style-name="P2"/>
      <text:p text:style-name="P2"/>
      <text:p text:style-name="P2">- GARRELL – PHANTOM HULL – NIGHT - </text:p>
      <text:p text:style-name="P2"/>
      <text:p text:style-name="P2"/>
      <text:p text:style-name="P2">Kanan is piloting the ship as the one of the children is reunited with their mother while Ezra and Zeb joke amongst themselves. <text:s/>Ahsoka seems happy as they have kept the Sith at bay for the time being, then Kanan looks back at Ahsoka. <text:s/></text:p>
      <text:p text:style-name="P2"/>
      <text:p text:style-name="P2">Kanan: what the hell did those Inquisitors want with the kids?</text:p>
      <text:p text:style-name="P2">Ahsoka: the children are force sensitive, I saw the Sith do something like this during the Clone Wars, but the Jedi stopped them</text:p>
      <text:p text:style-name="P2">Kanan: now there is no Jedi to stand in their way </text:p>
      <text:p text:style-name="P2">Ahsoka: right...</text:p>
      <text:p text:style-name="P2">Kanan: well, they have us now</text:p>
      <text:p text:style-name="P2"/>
      <text:p text:style-name="P2">Kanan flyes the Phantom to the main ship of the Ghosts and then all of the team members sent on this mission greet their comrades, Ahsoka gets many salutations from the Ghosts as well. <text:s/></text:p>
      <text:p text:style-name="P2"/>
      <text:p text:style-name="P2">Hera: (walks over to Kanan) what the hell happened to you</text:p>
      <text:p text:style-name="P2">Kanan: Inquisitors, two of them </text:p>
      <text:p text:style-name="P2">Ahsoka: I held them off for now, they will return, and they will be out for blood</text:p>
      <text:p text:style-name="P2">Hera: well where to now?</text:p>
      <text:p text:style-name="P2">Ahsoka: go to the coordinates 3562-J79, that's where I have my fleet waiting </text:p>
      <text:p text:style-name="P2">Kanan: very well, Hera?</text:p>
      <text:p text:style-name="P2">Hera: to the rebel fleet</text:p>
      <text:p text:style-name="P2"/>
      <text:p text:style-name="P2"><text:soft-page-break/>Hera punches in the coordinates to the rebel rendezvous point and the Rebels are off to rejoin the rest of their army. <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HAPTER 10 – “He Was My Master” </text:p>
      <text:p text:style-name="P2"/>
      <text:p text:style-name="P2"/>
      <text:p text:style-name="P2">- SPACE – REBEL RENDEZVOUS – SECTOR Z - </text:p>
      <text:p text:style-name="P2"/>
      <text:p text:style-name="P2">The Ghosts' ship reaches the rebel rendezvous point and the rebels witness the three giant curisers that have arrived, this meeting looks to be of any rebels that are fighting against the Empire. <text:s/>Ahsoka points out the Stardestroyer with the eagle painted on it and tells the Ghosts to head for this crusier, once they get close the Stardestroyer hails Ahsoka and the Ghosts. <text:s/></text:p>
      <text:p text:style-name="P2"/>
      <text:p text:style-name="P2"/>
      <text:p text:style-name="P2">- SPACE – REBEL COMMAND CRUSIER – SECTOR Z - </text:p>
      <text:p text:style-name="P2"/>
      <text:p text:style-name="P2"/>
      <text:p text:style-name="P2">The Ghosts land into the hangar of Ahsoka's Stardestroyer and then exit their ship to greet the rebel soldiers who are stationed here, Ahsoka then walks to the bridge with Kanan and Hera, there they meet Gregor, Wolffe, Rex, Tara, Cato and three new leaders that show their faces Bail Organa of Alderan, Admeral Akbar of Mon Cala, and General Rohm Kota of Starkiller's rebellion. <text:s/>Ahsoka greets the new comrades and walks to the front of the holo-table where the generals are all standing around, Ahsoka presses a button on the holo-table and up streams a hologram of Darth Vader, in his full glory. <text:s/>Ahsoka sighs and looks to Rex who gives her a nod then Ahsoka continues her briefing. <text:s/></text:p>
      <text:p text:style-name="P2"/>
      <text:p text:style-name="P2">Ahsoka: fellow freedom fighters, I have called you here today because there is a threat to our Galaxy, greater than any army we could stand against, here is the face of evil (points to the hologram), this is the monster we must lay to grass if we are to have a chance in this conflict. </text:p>
      <text:p text:style-name="P2">Renner: Vader has bested us in many battles, how will we be able to best him in open battle </text:p>
      <text:p text:style-name="P2">Ahsoka: there in lies the plan, we cannot face Vader's legions in open battle, </text:p>
      <text:p text:style-name="P2">Rex: then what stand our options?</text:p>
      <text:p text:style-name="P2">Ahsoka: if I was to get Vader in a one-on-one....</text:p>
      <text:p text:style-name="P2">Gregor: you could end his fucking life </text:p>
      <text:p text:style-name="P2">Wolffe: are you sure, Vader has slain every Jedi he has fought against</text:p>
      <text:p text:style-name="P2">Ahsoka: I have to try, but we need a way to separate him from the 501<text:span text:style-name="T3">st</text:span> </text:p>
      <text:p text:style-name="P2">Ezra: what about the legends of the holocron</text:p>
      <text:p text:style-name="P2">Kanan: save it Ezra, it does not exist</text:p>
      <text:p text:style-name="P2">Ahsoka: what doesn't?</text:p>
      <text:p text:style-name="P2">Ezra: we got Intel regarding a holocron in the outer rims</text:p>
      <text:p text:style-name="P2">Ahsoka: Jedi or Sith?</text:p>
      <text:p text:style-name="P2">Ezra: it was a Sith, yet if we could capture the information we could use it to defeat this Vader</text:p>
      <text:p text:style-name="P2">Rex: I think it's time </text:p>
      <text:p text:style-name="P2">Ahsoka: yeah....</text:p>
      <text:p text:style-name="P2"/>
      <text:p text:style-name="P2">Kanan, Hera and Ezra all look puzzeled and then they see Ahsoka clearly having trouble with revealing the truth to her comrades. <text:s/>Ahsoka then takes a deep breath and continues the briefing. </text:p>
      <text:p text:style-name="P2"/>
      <text:p text:style-name="P2">Ahsoka: the reason Vader remains hard to find is because I have not been trying, </text:p>
      <text:p text:style-name="P2"/>
      <text:p text:style-name="P2">All the rebels are shocked for a second</text:p>
      <text:p text:style-name="P2"><text:soft-page-break/></text:p>
      <text:p text:style-name="P2">Ahsoka: you see, Vader is not who you think he is, he was a Jedi once, he had a name. <text:s/>Vader is Anakin Skywalker, my Master, I thought I could bring him back to the light, yet there is no chance of that now. <text:s/>The reason I have been deflecting, and not telling the truth, I have been lying to protect you all, they cannot rip out of you what you do not know.</text:p>
      <text:p text:style-name="P2">Kanan: all this time....you knew?!</text:p>
      <text:p text:style-name="P2">Ahsoka: (sighs) yes</text:p>
      <text:p text:style-name="P2">Kanan: on the Phantom, we asked you who he was</text:p>
      <text:p text:style-name="P2">Ahsoka: that was a lie, to protect you </text:p>
      <text:p text:style-name="P2">Ezra: we risk our lives just as much as you do, why not share the risk </text:p>
      <text:p text:style-name="P2">Ahsoka: you have not lost the people I have....</text:p>
      <text:p text:style-name="P2">Hera: apologies,</text:p>
      <text:p text:style-name="P2">Ahsoka: none required, we need a plan, if we can get Vader away from the legions he will be vulnerable</text:p>
      <text:p text:style-name="P2">Rex: if General Skywalker ever stood as such</text:p>
      <text:p text:style-name="P2">Ezra: if we can lure him with a Sith artifact, it will be easy pickings </text:p>
      <text:p text:style-name="P2">Wolffe: and how do we get the Sith away from their armies</text:p>
      <text:p text:style-name="P2">Ahsoka: we use a Jedi, Ezra, we bait Vader with the Ezra and his guard will be down, giving me a chance to fight him and destroy him. <text:s/></text:p>
      <text:p text:style-name="P2">Gregor: so where do the new faces come in </text:p>
      <text:p text:style-name="P2">Ahsoka: (turns to Organa) Keep your daughter safe, she holds the fate of the Galaxy </text:p>
      <text:p text:style-name="P2">Woman: i'm right here you know</text:p>
      <text:p text:style-name="P2"/>
      <text:p text:style-name="P2">A young woman no more then 17 walks from behind Organa and Ahsoka know right then who this is.</text:p>
      <text:p text:style-name="P2"/>
      <text:p text:style-name="P2">Ahsoka: Leia</text:p>
      <text:p text:style-name="P2">Leia: it's been to long Aunt Ahsoka </text:p>
      <text:p text:style-name="P2"/>
      <text:p text:style-name="P2">The two hug one another and then Ahsoka returns to her briefing. <text:s/></text:p>
      <text:p text:style-name="P2"/>
      <text:p text:style-name="P2">Ahsoka: Akbar, if I fall, I want you to give the naval operations for the Pheonix army over to Hera </text:p>
      <text:p text:style-name="P2">Akbar: yes Regina</text:p>
      <text:p text:style-name="P2">Ahsoka: and General Kota, </text:p>
      <text:p text:style-name="P2">Kota: General Tano....</text:p>
      <text:p text:style-name="P2">Ahsoka: take your men and continue to spread your message to the free peoples, we want them to be as pissed as we are </text:p>
      <text:p text:style-name="P2">Kota: affirmative </text:p>
      <text:p text:style-name="P2">Ahsoka: ok guys here's the deal, if we are going to have a shot at beating the Empire we need to be on the same page, if one cell wishes to attack, they have to inform the others, we could form an alliance here </text:p>
      <text:p text:style-name="P2">Organa: in all my years, I never expected to be a part of a Rebel Alliance</text:p>
      <text:p text:style-name="P2">Ahsoka: follow my words, and live to see it so, we all have missions here, see them done, Organa, I would have words</text:p>
      <text:p text:style-name="P2"/>
      <text:p text:style-name="P2">Ahsoka and Organa walk into a separate room, Leia follows her father. <text:s/></text:p>
      <text:p text:style-name="P2"/>
      <text:p text:style-name="P2">Organa: what is this about?</text:p>
      <text:p text:style-name="P2"><text:soft-page-break/>Ahsoka: we're going after Vader Bail, if anything happens to me.....</text:p>
      <text:p text:style-name="P2">Organa: anything you wish</text:p>
      <text:p text:style-name="P2">Ahsoka: look after everyone will you, they need a clear head to guide them</text:p>
      <text:p text:style-name="P2">Organa: I will Ahsoka, what will you do?</text:p>
      <text:p text:style-name="P2">Ahsoka: I have to seek out help for this one, I will take Kanan and Ezra to speak with Master Yoda, he will know what to do</text:p>
      <text:p text:style-name="P2">Organa: the Empire is hot on your trail, you really think they would not find you</text:p>
      <text:p text:style-name="P2">Ahsoka: we will not go to his home, there are other ways to contact a Jedi Master</text:p>
      <text:p text:style-name="P2">Organa: what of your men, if you leave with the Ghosts now, they will fall to confusion</text:p>
      <text:p text:style-name="P2">Ahsoka you let me handle my soldiers, you just keep your daughter safe</text:p>
      <text:p text:style-name="P2"/>
      <text:p text:style-name="P2">Ahsoka looks at Leia</text:p>
      <text:p text:style-name="P2"/>
      <text:p text:style-name="P2">Ahsoka: you hold the fate of us all Young one </text:p>
      <text:p text:style-name="P2">Leia: I will not let you down</text:p>
      <text:p text:style-name="P2"/>
      <text:p text:style-name="P2">Ahsoka smiles and then turns around and leaves the room, she then walks over to her soldiers who are awaiting the commands of their leader. <text:s/>Renner then walks up to Ahsoka</text:p>
      <text:p text:style-name="P2"/>
      <text:p text:style-name="P2">Renner: you have to go away for a while don't you </text:p>
      <text:p text:style-name="P2">Ahsoka: (sighs) just for a few weeks, to deal with Vader</text:p>
      <text:p text:style-name="P2">Renner: you cannot do this alone, The Ghosts are not ready</text:p>
      <text:p text:style-name="P2">Ahsoka: they will have to be, I cannot fight Vader if my mind is fixed on the soldiers</text:p>
      <text:p text:style-name="P2">Renner: then who is to lead in your stead, Gregor, Rex</text:p>
      <text:p text:style-name="P2">Ahsoka: you and Rex will hold high position, along with the help of wise council, Im Giving command to Hera</text:p>
      <text:p text:style-name="P2">Renner: (seems angry) very well, anything before you leave us </text:p>
      <text:p text:style-name="P2">Ahsoka: if I die</text:p>
      <text:p text:style-name="P2">Renner: no</text:p>
      <text:p text:style-name="P2">Ahsoka: if I fall, I want you to listen to Organa he knows what he's doing</text:p>
      <text:p text:style-name="P2">Renner: you got it Sokes</text:p>
      <text:p text:style-name="P2">Ahsoka: Thanks Renner</text:p>
      <text:p text:style-name="P2"/>
      <text:p text:style-name="P2">They hug each other and then they back up</text:p>
      <text:p text:style-name="P2"/>
      <text:p text:style-name="P2">Renner: good luck </text:p>
      <text:p text:style-name="P2">Ahsoka: hopefully, I won't need it </text:p>
      <text:p text:style-name="P2"/>
      <text:p text:style-name="P2">Ahsoka walks away from Renner and then she moves over to the Ghosts huddled around in the corner, Ahsoka taps Kanan and Ezra on the shoulder. <text:s/></text:p>
      <text:p text:style-name="P2"/>
      <text:p text:style-name="P2">Ahsoka: you two, come with me </text:p>
      <text:p text:style-name="P2"/>
      <text:p text:style-name="P2">Ahsoka walks forward down the halls of her starcrusier with Kanan and Ezra following her like two puppy dogs. <text:s/>Ahsoka then goes into her quarters, this features a king sized bed with a desk at the far left side of the room, Ahsoka pulls a disc from the desk and she throws it on the ground to reveal a traning video by Anakin Skywalker. <text:s/>Ahsoka sits on the ground and she motions the other two to join her, <text:soft-page-break/>Kanan and Ezra sit on the floor with her. <text:s/>The three witness Anakin performing lightsaber tactics, Ahsoka watches the film ad a tear streams down her face, Kanan and Ezra continue to watch the hologram. <text:s/>Ahsoka wipes her eyes, takes a deep breath and then she begins her teachings</text:p>
      <text:p text:style-name="P2"/>
      <text:p text:style-name="P2">Ahsoka: ok guys, you may want to know why I pulled you aside</text:p>
      <text:p text:style-name="P2">Ezra: is that Anakin </text:p>
      <text:p text:style-name="P2">Ahsoka: it is, he was one of the greatest Jedi I have ever known, he was my Master </text:p>
      <text:p text:style-name="P2">Ezra: what was he like, I heard he was the Jedi's greatest warrior</text:p>
      <text:p text:style-name="P2">Ahsoka: he was, he was an amazing fighter pilot, what would surpirse most is how much he cared for his friends, a mood point now</text:p>
      <text:p text:style-name="P2">Kanan: and now we are forced to fight him in open battle</text:p>
      <text:p text:style-name="P2">Ahsoka: to defeat Vader, we have to be on the same page with our efforts</text:p>
      <text:p text:style-name="P2">Ezra: what can we do, the last time we tried we failed to beat Vader, we didn't stand a chance</text:p>
      <text:p text:style-name="P2">Ahsoka: last time you did not have me, this time we will attack Vader with all our efforts</text:p>
      <text:p text:style-name="P2">Kanan: what do you suggest we do?</text:p>
      <text:p text:style-name="P2">Ahsoka: (sighs) for the first time in my life, I'm not sure</text:p>
      <text:p text:style-name="P2">Ezra: I wish there was someone we could talk to, who we could seek guidence</text:p>
      <text:p text:style-name="P2">Ahsoka: (nods) there is but one, Grand master Yoda </text:p>
      <text:p text:style-name="P2">Kanan: Yoda?!, if the empire is following us...</text:p>
      <text:p text:style-name="P2">Ahsoka: we cannot go to his home, there must be a way to contact him</text:p>
      <text:p text:style-name="P2">Ezra: what about the Jedi Temple on Lothal?</text:p>
      <text:p text:style-name="P2">Ahsoka: the Empire would have locked down the system, it would require craftyness to best the blockade</text:p>
      <text:p text:style-name="P2">Kanan: can you do it?</text:p>
      <text:p text:style-name="P2">Ahsoka: I mean...yeah I could </text:p>
      <text:p text:style-name="P2">Ezra: alone?</text:p>
      <text:p text:style-name="P2">Ahsoka: (pauses) yeah, I can take care of the blockade</text:p>
      <text:p text:style-name="P2">Kanan: very well, we will await your word</text:p>
      <text:p text:style-name="P2">Ahsoka: ok guys, here's the plan, Kanan gather your troops and have them meet me in 20 </text:p>
      <text:p text:style-name="P2">Kanan: what do you want with the team?</text:p>
      <text:p text:style-name="P2">Ahsoka: if we are discovered, we will need a quick getaway </text:p>
      <text:p text:style-name="P2">Kanan: very well, I will set Hera to task </text:p>
      <text:p text:style-name="P2">Ahsoka: good, we will need to be quick, the Sith will feel the disturbance in the force</text:p>
      <text:p text:style-name="P2">Kanan: we will be</text:p>
      <text:p text:style-name="P2">Ahsoka: alright, i'll fly ahead to deal with the blockade</text:p>
      <text:p text:style-name="P2">Ezra: good luck</text:p>
      <text:p text:style-name="P2">Ahsoka: thank you, get to the Phantom, we don't have much time</text:p>
      <text:p text:style-name="P2">Kanan: right, Ezra, c'mon</text:p>
      <text:p text:style-name="P2"/>
      <text:p text:style-name="P2">Kanan and Ezra leave Ahsoka's room. <text:s/>She then walks over to her bed and grabs her duffle bag from under the frame. <text:s/>Ahsoka grabs a pistol, her knife, and three grenades with her and then closes the bag. She then walks out of her room and walks to the hangar where the flight crews have prepared a TIE Interceptor </text:p>
      <text:p text:style-name="P2"/>
      <text:p text:style-name="P2"/>
      <text:p text:style-name="P2"/>
      <text:p text:style-name="P2"/>
      <text:p text:style-name="P2"><text:soft-page-break/></text:p>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17:38:00</meta:creation-date>
    <dc:date>2017-01-25T17:15:31</dc:date>
    <meta:editing-duration>P435DT17H35M41S</meta:editing-duration>
    <meta:editing-cycles>1105</meta:editing-cycles>
    <meta:generator>OpenOffice.org/3.4.1$Unix OpenOffice.org_project/341m1$Build-9593</meta:generator>
    <meta:document-statistic meta:table-count="0" meta:image-count="0" meta:object-count="0" meta:page-count="255" meta:paragraph-count="5509" meta:word-count="123846" meta:character-count="671060"/>
  </office:meta>
</office:document-meta>
</file>